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4965in"/>
    </style:style>
    <style:style style:name="co11" style:family="table-column">
      <style:table-column-properties fo:break-before="auto" style:column-width="6.1835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1.5839in"/>
    </style:style>
    <style:style style:name="co43" style:family="table-column">
      <style:table-column-properties fo:break-before="auto" style:column-width="2.0835in"/>
    </style:style>
    <style:style style:name="co44" style:family="table-column">
      <style:table-column-properties fo:break-before="auto" style:column-width="1.289in"/>
    </style:style>
    <style:style style:name="co45" style:family="table-column">
      <style:table-column-properties fo:break-before="auto" style:column-width="2.6437in"/>
    </style:style>
    <style:style style:name="co9" style:family="table-column">
      <style:table-column-properties fo:break-before="auto" style:column-width="1.1453in"/>
    </style:style>
    <style:style style:name="co14" style:family="table-column">
      <style:table-column-properties fo:break-before="auto" style:column-width="2.252in"/>
    </style:style>
    <style:style style:name="co15" style:family="table-column">
      <style:table-column-properties fo:break-before="auto" style:column-width="1.1465in"/>
    </style:style>
    <style:style style:name="co16" style:family="table-column">
      <style:table-column-properties fo:break-before="auto" style:column-width="1.1874in"/>
    </style:style>
    <style:style style:name="co17" style:family="table-column">
      <style:table-column-properties fo:break-before="auto" style:column-width="2.3in"/>
    </style:style>
    <style:style style:name="co18" style:family="table-column">
      <style:table-column-properties fo:break-before="auto" style:column-width="1.3543in"/>
    </style:style>
    <style:style style:name="co19" style:family="table-column">
      <style:table-column-properties fo:break-before="auto" style:column-width="1.0854in"/>
    </style:style>
    <style:style style:name="co20" style:family="table-column">
      <style:table-column-properties fo:break-before="auto" style:column-width="2.1146in"/>
    </style:style>
    <style:style style:name="co21" style:family="table-column">
      <style:table-column-properties fo:break-before="auto" style:column-width="0.7126in"/>
    </style:style>
    <style:style style:name="co22" style:family="table-column">
      <style:table-column-properties fo:break-before="auto" style:column-width="0.8299in"/>
    </style:style>
    <style:style style:name="co23" style:family="table-column">
      <style:table-column-properties fo:break-before="auto" style:column-width="0.8189in"/>
    </style:style>
    <style:style style:name="co24" style:family="table-column">
      <style:table-column-properties fo:break-before="auto" style:column-width="1.6055in"/>
    </style:style>
    <style:style style:name="co25" style:family="table-column">
      <style:table-column-properties fo:break-before="auto" style:column-width="1.9335in"/>
    </style:style>
    <style:style style:name="co26" style:family="table-column">
      <style:table-column-properties fo:break-before="auto" style:column-width="1.0264in"/>
    </style:style>
    <style:style style:name="co27" style:family="table-column">
      <style:table-column-properties fo:break-before="auto" style:column-width="0.8626in"/>
    </style:style>
    <style:style style:name="co28" style:family="table-column">
      <style:table-column-properties fo:break-before="auto" style:column-width="1.5402in"/>
    </style:style>
    <style:style style:name="co29" style:family="table-column">
      <style:table-column-properties fo:break-before="auto" style:column-width="1.6165in"/>
    </style:style>
    <style:style style:name="co30" style:family="table-column">
      <style:table-column-properties fo:break-before="auto" style:column-width="1.6492in"/>
    </style:style>
    <style:style style:name="co31" style:family="table-column">
      <style:table-column-properties fo:break-before="auto" style:column-width="1.7366in"/>
    </style:style>
    <style:style style:name="co32" style:family="table-column">
      <style:table-column-properties fo:break-before="auto" style:column-width="1.6717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8736in"/>
    </style:style>
    <style:style style:name="co35" style:family="table-column">
      <style:table-column-properties fo:break-before="auto" style:column-width="1.5291in"/>
    </style:style>
    <style:style style:name="co36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7209in"/>
    </style:style>
    <style:style style:name="co38" style:family="table-column">
      <style:table-column-properties fo:break-before="auto" style:column-width="1.6602in"/>
    </style:style>
    <style:style style:name="co39" style:family="table-column">
      <style:table-column-properties fo:break-before="auto" style:column-width="1.5728in"/>
    </style:style>
    <style:style style:name="co40" style:family="table-column">
      <style:table-column-properties fo:break-before="auto" style:column-width="0.7646in"/>
    </style:style>
    <style:style style:name="co41" style:family="table-column">
      <style:table-column-properties fo:break-before="auto" style:column-width="0.8083in"/>
    </style:style>
    <style:style style:name="co46" style:family="table-column">
      <style:table-column-properties fo:break-before="auto" style:column-width="1.6819in"/>
    </style:style>
    <style:style style:name="co47" style:family="table-column">
      <style:table-column-properties fo:break-before="auto" style:column-width="1.7146in"/>
    </style:style>
    <style:style style:name="co48" style:family="table-column">
      <style:table-column-properties fo:break-before="auto" style:column-width="1.7256in"/>
    </style:style>
    <style:style style:name="co49" style:family="table-column">
      <style:table-column-properties fo:break-before="auto" style:column-width="1.7583in"/>
    </style:style>
    <style:style style:name="co50" style:family="table-column">
      <style:table-column-properties fo:break-before="auto" style:column-width="1.4201in"/>
    </style:style>
    <style:style style:name="co51" style:family="table-column">
      <style:table-column-properties fo:break-before="auto" style:column-width="1.9984in"/>
    </style:style>
    <style:style style:name="co52" style:family="table-column">
      <style:table-column-properties fo:break-before="auto" style:column-width="2.3264in"/>
    </style:style>
    <style:style style:name="co53" style:family="table-column">
      <style:table-column-properties fo:break-before="auto" style:column-width="2.2835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28in" fo:break-before="auto" style:use-optimal-row-height="false"/>
    </style:style>
    <style:style style:name="ro11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0.2484in" fo:break-before="auto" style:use-optimal-row-height="false"/>
    </style:style>
    <style:style style:name="ro27" style:family="table-row">
      <style:table-row-properties style:row-height="0.5075in" fo:break-before="auto" style:use-optimal-row-height="false"/>
    </style:style>
    <style:style style:name="ro28" style:family="table-row">
      <style:table-row-properties style:row-height="0.5492in" fo:break-before="auto" style:use-optimal-row-height="false"/>
    </style:style>
    <style:style style:name="ro29" style:family="table-row">
      <style:table-row-properties style:row-height="0.4972in" fo:break-before="auto" style:use-optimal-row-height="false"/>
    </style:style>
    <style:style style:name="ro30" style:family="table-row">
      <style:table-row-properties style:row-height="0.4346in" fo:break-before="auto" style:use-optimal-row-height="false"/>
    </style:style>
    <style:style style:name="ro31" style:family="table-row">
      <style:table-row-properties style:row-height="0.2016in" fo:break-before="auto" style:use-optimal-row-height="true"/>
    </style:style>
    <style:style style:name="ro19" style:family="table-row">
      <style:table-row-properties style:row-height="0.2898in" fo:break-before="auto" style:use-optimal-row-height="false"/>
    </style:style>
    <style:style style:name="ro20" style:family="table-row">
      <style:table-row-properties style:row-height="0.1846in" fo:break-before="auto" style:use-optimal-row-height="true"/>
    </style:style>
    <style:style style:name="ro21" style:family="table-row">
      <style:table-row-properties style:row-height="0.3016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0.302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2071in" fo:break-before="auto" style:use-optimal-row-height="true"/>
    </style:style>
    <style:style style:name="ro32" style:family="table-row">
      <style:table-row-properties style:row-height="0.1965in" fo:break-before="auto" style:use-optimal-row-height="false"/>
    </style:style>
    <style:style style:name="ro33" style:family="table-row">
      <style:table-row-properties style:row-height="1.5752in" fo:break-before="auto" style:use-optimal-row-height="true"/>
    </style:style>
    <style:style style:name="ro34" style:family="table-row">
      <style:table-row-properties style:row-height="1.1091in" fo:break-before="auto" style:use-optimal-row-height="true"/>
    </style:style>
    <style:style style:name="ro35" style:family="table-row">
      <style:table-row-properties style:row-height="1.2638in" fo:break-before="auto" style:use-optimal-row-height="true"/>
    </style:style>
    <style:style style:name="ro36" style:family="table-row">
      <style:table-row-properties style:row-height="1.7307in" fo:break-before="auto" style:use-optimal-row-height="true"/>
    </style:style>
    <style:style style:name="ro37" style:family="table-row">
      <style:table-row-properties style:row-height="0.798in" fo:break-before="auto" style:use-optimal-row-height="true"/>
    </style:style>
    <style:style style:name="ro38" style:family="table-row">
      <style:table-row-properties style:row-height="1.4193in" fo:break-before="auto" style:use-optimal-row-height="true"/>
    </style:style>
    <style:style style:name="ro39" style:family="table-row">
      <style:table-row-properties style:row-height="0.2083in" fo:break-before="auto" style:use-optimal-row-height="false"/>
    </style:style>
    <style:style style:name="ro40" style:family="table-row">
      <style:table-row-properties style:row-height="0.5161in" fo:break-before="auto" style:use-optimal-row-height="false"/>
    </style:style>
    <style:style style:name="ro41" style:family="table-row">
      <style:table-row-properties style:row-height="1.2846in" fo:break-before="auto" style:use-optimal-row-height="true"/>
    </style:style>
    <style:style style:name="ro42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cccccc"/>
      <style:text-properties fo:color="#0000ff"/>
    </style:style>
    <style:style style:name="ce4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</style:style>
    <style:style style:name="ce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4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45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4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48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fo:font-weight="normal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1" style:family="table-cell" style:parent-style-name="Default">
      <style:table-cell-properties style:glyph-orientation-vertical="0" fo:background-color="#cccccc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</style:style>
    <style:style style:name="ce66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7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/>
    </style:style>
    <style:style style:name="ce1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fo:background-color="#e6e6ff" fo:border="0.0008in solid #000000"/>
      <style:text-properties fo:font-weight="bold"/>
    </style:style>
    <style:style style:name="ce14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41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4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4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47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/>
      <style:text-properties fo:font-weight="bold"/>
    </style:style>
    <style:style style:name="ce148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49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2" fo:font-size="10pt" style:font-name-asian="ＭＳ Ｐゴシック" style:font-size-asian="11pt" style:font-name-complex="Arial2" style:font-size-complex="11pt"/>
    </style:style>
    <style:style style:name="ce150" style:family="table-cell" style:parent-style-name="Default">
      <style:table-cell-properties fo:background-color="transparent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7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3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511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9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9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00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5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1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12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Normal_5f_Sheet1" style:data-style-name="N22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1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1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55" style:family="table-cell" style:parent-style-name="Default">
      <style:text-properties fo:font-weight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00" style:text-align-source="fix" style:repeat-content="false" fo:wrap-option="wrap" fo:border="0.0008in solid #000000" style:vertical-align="top"/>
      <style:paragraph-properties fo:text-align="start"/>
    </style:style>
    <style:style style:name="ce1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6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6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6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6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8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19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9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20" style:family="text">
      <style:text-properties fo:font-size="10pt"/>
    </style:style>
    <style:style style:name="T12" style:family="text">
      <style:text-properties fo:font-weight="normal"/>
    </style:style>
    <style:style style:name="T5" style:family="text">
      <style:text-properties fo:font-weight="bold"/>
    </style:style>
    <style:style style:name="T6" style:family="text">
      <style:text-properties fo:font-size="10pt" style:font-size-asian="12pt" style:font-size-complex="6.80000019073486pt"/>
    </style:style>
    <style:style style:name="T7" style:family="text">
      <style:text-properties style:font-name="Arial" fo:font-size="10pt"/>
    </style:style>
    <style:style style:name="T8" style:family="text">
      <style:text-properties style:font-name="Arial" fo:font-size="10pt" style:font-size-asian="12pt" style:font-size-complex="6.80000019073486pt"/>
    </style:style>
    <style:style style:name="T9" style:family="text">
      <style:text-properties fo:color="#000000"/>
    </style:style>
    <style:style style:name="T10" style:family="text">
      <style:text-properties style:font-name="Arial"/>
    </style:style>
    <style:style style:name="T11" style:family="text">
      <style:text-properties style:font-name-asian="Arial" style:font-name-complex="Tahoma"/>
    </style:style>
    <style:style style:name="T13" style:family="text">
      <style:text-properties fo:language="en" fo:country="US"/>
    </style:style>
    <style:style style:name="T14" style:family="text">
      <style:text-properties style:font-name-complex="Arial2" style:font-size-complex="11pt"/>
    </style:style>
    <style:style style:name="T15" style:family="text">
      <style:text-properties style:font-name="Arial" fo:font-size="10pt" fo:font-weight="normal"/>
    </style:style>
    <style:style style:name="T16" style:family="text">
      <style:text-properties style:font-name="Arial" fo:font-size="10pt" fo:font-weight="normal" style:font-size-asian="12pt" style:font-size-complex="6.80000019073486pt"/>
    </style:style>
    <style:style style:name="T17" style:family="text">
      <style:text-properties fo:font-size="12pt" style:font-size-asian="12pt" style:font-size-complex="6.80000019073486pt"/>
    </style:style>
    <style:style style:name="T18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1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21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22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9" table:default-cell-style-name="ce77"/>
        <table:table-column table:style-name="co14" table:default-cell-style-name="ce77"/>
        <table:table-column table:style-name="co15" table:default-cell-style-name="ce77"/>
        <table:table-column table:style-name="co16" table:default-cell-style-name="ce77"/>
        <table:table-column table:style-name="co17" table:default-cell-style-name="ce77"/>
        <table:table-column table:style-name="co18" table:default-cell-style-name="ce77"/>
        <table:table-column table:style-name="co19" table:default-cell-style-name="ce77"/>
        <table:table-column table:style-name="co20" table:default-cell-style-name="ce77"/>
        <table:table-column table:style-name="co21" table:number-columns-repeated="248" table:default-cell-style-name="ce77"/>
        <table:table-row table:style-name="ro19">
          <table:table-cell table:style-name="ce75">
            <draw:frame table:end-cell-address="Cover.C5" table:end-x="0.1567in" table:end-y="0.1008in" draw:z-index="0" draw:name="Graphics 1" draw:style-name="gr1" draw:text-style-name="P1" svg:width="2.426in" svg:height="0.9413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80"/>
          <table:table-cell table:style-name="ce75" table:number-columns-repeated="2"/>
          <table:table-cell table:number-columns-repeated="252"/>
        </table:table-row>
        <table:table-row table:style-name="ro20" table:number-rows-repeated="4">
          <table:table-cell table:style-name="ce75"/>
          <table:table-cell table:style-name="ce80"/>
          <table:table-cell table:style-name="ce75" table:number-columns-repeated="2"/>
          <table:table-cell table:number-columns-repeated="252"/>
        </table:table-row>
        <table:table-row table:style-name="ro21">
          <table:table-cell table:style-name="ce75"/>
          <table:table-cell table:style-name="ce82" office:value-type="string">
            <text:p>DMS_Admin TEST CASES</text:p>
          </table:table-cell>
          <table:table-cell table:style-name="ce76" table:number-columns-repeated="5"/>
          <table:table-cell table:number-columns-repeated="249"/>
        </table:table-row>
        <table:table-row table:style-name="ro20">
          <table:table-cell table:style-name="ce75"/>
          <table:table-cell table:style-name="ce83" office:value-type="string">
            <text:p>Version:</text:p>
          </table:table-cell>
          <table:table-cell table:style-name="ce90"/>
          <table:table-cell table:style-name="ce75"/>
          <table:table-cell table:style-name="ce76" table:number-columns-repeated="3"/>
          <table:table-cell table:number-columns-repeated="249"/>
        </table:table-row>
        <table:table-row table:style-name="ro20">
          <table:table-cell table:style-name="ce76"/>
          <table:table-cell table:style-name="ce83" office:value-type="string">
            <text:p>Issue date:</text:p>
          </table:table-cell>
          <table:table-cell table:style-name="ce91"/>
          <table:table-cell table:style-name="ce99"/>
          <table:table-cell table:style-name="ce76" table:number-columns-repeated="3"/>
          <table:table-cell table:number-columns-repeated="249"/>
        </table:table-row>
        <table:table-row table:style-name="ro20">
          <table:table-cell table:style-name="ce76"/>
          <table:table-cell table:style-name="ce83" office:value-type="string">
            <text:p>Project Name:</text:p>
          </table:table-cell>
          <table:table-cell table:style-name="ce92" office:value-type="string">
            <text:p>ECM</text:p>
          </table:table-cell>
          <table:table-cell table:style-name="ce100"/>
          <table:table-cell table:style-name="ce76" table:number-columns-repeated="3"/>
          <table:table-cell table:number-columns-repeated="249"/>
        </table:table-row>
        <table:table-row table:style-name="ro20">
          <table:table-cell table:style-name="ce76"/>
          <table:table-cell table:style-name="ce83" office:value-type="string">
            <text:p>Project Code:</text:p>
          </table:table-cell>
          <table:table-cell table:style-name="ce92" office:value-type="string">
            <text:p>ECM</text:p>
          </table:table-cell>
          <table:table-cell table:style-name="ce100"/>
          <table:table-cell table:style-name="ce76" table:number-columns-repeated="3"/>
          <table:table-cell table:number-columns-repeated="249"/>
        </table:table-row>
        <table:table-row table:style-name="ro20">
          <table:table-cell table:style-name="ce76"/>
          <table:table-cell table:style-name="ce83" office:value-type="string">
            <text:p>Module:</text:p>
          </table:table-cell>
          <table:table-cell table:style-name="ce92" office:value-type="string">
            <text:p>DMS Administration</text:p>
          </table:table-cell>
          <table:table-cell table:style-name="ce100"/>
          <table:table-cell table:style-name="ce76" table:number-columns-repeated="3"/>
          <table:table-cell table:number-columns-repeated="249"/>
        </table:table-row>
        <table:table-row table:style-name="ro20">
          <table:table-cell table:style-name="ce76"/>
          <table:table-cell table:style-name="ce83" office:value-type="string">
            <text:p>Total Cases:</text:p>
          </table:table-cell>
          <table:table-cell table:style-name="ce93" table:formula="of:=SUM([Repositories.C4:Manage_Unlock.C4])" office:value-type="float" office:value="273">
            <text:p>273</text:p>
          </table:table-cell>
          <table:table-cell table:style-name="ce100"/>
          <table:table-cell table:style-name="ce76" table:number-columns-repeated="3"/>
          <table:table-cell table:number-columns-repeated="249"/>
        </table:table-row>
        <table:table-row table:style-name="ro20">
          <table:table-cell table:style-name="ce76"/>
          <table:table-cell table:style-name="ce84" office:value-type="string">
            <text:p>Test Status</text:p>
          </table:table-cell>
          <table:table-cell table:style-name="ce94" office:value-type="string">
            <text:p>Passed</text:p>
          </table:table-cell>
          <table:table-cell table:style-name="ce101" office:value-type="string">
            <text:p><text:s/>Test is OK</text:p>
          </table:table-cell>
          <table:table-cell table:style-name="ce95"/>
          <table:table-cell table:style-name="ce76" table:number-columns-repeated="2"/>
          <table:table-cell table:number-columns-repeated="249"/>
        </table:table-row>
        <table:table-row table:style-name="ro20">
          <table:table-cell table:style-name="ce76"/>
          <table:table-cell table:style-name="ce84"/>
          <table:table-cell table:style-name="ce94" office:value-type="string">
            <text:p>Blocked</text:p>
          </table:table-cell>
          <table:table-cell table:style-name="ce101" office:value-type="string">
            <text:p>Could not run the test (another bug is blocking)</text:p>
          </table:table-cell>
          <table:table-cell table:style-name="ce95"/>
          <table:table-cell table:style-name="ce76" table:number-columns-repeated="2"/>
          <table:table-cell table:number-columns-repeated="249"/>
        </table:table-row>
        <table:table-row table:style-name="ro20">
          <table:table-cell table:style-name="ce76"/>
          <table:table-cell table:style-name="ce84"/>
          <table:table-cell table:style-name="ce94" office:value-type="string">
            <text:p>Failed</text:p>
          </table:table-cell>
          <table:table-cell table:style-name="ce102" office:value-type="string">
            <text:p>Test failed, a bug is entered on it (please add the bug ID)</text:p>
          </table:table-cell>
          <table:table-cell table:style-name="ce95"/>
          <table:table-cell table:style-name="ce76" table:number-columns-repeated="2"/>
          <table:table-cell table:number-columns-repeated="249"/>
        </table:table-row>
        <table:table-row table:style-name="ro20">
          <table:table-cell table:style-name="ce76"/>
          <table:table-cell table:style-name="ce84"/>
          <table:table-cell table:style-name="ce94" office:value-type="string">
            <text:p>N/A</text:p>
          </table:table-cell>
          <table:table-cell table:style-name="ce102" office:value-type="string">
            <text:p>Test is not possible to run on this version </text:p>
          </table:table-cell>
          <table:table-cell table:style-name="ce95"/>
          <table:table-cell table:style-name="ce76" table:number-columns-repeated="2"/>
          <table:table-cell table:number-columns-repeated="249"/>
        </table:table-row>
        <table:table-row table:style-name="ro20" table:number-rows-repeated="2">
          <table:table-cell table:style-name="ce76"/>
          <table:table-cell table:style-name="ce84"/>
          <table:table-cell table:style-name="ce95" table:number-columns-repeated="3"/>
          <table:table-cell table:style-name="ce76" table:number-columns-repeated="2"/>
          <table:table-cell table:number-columns-repeated="249"/>
        </table:table-row>
        <table:table-row table:style-name="ro20">
          <table:table-cell/>
          <table:table-cell table:style-name="ce85" office:value-type="string">
            <text:p>Record of change:</text:p>
          </table:table-cell>
          <table:table-cell table:number-columns-repeated="254"/>
        </table:table-row>
        <table:table-row table:style-name="ro4">
          <table:table-cell table:style-name="ce78"/>
          <table:table-cell table:style-name="ce86" office:value-type="string">
            <text:p>Effective Date</text:p>
          </table:table-cell>
          <table:table-cell table:style-name="ce96" office:value-type="string">
            <text:p>Version</text:p>
          </table:table-cell>
          <table:table-cell table:style-name="ce96" office:value-type="string">
            <text:p>Change location</text:p>
          </table:table-cell>
          <table:table-cell table:style-name="ce96" office:value-type="string">
            <text:p>Change description</text:p>
          </table:table-cell>
          <table:table-cell table:style-name="ce96" office:value-type="string">
            <text:p>Originator</text:p>
          </table:table-cell>
          <table:table-cell table:style-name="ce110" office:value-type="string">
            <text:p>Reviewer/</text:p>
            <text:p>Approver</text:p>
          </table:table-cell>
          <table:table-cell table:style-name="ce111" office:value-type="string">
            <text:p>Reference</text:p>
          </table:table-cell>
          <table:table-cell table:style-name="ce78" table:number-columns-repeated="248"/>
        </table:table-row>
        <table:table-row table:style-name="ro4">
          <table:table-cell table:style-name="ce78"/>
          <table:table-cell table:style-name="ce87" office:value-type="float" office:value="39741">
            <text:p>20-Oct-08</text:p>
          </table:table-cell>
          <table:table-cell table:style-name="ce97" office:value-type="string">
            <text:p>2.1</text:p>
          </table:table-cell>
          <table:table-cell table:style-name="ce103"/>
          <table:table-cell table:style-name="ce105" office:value-type="string">
            <text:p>Update test case based on ECM 2.1</text:p>
          </table:table-cell>
          <table:table-cell table:style-name="ce108" office:value-type="string">
            <text:p>Hanh.Ly</text:p>
          </table:table-cell>
          <table:table-cell table:style-name="ce108"/>
          <table:table-cell table:style-name="ce112"/>
          <table:table-cell table:style-name="ce78" table:number-columns-repeated="248"/>
        </table:table-row>
        <table:table-row table:style-name="ro22">
          <table:table-cell table:style-name="ce78"/>
          <table:table-cell table:style-name="ce88" office:value-type="float" office:value="39744">
            <text:p>23-Oct-08</text:p>
          </table:table-cell>
          <table:table-cell table:style-name="ce97" office:value-type="string">
            <text:p>2.1</text:p>
          </table:table-cell>
          <table:table-cell table:style-name="ce103"/>
          <table:table-cell table:style-name="ce106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108" office:value-type="string">
            <text:p>Hanh.Ly</text:p>
          </table:table-cell>
          <table:table-cell table:style-name="ce108"/>
          <table:table-cell table:style-name="ce112"/>
          <table:table-cell table:style-name="ce78" table:number-columns-repeated="248"/>
        </table:table-row>
        <table:table-row table:style-name="ro23">
          <table:table-cell table:style-name="ce79"/>
          <table:table-cell table:style-name="ce88" office:value-type="float" office:value="39799">
            <text:p>17-Dec-08</text:p>
          </table:table-cell>
          <table:table-cell table:style-name="ce97" office:value-type="string">
            <text:p>2.2</text:p>
          </table:table-cell>
          <table:table-cell table:style-name="ce103"/>
          <table:table-cell table:style-name="ce106" office:value-type="string">
            <text:p>Update test case based on ECM 2.2</text:p>
          </table:table-cell>
          <table:table-cell table:style-name="ce108" office:value-type="string">
            <text:p>Hanh.Ly</text:p>
          </table:table-cell>
          <table:table-cell table:style-name="ce108"/>
          <table:table-cell table:style-name="ce113"/>
          <table:table-cell table:style-name="ce79" table:number-columns-repeated="248"/>
        </table:table-row>
        <table:table-row table:style-name="ro7">
          <table:table-cell table:style-name="ce79"/>
          <table:table-cell table:style-name="ce88" office:value-type="float" office:value="39854">
            <text:p>10-Feb-09</text:p>
          </table:table-cell>
          <table:table-cell table:style-name="ce97" office:value-type="string">
            <text:p>2.3</text:p>
          </table:table-cell>
          <table:table-cell table:style-name="ce103"/>
          <table:table-cell table:style-name="ce106" office:value-type="string">
            <text:p>Update test case: Manage node type, Add permission for category</text:p>
          </table:table-cell>
          <table:table-cell table:style-name="ce108" table:number-columns-repeated="2"/>
          <table:table-cell table:style-name="ce113"/>
          <table:table-cell table:style-name="ce79" table:number-columns-repeated="248"/>
        </table:table-row>
        <table:table-row table:style-name="ro4">
          <table:table-cell table:style-name="ce79"/>
          <table:table-cell table:style-name="ce88" office:value-type="float" office:value="39931">
            <text:p>28-Apr-09</text:p>
          </table:table-cell>
          <table:table-cell table:style-name="ce97" office:value-type="string">
            <text:p>2.4</text:p>
          </table:table-cell>
          <table:table-cell table:style-name="ce103"/>
          <table:table-cell table:style-name="ce106" office:value-type="string">
            <text:p>Add new function: Manage Taxonomy Tree (ADM_15)</text:p>
          </table:table-cell>
          <table:table-cell table:style-name="ce108" office:value-type="string">
            <text:p>Hanh.Ly</text:p>
          </table:table-cell>
          <table:table-cell table:style-name="ce108"/>
          <table:table-cell table:style-name="ce113"/>
          <table:table-cell table:style-name="ce79" table:number-columns-repeated="248"/>
        </table:table-row>
        <table:table-row table:style-name="ro24">
          <table:table-cell/>
          <table:table-cell table:style-name="ce88" office:value-type="float" office:value="39945">
            <text:p>12-May-09</text:p>
          </table:table-cell>
          <table:table-cell table:style-name="ce97" office:value-type="string">
            <text:p>2.4</text:p>
          </table:table-cell>
          <table:table-cell table:style-name="ce103"/>
          <table:table-cell table:style-name="ce106" office:value-type="string">
            <text:p>- Add Affect column to comment when one case is not in used at current version with N/A</text:p>
          </table:table-cell>
          <table:table-cell table:style-name="ce108" office:value-type="string">
            <text:p>minh.nguyen</text:p>
          </table:table-cell>
          <table:table-cell table:style-name="ce108" table:number-columns-repeated="2"/>
          <table:table-cell table:number-columns-repeated="248"/>
        </table:table-row>
        <table:table-row table:style-name="ro7">
          <table:table-cell/>
          <table:table-cell table:style-name="ce88" office:value-type="float" office:value="39973">
            <text:p>9-Jun-09</text:p>
          </table:table-cell>
          <table:table-cell table:style-name="ce97" office:value-type="string">
            <text:p>2.4</text:p>
          </table:table-cell>
          <table:table-cell table:style-name="ce103"/>
          <table:table-cell table:style-name="ce106" office:value-type="string">
            <text:p>- ADM_05: N/A</text:p>
            <text:p>- Add cases ADM_15_05_01 -&gt;ADM_15_05_05</text:p>
          </table:table-cell>
          <table:table-cell table:style-name="ce108" office:value-type="string">
            <text:p>hanh.Ly</text:p>
          </table:table-cell>
          <table:table-cell table:style-name="ce108" table:number-columns-repeated="2"/>
          <table:table-cell table:number-columns-repeated="248"/>
        </table:table-row>
        <table:table-row table:style-name="ro20">
          <table:table-cell/>
          <table:table-cell table:style-name="ce88" office:value-type="float" office:value="40137">
            <text:p>20-Nov-09</text:p>
          </table:table-cell>
          <table:table-cell table:style-name="ce97" office:value-type="string">
            <text:p>2.6</text:p>
          </table:table-cell>
          <table:table-cell table:style-name="ce103"/>
          <table:table-cell table:style-name="ce106" office:value-type="string">
            <text:p>Add ADM_16</text:p>
          </table:table-cell>
          <table:table-cell table:style-name="ce108" office:value-type="string">
            <text:p>Hanh.Ly</text:p>
          </table:table-cell>
          <table:table-cell table:style-name="ce108" table:number-columns-repeated="2"/>
          <table:table-cell table:number-columns-repeated="248"/>
        </table:table-row>
        <table:table-row table:style-name="ro20">
          <table:table-cell/>
          <table:table-cell table:style-name="ce88" office:value-type="float" office:value="40165">
            <text:p>18-Dec-09</text:p>
          </table:table-cell>
          <table:table-cell table:style-name="ce97" office:value-type="string">
            <text:p>2.6</text:p>
          </table:table-cell>
          <table:table-cell table:style-name="ce103"/>
          <table:table-cell table:style-name="ce106" office:value-type="string">
            <text:p>Add ADM_17</text:p>
          </table:table-cell>
          <table:table-cell table:style-name="ce108" office:value-type="string">
            <text:p>Hanh.Ly</text:p>
          </table:table-cell>
          <table:table-cell table:style-name="ce108" table:number-columns-repeated="2"/>
          <table:table-cell table:number-columns-repeated="248"/>
        </table:table-row>
        <table:table-row table:style-name="ro20">
          <table:table-cell/>
          <table:table-cell table:style-name="ce88" office:value-type="float" office:value="40178">
            <text:p>31-Dec-09</text:p>
          </table:table-cell>
          <table:table-cell table:style-name="ce97" office:value-type="string">
            <text:p>2.6</text:p>
          </table:table-cell>
          <table:table-cell table:style-name="ce103"/>
          <table:table-cell table:style-name="ce106" office:value-type="string">
            <text:p>ADM_11_05: Lookup Node Type</text:p>
          </table:table-cell>
          <table:table-cell table:style-name="ce108" office:value-type="string">
            <text:p>dung.nguyenthi</text:p>
          </table:table-cell>
          <table:table-cell table:style-name="ce108" table:number-columns-repeated="2"/>
          <table:table-cell table:number-columns-repeated="248"/>
        </table:table-row>
        <table:table-row table:style-name="ro20">
          <table:table-cell/>
          <table:table-cell table:style-name="ce89" office:value-type="date" office:date-value="2010-05-14">
            <text:p>14-May-10</text:p>
          </table:table-cell>
          <table:table-cell table:style-name="ce98" office:value-type="string">
            <text:p>2.0.0Beta2</text:p>
          </table:table-cell>
          <table:table-cell table:style-name="ce104"/>
          <table:table-cell table:style-name="ce107" office:value-type="string">
            <text:p>Update Priority for test case</text:p>
          </table:table-cell>
          <table:table-cell table:style-name="ce109" office:value-type="string">
            <text:p>Dung.nguyenthi</text:p>
          </table:table-cell>
          <table:table-cell table:style-name="ce108" table:number-columns-repeated="2"/>
          <table:table-cell table:number-columns-repeated="248"/>
        </table:table-row>
        <table:table-row table:style-name="ro20" table:number-rows-repeated="65504">
          <table:table-cell table:number-columns-repeated="256"/>
        </table:table-row>
        <table:table-row table:style-name="ro2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number-columns-repeated="253" table:default-cell-style-name="ce50"/>
        <table:table-row table:style-name="ro8">
          <table:table-cell table:style-name="ce39" office:value-type="string" table:number-columns-spanned="4" table:number-rows-spanned="1">
            <text:p><text:span text:style-name="T1">DMS </text:span><text:span text:style-name="T1">Admin </text:span><text:span text:style-name="T1">Check </text:span><text:span text:style-name="T1">List</text:span></text:p>
            <text:p><text:span text:style-name="T2">Based on </text:span><text:span text:style-name="T2">Product built </text:span><text:span text:style-name="T2">version: DMS </text:span><text:span text:style-name="T2">v2.6</text:span></text:p>
          </table:table-cell>
          <table:covered-table-cell table:style-name="ce40"/>
          <table:covered-table-cell table:number-columns-repeated="2" table:style-name="ce64"/>
          <table:table-cell table:style-name="ce40"/>
          <table:table-cell table:number-columns-repeated="251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Note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Affect</text:p>
          </table:table-cell>
          <table:table-cell table:number-columns-repeated="251"/>
        </table:table-row>
        <table:table-row table:style-name="ro10">
          <table:table-cell table:style-name="ce41" office:value-type="string" table:number-columns-spanned="2" table:number-rows-spanned="1">
            <text:p>Repositories: Create,edit, delete repository</text:p>
          </table:table-cell>
          <table:covered-table-cell table:style-name="ce51"/>
          <table:table-cell table:style-name="ce65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2" office:value-type="string">
            <text:p>ADM_01.001</text:p>
          </table:table-cell>
          <table:table-cell table:style-name="ce52" office:value-type="string">
            <text:p>Create repository when put all valid value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3" office:value-type="string">
            <text:p>ADM_01.002</text:p>
          </table:table-cell>
          <table:table-cell table:style-name="ce52" office:value-type="string">
            <text:p>Add new repository with blank 'Name'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3" office:value-type="string">
            <text:p>ADM_01.003</text:p>
          </table:table-cell>
          <table:table-cell table:style-name="ce52" office:value-type="string">
            <text:p>Add new repository some special characters in 'Name'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3" office:value-type="string">
            <text:p>ADM_01.004</text:p>
          </table:table-cell>
          <table:table-cell table:style-name="ce52" office:value-type="string">
            <text:p>Add same name repositories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3" office:value-type="string">
            <text:p>ADM_01.005</text:p>
          </table:table-cell>
          <table:table-cell table:style-name="ce52" office:value-type="string">
            <text:p>Add new repository without workspace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3" office:value-type="string">
            <text:p>ADM_01.006</text:p>
          </table:table-cell>
          <table:table-cell table:style-name="ce52" office:value-type="string">
            <text:p>Add new repository with no default workspace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3" office:value-type="string">
            <text:p>ADM_01.007</text:p>
          </table:table-cell>
          <table:table-cell table:style-name="ce53" office:value-type="string">
            <text:p>Check set default workspace while adding new repository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4">
          <table:table-cell table:style-name="ce43" office:value-type="string">
            <text:p>ADM_01.008</text:p>
          </table:table-cell>
          <table:table-cell table:style-name="ce53" office:value-type="string">
            <text:p>Check set default workspace while adding new repository but the root of this workspace is nt:folder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3" office:value-type="string">
            <text:p>ADM_01.009</text:p>
          </table:table-cell>
          <table:table-cell table:style-name="ce52" office:value-type="string">
            <text:p>Check adding new workspace(s) while adding new repository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2" office:value-type="string">
            <text:p>ADM_02_01.001</text:p>
          </table:table-cell>
          <table:table-cell table:style-name="ce52" office:value-type="string">
            <text:p>Check Edit existing repository form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2" office:value-type="string">
            <text:p>ADM_02_02.001</text:p>
          </table:table-cell>
          <table:table-cell table:style-name="ce52" office:value-type="string">
            <text:p>Add new workspace for repository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3" office:value-type="string">
            <text:p>ADM_02_02.002</text:p>
          </table:table-cell>
          <table:table-cell table:style-name="ce52" office:value-type="string">
            <text:p>Add new workspace when do not put data in ' Name' field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4">
          <table:table-cell table:style-name="ce43" office:value-type="string">
            <text:p>ADM_02_02.003</text:p>
          </table:table-cell>
          <table:table-cell table:style-name="ce52" office:value-type="string">
            <text:p>Add new workspace when put some special characters in 'Name' field like: # % &amp; * ( ) “ ' : ; [ ] {} \! |\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3" office:value-type="string">
            <text:p>ADM_02_02.004</text:p>
          </table:table-cell>
          <table:table-cell table:style-name="ce52" office:value-type="string">
            <text:p>Add new workspace has the same name with existing workspace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3" office:value-type="string">
            <text:p>ADM_02_02.005</text:p>
          </table:table-cell>
          <table:table-cell table:style-name="ce52" office:value-type="string">
            <text:p>Add new workspace but do not set any permission for this workspace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3" office:value-type="string">
            <text:p>ADM_02_02.006</text:p>
          </table:table-cell>
          <table:table-cell table:style-name="ce52" office:value-type="string">
            <text:p>Add new workspace but do not set the time for 'Lock timeout' in this workspace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3" office:value-type="string">
            <text:p>ADM_02_02.007</text:p>
          </table:table-cell>
          <table:table-cell table:style-name="ce52" office:value-type="string">
            <text:p>Add new workspace when set the time for 'Lock timeout' is not number format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2" office:value-type="string">
            <text:p>ADM_02_03.001</text:p>
          </table:table-cell>
          <table:table-cell table:style-name="ce53" office:value-type="string">
            <text:p>Edit existing workspace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2" office:value-type="string">
            <text:p>ADM_02_04.001</text:p>
          </table:table-cell>
          <table:table-cell table:style-name="ce52" office:value-type="string">
            <text:p>Delete existing workspace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3" office:value-type="string">
            <text:p>ADM_02_04.002</text:p>
          </table:table-cell>
          <table:table-cell table:style-name="ce52" office:value-type="string">
            <text:p>Delete default workspace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3" office:value-type="string">
            <text:p>ADM_02_04.003</text:p>
          </table:table-cell>
          <table:table-cell table:style-name="ce52" office:value-type="string">
            <text:p>Delete which store all data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2" office:value-type="string">
            <text:p>ADM_03.001</text:p>
          </table:table-cell>
          <table:table-cell table:style-name="ce52" office:value-type="string">
            <text:p>Delete existing repository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3" office:value-type="string">
            <text:p>ADM_03.002</text:p>
          </table:table-cell>
          <table:table-cell table:style-name="ce52" office:value-type="string">
            <text:p>Delete default repository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1" office:value-type="string" table:number-columns-spanned="2" table:number-rows-spanned="1">
            <text:p>Ontologies: Manage Folksonomy, Manage Simple Taxonomy, Manage Taxonomy Tree</text:p>
          </table:table-cell>
          <table:covered-table-cell table:style-name="ce54"/>
          <table:table-cell table:style-name="ce54" table:number-columns-repeated="2"/>
          <table:table-cell table:number-columns-repeated="252"/>
        </table:table-row>
        <table:table-row table:style-name="ro4">
          <table:table-cell table:style-name="ce42" office:value-type="string">
            <text:p>ADM_04.001</text:p>
          </table:table-cell>
          <table:table-cell table:style-name="ce55" office:value-type="string">
            <text:p>Test Edit Folksonomy function when input valid data </text:p>
          </table:table-cell>
          <table:table-cell table:style-name="ce43" office:value-type="string">
            <text:p>Manage Folksonomy</text:p>
          </table:table-cell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04.002</text:p>
          </table:table-cell>
          <table:table-cell table:style-name="ce55" office:value-type="string">
            <text:p>Test Edit Folksonomy function when format of 'document range' field is not a..b or a..* with a,b is positive integer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4.003</text:p>
          </table:table-cell>
          <table:table-cell table:style-name="ce55" office:value-type="string">
            <text:p>Test Edit Folksonomy function when 'document range' field 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4.004</text:p>
          </table:table-cell>
          <table:table-cell table:style-name="ce55" office:value-type="string">
            <text:p>Test Edit folklsonomy function when 'Html style' is bank.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4.005</text:p>
          </table:table-cell>
          <table:table-cell table:style-name="ce55" office:value-type="string">
            <text:p>Check the displaying of tag after add tag for document in File Explorer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4.006</text:p>
          </table:table-cell>
          <table:table-cell table:style-name="ce55" office:value-type="string">
            <text:p>Check the displaying of tag after add tag for document in Content Browser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4.007</text:p>
          </table:table-cell>
          <table:table-cell table:style-name="ce55" office:value-type="string">
            <text:p>Check the displaying of tag after edit its properties in File Explorer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4.008</text:p>
          </table:table-cell>
          <table:table-cell table:style-name="ce55" office:value-type="string">
            <text:p>Check the displaying of tag after edit its properties in Content Browser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ADM_05_01.001</text:p>
          </table:table-cell>
          <table:table-cell table:style-name="ce55" office:value-type="string">
            <text:p>Add taxonomy when put valid data into name field</text:p>
          </table:table-cell>
          <table:table-cell table:style-name="ce43" office:value-type="string">
            <text:p>Manage Simple Taxonomy</text:p>
          </table:table-cell>
          <table:table-cell table:style-name="ce43" office:value-type="string">
            <text:p>High</text:p>
          </table:table-cell>
          <table:table-cell table:style-name="Default"/>
          <table:table-cell table:number-columns-repeated="251"/>
        </table:table-row>
        <table:table-row table:style-name="ro11">
          <table:table-cell table:style-name="ce43" office:value-type="string">
            <text:p>ADM_05_01.002</text:p>
          </table:table-cell>
          <table:table-cell table:style-name="ce55" office:value-type="string">
            <text:p>Add taxonomy when name field is blank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Default"/>
          <table:table-cell table:number-columns-repeated="251"/>
        </table:table-row>
        <table:table-row table:style-name="ro11">
          <table:table-cell table:style-name="ce43" office:value-type="string">
            <text:p>ADM_05_01.003</text:p>
          </table:table-cell>
          <table:table-cell table:style-name="ce55" office:value-type="string">
            <text:p>Add taxonomy when name field contain special character `~# $ % &amp; * {}\/= | &lt; &gt; <text:s text:c="2"/>. <text:s/>? ; ' "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Default"/>
          <table:table-cell table:number-columns-repeated="251"/>
        </table:table-row>
        <table:table-row table:style-name="ro11">
          <table:table-cell table:style-name="ce43" office:value-type="string">
            <text:p>ADM_05_01.004</text:p>
          </table:table-cell>
          <table:table-cell table:style-name="ce55" office:value-type="string">
            <text:p>Add new taxonomy has the same name,level with <text:s/>existing taxonomy in one node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Default"/>
          <table:table-cell table:number-columns-repeated="251"/>
        </table:table-row>
        <table:table-row table:style-name="ro11">
          <table:table-cell table:style-name="ce43" office:value-type="string">
            <text:p>ADM_05_01.005</text:p>
          </table:table-cell>
          <table:table-cell table:style-name="ce55" office:value-type="string">
            <text:p>Check max length of name field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Default"/>
          <table:table-cell table:number-columns-repeated="251"/>
        </table:table-row>
        <table:table-row table:style-name="ro11">
          <table:table-cell table:style-name="ce43" office:value-type="string">
            <text:p>ADM_05_01.006</text:p>
          </table:table-cell>
          <table:table-cell table:style-name="ce55" office:value-type="string">
            <text:p>Add permission for taxonomy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Default"/>
          <table:table-cell table:number-columns-repeated="251"/>
        </table:table-row>
        <table:table-row table:style-name="ro11">
          <table:table-cell table:style-name="ce42" office:value-type="string">
            <text:p>ADM_05_02.001</text:p>
          </table:table-cell>
          <table:table-cell table:style-name="ce55" office:value-type="string">
            <text:p>Copy/Paste <text:s/>a taxonomy to a taxonomy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Default"/>
          <table:table-cell table:number-columns-repeated="251"/>
        </table:table-row>
        <table:table-row table:style-name="ro11">
          <table:table-cell table:style-name="ce43" office:value-type="string">
            <text:p>ADM_05_02.002</text:p>
          </table:table-cell>
          <table:table-cell table:style-name="ce55" office:value-type="string">
            <text:p>Copy a taxonomy and paste into its child node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Default"/>
          <table:table-cell table:number-columns-repeated="251"/>
        </table:table-row>
        <table:table-row table:style-name="ro11">
          <table:table-cell table:style-name="ce43" office:value-type="string">
            <text:p>ADM_05_02.003</text:p>
          </table:table-cell>
          <table:table-cell table:style-name="ce55" office:value-type="string">
            <text:p>Copy a taxonomy and paste into itself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Default"/>
          <table:table-cell table:number-columns-repeated="251"/>
        </table:table-row>
        <table:table-row table:style-name="ro11">
          <table:table-cell table:style-name="ce43" office:value-type="string">
            <text:p>ADM_05_02.004</text:p>
          </table:table-cell>
          <table:table-cell table:style-name="ce52" office:value-type="string">
            <text:p>Copy/Paste a deleted taxonomy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Default"/>
          <table:table-cell table:number-columns-repeated="251"/>
        </table:table-row>
        <table:table-row table:style-name="ro11">
          <table:table-cell table:style-name="ce42" office:value-type="string">
            <text:p>ADM_05_03.001</text:p>
          </table:table-cell>
          <table:table-cell table:style-name="ce55" office:value-type="string">
            <text:p>Cut a taxonomy and paste into other taxonomy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Default"/>
          <table:table-cell table:number-columns-repeated="251"/>
        </table:table-row>
        <table:table-row table:style-name="ro11">
          <table:table-cell table:style-name="ce43" office:value-type="string">
            <text:p>ADM_05_03.002</text:p>
          </table:table-cell>
          <table:table-cell table:style-name="ce55" office:value-type="string">
            <text:p>Cut a taxonomy and paste into its child node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Default"/>
          <table:table-cell table:number-columns-repeated="251"/>
        </table:table-row>
        <table:table-row table:style-name="ro11">
          <table:table-cell table:style-name="ce43" office:value-type="string">
            <text:p>ADM_05_03.003</text:p>
          </table:table-cell>
          <table:table-cell table:style-name="ce52" office:value-type="string">
            <text:p>Cut a taxonomy and paste into itself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Default"/>
          <table:table-cell table:number-columns-repeated="251"/>
        </table:table-row>
        <table:table-row table:style-name="ro11">
          <table:table-cell table:style-name="ce43" office:value-type="string">
            <text:p>ADM_05_03.004</text:p>
          </table:table-cell>
          <table:table-cell table:style-name="ce52" office:value-type="string">
            <text:p>Cut/Paste a deleted taxonomy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Default"/>
          <table:table-cell table:number-columns-repeated="251"/>
        </table:table-row>
        <table:table-row table:style-name="ro11">
          <table:table-cell table:style-name="ce42" office:value-type="string">
            <text:p>ADM_05_04.001</text:p>
          </table:table-cell>
          <table:table-cell table:style-name="ce52" office:value-type="string">
            <text:p>Delete taxonomy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Default"/>
          <table:table-cell table:number-columns-repeated="251"/>
        </table:table-row>
        <table:table-row table:style-name="ro11">
          <table:table-cell table:style-name="ce43" office:value-type="string">
            <text:p>ADM_05_04.002</text:p>
          </table:table-cell>
          <table:table-cell table:style-name="ce55" office:value-type="string">
            <text:p>Delete a taxonomy when it is added for a document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Default"/>
          <table:table-cell table:number-columns-repeated="251"/>
        </table:table-row>
        <table:table-row table:style-name="ro11">
          <table:table-cell table:style-name="ce42" office:value-type="string">
            <text:p>ADM_05_05.001</text:p>
          </table:table-cell>
          <table:table-cell table:style-name="ce55" office:value-type="string">
            <text:p>Check the displaying of taxonomy in File Explorer(1)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Default"/>
          <table:table-cell table:number-columns-repeated="251"/>
        </table:table-row>
        <table:table-row table:style-name="ro11">
          <table:table-cell table:style-name="ce43" office:value-type="string">
            <text:p>ADM_05_05.002</text:p>
          </table:table-cell>
          <table:table-cell table:style-name="ce55" office:value-type="string">
            <text:p>Check the displaying of taxonomy in File Explorer(2)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Default"/>
          <table:table-cell table:number-columns-repeated="251"/>
        </table:table-row>
        <table:table-row table:style-name="ro11">
          <table:table-cell table:style-name="ce43" office:value-type="string">
            <text:p>ADM_05_05.003</text:p>
          </table:table-cell>
          <table:table-cell table:style-name="ce55" office:value-type="string">
            <text:p>Check the displaying of taxonomy in File Explorer(3)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Default"/>
          <table:table-cell table:number-columns-repeated="251"/>
        </table:table-row>
        <table:table-row table:style-name="ro4">
          <table:table-cell table:style-name="ce43" office:value-type="string">
            <text:p>ADM_05_05.004</text:p>
          </table:table-cell>
          <table:table-cell table:style-name="ce56" office:value-type="string">
            <text:p>Check the displaying of taxonomy in File Explorer while creating document or uploading file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Default"/>
          <table:table-cell table:number-columns-repeated="251"/>
        </table:table-row>
        <table:table-row table:style-name="ro4">
          <table:table-cell table:style-name="ce43" office:value-type="string">
            <text:p>ADM_05_05.005</text:p>
          </table:table-cell>
          <table:table-cell table:style-name="ce56" office:value-type="string">
            <text:p>Check the displaying of taxonomy when creating drive in case the user does not have permission to access this taxonomy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Default"/>
          <table:table-cell table:number-columns-repeated="251"/>
        </table:table-row>
        <table:table-row table:style-name="ro4">
          <table:table-cell table:style-name="ce43" office:value-type="string">
            <text:p>ADM_05_05.006</text:p>
          </table:table-cell>
          <table:table-cell table:style-name="ce56" office:value-type="string">
            <text:p>Check the displaying of taxonomy when creating document or uploading file in case user does not have permission to access this taxonomy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Default"/>
          <table:table-cell table:number-columns-repeated="251"/>
        </table:table-row>
        <table:table-row table:style-name="ro4">
          <table:table-cell table:style-name="ce42" office:value-type="string">
            <text:p>ADM_15_01.001</text:p>
          </table:table-cell>
          <table:table-cell table:style-name="ce57" office:value-type="string">
            <text:p>Add new Taxonomy Tree when put valid data in all <text:s/>fields</text:p>
          </table:table-cell>
          <table:table-cell table:style-name="ce43" office:value-type="string">
            <text:p>Manage Taxonomy Tree</text:p>
          </table:table-cell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3" office:value-type="string">
            <text:p>ADM_15_01.002</text:p>
          </table:table-cell>
          <table:table-cell table:style-name="ce57" office:value-type="string">
            <text:p>Add new Taxonomy Tree when “Name” field is blank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3" office:value-type="string">
            <text:p>ADM_15_01.003</text:p>
          </table:table-cell>
          <table:table-cell table:style-name="ce55" office:value-type="string">
            <text:p>Add taxonomy when name field contain special characters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3" office:value-type="string">
            <text:p>ADM_15_01.004</text:p>
          </table:table-cell>
          <table:table-cell table:style-name="ce55" office:value-type="string">
            <text:p>Add new taxonomy has the same name with existing taxonomy 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3" office:value-type="string">
            <text:p>ADM_15_01.005</text:p>
          </table:table-cell>
          <table:table-cell table:style-name="ce57" office:value-type="string">
            <text:p>Add taxonomy when “Home path” field is blank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3" office:value-type="string">
            <text:p>ADM_15_01.006</text:p>
          </table:table-cell>
          <table:table-cell table:style-name="ce57" office:value-type="string">
            <text:p>Add taxonomy when “Permission” field is blank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3" office:value-type="string">
            <text:p>ADM_15_01.007</text:p>
          </table:table-cell>
          <table:table-cell table:style-name="ce57" office:value-type="string">
            <text:p>Add new taxonomy when the action's name of taxonomy is blank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3" office:value-type="string">
            <text:p>ADM_15_01.008</text:p>
          </table:table-cell>
          <table:table-cell table:style-name="ce57" office:value-type="string">
            <text:p>Add new taxonomy when the action's name of taxonomy contain special characters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2" office:value-type="string">
            <text:p>ADM_15_02.001</text:p>
          </table:table-cell>
          <table:table-cell table:style-name="ce57" office:value-type="string">
            <text:p>Edit taxonomy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2" office:value-type="string">
            <text:p>ADM_15_03.002</text:p>
          </table:table-cell>
          <table:table-cell table:style-name="ce57" office:value-type="string">
            <text:p>Delete Taxonomy Tree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2" office:value-type="string">
            <text:p>ADM_15_04.001</text:p>
          </table:table-cell>
          <table:table-cell table:style-name="ce55" office:value-type="string">
            <text:p>Check the displaying of taxonomy in File Explorer/ System drive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3" office:value-type="string">
            <text:p>ADM_15_04.002</text:p>
          </table:table-cell>
          <table:table-cell table:style-name="ce56" office:value-type="string">
            <text:p>Check the displaying of taxonomy when add category for node (document/uploaded file)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3" office:value-type="string">
            <text:p>ADM_15_04.003</text:p>
          </table:table-cell>
          <table:table-cell table:style-name="ce56" office:value-type="string">
            <text:p>Check the displaying of taxonomy tree when user does not have permission to view when add category for node (document/uploaded file) 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3" office:value-type="string">
            <text:p>ADM_15_04.004</text:p>
          </table:table-cell>
          <table:table-cell table:style-name="ce56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3" office:value-type="string">
            <text:p>ADM_15_04.005</text:p>
          </table:table-cell>
          <table:table-cell table:style-name="ce56" office:value-type="string">
            <text:p>Check the displaying of taxonomy in File Explorer while creating document or uploading file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3" office:value-type="string">
            <text:p>ADM_15_04.006</text:p>
          </table:table-cell>
          <table:table-cell table:style-name="ce56" office:value-type="string">
            <text:p>Check the displaying of taxonomy when creating drive 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3" office:value-type="string">
            <text:p>ADM_15_04.007</text:p>
          </table:table-cell>
          <table:table-cell table:style-name="ce56" office:value-type="string">
            <text:p>Check the displaying of taxonomy when configuration for Content Browser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3" office:value-type="string">
            <text:p>ADM_15_04.008</text:p>
          </table:table-cell>
          <table:table-cell table:style-name="ce56" office:value-type="string">
            <text:p>Check the displaying of taxonomy when user does not have permission to view while configuration for Content Browser 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3" office:value-type="string">
            <text:p>ADM_15_04.009</text:p>
          </table:table-cell>
          <table:table-cell table:style-name="ce56" office:value-type="string">
            <text:p>Check the displaying of taxonomy when configuration for Content Browser in case user does not have permission to view category in tree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3" office:value-type="string">
            <text:p>ADM_15_04.010</text:p>
          </table:table-cell>
          <table:table-cell table:style-name="ce56" office:value-type="string">
            <text:p>Check the displaying of taxonomy when do advanced search using category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3" office:value-type="string">
            <text:p>ADM_15_04.011</text:p>
          </table:table-cell>
          <table:table-cell table:style-name="ce56" office:value-type="string">
            <text:p>Check the displaying of taxonomy when do advanced search using category in case user does not have permission to view taxonomy tree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3" office:value-type="string">
            <text:p>ADM_15_04.012</text:p>
          </table:table-cell>
          <table:table-cell table:style-name="ce56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2" office:value-type="string">
            <text:p>ADM_15_05_01.001</text:p>
          </table:table-cell>
          <table:table-cell table:style-name="ce56" office:value-type="string">
            <text:p>Add category in taxonomy tree when put valid data into name field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3" office:value-type="string">
            <text:p>ADM_15_05_01.002</text:p>
          </table:table-cell>
          <table:table-cell table:style-name="ce55" office:value-type="string">
            <text:p>Add taxonomy when name field is blank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3" office:value-type="string">
            <text:p>ADM_15_05_01.003</text:p>
          </table:table-cell>
          <table:table-cell table:style-name="ce55" office:value-type="string">
            <text:p>Add taxonomy when name field contain special character `~# $ % &amp; * {}\/= | &lt; &gt; <text:s text:c="2"/>. <text:s/>? ; ' "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3" office:value-type="string">
            <text:p>ADM_15_05_01.004</text:p>
          </table:table-cell>
          <table:table-cell table:style-name="ce55" office:value-type="string">
            <text:p>Add new taxonomy has the same name,level with <text:s/>existing taxonomy in one node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3" office:value-type="string">
            <text:p>ADM_15_05_01.005</text:p>
          </table:table-cell>
          <table:table-cell table:style-name="ce55" office:value-type="string">
            <text:p>Check max length of name field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2" office:value-type="string">
            <text:p>ADM_15_05_02_01.001</text:p>
          </table:table-cell>
          <table:table-cell table:style-name="ce55" office:value-type="string">
            <text:p>Add permission for taxonomy to user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4" office:value-type="string">
            <text:p>ADM_15_05_02_01.002</text:p>
          </table:table-cell>
          <table:table-cell table:style-name="ce58" office:value-type="string">
            <text:p>Add permission for taxonomy to user by searching user (1)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4" office:value-type="string">
            <text:p>ADM_15_05_02_01.003</text:p>
          </table:table-cell>
          <table:table-cell table:style-name="ce55" office:value-type="string">
            <text:p>Add permission for taxonomy to user by searching user (2)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4" office:value-type="string">
            <text:p>ADM_15_05_02_01.004</text:p>
          </table:table-cell>
          <table:table-cell table:style-name="ce55" office:value-type="string">
            <text:p>Add permission for taxonomy to user by searching user when put the wrong name of group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4" office:value-type="string">
            <text:p>ADM_15_05_02_01.005</text:p>
          </table:table-cell>
          <table:table-cell table:style-name="ce55" office:value-type="string">
            <text:p>Add permission for taxonomy to user by searching user when name of group is blank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4" office:value-type="string">
            <text:p>ADM_15_05_02_01.006</text:p>
          </table:table-cell>
          <table:table-cell table:style-name="ce55" office:value-type="string">
            <text:p>Add permission for taxonomy to node by searching user name of user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4" office:value-type="string">
            <text:p>ADM_15_05_02_01.007</text:p>
          </table:table-cell>
          <table:table-cell table:style-name="ce55" office:value-type="string">
            <text:p>Add permission for taxonomy to user by searching the first name of user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4" office:value-type="string">
            <text:p>ADM_15_05_02_01.008</text:p>
          </table:table-cell>
          <table:table-cell table:style-name="ce55" office:value-type="string">
            <text:p>Add permission for taxonomy to user by searching the last name of user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4" office:value-type="string">
            <text:p>ADM_15_05_02_01.009</text:p>
          </table:table-cell>
          <table:table-cell table:style-name="ce55" office:value-type="string">
            <text:p>Add permission for taxonomy to user by searching email of user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4" office:value-type="string">
            <text:p>ADM_15_05_02_01.010</text:p>
          </table:table-cell>
          <table:table-cell table:style-name="ce55" office:value-type="string">
            <text:p>Add permission for taxonomy to node by searching but put the wrong information of user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4" office:value-type="string">
            <text:p>ADM_15_05_02_01.011</text:p>
          </table:table-cell>
          <table:table-cell table:style-name="ce55" office:value-type="string">
            <text:p>Add permission for taxonomy to group (1)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4" office:value-type="string">
            <text:p>ADM_15_05_02_01.012</text:p>
          </table:table-cell>
          <table:table-cell table:style-name="ce59" office:value-type="string">
            <text:p>Add permission for taxonomy to group (2)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4" office:value-type="string">
            <text:p>ADM_15_05_02_01.013</text:p>
          </table:table-cell>
          <table:table-cell table:style-name="ce55" office:value-type="string">
            <text:p>Add permission for taxonomy to everybody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2" office:value-type="string">
            <text:p>ADM_15_05_02_02.001</text:p>
          </table:table-cell>
          <table:table-cell table:style-name="ce55" office:value-type="string">
            <text:p>Edit permission of user/group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3" office:value-type="string">
            <text:p>ADM_15_05_02_02.002</text:p>
          </table:table-cell>
          <table:table-cell table:style-name="ce55" office:value-type="string">
            <text:p>Edit permission of system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5" office:value-type="string">
            <text:p>ADM_15_05_02_03.001</text:p>
          </table:table-cell>
          <table:table-cell table:style-name="ce55" office:value-type="string">
            <text:p>Delete permission of user/group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6" office:value-type="string">
            <text:p>ADM_15_05_02_03.002</text:p>
          </table:table-cell>
          <table:table-cell table:style-name="ce55" office:value-type="string">
            <text:p>Delete permission of system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4">
          <table:table-cell table:style-name="ce46" office:value-type="string">
            <text:p>ADM_15_05_02_03.003</text:p>
          </table:table-cell>
          <table:table-cell table:style-name="ce55" office:value-type="string">
            <text:p>Delete permission of taxonomy in case there is only one permission of this taxonomy (except system)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2" office:value-type="string">
            <text:p>ADM_15_05_03.001</text:p>
          </table:table-cell>
          <table:table-cell table:style-name="ce55" office:value-type="string">
            <text:p>Copy/Paste <text:s/>a taxonomy to a taxonomy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4" office:value-type="string">
            <text:p>ADM_15_05_03.002</text:p>
          </table:table-cell>
          <table:table-cell table:style-name="ce55" office:value-type="string">
            <text:p>Copy a taxonomy and paste into its child node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4" office:value-type="string">
            <text:p>ADM_15_05_03.003</text:p>
          </table:table-cell>
          <table:table-cell table:style-name="ce55" office:value-type="string">
            <text:p>Copy a taxonomy and paste into itself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4" office:value-type="string">
            <text:p>ADM_15_05_03.004</text:p>
          </table:table-cell>
          <table:table-cell table:style-name="ce52" office:value-type="string">
            <text:p>Copy/Paste a deleted taxonomy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5" office:value-type="string">
            <text:p>ADM_15_05_04.001</text:p>
          </table:table-cell>
          <table:table-cell table:style-name="ce55" office:value-type="string">
            <text:p>Cut a taxonomy and paste into other taxonomy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7" office:value-type="string">
            <text:p>ADM_15_05_04.002</text:p>
          </table:table-cell>
          <table:table-cell table:style-name="ce55" office:value-type="string">
            <text:p>Cut a taxonomy and paste into its child node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7" office:value-type="string">
            <text:p>ADM_15_05_04.003</text:p>
          </table:table-cell>
          <table:table-cell table:style-name="ce52" office:value-type="string">
            <text:p>Cut a taxonomy and paste into itself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7" office:value-type="string">
            <text:p>ADM_15_05_04.004</text:p>
          </table:table-cell>
          <table:table-cell table:style-name="ce52" office:value-type="string">
            <text:p>Cut/Paste a deleted taxonomy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5" office:value-type="string">
            <text:p>ADM_15_05_05.001</text:p>
          </table:table-cell>
          <table:table-cell table:style-name="ce52" office:value-type="string">
            <text:p>Delete taxonomy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6" office:value-type="string">
            <text:p>ADM_15_05_05.002</text:p>
          </table:table-cell>
          <table:table-cell table:style-name="ce55" office:value-type="string">
            <text:p>Delete a taxonomy when it is added for a document</text:p>
          </table:table-cell>
          <table:table-cell table:style-name="ce43"/>
          <table:table-cell table:style-name="ce66" office:value-type="string">
            <text:p>Low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8" office:value-type="string">
            <text:p>ADM_17.001</text:p>
          </table:table-cell>
          <table:table-cell table:style-name="ce60" office:value-type="string">
            <text:p>Add group to edit public tag</text:p>
          </table:table-cell>
          <table:table-cell table:style-name="ce43"/>
          <table:table-cell table:style-name="ce66" office:value-type="string">
            <text:p>Low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9" office:value-type="string">
            <text:p>ADM_17.002</text:p>
          </table:table-cell>
          <table:table-cell table:style-name="ce60" office:value-type="string">
            <text:p>Add group when membership field is blank</text:p>
          </table:table-cell>
          <table:table-cell table:style-name="ce43"/>
          <table:table-cell table:style-name="ce66" office:value-type="string">
            <text:p>Low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9" office:value-type="string">
            <text:p>ADM_17.003</text:p>
          </table:table-cell>
          <table:table-cell table:style-name="ce60" office:value-type="string">
            <text:p>Add group is the same with existing group in the table's list</text:p>
          </table:table-cell>
          <table:table-cell table:style-name="ce43"/>
          <table:table-cell table:style-name="ce66" office:value-type="string">
            <text:p>Low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9" office:value-type="string">
            <text:p>ADM_17.004</text:p>
          </table:table-cell>
          <table:table-cell table:style-name="ce60" office:value-type="string">
            <text:p>Delete group when click OK on confirm message</text:p>
          </table:table-cell>
          <table:table-cell table:style-name="ce43"/>
          <table:table-cell table:style-name="ce66" office:value-type="string">
            <text:p>Low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9" office:value-type="string">
            <text:p>ADM_17.005</text:p>
          </table:table-cell>
          <table:table-cell table:style-name="ce60" office:value-type="string">
            <text:p>Delete group when cancel confirm message</text:p>
          </table:table-cell>
          <table:table-cell table:style-name="ce43"/>
          <table:table-cell table:style-name="ce66" office:value-type="string">
            <text:p>Low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9" office:value-type="string">
            <text:p>ADM_17.006</text:p>
          </table:table-cell>
          <table:table-cell table:style-name="ce60" office:value-type="string">
            <text:p>Check right of group in File Explorer</text:p>
          </table:table-cell>
          <table:table-cell table:style-name="ce43"/>
          <table:table-cell table:style-name="ce66" office:value-type="string">
            <text:p>Low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1" office:value-type="string" table:number-columns-spanned="2" table:number-rows-spanned="1">
            <text:p>Content_Presentation: Manage Template, Manage Metadata, Manage View, Mange Drive</text:p>
          </table:table-cell>
          <table:covered-table-cell table:style-name="ce54"/>
          <table:table-cell table:style-name="ce54" table:number-columns-repeated="2"/>
          <table:table-cell table:number-columns-repeated="252"/>
        </table:table-row>
        <table:table-row table:style-name="ro4">
          <table:table-cell table:style-name="ce42" office:value-type="string">
            <text:p>ADM_06_01.001</text:p>
          </table:table-cell>
          <table:table-cell table:style-name="ce52" office:value-type="string">
            <text:p>Add new template when input valid data into all required fields</text:p>
          </table:table-cell>
          <table:table-cell table:style-name="ce43" office:value-type="string">
            <text:p>Manage Template</text:p>
          </table:table-cell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6_01.002</text:p>
          </table:table-cell>
          <table:table-cell table:style-name="ce52" office:value-type="string">
            <text:p>Add new template when label field is b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6_01.003</text:p>
          </table:table-cell>
          <table:table-cell table:style-name="ce52" office:value-type="string">
            <text:p>Add new template when do not select permission for this templat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6_01.004</text:p>
          </table:table-cell>
          <table:table-cell table:style-name="ce52" office:value-type="string">
            <text:p>Add new template when 'dialog content' field is b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6_01.005</text:p>
          </table:table-cell>
          <table:table-cell table:style-name="ce52" office:value-type="string">
            <text:p>Add new template when <text:s/>'view content ' field is b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06_02_01.001</text:p>
          </table:table-cell>
          <table:table-cell table:style-name="ce52" office:value-type="string">
            <text:p>Edit label of existing templat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ADM_06_02_02_01.001</text:p>
          </table:table-cell>
          <table:table-cell table:style-name="ce52" office:value-type="string">
            <text:p><text:s/>Edit existing dialog of templat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ADM_06_02_02_02.001</text:p>
          </table:table-cell>
          <table:table-cell table:style-name="ce52" office:value-type="string">
            <text:p>Add new dialog for templat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06_02_02_02.002</text:p>
          </table:table-cell>
          <table:table-cell table:style-name="ce52" office:value-type="string">
            <text:p>Add new dialog when 'Name' field 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06_02_02_02.003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06_02_02_02.004</text:p>
          </table:table-cell>
          <table:table-cell table:style-name="ce52" office:value-type="string">
            <text:p>Add new dialog when <text:s/>name field of dialog tab is existing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06_02_02_02.005</text:p>
          </table:table-cell>
          <table:table-cell table:style-name="ce52" office:value-type="string">
            <text:p>Add new dialog when <text:s/>do not select permission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ADM_06_02_02_03.001</text:p>
          </table:table-cell>
          <table:table-cell table:style-name="ce52" office:value-type="string">
            <text:p>Delete dialog 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06_02_02_03.002</text:p>
          </table:table-cell>
          <table:table-cell table:style-name="ce52" office:value-type="string">
            <text:p>Delete default dialog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ADM_06_02_03_01.001</text:p>
          </table:table-cell>
          <table:table-cell table:style-name="ce52" office:value-type="string">
            <text:p><text:s/>Edit Existing view of templat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ADM_06_02_03_02.001</text:p>
          </table:table-cell>
          <table:table-cell table:style-name="ce52" office:value-type="string">
            <text:p>Add new view for templat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06_02_03_02.002</text:p>
          </table:table-cell>
          <table:table-cell table:style-name="ce52" office:value-type="string">
            <text:p>Add new view when 'Name' field 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06_02_03_02.003</text:p>
          </table:table-cell>
          <table:table-cell table:style-name="ce52" office:value-type="string">
            <text:p>Add new view when <text:s/>'Name' field contain special characters %^&amp;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06_02_03_02.004</text:p>
          </table:table-cell>
          <table:table-cell table:style-name="ce52" office:value-type="string">
            <text:p>Add new view when <text:s/>name field of view tab is existing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06_02_03_02.005</text:p>
          </table:table-cell>
          <table:table-cell table:style-name="ce52" office:value-type="string">
            <text:p>Add new view when <text:s/>do not select permission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ADM_06_02_03_03.001</text:p>
          </table:table-cell>
          <table:table-cell table:style-name="ce52" office:value-type="string">
            <text:p>Delete view 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06_02_03_03.002</text:p>
          </table:table-cell>
          <table:table-cell table:style-name="ce52" office:value-type="string">
            <text:p>Delete default view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06_03.001</text:p>
          </table:table-cell>
          <table:table-cell table:style-name="ce52" office:value-type="string">
            <text:p>Delete templat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07_01.001</text:p>
          </table:table-cell>
          <table:table-cell table:style-name="ce52" office:value-type="string">
            <text:p>View Metadata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07_02.001</text:p>
          </table:table-cell>
          <table:table-cell table:style-name="ce52" office:value-type="string">
            <text:p>Edit Metadata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07_03.001</text:p>
          </table:table-cell>
          <table:table-cell table:style-name="ce52" office:value-type="string">
            <text:p>Delete metadata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08_01_01.001</text:p>
          </table:table-cell>
          <table:table-cell table:style-name="ce52" office:value-type="string">
            <text:p>Add new view when put <text:s/>valid data in all required field</text:p>
          </table:table-cell>
          <table:table-cell table:style-name="ce43" office:value-type="string">
            <text:p>Manage View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8_01_01.002</text:p>
          </table:table-cell>
          <table:table-cell table:style-name="ce52" office:value-type="string">
            <text:p>Add new view when 'Name' field of 'View Form' tab is blank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08_01_01.003</text:p>
          </table:table-cell>
          <table:table-cell table:style-name="ce52" office:value-type="string">
            <text:p>Add new view when 'Name' field of 'View form' tab contain some special characters: %$^&amp;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8_01_01.004</text:p>
          </table:table-cell>
          <table:table-cell table:style-name="ce52" office:value-type="string">
            <text:p>Add new view when 'Name' field has the same name with existing view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8_01_01.005</text:p>
          </table:table-cell>
          <table:table-cell table:style-name="ce52" office:value-type="string">
            <text:p>Add new view when do not select permission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8_01_01.006</text:p>
          </table:table-cell>
          <table:table-cell table:style-name="ce52" office:value-type="string">
            <text:p>Add new view when do not add tab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8_01_01.007</text:p>
          </table:table-cell>
          <table:table-cell table:style-name="ce52" office:value-type="string">
            <text:p>Add new view when do not put data in 'Name' <text:s/>of ' Tab Form' 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8_01_01.008</text:p>
          </table:table-cell>
          <table:table-cell table:style-name="ce52" office:value-type="string">
            <text:p>Add new view when put some special characters in 'Name' field of 'Tab Form'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8_01_01.009</text:p>
          </table:table-cell>
          <table:table-cell table:style-name="ce52" office:value-type="string">
            <text:p>Add new tab when the name of this tab has the same name with existing tab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8_01_01.010</text:p>
          </table:table-cell>
          <table:table-cell table:style-name="ce52" office:value-type="string">
            <text:p>Add new Tab when do not select any property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8_01_01.011</text:p>
          </table:table-cell>
          <table:table-cell table:style-name="ce52" office:value-type="string">
            <text:p>Check the displaying of view after apply for driv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08_01_01.012</text:p>
          </table:table-cell>
          <table:table-cell table:style-name="ce52" office:value-type="string">
            <text:p>Check the displaying of view after apply for drive when user does not have permission with this driv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08_01_02.001</text:p>
          </table:table-cell>
          <table:table-cell table:style-name="ce52" office:value-type="string">
            <text:p>Preview a view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08_01_03.001</text:p>
          </table:table-cell>
          <table:table-cell table:style-name="ce52" office:value-type="string">
            <text:p>Edit a View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08_01_04.001</text:p>
          </table:table-cell>
          <table:table-cell table:style-name="ce52" office:value-type="string">
            <text:p>Delete a view when it has not been using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8_01_04.002</text:p>
          </table:table-cell>
          <table:table-cell table:style-name="ce52" office:value-type="string">
            <text:p>Delete an using view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08_02_01.001</text:p>
          </table:table-cell>
          <table:table-cell table:style-name="ce52" office:value-type="string">
            <text:p>Add ECM template when put valid data into all required fields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8_02_01.002</text:p>
          </table:table-cell>
          <table:table-cell table:style-name="ce52" office:value-type="string">
            <text:p>Add ECM template when content field is blank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8_02_01.003</text:p>
          </table:table-cell>
          <table:table-cell table:style-name="ce52" office:value-type="string">
            <text:p>Add ECM template when name field is blank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8_02_01.004</text:p>
          </table:table-cell>
          <table:table-cell table:style-name="ce52" office:value-type="string">
            <text:p>Add ECM template when name field contain some special characters : $%^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08_02_01.005</text:p>
          </table:table-cell>
          <table:table-cell table:style-name="ce52" office:value-type="string">
            <text:p>Add ECM template has the same name with existing</text:p>
            <text:p><text:s/>ECM templat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8_02_01.006</text:p>
          </table:table-cell>
          <table:table-cell table:style-name="ce52" office:value-type="string">
            <text:p>Check the displaying of ECM template 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08_02_02.001</text:p>
          </table:table-cell>
          <table:table-cell table:style-name="ce52" office:value-type="string">
            <text:p>Check version for ECM templat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8_02_02.002</text:p>
          </table:table-cell>
          <table:table-cell table:style-name="ce52" office:value-type="string">
            <text:p>Test Restore Version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08_02_03.001</text:p>
          </table:table-cell>
          <table:table-cell table:style-name="ce52" office:value-type="string">
            <text:p>Delete ECM Templat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08_03_01.001</text:p>
          </table:table-cell>
          <table:table-cell table:style-name="ce52" office:value-type="string">
            <text:p>Add BC Template when put valid <text:s/>data into all required fields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8_03_01.002</text:p>
          </table:table-cell>
          <table:table-cell table:style-name="ce52" office:value-type="string">
            <text:p>Add BC Template when Content field is blank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8_03_01.003</text:p>
          </table:table-cell>
          <table:table-cell table:style-name="ce52" office:value-type="string">
            <text:p>Add BC Template when name field is blank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8_03_01.004</text:p>
          </table:table-cell>
          <table:table-cell table:style-name="ce52" office:value-type="string">
            <text:p>Add <text:s/>BC Template when name field contain some special characters : $%%^&amp;..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8_03_01.005</text:p>
          </table:table-cell>
          <table:table-cell table:style-name="ce52" office:value-type="string">
            <text:p>Add BC template has the same name with existing <text:s/>BC templat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8_03_01.006</text:p>
          </table:table-cell>
          <table:table-cell table:style-name="ce52" office:value-type="string">
            <text:p>Check the displaying of BC template 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08_03_02.001</text:p>
          </table:table-cell>
          <table:table-cell table:style-name="ce52" office:value-type="string">
            <text:p>Check version for BC templat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8_03_02.002</text:p>
          </table:table-cell>
          <table:table-cell table:style-name="ce52" office:value-type="string">
            <text:p>Test Restore Version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08_03_03.001</text:p>
          </table:table-cell>
          <table:table-cell table:style-name="ce52" office:value-type="string">
            <text:p>Delete BC Templat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09_01.001</text:p>
          </table:table-cell>
          <table:table-cell table:style-name="ce61" office:value-type="string">
            <text:p>Add drive</text:p>
          </table:table-cell>
          <table:table-cell table:style-name="ce43" office:value-type="string">
            <text:p>Manage Drive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9_01.002</text:p>
          </table:table-cell>
          <table:table-cell table:style-name="ce61" office:value-type="string">
            <text:p>Add drive when 'Name' field is blank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09_01.003</text:p>
          </table:table-cell>
          <table:table-cell table:style-name="ce61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9_01.004</text:p>
          </table:table-cell>
          <table:table-cell table:style-name="ce61" office:value-type="string">
            <text:p>Add new drive has the same name with existing Driv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9_01.005</text:p>
          </table:table-cell>
          <table:table-cell table:style-name="ce61" office:value-type="string">
            <text:p>Add drive <text:s/>when do not select any apply view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9_01.006</text:p>
          </table:table-cell>
          <table:table-cell table:style-name="ce61" office:value-type="string">
            <text:p>Add drive when don't select permission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09_02.001</text:p>
          </table:table-cell>
          <table:table-cell table:style-name="ce61" office:value-type="string">
            <text:p>Edit driv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09_03.001</text:p>
          </table:table-cell>
          <table:table-cell table:style-name="ce61" office:value-type="string">
            <text:p>Delete driv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09_04.001</text:p>
          </table:table-cell>
          <table:table-cell table:style-name="ce52" office:value-type="string">
            <text:p>Check the displaying of drive after create <text:s/>by user has access right 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09_04.002</text:p>
          </table:table-cell>
          <table:table-cell table:style-name="ce52" office:value-type="string">
            <text:p>Check the displaying of drive after create by user does not have access right with this driv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9_04.003</text:p>
          </table:table-cell>
          <table:table-cell table:style-name="ce52" office:value-type="string">
            <text:p>Check the existing of drive after delete it's workspac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09_04.004</text:p>
          </table:table-cell>
          <table:table-cell table:style-name="ce53" office:value-type="string">
            <text:p>Check the displaying of drive after being deleted it 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1" office:value-type="string" table:number-columns-spanned="2" table:number-rows-spanned="1">
            <text:p>Types_of_Content: Namespace Registry, Mange Node Type</text:p>
          </table:table-cell>
          <table:covered-table-cell table:style-name="ce54"/>
          <table:table-cell table:style-name="ce54" table:number-columns-repeated="2"/>
          <table:table-cell table:number-columns-repeated="252"/>
        </table:table-row>
        <table:table-row table:style-name="ro4">
          <table:table-cell table:style-name="ce42" office:value-type="string">
            <text:p>ADM_10.001</text:p>
          </table:table-cell>
          <table:table-cell table:style-name="ce52" office:value-type="string">
            <text:p>Add new a namespace</text:p>
          </table:table-cell>
          <table:table-cell table:style-name="ce43" office:value-type="string">
            <text:p>Namespace register</text:p>
          </table:table-cell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0.002</text:p>
          </table:table-cell>
          <table:table-cell table:style-name="ce52" office:value-type="string">
            <text:p>Add a namespace when 'Namespace Prefix' field 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10.003</text:p>
          </table:table-cell>
          <table:table-cell table:style-name="ce5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0.004</text:p>
          </table:table-cell>
          <table:table-cell table:style-name="ce52" office:value-type="string">
            <text:p>Add new namespace has the same name with existing namespac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0.005</text:p>
          </table:table-cell>
          <table:table-cell table:style-name="ce52" office:value-type="string">
            <text:p>Add a new namespace when 'Uri' field 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0.006</text:p>
          </table:table-cell>
          <table:table-cell table:style-name="ce52" office:value-type="string">
            <text:p>Add new namespace has the same name with existing namespac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0.007</text:p>
          </table:table-cell>
          <table:table-cell table:style-name="ce57" office:value-type="string">
            <text:p>Check the using of namespac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11_01.001</text:p>
          </table:table-cell>
          <table:table-cell table:style-name="ce57" office:value-type="string">
            <text:p>View node typ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ADM_11_02.001</text:p>
          </table:table-cell>
          <table:table-cell table:style-name="ce61" office:value-type="string">
            <text:p>Add new Node type when put valid data in all required fields</text:p>
          </table:table-cell>
          <table:table-cell table:style-name="ce43" office:value-type="string">
            <text:p>Manage Node type</text:p>
          </table:table-cell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1_02.002</text:p>
          </table:table-cell>
          <table:table-cell table:style-name="ce61" office:value-type="string">
            <text:p>Add new draft node typ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11_02.003</text:p>
          </table:table-cell>
          <table:table-cell table:style-name="ce61" office:value-type="string">
            <text:p>Add Node type when 'Node name' field </text:p>
            <text:p>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11_02.004</text:p>
          </table:table-cell>
          <table:table-cell table:style-name="ce61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11_02.005</text:p>
          </table:table-cell>
          <table:table-cell table:style-name="ce61" office:value-type="string">
            <text:p>Add new node type when put * in the 'Node Type Name' field with namespace field is empty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11_02.006</text:p>
          </table:table-cell>
          <table:table-cell table:style-name="ce61" office:value-type="string">
            <text:p>Add new node type when put * and other special characters in the 'Node Type Name' field with namespace field is empty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1_02.007</text:p>
          </table:table-cell>
          <table:table-cell table:style-name="ce61" office:value-type="string">
            <text:p>Add Node type has the same name and namespace with existing node types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1_02.008</text:p>
          </table:table-cell>
          <table:table-cell table:style-name="ce62" office:value-type="string">
            <text:p>Add new Node type when do not put value in 'Supper types' field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1_02.009</text:p>
          </table:table-cell>
          <table:table-cell table:style-name="ce61" office:value-type="string">
            <text:p>Add properties for node with valid data.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1_02.010</text:p>
          </table:table-cell>
          <table:table-cell table:style-name="ce61" office:value-type="string">
            <text:p>Add Properties for node when 'Definition name' field 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11_02.011</text:p>
          </table:table-cell>
          <table:table-cell table:style-name="ce61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1_02.012</text:p>
          </table:table-cell>
          <table:table-cell table:style-name="ce61" office:value-type="string">
            <text:p>Add properties for node when <text:s text:c="2"/>'Definition name' field is existed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11_02.013</text:p>
          </table:table-cell>
          <table:table-cell table:style-name="ce61" office:value-type="string">
            <text:p>Add Properties for node when 'Definition name' field contain <text:s/>* <text:s/>character while namespace is blank 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11_02.014</text:p>
          </table:table-cell>
          <table:table-cell table:style-name="ce61" office:value-type="string">
            <text:p>Add Properties for node when 'Definition name' field contain <text:s/>* <text:s/>character and other characters while namespace is blank 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1_02.015</text:p>
          </table:table-cell>
          <table:table-cell table:style-name="ce61" office:value-type="string">
            <text:p>Delete Property Definition 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1_02.016</text:p>
          </table:table-cell>
          <table:table-cell table:style-name="ce61" office:value-type="string">
            <text:p>Add Child node <text:s/>with valid data.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1_02.017</text:p>
          </table:table-cell>
          <table:table-cell table:style-name="ce61" office:value-type="string">
            <text:p>Add child node <text:s/>when 'Definition name' field 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7">
          <table:table-cell table:style-name="ce43" office:value-type="string">
            <text:p>ADM_11_02.018</text:p>
          </table:table-cell>
          <table:table-cell table:style-name="ce61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11_02.019</text:p>
          </table:table-cell>
          <table:table-cell table:style-name="ce61" office:value-type="string">
            <text:p>Add child node when </text:p>
            <text:p>'Definition name' field contain * character while namespace 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7">
          <table:table-cell table:style-name="ce43" office:value-type="string">
            <text:p>ADM_11_02.020</text:p>
          </table:table-cell>
          <table:table-cell table:style-name="ce61" office:value-type="string">
            <text:p>Add child node when </text:p>
            <text:p>'Definition name' field contain * character with others characters while namespace 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11_02.021</text:p>
          </table:table-cell>
          <table:table-cell table:style-name="ce61" office:value-type="string">
            <text:p>Add child node when</text:p>
            <text:p><text:s text:c="2"/>'Definition name' field is existed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11_02.022</text:p>
          </table:table-cell>
          <table:table-cell table:style-name="ce61" office:value-type="string">
            <text:p>Add child node when 'Default primary type'</text:p>
            <text:p><text:s/>field 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11_02.023</text:p>
          </table:table-cell>
          <table:table-cell table:style-name="ce61" office:value-type="string">
            <text:p>Add child node when 'Required primary type'</text:p>
            <text:p><text:s/>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1_02.024</text:p>
          </table:table-cell>
          <table:table-cell table:style-name="ce61" office:value-type="string">
            <text:p>Delete Child node Definition 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11_03.001</text:p>
          </table:table-cell>
          <table:table-cell table:style-name="ce61" office:value-type="string">
            <text:p>Export nod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1_03.002</text:p>
          </table:table-cell>
          <table:table-cell table:style-name="ce61" office:value-type="string">
            <text:p>Export node when do not select any node to export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11_04.001</text:p>
          </table:table-cell>
          <table:table-cell table:style-name="ce61" office:value-type="string">
            <text:p>Import nod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1_04.002</text:p>
          </table:table-cell>
          <table:table-cell table:style-name="ce61" office:value-type="string">
            <text:p>Import node but uploaded node is not xml fil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1_05.001</text:p>
          </table:table-cell>
          <table:table-cell table:style-name="ce63" office:value-type="string">
            <text:p>Search Node Type when don't input keyword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1_05.002</text:p>
          </table:table-cell>
          <table:table-cell table:style-name="ce63" office:value-type="string">
            <text:p>Search Node Type when keyword includes some special characters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1_05.003</text:p>
          </table:table-cell>
          <table:table-cell table:style-name="ce63" office:value-type="string">
            <text:p>Search Node Type when no Node type match with keyword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1_05.004</text:p>
          </table:table-cell>
          <table:table-cell table:style-name="ce63" office:value-type="string">
            <text:p>Search Node type when there are corresponding node types with keyword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1_05.005</text:p>
          </table:table-cell>
          <table:table-cell table:style-name="ce63" office:value-type="string">
            <text:p>Search <text:s/>all Node Type with keyword ' * '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1" office:value-type="string" table:number-columns-spanned="2" table:number-rows-spanned="1">
            <text:p>Advanced_Configuration: Mange Query, Manage Scrip, Manage Action</text:p>
          </table:table-cell>
          <table:covered-table-cell table:style-name="ce54"/>
          <table:table-cell table:style-name="ce54" table:number-columns-repeated="2"/>
          <table:table-cell table:number-columns-repeated="252"/>
        </table:table-row>
        <table:table-row table:style-name="ro11">
          <table:table-cell table:style-name="ce42" office:value-type="string">
            <text:p>ADM_12_01.001</text:p>
          </table:table-cell>
          <table:table-cell table:style-name="ce52" office:value-type="string">
            <text:p>Add queries When input valid data into all required fields</text:p>
          </table:table-cell>
          <table:table-cell table:style-name="ce43" office:value-type="string">
            <text:p>Manage Queries</text:p>
          </table:table-cell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2_01.002</text:p>
          </table:table-cell>
          <table:table-cell table:style-name="ce52" office:value-type="string">
            <text:p>Create SQL query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2_01.003</text:p>
          </table:table-cell>
          <table:table-cell table:style-name="ce52" office:value-type="string">
            <text:p>Create XPATH query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2_01.004</text:p>
          </table:table-cell>
          <table:table-cell table:style-name="ce52" office:value-type="string">
            <text:p>Add query when 'Query name' field <text:s/>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2_01.005</text:p>
          </table:table-cell>
          <table:table-cell table:style-name="ce52" office:value-type="string">
            <text:p>Add query when 'Query name' field <text:s/>contain some special characters: #$%..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2_01.006</text:p>
          </table:table-cell>
          <table:table-cell table:style-name="ce52" office:value-type="string">
            <text:p>Add new query has the same name with existing query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2_01.007</text:p>
          </table:table-cell>
          <table:table-cell table:style-name="ce52" office:value-type="string">
            <text:p>Add query when 'statement' field is invalid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2_01.008</text:p>
          </table:table-cell>
          <table:table-cell table:style-name="ce52" office:value-type="string">
            <text:p>Add query when 'statement' field is empty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2_01.009</text:p>
          </table:table-cell>
          <table:table-cell table:style-name="ce52" office:value-type="string">
            <text:p>Add query when don't select permission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2_01.010</text:p>
          </table:table-cell>
          <table:table-cell table:style-name="ce52" office:value-type="string">
            <text:p>Check the displaying of query in File Explorer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2_01.011</text:p>
          </table:table-cell>
          <table:table-cell table:style-name="ce52" office:value-type="string">
            <text:p>Check the displaying of query in Content Browser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2_01.012</text:p>
          </table:table-cell>
          <table:table-cell table:style-name="ce52" office:value-type="string">
            <text:p>Add new query when check in ' Enable cache results ' checked-box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12_02.001</text:p>
          </table:table-cell>
          <table:table-cell table:style-name="ce52" office:value-type="string">
            <text:p>Edit Query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2_03.001</text:p>
          </table:table-cell>
          <table:table-cell table:style-name="ce52" office:value-type="string">
            <text:p>Delete query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13_01_01.001</text:p>
          </table:table-cell>
          <table:table-cell table:style-name="ce61" office:value-type="string">
            <text:p>Add ECM script when input valid data in required fields</text:p>
          </table:table-cell>
          <table:table-cell table:style-name="ce43" office:value-type="string">
            <text:p>Manage Script</text:p>
          </table:table-cell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13_01_01.002</text:p>
          </table:table-cell>
          <table:table-cell table:style-name="ce61" office:value-type="string">
            <text:p>Add ECM script when 'script name ' field</text:p>
            <text:p><text:s/>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13_01_01.003</text:p>
          </table:table-cell>
          <table:table-cell table:style-name="ce61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3_01_01.004</text:p>
          </table:table-cell>
          <table:table-cell table:style-name="ce61" office:value-type="string">
            <text:p>Add new ECM script has the same name with existing scripts 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3_01_01.005</text:p>
          </table:table-cell>
          <table:table-cell table:style-name="ce61" office:value-type="string">
            <text:p>Add script when 'script content' field is empty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3_01_01.006</text:p>
          </table:table-cell>
          <table:table-cell table:style-name="ce53" office:value-type="string">
            <text:p>Using ECM script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13_01_02.001</text:p>
          </table:table-cell>
          <table:table-cell table:style-name="ce61" office:value-type="string">
            <text:p>Edit Script when check 'is enable version' field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13_01_03.001</text:p>
          </table:table-cell>
          <table:table-cell table:style-name="ce62" office:value-type="string">
            <text:p>Delete ECM script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ADM_13_02_01.001</text:p>
          </table:table-cell>
          <table:table-cell table:style-name="ce61" office:value-type="string">
            <text:p>Add BC script when input valid data </text:p>
            <text:p>in required fields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13_02_01.002</text:p>
          </table:table-cell>
          <table:table-cell table:style-name="ce61" office:value-type="string">
            <text:p>Add BC script when 'script name ' field</text:p>
            <text:p><text:s/>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13_02_01.003</text:p>
          </table:table-cell>
          <table:table-cell table:style-name="ce61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3_02_01.004</text:p>
          </table:table-cell>
          <table:table-cell table:style-name="ce61" office:value-type="string">
            <text:p>Add new BC script has the same name with existing scripts 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3_02_01.005</text:p>
          </table:table-cell>
          <table:table-cell table:style-name="ce61" office:value-type="string">
            <text:p>Add script when 'script content' field is empty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3_02_01.006</text:p>
          </table:table-cell>
          <table:table-cell table:style-name="ce53" office:value-type="string">
            <text:p>Using BC script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13_02_02.001</text:p>
          </table:table-cell>
          <table:table-cell table:style-name="ce61" office:value-type="string">
            <text:p>Edit Script when check 'is enable version' field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3_02_03.001</text:p>
          </table:table-cell>
          <table:table-cell table:style-name="ce62" office:value-type="string">
            <text:p>Delete BC script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ADM_14.001</text:p>
          </table:table-cell>
          <table:table-cell table:style-name="ce52" office:value-type="string">
            <text:p>Add an action type with valid data</text:p>
          </table:table-cell>
          <table:table-cell table:style-name="ce43" office:value-type="string">
            <text:p>Add Action type</text:p>
          </table:table-cell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4.002</text:p>
          </table:table-cell>
          <table:table-cell table:style-name="ce52" office:value-type="string">
            <text:p>Add Action type when Name field 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3" office:value-type="string">
            <text:p>ADM_14.003</text:p>
          </table:table-cell>
          <table:table-cell table:style-name="ce5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4.004</text:p>
          </table:table-cell>
          <table:table-cell table:style-name="ce52" office:value-type="string">
            <text:p>Add action when name field does not start with ''exo:''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4.005</text:p>
          </table:table-cell>
          <table:table-cell table:style-name="ce52" office:value-type="string">
            <text:p>Add An action type when name of action is existed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4.006</text:p>
          </table:table-cell>
          <table:table-cell table:style-name="ce57" office:value-type="string">
            <text:p>Check the using of action after created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1" office:value-type="string" table:number-columns-spanned="2" table:number-rows-spanned="1">
            <text:p>Manage Unlock</text:p>
          </table:table-cell>
          <table:covered-table-cell table:style-name="ce54"/>
          <table:table-cell table:style-name="ce54" table:number-columns-repeated="2"/>
          <table:table-cell table:number-columns-repeated="252"/>
        </table:table-row>
        <table:table-row table:style-name="ro11">
          <table:table-cell table:style-name="ce43" office:value-type="string">
            <text:p>ADM_16.001</text:p>
          </table:table-cell>
          <table:table-cell table:style-name="ce60" office:value-type="string">
            <text:p>Unlock node when admin has permission to view node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6.002</text:p>
          </table:table-cell>
          <table:table-cell table:style-name="ce60" office:value-type="string">
            <text:p>Unlock node when admin does not have permission to view node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6.003</text:p>
          </table:table-cell>
          <table:table-cell table:style-name="ce60" office:value-type="string">
            <text:p>Show list locked node when node is rename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6.004</text:p>
          </table:table-cell>
          <table:table-cell table:style-name="ce60" office:value-type="string">
            <text:p>Show list locked node when node is copy to other path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6.005</text:p>
          </table:table-cell>
          <table:table-cell table:style-name="ce60" office:value-type="string">
            <text:p>Show list locked node when node is delete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6.006</text:p>
          </table:table-cell>
          <table:table-cell table:style-name="ce60" office:value-type="string">
            <text:p>Add permission for user to unlock node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6.007</text:p>
          </table:table-cell>
          <table:table-cell table:style-name="ce60" office:value-type="string">
            <text:p>Delete permission of group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6.008</text:p>
          </table:table-cell>
          <table:table-cell table:style-name="ce60" office:value-type="string">
            <text:p>Delete permission of *:/platform/administrators group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ADM_16.009</text:p>
          </table:table-cell>
          <table:table-cell table:style-name="ce60" office:value-type="string">
            <text:p>Check unlock permission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2" table:number-rows-repeated="65255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Repositories" table:style-name="ta1" table:print="false">
        <office:forms form:automatic-focus="false" form:apply-design-mode="false"/>
        <table:table-column table:style-name="co22" table:default-cell-style-name="Default"/>
        <table:table-column table:style-name="co22" table:default-cell-style-name="ce50"/>
        <table:table-column table:style-name="co23" table:default-cell-style-name="ce50"/>
        <table:table-column table:style-name="co18" table:default-cell-style-name="ce50"/>
        <table:table-column table:style-name="co24" table:number-columns-repeated="3" table:default-cell-style-name="ce50"/>
        <table:table-column table:style-name="co25" table:default-cell-style-name="ce50"/>
        <table:table-column table:style-name="co26" table:default-cell-style-name="ce50"/>
        <table:table-column table:style-name="co13" table:number-columns-repeated="214" table:default-cell-style-name="ce50"/>
        <table:table-column table:style-name="co13" table:number-columns-repeated="16" table:default-cell-style-name="Default"/>
        <table:table-row table:style-name="ro4">
          <table:table-cell/>
          <table:table-cell table:style-name="ce117" office:value-type="string">
            <text:p>TEST CASE</text:p>
          </table:table-cell>
          <table:table-cell table:style-name="ce121" table:number-columns-repeated="3"/>
          <table:table-cell table:style-name="Default"/>
          <table:table-cell table:style-name="ce121" table:number-columns-repeated="4"/>
          <table:table-cell table:style-name="ce135" office:value-type="string">
            <text:p>Passed</text:p>
          </table:table-cell>
          <table:table-cell table:style-name="ce135" table:formula="of:=COUNTIF([.L$7:.L$1008];[.$K1])" office:value-type="float" office:value="0">
            <text:p>0</text:p>
          </table:table-cell>
          <table:table-cell table:style-name="ce135" table:formula="of:=COUNTIF([.M$7:.M$1008];[.$K1])" office:value-type="float" office:value="0">
            <text:p>0</text:p>
          </table:table-cell>
          <table:table-cell table:style-name="ce135" table:formula="of:=COUNTIF([.N$7:.N$1008];[.$K1])" office:value-type="float" office:value="0">
            <text:p>0</text:p>
          </table:table-cell>
          <table:table-cell table:style-name="ce135" table:formula="of:=COUNTIF([.O$7:.O$1008];[.$K1])" office:value-type="float" office:value="0">
            <text:p>0</text:p>
          </table:table-cell>
          <table:table-cell table:style-name="ce121" table:number-columns-repeated="5"/>
          <table:table-cell table:style-name="ce152" table:number-columns-repeated="186"/>
          <table:table-cell table:style-name="Default" table:number-columns-repeated="17"/>
          <table:table-cell table:number-columns-repeated="16"/>
        </table:table-row>
        <table:table-row table:style-name="ro25">
          <table:table-cell/>
          <table:table-cell table:style-name="ce118"/>
          <table:table-cell table:style-name="ce121" table:number-columns-repeated="3"/>
          <table:table-cell table:style-name="Default"/>
          <table:table-cell table:style-name="ce121" table:number-columns-repeated="3"/>
          <table:table-cell table:style-name="ce135"/>
          <table:table-cell table:style-name="ce135" office:value-type="string">
            <text:p>Failed</text:p>
          </table:table-cell>
          <table:table-cell table:style-name="ce135" table:formula="of:=COUNTIF([.L$7:.L$1008];[.$K2])" office:value-type="float" office:value="0">
            <text:p>0</text:p>
          </table:table-cell>
          <table:table-cell table:style-name="ce135" table:formula="of:=COUNTIF([.M$7:.M$1008];[.$K2])" office:value-type="float" office:value="0">
            <text:p>0</text:p>
          </table:table-cell>
          <table:table-cell table:style-name="ce135" table:formula="of:=COUNTIF([.N$7:.N$1008];[.$K2])" office:value-type="float" office:value="0">
            <text:p>0</text:p>
          </table:table-cell>
          <table:table-cell table:style-name="ce135" table:formula="of:=COUNTIF([.O$7:.O$1008];[.$K2])" office:value-type="float" office:value="0">
            <text:p>0</text:p>
          </table:table-cell>
          <table:table-cell table:style-name="ce121" table:number-columns-repeated="5"/>
          <table:table-cell table:style-name="ce152" table:number-columns-repeated="186"/>
          <table:table-cell table:style-name="Default" table:number-columns-repeated="17"/>
          <table:table-cell table:number-columns-repeated="16"/>
        </table:table-row>
        <table:table-row table:style-name="ro32">
          <table:table-cell/>
          <table:table-cell table:style-name="ce119" office:value-type="string">
            <text:p>Function List</text:p>
          </table:table-cell>
          <table:table-cell table:style-name="ce122" office:value-type="string" table:number-columns-spanned="3" table:number-rows-spanned="1">
            <text:p>Manage repository: Create new, edit, delete</text:p>
          </table:table-cell>
          <table:covered-table-cell table:style-name="ce122"/>
          <table:covered-table-cell table:style-name="ce122"/>
          <table:table-cell table:style-name="Default"/>
          <table:table-cell table:style-name="ce132" table:number-columns-repeated="3"/>
          <table:table-cell table:style-name="ce135"/>
          <table:table-cell table:style-name="ce135" office:value-type="string">
            <text:p>Blocked</text:p>
          </table:table-cell>
          <table:table-cell table:style-name="ce135" table:formula="of:=COUNTIF([.L$7:.L$1008];[.$K3])" office:value-type="float" office:value="0">
            <text:p>0</text:p>
          </table:table-cell>
          <table:table-cell table:style-name="ce135" table:formula="of:=COUNTIF([.M$7:.M$1008];[.$K3])" office:value-type="float" office:value="0">
            <text:p>0</text:p>
          </table:table-cell>
          <table:table-cell table:style-name="ce135" table:formula="of:=COUNTIF([.N$7:.N$1008];[.$K3])" office:value-type="float" office:value="0">
            <text:p>0</text:p>
          </table:table-cell>
          <table:table-cell table:style-name="ce135" table:formula="of:=COUNTIF([.O$7:.O$1008];[.$K3])" office:value-type="float" office:value="0">
            <text:p>0</text:p>
          </table:table-cell>
          <table:table-cell table:style-name="ce132" table:number-columns-repeated="5"/>
          <table:table-cell table:style-name="ce152" table:number-columns-repeated="186"/>
          <table:table-cell table:style-name="Default" table:number-columns-repeated="17"/>
          <table:table-cell table:number-columns-repeated="16"/>
        </table:table-row>
        <table:table-row table:style-name="ro7">
          <table:table-cell/>
          <table:table-cell table:style-name="ce119" office:value-type="string">
            <text:p>Total main cases:</text:p>
          </table:table-cell>
          <table:table-cell table:style-name="ce122" table:formula="of:=MAX([.A7:.A994])" office:value-type="float" office:value="23" table:number-columns-spanned="3" table:number-rows-spanned="1">
            <text:p>23</text:p>
          </table:table-cell>
          <table:covered-table-cell table:style-name="ce43"/>
          <table:covered-table-cell table:style-name="ce43"/>
          <table:table-cell table:style-name="Default"/>
          <table:table-cell table:style-name="ce132" table:number-columns-repeated="3"/>
          <table:table-cell table:style-name="ce135"/>
          <table:table-cell table:style-name="ce151" office:value-type="string">
            <text:p>Untested</text:p>
          </table:table-cell>
          <table:table-cell table:style-name="ce135" table:formula="of:=COUNTIF([.L$7:.L$1008];[.$K4])" office:value-type="float" office:value="0">
            <text:p>0</text:p>
          </table:table-cell>
          <table:table-cell table:style-name="ce135" table:formula="of:=COUNTIF([.M$7:.M$1008];[.$K4])" office:value-type="float" office:value="0">
            <text:p>0</text:p>
          </table:table-cell>
          <table:table-cell table:style-name="ce135" table:formula="of:=COUNTIF([.N$7:.N$1008];[.$K4])" office:value-type="float" office:value="0">
            <text:p>0</text:p>
          </table:table-cell>
          <table:table-cell table:style-name="ce135" table:formula="of:=COUNTIF([.O$7:.O$1008];[.$K4])" office:value-type="float" office:value="0">
            <text:p>0</text:p>
          </table:table-cell>
          <table:table-cell table:style-name="ce132" table:number-columns-repeated="5"/>
          <table:table-cell table:style-name="ce152" table:number-columns-repeated="186"/>
          <table:table-cell table:style-name="Default" table:number-columns-repeated="17"/>
          <table:table-cell table:number-columns-repeated="16"/>
        </table:table-row>
        <table:table-row table:style-name="ro25">
          <table:table-cell table:number-columns-repeated="2"/>
          <table:table-cell table:style-name="ce123"/>
          <table:table-cell table:style-name="ce126" table:number-columns-repeated="6"/>
          <table:table-cell table:style-name="ce151"/>
          <table:table-cell table:style-name="Default" office:value-type="string">
            <text:p>N/A</text:p>
          </table:table-cell>
          <table:table-cell table:style-name="ce135" table:formula="of:=COUNTIF([.L$7:.L$1008];[.$K5])" office:value-type="float" office:value="0">
            <text:p>0</text:p>
          </table:table-cell>
          <table:table-cell table:style-name="ce135" table:formula="of:=COUNTIF([.M$7:.M$1008];[.$K5])" office:value-type="float" office:value="0">
            <text:p>0</text:p>
          </table:table-cell>
          <table:table-cell table:style-name="ce135" table:formula="of:=COUNTIF([.N$7:.N$1008];[.$K5])" office:value-type="float" office:value="0">
            <text:p>0</text:p>
          </table:table-cell>
          <table:table-cell table:style-name="ce135" table:formula="of:=COUNTIF([.O$7:.O$1008];[.$K5])" office:value-type="float" office:value="0">
            <text:p>0</text:p>
          </table:table-cell>
          <table:table-cell table:style-name="ce126" table:number-columns-repeated="5"/>
          <table:table-cell table:style-name="ce152" table:number-columns-repeated="186"/>
          <table:table-cell table:style-name="Default" table:number-columns-repeated="17"/>
          <table:table-cell table:number-columns-repeated="16"/>
        </table:table-row>
        <table:table-row table:style-name="ro4">
          <table:table-cell table:style-name="ce114" office:value-type="string">
            <text:p>Case No</text:p>
          </table:table-cell>
          <table:table-cell table:style-name="ce120" office:value-type="string">
            <text:p>Related Function</text:p>
          </table:table-cell>
          <table:table-cell table:style-name="ce124" office:value-type="string">
            <text:p>Case No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Affect</text:p>
          </table:table-cell>
          <table:table-cell table:style-name="ce81" table:number-columns-repeated="10"/>
          <table:table-cell table:style-name="ce153" table:number-columns-repeated="197"/>
          <table:table-cell table:style-name="ce154" table:number-columns-repeated="6"/>
          <table:table-cell table:number-columns-repeated="16"/>
        </table:table-row>
        <table:table-row table:style-name="ro24">
          <table:table-cell table:style-name="ce115" office:value-type="float" office:value="1">
            <text:p>001</text:p>
          </table:table-cell>
          <table:table-cell table:style-name="ce43" office:value-type="string">
            <text:p>ADM_01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Repository\Add</text:p>
          </table:table-cell>
          <table:table-cell table:style-name="ce52" office:value-type="string">
            <text:p>Create repository when put all valid value</text:p>
          </table:table-cell>
          <table:table-cell table:style-name="ce130" office:value-type="string">
            <text:p>Step 1: Open form to add new repository</text:p>
          </table:table-cell>
          <table:table-cell table:style-name="ce130" office:value-type="string">
            <text:p>- Go to ECM Administration</text:p>
            <text:p>- Click on 'Add Repository' icon</text:p>
          </table:table-cell>
          <table:table-cell table:style-name="ce130" office:value-type="string">
            <text:p><text:s/>'Repository Form' appears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4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ADM_01</text:p>
          </table:table-cell>
          <table:table-cell table:style-name="ce12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7" office:value-type="string">
            <text:p>DMS\Admin\Repository\Add</text:p>
          </table:table-cell>
          <table:table-cell table:style-name="ce128" office:value-type="string">
            <text:p>Create repository when put all valid value</text:p>
          </table:table-cell>
          <table:table-cell table:style-name="ce130" office:value-type="string">
            <text:p>Step 2: Put name for new repository</text:p>
          </table:table-cell>
          <table:table-cell table:style-name="ce130" office:value-type="string">
            <text:p>Put valid data in 'Name' field</text:p>
          </table:table-cell>
          <table:table-cell table:style-name="ce130" office:value-type="string">
            <text:p><text:s/>'Name' field is inputed data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33">
          <table:table-cell table:style-name="ce116" table:formula="of:=IF(MID([.F9];6;1)&gt;MID([.F8];6;1);&quot;&quot;;MAX([.A$7:.A8])+1)">
            <text:p/>
          </table:table-cell>
          <table:table-cell table:style-name="ce43" office:value-type="string">
            <text:p>ADM_01</text:p>
          </table:table-cell>
          <table:table-cell table:style-name="ce12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7" office:value-type="string">
            <text:p>DMS\Admin\Repository\Add</text:p>
          </table:table-cell>
          <table:table-cell table:style-name="ce128" office:value-type="string">
            <text:p>Create repository when put all valid value</text:p>
          </table:table-cell>
          <table:table-cell table:style-name="ce130" office:value-type="string">
            <text:p>Step 3: Add workspace for new repository</text:p>
          </table:table-cell>
          <table:table-cell table:style-name="ce130" office:value-type="string">
            <text:p>- Click 'Add Workspace' button</text:p>
            <text:p>- Input valid values to add new workspace</text:p>
            <text:p>- Click 'Add Workspace' button to add more workspaces</text:p>
            <text:p>- Choose “Set as default” for one of added workspace</text:p>
          </table:table-cell>
          <table:table-cell table:style-name="ce130" office:value-type="string">
            <text:p>New workspace is added and displayed in workspace list in 'Repository form'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24">
          <table:table-cell table:style-name="ce116" table:formula="of:=IF(MID([.F10];6;1)&gt;MID([.F9];6;1);&quot;&quot;;MAX([.A$7:.A9])+1)">
            <text:p/>
          </table:table-cell>
          <table:table-cell table:style-name="ce43" office:value-type="string">
            <text:p>ADM_01</text:p>
          </table:table-cell>
          <table:table-cell table:style-name="ce12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7" office:value-type="string">
            <text:p>DMS\Admin\Repository\Add</text:p>
          </table:table-cell>
          <table:table-cell table:style-name="ce128" office:value-type="string">
            <text:p>Create repository when put all valid value</text:p>
          </table:table-cell>
          <table:table-cell table:style-name="ce130" office:value-type="string">
            <text:p>Step 4: Complete adding new repository</text:p>
          </table:table-cell>
          <table:table-cell table:style-name="ce130" office:value-type="string">
            <text:p>In ' 'Repository Form' , click 'Save' button</text:p>
          </table:table-cell>
          <table:table-cell table:style-name="ce130" office:value-type="string">
            <text:p>After loading, new repository is created. You can see new repository in the list of Current Repository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22">
          <table:table-cell table:style-name="ce116" table:formula="of:=IF(MID([.F11];6;1)&gt;MID([.F10];6;1);&quot;&quot;;MAX([.A$7:.A10])+1)" office:value-type="float" office:value="2">
            <text:p>002</text:p>
          </table:table-cell>
          <table:table-cell table:style-name="ce43" office:value-type="string">
            <text:p>ADM_01</text:p>
          </table:table-cell>
          <table:table-cell table:style-name="ce12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7" office:value-type="string">
            <text:p>DMS\Admin\Repository\Add</text:p>
          </table:table-cell>
          <table:table-cell table:style-name="ce52" office:value-type="string">
            <text:p>Add new repository with blank 'Name'</text:p>
          </table:table-cell>
          <table:table-cell table:style-name="ce130" office:value-type="string">
            <text:p>Step 1: Add new repository with no name</text:p>
          </table:table-cell>
          <table:table-cell table:style-name="ce130" office:value-type="string">
            <text:p>In add new repository form:</text:p>
            <text:p>- Do not input value for Name</text:p>
            <text:p>- Click <text:span text:style-name="T5">Add workspace</text:span> or <text:span text:style-name="T5">Save <text:s/></text:span></text:p>
          </table:table-cell>
          <table:table-cell table:style-name="ce130" office:value-type="string">
            <text:p>Show message “The field 'Name' is required. Please enter your value.”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34">
          <table:table-cell table:style-name="ce116" table:formula="of:=IF(MID([.F12];6;1)&gt;MID([.F11];6;1);&quot;&quot;;MAX([.A$7:.A11])+1)" office:value-type="float" office:value="3">
            <text:p>003</text:p>
          </table:table-cell>
          <table:table-cell table:style-name="ce43" office:value-type="string">
            <text:p>ADM_01</text:p>
          </table:table-cell>
          <table:table-cell table:style-name="ce12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7" office:value-type="string">
            <text:p>DMS\Admin\Repository\Add</text:p>
          </table:table-cell>
          <table:table-cell table:style-name="ce52" office:value-type="string">
            <text:p>Add new repository some special characters in 'Name'</text:p>
          </table:table-cell>
          <table:table-cell table:style-name="ce130" office:value-type="string">
            <text:p>Step 1: Add new repository with name contains special characters</text:p>
          </table:table-cell>
          <table:table-cell table:style-name="ce130" office:value-type="string">
            <text:p>In add new repository form:</text:p>
            <text:p>- Input Name with special character (!@#$%^&amp;*()...)</text:p>
            <text:p>- Click <text:span text:style-name="T5">Add workspace</text:span> or <text:span text:style-name="T5">Save <text:s/></text:span></text:p>
          </table:table-cell>
          <table:table-cell table:style-name="ce130" office:value-type="string">
            <text:p>Show message “There are some invalid characters in name!.”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7">
          <table:table-cell table:style-name="ce116" table:formula="of:=IF(MID([.F13];6;1)&gt;MID([.F12];6;1);&quot;&quot;;MAX([.A$7:.A12])+1)" office:value-type="float" office:value="4">
            <text:p>004</text:p>
          </table:table-cell>
          <table:table-cell table:style-name="ce43" office:value-type="string">
            <text:p>ADM_01</text:p>
          </table:table-cell>
          <table:table-cell table:style-name="ce125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27" office:value-type="string">
            <text:p>DMS\Admin\Repository\Add</text:p>
          </table:table-cell>
          <table:table-cell table:style-name="ce52" office:value-type="string">
            <text:p>Add same name repositories</text:p>
          </table:table-cell>
          <table:table-cell table:style-name="ce130" office:value-type="string">
            <text:p>Step 1: Add the first repository</text:p>
          </table:table-cell>
          <table:table-cell table:style-name="ce130" office:value-type="string">
            <text:p>Add new repository</text:p>
          </table:table-cell>
          <table:table-cell table:style-name="ce130" office:value-type="string">
            <text:p>New repository is added successfully and displayed in repositories list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7">
          <table:table-cell table:style-name="ce116" table:formula="of:=IF(MID([.F14];6;1)&gt;MID([.F13];6;1);&quot;&quot;;MAX([.A$7:.A13])+1)">
            <text:p/>
          </table:table-cell>
          <table:table-cell table:style-name="ce43" office:value-type="string">
            <text:p>ADM_01</text:p>
          </table:table-cell>
          <table:table-cell table:style-name="ce12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7" office:value-type="string">
            <text:p>DMS\Admin\Repository\Add</text:p>
          </table:table-cell>
          <table:table-cell table:style-name="ce128" office:value-type="string">
            <text:p>Add same name repositories</text:p>
          </table:table-cell>
          <table:table-cell table:style-name="ce130" office:value-type="string">
            <text:p>Step 2: Add same name repository</text:p>
          </table:table-cell>
          <table:table-cell table:style-name="ce130" office:value-type="string">
            <text:p>Add new repository that same name with added repository</text:p>
          </table:table-cell>
          <table:table-cell table:style-name="ce130" office:value-type="string">
            <text:p>Show message “The repository [name of repository]' is existing!.”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22">
          <table:table-cell table:style-name="ce116" table:formula="of:=IF(MID([.F15];6;1)&gt;MID([.F14];6;1);&quot;&quot;;MAX([.A$7:.A14])+1)" office:value-type="float" office:value="5">
            <text:p>005</text:p>
          </table:table-cell>
          <table:table-cell table:style-name="ce43" office:value-type="string">
            <text:p>ADM_01</text:p>
          </table:table-cell>
          <table:table-cell table:style-name="ce125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table:style-name="ce127" office:value-type="string">
            <text:p>DMS\Admin\Repository\Add</text:p>
          </table:table-cell>
          <table:table-cell table:style-name="ce52" office:value-type="string">
            <text:p>Add new repository without workspace</text:p>
          </table:table-cell>
          <table:table-cell table:style-name="ce130" office:value-type="string">
            <text:p>Step 1: Add new repository with no added workspace </text:p>
          </table:table-cell>
          <table:table-cell table:style-name="ce130" office:value-type="string">
            <text:p>In add new repository form:</text:p>
            <text:p>- Input valid Name</text:p>
            <text:p>- Do not add any workspace</text:p>
            <text:p>- Click <text:span text:style-name="T5">Save </text:span></text:p>
          </table:table-cell>
          <table:table-cell table:style-name="ce130" office:value-type="string">
            <text:p>Show message “Require at least one workspace”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35">
          <table:table-cell table:style-name="ce116" table:formula="of:=IF(MID([.F16];6;1)&gt;MID([.F15];6;1);&quot;&quot;;MAX([.A$7:.A15])+1)" office:value-type="float" office:value="6">
            <text:p>006</text:p>
          </table:table-cell>
          <table:table-cell table:style-name="ce43" office:value-type="string">
            <text:p>ADM_01</text:p>
          </table:table-cell>
          <table:table-cell table:style-name="ce125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table:style-name="ce127" office:value-type="string">
            <text:p>DMS\Admin\Repository\Add</text:p>
          </table:table-cell>
          <table:table-cell table:style-name="ce52" office:value-type="string">
            <text:p>Add new repository with no default workspace</text:p>
          </table:table-cell>
          <table:table-cell table:style-name="ce130" office:value-type="string">
            <text:p>Step 1: Add new repository</text:p>
          </table:table-cell>
          <table:table-cell table:style-name="ce130" office:value-type="string">
            <text:p>In add new repository form: </text:p>
            <text:p>- Input valid Name</text:p>
            <text:p>- Add some workspace without choosing “Set as default” option at step 1 of Add workspace wizard</text:p>
            <text:p>- Click <text:span text:style-name="T5">Save</text:span> <text:s/></text:p>
          </table:table-cell>
          <table:table-cell table:style-name="ce134" office:value-type="string">
            <text:p><text:span text:style-name="T7">Show message “</text:span><text:span text:style-name="T8">You must set </text:span><text:span text:style-name="T8">workspace default one </text:span><text:span text:style-name="T7">”</text:span>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4" table:number-columns-repeated="10"/>
          <table:table-cell table:number-columns-repeated="203"/>
          <table:table-cell table:style-name="ce50" table:number-columns-repeated="16"/>
        </table:table-row>
        <table:table-row table:style-name="ro24">
          <table:table-cell table:style-name="ce116" table:formula="of:=IF(MID([.F17];6;1)&gt;MID([.F16];6;1);&quot;&quot;;MAX([.A$7:.A16])+1)" office:value-type="float" office:value="7">
            <text:p>007</text:p>
          </table:table-cell>
          <table:table-cell table:style-name="ce43" office:value-type="string">
            <text:p>ADM_01</text:p>
          </table:table-cell>
          <table:table-cell table:style-name="ce125" table:formula="of:=IF(VALUE(MID([.F17];6;FIND(&quot;:&quot;;[.F17];1)-FIND(&quot; &quot;;[.F17];1)-1))&gt;VALUE(MID([.F16];6;FIND(&quot;:&quot;;[.F16];1)-FIND(&quot; &quot;;[.F16];1)-1));[.C16];[.C16]+1)" office:value-type="float" office:value="7">
            <text:p>007</text:p>
          </table:table-cell>
          <table:table-cell table:style-name="ce127" office:value-type="string">
            <text:p>DMS\Admin\Repository\Add</text:p>
          </table:table-cell>
          <table:table-cell table:style-name="ce53" office:value-type="string">
            <text:p>Check set default workspace while adding new repository</text:p>
          </table:table-cell>
          <table:table-cell table:style-name="ce131" office:value-type="string">
            <text:p>Step 1: Open <text:s/>'Repository Form'</text:p>
          </table:table-cell>
          <table:table-cell table:style-name="ce131" office:value-type="string">
            <text:p>- Go to ECM Administration</text:p>
            <text:p>- Click on 'Add Repository' icon</text:p>
          </table:table-cell>
          <table:table-cell table:style-name="ce131" office:value-type="string">
            <text:p><text:s/>'Repository Form' appears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1" table:number-columns-repeated="10"/>
          <table:table-cell table:number-columns-repeated="203"/>
          <table:table-cell table:style-name="ce50" table:number-columns-repeated="16"/>
        </table:table-row>
        <table:table-row table:style-name="ro36">
          <table:table-cell table:style-name="ce116" table:formula="of:=IF(MID([.F18];6;1)&gt;MID([.F17];6;1);&quot;&quot;;MAX([.A$7:.A17])+1)">
            <text:p/>
          </table:table-cell>
          <table:table-cell table:style-name="ce43" office:value-type="string">
            <text:p>ADM_01</text:p>
          </table:table-cell>
          <table:table-cell table:style-name="ce125" table:formula="of:=IF(VALUE(MID([.F18];6;FIND(&quot;:&quot;;[.F18];1)-FIND(&quot; &quot;;[.F18];1)-1))&gt;VALUE(MID([.F17];6;FIND(&quot;:&quot;;[.F17];1)-FIND(&quot; &quot;;[.F17];1)-1));[.C17];[.C17]+1)" office:value-type="float" office:value="7">
            <text:p>007</text:p>
          </table:table-cell>
          <table:table-cell table:style-name="ce127" office:value-type="string">
            <text:p>DMS\Admin\Repository\Add</text:p>
          </table:table-cell>
          <table:table-cell table:style-name="ce129" office:value-type="string">
            <text:p>Check set default workspace while adding new repository</text:p>
          </table:table-cell>
          <table:table-cell table:style-name="ce130" office:value-type="string">
            <text:p>Step 2: Add workspace at step 1</text:p>
          </table:table-cell>
          <table:table-cell table:style-name="ce130" office:value-type="string">
            <text:p>- Click 'Add Workspace' button</text:p>
            <text:p>- Put name for new workspace</text:p>
            <text:p>- Select type of workspace</text:p>
            <text:p>- Click on <text:s/>'<text:span text:style-name="T6">Set as default' check box to </text:span><text:span text:style-name="T6">set workspace <text:s/>is default</text:span></text:p>
            <text:p>- Select the permission</text:p>
            <text:p>- Click <text:span text:style-name="T5">Next</text:span></text:p>
          </table:table-cell>
          <table:table-cell table:style-name="ce130" office:value-type="string">
            <text:p>Fields in form at the first step to create workspace are inputed data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7">
          <table:table-cell table:style-name="ce116" table:formula="of:=IF(MID([.F19];6;1)&gt;MID([.F18];6;1);&quot;&quot;;MAX([.A$7:.A18])+1)">
            <text:p/>
          </table:table-cell>
          <table:table-cell table:style-name="ce43" office:value-type="string">
            <text:p>ADM_01</text:p>
          </table:table-cell>
          <table:table-cell table:style-name="ce125" table:formula="of:=IF(VALUE(MID([.F19];6;FIND(&quot;:&quot;;[.F19];1)-FIND(&quot; &quot;;[.F19];1)-1))&gt;VALUE(MID([.F18];6;FIND(&quot;:&quot;;[.F18];1)-FIND(&quot; &quot;;[.F18];1)-1));[.C18];[.C18]+1)" office:value-type="float" office:value="7">
            <text:p>007</text:p>
          </table:table-cell>
          <table:table-cell table:style-name="ce127" office:value-type="string">
            <text:p>DMS\Admin\Repository\Add</text:p>
          </table:table-cell>
          <table:table-cell table:style-name="ce129" office:value-type="string">
            <text:p>Check set default workspace while adding new repository</text:p>
          </table:table-cell>
          <table:table-cell table:style-name="ce130" office:value-type="string">
            <text:p>Step 3: Put data in form at the second step</text:p>
          </table:table-cell>
          <table:table-cell table:style-name="ce130" office:value-type="string">
            <text:p>Put data in fields to config for container, storages.</text:p>
          </table:table-cell>
          <table:table-cell table:style-name="ce130" office:value-type="string">
            <text:p>Fields are inputed data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24">
          <table:table-cell table:style-name="ce116" table:formula="of:=IF(MID([.F20];6;1)&gt;MID([.F19];6;1);&quot;&quot;;MAX([.A$7:.A19])+1)">
            <text:p/>
          </table:table-cell>
          <table:table-cell table:style-name="ce43" office:value-type="string">
            <text:p>ADM_01</text:p>
          </table:table-cell>
          <table:table-cell table:style-name="ce125"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27" office:value-type="string">
            <text:p>DMS\Admin\Repository\Add</text:p>
          </table:table-cell>
          <table:table-cell table:style-name="ce129" office:value-type="string">
            <text:p>Check set default workspace while adding new repository</text:p>
          </table:table-cell>
          <table:table-cell table:style-name="ce130" office:value-type="string">
            <text:p>Step 4: Put data in form at the third step</text:p>
          </table:table-cell>
          <table:table-cell table:style-name="ce130" office:value-type="string">
            <text:p>- Put data in fields to config for cache, query handler..</text:p>
            <text:p>- Click<text:span text:style-name="T5"> Finish</text:span></text:p>
          </table:table-cell>
          <table:table-cell table:style-name="ce130" office:value-type="string">
            <text:p>New workspace is created. It is default workspace.</text:p>
            <text:p><text:span text:style-name="T9">Each repository has only one default </text:span><text:span text:style-name="T9">workspace</text:span>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37">
          <table:table-cell table:style-name="ce116" table:formula="of:=IF(MID([.F21];6;1)&gt;MID([.F20];6;1);&quot;&quot;;MAX([.A$7:.A20])+1)" office:value-type="float" office:value="8">
            <text:p>008</text:p>
          </table:table-cell>
          <table:table-cell table:style-name="ce43" office:value-type="string">
            <text:p>ADM_01</text:p>
          </table:table-cell>
          <table:table-cell table:style-name="ce125" table:formula="of:=IF(VALUE(MID([.F21];6;FIND(&quot;:&quot;;[.F21];1)-FIND(&quot; &quot;;[.F21];1)-1))&gt;VALUE(MID([.F20];6;FIND(&quot;:&quot;;[.F20];1)-FIND(&quot; &quot;;[.F20];1)-1));[.C20];[.C20]+1)" office:value-type="float" office:value="8">
            <text:p>008</text:p>
          </table:table-cell>
          <table:table-cell table:style-name="ce127" office:value-type="string">
            <text:p>DMS\Admin\Repository\Add</text:p>
          </table:table-cell>
          <table:table-cell table:style-name="ce53" office:value-type="string">
            <text:p>Check set default workspace while adding new repository but the root of this workspace is nt:folder</text:p>
          </table:table-cell>
          <table:table-cell table:style-name="ce131" office:value-type="string">
            <text:p>Step 1: Open <text:s/>'Repository Form'</text:p>
          </table:table-cell>
          <table:table-cell table:style-name="ce131" office:value-type="string">
            <text:p>- Go to ECM Administration</text:p>
            <text:p>- Click on 'Add Repository' icon</text:p>
          </table:table-cell>
          <table:table-cell table:style-name="ce131" office:value-type="string">
            <text:p><text:s/>'Repository Form' appears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1" table:number-columns-repeated="10"/>
          <table:table-cell table:number-columns-repeated="203"/>
          <table:table-cell table:style-name="ce50" table:number-columns-repeated="16"/>
        </table:table-row>
        <table:table-row table:style-name="ro36">
          <table:table-cell table:style-name="ce116" table:formula="of:=IF(MID([.F22];6;1)&gt;MID([.F21];6;1);&quot;&quot;;MAX([.A$7:.A21])+1)">
            <text:p/>
          </table:table-cell>
          <table:table-cell table:style-name="ce43" office:value-type="string">
            <text:p>ADM_01</text:p>
          </table:table-cell>
          <table:table-cell table:style-name="ce125" table:formula="of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27" office:value-type="string">
            <text:p>DMS\Admin\Repository\Add</text:p>
          </table:table-cell>
          <table:table-cell table:style-name="ce129" office:value-type="string">
            <text:p>Check set default workspace while adding new repository but the root of this workspace is nt:folder</text:p>
          </table:table-cell>
          <table:table-cell table:style-name="ce130" office:value-type="string">
            <text:p>Step 2: Add workspace at step 1</text:p>
          </table:table-cell>
          <table:table-cell table:style-name="ce130" office:value-type="string">
            <text:p>- Click 'Add Workspace' button</text:p>
            <text:p>- Put name for new workspace</text:p>
            <text:p>- Select type of workspace is nt: folder</text:p>
            <text:p>- Click on <text:s/>'<text:span text:style-name="T6">Set as default' check box to </text:span><text:span text:style-name="T6">set workspace <text:s/>is default</text:span></text:p>
            <text:p>- Select the permission</text:p>
            <text:p>- Click <text:span text:style-name="T5">Next</text:span></text:p>
          </table:table-cell>
          <table:table-cell table:style-name="ce130" office:value-type="string">
            <text:p>Show message “Default workspace auto init nodetype must nt:unstructured ”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37">
          <table:table-cell table:style-name="ce116" table:formula="of:=IF(MID([.F23];6;1)&gt;MID([.F22];6;1);&quot;&quot;;MAX([.A$7:.A22])+1)" office:value-type="float" office:value="9">
            <text:p>009</text:p>
          </table:table-cell>
          <table:table-cell table:style-name="ce43" office:value-type="string">
            <text:p>ADM_01</text:p>
          </table:table-cell>
          <table:table-cell table:style-name="ce125" table:formula="of:=IF(VALUE(MID([.F23];6;FIND(&quot;:&quot;;[.F23];1)-FIND(&quot; &quot;;[.F23];1)-1))&gt;VALUE(MID([.F22];6;FIND(&quot;:&quot;;[.F22];1)-FIND(&quot; &quot;;[.F22];1)-1));[.C22];[.C22]+1)" office:value-type="float" office:value="9">
            <text:p>009</text:p>
          </table:table-cell>
          <table:table-cell table:style-name="ce127" office:value-type="string">
            <text:p>DMS\Admin\Repository\Add</text:p>
          </table:table-cell>
          <table:table-cell table:style-name="ce52" office:value-type="string">
            <text:p>Check adding new workspace(s) while adding new repository</text:p>
          </table:table-cell>
          <table:table-cell table:style-name="ce130" office:value-type="string">
            <text:p>Step 1: Show add new workspace wizard</text:p>
          </table:table-cell>
          <table:table-cell table:style-name="ce130" office:value-type="string">
            <text:p>- Click 'Add new repository' icon</text:p>
            <text:p>- Input valid repository name</text:p>
            <text:p>- Click <text:span text:style-name="T5">Add workspace</text:span></text:p>
          </table:table-cell>
          <table:table-cell table:style-name="ce130" office:value-type="string">
            <text:p>Add new workspace wizard appears with step 1 as default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35">
          <table:table-cell table:style-name="ce116" table:formula="of:=IF(MID([.F24];6;1)&gt;MID([.F23];6;1);&quot;&quot;;MAX([.A$7:.A23])+1)">
            <text:p/>
          </table:table-cell>
          <table:table-cell table:style-name="ce43" office:value-type="string">
            <text:p>ADM_01</text:p>
          </table:table-cell>
          <table:table-cell table:style-name="ce125" table:formula="of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27" office:value-type="string">
            <text:p>DMS\Admin\Repository\Add</text:p>
          </table:table-cell>
          <table:table-cell table:style-name="ce128" office:value-type="string">
            <text:p>Check adding new workspace(s) while adding new repository</text:p>
          </table:table-cell>
          <table:table-cell table:style-name="ce130" office:value-type="string">
            <text:p>Step 2: Add workspace at step 1</text:p>
          </table:table-cell>
          <table:table-cell table:style-name="ce130" office:value-type="string">
            <text:p>- Click 'Add Workspace' button</text:p>
            <text:p>- Put name for new workspace</text:p>
            <text:p>- Select type of workspace</text:p>
            <text:p>- Select the permission</text:p>
            <text:p>- Click <text:span text:style-name="T5">Next</text:span></text:p>
          </table:table-cell>
          <table:table-cell table:style-name="ce130" office:value-type="string">
            <text:p>Fields in form at the first step to create workspace are inputed data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7">
          <table:table-cell table:style-name="ce116" table:formula="of:=IF(MID([.F25];6;1)&gt;MID([.F24];6;1);&quot;&quot;;MAX([.A$7:.A24])+1)">
            <text:p/>
          </table:table-cell>
          <table:table-cell table:style-name="ce43" office:value-type="string">
            <text:p>ADM_01</text:p>
          </table:table-cell>
          <table:table-cell table:style-name="ce125" table:formula="of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27" office:value-type="string">
            <text:p>DMS\Admin\Repository\Add</text:p>
          </table:table-cell>
          <table:table-cell table:style-name="ce128" office:value-type="string">
            <text:p>Check adding new workspace(s) while adding new repository</text:p>
          </table:table-cell>
          <table:table-cell table:style-name="ce130" office:value-type="string">
            <text:p>Step 3: Put data in form at the second step</text:p>
          </table:table-cell>
          <table:table-cell table:style-name="ce130" office:value-type="string">
            <text:p>Put data in fields to config for container, storages.</text:p>
          </table:table-cell>
          <table:table-cell table:style-name="ce130" office:value-type="string">
            <text:p>Fields are inputed data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24">
          <table:table-cell table:style-name="ce116" table:formula="of:=IF(MID([.F26];6;1)&gt;MID([.F25];6;1);&quot;&quot;;MAX([.A$7:.A25])+1)">
            <text:p/>
          </table:table-cell>
          <table:table-cell table:style-name="ce43" office:value-type="string">
            <text:p>ADM_01</text:p>
          </table:table-cell>
          <table:table-cell table:style-name="ce125" table:formula="of:=IF(VALUE(MID([.F26];6;FIND(&quot;:&quot;;[.F26];1)-FIND(&quot; &quot;;[.F26];1)-1))&gt;VALUE(MID([.F25];6;FIND(&quot;:&quot;;[.F25];1)-FIND(&quot; &quot;;[.F25];1)-1));[.C25];[.C25]+1)" office:value-type="float" office:value="9">
            <text:p>009</text:p>
          </table:table-cell>
          <table:table-cell table:style-name="ce127" office:value-type="string">
            <text:p>DMS\Admin\Repository\Add</text:p>
          </table:table-cell>
          <table:table-cell table:style-name="ce128" office:value-type="string">
            <text:p>Check adding new workspace(s) while adding new repository</text:p>
          </table:table-cell>
          <table:table-cell table:style-name="ce130" office:value-type="string">
            <text:p>Step 4: Put data in form at the third step</text:p>
          </table:table-cell>
          <table:table-cell table:style-name="ce130" office:value-type="string">
            <text:p>- Put data in fields to config for cache, query handler..</text:p>
            <text:p>- Click<text:span text:style-name="T5"> Finish</text:span></text:p>
          </table:table-cell>
          <table:table-cell table:style-name="ce130" office:value-type="string">
            <text:p>New workspace is created. It is displayed in form to create new repository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22">
          <table:table-cell table:style-name="ce116" table:formula="of:=IF(MID([.F27];6;1)&gt;MID([.F26];6;1);&quot;&quot;;MAX([.A$7:.A26])+1)" office:value-type="float" office:value="10">
            <text:p>010</text:p>
          </table:table-cell>
          <table:table-cell table:style-name="ce43" office:value-type="string">
            <text:p>ADM_02_01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Repository\Edit\Display</text:p>
          </table:table-cell>
          <table:table-cell table:style-name="ce52" office:value-type="string">
            <text:p>Check Edit existing repository form</text:p>
          </table:table-cell>
          <table:table-cell table:style-name="ce130" office:value-type="string">
            <text:p>Step 1: Show Edit repository form</text:p>
          </table:table-cell>
          <table:table-cell table:style-name="ce130" office:value-type="string">
            <text:p>- Go to ECM Administration</text:p>
            <text:p>- Select one repository from list</text:p>
            <text:p>- Click on click on 'Edit Repository' icon</text:p>
          </table:table-cell>
          <table:table-cell table:style-name="ce130" office:value-type="string">
            <text:p>'Repository Form' appears.</text:p>
            <text:p>You can add new workspace for this repository or delete existing workspace except default workspace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24">
          <table:table-cell table:style-name="ce116" table:formula="of:=IF(MID([.F28];6;1)&gt;MID([.F27];6;1);&quot;&quot;;MAX([.A$7:.A27])+1)" office:value-type="float" office:value="11">
            <text:p>011</text:p>
          </table:table-cell>
          <table:table-cell table:style-name="ce43" office:value-type="string">
            <text:p>ADM_02_02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Repository\Edit\Add WS</text:p>
          </table:table-cell>
          <table:table-cell table:style-name="ce52" office:value-type="string">
            <text:p>Add new workspace for repository</text:p>
          </table:table-cell>
          <table:table-cell table:style-name="ce130" office:value-type="string">
            <text:p>Step 1: Open <text:s/>'Repository Form'</text:p>
          </table:table-cell>
          <table:table-cell table:style-name="ce130" office:value-type="string">
            <text:p>- Go to ECM Administration</text:p>
            <text:p>- Click on click on 'Edit Repository' icon</text:p>
          </table:table-cell>
          <table:table-cell table:style-name="ce130" office:value-type="string">
            <text:p><text:s/>'Repository Form' appears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37">
          <table:table-cell table:style-name="ce116" table:formula="of:=IF(MID([.F29];6;1)&gt;MID([.F28];6;1);&quot;&quot;;MAX([.A$7:.A28])+1)">
            <text:p/>
          </table:table-cell>
          <table:table-cell table:style-name="ce43" office:value-type="string">
            <text:p>ADM_02_02</text:p>
          </table:table-cell>
          <table:table-cell table:style-name="ce12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27" office:value-type="string">
            <text:p>DMS\Admin\Repository\Edit\Add WS</text:p>
          </table:table-cell>
          <table:table-cell table:style-name="ce128" office:value-type="string">
            <text:p>Add new workspace for repository</text:p>
          </table:table-cell>
          <table:table-cell table:style-name="ce130" office:value-type="string">
            <text:p>Step 2: Add workspace for <text:s/>repository</text:p>
          </table:table-cell>
          <table:table-cell table:style-name="ce130" office:value-type="string">
            <text:p>- Click 'Add Workspace' button</text:p>
            <text:p>- Do steps like add workspace while adding new repository</text:p>
          </table:table-cell>
          <table:table-cell table:style-name="ce130" office:value-type="string">
            <text:p>New workspace is added for repository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24">
          <table:table-cell table:style-name="ce116" table:formula="of:=IF(MID([.F30];6;1)&gt;MID([.F29];6;1);&quot;&quot;;MAX([.A$7:.A29])+1)" office:value-type="float" office:value="12">
            <text:p>012</text:p>
          </table:table-cell>
          <table:table-cell table:style-name="ce43" office:value-type="string">
            <text:p>ADM_02_02</text:p>
          </table:table-cell>
          <table:table-cell table:style-name="ce125"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127" office:value-type="string">
            <text:p>DMS\Admin\Repository\Edit\Add WS</text:p>
          </table:table-cell>
          <table:table-cell table:style-name="ce52" office:value-type="string">
            <text:p>Add new workspace when do not put data in ' Name' field</text:p>
          </table:table-cell>
          <table:table-cell table:style-name="ce130" office:value-type="string">
            <text:p>Step 1: Open <text:s/>'Repository Form'</text:p>
          </table:table-cell>
          <table:table-cell table:style-name="ce130" office:value-type="string">
            <text:p>- Go to ECM Administration</text:p>
            <text:p>- Click on click on 'Edit Repository' icon</text:p>
          </table:table-cell>
          <table:table-cell table:style-name="ce130" office:value-type="string">
            <text:p><text:s/>'Repository Form' appears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37">
          <table:table-cell table:style-name="ce116" table:formula="of:=IF(MID([.F31];6;1)&gt;MID([.F30];6;1);&quot;&quot;;MAX([.A$7:.A30])+1)">
            <text:p/>
          </table:table-cell>
          <table:table-cell table:style-name="ce43" office:value-type="string">
            <text:p>ADM_02_02</text:p>
          </table:table-cell>
          <table:table-cell table:style-name="ce125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127" office:value-type="string">
            <text:p>DMS\Admin\Repository\Edit\Add WS</text:p>
          </table:table-cell>
          <table:table-cell table:style-name="ce128" office:value-type="string">
            <text:p>Add new workspace when do not put data in ' Name' field</text:p>
          </table:table-cell>
          <table:table-cell table:style-name="ce130" office:value-type="string">
            <text:p>Step 2: Add workspace for <text:s/>repository</text:p>
          </table:table-cell>
          <table:table-cell table:style-name="ce130" office:value-type="string">
            <text:p>- Click 'Add Workspace' button</text:p>
            <text:p>- Do not put name for new workspace</text:p>
            <text:p>- Click <text:span text:style-name="T5">Next</text:span></text:p>
          </table:table-cell>
          <table:table-cell table:style-name="ce130" office:value-type="string">
            <text:p>Show message “The value of field 'name' is null or empty!”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37">
          <table:table-cell table:style-name="ce116" table:formula="of:=IF(MID([.F32];6;1)&gt;MID([.F31];6;1);&quot;&quot;;MAX([.A$7:.A31])+1)" office:value-type="float" office:value="13">
            <text:p>013</text:p>
          </table:table-cell>
          <table:table-cell table:style-name="ce43" office:value-type="string">
            <text:p>ADM_02_02</text:p>
          </table:table-cell>
          <table:table-cell table:style-name="ce125" table:formula="of:=IF(VALUE(MID([.F32];6;FIND(&quot;:&quot;;[.F32];1)-FIND(&quot; &quot;;[.F32];1)-1))&gt;VALUE(MID([.F31];6;FIND(&quot;:&quot;;[.F31];1)-FIND(&quot; &quot;;[.F31];1)-1));[.C31];[.C31]+1)" office:value-type="float" office:value="3">
            <text:p>003</text:p>
          </table:table-cell>
          <table:table-cell table:style-name="ce127" office:value-type="string">
            <text:p>DMS\Admin\Repository\Edit\Add WS</text:p>
          </table:table-cell>
          <table:table-cell table:style-name="ce52" office:value-type="string">
            <text:p>Add new workspace when put some special characters in 'Name' field like: # % &amp; * ( ) “ ' : ; [ ] {} \! |\</text:p>
          </table:table-cell>
          <table:table-cell table:style-name="ce130" office:value-type="string">
            <text:p>Step 1: Open <text:s/>'Repository Form'</text:p>
          </table:table-cell>
          <table:table-cell table:style-name="ce130" office:value-type="string">
            <text:p>- Go to ECM Administration</text:p>
            <text:p>- Click on click on 'Edit Repository' icon</text:p>
          </table:table-cell>
          <table:table-cell table:style-name="ce130" office:value-type="string">
            <text:p><text:s/>'Repository Form' appears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37">
          <table:table-cell table:style-name="ce116" table:formula="of:=IF(MID([.F33];6;1)&gt;MID([.F32];6;1);&quot;&quot;;MAX([.A$7:.A32])+1)">
            <text:p/>
          </table:table-cell>
          <table:table-cell table:style-name="ce43" office:value-type="string">
            <text:p>ADM_02_02</text:p>
          </table:table-cell>
          <table:table-cell table:style-name="ce125"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table:style-name="ce127" office:value-type="string">
            <text:p>DMS\Admin\Repository\Edit\Add WS</text:p>
          </table:table-cell>
          <table:table-cell table:style-name="ce128" office:value-type="string">
            <text:p>Add new workspace when put some special characters in 'Name' field</text:p>
          </table:table-cell>
          <table:table-cell table:style-name="ce130" office:value-type="string">
            <text:p>Step 2: Add workspace for <text:s/>repository</text:p>
          </table:table-cell>
          <table:table-cell table:style-name="ce130" office:value-type="string">
            <text:p>- Click 'Add Workspace' button</text:p>
            <text:p>- Put some special characters in 'Name' field</text:p>
            <text:p>- Click <text:span text:style-name="T5">Next</text:span></text:p>
          </table:table-cell>
          <table:table-cell table:style-name="ce130" office:value-type="string">
            <text:p>Show message “There are some invalid characters in field 'name'. Type another value, please!”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24">
          <table:table-cell table:style-name="ce116" table:formula="of:=IF(MID([.F34];6;1)&gt;MID([.F33];6;1);&quot;&quot;;MAX([.A$7:.A33])+1)" office:value-type="float" office:value="14">
            <text:p>014</text:p>
          </table:table-cell>
          <table:table-cell table:style-name="ce43" office:value-type="string">
            <text:p>ADM_02_02</text:p>
          </table:table-cell>
          <table:table-cell table:style-name="ce125" table:formula="of:=IF(VALUE(MID([.F34];6;FIND(&quot;:&quot;;[.F34];1)-FIND(&quot; &quot;;[.F34];1)-1))&gt;VALUE(MID([.F33];6;FIND(&quot;:&quot;;[.F33];1)-FIND(&quot; &quot;;[.F33];1)-1));[.C33];[.C33]+1)" office:value-type="float" office:value="4">
            <text:p>004</text:p>
          </table:table-cell>
          <table:table-cell table:style-name="ce127" office:value-type="string">
            <text:p>DMS\Admin\Repository\Edit\Add WS</text:p>
          </table:table-cell>
          <table:table-cell table:style-name="ce52" office:value-type="string">
            <text:p>Add new workspace has the same name with existing workspace</text:p>
          </table:table-cell>
          <table:table-cell table:style-name="ce130" office:value-type="string">
            <text:p>Step 1: Open <text:s/>'Repository Form'</text:p>
          </table:table-cell>
          <table:table-cell table:style-name="ce130" office:value-type="string">
            <text:p>- Go to ECM Administration</text:p>
            <text:p>- Click on click on 'Edit Repository' icon</text:p>
          </table:table-cell>
          <table:table-cell table:style-name="ce130" office:value-type="string">
            <text:p><text:s/>'Repository Form' appears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34">
          <table:table-cell table:style-name="ce116" table:formula="of:=IF(MID([.F35];6;1)&gt;MID([.F34];6;1);&quot;&quot;;MAX([.A$7:.A34])+1)">
            <text:p/>
          </table:table-cell>
          <table:table-cell table:style-name="ce43" office:value-type="string">
            <text:p>ADM_02_02</text:p>
          </table:table-cell>
          <table:table-cell table:style-name="ce125" table:formula="of:=IF(VALUE(MID([.F35];6;FIND(&quot;:&quot;;[.F35];1)-FIND(&quot; &quot;;[.F35];1)-1))&gt;VALUE(MID([.F34];6;FIND(&quot;:&quot;;[.F34];1)-FIND(&quot; &quot;;[.F34];1)-1));[.C34];[.C34]+1)" office:value-type="float" office:value="4">
            <text:p>004</text:p>
          </table:table-cell>
          <table:table-cell table:style-name="ce127" office:value-type="string">
            <text:p>DMS\Admin\Repository\Edit\Add WS</text:p>
          </table:table-cell>
          <table:table-cell table:style-name="ce128" office:value-type="string">
            <text:p>Add new workspace has the same name with existing workspace</text:p>
          </table:table-cell>
          <table:table-cell table:style-name="ce130" office:value-type="string">
            <text:p>Step 2: Add workspace for <text:s/>repository</text:p>
          </table:table-cell>
          <table:table-cell table:style-name="ce130" office:value-type="string">
            <text:p>- Click 'Add Workspace' button</text:p>
            <text:p>- Put name for new workspace has the same name with existing workspace</text:p>
            <text:p>- Click <text:span text:style-name="T5">Next</text:span></text:p>
          </table:table-cell>
          <table:table-cell table:style-name="ce130" office:value-type="string">
            <text:p>Show message “The workspace 'collaboration' is existing in this database!!”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24">
          <table:table-cell table:style-name="ce116" table:formula="of:=IF(MID([.F36];6;1)&gt;MID([.F35];6;1);&quot;&quot;;MAX([.A$7:.A35])+1)" office:value-type="float" office:value="15">
            <text:p>015</text:p>
          </table:table-cell>
          <table:table-cell table:style-name="ce43" office:value-type="string">
            <text:p>ADM_02_02</text:p>
          </table:table-cell>
          <table:table-cell table:style-name="ce125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127" office:value-type="string">
            <text:p>DMS\Admin\Repository\Edit\Add WS</text:p>
          </table:table-cell>
          <table:table-cell table:style-name="ce52" office:value-type="string">
            <text:p>Add new workspace but do not set any permission for this workspace</text:p>
          </table:table-cell>
          <table:table-cell table:style-name="ce130" office:value-type="string">
            <text:p>Step 1: Open <text:s/>'Repository Form'</text:p>
          </table:table-cell>
          <table:table-cell table:style-name="ce130" office:value-type="string">
            <text:p>- Go to ECM Administration</text:p>
            <text:p>- Click on click on 'Edit Repository' icon</text:p>
          </table:table-cell>
          <table:table-cell table:style-name="ce130" office:value-type="string">
            <text:p><text:s/>'Repository Form' appears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38">
          <table:table-cell table:style-name="ce116" table:formula="of:=IF(MID([.F37];6;1)&gt;MID([.F36];6;1);&quot;&quot;;MAX([.A$7:.A36])+1)">
            <text:p/>
          </table:table-cell>
          <table:table-cell table:style-name="ce43" office:value-type="string">
            <text:p>ADM_02_02</text:p>
          </table:table-cell>
          <table:table-cell table:style-name="ce125"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table:style-name="ce127" office:value-type="string">
            <text:p>DMS\Admin\Repository\Edit\Add WS</text:p>
          </table:table-cell>
          <table:table-cell table:style-name="ce128" office:value-type="string">
            <text:p>Add new workspace but do not set any permission for this workspace</text:p>
          </table:table-cell>
          <table:table-cell table:style-name="ce130" office:value-type="string">
            <text:p>Step 2: Add workspace for repository</text:p>
          </table:table-cell>
          <table:table-cell table:style-name="ce130" office:value-type="string">
            <text:p>- Click 'Add Workspace' button</text:p>
            <text:p>- Put name for new workspace</text:p>
            <text:p>- Select type of workspace</text:p>
            <text:p>- Do not select the permission</text:p>
            <text:p>- Click <text:span text:style-name="T5">Next</text:span></text:p>
          </table:table-cell>
          <table:table-cell table:style-name="ce130" office:value-type="string">
            <text:p>Show message “You must select permission”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24">
          <table:table-cell table:style-name="ce116" table:formula="of:=IF(MID([.F38];6;1)&gt;MID([.F37];6;1);&quot;&quot;;MAX([.A$7:.A37])+1)" office:value-type="float" office:value="16">
            <text:p>016</text:p>
          </table:table-cell>
          <table:table-cell table:style-name="ce43" office:value-type="string">
            <text:p>ADM_02_02</text:p>
          </table:table-cell>
          <table:table-cell table:style-name="ce125"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127" office:value-type="string">
            <text:p>DMS\Admin\Repository\Edit\Add WS</text:p>
          </table:table-cell>
          <table:table-cell table:style-name="ce52" office:value-type="string">
            <text:p>Add new workspace but do not set the time for 'Lock timeout' in this workspace</text:p>
          </table:table-cell>
          <table:table-cell table:style-name="ce130" office:value-type="string">
            <text:p>Step 1: Open <text:s/>'Repository Form'</text:p>
          </table:table-cell>
          <table:table-cell table:style-name="ce130" office:value-type="string">
            <text:p>- Go to ECM Administration</text:p>
            <text:p>- Click on click on 'Edit Repository' icon</text:p>
          </table:table-cell>
          <table:table-cell table:style-name="ce130" office:value-type="string">
            <text:p><text:s/>'Repository Form' appears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33">
          <table:table-cell table:style-name="ce116" table:formula="of:=IF(MID([.F39];6;1)&gt;MID([.F38];6;1);&quot;&quot;;MAX([.A$7:.A38])+1)">
            <text:p/>
          </table:table-cell>
          <table:table-cell table:style-name="ce43" office:value-type="string">
            <text:p>ADM_02_02</text:p>
          </table:table-cell>
          <table:table-cell table:style-name="ce125"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127" office:value-type="string">
            <text:p>DMS\Admin\Repository\Edit\Add WS</text:p>
          </table:table-cell>
          <table:table-cell table:style-name="ce128" office:value-type="string">
            <text:p>Add new workspace but do not set the time for 'Lock timeout' in this workspace</text:p>
          </table:table-cell>
          <table:table-cell table:style-name="ce130" office:value-type="string">
            <text:p>Step 2: Add workspace for repository</text:p>
          </table:table-cell>
          <table:table-cell table:style-name="ce130" office:value-type="string">
            <text:p>- Click 'Add Workspace' button</text:p>
            <text:p>- Put name for new workspace</text:p>
            <text:p>- Select type of workspace</text:p>
            <text:p>- Select the permission</text:p>
            <text:p>- Do not select time to lock timeout</text:p>
            <text:p>- Click <text:span text:style-name="T5">Next</text:span></text:p>
          </table:table-cell>
          <table:table-cell table:style-name="ce130" office:value-type="string">
            <text:p>Show message “Lock timeout is required ”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24">
          <table:table-cell table:style-name="ce116" table:formula="of:=IF(MID([.F40];6;1)&gt;MID([.F39];6;1);&quot;&quot;;MAX([.A$7:.A39])+1)" office:value-type="float" office:value="17">
            <text:p>017</text:p>
          </table:table-cell>
          <table:table-cell table:style-name="ce43" office:value-type="string">
            <text:p>ADM_02_02</text:p>
          </table:table-cell>
          <table:table-cell table:style-name="ce125" table:formula="of:=IF(VALUE(MID([.F40];6;FIND(&quot;:&quot;;[.F40];1)-FIND(&quot; &quot;;[.F40];1)-1))&gt;VALUE(MID([.F39];6;FIND(&quot;:&quot;;[.F39];1)-FIND(&quot; &quot;;[.F39];1)-1));[.C39];[.C39]+1)" office:value-type="float" office:value="7">
            <text:p>007</text:p>
          </table:table-cell>
          <table:table-cell table:style-name="ce127" office:value-type="string">
            <text:p>DMS\Admin\Repository\Edit\Add WS</text:p>
          </table:table-cell>
          <table:table-cell table:style-name="ce52" office:value-type="string">
            <text:p>Add new workspace when set the time for 'Lock timeout' is not number format</text:p>
          </table:table-cell>
          <table:table-cell table:style-name="ce130" office:value-type="string">
            <text:p>Step 1: Open <text:s/>'Repository Form'</text:p>
          </table:table-cell>
          <table:table-cell table:style-name="ce130" office:value-type="string">
            <text:p>- Go to ECM Administration</text:p>
            <text:p>- Click on click on 'Edit Repository' icon</text:p>
          </table:table-cell>
          <table:table-cell table:style-name="ce130" office:value-type="string">
            <text:p><text:s/>'Repository Form' appears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36">
          <table:table-cell table:style-name="ce116" table:formula="of:=IF(MID([.F41];6;1)&gt;MID([.F40];6;1);&quot;&quot;;MAX([.A$7:.A40])+1)">
            <text:p/>
          </table:table-cell>
          <table:table-cell table:style-name="ce43" office:value-type="string">
            <text:p>ADM_02_02</text:p>
          </table:table-cell>
          <table:table-cell table:style-name="ce125" table:formula="of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127" office:value-type="string">
            <text:p>DMS\Admin\Repository\Edit\Add WS</text:p>
          </table:table-cell>
          <table:table-cell table:style-name="ce128" office:value-type="string">
            <text:p>Add new workspace when set the time for 'Lock timeout' is not number format</text:p>
          </table:table-cell>
          <table:table-cell table:style-name="ce130" office:value-type="string">
            <text:p>Step 2: Add workspace for repository</text:p>
          </table:table-cell>
          <table:table-cell table:style-name="ce130" office:value-type="string">
            <text:p>- Click 'Add Workspace' button</text:p>
            <text:p>- Put name for new workspace</text:p>
            <text:p>- Select type of workspace</text:p>
            <text:p>- Select the permission</text:p>
            <text:p>- Put the invalid data in 'Lock timeout' field like: fdsfsd</text:p>
            <text:p>- Click <text:span text:style-name="T5">Next</text:span></text:p>
          </table:table-cell>
          <table:table-cell table:style-name="ce130" office:value-type="string">
            <text:p>Show message “Lock timeout is invalid number format”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37">
          <table:table-cell table:style-name="ce116" table:formula="of:=IF(MID([.F42];6;1)&gt;MID([.F41];6;1);&quot;&quot;;MAX([.A$7:.A41])+1)" office:value-type="float" office:value="18">
            <text:p>018</text:p>
          </table:table-cell>
          <table:table-cell table:style-name="ce43" office:value-type="string">
            <text:p>ADM_02_03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Repository\Edit\Edit WS</text:p>
          </table:table-cell>
          <table:table-cell table:style-name="ce53" office:value-type="string">
            <text:p>Edit existing workspace</text:p>
          </table:table-cell>
          <table:table-cell table:style-name="ce131" office:value-type="string">
            <text:p>Step 1: Open <text:s/>'Repository Form'</text:p>
          </table:table-cell>
          <table:table-cell table:style-name="ce131" office:value-type="string">
            <text:p>- Go to ECM Administration</text:p>
            <text:p>- Select repository</text:p>
            <text:p>- Click on 'Edit Repository' icon</text:p>
          </table:table-cell>
          <table:table-cell table:style-name="ce131" office:value-type="string">
            <text:p><text:s/>'Repository Form' appears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1" table:number-columns-repeated="10"/>
          <table:table-cell table:number-columns-repeated="203"/>
          <table:table-cell table:style-name="ce50" table:number-columns-repeated="16"/>
        </table:table-row>
        <table:table-row table:style-name="ro24">
          <table:table-cell table:style-name="ce116" table:formula="of:=IF(MID([.F43];6;1)&gt;MID([.F42];6;1);&quot;&quot;;MAX([.A$7:.A42])+1)">
            <text:p/>
          </table:table-cell>
          <table:table-cell table:style-name="ce43" office:value-type="string">
            <text:p>ADM_02_03</text:p>
          </table:table-cell>
          <table:table-cell table:style-name="ce125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127" office:value-type="string">
            <text:p>DMS\Admin\Repository\Edit\Edit WS</text:p>
          </table:table-cell>
          <table:table-cell table:style-name="ce129" office:value-type="string">
            <text:p>Edit existing workspace</text:p>
          </table:table-cell>
          <table:table-cell table:style-name="ce131" office:value-type="string">
            <text:p>Step 2: Edit <text:s/>workspace</text:p>
          </table:table-cell>
          <table:table-cell table:style-name="ce131" office:value-type="string">
            <text:p>Click on name of <text:s/>workspace you want to edit</text:p>
          </table:table-cell>
          <table:table-cell table:style-name="ce131" office:value-type="string">
            <text:p>Appear form of this workspace at step 1</text:p>
            <text:p>Now, you can not edit workspace(s) that created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1" table:number-columns-repeated="10"/>
          <table:table-cell table:number-columns-repeated="203"/>
          <table:table-cell table:style-name="ce50" table:number-columns-repeated="16"/>
        </table:table-row>
        <table:table-row table:style-name="ro37">
          <table:table-cell table:style-name="ce116" table:formula="of:=IF(MID([.F44];6;1)&gt;MID([.F43];6;1);&quot;&quot;;MAX([.A$7:.A43])+1)" office:value-type="float" office:value="19">
            <text:p>019</text:p>
          </table:table-cell>
          <table:table-cell table:style-name="ce43" office:value-type="string">
            <text:p>ADM_02_04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Repository\Edit\Delete WS</text:p>
          </table:table-cell>
          <table:table-cell table:style-name="ce52" office:value-type="string">
            <text:p>Delete existing workspace</text:p>
          </table:table-cell>
          <table:table-cell table:style-name="ce130" office:value-type="string">
            <text:p>Step 1: Open <text:s/>'Repository Form'</text:p>
          </table:table-cell>
          <table:table-cell table:style-name="ce130" office:value-type="string">
            <text:p>- Go to ECM Administration</text:p>
            <text:p>- Select repository</text:p>
            <text:p>- Click on 'Edit Repository' icon</text:p>
          </table:table-cell>
          <table:table-cell table:style-name="ce130" office:value-type="string">
            <text:p><text:s/>'Repository Form' appears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7">
          <table:table-cell table:style-name="ce116" table:formula="of:=IF(MID([.F45];6;1)&gt;MID([.F44];6;1);&quot;&quot;;MAX([.A$7:.A44])+1)">
            <text:p/>
          </table:table-cell>
          <table:table-cell table:style-name="ce43" office:value-type="string">
            <text:p>ADM_02_04</text:p>
          </table:table-cell>
          <table:table-cell table:style-name="ce12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27" office:value-type="string">
            <text:p>DMS\Admin\Repository\Edit\Delete WS</text:p>
          </table:table-cell>
          <table:table-cell table:style-name="ce130" office:value-type="string">
            <text:p>Delete existing workspace</text:p>
          </table:table-cell>
          <table:table-cell table:style-name="ce130" office:value-type="string">
            <text:p>Step 2: Delete workspace</text:p>
          </table:table-cell>
          <table:table-cell table:style-name="ce130" office:value-type="string">
            <text:p>Click 'Delete' icon on a workspace you want to delete</text:p>
          </table:table-cell>
          <table:table-cell table:style-name="ce130" office:value-type="string">
            <text:p>Workspace is deleted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24">
          <table:table-cell table:style-name="ce116" table:formula="of:=IF(MID([.F46];6;1)&gt;MID([.F45];6;1);&quot;&quot;;MAX([.A$7:.A45])+1)" office:value-type="float" office:value="20">
            <text:p>020</text:p>
          </table:table-cell>
          <table:table-cell table:style-name="ce43" office:value-type="string">
            <text:p>ADM_02_04</text:p>
          </table:table-cell>
          <table:table-cell table:style-name="ce125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27" office:value-type="string">
            <text:p>DMS\Admin\Repository\Edit\Delete WS</text:p>
          </table:table-cell>
          <table:table-cell table:style-name="ce52" office:value-type="string">
            <text:p>Delete default workspace</text:p>
          </table:table-cell>
          <table:table-cell table:style-name="ce130" office:value-type="string">
            <text:p>Step 1: Open <text:s/>'Repository Form'</text:p>
          </table:table-cell>
          <table:table-cell table:style-name="ce130" office:value-type="string">
            <text:p>- Go to ECM Administration</text:p>
            <text:p>- Click on click on 'Edit Repository' icon</text:p>
          </table:table-cell>
          <table:table-cell table:style-name="ce130" office:value-type="string">
            <text:p><text:s/>'Repository Form' appears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24">
          <table:table-cell table:style-name="ce116" table:formula="of:=IF(MID([.F47];6;1)&gt;MID([.F46];6;1);&quot;&quot;;MAX([.A$7:.A46])+1)">
            <text:p/>
          </table:table-cell>
          <table:table-cell table:style-name="ce43" office:value-type="string">
            <text:p>ADM_02_04</text:p>
          </table:table-cell>
          <table:table-cell table:style-name="ce125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127" office:value-type="string">
            <text:p>DMS\Admin\Repository\Edit\Delete WS</text:p>
          </table:table-cell>
          <table:table-cell table:style-name="ce128" office:value-type="string">
            <text:p>Delete default workspace</text:p>
          </table:table-cell>
          <table:table-cell table:style-name="ce130" office:value-type="string">
            <text:p>Step 2: Delete default workspace</text:p>
          </table:table-cell>
          <table:table-cell table:style-name="ce130" office:value-type="string">
            <text:p>Click 'Delete' icon on a default workspace </text:p>
          </table:table-cell>
          <table:table-cell table:style-name="ce130" office:value-type="string">
            <text:p>Show message “Can not delete the workspace [name of workspace] because this is default workspace.”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37">
          <table:table-cell table:style-name="ce116" table:formula="of:=IF(MID([.F48];6;1)&gt;MID([.F47];6;1);&quot;&quot;;MAX([.A$7:.A47])+1)" office:value-type="float" office:value="21">
            <text:p>021</text:p>
          </table:table-cell>
          <table:table-cell table:style-name="ce43" office:value-type="string">
            <text:p>ADM_02_04</text:p>
          </table:table-cell>
          <table:table-cell table:style-name="ce125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27" office:value-type="string">
            <text:p>DMS\Admin\Repository\Edit\Delete WS</text:p>
          </table:table-cell>
          <table:table-cell table:style-name="ce52" office:value-type="string">
            <text:p>Delete which store all data</text:p>
          </table:table-cell>
          <table:table-cell table:style-name="ce130" office:value-type="string">
            <text:p>Step 1: Open <text:s/>'Repository Form'</text:p>
          </table:table-cell>
          <table:table-cell table:style-name="ce130" office:value-type="string">
            <text:p>- Go to ECM Administration</text:p>
            <text:p>- Select repository</text:p>
            <text:p>- Click on 'Edit Repository' icon</text:p>
          </table:table-cell>
          <table:table-cell table:style-name="ce130" office:value-type="string">
            <text:p><text:s/>'Repository Form' appears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7">
          <table:table-cell table:style-name="ce116" table:formula="of:=IF(MID([.F49];6;1)&gt;MID([.F48];6;1);&quot;&quot;;MAX([.A$7:.A48])+1)">
            <text:p/>
          </table:table-cell>
          <table:table-cell table:style-name="ce43" office:value-type="string">
            <text:p>ADM_02_04</text:p>
          </table:table-cell>
          <table:table-cell table:style-name="ce125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27" office:value-type="string">
            <text:p>DMS\Admin\Repository\Edit\Delete WS</text:p>
          </table:table-cell>
          <table:table-cell table:style-name="ce128" office:value-type="string">
            <text:p>Delete which store all data</text:p>
          </table:table-cell>
          <table:table-cell table:style-name="ce130" office:value-type="string">
            <text:p>Step 2: Delete workspace which store all data</text:p>
          </table:table-cell>
          <table:table-cell table:style-name="ce130" office:value-type="string">
            <text:p>Click 'Delete' icon on a workspace which store all data</text:p>
          </table:table-cell>
          <table:table-cell table:style-name="ce130" office:value-type="string">
            <text:p>Show message “Can not delete system”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7">
          <table:table-cell table:style-name="ce116" table:formula="of:=IF(MID([.F50];6;1)&gt;MID([.F49];6;1);&quot;&quot;;MAX([.A$7:.A49])+1)" office:value-type="float" office:value="22">
            <text:p>022</text:p>
          </table:table-cell>
          <table:table-cell table:style-name="ce43" office:value-type="string">
            <text:p>ADM_03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Repository\Delete</text:p>
          </table:table-cell>
          <table:table-cell table:style-name="ce52" office:value-type="string">
            <text:p>Delete existing repository</text:p>
          </table:table-cell>
          <table:table-cell table:style-name="ce130" office:value-type="string">
            <text:p>Step 1: Logout</text:p>
          </table:table-cell>
          <table:table-cell table:style-name="ce130" office:value-type="string">
            <text:p>- Logout to stop all session and then login again</text:p>
          </table:table-cell>
          <table:table-cell table:style-name="ce130" office:value-type="string">
            <text:p>Supper admin login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37">
          <table:table-cell table:style-name="ce116" table:formula="of:=IF(MID([.F51];6;1)&gt;MID([.F50];6;1);&quot;&quot;;MAX([.A$7:.A50])+1)">
            <text:p/>
          </table:table-cell>
          <table:table-cell table:style-name="ce43" office:value-type="string">
            <text:p>ADM_03</text:p>
          </table:table-cell>
          <table:table-cell table:style-name="ce12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27" office:value-type="string">
            <text:p>DMS\Admin\Repository\Delete</text:p>
          </table:table-cell>
          <table:table-cell table:style-name="ce128" office:value-type="string">
            <text:p>Delete existing repository</text:p>
          </table:table-cell>
          <table:table-cell table:style-name="ce130" office:value-type="string">
            <text:p>Step 2: Delete repository</text:p>
          </table:table-cell>
          <table:table-cell table:style-name="ce130" office:value-type="string">
            <text:p>- Click 'Remove Repository' icon</text:p>
            <text:p>- Click delete icon on a repository you want to delete</text:p>
          </table:table-cell>
          <table:table-cell table:style-name="ce130" office:value-type="string">
            <text:p>Repository is deleted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7">
          <table:table-cell table:style-name="ce116" table:formula="of:=IF(MID([.F52];6;1)&gt;MID([.F51];6;1);&quot;&quot;;MAX([.A$7:.A51])+1)" office:value-type="float" office:value="23">
            <text:p>023</text:p>
          </table:table-cell>
          <table:table-cell table:style-name="ce43" office:value-type="string">
            <text:p>ADM_03</text:p>
          </table:table-cell>
          <table:table-cell table:style-name="ce125" table:formula="of:=IF(VALUE(MID([.F52];6;FIND(&quot;:&quot;;[.F52];1)-FIND(&quot; &quot;;[.F52];1)-1))&gt;VALUE(MID([.F51];6;FIND(&quot;:&quot;;[.F51];1)-FIND(&quot; &quot;;[.F51];1)-1));[.C51];[.C51]+1)" office:value-type="float" office:value="2">
            <text:p>002</text:p>
          </table:table-cell>
          <table:table-cell table:style-name="ce127" office:value-type="string">
            <text:p>DMS\Admin\Repository\Delete</text:p>
          </table:table-cell>
          <table:table-cell table:style-name="ce52" office:value-type="string">
            <text:p>Delete default repository</text:p>
          </table:table-cell>
          <table:table-cell table:style-name="ce130" office:value-type="string">
            <text:p>Step 1: Logout</text:p>
          </table:table-cell>
          <table:table-cell table:style-name="ce130" office:value-type="string">
            <text:p>- Logout to stop all session and then login again</text:p>
          </table:table-cell>
          <table:table-cell table:style-name="ce130" office:value-type="string">
            <text:p>Supper admin login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24">
          <table:table-cell table:style-name="ce116" table:formula="of:=IF(MID([.F53];6;1)&gt;MID([.F52];6;1);&quot;&quot;;MAX([.A$7:.A52])+1)">
            <text:p/>
          </table:table-cell>
          <table:table-cell table:style-name="ce43" office:value-type="string">
            <text:p>ADM_03</text:p>
          </table:table-cell>
          <table:table-cell table:style-name="ce125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127" office:value-type="string">
            <text:p>DMS\Admin\Repository\Delete</text:p>
          </table:table-cell>
          <table:table-cell table:style-name="ce128" office:value-type="string">
            <text:p>Delete default repository</text:p>
          </table:table-cell>
          <table:table-cell table:style-name="ce130" office:value-type="string">
            <text:p>Step 2: Delete repository</text:p>
          </table:table-cell>
          <table:table-cell table:style-name="ce130" office:value-type="string">
            <text:p>- Click 'Remove Repository' icon</text:p>
            <text:p>- Click delete icon on a default repository </text:p>
          </table:table-cell>
          <table:table-cell table:style-name="ce130" office:value-type="string">
            <text:p>Show message “Can not delete 'repository', it's maybe in used”</text:p>
          </table:table-cell>
          <table:table-cell table:style-name="ce130" office:value-type="string">
            <text:p>High</text:p>
          </table:table-cell>
          <table:table-cell table:style-name="ce130" office:value-type="string">
            <text:p>N/A</text:p>
          </table:table-cell>
          <table:table-cell table:style-name="ce130" table:number-columns-repeated="10"/>
          <table:table-cell table:number-columns-repeated="203"/>
          <table:table-cell table:style-name="ce50" table:number-columns-repeated="16"/>
        </table:table-row>
        <table:table-row table:style-name="ro12" table:number-rows-repeated="508">
          <table:table-cell/>
          <table:table-cell table:style-name="Default" table:number-columns-repeated="222"/>
          <table:table-cell table:number-columns-repeated="16"/>
        </table:table-row>
        <table:table-row table:style-name="ro12" table:number-rows-repeated="64974">
          <table:table-cell table:number-columns-repeated="239"/>
        </table:table-row>
        <table:table-row table:style-name="ro12">
          <table:table-cell table:number-columns-repeated="239"/>
        </table:table-row>
      </table:table>
      <table:table table:name="Ontologies" table:style-name="ta1" table:print="false">
        <office:forms form:automatic-focus="false" form:apply-design-mode="false"/>
        <table:table-column table:style-name="co13" table:default-cell-style-name="Default"/>
        <table:table-column table:style-name="co13" table:default-cell-style-name="ce155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13" table:number-columns-repeated="10" table:default-cell-style-name="ce50"/>
        <table:table-column table:style-name="co13" table:number-columns-repeated="204" table:default-cell-style-name="Default"/>
        <table:table-row table:style-name="ro4">
          <table:table-cell/>
          <table:table-cell table:style-name="ce117" office:value-type="string">
            <text:p>TEST CASE</text:p>
          </table:table-cell>
          <table:table-cell table:style-name="ce121" table:number-columns-repeated="3"/>
          <table:table-cell/>
          <table:table-cell table:style-name="ce121" table:number-columns-repeated="4"/>
          <table:table-cell table:style-name="ce135" office:value-type="string">
            <text:p>Passed</text:p>
          </table:table-cell>
          <table:table-cell table:style-name="ce135" table:formula="of:=COUNTIF([.L$7:.L$1008];[.$K1])" office:value-type="float" office:value="0">
            <text:p>0</text:p>
          </table:table-cell>
          <table:table-cell table:style-name="ce135" table:formula="of:=COUNTIF([.M$7:.M$1008];[.$K1])" office:value-type="float" office:value="0">
            <text:p>0</text:p>
          </table:table-cell>
          <table:table-cell table:style-name="ce135" table:formula="of:=COUNTIF([.N$7:.N$1008];[.$K1])" office:value-type="float" office:value="0">
            <text:p>0</text:p>
          </table:table-cell>
          <table:table-cell table:style-name="ce135" table:formula="of:=COUNTIF([.O$7:.O$1008];[.$K1])" office:value-type="float" office:value="0">
            <text:p>0</text:p>
          </table:table-cell>
          <table:table-cell table:style-name="ce121" table:number-columns-repeated="5"/>
          <table:table-cell table:style-name="ce152" table:number-columns-repeated="187"/>
          <table:table-cell table:number-columns-repeated="17"/>
        </table:table-row>
        <table:table-row table:style-name="ro25">
          <table:table-cell/>
          <table:table-cell table:style-name="ce118"/>
          <table:table-cell table:style-name="ce121" table:number-columns-repeated="3"/>
          <table:table-cell/>
          <table:table-cell table:style-name="ce121" table:number-columns-repeated="4"/>
          <table:table-cell table:style-name="ce135" office:value-type="string">
            <text:p>Failed</text:p>
          </table:table-cell>
          <table:table-cell table:style-name="ce135" table:formula="of:=COUNTIF([.L$7:.L$1008];[.$K2])" office:value-type="float" office:value="0">
            <text:p>0</text:p>
          </table:table-cell>
          <table:table-cell table:style-name="ce135" table:formula="of:=COUNTIF([.M$7:.M$1008];[.$K2])" office:value-type="float" office:value="0">
            <text:p>0</text:p>
          </table:table-cell>
          <table:table-cell table:style-name="ce135" table:formula="of:=COUNTIF([.N$7:.N$1008];[.$K2])" office:value-type="float" office:value="0">
            <text:p>0</text:p>
          </table:table-cell>
          <table:table-cell table:style-name="ce135" table:formula="of:=COUNTIF([.O$7:.O$1008];[.$K2])" office:value-type="float" office:value="0">
            <text:p>0</text:p>
          </table:table-cell>
          <table:table-cell table:style-name="ce121" table:number-columns-repeated="5"/>
          <table:table-cell table:style-name="ce152" table:number-columns-repeated="187"/>
          <table:table-cell table:number-columns-repeated="17"/>
        </table:table-row>
        <table:table-row table:style-name="ro32">
          <table:table-cell/>
          <table:table-cell table:style-name="ce119" office:value-type="string">
            <text:p>Function List</text:p>
          </table:table-cell>
          <table:table-cell table:style-name="ce122" office:value-type="string" table:number-columns-spanned="3" table:number-rows-spanned="1">
            <text:p>Manage Folksonomy (Edit), Manage Taxonomy (Add, Edit, Delete)</text:p>
          </table:table-cell>
          <table:covered-table-cell table:style-name="ce122"/>
          <table:covered-table-cell table:style-name="ce122"/>
          <table:table-cell/>
          <table:table-cell table:style-name="ce132" table:number-columns-repeated="4"/>
          <table:table-cell table:style-name="ce135" office:value-type="string">
            <text:p>Blocked</text:p>
          </table:table-cell>
          <table:table-cell table:style-name="ce135" table:formula="of:=COUNTIF([.L$7:.L$1008];[.$K3])" office:value-type="float" office:value="0">
            <text:p>0</text:p>
          </table:table-cell>
          <table:table-cell table:style-name="ce135" table:formula="of:=COUNTIF([.M$7:.M$1008];[.$K3])" office:value-type="float" office:value="0">
            <text:p>0</text:p>
          </table:table-cell>
          <table:table-cell table:style-name="ce135" table:formula="of:=COUNTIF([.N$7:.N$1008];[.$K3])" office:value-type="float" office:value="0">
            <text:p>0</text:p>
          </table:table-cell>
          <table:table-cell table:style-name="ce135" table:formula="of:=COUNTIF([.O$7:.O$1008];[.$K3])" office:value-type="float" office:value="0">
            <text:p>0</text:p>
          </table:table-cell>
          <table:table-cell table:style-name="ce132" table:number-columns-repeated="5"/>
          <table:table-cell table:style-name="ce152" table:number-columns-repeated="187"/>
          <table:table-cell table:number-columns-repeated="17"/>
        </table:table-row>
        <table:table-row table:style-name="ro39">
          <table:table-cell/>
          <table:table-cell table:style-name="ce119" office:value-type="string">
            <text:p>Total main cases:</text:p>
          </table:table-cell>
          <table:table-cell table:style-name="ce122" table:formula="of:=MAX([.A7:.A1093])" office:value-type="float" office:value="92" table:number-columns-spanned="3" table:number-rows-spanned="1">
            <text:p>92</text:p>
          </table:table-cell>
          <table:covered-table-cell table:style-name="ce43"/>
          <table:covered-table-cell table:style-name="ce43"/>
          <table:table-cell/>
          <table:table-cell table:style-name="ce132" table:number-columns-repeated="4"/>
          <table:table-cell table:style-name="ce151" office:value-type="string">
            <text:p>Untested</text:p>
          </table:table-cell>
          <table:table-cell table:style-name="ce135" table:formula="of:=COUNTIF([.L$7:.L$1008];[.$K4])" office:value-type="float" office:value="0">
            <text:p>0</text:p>
          </table:table-cell>
          <table:table-cell table:style-name="ce135" table:formula="of:=COUNTIF([.M$7:.M$1008];[.$K4])" office:value-type="float" office:value="0">
            <text:p>0</text:p>
          </table:table-cell>
          <table:table-cell table:style-name="ce135" table:formula="of:=COUNTIF([.N$7:.N$1008];[.$K4])" office:value-type="float" office:value="0">
            <text:p>0</text:p>
          </table:table-cell>
          <table:table-cell table:style-name="ce135" table:formula="of:=COUNTIF([.O$7:.O$1008];[.$K4])" office:value-type="float" office:value="0">
            <text:p>0</text:p>
          </table:table-cell>
          <table:table-cell table:style-name="ce132" table:number-columns-repeated="5"/>
          <table:table-cell table:style-name="ce152" table:number-columns-repeated="187"/>
          <table:table-cell table:number-columns-repeated="17"/>
        </table:table-row>
        <table:table-row table:style-name="ro25">
          <table:table-cell/>
          <table:table-cell table:style-name="ce49"/>
          <table:table-cell table:style-name="ce123"/>
          <table:table-cell table:style-name="ce126" table:number-columns-repeated="7"/>
          <table:table-cell table:style-name="Default" office:value-type="string">
            <text:p>N/A</text:p>
          </table:table-cell>
          <table:table-cell table:style-name="ce135" table:formula="of:=COUNTIF([.L$7:.L$1008];[.$K5])" office:value-type="float" office:value="0">
            <text:p>0</text:p>
          </table:table-cell>
          <table:table-cell table:style-name="ce135" table:formula="of:=COUNTIF([.M$7:.M$1008];[.$K5])" office:value-type="float" office:value="0">
            <text:p>0</text:p>
          </table:table-cell>
          <table:table-cell table:style-name="ce135" table:formula="of:=COUNTIF([.N$7:.N$1008];[.$K5])" office:value-type="float" office:value="0">
            <text:p>0</text:p>
          </table:table-cell>
          <table:table-cell table:style-name="ce135" table:formula="of:=COUNTIF([.O$7:.O$1008];[.$K5])" office:value-type="float" office:value="0">
            <text:p>0</text:p>
          </table:table-cell>
          <table:table-cell table:style-name="ce126" table:number-columns-repeated="5"/>
          <table:table-cell table:style-name="ce152" table:number-columns-repeated="187"/>
          <table:table-cell table:number-columns-repeated="17"/>
        </table:table-row>
        <table:table-row table:style-name="ro4">
          <table:table-cell table:style-name="ce114" office:value-type="string">
            <text:p>Case No</text:p>
          </table:table-cell>
          <table:table-cell table:style-name="ce120" office:value-type="string">
            <text:p>Related Function</text:p>
          </table:table-cell>
          <table:table-cell table:style-name="ce124" office:value-type="string">
            <text:p>Case No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Affect</text:p>
          </table:table-cell>
          <table:table-cell table:style-name="ce81" table:number-columns-repeated="10"/>
          <table:table-cell table:style-name="ce153" table:number-columns-repeated="198"/>
          <table:table-cell table:style-name="ce154" table:number-columns-repeated="6"/>
        </table:table-row>
        <table:table-row table:style-name="ro37">
          <table:table-cell table:style-name="ce115" office:value-type="float" office:value="1">
            <text:p>001</text:p>
          </table:table-cell>
          <table:table-cell table:style-name="ce46" office:value-type="string">
            <text:p>ADM_04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Ontologies\Manage Folksonomy\Edit</text:p>
          </table:table-cell>
          <table:table-cell table:style-name="ce55" office:value-type="string">
            <text:p>Test Edit Folksonomy function when input valid data </text:p>
          </table:table-cell>
          <table:table-cell table:style-name="ce156" office:value-type="string">
            <text:p>Step 1: Open Manage Folksonomy form</text:p>
          </table:table-cell>
          <table:table-cell table:style-name="ce156" office:value-type="string">
            <text:p>- Go to ECM Administration</text:p>
            <text:p>- Select Ontologies</text:p>
            <text:p>- Select Manage Folksonomy</text:p>
          </table:table-cell>
          <table:table-cell table:style-name="ce162" office:value-type="string">
            <text:p>'Manage Folksonomy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6" office:value-type="string">
            <text:p>ADM_04</text:p>
          </table:table-cell>
          <table:table-cell table:style-name="ce12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7" office:value-type="string">
            <text:p>DMS\Admin\Ontologies\Manage Folksonomy\Edit</text:p>
          </table:table-cell>
          <table:table-cell table:style-name="ce156" office:value-type="string">
            <text:p>Test Edit Folksonomy function when input valid data </text:p>
          </table:table-cell>
          <table:table-cell table:style-name="ce156" office:value-type="string">
            <text:p>Step 2: Open form to edit tag's style</text:p>
          </table:table-cell>
          <table:table-cell table:style-name="ce156" office:value-type="string">
            <text:p>Click 'Edit' icon on a tag's style you want to edit</text:p>
          </table:table-cell>
          <table:table-cell table:style-name="ce162" office:value-type="string">
            <text:p><text:s/>Edit tag style configuration' pop-up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9];6;1)&gt;MID([.F8];6;1);&quot;&quot;;MAX([.A$7:.A8])+1)">
            <text:p/>
          </table:table-cell>
          <table:table-cell table:style-name="ce46" office:value-type="string">
            <text:p>ADM_04</text:p>
          </table:table-cell>
          <table:table-cell table:style-name="ce125" table:formula="of:=IF(VALUE(MID([.F9];6;FIND(&quot;:&quot;;[.F9];1)-FIND(&quot; &quot;;[.F9];1)-1))&gt;VALUE(MID([.F8];6;FIND(&quot;:&quot;;[.F8];1)-FIND(&quot; &quot;;[.F8];1)-1));[.C83];[.C83]+1)" office:value-type="float" office:value="1">
            <text:p>001</text:p>
          </table:table-cell>
          <table:table-cell table:style-name="ce127" office:value-type="string">
            <text:p>DMS\Admin\Ontologies\Manage Folksonomy\Edit</text:p>
          </table:table-cell>
          <table:table-cell table:style-name="ce156" office:value-type="string">
            <text:p>Test Edit Folksonomy function when input valid data </text:p>
          </table:table-cell>
          <table:table-cell table:style-name="ce156" office:value-type="string">
            <text:p>Step 3: Edit folksonomy</text:p>
          </table:table-cell>
          <table:table-cell table:style-name="ce156" office:value-type="string">
            <text:p>- Change the properties you want</text:p>
            <text:p>- Click <text:s/>''Update'' button</text:p>
          </table:table-cell>
          <table:table-cell table:style-name="ce162" office:value-type="string">
            <text:p>Style of tag is edited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0];6;1)&gt;MID([.F9];6;1);&quot;&quot;;MAX([.A$7:.A9])+1)" office:value-type="float" office:value="2">
            <text:p>002</text:p>
          </table:table-cell>
          <table:table-cell table:style-name="ce46" office:value-type="string">
            <text:p>ADM_04</text:p>
          </table:table-cell>
          <table:table-cell table:style-name="ce125" table:formula="of:=IF(VALUE(MID([.F10];6;FIND(&quot;:&quot;;[.F10];1)-FIND(&quot; &quot;;[.F10];1)-1))&gt;VALUE(MID([.F9];6;FIND(&quot;:&quot;;[.F9];1)-FIND(&quot; &quot;;[.F9];1)-1));[.C84];[.C84]+1)" office:value-type="float" office:value="2">
            <text:p>002</text:p>
          </table:table-cell>
          <table:table-cell table:style-name="ce127" office:value-type="string">
            <text:p>DMS\Admin\Ontologies\Manage Folksonomy\Edit</text:p>
          </table:table-cell>
          <table:table-cell table:style-name="ce55" office:value-type="string">
            <text:p>Test Edit Folksonomy function when format of 'document range' field is <text:s/>a..b or a..* with a,b is not positive integer</text:p>
          </table:table-cell>
          <table:table-cell table:style-name="ce156" office:value-type="string">
            <text:p>Step 1: Open Manage Folksonomy form</text:p>
          </table:table-cell>
          <table:table-cell table:style-name="ce156" office:value-type="string">
            <text:p>- Go to ECM Administration</text:p>
            <text:p>- Select Ontologies</text:p>
            <text:p>- Select Manage Folksonomy</text:p>
          </table:table-cell>
          <table:table-cell table:style-name="ce162" office:value-type="string">
            <text:p>'Manage Folksonomy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1];6;1)&gt;MID([.F10];6;1);&quot;&quot;;MAX([.A$7:.A10])+1)">
            <text:p/>
          </table:table-cell>
          <table:table-cell table:style-name="ce46" office:value-type="string">
            <text:p>ADM_04</text:p>
          </table:table-cell>
          <table:table-cell table:style-name="ce125" table:formula="of:=IF(VALUE(MID([.F11];6;FIND(&quot;:&quot;;[.F11];1)-FIND(&quot; &quot;;[.F11];1)-1))&gt;VALUE(MID([.F10];6;FIND(&quot;:&quot;;[.F10];1)-FIND(&quot; &quot;;[.F10];1)-1));[.C85];[.C85]+1)" office:value-type="float" office:value="2">
            <text:p>002</text:p>
          </table:table-cell>
          <table:table-cell table:style-name="ce127" office:value-type="string">
            <text:p>DMS\Admin\Ontologies\Manage Folksonomy\Edit</text:p>
          </table:table-cell>
          <table:table-cell table:style-name="ce156" office:value-type="string">
            <text:p>Test Edit Folksonomy function when format of 'document range' field is <text:s/>a..b or a..* with a,b is not positive integer</text:p>
          </table:table-cell>
          <table:table-cell table:style-name="ce156" office:value-type="string">
            <text:p>Step 2: Open form to edit tag's style</text:p>
          </table:table-cell>
          <table:table-cell table:style-name="ce156" office:value-type="string">
            <text:p>Click 'Edit' icon on a tag's style you want to edit</text:p>
          </table:table-cell>
          <table:table-cell table:style-name="ce162" office:value-type="string">
            <text:p><text:s/>Edit tag style configuration' pop-up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2];6;1)&gt;MID([.F11];6;1);&quot;&quot;;MAX([.A$7:.A11])+1)">
            <text:p/>
          </table:table-cell>
          <table:table-cell table:style-name="ce46" office:value-type="string">
            <text:p>ADM_04</text:p>
          </table:table-cell>
          <table:table-cell table:style-name="ce125" table:formula="of:=IF(VALUE(MID([.F12];6;FIND(&quot;:&quot;;[.F12];1)-FIND(&quot; &quot;;[.F12];1)-1))&gt;VALUE(MID([.F11];6;FIND(&quot;:&quot;;[.F11];1)-FIND(&quot; &quot;;[.F11];1)-1));[.C86];[.C86]+1)" office:value-type="float" office:value="2">
            <text:p>002</text:p>
          </table:table-cell>
          <table:table-cell table:style-name="ce127" office:value-type="string">
            <text:p>DMS\Admin\Ontologies\Manage Folksonomy\Edit</text:p>
          </table:table-cell>
          <table:table-cell table:style-name="ce156" office:value-type="string">
            <text:p>Test Edit Folksonomy function when format of 'document range' field is <text:s/>a..b or a..* with a,b is not positive integer</text:p>
          </table:table-cell>
          <table:table-cell table:style-name="ce156" office:value-type="string">
            <text:p>Step 3: Edit folksonomy</text:p>
          </table:table-cell>
          <table:table-cell table:style-name="ce156" office:value-type="string">
            <text:p>- Put <text:span text:style-name="T10">invalid data in 'Document range' </text:span><text:span text:style-name="T10">field like 0..j</text:span></text:p>
            <text:p>- Click <text:s/>''Update'' button</text:p>
          </table:table-cell>
          <table:table-cell table:style-name="ce162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3];6;1)&gt;MID([.F12];6;1);&quot;&quot;;MAX([.A$7:.A12])+1)" office:value-type="float" office:value="3">
            <text:p>003</text:p>
          </table:table-cell>
          <table:table-cell table:style-name="ce46" office:value-type="string">
            <text:p>ADM_04</text:p>
          </table:table-cell>
          <table:table-cell table:style-name="ce125" table:formula="of:=IF(VALUE(MID([.F13];6;FIND(&quot;:&quot;;[.F13];1)-FIND(&quot; &quot;;[.F13];1)-1))&gt;VALUE(MID([.F12];6;FIND(&quot;:&quot;;[.F12];1)-FIND(&quot; &quot;;[.F12];1)-1));[.C87];[.C87]+1)" office:value-type="float" office:value="3">
            <text:p>003</text:p>
          </table:table-cell>
          <table:table-cell table:style-name="ce127" office:value-type="string">
            <text:p>DMS\Admin\Ontologies\Manage Folksonomy\Edit</text:p>
          </table:table-cell>
          <table:table-cell table:style-name="ce55" office:value-type="string">
            <text:p>Test Edit Folksonomy function when 'document range' field is blank</text:p>
          </table:table-cell>
          <table:table-cell table:style-name="ce156" office:value-type="string">
            <text:p>Step 1: Open Manage Folksonomy form</text:p>
          </table:table-cell>
          <table:table-cell table:style-name="ce156" office:value-type="string">
            <text:p>- Go to ECM Administration</text:p>
            <text:p>- Select Ontologies</text:p>
            <text:p>- Select Manage Folksonomy</text:p>
          </table:table-cell>
          <table:table-cell table:style-name="ce162" office:value-type="string">
            <text:p>'Manage Folksonomy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4];6;1)&gt;MID([.F13];6;1);&quot;&quot;;MAX([.A$7:.A13])+1)">
            <text:p/>
          </table:table-cell>
          <table:table-cell table:style-name="ce46" office:value-type="string">
            <text:p>ADM_04</text:p>
          </table:table-cell>
          <table:table-cell table:style-name="ce125" table:formula="of:=IF(VALUE(MID([.F14];6;FIND(&quot;:&quot;;[.F14];1)-FIND(&quot; &quot;;[.F14];1)-1))&gt;VALUE(MID([.F13];6;FIND(&quot;:&quot;;[.F13];1)-FIND(&quot; &quot;;[.F13];1)-1));[.C88];[.C88]+1)" office:value-type="float" office:value="3">
            <text:p>003</text:p>
          </table:table-cell>
          <table:table-cell table:style-name="ce127" office:value-type="string">
            <text:p>DMS\Admin\Ontologies\Manage Folksonomy\Edit</text:p>
          </table:table-cell>
          <table:table-cell table:style-name="ce156" office:value-type="string">
            <text:p>Test Edit Folksonomy function when 'document range' field is blank</text:p>
          </table:table-cell>
          <table:table-cell table:style-name="ce156" office:value-type="string">
            <text:p>Step 2: Open form to edit tag's style</text:p>
          </table:table-cell>
          <table:table-cell table:style-name="ce156" office:value-type="string">
            <text:p>Click 'Edit' icon on a tag's style you want to edit</text:p>
          </table:table-cell>
          <table:table-cell table:style-name="ce162" office:value-type="string">
            <text:p><text:s/>Edit tag style configuration' pop-up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5];6;1)&gt;MID([.F14];6;1);&quot;&quot;;MAX([.A$7:.A14])+1)">
            <text:p/>
          </table:table-cell>
          <table:table-cell table:style-name="ce46" office:value-type="string">
            <text:p>ADM_04</text:p>
          </table:table-cell>
          <table:table-cell table:style-name="ce125" table:formula="of:=IF(VALUE(MID([.F15];6;FIND(&quot;:&quot;;[.F15];1)-FIND(&quot; &quot;;[.F15];1)-1))&gt;VALUE(MID([.F14];6;FIND(&quot;:&quot;;[.F14];1)-FIND(&quot; &quot;;[.F14];1)-1));[.C89];[.C89]+1)" office:value-type="float" office:value="3">
            <text:p>003</text:p>
          </table:table-cell>
          <table:table-cell table:style-name="ce127" office:value-type="string">
            <text:p>DMS\Admin\Ontologies\Manage Folksonomy\Edit</text:p>
          </table:table-cell>
          <table:table-cell table:style-name="ce156" office:value-type="string">
            <text:p>Test Edit Folksonomy function when 'document range' field is blank</text:p>
          </table:table-cell>
          <table:table-cell table:style-name="ce156" office:value-type="string">
            <text:p>Step 3: Edit folksonomy</text:p>
          </table:table-cell>
          <table:table-cell table:style-name="ce156" office:value-type="string">
            <text:p>- Do not put data in 'Document range' field</text:p>
            <text:p>- Click <text:s/>''Update'' button</text:p>
          </table:table-cell>
          <table:table-cell table:style-name="ce162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6];6;1)&gt;MID([.F15];6;1);&quot;&quot;;MAX([.A$7:.A15])+1)" office:value-type="float" office:value="4">
            <text:p>004</text:p>
          </table:table-cell>
          <table:table-cell table:style-name="ce46" office:value-type="string">
            <text:p>ADM_04</text:p>
          </table:table-cell>
          <table:table-cell table:style-name="ce125" table:formula="of:=IF(VALUE(MID([.F16];6;FIND(&quot;:&quot;;[.F16];1)-FIND(&quot; &quot;;[.F16];1)-1))&gt;VALUE(MID([.F15];6;FIND(&quot;:&quot;;[.F15];1)-FIND(&quot; &quot;;[.F15];1)-1));[.C90];[.C90]+1)" office:value-type="float" office:value="4">
            <text:p>004</text:p>
          </table:table-cell>
          <table:table-cell table:style-name="ce127" office:value-type="string">
            <text:p>DMS\Admin\Ontologies\Manage Folksonomy\Edit</text:p>
          </table:table-cell>
          <table:table-cell table:style-name="ce55" office:value-type="string">
            <text:p>Test Edit folksonomy function when 'Html style' is bank.</text:p>
          </table:table-cell>
          <table:table-cell table:style-name="ce156" office:value-type="string">
            <text:p>Step 1: Open Manage Folksonomy form</text:p>
          </table:table-cell>
          <table:table-cell table:style-name="ce156" office:value-type="string">
            <text:p>- Go to ECM Administration</text:p>
            <text:p>- Select Ontologies</text:p>
            <text:p>- Select Manage Folksonomy</text:p>
          </table:table-cell>
          <table:table-cell table:style-name="ce162" office:value-type="string">
            <text:p>'Manage Folksonomy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4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7];6;1)&gt;MID([.F16];6;1);&quot;&quot;;MAX([.A$7:.A16])+1)">
            <text:p/>
          </table:table-cell>
          <table:table-cell table:style-name="ce46" office:value-type="string">
            <text:p>ADM_04</text:p>
          </table:table-cell>
          <table:table-cell table:style-name="ce125" table:formula="of:=IF(VALUE(MID([.F17];6;FIND(&quot;:&quot;;[.F17];1)-FIND(&quot; &quot;;[.F17];1)-1))&gt;VALUE(MID([.F16];6;FIND(&quot;:&quot;;[.F16];1)-FIND(&quot; &quot;;[.F16];1)-1));[.C91];[.C91]+1)" office:value-type="float" office:value="4">
            <text:p>004</text:p>
          </table:table-cell>
          <table:table-cell table:style-name="ce127" office:value-type="string">
            <text:p>DMS\Admin\Ontologies\Manage Folksonomy\Edit</text:p>
          </table:table-cell>
          <table:table-cell table:style-name="ce156" office:value-type="string">
            <text:p>Test Edit folksonomy function when 'Html style' is bank.</text:p>
          </table:table-cell>
          <table:table-cell table:style-name="ce156" office:value-type="string">
            <text:p>Step 2: Open form to edit tag's style</text:p>
          </table:table-cell>
          <table:table-cell table:style-name="ce156" office:value-type="string">
            <text:p>Click 'Edit' icon on a tag's style you want to edit</text:p>
          </table:table-cell>
          <table:table-cell table:style-name="ce162" office:value-type="string">
            <text:p><text:s/>Edit tag style configuration' pop-up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1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8];6;1)&gt;MID([.F17];6;1);&quot;&quot;;MAX([.A$7:.A17])+1)">
            <text:p/>
          </table:table-cell>
          <table:table-cell table:style-name="ce46" office:value-type="string">
            <text:p>ADM_04</text:p>
          </table:table-cell>
          <table:table-cell table:style-name="ce125" table:formula="of:=IF(VALUE(MID([.F18];6;FIND(&quot;:&quot;;[.F18];1)-FIND(&quot; &quot;;[.F18];1)-1))&gt;VALUE(MID([.F17];6;FIND(&quot;:&quot;;[.F17];1)-FIND(&quot; &quot;;[.F17];1)-1));[.C92];[.C92]+1)" office:value-type="float" office:value="4">
            <text:p>004</text:p>
          </table:table-cell>
          <table:table-cell table:style-name="ce127" office:value-type="string">
            <text:p>DMS\Admin\Ontologies\Manage Folksonomy\Edit</text:p>
          </table:table-cell>
          <table:table-cell table:style-name="ce156" office:value-type="string">
            <text:p>Test Edit folksonomy function when 'Html style' is bank.</text:p>
          </table:table-cell>
          <table:table-cell table:style-name="ce156" office:value-type="string">
            <text:p>Step 3: Edit folksonomy</text:p>
          </table:table-cell>
          <table:table-cell table:style-name="ce156" office:value-type="string">
            <text:p>- Leave the content of 'Html style' is blank</text:p>
            <text:p>- Click <text:s/>''Update'' button</text:p>
          </table:table-cell>
          <table:table-cell table:style-name="ce162" office:value-type="string">
            <text:p>Show message “Html <text:span text:style-name="T13">Style</text:span> must not be empty”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9];6;1)&gt;MID([.F18];6;1);&quot;&quot;;MAX([.A$7:.A18])+1)" office:value-type="float" office:value="5">
            <text:p>005</text:p>
          </table:table-cell>
          <table:table-cell table:style-name="ce46" office:value-type="string">
            <text:p>ADM_04</text:p>
          </table:table-cell>
          <table:table-cell table:style-name="ce125" table:formula="of:=IF(VALUE(MID([.F19];6;FIND(&quot;:&quot;;[.F19];1)-FIND(&quot; &quot;;[.F19];1)-1))&gt;VALUE(MID([.F18];6;FIND(&quot;:&quot;;[.F18];1)-FIND(&quot; &quot;;[.F18];1)-1));[.C93];[.C93]+1)" office:value-type="float" office:value="5">
            <text:p>005</text:p>
          </table:table-cell>
          <table:table-cell table:style-name="ce127" office:value-type="string">
            <text:p>DMS\Admin\Ontologies\Manage Folksonomy\Edit</text:p>
          </table:table-cell>
          <table:table-cell table:style-name="ce55" office:value-type="string">
            <text:p>Check the displaying of tag after add tag for document in File Explorer</text:p>
          </table:table-cell>
          <table:table-cell table:style-name="ce156" office:value-type="string">
            <text:p>Step 1: Create node</text:p>
          </table:table-cell>
          <table:table-cell table:style-name="ce156" office:value-type="string">
            <text:p>- Go to File Explorer </text:p>
            <text:p>- Create 1 document </text:p>
          </table:table-cell>
          <table:table-cell table:style-name="ce162" office:value-type="string">
            <text:p>Document is created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20];6;1)&gt;MID([.F19];6;1);&quot;&quot;;MAX([.A$7:.A19])+1)">
            <text:p/>
          </table:table-cell>
          <table:table-cell table:style-name="ce46" office:value-type="string">
            <text:p>ADM_04</text:p>
          </table:table-cell>
          <table:table-cell table:style-name="ce125" table:formula="of:=IF(VALUE(MID([.F20];6;FIND(&quot;:&quot;;[.F20];1)-FIND(&quot; &quot;;[.F20];1)-1))&gt;VALUE(MID([.F19];6;FIND(&quot;:&quot;;[.F19];1)-FIND(&quot; &quot;;[.F19];1)-1));[.C94];[.C94]+1)" office:value-type="float" office:value="5">
            <text:p>005</text:p>
          </table:table-cell>
          <table:table-cell table:style-name="ce127" office:value-type="string">
            <text:p>DMS\Admin\Ontologies\Manage Folksonomy\Edit</text:p>
          </table:table-cell>
          <table:table-cell table:style-name="ce156" office:value-type="string">
            <text:p>Check the displaying of tag after add tag for document in File Explorer</text:p>
          </table:table-cell>
          <table:table-cell table:style-name="ce156" office:value-type="string">
            <text:p>Step 2: Add tag for document</text:p>
          </table:table-cell>
          <table:table-cell table:style-name="ce156" office:value-type="string">
            <text:p>Add tag for document</text:p>
          </table:table-cell>
          <table:table-cell table:style-name="ce162" office:value-type="string">
            <text:p>Document is added tag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21];6;1)&gt;MID([.F20];6;1);&quot;&quot;;MAX([.A$7:.A20])+1)">
            <text:p/>
          </table:table-cell>
          <table:table-cell table:style-name="ce46" office:value-type="string">
            <text:p>ADM_04</text:p>
          </table:table-cell>
          <table:table-cell table:style-name="ce125" table:formula="of:=IF(VALUE(MID([.F21];6;FIND(&quot;:&quot;;[.F21];1)-FIND(&quot; &quot;;[.F21];1)-1))&gt;VALUE(MID([.F20];6;FIND(&quot;:&quot;;[.F20];1)-FIND(&quot; &quot;;[.F20];1)-1));[.C95];[.C95]+1)" office:value-type="float" office:value="5">
            <text:p>005</text:p>
          </table:table-cell>
          <table:table-cell table:style-name="ce127" office:value-type="string">
            <text:p>DMS\Admin\Ontologies\Manage Folksonomy\Edit</text:p>
          </table:table-cell>
          <table:table-cell table:style-name="ce156" office:value-type="string">
            <text:p>Check the displaying of tag after add tag for document in File Explorer</text:p>
          </table:table-cell>
          <table:table-cell table:style-name="ce156" office:value-type="string">
            <text:p>Step 3: View the displaying of tag's style</text:p>
          </table:table-cell>
          <table:table-cell table:style-name="ce156" office:value-type="string">
            <text:p>In Control Sidebar, select 'Tag cloud'</text:p>
          </table:table-cell>
          <table:table-cell table:style-name="ce162" office:value-type="string">
            <text:p>Depend on the number document which added this tag, the style of tag is displaying as the definition in Manage Folksonomy 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1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22];6;1)&gt;MID([.F21];6;1);&quot;&quot;;MAX([.A$7:.A21])+1)" office:value-type="float" office:value="6">
            <text:p>006</text:p>
          </table:table-cell>
          <table:table-cell table:style-name="ce46" office:value-type="string">
            <text:p>ADM_04</text:p>
          </table:table-cell>
          <table:table-cell table:style-name="ce125" table:formula="of:=IF(VALUE(MID([.F22];6;FIND(&quot;:&quot;;[.F22];1)-FIND(&quot; &quot;;[.F22];1)-1))&gt;VALUE(MID([.F21];6;FIND(&quot;:&quot;;[.F21];1)-FIND(&quot; &quot;;[.F21];1)-1));[.C96];[.C96]+1)" office:value-type="float" office:value="6">
            <text:p>006</text:p>
          </table:table-cell>
          <table:table-cell table:style-name="ce127" office:value-type="string">
            <text:p>DMS\Admin\Ontologies\Manage Folksonomy\Edit</text:p>
          </table:table-cell>
          <table:table-cell table:style-name="ce55" office:value-type="string">
            <text:p>Check the displaying of tag after add tag for document in Content Browser</text:p>
          </table:table-cell>
          <table:table-cell table:style-name="ce156" office:value-type="string">
            <text:p>Step 1: Create node</text:p>
          </table:table-cell>
          <table:table-cell table:style-name="ce156" office:value-type="string">
            <text:p>- Go to File Explorer </text:p>
            <text:p>- Create 1 document </text:p>
          </table:table-cell>
          <table:table-cell table:style-name="ce162" office:value-type="string">
            <text:p>Document is created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23];6;1)&gt;MID([.F22];6;1);&quot;&quot;;MAX([.A$7:.A22])+1)">
            <text:p/>
          </table:table-cell>
          <table:table-cell table:style-name="ce46" office:value-type="string">
            <text:p>ADM_04</text:p>
          </table:table-cell>
          <table:table-cell table:style-name="ce125" table:formula="of:=IF(VALUE(MID([.F23];6;FIND(&quot;:&quot;;[.F23];1)-FIND(&quot; &quot;;[.F23];1)-1))&gt;VALUE(MID([.F22];6;FIND(&quot;:&quot;;[.F22];1)-FIND(&quot; &quot;;[.F22];1)-1));[.C97];[.C97]+1)" office:value-type="float" office:value="6">
            <text:p>006</text:p>
          </table:table-cell>
          <table:table-cell table:style-name="ce127" office:value-type="string">
            <text:p>DMS\Admin\Ontologies\Manage Folksonomy\Edit</text:p>
          </table:table-cell>
          <table:table-cell table:style-name="ce156" office:value-type="string">
            <text:p>Check the displaying of tag after add tag for document in Content Browser</text:p>
          </table:table-cell>
          <table:table-cell table:style-name="ce156" office:value-type="string">
            <text:p>Step 2: Add tag for document</text:p>
          </table:table-cell>
          <table:table-cell table:style-name="ce156" office:value-type="string">
            <text:p>Add tag for document</text:p>
          </table:table-cell>
          <table:table-cell table:style-name="ce162" office:value-type="string">
            <text:p>Document is added tag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24];6;1)&gt;MID([.F23];6;1);&quot;&quot;;MAX([.A$7:.A23])+1)">
            <text:p/>
          </table:table-cell>
          <table:table-cell table:style-name="ce46" office:value-type="string">
            <text:p>ADM_04</text:p>
          </table:table-cell>
          <table:table-cell table:style-name="ce125" table:formula="of:=IF(VALUE(MID([.F24];6;FIND(&quot;:&quot;;[.F24];1)-FIND(&quot; &quot;;[.F24];1)-1))&gt;VALUE(MID([.F23];6;FIND(&quot;:&quot;;[.F23];1)-FIND(&quot; &quot;;[.F23];1)-1));[.C98];[.C98]+1)" office:value-type="float" office:value="6">
            <text:p>006</text:p>
          </table:table-cell>
          <table:table-cell table:style-name="ce127" office:value-type="string">
            <text:p>DMS\Admin\Ontologies\Manage Folksonomy\Edit</text:p>
          </table:table-cell>
          <table:table-cell table:style-name="ce156" office:value-type="string">
            <text:p>Check the displaying of tag after add tag for document in Content Browser</text:p>
          </table:table-cell>
          <table:table-cell table:style-name="ce156" office:value-type="string">
            <text:p>Step 3: View the displaying of tag's style</text:p>
          </table:table-cell>
          <table:table-cell table:style-name="ce156" office:value-type="string">
            <text:p>- Go to Content Browser</text:p>
          </table:table-cell>
          <table:table-cell table:style-name="ce162" office:value-type="string">
            <text:p>Depend on the number document which added this tag, the style of tag is displaying as the definition in Manage Folksonomy 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25];6;1)&gt;MID([.F24];6;1);&quot;&quot;;MAX([.A$7:.A24])+1)" office:value-type="float" office:value="7">
            <text:p>007</text:p>
          </table:table-cell>
          <table:table-cell table:style-name="ce46" office:value-type="string">
            <text:p>ADM_04</text:p>
          </table:table-cell>
          <table:table-cell table:style-name="ce125" table:formula="of:=IF(VALUE(MID([.F25];6;FIND(&quot;:&quot;;[.F25];1)-FIND(&quot; &quot;;[.F25];1)-1))&gt;VALUE(MID([.F24];6;FIND(&quot;:&quot;;[.F24];1)-FIND(&quot; &quot;;[.F24];1)-1));[.C99];[.C99]+1)" office:value-type="float" office:value="7">
            <text:p>007</text:p>
          </table:table-cell>
          <table:table-cell table:style-name="ce127" office:value-type="string">
            <text:p>DMS\Admin\Ontologies\Manage Folksonomy\Edit</text:p>
          </table:table-cell>
          <table:table-cell table:style-name="ce55" office:value-type="string">
            <text:p>Check the displaying of tag after edit its properties in File Explorer</text:p>
          </table:table-cell>
          <table:table-cell table:style-name="ce156" office:value-type="string">
            <text:p>Step 1: Edit a folksonomy</text:p>
          </table:table-cell>
          <table:table-cell table:style-name="ce156" office:value-type="string">
            <text:p>- Go to ECM Administration \Manage Folksonomy</text:p>
            <text:p>- Edit style of normal folksonomy </text:p>
          </table:table-cell>
          <table:table-cell table:style-name="ce162" office:value-type="string">
            <text:p>The style of normal is edited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26];6;1)&gt;MID([.F25];6;1);&quot;&quot;;MAX([.A$7:.A25])+1)">
            <text:p/>
          </table:table-cell>
          <table:table-cell table:style-name="ce46" office:value-type="string">
            <text:p>ADM_04</text:p>
          </table:table-cell>
          <table:table-cell table:style-name="ce125" table:formula="of:=IF(VALUE(MID([.F26];6;FIND(&quot;:&quot;;[.F26];1)-FIND(&quot; &quot;;[.F26];1)-1))&gt;VALUE(MID([.F25];6;FIND(&quot;:&quot;;[.F25];1)-FIND(&quot; &quot;;[.F25];1)-1));[.C100];[.C100]+1)" office:value-type="float" office:value="7">
            <text:p>007</text:p>
          </table:table-cell>
          <table:table-cell table:style-name="ce127" office:value-type="string">
            <text:p>DMS\Admin\Ontologies\Manage Folksonomy\Edit</text:p>
          </table:table-cell>
          <table:table-cell table:style-name="ce156" office:value-type="string">
            <text:p>Check the displaying of tag after edit its properties in File Explorer</text:p>
          </table:table-cell>
          <table:table-cell table:style-name="ce156" office:value-type="string">
            <text:p>Step 2: Add tag for document</text:p>
          </table:table-cell>
          <table:table-cell table:style-name="ce156" office:value-type="string">
            <text:p>- Go to File Explorer</text:p>
            <text:p>- Create 1 document</text:p>
            <text:p>- Add tag for this document</text:p>
          </table:table-cell>
          <table:table-cell table:style-name="ce162" office:value-type="string">
            <text:p>Document is added tag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27];6;1)&gt;MID([.F26];6;1);&quot;&quot;;MAX([.A$7:.A26])+1)">
            <text:p/>
          </table:table-cell>
          <table:table-cell table:style-name="ce46" office:value-type="string">
            <text:p>ADM_04</text:p>
          </table:table-cell>
          <table:table-cell table:style-name="ce125" table:formula="of:=IF(VALUE(MID([.F27];6;FIND(&quot;:&quot;;[.F27];1)-FIND(&quot; &quot;;[.F27];1)-1))&gt;VALUE(MID([.F26];6;FIND(&quot;:&quot;;[.F26];1)-FIND(&quot; &quot;;[.F26];1)-1));[.C101];[.C101]+1)" office:value-type="float" office:value="7">
            <text:p>007</text:p>
          </table:table-cell>
          <table:table-cell table:style-name="ce127" office:value-type="string">
            <text:p>DMS\Admin\Ontologies\Manage Folksonomy\Edit</text:p>
          </table:table-cell>
          <table:table-cell table:style-name="ce156" office:value-type="string">
            <text:p>Check the displaying of tag after edit its properties in File Explorer</text:p>
          </table:table-cell>
          <table:table-cell table:style-name="ce156" office:value-type="string">
            <text:p>Step 3: View the edited tag's style</text:p>
          </table:table-cell>
          <table:table-cell table:style-name="ce156" office:value-type="string">
            <text:p>In Control Sidebar, select 'Tag cloud'</text:p>
          </table:table-cell>
          <table:table-cell table:style-name="ce162" office:value-type="string">
            <text:p>Tag's style is edited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28];6;1)&gt;MID([.F27];6;1);&quot;&quot;;MAX([.A$7:.A27])+1)" office:value-type="float" office:value="8">
            <text:p>008</text:p>
          </table:table-cell>
          <table:table-cell table:style-name="ce46" office:value-type="string">
            <text:p>ADM_04</text:p>
          </table:table-cell>
          <table:table-cell table:style-name="ce125" table:formula="of:=IF(VALUE(MID([.F28];6;FIND(&quot;:&quot;;[.F28];1)-FIND(&quot; &quot;;[.F28];1)-1))&gt;VALUE(MID([.F27];6;FIND(&quot;:&quot;;[.F27];1)-FIND(&quot; &quot;;[.F27];1)-1));[.C102];[.C102]+1)" office:value-type="float" office:value="8">
            <text:p>008</text:p>
          </table:table-cell>
          <table:table-cell table:style-name="ce127" office:value-type="string">
            <text:p>DMS\Admin\Ontologies\Manage Folksonomy\Edit</text:p>
          </table:table-cell>
          <table:table-cell table:style-name="ce55" office:value-type="string">
            <text:p>Check the displaying of tag after edit its properties in Content Browser</text:p>
          </table:table-cell>
          <table:table-cell table:style-name="ce156" office:value-type="string">
            <text:p>Step 1: Edit a folksonomy</text:p>
          </table:table-cell>
          <table:table-cell table:style-name="ce156" office:value-type="string">
            <text:p>- Go to ECM Administration \Manage Folksonomy</text:p>
            <text:p>- Edit style of normal folksonomy </text:p>
          </table:table-cell>
          <table:table-cell table:style-name="ce162" office:value-type="string">
            <text:p>Folksonomy is edited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29];6;1)&gt;MID([.F28];6;1);&quot;&quot;;MAX([.A$7:.A28])+1)">
            <text:p/>
          </table:table-cell>
          <table:table-cell table:style-name="ce46" office:value-type="string">
            <text:p>ADM_04</text:p>
          </table:table-cell>
          <table:table-cell table:style-name="ce125" table:formula="of:=IF(VALUE(MID([.F29];6;FIND(&quot;:&quot;;[.F29];1)-FIND(&quot; &quot;;[.F29];1)-1))&gt;VALUE(MID([.F28];6;FIND(&quot;:&quot;;[.F28];1)-FIND(&quot; &quot;;[.F28];1)-1));[.C103];[.C103]+1)" office:value-type="float" office:value="8">
            <text:p>008</text:p>
          </table:table-cell>
          <table:table-cell table:style-name="ce127" office:value-type="string">
            <text:p>DMS\Admin\Ontologies\Manage Folksonomy\Edit</text:p>
          </table:table-cell>
          <table:table-cell table:style-name="ce156" office:value-type="string">
            <text:p>Check the displaying of tag after edit its properties in Content Browser</text:p>
          </table:table-cell>
          <table:table-cell table:style-name="ce156" office:value-type="string">
            <text:p>Step 2: Add tag for document</text:p>
          </table:table-cell>
          <table:table-cell table:style-name="ce156" office:value-type="string">
            <text:p>- Go to File Explorer</text:p>
            <text:p>- Create 1 document</text:p>
            <text:p>- Add tag for this document</text:p>
          </table:table-cell>
          <table:table-cell table:style-name="ce162" office:value-type="string">
            <text:p>Document is added tag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30];6;1)&gt;MID([.F29];6;1);&quot;&quot;;MAX([.A$7:.A29])+1)">
            <text:p/>
          </table:table-cell>
          <table:table-cell table:style-name="ce46" office:value-type="string">
            <text:p>ADM_04</text:p>
          </table:table-cell>
          <table:table-cell table:style-name="ce125" table:formula="of:=IF(VALUE(MID([.F30];6;FIND(&quot;:&quot;;[.F30];1)-FIND(&quot; &quot;;[.F30];1)-1))&gt;VALUE(MID([.F29];6;FIND(&quot;:&quot;;[.F29];1)-FIND(&quot; &quot;;[.F29];1)-1));[.C104];[.C104]+1)" office:value-type="float" office:value="8">
            <text:p>008</text:p>
          </table:table-cell>
          <table:table-cell table:style-name="ce127" office:value-type="string">
            <text:p>DMS\Admin\Ontologies\Manage Folksonomy\Edit</text:p>
          </table:table-cell>
          <table:table-cell table:style-name="ce156" office:value-type="string">
            <text:p>Check the displaying of tag after edit its properties in Content Browser</text:p>
          </table:table-cell>
          <table:table-cell table:style-name="ce156" office:value-type="string">
            <text:p>Step 3:View the edited tag's style</text:p>
          </table:table-cell>
          <table:table-cell table:style-name="ce156" office:value-type="string">
            <text:p>- Go to Content Browser</text:p>
          </table:table-cell>
          <table:table-cell table:style-name="ce162" office:value-type="string">
            <text:p>In Tag map, tag's style is edited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31];6;1)&gt;MID([.F30];6;1);&quot;&quot;;MAX([.A$7:.A30])+1)" office:value-type="float" office:value="9">
            <text:p>009</text:p>
          </table:table-cell>
          <table:table-cell table:style-name="ce46" office:value-type="string">
            <text:p>ADM_05_01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Ontologies\Manage Simple Taxonomy\Add</text:p>
          </table:table-cell>
          <table:table-cell table:style-name="ce55" office:value-type="string">
            <text:p>Add taxonomy when put valid data into name field</text:p>
          </table:table-cell>
          <table:table-cell table:style-name="ce156" office:value-type="string">
            <text:p>Step 1: Open Manage Taxonomy form</text:p>
          </table:table-cell>
          <table:table-cell table:style-name="ce156" office:value-type="string">
            <text:p>- Go to ECM Administration</text:p>
            <text:p>- Select Ontologies</text:p>
            <text:p>- Select Manage Taxonomy</text:p>
          </table:table-cell>
          <table:table-cell table:style-name="ce162" office:value-type="string">
            <text:p><text:s/>'Manage Taxonomy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32];6;1)&gt;MID([.F31];6;1);&quot;&quot;;MAX([.A$7:.A31])+1)">
            <text:p/>
          </table:table-cell>
          <table:table-cell table:style-name="ce46" office:value-type="string">
            <text:p>ADM_05_01</text:p>
          </table:table-cell>
          <table:table-cell table:style-name="ce125" table:formula="of:=IF(MID([.F32];6;1)&gt;MID([.F31];6;1);[.C31];[.C31]+1)" office:value-type="float" office:value="1">
            <text:p>001</text:p>
          </table:table-cell>
          <table:table-cell table:style-name="ce127" office:value-type="string">
            <text:p>DMS\Admin\Ontologies\Manage Simple Taxonomy\Add</text:p>
          </table:table-cell>
          <table:table-cell table:style-name="ce156" office:value-type="string">
            <text:p>Add taxonomy when put valid data into name field</text:p>
          </table:table-cell>
          <table:table-cell table:style-name="ce156" office:value-type="string">
            <text:p>Step 2: Open 'Add taxonomy' <text:s/>pop-up</text:p>
          </table:table-cell>
          <table:table-cell table:style-name="ce156" office:value-type="string">
            <text:p>- Select the path to add new taxonomy in the left of 'Manage Taxonomy' form</text:p>
            <text:p>- Click 'Add' icon</text:p>
          </table:table-cell>
          <table:table-cell table:style-name="ce162" office:value-type="string">
            <text:p><text:s/>'Add Taxonomy' pop-up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33];6;1)&gt;MID([.F32];6;1);&quot;&quot;;MAX([.A$7:.A32])+1)">
            <text:p/>
          </table:table-cell>
          <table:table-cell table:style-name="ce46" office:value-type="string">
            <text:p>ADM_05_01</text:p>
          </table:table-cell>
          <table:table-cell table:style-name="ce125" table:formula="of:=IF(MID([.F33];6;1)&gt;MID([.F32];6;1);[.C32];[.C32]+1)" office:value-type="float" office:value="1">
            <text:p>001</text:p>
          </table:table-cell>
          <table:table-cell table:style-name="ce127" office:value-type="string">
            <text:p>DMS\Admin\Ontologies\Manage Simple Taxonomy\Add</text:p>
          </table:table-cell>
          <table:table-cell table:style-name="ce156" office:value-type="string">
            <text:p>Add taxonomy when put valid data into name field</text:p>
          </table:table-cell>
          <table:table-cell table:style-name="ce156" office:value-type="string">
            <text:p>Step 3: Add taxonomy</text:p>
          </table:table-cell>
          <table:table-cell table:style-name="ce156" office:value-type="string">
            <text:p>- <text:s/>Put valid data into 'Taxonomy Name ' field</text:p>
            <text:p>- Click ''Save'' button</text:p>
          </table:table-cell>
          <table:table-cell table:style-name="ce162" office:value-type="string">
            <text:p>A new taxonomy is added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34];6;1)&gt;MID([.F33];6;1);&quot;&quot;;MAX([.A$7:.A33])+1)" office:value-type="float" office:value="10">
            <text:p>010</text:p>
          </table:table-cell>
          <table:table-cell table:style-name="ce46" office:value-type="string">
            <text:p>ADM_05_01</text:p>
          </table:table-cell>
          <table:table-cell table:style-name="ce125" table:formula="of:=IF(MID([.F34];6;1)&gt;MID([.F33];6;1);[.C33];[.C33]+1)" office:value-type="float" office:value="2">
            <text:p>002</text:p>
          </table:table-cell>
          <table:table-cell table:style-name="ce127" office:value-type="string">
            <text:p>DMS\Admin\Ontologies\Manage Simple Taxonomy\Add</text:p>
          </table:table-cell>
          <table:table-cell table:style-name="ce55" office:value-type="string">
            <text:p>Add taxonomy when name field is blank</text:p>
          </table:table-cell>
          <table:table-cell table:style-name="ce156" office:value-type="string">
            <text:p>Step 1: Open Manage Taxonomy form</text:p>
          </table:table-cell>
          <table:table-cell table:style-name="ce156" office:value-type="string">
            <text:p>- Go to ECM Administration</text:p>
            <text:p>- Select Ontologies</text:p>
            <text:p>- Select Manage Taxonomy</text:p>
          </table:table-cell>
          <table:table-cell table:style-name="ce162" office:value-type="string">
            <text:p><text:s/>'Manage Taxonomy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35];6;1)&gt;MID([.F34];6;1);&quot;&quot;;MAX([.A$7:.A34])+1)">
            <text:p/>
          </table:table-cell>
          <table:table-cell table:style-name="ce46" office:value-type="string">
            <text:p>ADM_05_01</text:p>
          </table:table-cell>
          <table:table-cell table:style-name="ce125" table:formula="of:=IF(MID([.F35];6;1)&gt;MID([.F34];6;1);[.C34];[.C34]+1)" office:value-type="float" office:value="2">
            <text:p>002</text:p>
          </table:table-cell>
          <table:table-cell table:style-name="ce127" office:value-type="string">
            <text:p>DMS\Admin\Ontologies\Manage Simple Taxonomy\Add</text:p>
          </table:table-cell>
          <table:table-cell table:style-name="ce156" office:value-type="string">
            <text:p>Add taxonomy when name field is blank</text:p>
          </table:table-cell>
          <table:table-cell table:style-name="ce156" office:value-type="string">
            <text:p>Step 2: Open 'Add taxonomy' <text:s/>pop-up</text:p>
          </table:table-cell>
          <table:table-cell table:style-name="ce156" office:value-type="string">
            <text:p>- Select the path to add new taxonomy in the left of 'Manage Taxonomy' form</text:p>
            <text:p>- Click 'Add' icon</text:p>
          </table:table-cell>
          <table:table-cell table:style-name="ce162" office:value-type="string">
            <text:p><text:s/>'Add Taxonomy' pop-up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36];6;1)&gt;MID([.F35];6;1);&quot;&quot;;MAX([.A$7:.A35])+1)">
            <text:p/>
          </table:table-cell>
          <table:table-cell table:style-name="ce46" office:value-type="string">
            <text:p>ADM_05_01</text:p>
          </table:table-cell>
          <table:table-cell table:style-name="ce125" table:formula="of:=IF(MID([.F36];6;1)&gt;MID([.F35];6;1);[.C35];[.C35]+1)" office:value-type="float" office:value="2">
            <text:p>002</text:p>
          </table:table-cell>
          <table:table-cell table:style-name="ce127" office:value-type="string">
            <text:p>DMS\Admin\Ontologies\Manage Simple Taxonomy\Add</text:p>
          </table:table-cell>
          <table:table-cell table:style-name="ce156" office:value-type="string">
            <text:p>Add taxonomy when name field is blank</text:p>
          </table:table-cell>
          <table:table-cell table:style-name="ce156" office:value-type="string">
            <text:p>Step 3: Add taxonomy</text:p>
          </table:table-cell>
          <table:table-cell table:style-name="ce156" office:value-type="string">
            <text:p>- <text:s/>Do not input data into ' Taxonomy Name ' field</text:p>
            <text:p>- Click ''Save'' button</text:p>
          </table:table-cell>
          <table:table-cell table:style-name="ce162" office:value-type="string">
            <text:p>Show message “The field 'Taxonomy Name' is required. Please enter your value.”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37];6;1)&gt;MID([.F36];6;1);&quot;&quot;;MAX([.A$7:.A36])+1)" office:value-type="float" office:value="11">
            <text:p>011</text:p>
          </table:table-cell>
          <table:table-cell table:style-name="ce46" office:value-type="string">
            <text:p>ADM_05_01</text:p>
          </table:table-cell>
          <table:table-cell table:style-name="ce125" table:formula="of:=IF(MID([.F37];6;1)&gt;MID([.F36];6;1);[.C36];[.C36]+1)" office:value-type="float" office:value="3">
            <text:p>003</text:p>
          </table:table-cell>
          <table:table-cell table:style-name="ce127" office:value-type="string">
            <text:p>DMS\Admin\Ontologies\Manage Simple Taxonomy\Add</text:p>
          </table:table-cell>
          <table:table-cell table:style-name="ce55" office:value-type="string">
            <text:p>Add taxonomy when name field contain special character `~# $ % &amp; * {}\/= | &lt; &gt; <text:s text:c="2"/>. <text:s/>? ; ' "</text:p>
          </table:table-cell>
          <table:table-cell table:style-name="ce156" office:value-type="string">
            <text:p>Step 1: Open Manage Taxonomy form</text:p>
          </table:table-cell>
          <table:table-cell table:style-name="ce156" office:value-type="string">
            <text:p>- Go to ECM Administration</text:p>
            <text:p>- Select Ontologies</text:p>
            <text:p>- Select Manage Taxonomy</text:p>
          </table:table-cell>
          <table:table-cell table:style-name="ce162" office:value-type="string">
            <text:p><text:s/>'Manage Taxonomy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38];6;1)&gt;MID([.F37];6;1);&quot;&quot;;MAX([.A$7:.A37])+1)">
            <text:p/>
          </table:table-cell>
          <table:table-cell table:style-name="ce46" office:value-type="string">
            <text:p>ADM_05_01</text:p>
          </table:table-cell>
          <table:table-cell table:style-name="ce125" table:formula="of:=IF(MID([.F38];6;1)&gt;MID([.F37];6;1);[.C37];[.C37]+1)" office:value-type="float" office:value="3">
            <text:p>003</text:p>
          </table:table-cell>
          <table:table-cell table:style-name="ce127" office:value-type="string">
            <text:p>DMS\Admin\Ontologies\Manage Simple Taxonomy\Add</text:p>
          </table:table-cell>
          <table:table-cell table:style-name="ce156" office:value-type="string">
            <text:p>Add taxonomy when name field contain special character `~# $ % &amp; * {}\/= | &lt; &gt; <text:s text:c="2"/>. <text:s/>? ; ' "</text:p>
          </table:table-cell>
          <table:table-cell table:style-name="ce156" office:value-type="string">
            <text:p>Step 2: Open 'Add taxonomy' <text:s/>pop-up</text:p>
          </table:table-cell>
          <table:table-cell table:style-name="ce156" office:value-type="string">
            <text:p>- Select the path to add new taxonomy in the left of 'Manage Taxonomy' form</text:p>
            <text:p>- Click 'Add' icon</text:p>
          </table:table-cell>
          <table:table-cell table:style-name="ce162" office:value-type="string">
            <text:p><text:s/>'Add Taxonomy' pop-up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39];6;1)&gt;MID([.F38];6;1);&quot;&quot;;MAX([.A$7:.A38])+1)">
            <text:p/>
          </table:table-cell>
          <table:table-cell table:style-name="ce46" office:value-type="string">
            <text:p>ADM_05_01</text:p>
          </table:table-cell>
          <table:table-cell table:style-name="ce125" table:formula="of:=IF(MID([.F39];6;1)&gt;MID([.F38];6;1);[.C38];[.C38]+1)" office:value-type="float" office:value="3">
            <text:p>003</text:p>
          </table:table-cell>
          <table:table-cell table:style-name="ce127" office:value-type="string">
            <text:p>DMS\Admin\Ontologies\Manage Simple Taxonomy\Add</text:p>
          </table:table-cell>
          <table:table-cell table:style-name="ce156" office:value-type="string">
            <text:p>Add taxonomy when name field contain special character `~# $ % &amp; * {}\/= | &lt; &gt; <text:s text:c="2"/>. <text:s/>? ; ' "</text:p>
          </table:table-cell>
          <table:table-cell table:style-name="ce156" office:value-type="string">
            <text:p>Step 3: Add taxonomy</text:p>
          </table:table-cell>
          <table:table-cell table:style-name="ce156" office:value-type="string">
            <text:p>- <text:s/>Put some special characters into ' Taxonomy Name ' field</text:p>
            <text:p>- Click ''Save'' button</text:p>
          </table:table-cell>
          <table:table-cell table:style-name="ce162" office:value-type="string">
            <text:p>Show message “There are some invalid characters in field 'taxonomy name'.Type another <text:s/>value, please.”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40];6;1)&gt;MID([.F39];6;1);&quot;&quot;;MAX([.A$7:.A39])+1)" office:value-type="float" office:value="12">
            <text:p>012</text:p>
          </table:table-cell>
          <table:table-cell table:style-name="ce46" office:value-type="string">
            <text:p>ADM_05_01</text:p>
          </table:table-cell>
          <table:table-cell table:style-name="ce125" table:formula="of:=IF(MID([.F40];6;1)&gt;MID([.F39];6;1);[.C39];[.C39]+1)" office:value-type="float" office:value="4">
            <text:p>004</text:p>
          </table:table-cell>
          <table:table-cell table:style-name="ce127" office:value-type="string">
            <text:p>DMS\Admin\Ontologies\Manage Simple Taxonomy\Add</text:p>
          </table:table-cell>
          <table:table-cell table:style-name="ce55" office:value-type="string">
            <text:p>Add new taxonomy has the same name,level with <text:s/>existing taxonomy in one node</text:p>
          </table:table-cell>
          <table:table-cell table:style-name="ce156" office:value-type="string">
            <text:p>Step 1: Open Manage Taxonomy form</text:p>
          </table:table-cell>
          <table:table-cell table:style-name="ce156" office:value-type="string">
            <text:p>- Go to ECM Administration</text:p>
            <text:p>- Select Ontologies</text:p>
            <text:p>- Select Manage Taxonomy</text:p>
          </table:table-cell>
          <table:table-cell table:style-name="ce162" office:value-type="string">
            <text:p><text:s/>'Manage Taxonomy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41];6;1)&gt;MID([.F40];6;1);&quot;&quot;;MAX([.A$7:.A40])+1)">
            <text:p/>
          </table:table-cell>
          <table:table-cell table:style-name="ce46" office:value-type="string">
            <text:p>ADM_05_01</text:p>
          </table:table-cell>
          <table:table-cell table:style-name="ce125" table:formula="of:=IF(MID([.F41];6;1)&gt;MID([.F40];6;1);[.C40];[.C40]+1)" office:value-type="float" office:value="4">
            <text:p>004</text:p>
          </table:table-cell>
          <table:table-cell table:style-name="ce127" office:value-type="string">
            <text:p>DMS\Admin\Ontologies\Manage Simple Taxonomy\Add</text:p>
          </table:table-cell>
          <table:table-cell table:style-name="ce156" office:value-type="string">
            <text:p>Add new taxonomy has the same name,level with <text:s/>existing taxonomy in one node</text:p>
          </table:table-cell>
          <table:table-cell table:style-name="ce156" office:value-type="string">
            <text:p>Step 2: Open 'Add taxonomy' <text:s/>pop-up</text:p>
          </table:table-cell>
          <table:table-cell table:style-name="ce156" office:value-type="string">
            <text:p>- Select the path to add new taxonomy in the left of 'Manage Taxonomy' form</text:p>
            <text:p>- Click 'Add' icon</text:p>
          </table:table-cell>
          <table:table-cell table:style-name="ce162" office:value-type="string">
            <text:p><text:s/>'Add Taxonomy' pop-up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42];6;1)&gt;MID([.F41];6;1);&quot;&quot;;MAX([.A$7:.A41])+1)">
            <text:p/>
          </table:table-cell>
          <table:table-cell table:style-name="ce46" office:value-type="string">
            <text:p>ADM_05_01</text:p>
          </table:table-cell>
          <table:table-cell table:style-name="ce125" table:formula="of:=IF(MID([.F42];6;1)&gt;MID([.F41];6;1);[.C41];[.C41]+1)" office:value-type="float" office:value="4">
            <text:p>004</text:p>
          </table:table-cell>
          <table:table-cell table:style-name="ce127" office:value-type="string">
            <text:p>DMS\Admin\Ontologies\Manage Simple Taxonomy\Add</text:p>
          </table:table-cell>
          <table:table-cell table:style-name="ce156" office:value-type="string">
            <text:p>Add new taxonomy has the same name,level with <text:s/>existing taxonomy in one node</text:p>
          </table:table-cell>
          <table:table-cell table:style-name="ce156" office:value-type="string">
            <text:p>Step 3: Add taxonomy</text:p>
          </table:table-cell>
          <table:table-cell table:style-name="ce156" office:value-type="string">
            <text:p>- <text:s/>Put name for new taxonomy has the same name with existing taxonomy in this node</text:p>
            <text:p>- Click ''Save'' button</text:p>
          </table:table-cell>
          <table:table-cell table:style-name="ce162" office:value-type="string">
            <text:p>Show message “The [name taxonomy] category is existing!.”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1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43];6;1)&gt;MID([.F42];6;1);&quot;&quot;;MAX([.A$7:.A42])+1)" office:value-type="float" office:value="13">
            <text:p>013</text:p>
          </table:table-cell>
          <table:table-cell table:style-name="ce46" office:value-type="string">
            <text:p>ADM_05_01</text:p>
          </table:table-cell>
          <table:table-cell table:style-name="ce125" table:formula="of:=IF(MID([.F43];6;1)&gt;MID([.F42];6;1);[.C42];[.C42]+1)" office:value-type="float" office:value="5">
            <text:p>005</text:p>
          </table:table-cell>
          <table:table-cell table:style-name="ce127" office:value-type="string">
            <text:p>DMS\Admin\Ontologies\Manage Simple Taxonomy\Add</text:p>
          </table:table-cell>
          <table:table-cell table:style-name="ce55" office:value-type="string">
            <text:p>Check max length of name field</text:p>
          </table:table-cell>
          <table:table-cell table:style-name="ce156" office:value-type="string">
            <text:p>Step 1: Open Manage Taxonomy form</text:p>
          </table:table-cell>
          <table:table-cell table:style-name="ce156" office:value-type="string">
            <text:p>- Go to ECM Administration</text:p>
            <text:p>- Select Ontologies</text:p>
            <text:p>- Select Manage Taxonomy</text:p>
          </table:table-cell>
          <table:table-cell table:style-name="ce162" office:value-type="string">
            <text:p><text:s/>'Manage Taxonomy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1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44];6;1)&gt;MID([.F43];6;1);&quot;&quot;;MAX([.A$7:.A43])+1)">
            <text:p/>
          </table:table-cell>
          <table:table-cell table:style-name="ce46" office:value-type="string">
            <text:p>ADM_05_01</text:p>
          </table:table-cell>
          <table:table-cell table:style-name="ce125" table:formula="of:=IF(MID([.F44];6;1)&gt;MID([.F43];6;1);[.C43];[.C43]+1)" office:value-type="float" office:value="5">
            <text:p>005</text:p>
          </table:table-cell>
          <table:table-cell table:style-name="ce127" office:value-type="string">
            <text:p>DMS\Admin\Ontologies\Manage Simple Taxonomy\Add</text:p>
          </table:table-cell>
          <table:table-cell table:style-name="ce156" office:value-type="string">
            <text:p>Check max length of name field</text:p>
          </table:table-cell>
          <table:table-cell table:style-name="ce156" office:value-type="string">
            <text:p>Step 2: Open 'Add taxonomy' <text:s/>pop-up</text:p>
          </table:table-cell>
          <table:table-cell table:style-name="ce156" office:value-type="string">
            <text:p>- Select the path to add new taxonomy in the left of 'Manage Taxonomy' form</text:p>
            <text:p>- Click 'Add' icon</text:p>
          </table:table-cell>
          <table:table-cell table:style-name="ce162" office:value-type="string">
            <text:p><text:s/>'Add Taxonomy' pop-up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45];6;1)&gt;MID([.F44];6;1);&quot;&quot;;MAX([.A$7:.A44])+1)">
            <text:p/>
          </table:table-cell>
          <table:table-cell table:style-name="ce46" office:value-type="string">
            <text:p>ADM_05_01</text:p>
          </table:table-cell>
          <table:table-cell table:style-name="ce125" table:formula="of:=IF(MID([.F45];6;1)&gt;MID([.F44];6;1);[.C44];[.C44]+1)" office:value-type="float" office:value="5">
            <text:p>005</text:p>
          </table:table-cell>
          <table:table-cell table:style-name="ce127" office:value-type="string">
            <text:p>DMS\Admin\Ontologies\Manage Simple Taxonomy\Add</text:p>
          </table:table-cell>
          <table:table-cell table:style-name="ce156" office:value-type="string">
            <text:p>Check max length of name field</text:p>
          </table:table-cell>
          <table:table-cell table:style-name="ce156" office:value-type="string">
            <text:p>Step 3: Add taxonomy</text:p>
          </table:table-cell>
          <table:table-cell table:style-name="ce156" office:value-type="string">
            <text:p>- <text:s/>Put name for new taxonomy more than 30 characters</text:p>
            <text:p>- Click ''Save'' button</text:p>
          </table:table-cell>
          <table:table-cell table:style-name="ce162" office:value-type="string">
            <text:p>Show message “Taxonomy name must less than 30 characters.”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46];6;1)&gt;MID([.F45];6;1);&quot;&quot;;MAX([.A$7:.A45])+1)" office:value-type="float" office:value="14">
            <text:p>014</text:p>
          </table:table-cell>
          <table:table-cell table:style-name="ce46" office:value-type="string">
            <text:p>ADM_05_01</text:p>
          </table:table-cell>
          <table:table-cell table:style-name="ce125" table:formula="of:=IF(MID([.F46];6;1)&gt;MID([.F45];6;1);[.C45];[.C45]+1)" office:value-type="float" office:value="6">
            <text:p>006</text:p>
          </table:table-cell>
          <table:table-cell table:style-name="ce127" office:value-type="string">
            <text:p>DMS\Admin\Ontologies\Manage Simple Taxonomy\Add</text:p>
          </table:table-cell>
          <table:table-cell table:style-name="ce55" office:value-type="string">
            <text:p>Add permission for taxonomy</text:p>
          </table:table-cell>
          <table:table-cell table:style-name="ce156" office:value-type="string">
            <text:p>Step 1: Open Manage Taxonomy form</text:p>
          </table:table-cell>
          <table:table-cell table:style-name="ce156" office:value-type="string">
            <text:p>- Go to ECM Administration</text:p>
            <text:p>- Select Ontologies</text:p>
            <text:p>- Select Manage Taxonomy</text:p>
          </table:table-cell>
          <table:table-cell table:style-name="ce162" office:value-type="string">
            <text:p><text:s/>'Manage Taxonomy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47];6;1)&gt;MID([.F46];6;1);&quot;&quot;;MAX([.A$7:.A46])+1)">
            <text:p/>
          </table:table-cell>
          <table:table-cell table:style-name="ce46" office:value-type="string">
            <text:p>ADM_05_01</text:p>
          </table:table-cell>
          <table:table-cell table:style-name="ce125" table:formula="of:=IF(MID([.F47];6;1)&gt;MID([.F46];6;1);[.C46];[.C46]+1)" office:value-type="float" office:value="6">
            <text:p>006</text:p>
          </table:table-cell>
          <table:table-cell table:style-name="ce127" office:value-type="string">
            <text:p>DMS\Admin\Ontologies\Manage Simple Taxonomy\Add</text:p>
          </table:table-cell>
          <table:table-cell table:style-name="ce156" office:value-type="string">
            <text:p>Add permission for taxonomy</text:p>
          </table:table-cell>
          <table:table-cell table:style-name="ce156" office:value-type="string">
            <text:p>Step 2: Open 'Add taxonomy' <text:s/>pop-up</text:p>
          </table:table-cell>
          <table:table-cell table:style-name="ce156" office:value-type="string">
            <text:p>- Select the path to add new taxonomy in the left of 'Manage Taxonomy' form</text:p>
            <text:p>- Click 'Add' icon</text:p>
          </table:table-cell>
          <table:table-cell table:style-name="ce162" office:value-type="string">
            <text:p><text:s/>'Add Taxonomy' pop-up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48];6;1)&gt;MID([.F47];6;1);&quot;&quot;;MAX([.A$7:.A47])+1)">
            <text:p/>
          </table:table-cell>
          <table:table-cell table:style-name="ce46" office:value-type="string">
            <text:p>ADM_05_01</text:p>
          </table:table-cell>
          <table:table-cell table:style-name="ce125" table:formula="of:=IF(MID([.F48];6;1)&gt;MID([.F47];6;1);[.C47];[.C47]+1)" office:value-type="float" office:value="6">
            <text:p>006</text:p>
          </table:table-cell>
          <table:table-cell table:style-name="ce127" office:value-type="string">
            <text:p>DMS\Admin\Ontologies\Manage Simple Taxonomy\Add</text:p>
          </table:table-cell>
          <table:table-cell table:style-name="ce156" office:value-type="string">
            <text:p>Add permission for taxonomy</text:p>
          </table:table-cell>
          <table:table-cell table:style-name="ce156" office:value-type="string">
            <text:p>Step 3: Add taxonomy</text:p>
          </table:table-cell>
          <table:table-cell table:style-name="ce156" office:value-type="string">
            <text:p>- <text:s/>Put valid data into 'Taxonomy Name ' field</text:p>
            <text:p>- Click ''Save'' button</text:p>
          </table:table-cell>
          <table:table-cell table:style-name="ce162" office:value-type="string">
            <text:p>A new taxonomy is added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49];6;1)&gt;MID([.F48];6;1);&quot;&quot;;MAX([.A$7:.A48])+1)">
            <text:p/>
          </table:table-cell>
          <table:table-cell table:style-name="ce46" office:value-type="string">
            <text:p>ADM_05_01</text:p>
          </table:table-cell>
          <table:table-cell table:style-name="ce125" table:formula="of:=IF(MID([.F49];6;1)&gt;MID([.F48];6;1);[.C48];[.C48]+1)" office:value-type="float" office:value="6">
            <text:p>006</text:p>
          </table:table-cell>
          <table:table-cell table:style-name="ce127" office:value-type="string">
            <text:p>DMS\Admin\Ontologies\Manage Simple Taxonomy\Add</text:p>
          </table:table-cell>
          <table:table-cell table:style-name="ce156" office:value-type="string">
            <text:p>Add permission for taxonomy</text:p>
          </table:table-cell>
          <table:table-cell table:style-name="ce156" office:value-type="string">
            <text:p>Step 4: Open form to add permission for taxonomy</text:p>
          </table:table-cell>
          <table:table-cell table:style-name="ce156" office:value-type="string">
            <text:p>Click 'Permission Management' on corresponding taxonomy</text:p>
          </table:table-cell>
          <table:table-cell table:style-name="ce162" office:value-type="string">
            <text:p>A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50];6;1)&gt;MID([.F49];6;1);&quot;&quot;;MAX([.A$7:.A49])+1)">
            <text:p/>
          </table:table-cell>
          <table:table-cell table:style-name="ce46" office:value-type="string">
            <text:p>ADM_05_01</text:p>
          </table:table-cell>
          <table:table-cell table:style-name="ce125" table:formula="of:=IF(MID([.F50];6;1)&gt;MID([.F49];6;1);[.C49];[.C49]+1)" office:value-type="float" office:value="6">
            <text:p>006</text:p>
          </table:table-cell>
          <table:table-cell table:style-name="ce127" office:value-type="string">
            <text:p>DMS\Admin\Ontologies\Manage Simple Taxonomy\Add</text:p>
          </table:table-cell>
          <table:table-cell table:style-name="ce156" office:value-type="string">
            <text:p>Add permission for taxonomy</text:p>
          </table:table-cell>
          <table:table-cell table:style-name="ce156" office:value-type="string">
            <text:p>Step 5: Add permission for category</text:p>
          </table:table-cell>
          <table:table-cell table:style-name="ce156" office:value-type="string">
            <text:p>Select permission to add for category</text:p>
          </table:table-cell>
          <table:table-cell table:style-name="ce162" office:value-type="string">
            <text:p>Category is added permission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51];6;1)&gt;MID([.F50];6;1);&quot;&quot;;MAX([.A$7:.A50])+1)" office:value-type="float" office:value="15">
            <text:p>015</text:p>
          </table:table-cell>
          <table:table-cell table:style-name="ce46" office:value-type="string">
            <text:p>ADM_05_02</text:p>
          </table:table-cell>
          <table:table-cell table:style-name="ce125" office:value-type="float" office:value="1">
            <text:p>001</text:p>
          </table:table-cell>
          <table:table-cell table:style-name="ce58" office:value-type="string">
            <text:p>DMS\Admin\Ontologies\Manage Simple Taxonomy\Copy_Paste</text:p>
          </table:table-cell>
          <table:table-cell table:style-name="ce55" office:value-type="string">
            <text:p>Copy/Paste <text:s/>a taxonomy to a taxonomy</text:p>
          </table:table-cell>
          <table:table-cell table:style-name="ce156" office:value-type="string">
            <text:p>Step 1: Open Manage Taxonomy form</text:p>
          </table:table-cell>
          <table:table-cell table:style-name="ce156" office:value-type="string">
            <text:p>- Go to ECM Administration</text:p>
            <text:p>- Select Ontologies</text:p>
            <text:p>- Select Manage Taxonomy</text:p>
          </table:table-cell>
          <table:table-cell table:style-name="ce162" office:value-type="string">
            <text:p><text:s/>'Manage Taxonomy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52];6;1)&gt;MID([.F51];6;1);&quot;&quot;;MAX([.A$7:.A51])+1)">
            <text:p/>
          </table:table-cell>
          <table:table-cell table:style-name="ce46" office:value-type="string">
            <text:p>ADM_05_02</text:p>
          </table:table-cell>
          <table:table-cell table:style-name="ce125" table:formula="of:=IF(MID([.F52];6;1)&gt;MID([.F51];6;1);[.C51];[.C51]+1)" office:value-type="float" office:value="1">
            <text:p>001</text:p>
          </table:table-cell>
          <table:table-cell table:style-name="ce127" office:value-type="string">
            <text:p>DMS\Admin\Ontologies\Manage Simple Taxonomy\Copy_Paste</text:p>
          </table:table-cell>
          <table:table-cell table:style-name="ce156" office:value-type="string">
            <text:p>Copy/Paste <text:s/>a taxonomy to a taxonomy</text:p>
          </table:table-cell>
          <table:table-cell table:style-name="ce156" office:value-type="string">
            <text:p>Step 2: Copy a taxonomy</text:p>
          </table:table-cell>
          <table:table-cell table:style-name="ce156" office:value-type="string">
            <text:p>- Select a taxonomy</text:p>
            <text:p>- Click 'Copy' icon </text:p>
          </table:table-cell>
          <table:table-cell table:style-name="ce162" office:value-type="string">
            <text:p>Taxonomy is copied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53];6;1)&gt;MID([.F52];6;1);&quot;&quot;;MAX([.A$7:.A52])+1)">
            <text:p/>
          </table:table-cell>
          <table:table-cell table:style-name="ce46" office:value-type="string">
            <text:p>ADM_05_02</text:p>
          </table:table-cell>
          <table:table-cell table:style-name="ce125" table:formula="of:=IF(MID([.F53];6;1)&gt;MID([.F52];6;1);[.C52];[.C52]+1)" office:value-type="float" office:value="1">
            <text:p>001</text:p>
          </table:table-cell>
          <table:table-cell table:style-name="ce127" office:value-type="string">
            <text:p>DMS\Admin\Ontologies\Manage Simple Taxonomy\Copy_Paste</text:p>
          </table:table-cell>
          <table:table-cell table:style-name="ce156" office:value-type="string">
            <text:p>Copy/Paste <text:s/>a taxonomy to a taxonomy</text:p>
          </table:table-cell>
          <table:table-cell table:style-name="ce156" office:value-type="string">
            <text:p>Step 3: Paste a copied taxonomy</text:p>
          </table:table-cell>
          <table:table-cell table:style-name="ce156" office:value-type="string">
            <text:p>- Select destination path you want to paste taxonomy</text:p>
            <text:p>- Click ' Paste' icon</text:p>
          </table:table-cell>
          <table:table-cell table:style-name="ce162" office:value-type="string">
            <text:p>Taxonomy is pasted successfully 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54];6;1)&gt;MID([.F53];6;1);&quot;&quot;;MAX([.A$7:.A53])+1)" office:value-type="float" office:value="16">
            <text:p>016</text:p>
          </table:table-cell>
          <table:table-cell table:style-name="ce46" office:value-type="string">
            <text:p>ADM_05_02</text:p>
          </table:table-cell>
          <table:table-cell table:style-name="ce125" table:formula="of:=IF(MID([.F54];6;1)&gt;MID([.F53];6;1);[.C53];[.C53]+1)" office:value-type="float" office:value="2">
            <text:p>002</text:p>
          </table:table-cell>
          <table:table-cell table:style-name="ce127" office:value-type="string">
            <text:p>DMS\Admin\Ontologies\Manage Simple Taxonomy\Copy_Paste</text:p>
          </table:table-cell>
          <table:table-cell table:style-name="ce55" office:value-type="string">
            <text:p>Copy a taxonomy and paste into its child node</text:p>
          </table:table-cell>
          <table:table-cell table:style-name="ce156" office:value-type="string">
            <text:p>Step 1: Open Manage Taxonomy form</text:p>
          </table:table-cell>
          <table:table-cell table:style-name="ce156" office:value-type="string">
            <text:p>- Go to ECM Administration</text:p>
            <text:p>- Select Ontologies</text:p>
            <text:p>- Select Manage Taxonomy</text:p>
          </table:table-cell>
          <table:table-cell table:style-name="ce162" office:value-type="string">
            <text:p><text:s/>'Manage Taxonomy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55];6;1)&gt;MID([.F54];6;1);&quot;&quot;;MAX([.A$7:.A54])+1)">
            <text:p/>
          </table:table-cell>
          <table:table-cell table:style-name="ce46" office:value-type="string">
            <text:p>ADM_05_02</text:p>
          </table:table-cell>
          <table:table-cell table:style-name="ce125" table:formula="of:=IF(MID([.F55];6;1)&gt;MID([.F54];6;1);[.C54];[.C54]+1)" office:value-type="float" office:value="2">
            <text:p>002</text:p>
          </table:table-cell>
          <table:table-cell table:style-name="ce127" office:value-type="string">
            <text:p>DMS\Admin\Ontologies\Manage Simple Taxonomy\Copy_Paste</text:p>
          </table:table-cell>
          <table:table-cell table:style-name="ce156" office:value-type="string">
            <text:p>Copy a taxonomy and paste into its child node</text:p>
          </table:table-cell>
          <table:table-cell table:style-name="ce156" office:value-type="string">
            <text:p>Step 2: Copy a taxonomy</text:p>
          </table:table-cell>
          <table:table-cell table:style-name="ce156" office:value-type="string">
            <text:p>- Select a taxonomy</text:p>
            <text:p>- Click 'Copy' icon </text:p>
          </table:table-cell>
          <table:table-cell table:style-name="ce162" office:value-type="string">
            <text:p>Taxonomy is copied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56];6;1)&gt;MID([.F55];6;1);&quot;&quot;;MAX([.A$7:.A55])+1)">
            <text:p/>
          </table:table-cell>
          <table:table-cell table:style-name="ce46" office:value-type="string">
            <text:p>ADM_05_02</text:p>
          </table:table-cell>
          <table:table-cell table:style-name="ce125" table:formula="of:=IF(MID([.F56];6;1)&gt;MID([.F55];6;1);[.C55];[.C55]+1)" office:value-type="float" office:value="2">
            <text:p>002</text:p>
          </table:table-cell>
          <table:table-cell table:style-name="ce127" office:value-type="string">
            <text:p>DMS\Admin\Ontologies\Manage Simple Taxonomy\Copy_Paste</text:p>
          </table:table-cell>
          <table:table-cell table:style-name="ce156" office:value-type="string">
            <text:p>Copy a taxonomy and paste into its child node</text:p>
          </table:table-cell>
          <table:table-cell table:style-name="ce156" office:value-type="string">
            <text:p>Step 3: Paste copied taxonomy into its child node</text:p>
          </table:table-cell>
          <table:table-cell table:style-name="ce156" office:value-type="string">
            <text:p>- Select its child node</text:p>
            <text:p>- Click ' Paste' icon</text:p>
          </table:table-cell>
          <table:table-cell table:style-name="ce162" office:value-type="string">
            <text:p>Parent taxonomy is pasted into it child node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57];6;1)&gt;MID([.F56];6;1);&quot;&quot;;MAX([.A$7:.A56])+1)" office:value-type="float" office:value="17">
            <text:p>017</text:p>
          </table:table-cell>
          <table:table-cell table:style-name="ce46" office:value-type="string">
            <text:p>ADM_05_02</text:p>
          </table:table-cell>
          <table:table-cell table:style-name="ce125" table:formula="of:=IF(MID([.F57];6;1)&gt;MID([.F56];6;1);[.C56];[.C56]+1)" office:value-type="float" office:value="3">
            <text:p>003</text:p>
          </table:table-cell>
          <table:table-cell table:style-name="ce127" office:value-type="string">
            <text:p>DMS\Admin\Ontologies\Manage Simple Taxonomy\Copy_Paste</text:p>
          </table:table-cell>
          <table:table-cell table:style-name="ce55" office:value-type="string">
            <text:p>Copy a taxonomy and paste into itself</text:p>
          </table:table-cell>
          <table:table-cell table:style-name="ce156" office:value-type="string">
            <text:p>Step 1: Open Manage Taxonomy form</text:p>
          </table:table-cell>
          <table:table-cell table:style-name="ce156" office:value-type="string">
            <text:p>- Go to ECM Administration</text:p>
            <text:p>- Select Ontologies</text:p>
            <text:p>- Select Manage Taxonomy</text:p>
          </table:table-cell>
          <table:table-cell table:style-name="ce162" office:value-type="string">
            <text:p><text:s/>'Manage Taxonomy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58];6;1)&gt;MID([.F57];6;1);&quot;&quot;;MAX([.A$7:.A57])+1)">
            <text:p/>
          </table:table-cell>
          <table:table-cell table:style-name="ce46" office:value-type="string">
            <text:p>ADM_05_02</text:p>
          </table:table-cell>
          <table:table-cell table:style-name="ce125" table:formula="of:=IF(MID([.F58];6;1)&gt;MID([.F57];6;1);[.C57];[.C57]+1)" office:value-type="float" office:value="3">
            <text:p>003</text:p>
          </table:table-cell>
          <table:table-cell table:style-name="ce127" office:value-type="string">
            <text:p>DMS\Admin\Ontologies\Manage Simple Taxonomy\Copy_Paste</text:p>
          </table:table-cell>
          <table:table-cell table:style-name="ce156" office:value-type="string">
            <text:p>Copy a taxonomy and paste into itself</text:p>
          </table:table-cell>
          <table:table-cell table:style-name="ce156" office:value-type="string">
            <text:p>Step 2: Copy a taxonomy</text:p>
          </table:table-cell>
          <table:table-cell table:style-name="ce156" office:value-type="string">
            <text:p>- Select a taxonomy</text:p>
            <text:p>- Click 'Copy' icon </text:p>
          </table:table-cell>
          <table:table-cell table:style-name="ce162" office:value-type="string">
            <text:p>Taxonomy is copied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59];6;1)&gt;MID([.F58];6;1);&quot;&quot;;MAX([.A$7:.A58])+1)">
            <text:p/>
          </table:table-cell>
          <table:table-cell table:style-name="ce46" office:value-type="string">
            <text:p>ADM_05_02</text:p>
          </table:table-cell>
          <table:table-cell table:style-name="ce125" table:formula="of:=IF(MID([.F59];6;1)&gt;MID([.F58];6;1);[.C58];[.C58]+1)" office:value-type="float" office:value="3">
            <text:p>003</text:p>
          </table:table-cell>
          <table:table-cell table:style-name="ce127" office:value-type="string">
            <text:p>DMS\Admin\Ontologies\Manage Simple Taxonomy\Copy_Paste</text:p>
          </table:table-cell>
          <table:table-cell table:style-name="ce156" office:value-type="string">
            <text:p>Copy a taxonomy and paste into itself</text:p>
          </table:table-cell>
          <table:table-cell table:style-name="ce156" office:value-type="string">
            <text:p>Step 3: Paste copied taxonomy into itself</text:p>
          </table:table-cell>
          <table:table-cell table:style-name="ce156" office:value-type="string">
            <text:p>- Click ' Paste' icon</text:p>
          </table:table-cell>
          <table:table-cell table:style-name="ce162" office:value-type="string">
            <text:p>Taxonomy is pasted into itself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60];6;1)&gt;MID([.F59];6;1);&quot;&quot;;MAX([.A$7:.A59])+1)" office:value-type="float" office:value="18">
            <text:p>018</text:p>
          </table:table-cell>
          <table:table-cell table:style-name="ce46" office:value-type="string">
            <text:p>ADM_05_02</text:p>
          </table:table-cell>
          <table:table-cell table:style-name="ce125" table:formula="of:=IF(MID([.F60];6;1)&gt;MID([.F59];6;1);[.C59];[.C59]+1)" office:value-type="float" office:value="4">
            <text:p>004</text:p>
          </table:table-cell>
          <table:table-cell table:style-name="ce127" office:value-type="string">
            <text:p>DMS\Admin\Ontologies\Manage Simple Taxonomy\Copy_Paste</text:p>
          </table:table-cell>
          <table:table-cell table:style-name="ce52" office:value-type="string">
            <text:p>Copy/Paste a deleted taxonomy</text:p>
          </table:table-cell>
          <table:table-cell table:style-name="ce156" office:value-type="string">
            <text:p>Step 1: Open Manage Taxonomy form</text:p>
          </table:table-cell>
          <table:table-cell table:style-name="ce156" office:value-type="string">
            <text:p>- Go to ECM Administration</text:p>
            <text:p>- Select Ontologies</text:p>
            <text:p>- Select Manage Taxonomy</text:p>
          </table:table-cell>
          <table:table-cell table:style-name="ce162" office:value-type="string">
            <text:p><text:s/>'Manage Taxonomy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61];6;1)&gt;MID([.F60];6;1);&quot;&quot;;MAX([.A$7:.A60])+1)">
            <text:p/>
          </table:table-cell>
          <table:table-cell table:style-name="ce46" office:value-type="string">
            <text:p>ADM_05_02</text:p>
          </table:table-cell>
          <table:table-cell table:style-name="ce125" table:formula="of:=IF(MID([.F61];6;1)&gt;MID([.F60];6;1);[.C60];[.C60]+1)" office:value-type="float" office:value="4">
            <text:p>004</text:p>
          </table:table-cell>
          <table:table-cell table:style-name="ce127" office:value-type="string">
            <text:p>DMS\Admin\Ontologies\Manage Simple Taxonomy\Copy_Paste</text:p>
          </table:table-cell>
          <table:table-cell table:style-name="ce128" office:value-type="string">
            <text:p>Copy/Paste a deleted taxonomy</text:p>
          </table:table-cell>
          <table:table-cell table:style-name="ce156" office:value-type="string">
            <text:p>Step 2: Copy a taxonomy</text:p>
          </table:table-cell>
          <table:table-cell table:style-name="ce156" office:value-type="string">
            <text:p>- Select a taxonomy</text:p>
            <text:p>- Click 'Copy' icon </text:p>
          </table:table-cell>
          <table:table-cell table:style-name="ce162" office:value-type="string">
            <text:p>Taxonomy is copied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62];6;1)&gt;MID([.F61];6;1);&quot;&quot;;MAX([.A$7:.A61])+1)">
            <text:p/>
          </table:table-cell>
          <table:table-cell table:style-name="ce46" office:value-type="string">
            <text:p>ADM_05_02</text:p>
          </table:table-cell>
          <table:table-cell table:style-name="ce125" table:formula="of:=IF(MID([.F62];6;1)&gt;MID([.F61];6;1);[.C61];[.C61]+1)" office:value-type="float" office:value="4">
            <text:p>004</text:p>
          </table:table-cell>
          <table:table-cell table:style-name="ce127" office:value-type="string">
            <text:p>DMS\Admin\Ontologies\Manage Simple Taxonomy\Copy_Paste</text:p>
          </table:table-cell>
          <table:table-cell table:style-name="ce128" office:value-type="string">
            <text:p>Copy/Paste a deleted taxonomy</text:p>
          </table:table-cell>
          <table:table-cell table:style-name="ce156" office:value-type="string">
            <text:p>Step 3: Delete taxonomy</text:p>
          </table:table-cell>
          <table:table-cell table:style-name="ce156" office:value-type="string">
            <text:p>Click 'Delete' icon</text:p>
          </table:table-cell>
          <table:table-cell table:style-name="ce162" office:value-type="string">
            <text:p>Taxonomy is deleted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63];6;1)&gt;MID([.F62];6;1);&quot;&quot;;MAX([.A$7:.A62])+1)">
            <text:p/>
          </table:table-cell>
          <table:table-cell table:style-name="ce46" office:value-type="string">
            <text:p>ADM_05_02</text:p>
          </table:table-cell>
          <table:table-cell table:style-name="ce125" table:formula="of:=IF(MID([.F63];6;1)&gt;MID([.F62];6;1);[.C62];[.C62]+1)" office:value-type="float" office:value="4">
            <text:p>004</text:p>
          </table:table-cell>
          <table:table-cell table:style-name="ce127" office:value-type="string">
            <text:p>DMS\Admin\Ontologies\Manage Simple Taxonomy\Copy_Paste</text:p>
          </table:table-cell>
          <table:table-cell table:style-name="ce128" office:value-type="string">
            <text:p>Copy/Paste a deleted taxonomy</text:p>
          </table:table-cell>
          <table:table-cell table:style-name="ce156" office:value-type="string">
            <text:p>Step 4: Paste deleted taxonomy</text:p>
          </table:table-cell>
          <table:table-cell table:style-name="ce156" office:value-type="string">
            <text:p>- Select destination path you want to paste taxonomy</text:p>
            <text:p>- Click ' Paste' icon</text:p>
          </table:table-cell>
          <table:table-cell table:style-name="ce162" office:value-type="string">
            <text:p>Show message “Can not read from source file or destination category is subcategory”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64];6;1)&gt;MID([.F63];6;1);&quot;&quot;;MAX([.A$7:.A63])+1)" office:value-type="float" office:value="19">
            <text:p>019</text:p>
          </table:table-cell>
          <table:table-cell table:style-name="ce46" office:value-type="string">
            <text:p>ADM_05_03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Ontologies\Manage Simple Taxonomy\Cut_Paste</text:p>
          </table:table-cell>
          <table:table-cell table:style-name="ce55" office:value-type="string">
            <text:p>Cut a taxonomy and paste into other taxonomy</text:p>
          </table:table-cell>
          <table:table-cell table:style-name="ce156" office:value-type="string">
            <text:p>Step 1: Open Manage Taxonomy form</text:p>
          </table:table-cell>
          <table:table-cell table:style-name="ce156" office:value-type="string">
            <text:p>- Go to ECM Administration</text:p>
            <text:p>- Select Ontologies</text:p>
            <text:p>- Select Manage Taxonomy</text:p>
          </table:table-cell>
          <table:table-cell table:style-name="ce162" office:value-type="string">
            <text:p><text:s/>'Manage Taxonomy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65];6;1)&gt;MID([.F64];6;1);&quot;&quot;;MAX([.A$7:.A64])+1)">
            <text:p/>
          </table:table-cell>
          <table:table-cell table:style-name="ce46" office:value-type="string">
            <text:p>ADM_05_03</text:p>
          </table:table-cell>
          <table:table-cell table:style-name="ce125" table:formula="of:=IF(MID([.F65];6;1)&gt;MID([.F64];6;1);[.C64];[.C64]+1)" office:value-type="float" office:value="1">
            <text:p>001</text:p>
          </table:table-cell>
          <table:table-cell table:style-name="ce127" office:value-type="string">
            <text:p>DMS\Admin\Ontologies\Manage Simple Taxonomy\Cut_Paste</text:p>
          </table:table-cell>
          <table:table-cell table:style-name="ce156" office:value-type="string">
            <text:p>Cut a taxonomy and paste into other taxonomy</text:p>
          </table:table-cell>
          <table:table-cell table:style-name="ce156" office:value-type="string">
            <text:p>Step 2: Cut a taxonomy</text:p>
          </table:table-cell>
          <table:table-cell table:style-name="ce156" office:value-type="string">
            <text:p>- Select a taxonomy</text:p>
            <text:p>- Click 'Cut' icon </text:p>
          </table:table-cell>
          <table:table-cell table:style-name="ce162" office:value-type="string">
            <text:p>Taxonomy is cut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66];6;1)&gt;MID([.F65];6;1);&quot;&quot;;MAX([.A$7:.A65])+1)">
            <text:p/>
          </table:table-cell>
          <table:table-cell table:style-name="ce46" office:value-type="string">
            <text:p>ADM_05_03</text:p>
          </table:table-cell>
          <table:table-cell table:style-name="ce125" table:formula="of:=IF(MID([.F66];6;1)&gt;MID([.F65];6;1);[.C65];[.C65]+1)" office:value-type="float" office:value="1">
            <text:p>001</text:p>
          </table:table-cell>
          <table:table-cell table:style-name="ce127" office:value-type="string">
            <text:p>DMS\Admin\Ontologies\Manage Simple Taxonomy\Cut_Paste</text:p>
          </table:table-cell>
          <table:table-cell table:style-name="ce156" office:value-type="string">
            <text:p>Cut a taxonomy and paste into other taxonomy</text:p>
          </table:table-cell>
          <table:table-cell table:style-name="ce156" office:value-type="string">
            <text:p>Step 3: Paste a cut taxonomy</text:p>
          </table:table-cell>
          <table:table-cell table:style-name="ce156" office:value-type="string">
            <text:p>- Select destination path you want to paste taxonomy</text:p>
            <text:p>- Click ' Paste' icon</text:p>
          </table:table-cell>
          <table:table-cell table:style-name="ce162" office:value-type="string">
            <text:p>Taxonomy is pasted successfully 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67];6;1)&gt;MID([.F66];6;1);&quot;&quot;;MAX([.A$7:.A66])+1)" office:value-type="float" office:value="20">
            <text:p>020</text:p>
          </table:table-cell>
          <table:table-cell table:style-name="ce46" office:value-type="string">
            <text:p>ADM_05_03</text:p>
          </table:table-cell>
          <table:table-cell table:style-name="ce125" table:formula="of:=IF(MID([.F67];6;1)&gt;MID([.F66];6;1);[.C66];[.C66]+1)" office:value-type="float" office:value="2">
            <text:p>002</text:p>
          </table:table-cell>
          <table:table-cell table:style-name="ce127" office:value-type="string">
            <text:p>DMS\Admin\Ontologies\Manage Simple Taxonomy\Cut_Paste</text:p>
          </table:table-cell>
          <table:table-cell table:style-name="ce55" office:value-type="string">
            <text:p>Cut a taxonomy and paste into its child node</text:p>
          </table:table-cell>
          <table:table-cell table:style-name="ce156" office:value-type="string">
            <text:p>Step 1: Open Manage Taxonomy form</text:p>
          </table:table-cell>
          <table:table-cell table:style-name="ce156" office:value-type="string">
            <text:p>- Go to ECM Administration</text:p>
            <text:p>- Select Ontologies</text:p>
            <text:p>- Select Manage Taxonomy</text:p>
          </table:table-cell>
          <table:table-cell table:style-name="ce162" office:value-type="string">
            <text:p><text:s/>'Manage Taxonomy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68];6;1)&gt;MID([.F67];6;1);&quot;&quot;;MAX([.A$7:.A67])+1)">
            <text:p/>
          </table:table-cell>
          <table:table-cell table:style-name="ce46" office:value-type="string">
            <text:p>ADM_05_03</text:p>
          </table:table-cell>
          <table:table-cell table:style-name="ce125" table:formula="of:=IF(MID([.F68];6;1)&gt;MID([.F67];6;1);[.C67];[.C67]+1)" office:value-type="float" office:value="2">
            <text:p>002</text:p>
          </table:table-cell>
          <table:table-cell table:style-name="ce127" office:value-type="string">
            <text:p>DMS\Admin\Ontologies\Manage Simple Taxonomy\Cut_Paste</text:p>
          </table:table-cell>
          <table:table-cell table:style-name="ce156" office:value-type="string">
            <text:p>Cut a taxonomy and paste into its child node</text:p>
          </table:table-cell>
          <table:table-cell table:style-name="ce156" office:value-type="string">
            <text:p>Step 2: Cut a taxonomy</text:p>
          </table:table-cell>
          <table:table-cell table:style-name="ce156" office:value-type="string">
            <text:p>- Select a taxonomy</text:p>
            <text:p>- Click 'Cut' icon </text:p>
          </table:table-cell>
          <table:table-cell table:style-name="ce162" office:value-type="string">
            <text:p>Taxonomy is cut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69];6;1)&gt;MID([.F68];6;1);&quot;&quot;;MAX([.A$7:.A68])+1)">
            <text:p/>
          </table:table-cell>
          <table:table-cell table:style-name="ce46" office:value-type="string">
            <text:p>ADM_05_03</text:p>
          </table:table-cell>
          <table:table-cell table:style-name="ce125" table:formula="of:=IF(MID([.F69];6;1)&gt;MID([.F68];6;1);[.C68];[.C68]+1)" office:value-type="float" office:value="2">
            <text:p>002</text:p>
          </table:table-cell>
          <table:table-cell table:style-name="ce127" office:value-type="string">
            <text:p>DMS\Admin\Ontologies\Manage Simple Taxonomy\Cut_Paste</text:p>
          </table:table-cell>
          <table:table-cell table:style-name="ce156" office:value-type="string">
            <text:p>Cut a taxonomy and paste into its child node</text:p>
          </table:table-cell>
          <table:table-cell table:style-name="ce156" office:value-type="string">
            <text:p>Step 3: Paste copied taxonomy into its child node</text:p>
          </table:table-cell>
          <table:table-cell table:style-name="ce156" office:value-type="string">
            <text:p>- Select its child node</text:p>
            <text:p>- Click ' Paste' icon</text:p>
          </table:table-cell>
          <table:table-cell table:style-name="ce162" office:value-type="string">
            <text:p>Show message “Can not read from source file or destination category is subcategory”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70];6;1)&gt;MID([.F69];6;1);&quot;&quot;;MAX([.A$7:.A69])+1)" office:value-type="float" office:value="21">
            <text:p>021</text:p>
          </table:table-cell>
          <table:table-cell table:style-name="ce46" office:value-type="string">
            <text:p>ADM_05_03</text:p>
          </table:table-cell>
          <table:table-cell table:style-name="ce125" table:formula="of:=IF(MID([.F70];6;1)&gt;MID([.F69];6;1);[.C69];[.C69]+1)" office:value-type="float" office:value="3">
            <text:p>003</text:p>
          </table:table-cell>
          <table:table-cell table:style-name="ce127" office:value-type="string">
            <text:p>DMS\Admin\Ontologies\Manage Simple Taxonomy\Cut_Paste</text:p>
          </table:table-cell>
          <table:table-cell table:style-name="ce52" office:value-type="string">
            <text:p>Cut a taxonomy and paste into itself</text:p>
          </table:table-cell>
          <table:table-cell table:style-name="ce156" office:value-type="string">
            <text:p>Step 1: Open Manage Taxonomy form</text:p>
          </table:table-cell>
          <table:table-cell table:style-name="ce156" office:value-type="string">
            <text:p>- Go to ECM Administration</text:p>
            <text:p>- Select Ontologies</text:p>
            <text:p>- Select Manage Taxonomy</text:p>
          </table:table-cell>
          <table:table-cell table:style-name="ce162" office:value-type="string">
            <text:p><text:s/>'Manage Taxonomy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71];6;1)&gt;MID([.F70];6;1);&quot;&quot;;MAX([.A$7:.A70])+1)">
            <text:p/>
          </table:table-cell>
          <table:table-cell table:style-name="ce46" office:value-type="string">
            <text:p>ADM_05_03</text:p>
          </table:table-cell>
          <table:table-cell table:style-name="ce125" table:formula="of:=IF(MID([.F71];6;1)&gt;MID([.F70];6;1);[.C70];[.C70]+1)" office:value-type="float" office:value="3">
            <text:p>003</text:p>
          </table:table-cell>
          <table:table-cell table:style-name="ce127" office:value-type="string">
            <text:p>DMS\Admin\Ontologies\Manage Simple Taxonomy\Cut_Paste</text:p>
          </table:table-cell>
          <table:table-cell table:style-name="ce128" office:value-type="string">
            <text:p>Cut a taxonomy and paste into itself</text:p>
          </table:table-cell>
          <table:table-cell table:style-name="ce156" office:value-type="string">
            <text:p>Step 2: Cut a taxonomy</text:p>
          </table:table-cell>
          <table:table-cell table:style-name="ce156" office:value-type="string">
            <text:p>- Select a taxonomy</text:p>
            <text:p>- Click 'Cut' icon </text:p>
          </table:table-cell>
          <table:table-cell table:style-name="ce162" office:value-type="string">
            <text:p>Taxonomy is cut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72];6;1)&gt;MID([.F71];6;1);&quot;&quot;;MAX([.A$7:.A71])+1)">
            <text:p/>
          </table:table-cell>
          <table:table-cell table:style-name="ce46" office:value-type="string">
            <text:p>ADM_05_03</text:p>
          </table:table-cell>
          <table:table-cell table:style-name="ce125" table:formula="of:=IF(MID([.F72];6;1)&gt;MID([.F71];6;1);[.C71];[.C71]+1)" office:value-type="float" office:value="3">
            <text:p>003</text:p>
          </table:table-cell>
          <table:table-cell table:style-name="ce127" office:value-type="string">
            <text:p>DMS\Admin\Ontologies\Manage Simple Taxonomy\Cut_Paste</text:p>
          </table:table-cell>
          <table:table-cell table:style-name="ce128" office:value-type="string">
            <text:p>Cut a taxonomy and paste into itself</text:p>
          </table:table-cell>
          <table:table-cell table:style-name="ce156" office:value-type="string">
            <text:p>Step 3: Paste cut <text:s/>taxonomy into itself</text:p>
          </table:table-cell>
          <table:table-cell table:style-name="ce156" office:value-type="string">
            <text:p>- Click ' Paste' icon</text:p>
          </table:table-cell>
          <table:table-cell table:style-name="ce162" office:value-type="string">
            <text:p>Show message “You can not paste here. May be the taxonomy node [the path of this <text:s/>taxonomy] is cutting”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73];6;1)&gt;MID([.F72];6;1);&quot;&quot;;MAX([.A$7:.A72])+1)" office:value-type="float" office:value="22">
            <text:p>022</text:p>
          </table:table-cell>
          <table:table-cell table:style-name="ce46" office:value-type="string">
            <text:p>ADM_05_03</text:p>
          </table:table-cell>
          <table:table-cell table:style-name="ce125" table:formula="of:=IF(MID([.F73];6;1)&gt;MID([.F72];6;1);[.C72];[.C72]+1)" office:value-type="float" office:value="4">
            <text:p>004</text:p>
          </table:table-cell>
          <table:table-cell table:style-name="ce127" office:value-type="string">
            <text:p>DMS\Admin\Ontologies\Manage Simple Taxonomy\Cut_Paste</text:p>
          </table:table-cell>
          <table:table-cell table:style-name="ce52" office:value-type="string">
            <text:p>Cut/Paste a deleted taxonomy</text:p>
          </table:table-cell>
          <table:table-cell table:style-name="ce156" office:value-type="string">
            <text:p>Step 1: Open Manage Taxonomy form</text:p>
          </table:table-cell>
          <table:table-cell table:style-name="ce156" office:value-type="string">
            <text:p>- Go to ECM Administration</text:p>
            <text:p>- Select Ontologies</text:p>
            <text:p>- Select Manage Taxonomy</text:p>
          </table:table-cell>
          <table:table-cell table:style-name="ce162" office:value-type="string">
            <text:p><text:s/>'Manage Taxonomy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74];6;1)&gt;MID([.F73];6;1);&quot;&quot;;MAX([.A$7:.A73])+1)">
            <text:p/>
          </table:table-cell>
          <table:table-cell table:style-name="ce46" office:value-type="string">
            <text:p>ADM_05_03</text:p>
          </table:table-cell>
          <table:table-cell table:style-name="ce125" table:formula="of:=IF(MID([.F74];6;1)&gt;MID([.F73];6;1);[.C73];[.C73]+1)" office:value-type="float" office:value="4">
            <text:p>004</text:p>
          </table:table-cell>
          <table:table-cell table:style-name="ce127" office:value-type="string">
            <text:p>DMS\Admin\Ontologies\Manage Simple Taxonomy\Cut_Paste</text:p>
          </table:table-cell>
          <table:table-cell table:style-name="ce128" office:value-type="string">
            <text:p>Cut/Paste a deleted taxonomy</text:p>
          </table:table-cell>
          <table:table-cell table:style-name="ce156" office:value-type="string">
            <text:p>Step 2: Cut a taxonomy</text:p>
          </table:table-cell>
          <table:table-cell table:style-name="ce156" office:value-type="string">
            <text:p>- Select a taxonomy</text:p>
            <text:p>- Click 'Cut' icon </text:p>
          </table:table-cell>
          <table:table-cell table:style-name="ce162" office:value-type="string">
            <text:p>Taxonomy is copied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75];6;1)&gt;MID([.F74];6;1);&quot;&quot;;MAX([.A$7:.A74])+1)">
            <text:p/>
          </table:table-cell>
          <table:table-cell table:style-name="ce46" office:value-type="string">
            <text:p>ADM_05_03</text:p>
          </table:table-cell>
          <table:table-cell table:style-name="ce125" table:formula="of:=IF(MID([.F75];6;1)&gt;MID([.F74];6;1);[.C74];[.C74]+1)" office:value-type="float" office:value="4">
            <text:p>004</text:p>
          </table:table-cell>
          <table:table-cell table:style-name="ce127" office:value-type="string">
            <text:p>DMS\Admin\Ontologies\Manage Simple Taxonomy\Cut_Paste</text:p>
          </table:table-cell>
          <table:table-cell table:style-name="ce128" office:value-type="string">
            <text:p>Cut/Paste a deleted taxonomy</text:p>
          </table:table-cell>
          <table:table-cell table:style-name="ce156" office:value-type="string">
            <text:p>Step 3: Delete taxonomy</text:p>
          </table:table-cell>
          <table:table-cell table:style-name="ce156" office:value-type="string">
            <text:p>Click 'Delete' icon</text:p>
          </table:table-cell>
          <table:table-cell table:style-name="ce162" office:value-type="string">
            <text:p>Taxonomy is deleted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76];6;1)&gt;MID([.F75];6;1);&quot;&quot;;MAX([.A$7:.A75])+1)">
            <text:p/>
          </table:table-cell>
          <table:table-cell table:style-name="ce46" office:value-type="string">
            <text:p>ADM_05_03</text:p>
          </table:table-cell>
          <table:table-cell table:style-name="ce125" table:formula="of:=IF(MID([.F76];6;1)&gt;MID([.F75];6;1);[.C75];[.C75]+1)" office:value-type="float" office:value="4">
            <text:p>004</text:p>
          </table:table-cell>
          <table:table-cell table:style-name="ce127" office:value-type="string">
            <text:p>DMS\Admin\Ontologies\Manage Simple Taxonomy\Cut_Paste</text:p>
          </table:table-cell>
          <table:table-cell table:style-name="ce128" office:value-type="string">
            <text:p>Cut/Paste a deleted taxonomy</text:p>
          </table:table-cell>
          <table:table-cell table:style-name="ce156" office:value-type="string">
            <text:p>Step 4: Paste deleted taxonomy</text:p>
          </table:table-cell>
          <table:table-cell table:style-name="ce156" office:value-type="string">
            <text:p>- Select destination path you want to paste taxonomy</text:p>
            <text:p>- Click ' Paste' icon</text:p>
          </table:table-cell>
          <table:table-cell table:style-name="ce162" office:value-type="string">
            <text:p>Show message “Can not read from source file or destination category is subcategory”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77];6;1)&gt;MID([.F76];6;1);&quot;&quot;;MAX([.A$7:.A76])+1)" office:value-type="float" office:value="23">
            <text:p>023</text:p>
          </table:table-cell>
          <table:table-cell table:style-name="ce46" office:value-type="string">
            <text:p>ADM_05_04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Ontologies\Manage Simple Taxonomy\Delete</text:p>
          </table:table-cell>
          <table:table-cell table:style-name="ce52" office:value-type="string">
            <text:p>Delete taxonomy</text:p>
          </table:table-cell>
          <table:table-cell table:style-name="ce156" office:value-type="string">
            <text:p>Step 1: Open Manage Taxonomy form</text:p>
          </table:table-cell>
          <table:table-cell table:style-name="ce156" office:value-type="string">
            <text:p>- Go to ECM Administration</text:p>
            <text:p>- Select Ontologies</text:p>
            <text:p>- Select Manage Taxonomy</text:p>
          </table:table-cell>
          <table:table-cell table:style-name="ce162" office:value-type="string">
            <text:p><text:s/>'Manage Taxonomy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78];6;1)&gt;MID([.F77];6;1);&quot;&quot;;MAX([.A$7:.A77])+1)">
            <text:p/>
          </table:table-cell>
          <table:table-cell table:style-name="ce46" office:value-type="string">
            <text:p>ADM_05_04</text:p>
          </table:table-cell>
          <table:table-cell table:style-name="ce125" table:formula="of:=IF(MID([.F78];6;1)&gt;MID([.F77];6;1);[.C77];[.C77]+1)" office:value-type="float" office:value="1">
            <text:p>001</text:p>
          </table:table-cell>
          <table:table-cell table:style-name="ce127" office:value-type="string">
            <text:p>DMS\Admin\Ontologies\Manage Simple Taxonomy\Delete</text:p>
          </table:table-cell>
          <table:table-cell table:style-name="ce128" office:value-type="string">
            <text:p>Delete taxonomy</text:p>
          </table:table-cell>
          <table:table-cell table:style-name="ce156" office:value-type="string">
            <text:p>Step 2: Delete taxonomy</text:p>
          </table:table-cell>
          <table:table-cell table:style-name="ce156" office:value-type="string">
            <text:p>- Select a taxonomy</text:p>
            <text:p>- Click 'Delete' icon</text:p>
            <text:p>- Click OK on confirm message</text:p>
          </table:table-cell>
          <table:table-cell table:style-name="ce162" office:value-type="string">
            <text:p>Taxonomy is deleted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79];6;1)&gt;MID([.F78];6;1);&quot;&quot;;MAX([.A$7:.A78])+1)" office:value-type="float" office:value="24">
            <text:p>024</text:p>
          </table:table-cell>
          <table:table-cell table:style-name="ce46" office:value-type="string">
            <text:p>ADM_05_04</text:p>
          </table:table-cell>
          <table:table-cell table:style-name="ce125" table:formula="of:=IF(MID([.F79];6;1)&gt;MID([.F78];6;1);[.C78];[.C78]+1)" office:value-type="float" office:value="2">
            <text:p>002</text:p>
          </table:table-cell>
          <table:table-cell table:style-name="ce127" office:value-type="string">
            <text:p>DMS\Admin\Ontologies\Manage Simple Taxonomy\Delete</text:p>
          </table:table-cell>
          <table:table-cell table:style-name="ce55" office:value-type="string">
            <text:p>Delete a taxonomy when it is added for a document</text:p>
          </table:table-cell>
          <table:table-cell table:style-name="ce156" office:value-type="string">
            <text:p>Step 1: Create node</text:p>
          </table:table-cell>
          <table:table-cell table:style-name="ce156" office:value-type="string">
            <text:p>- Go to File Explorer <text:s/></text:p>
            <text:p>- Create 1 document </text:p>
          </table:table-cell>
          <table:table-cell table:style-name="ce162" office:value-type="string">
            <text:p><text:s/>Document is created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80];6;1)&gt;MID([.F79];6;1);&quot;&quot;;MAX([.A$7:.A79])+1)">
            <text:p/>
          </table:table-cell>
          <table:table-cell table:style-name="ce46" office:value-type="string">
            <text:p>ADM_05_04</text:p>
          </table:table-cell>
          <table:table-cell table:style-name="ce125" table:formula="of:=IF(MID([.F80];6;1)&gt;MID([.F79];6;1);[.C79];[.C79]+1)" office:value-type="float" office:value="2">
            <text:p>002</text:p>
          </table:table-cell>
          <table:table-cell table:style-name="ce127" office:value-type="string">
            <text:p>DMS\Admin\Ontologies\Manage Simple Taxonomy\Delete</text:p>
          </table:table-cell>
          <table:table-cell table:style-name="ce156" office:value-type="string">
            <text:p>Delete a taxonomy when it is added for a document</text:p>
          </table:table-cell>
          <table:table-cell table:style-name="ce156" office:value-type="string">
            <text:p>Step 2: Add category for document</text:p>
          </table:table-cell>
          <table:table-cell table:style-name="ce156" office:value-type="string">
            <text:p>Add category for document</text:p>
          </table:table-cell>
          <table:table-cell table:style-name="ce162" office:value-type="string">
            <text:p>Document is added categor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81];6;1)&gt;MID([.F80];6;1);&quot;&quot;;MAX([.A$7:.A80])+1)">
            <text:p/>
          </table:table-cell>
          <table:table-cell table:style-name="ce46" office:value-type="string">
            <text:p>ADM_05_04</text:p>
          </table:table-cell>
          <table:table-cell table:style-name="ce125" table:formula="of:=IF(MID([.F81];6;1)&gt;MID([.F80];6;1);[.C80];[.C80]+1)" office:value-type="float" office:value="2">
            <text:p>002</text:p>
          </table:table-cell>
          <table:table-cell table:style-name="ce127" office:value-type="string">
            <text:p>DMS\Admin\Ontologies\Manage Simple Taxonomy\Delete</text:p>
          </table:table-cell>
          <table:table-cell table:style-name="ce156" office:value-type="string">
            <text:p>Delete a taxonomy when it is added for a document</text:p>
          </table:table-cell>
          <table:table-cell table:style-name="ce156" office:value-type="string">
            <text:p>Step 3: Delete taxonomy</text:p>
          </table:table-cell>
          <table:table-cell table:style-name="ce156" office:value-type="string">
            <text:p>- Go to ECM Administration\Manager Taxonomy</text:p>
            <text:p>- <text:s/>Select a taxonomy which add for document at step 1</text:p>
            <text:p>- Click ' Delete' icon</text:p>
          </table:table-cell>
          <table:table-cell table:style-name="ce162" office:value-type="string">
            <text:p>Show message “Can not delete this taxonomy node because it is current the target of a REFERENCE property ”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40">
          <table:table-cell table:style-name="ce116" table:formula="of:=IF(MID([.F82];6;1)&gt;MID([.F81];6;1);&quot;&quot;;MAX([.A$7:.A81])+1)" office:value-type="float" office:value="25">
            <text:p>025</text:p>
          </table:table-cell>
          <table:table-cell table:style-name="ce46" office:value-type="string">
            <text:p>ADM_05_05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55" office:value-type="string">
            <text:p>Check the displaying of taxonomy in File Explorer(1)</text:p>
          </table:table-cell>
          <table:table-cell table:style-name="ce156" office:value-type="string">
            <text:p>Step 1: Open Manage Taxonomy form</text:p>
          </table:table-cell>
          <table:table-cell table:style-name="ce156" office:value-type="string">
            <text:p>- Go to ECM Administration</text:p>
            <text:p>- Select Ontologies</text:p>
            <text:p>- Select Manage Taxonomy</text:p>
          </table:table-cell>
          <table:table-cell table:style-name="ce162" office:value-type="string">
            <text:p><text:s/>'Manage Taxonomy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83];6;1)&gt;MID([.F82];6;1);&quot;&quot;;MAX([.A$7:.A82])+1)">
            <text:p/>
          </table:table-cell>
          <table:table-cell table:style-name="ce46" office:value-type="string">
            <text:p>ADM_05_05</text:p>
          </table:table-cell>
          <table:table-cell table:style-name="ce12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156" office:value-type="string">
            <text:p>Check the displaying of taxonomy in File Explorer(1)</text:p>
          </table:table-cell>
          <table:table-cell table:style-name="ce156" office:value-type="string">
            <text:p>Step 2: Open 'Add taxonomy' <text:s/>pop-up</text:p>
          </table:table-cell>
          <table:table-cell table:style-name="ce156" office:value-type="string">
            <text:p>- Select the path to add new taxonomy in the left of 'Manage Taxonomy' form</text:p>
            <text:p>- Click 'Add' icon</text:p>
          </table:table-cell>
          <table:table-cell table:style-name="ce162" office:value-type="string">
            <text:p>Add Taxonomy' pop-up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84];6;1)&gt;MID([.F83];6;1);&quot;&quot;;MAX([.A$7:.A83])+1)">
            <text:p/>
          </table:table-cell>
          <table:table-cell table:style-name="ce46" office:value-type="string">
            <text:p>ADM_05_05</text:p>
          </table:table-cell>
          <table:table-cell table:style-name="ce125" table:formula="of:=IF(VALUE(MID([.F9];6;FIND(&quot;:&quot;;[.F9];1)-FIND(&quot; &quot;;[.F9];1)-1))&gt;VALUE(MID([.F8];6;FIND(&quot;:&quot;;[.F8];1)-FIND(&quot; &quot;;[.F8];1)-1));[.C83];[.C83]+1)" office:value-type="float" office:value="1">
            <text:p>001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156" office:value-type="string">
            <text:p>Check the displaying of taxonomy in File Explorer(1)</text:p>
          </table:table-cell>
          <table:table-cell table:style-name="ce156" office:value-type="string">
            <text:p>Step 3: Add taxonomy</text:p>
          </table:table-cell>
          <table:table-cell table:style-name="ce156" office:value-type="string">
            <text:p>- <text:s/>Put valid data into ' Taxonomy Name ' field</text:p>
            <text:p>- Click ''Save'' button</text:p>
          </table:table-cell>
          <table:table-cell table:style-name="ce162" office:value-type="string">
            <text:p>A new taxonomy is added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85];6;1)&gt;MID([.F84];6;1);&quot;&quot;;MAX([.A$7:.A84])+1)">
            <text:p/>
          </table:table-cell>
          <table:table-cell table:style-name="ce46" office:value-type="string">
            <text:p>ADM_05_05</text:p>
          </table:table-cell>
          <table:table-cell table:style-name="ce125" table:formula="of:=IF(VALUE(MID([.F10];6;FIND(&quot;:&quot;;[.F10];1)-FIND(&quot; &quot;;[.F10];1)-1))&gt;VALUE(MID([.F9];6;FIND(&quot;:&quot;;[.F9];1)-FIND(&quot; &quot;;[.F9];1)-1));[.C84];[.C84]+1)" office:value-type="float" office:value="2">
            <text:p>002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156" office:value-type="string">
            <text:p>Check the displaying of taxonomy in File Explorer(1)</text:p>
          </table:table-cell>
          <table:table-cell table:style-name="ce156" office:value-type="string">
            <text:p>Step 4: Check the displaying of taxonomy in File Explorer</text:p>
          </table:table-cell>
          <table:table-cell table:style-name="ce156" office:value-type="string">
            <text:p>- Go to File Explorer</text:p>
            <text:p>- Select 'Category Documents Center' drive</text:p>
          </table:table-cell>
          <table:table-cell table:style-name="ce162" office:value-type="string">
            <text:p>All category that created in Manage Taxonomy are listed in this drive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86];6;1)&gt;MID([.F85];6;1);&quot;&quot;;MAX([.A$7:.A85])+1)" office:value-type="float" office:value="26">
            <text:p>026</text:p>
          </table:table-cell>
          <table:table-cell table:style-name="ce46" office:value-type="string">
            <text:p>ADM_05_05</text:p>
          </table:table-cell>
          <table:table-cell table:style-name="ce125" table:formula="of:=IF(VALUE(MID([.F11];6;FIND(&quot;:&quot;;[.F11];1)-FIND(&quot; &quot;;[.F11];1)-1))&gt;VALUE(MID([.F10];6;FIND(&quot;:&quot;;[.F10];1)-FIND(&quot; &quot;;[.F10];1)-1));[.C85];[.C85]+1)" office:value-type="float" office:value="2">
            <text:p>002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55" office:value-type="string">
            <text:p>Check the displaying of taxonomy in File Explorer(2)</text:p>
          </table:table-cell>
          <table:table-cell table:style-name="ce156" office:value-type="string">
            <text:p>Step 1: Open Manage Taxonomy form</text:p>
          </table:table-cell>
          <table:table-cell table:style-name="ce156" office:value-type="string">
            <text:p>- Go to ECM Administration</text:p>
            <text:p>- Select Ontologies</text:p>
            <text:p>- Select Manage Taxonomy</text:p>
          </table:table-cell>
          <table:table-cell table:style-name="ce162" office:value-type="string">
            <text:p><text:s/>'Manage Taxonomy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87];6;1)&gt;MID([.F86];6;1);&quot;&quot;;MAX([.A$7:.A86])+1)">
            <text:p/>
          </table:table-cell>
          <table:table-cell table:style-name="ce46" office:value-type="string">
            <text:p>ADM_05_05</text:p>
          </table:table-cell>
          <table:table-cell table:style-name="ce125" table:formula="of:=IF(VALUE(MID([.F12];6;FIND(&quot;:&quot;;[.F12];1)-FIND(&quot; &quot;;[.F12];1)-1))&gt;VALUE(MID([.F11];6;FIND(&quot;:&quot;;[.F11];1)-FIND(&quot; &quot;;[.F11];1)-1));[.C86];[.C86]+1)" office:value-type="float" office:value="2">
            <text:p>002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156" office:value-type="string">
            <text:p>Check the displaying of taxonomy in File Explorer(2)</text:p>
          </table:table-cell>
          <table:table-cell table:style-name="ce156" office:value-type="string">
            <text:p>Step 2: Open 'Add taxonomy' <text:s/>pop-up</text:p>
          </table:table-cell>
          <table:table-cell table:style-name="ce156" office:value-type="string">
            <text:p>- Select the path to add new taxonomy in the left of 'Manage Taxonomy' form</text:p>
            <text:p>- Click 'Add' icon</text:p>
          </table:table-cell>
          <table:table-cell table:style-name="ce162" office:value-type="string">
            <text:p><text:s/>'Add Taxonomy' pop-up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88];6;1)&gt;MID([.F87];6;1);&quot;&quot;;MAX([.A$7:.A87])+1)">
            <text:p/>
          </table:table-cell>
          <table:table-cell table:style-name="ce46" office:value-type="string">
            <text:p>ADM_05_05</text:p>
          </table:table-cell>
          <table:table-cell table:style-name="ce125" table:formula="of:=IF(VALUE(MID([.F13];6;FIND(&quot;:&quot;;[.F13];1)-FIND(&quot; &quot;;[.F13];1)-1))&gt;VALUE(MID([.F12];6;FIND(&quot;:&quot;;[.F12];1)-FIND(&quot; &quot;;[.F12];1)-1));[.C87];[.C87]+1)" office:value-type="float" office:value="3">
            <text:p>003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156" office:value-type="string">
            <text:p>Check the displaying of taxonomy in File Explorer(2)</text:p>
          </table:table-cell>
          <table:table-cell table:style-name="ce156" office:value-type="string">
            <text:p>Step 3: Add taxonomy</text:p>
          </table:table-cell>
          <table:table-cell table:style-name="ce156" office:value-type="string">
            <text:p>- <text:s/>Put valid data into ' Taxonomy Name ' field</text:p>
            <text:p>- Click ''Save'' button</text:p>
          </table:table-cell>
          <table:table-cell table:style-name="ce162" office:value-type="string">
            <text:p>A new taxonomy is added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89];6;1)&gt;MID([.F88];6;1);&quot;&quot;;MAX([.A$7:.A88])+1)">
            <text:p/>
          </table:table-cell>
          <table:table-cell table:style-name="ce46" office:value-type="string">
            <text:p>ADM_05_05</text:p>
          </table:table-cell>
          <table:table-cell table:style-name="ce125" table:formula="of:=IF(VALUE(MID([.F14];6;FIND(&quot;:&quot;;[.F14];1)-FIND(&quot; &quot;;[.F14];1)-1))&gt;VALUE(MID([.F13];6;FIND(&quot;:&quot;;[.F13];1)-FIND(&quot; &quot;;[.F13];1)-1));[.C88];[.C88]+1)" office:value-type="float" office:value="3">
            <text:p>003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156" office:value-type="string">
            <text:p>Check the displaying of taxonomy in File Explorer(2)</text:p>
          </table:table-cell>
          <table:table-cell table:style-name="ce156" office:value-type="string">
            <text:p>Step 4: Check the displaying of taxonomy in File Explorer</text:p>
          </table:table-cell>
          <table:table-cell table:style-name="ce156" office:value-type="string">
            <text:p>- Go to File Explorer</text:p>
            <text:p>- Select 'System files' drive</text:p>
            <text:p>- Select jcr:system/exo:ecm/exo:taxonomies</text:p>
          </table:table-cell>
          <table:table-cell table:style-name="ce162" office:value-type="string">
            <text:p>All category that created in Manage Taxonomy are listed 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90];6;1)&gt;MID([.F89];6;1);&quot;&quot;;MAX([.A$7:.A89])+1)" office:value-type="float" office:value="27">
            <text:p>027</text:p>
          </table:table-cell>
          <table:table-cell table:style-name="ce46" office:value-type="string">
            <text:p>ADM_05_05</text:p>
          </table:table-cell>
          <table:table-cell table:style-name="ce125" table:formula="of:=IF(VALUE(MID([.F15];6;FIND(&quot;:&quot;;[.F15];1)-FIND(&quot; &quot;;[.F15];1)-1))&gt;VALUE(MID([.F14];6;FIND(&quot;:&quot;;[.F14];1)-FIND(&quot; &quot;;[.F14];1)-1));[.C89];[.C89]+1)" office:value-type="float" office:value="3">
            <text:p>003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56" office:value-type="string">
            <text:p>Check the displaying of taxonomy in File Explorer(3)</text:p>
          </table:table-cell>
          <table:table-cell table:style-name="ce157" office:value-type="string">
            <text:p>Step 1: Open Manage Taxonomy form</text:p>
          </table:table-cell>
          <table:table-cell table:style-name="ce157" office:value-type="string">
            <text:p>- Go to ECM Administration</text:p>
            <text:p>- Select Ontologies</text:p>
            <text:p>- Select Manage Taxonomy</text:p>
          </table:table-cell>
          <table:table-cell table:style-name="ce162" office:value-type="string">
            <text:p><text:s/>'Manage Taxonomy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91];6;1)&gt;MID([.F90];6;1);&quot;&quot;;MAX([.A$7:.A90])+1)">
            <text:p/>
          </table:table-cell>
          <table:table-cell table:style-name="ce46" office:value-type="string">
            <text:p>ADM_05_05</text:p>
          </table:table-cell>
          <table:table-cell table:style-name="ce125" table:formula="of:=IF(VALUE(MID([.F16];6;FIND(&quot;:&quot;;[.F16];1)-FIND(&quot; &quot;;[.F16];1)-1))&gt;VALUE(MID([.F15];6;FIND(&quot;:&quot;;[.F15];1)-FIND(&quot; &quot;;[.F15];1)-1));[.C90];[.C90]+1)" office:value-type="float" office:value="4">
            <text:p>004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157" office:value-type="string">
            <text:p>Check the displaying of taxonomy in File Explorer(3)</text:p>
          </table:table-cell>
          <table:table-cell table:style-name="ce157" office:value-type="string">
            <text:p>Step 2: Open 'Add taxonomy' <text:s/>pop-up</text:p>
          </table:table-cell>
          <table:table-cell table:style-name="ce157" office:value-type="string">
            <text:p>- Select the path to add new taxonomy in the left of 'Manage Taxonomy' form</text:p>
            <text:p>- Click 'Add' icon</text:p>
          </table:table-cell>
          <table:table-cell table:style-name="ce162" office:value-type="string">
            <text:p>Add Taxonomy' pop-up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92];6;1)&gt;MID([.F91];6;1);&quot;&quot;;MAX([.A$7:.A91])+1)">
            <text:p/>
          </table:table-cell>
          <table:table-cell table:style-name="ce46" office:value-type="string">
            <text:p>ADM_05_05</text:p>
          </table:table-cell>
          <table:table-cell table:style-name="ce125" table:formula="of:=IF(VALUE(MID([.F17];6;FIND(&quot;:&quot;;[.F17];1)-FIND(&quot; &quot;;[.F17];1)-1))&gt;VALUE(MID([.F16];6;FIND(&quot;:&quot;;[.F16];1)-FIND(&quot; &quot;;[.F16];1)-1));[.C91];[.C91]+1)" office:value-type="float" office:value="4">
            <text:p>004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157" office:value-type="string">
            <text:p>Check the displaying of taxonomy in File Explorer(3)</text:p>
          </table:table-cell>
          <table:table-cell table:style-name="ce157" office:value-type="string">
            <text:p>Step 3: Add taxonomy</text:p>
          </table:table-cell>
          <table:table-cell table:style-name="ce157" office:value-type="string">
            <text:p>- <text:s/>Put valid data into ' Taxonomy Name ' field</text:p>
            <text:p>- Click ''Save'' button</text:p>
          </table:table-cell>
          <table:table-cell table:style-name="ce162" office:value-type="string">
            <text:p>A new taxonomy is added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5">
          <table:table-cell table:style-name="ce116" table:formula="of:=IF(MID([.F93];6;1)&gt;MID([.F92];6;1);&quot;&quot;;MAX([.A$7:.A92])+1)">
            <text:p/>
          </table:table-cell>
          <table:table-cell table:style-name="ce46" office:value-type="string">
            <text:p>ADM_05_05</text:p>
          </table:table-cell>
          <table:table-cell table:style-name="ce125" table:formula="of:=IF(VALUE(MID([.F18];6;FIND(&quot;:&quot;;[.F18];1)-FIND(&quot; &quot;;[.F18];1)-1))&gt;VALUE(MID([.F17];6;FIND(&quot;:&quot;;[.F17];1)-FIND(&quot; &quot;;[.F17];1)-1));[.C92];[.C92]+1)" office:value-type="float" office:value="4">
            <text:p>004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157" office:value-type="string">
            <text:p>Check the displaying of taxonomy in File Explorer(3)</text:p>
          </table:table-cell>
          <table:table-cell table:style-name="ce157" office:value-type="string">
            <text:p>Step 4: Check the displaying of taxonomy in File Explorer</text:p>
          </table:table-cell>
          <table:table-cell table:style-name="ce157" office:value-type="string">
            <text:p>- Go to File Explorer</text:p>
            <text:p>- Select 'Collaboration' drive</text:p>
            <text:p>- Select 1 document</text:p>
            <text:p>- Select 'Admin' tab</text:p>
            <text:p>- Click on Manage Categories icon in action bar </text:p>
          </table:table-cell>
          <table:table-cell table:style-name="ce162" office:value-type="string">
            <text:p>All category that created in Manage Taxonomy are listed 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94];6;1)&gt;MID([.F93];6;1);&quot;&quot;;MAX([.A$7:.A93])+1)" office:value-type="float" office:value="28">
            <text:p>028</text:p>
          </table:table-cell>
          <table:table-cell table:style-name="ce46" office:value-type="string">
            <text:p>ADM_05_05</text:p>
          </table:table-cell>
          <table:table-cell table:style-name="ce125" table:formula="of:=IF(VALUE(MID([.F19];6;FIND(&quot;:&quot;;[.F19];1)-FIND(&quot; &quot;;[.F19];1)-1))&gt;VALUE(MID([.F18];6;FIND(&quot;:&quot;;[.F18];1)-FIND(&quot; &quot;;[.F18];1)-1));[.C93];[.C93]+1)" office:value-type="float" office:value="5">
            <text:p>005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56" office:value-type="string">
            <text:p>Check the displaying of taxonomy in File Explorer while creating document or uploading file</text:p>
          </table:table-cell>
          <table:table-cell table:style-name="ce157" office:value-type="string">
            <text:p>Step 1: Open Manage Taxonomy form</text:p>
          </table:table-cell>
          <table:table-cell table:style-name="ce157" office:value-type="string">
            <text:p>- Go to ECM Administration</text:p>
            <text:p>- Select Ontologies</text:p>
            <text:p>- Select Manage Taxonomy</text:p>
          </table:table-cell>
          <table:table-cell table:style-name="ce162" office:value-type="string">
            <text:p><text:s/>'Manage Taxonomy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95];6;1)&gt;MID([.F94];6;1);&quot;&quot;;MAX([.A$7:.A94])+1)">
            <text:p/>
          </table:table-cell>
          <table:table-cell table:style-name="ce46" office:value-type="string">
            <text:p>ADM_05_05</text:p>
          </table:table-cell>
          <table:table-cell table:style-name="ce125" table:formula="of:=IF(VALUE(MID([.F20];6;FIND(&quot;:&quot;;[.F20];1)-FIND(&quot; &quot;;[.F20];1)-1))&gt;VALUE(MID([.F19];6;FIND(&quot;:&quot;;[.F19];1)-FIND(&quot; &quot;;[.F19];1)-1));[.C94];[.C94]+1)" office:value-type="float" office:value="5">
            <text:p>005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157" office:value-type="string">
            <text:p>Check the displaying of taxonomy in File Explorer while creating document or uploading file</text:p>
          </table:table-cell>
          <table:table-cell table:style-name="ce157" office:value-type="string">
            <text:p>Step 2: Open 'Add taxonomy' <text:s/>pop-up</text:p>
          </table:table-cell>
          <table:table-cell table:style-name="ce157" office:value-type="string">
            <text:p>- Select the path to add new taxonomy in the left of 'Manage Taxonomy' form</text:p>
            <text:p>- Click 'Add' icon</text:p>
          </table:table-cell>
          <table:table-cell table:style-name="ce162" office:value-type="string">
            <text:p>Add Taxonomy' pop-up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96];6;1)&gt;MID([.F95];6;1);&quot;&quot;;MAX([.A$7:.A95])+1)">
            <text:p/>
          </table:table-cell>
          <table:table-cell table:style-name="ce46" office:value-type="string">
            <text:p>ADM_05_05</text:p>
          </table:table-cell>
          <table:table-cell table:style-name="ce125" table:formula="of:=IF(VALUE(MID([.F21];6;FIND(&quot;:&quot;;[.F21];1)-FIND(&quot; &quot;;[.F21];1)-1))&gt;VALUE(MID([.F20];6;FIND(&quot;:&quot;;[.F20];1)-FIND(&quot; &quot;;[.F20];1)-1));[.C95];[.C95]+1)" office:value-type="float" office:value="5">
            <text:p>005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157" office:value-type="string">
            <text:p>Check the displaying of taxonomy in File Explorer while creating document or uploading file</text:p>
          </table:table-cell>
          <table:table-cell table:style-name="ce157" office:value-type="string">
            <text:p>Step 3: Add taxonomy</text:p>
          </table:table-cell>
          <table:table-cell table:style-name="ce157" office:value-type="string">
            <text:p>- <text:s/>Put valid data into ' Taxonomy Name ' field</text:p>
            <text:p>- Click ''Save'' button</text:p>
          </table:table-cell>
          <table:table-cell table:style-name="ce162" office:value-type="string">
            <text:p>A new taxonomy is added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97];6;1)&gt;MID([.F96];6;1);&quot;&quot;;MAX([.A$7:.A96])+1)">
            <text:p/>
          </table:table-cell>
          <table:table-cell table:style-name="ce46" office:value-type="string">
            <text:p>ADM_05_05</text:p>
          </table:table-cell>
          <table:table-cell table:style-name="ce125" table:formula="of:=IF(VALUE(MID([.F22];6;FIND(&quot;:&quot;;[.F22];1)-FIND(&quot; &quot;;[.F22];1)-1))&gt;VALUE(MID([.F21];6;FIND(&quot;:&quot;;[.F21];1)-FIND(&quot; &quot;;[.F21];1)-1));[.C96];[.C96]+1)" office:value-type="float" office:value="6">
            <text:p>006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157" office:value-type="string">
            <text:p>Check the displaying of taxonomy in File Explorer while creating document or uploading file</text:p>
          </table:table-cell>
          <table:table-cell table:style-name="ce157" office:value-type="string">
            <text:p>Step 4: Check the displaying of taxonomy in File Explorer</text:p>
          </table:table-cell>
          <table:table-cell table:style-name="ce157" office:value-type="string">
            <text:p>- Go to File Explorer</text:p>
            <text:p>- Create a new document (except Article) or upload a file</text:p>
            <text:p>- Click on 'Add Taxonomy' icon</text:p>
          </table:table-cell>
          <table:table-cell table:style-name="ce162" office:value-type="string">
            <text:p>All category that created in Manage Taxonomy are listed 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98];6;1)&gt;MID([.F97];6;1);&quot;&quot;;MAX([.A$7:.A97])+1)" office:value-type="float" office:value="29">
            <text:p>029</text:p>
          </table:table-cell>
          <table:table-cell table:style-name="ce46" office:value-type="string">
            <text:p>ADM_05_05</text:p>
          </table:table-cell>
          <table:table-cell table:style-name="ce125" table:formula="of:=IF(VALUE(MID([.F23];6;FIND(&quot;:&quot;;[.F23];1)-FIND(&quot; &quot;;[.F23];1)-1))&gt;VALUE(MID([.F22];6;FIND(&quot;:&quot;;[.F22];1)-FIND(&quot; &quot;;[.F22];1)-1));[.C97];[.C97]+1)" office:value-type="float" office:value="6">
            <text:p>006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56" office:value-type="string">
            <text:p>Check the displaying of taxonomy when creating drive in case the user does not have permission to access this taxonomy</text:p>
          </table:table-cell>
          <table:table-cell table:style-name="ce157" office:value-type="string">
            <text:p>Step 1: Create new taxonomy</text:p>
          </table:table-cell>
          <table:table-cell table:style-name="ce157" office:value-type="string">
            <text:p>Open 'Manage Taxonomy' form and create a new taxonomy</text:p>
          </table:table-cell>
          <table:table-cell table:style-name="ce162" office:value-type="string">
            <text:p>A taxonomy is created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99];6;1)&gt;MID([.F98];6;1);&quot;&quot;;MAX([.A$7:.A98])+1)">
            <text:p/>
          </table:table-cell>
          <table:table-cell table:style-name="ce46" office:value-type="string">
            <text:p>ADM_05_05</text:p>
          </table:table-cell>
          <table:table-cell table:style-name="ce125" table:formula="of:=IF(VALUE(MID([.F24];6;FIND(&quot;:&quot;;[.F24];1)-FIND(&quot; &quot;;[.F24];1)-1))&gt;VALUE(MID([.F23];6;FIND(&quot;:&quot;;[.F23];1)-FIND(&quot; &quot;;[.F23];1)-1));[.C98];[.C98]+1)" office:value-type="float" office:value="6">
            <text:p>006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157" office:value-type="string">
            <text:p>Check the displaying of taxonomy when creating drive in case the user does not have permission to access this taxonomy</text:p>
          </table:table-cell>
          <table:table-cell table:style-name="ce157" office:value-type="string">
            <text:p>Step 2: Add permission for this taxonomy</text:p>
          </table:table-cell>
          <table:table-cell table:style-name="ce157" office:value-type="string">
            <text:p>Add permission manager/platform/administrator for taxonomy that created at step 1</text:p>
          </table:table-cell>
          <table:table-cell table:style-name="ce162" office:value-type="string">
            <text:p>Permission is added for taxonom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00];6;1)&gt;MID([.F99];6;1);&quot;&quot;;MAX([.A$7:.A99])+1)">
            <text:p/>
          </table:table-cell>
          <table:table-cell table:style-name="ce46" office:value-type="string">
            <text:p>ADM_05_05</text:p>
          </table:table-cell>
          <table:table-cell table:style-name="ce125" table:formula="of:=IF(VALUE(MID([.F25];6;FIND(&quot;:&quot;;[.F25];1)-FIND(&quot; &quot;;[.F25];1)-1))&gt;VALUE(MID([.F24];6;FIND(&quot;:&quot;;[.F24];1)-FIND(&quot; &quot;;[.F24];1)-1));[.C99];[.C99]+1)" office:value-type="float" office:value="7">
            <text:p>007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157" office:value-type="string">
            <text:p>Check the displaying of taxonomy when creating drive in case the user does not have permission to access this taxonomy</text:p>
          </table:table-cell>
          <table:table-cell table:style-name="ce157" office:value-type="string">
            <text:p>Step 3: Open form to add new drive</text:p>
          </table:table-cell>
          <table:table-cell table:style-name="ce157" office:value-type="string">
            <text:p>- Login by user is in member/platform/administrator </text:p>
            <text:p>- Go to Manage Drive</text:p>
            <text:p>- Click 'Add Drive' button</text:p>
          </table:table-cell>
          <table:table-cell table:style-name="ce162" office:value-type="string">
            <text:p>A form to add drive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01];6;1)&gt;MID([.F100];6;1);&quot;&quot;;MAX([.A$7:.A100])+1)">
            <text:p/>
          </table:table-cell>
          <table:table-cell table:style-name="ce46" office:value-type="string">
            <text:p>ADM_05_05</text:p>
          </table:table-cell>
          <table:table-cell table:style-name="ce125" table:formula="of:=IF(VALUE(MID([.F26];6;FIND(&quot;:&quot;;[.F26];1)-FIND(&quot; &quot;;[.F26];1)-1))&gt;VALUE(MID([.F25];6;FIND(&quot;:&quot;;[.F25];1)-FIND(&quot; &quot;;[.F25];1)-1));[.C100];[.C100]+1)" office:value-type="float" office:value="7">
            <text:p>007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157" office:value-type="string">
            <text:p>Check the displaying of taxonomy when creating drive in case the user does not have permission to access this taxonomy</text:p>
          </table:table-cell>
          <table:table-cell table:style-name="ce157" office:value-type="string">
            <text:p>Step 4: Add new drive with the root path is taxonomy above</text:p>
          </table:table-cell>
          <table:table-cell table:style-name="ce157" office:value-type="string">
            <text:p>- In form to add drive, select workspace is: system</text:p>
            <text:p>- Select the home path is taxonomy created at step 1</text:p>
          </table:table-cell>
          <table:table-cell table:style-name="ce162" office:value-type="string">
            <text:p>Show message “”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102];6;1)&gt;MID([.F101];6;1);&quot;&quot;;MAX([.A$7:.A101])+1)" office:value-type="float" office:value="30">
            <text:p>030</text:p>
          </table:table-cell>
          <table:table-cell table:style-name="ce46" office:value-type="string">
            <text:p>ADM_05_05</text:p>
          </table:table-cell>
          <table:table-cell table:style-name="ce125" table:formula="of:=IF(VALUE(MID([.F27];6;FIND(&quot;:&quot;;[.F27];1)-FIND(&quot; &quot;;[.F27];1)-1))&gt;VALUE(MID([.F26];6;FIND(&quot;:&quot;;[.F26];1)-FIND(&quot; &quot;;[.F26];1)-1));[.C101];[.C101]+1)" office:value-type="float" office:value="7">
            <text:p>007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56" office:value-type="string">
            <text:p>Check the displaying of taxonomy when creating document or uploading file in case user does not have permission to access this taxonomy</text:p>
          </table:table-cell>
          <table:table-cell table:style-name="ce157" office:value-type="string">
            <text:p>Step 1: Create new taxonomy</text:p>
          </table:table-cell>
          <table:table-cell table:style-name="ce157" office:value-type="string">
            <text:p>Open 'Manage Taxonomy' form and create a new taxonomy</text:p>
          </table:table-cell>
          <table:table-cell table:style-name="ce162" office:value-type="string">
            <text:p>A taxonomy is created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03];6;1)&gt;MID([.F102];6;1);&quot;&quot;;MAX([.A$7:.A102])+1)">
            <text:p/>
          </table:table-cell>
          <table:table-cell table:style-name="ce46" office:value-type="string">
            <text:p>ADM_05_05</text:p>
          </table:table-cell>
          <table:table-cell table:style-name="ce125" table:formula="of:=IF(VALUE(MID([.F28];6;FIND(&quot;:&quot;;[.F28];1)-FIND(&quot; &quot;;[.F28];1)-1))&gt;VALUE(MID([.F27];6;FIND(&quot;:&quot;;[.F27];1)-FIND(&quot; &quot;;[.F27];1)-1));[.C102];[.C102]+1)" office:value-type="float" office:value="8">
            <text:p>008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157" office:value-type="string">
            <text:p>Check the displaying of taxonomy when creating document or uploading file in case user does not have permission to access this taxonomy</text:p>
          </table:table-cell>
          <table:table-cell table:style-name="ce157" office:value-type="string">
            <text:p>Step 2: Add permission for this taxonomy</text:p>
          </table:table-cell>
          <table:table-cell table:style-name="ce157" office:value-type="string">
            <text:p>Add permission manager/platform/administrator for taxonomy that created at step 1</text:p>
          </table:table-cell>
          <table:table-cell table:style-name="ce162" office:value-type="string">
            <text:p>Permission is added for taxonom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8">
          <table:table-cell table:style-name="ce116" table:formula="of:=IF(MID([.F104];6;1)&gt;MID([.F103];6;1);&quot;&quot;;MAX([.A$7:.A103])+1)">
            <text:p/>
          </table:table-cell>
          <table:table-cell table:style-name="ce46" office:value-type="string">
            <text:p>ADM_05_05</text:p>
          </table:table-cell>
          <table:table-cell table:style-name="ce125" table:formula="of:=IF(VALUE(MID([.F29];6;FIND(&quot;:&quot;;[.F29];1)-FIND(&quot; &quot;;[.F29];1)-1))&gt;VALUE(MID([.F28];6;FIND(&quot;:&quot;;[.F28];1)-FIND(&quot; &quot;;[.F28];1)-1));[.C103];[.C103]+1)" office:value-type="float" office:value="8">
            <text:p>008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157" office:value-type="string">
            <text:p>Check the displaying of taxonomy when creating document or uploading file in case user does not have permission to access this taxonomy</text:p>
          </table:table-cell>
          <table:table-cell table:style-name="ce157" office:value-type="string">
            <text:p>Step 3: Open form to select taxonomy to add for document/uploaded file</text:p>
          </table:table-cell>
          <table:table-cell table:style-name="ce157" office:value-type="string">
            <text:p>- Login by user is in member/platform/administrator </text:p>
            <text:p>- Create a document (except Article) or upload a file</text:p>
            <text:p>- Click on 'Add taxonomy' icon</text:p>
            <text:p/>
          </table:table-cell>
          <table:table-cell table:style-name="ce162" office:value-type="string">
            <text:p>A form to add taxonomy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05];6;1)&gt;MID([.F104];6;1);&quot;&quot;;MAX([.A$7:.A104])+1)">
            <text:p/>
          </table:table-cell>
          <table:table-cell table:style-name="ce46" office:value-type="string">
            <text:p>ADM_05_05</text:p>
          </table:table-cell>
          <table:table-cell table:style-name="ce125" table:formula="of:=IF(VALUE(MID([.F30];6;FIND(&quot;:&quot;;[.F30];1)-FIND(&quot; &quot;;[.F30];1)-1))&gt;VALUE(MID([.F29];6;FIND(&quot;:&quot;;[.F29];1)-FIND(&quot; &quot;;[.F29];1)-1));[.C104];[.C104]+1)" office:value-type="float" office:value="8">
            <text:p>008</text:p>
          </table:table-cell>
          <table:table-cell table:style-name="ce127" office:value-type="string">
            <text:p>DMS\Admin\Ontologies\Manage Simple Taxonomy\Display</text:p>
          </table:table-cell>
          <table:table-cell table:style-name="ce157" office:value-type="string">
            <text:p>Check the displaying of taxonomy when creating document or uploading file in case user does not have permission to access this taxonomy</text:p>
          </table:table-cell>
          <table:table-cell table:style-name="ce157" office:value-type="string">
            <text:p>Step 4: Select the taxonomy to add</text:p>
          </table:table-cell>
          <table:table-cell table:style-name="ce157" office:value-type="string">
            <text:p>In Taxonomy form, find the taxonomy created at step 1</text:p>
          </table:table-cell>
          <table:table-cell table:style-name="ce162" office:value-type="string">
            <text:p>You can not see this taxonom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06];6;1)&gt;MID([.F105];6;1);&quot;&quot;;MAX([.A$7:.A105])+1)" office:value-type="float" office:value="31">
            <text:p>031</text:p>
          </table:table-cell>
          <table:table-cell table:style-name="ce46" office:value-type="string">
            <text:p>ADM_15_01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Ontologies\Manage <text:s/>Taxonomy Tree\Create</text:p>
          </table:table-cell>
          <table:table-cell table:style-name="ce57" office:value-type="string">
            <text:p>Add new Taxonomy Tree when put valid data in all <text:s/>fields</text:p>
          </table:table-cell>
          <table:table-cell table:style-name="ce43" office:value-type="string">
            <text:p>Step 1: Open form to add new taxonomy</text:p>
          </table:table-cell>
          <table:table-cell table:style-name="ce43" office:value-type="string">
            <text:p>- Go to ECM Administration-&gt; Manage Taxonomy Trees</text:p>
            <text:p>- Click on “Add Taxonomy Tree” button</text:p>
          </table:table-cell>
          <table:table-cell table:style-name="ce43" office:value-type="string">
            <text:p><text:s/>“Add Taxonomy Tree” form appears.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5">
          <table:table-cell table:style-name="ce116" table:formula="of:=IF(MID([.F107];6;1)&gt;MID([.F106];6;1);&quot;&quot;;MAX([.A$7:.A106])+1)">
            <text:p/>
          </table:table-cell>
          <table:table-cell table:style-name="ce46" office:value-type="string">
            <text:p>ADM_15_01</text:p>
          </table:table-cell>
          <table:table-cell table:style-name="ce125" table:formula="of:=IF(MID([.F107];6;1)&gt;MID([.F106];6;1);[.C106];[.C106]+1)" office:value-type="float" office:value="1">
            <text:p>001</text:p>
          </table:table-cell>
          <table:table-cell table:style-name="ce127" office:value-type="string">
            <text:p>DMS\Admin\Ontologies\Manage <text:s/>Taxonomy Tree\Create</text:p>
          </table:table-cell>
          <table:table-cell table:style-name="ce46" office:value-type="string">
            <text:p>Add new Taxonomy Tree when put valid data in all <text:s/>fields</text:p>
          </table:table-cell>
          <table:table-cell table:style-name="ce43" office:value-type="string">
            <text:p>Step 2: Select taxonomy name, workspace, home path</text:p>
          </table:table-cell>
          <table:table-cell table:style-name="ce43" office:value-type="string">
            <text:p>- Put the name of taxonomy you want create in “Name” field</text:p>
            <text:p>- Select the workspace will store this taxonomy</text:p>
            <text:p>- Select the home path of the taxonomy</text:p>
            <text:p/>
          </table:table-cell>
          <table:table-cell table:style-name="ce43" office:value-type="string">
            <text:p>Fields are inputted value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08];6;1)&gt;MID([.F107];6;1);&quot;&quot;;MAX([.A$7:.A107])+1)">
            <text:p/>
          </table:table-cell>
          <table:table-cell table:style-name="ce46" office:value-type="string">
            <text:p>ADM_15_01</text:p>
          </table:table-cell>
          <table:table-cell table:style-name="ce125" table:formula="of:=IF(MID([.F108];6;1)&gt;MID([.F107];6;1);[.C107];[.C107]+1)" office:value-type="float" office:value="1">
            <text:p>001</text:p>
          </table:table-cell>
          <table:table-cell table:style-name="ce127" office:value-type="string">
            <text:p>DMS\Admin\Ontologies\Manage <text:s/>Taxonomy Tree\Create</text:p>
          </table:table-cell>
          <table:table-cell table:style-name="ce46" office:value-type="string">
            <text:p>Add new Taxonomy Tree when put valid data in all <text:s/>fields</text:p>
          </table:table-cell>
          <table:table-cell table:style-name="ce43" office:value-type="string">
            <text:p>Step 3: Select permission for taxonomy tree</text:p>
          </table:table-cell>
          <table:table-cell table:style-name="ce43" office:value-type="string">
            <text:p>- Click on View permission button</text:p>
            <text:p>- Select the user/group/any to add permission</text:p>
            <text:p>- Select the right </text:p>
          </table:table-cell>
          <table:table-cell table:style-name="ce43" office:value-type="string">
            <text:p>Taxonomy tree is added permission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109];6;1)&gt;MID([.F108];6;1);&quot;&quot;;MAX([.A$7:.A108])+1)">
            <text:p/>
          </table:table-cell>
          <table:table-cell table:style-name="ce46" office:value-type="string">
            <text:p>ADM_15_01</text:p>
          </table:table-cell>
          <table:table-cell table:style-name="ce125" table:formula="of:=IF(MID([.F109];6;1)&gt;MID([.F108];6;1);[.C108];[.C108]+1)" office:value-type="float" office:value="1">
            <text:p>001</text:p>
          </table:table-cell>
          <table:table-cell table:style-name="ce127" office:value-type="string">
            <text:p>DMS\Admin\Ontologies\Manage <text:s/>Taxonomy Tree\Create</text:p>
          </table:table-cell>
          <table:table-cell table:style-name="ce46" office:value-type="string">
            <text:p>Add new Taxonomy Tree when put valid data in all <text:s/>fields</text:p>
          </table:table-cell>
          <table:table-cell table:style-name="ce43" office:value-type="string">
            <text:p>Step 4: Add action for Taxonomy tree</text:p>
          </table:table-cell>
          <table:table-cell table:style-name="ce43" office:value-type="string">
            <text:p>- Click on <text:s/>Add action button</text:p>
            <text:p>- Select action type for Taxonomy Tree</text:p>
            <text:p>- Select the name of action</text:p>
            <text:p>- Select the target path and home path</text:p>
          </table:table-cell>
          <table:table-cell table:style-name="ce43" office:value-type="string">
            <text:p>Fields are inputted value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10];6;1)&gt;MID([.F109];6;1);&quot;&quot;;MAX([.A$7:.A109])+1)">
            <text:p/>
          </table:table-cell>
          <table:table-cell table:style-name="ce46" office:value-type="string">
            <text:p>ADM_15_01</text:p>
          </table:table-cell>
          <table:table-cell table:style-name="ce125" table:formula="of:=IF(MID([.F110];6;1)&gt;MID([.F109];6;1);[.C109];[.C109]+1)" office:value-type="float" office:value="1">
            <text:p>001</text:p>
          </table:table-cell>
          <table:table-cell table:style-name="ce127" office:value-type="string">
            <text:p>DMS\Admin\Ontologies\Manage <text:s/>Taxonomy Tree\Create</text:p>
          </table:table-cell>
          <table:table-cell table:style-name="ce46" office:value-type="string">
            <text:p>Add new Taxonomy Tree when put valid data in all <text:s/>fields</text:p>
          </table:table-cell>
          <table:table-cell table:style-name="ce43" office:value-type="string">
            <text:p>Step 5: Finish adding taxonomy tree by add, copy, cut, paste, set permission for taxonomy </text:p>
          </table:table-cell>
          <table:table-cell table:style-name="ce43" office:value-type="string">
            <text:p>- Add new/ cut/ copy/ delete/ add permission in taxonomy tree</text:p>
          </table:table-cell>
          <table:table-cell table:style-name="ce43" office:value-type="string">
            <text:p>A new taxonomy is added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11];6;1)&gt;MID([.F110];6;1);&quot;&quot;;MAX([.A$7:.A110])+1)" office:value-type="float" office:value="32">
            <text:p>032</text:p>
          </table:table-cell>
          <table:table-cell table:style-name="ce46" office:value-type="string">
            <text:p>ADM_15_01</text:p>
          </table:table-cell>
          <table:table-cell table:style-name="ce125" table:formula="of:=IF(MID([.F111];6;1)&gt;MID([.F110];6;1);[.C110];[.C110]+1)" office:value-type="float" office:value="2">
            <text:p>002</text:p>
          </table:table-cell>
          <table:table-cell table:style-name="ce127" office:value-type="string">
            <text:p>DMS\Admin\Ontologies\Manage <text:s/>Taxonomy Tree\Create</text:p>
          </table:table-cell>
          <table:table-cell table:style-name="ce57" office:value-type="string">
            <text:p>Add new Taxonomy Tree when “Name” field is blank</text:p>
          </table:table-cell>
          <table:table-cell table:style-name="ce43" office:value-type="string">
            <text:p>Step 1: Open form to add new taxonomy</text:p>
          </table:table-cell>
          <table:table-cell table:style-name="ce43" office:value-type="string">
            <text:p>- Go to ECM Administration-&gt; Manage Taxonomy Trees</text:p>
            <text:p>- Click on “Add Taxonomy Tree” button</text:p>
          </table:table-cell>
          <table:table-cell table:style-name="ce43" office:value-type="string">
            <text:p><text:s/>“Add Taxonomy Tree” form appears.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12];6;1)&gt;MID([.F111];6;1);&quot;&quot;;MAX([.A$7:.A111])+1)">
            <text:p/>
          </table:table-cell>
          <table:table-cell table:style-name="ce46" office:value-type="string">
            <text:p>ADM_15_01</text:p>
          </table:table-cell>
          <table:table-cell table:style-name="ce125" table:formula="of:=IF(MID([.F112];6;1)&gt;MID([.F111];6;1);[.C111];[.C111]+1)" office:value-type="float" office:value="2">
            <text:p>002</text:p>
          </table:table-cell>
          <table:table-cell table:style-name="ce127" office:value-type="string">
            <text:p>DMS\Admin\Ontologies\Manage <text:s/>Taxonomy Tree\Create</text:p>
          </table:table-cell>
          <table:table-cell table:style-name="ce46" office:value-type="string">
            <text:p>Add new Taxonomy Tree when “Name” field is blank</text:p>
          </table:table-cell>
          <table:table-cell table:style-name="ce43" office:value-type="string">
            <text:p>Step 2: Add new taxonomy tree with blank name</text:p>
          </table:table-cell>
          <table:table-cell table:style-name="ce43" office:value-type="string">
            <text:p>- Do not value in “Name” field</text:p>
            <text:p>- Click View Permission button</text:p>
          </table:table-cell>
          <table:table-cell table:style-name="ce43" office:value-type="string">
            <text:p>Show message alert that you must put value in “Name” field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13];6;1)&gt;MID([.F112];6;1);&quot;&quot;;MAX([.A$7:.A112])+1)" office:value-type="float" office:value="33">
            <text:p>033</text:p>
          </table:table-cell>
          <table:table-cell table:style-name="ce46" office:value-type="string">
            <text:p>ADM_15_01</text:p>
          </table:table-cell>
          <table:table-cell table:style-name="ce125" table:formula="of:=IF(MID([.F113];6;1)&gt;MID([.F112];6;1);[.C112];[.C112]+1)" office:value-type="float" office:value="3">
            <text:p>003</text:p>
          </table:table-cell>
          <table:table-cell table:style-name="ce127" office:value-type="string">
            <text:p>DMS\Admin\Ontologies\Manage <text:s/>Taxonomy Tree\Create</text:p>
          </table:table-cell>
          <table:table-cell table:style-name="ce55" office:value-type="string">
            <text:p>Add taxonomy when name field contain special characters</text:p>
          </table:table-cell>
          <table:table-cell table:style-name="ce43" office:value-type="string">
            <text:p>Step 1: Open form to add new taxonomy</text:p>
          </table:table-cell>
          <table:table-cell table:style-name="ce43" office:value-type="string">
            <text:p>- Go to ECM Administration-&gt; Manage Taxonomy Trees</text:p>
            <text:p>- Click on “Add Taxonomy Tree” button</text:p>
          </table:table-cell>
          <table:table-cell table:style-name="ce43" office:value-type="string">
            <text:p><text:s/>“Add Taxonomy Tree” form appears.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14];6;1)&gt;MID([.F113];6;1);&quot;&quot;;MAX([.A$7:.A113])+1)">
            <text:p/>
          </table:table-cell>
          <table:table-cell table:style-name="ce46" office:value-type="string">
            <text:p>ADM_15_01</text:p>
          </table:table-cell>
          <table:table-cell table:style-name="ce125" table:formula="of:=IF(MID([.F114];6;1)&gt;MID([.F113];6;1);[.C113];[.C113]+1)" office:value-type="float" office:value="3">
            <text:p>003</text:p>
          </table:table-cell>
          <table:table-cell table:style-name="ce127" office:value-type="string">
            <text:p>DMS\Admin\Ontologies\Manage <text:s/>Taxonomy Tree\Create</text:p>
          </table:table-cell>
          <table:table-cell table:style-name="ce156" office:value-type="string">
            <text:p>Add taxonomy when name field contain special characters</text:p>
          </table:table-cell>
          <table:table-cell table:style-name="ce43" office:value-type="string">
            <text:p>Step 2: Add new taxonomy tree's name with special characters </text:p>
          </table:table-cell>
          <table:table-cell table:style-name="ce43" office:value-type="string">
            <text:p>- Put some special characters in “Name” field like @,#,$,%...</text:p>
            <text:p>- Click View Permission button</text:p>
          </table:table-cell>
          <table:table-cell table:style-name="ce43" office:value-type="string">
            <text:p>Show message alert that the “Name” field can not contain special characte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15];6;1)&gt;MID([.F114];6;1);&quot;&quot;;MAX([.A$7:.A114])+1)" office:value-type="float" office:value="34">
            <text:p>034</text:p>
          </table:table-cell>
          <table:table-cell table:style-name="ce46" office:value-type="string">
            <text:p>ADM_15_01</text:p>
          </table:table-cell>
          <table:table-cell table:style-name="ce125" table:formula="of:=IF(MID([.F115];6;1)&gt;MID([.F114];6;1);[.C114];[.C114]+1)" office:value-type="float" office:value="4">
            <text:p>004</text:p>
          </table:table-cell>
          <table:table-cell table:style-name="ce127" office:value-type="string">
            <text:p>DMS\Admin\Ontologies\Manage <text:s/>Taxonomy Tree\Create</text:p>
          </table:table-cell>
          <table:table-cell table:style-name="ce55" office:value-type="string">
            <text:p>Add new taxonomy has the same name with existing taxonomy </text:p>
          </table:table-cell>
          <table:table-cell table:style-name="ce43" office:value-type="string">
            <text:p>Step 1: Open form to add new taxonomy</text:p>
          </table:table-cell>
          <table:table-cell table:style-name="ce43" office:value-type="string">
            <text:p>- Go to ECM Administration-&gt; Manage Taxonomy Trees</text:p>
            <text:p>- Click on “Add Taxonomy Tree” button</text:p>
          </table:table-cell>
          <table:table-cell table:style-name="ce43" office:value-type="string">
            <text:p><text:s/>“Add Taxonomy Tree” form appears.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16];6;1)&gt;MID([.F115];6;1);&quot;&quot;;MAX([.A$7:.A115])+1)">
            <text:p/>
          </table:table-cell>
          <table:table-cell table:style-name="ce46" office:value-type="string">
            <text:p>ADM_15_01</text:p>
          </table:table-cell>
          <table:table-cell table:style-name="ce125" table:formula="of:=IF(MID([.F116];6;1)&gt;MID([.F115];6;1);[.C115];[.C115]+1)" office:value-type="float" office:value="4">
            <text:p>004</text:p>
          </table:table-cell>
          <table:table-cell table:style-name="ce127" office:value-type="string">
            <text:p>DMS\Admin\Ontologies\Manage <text:s/>Taxonomy Tree\Create</text:p>
          </table:table-cell>
          <table:table-cell table:style-name="ce156" office:value-type="string">
            <text:p>Add new taxonomy has the same name with existing taxonomy </text:p>
          </table:table-cell>
          <table:table-cell table:style-name="ce43" office:value-type="string">
            <text:p>Step 2: Add taxonomy has the same name with existing taxonomy</text:p>
          </table:table-cell>
          <table:table-cell table:style-name="ce43" office:value-type="string">
            <text:p>- Put the name for new taxonomy is the same with existing taxonomy </text:p>
            <text:p>- Fill values in other fields</text:p>
            <text:p>- Click View Permission button</text:p>
          </table:table-cell>
          <table:table-cell table:style-name="ce43" office:value-type="string">
            <text:p>Show message alert that this taxonomy is the same name with existing taxonom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17];6;1)&gt;MID([.F116];6;1);&quot;&quot;;MAX([.A$7:.A116])+1)" office:value-type="float" office:value="35">
            <text:p>035</text:p>
          </table:table-cell>
          <table:table-cell table:style-name="ce46" office:value-type="string">
            <text:p>ADM_15_01</text:p>
          </table:table-cell>
          <table:table-cell table:style-name="ce125" table:formula="of:=IF(MID([.F117];6;1)&gt;MID([.F116];6;1);[.C116];[.C116]+1)" office:value-type="float" office:value="5">
            <text:p>005</text:p>
          </table:table-cell>
          <table:table-cell table:style-name="ce127" office:value-type="string">
            <text:p>DMS\Admin\Ontologies\Manage <text:s/>Taxonomy Tree\Create</text:p>
          </table:table-cell>
          <table:table-cell table:style-name="ce57" office:value-type="string">
            <text:p>Add taxonomy when “Home path” field is blank</text:p>
          </table:table-cell>
          <table:table-cell table:style-name="ce43" office:value-type="string">
            <text:p>Step 1: Open form to add new taxonomy</text:p>
          </table:table-cell>
          <table:table-cell table:style-name="ce43" office:value-type="string">
            <text:p>- Go to ECM Administration-&gt; Manage Taxonomy Trees</text:p>
            <text:p>- Click on “Add Taxonomy Tree” button</text:p>
          </table:table-cell>
          <table:table-cell table:style-name="ce43" office:value-type="string">
            <text:p><text:s/>“Add Taxonomy Tree” form appears.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3">
          <table:table-cell table:style-name="ce116" table:formula="of:=IF(MID([.F118];6;1)&gt;MID([.F117];6;1);&quot;&quot;;MAX([.A$7:.A117])+1)">
            <text:p/>
          </table:table-cell>
          <table:table-cell table:style-name="ce46" office:value-type="string">
            <text:p>ADM_15_01</text:p>
          </table:table-cell>
          <table:table-cell table:style-name="ce125" table:formula="of:=IF(MID([.F118];6;1)&gt;MID([.F117];6;1);[.C117];[.C117]+1)" office:value-type="float" office:value="5">
            <text:p>005</text:p>
          </table:table-cell>
          <table:table-cell table:style-name="ce127" office:value-type="string">
            <text:p>DMS\Admin\Ontologies\Manage <text:s/>Taxonomy Tree\Create</text:p>
          </table:table-cell>
          <table:table-cell table:style-name="ce46" office:value-type="string">
            <text:p>Add taxonomy when “Home path” field is blank</text:p>
          </table:table-cell>
          <table:table-cell table:style-name="ce43" office:value-type="string">
            <text:p>Step 2: Add new taxonomy tree when Home path is blank</text:p>
          </table:table-cell>
          <table:table-cell table:style-name="ce43" office:value-type="string">
            <text:p>- Put the name of taxonomy you want create in “Name” field</text:p>
            <text:p>- Select the workspace will store this taxonomy </text:p>
            <text:p>- Leave the “Home Path” field is blank</text:p>
            <text:p>- Put values in other fields</text:p>
            <text:p>- Click View Permission button</text:p>
          </table:table-cell>
          <table:table-cell table:style-name="ce43" office:value-type="string">
            <text:p>- New taxonomy tree is added successfully.</text:p>
            <text:p>- This taxonomy is stored in /jcr:system/exo:ecm/exo:taxonomyTrees/storage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19];6;1)&gt;MID([.F118];6;1);&quot;&quot;;MAX([.A$7:.A118])+1)" office:value-type="float" office:value="36">
            <text:p>036</text:p>
          </table:table-cell>
          <table:table-cell table:style-name="ce46" office:value-type="string">
            <text:p>ADM_15_01</text:p>
          </table:table-cell>
          <table:table-cell table:style-name="ce125" table:formula="of:=IF(MID([.F119];6;1)&gt;MID([.F118];6;1);[.C118];[.C118]+1)" office:value-type="float" office:value="6">
            <text:p>006</text:p>
          </table:table-cell>
          <table:table-cell table:style-name="ce127" office:value-type="string">
            <text:p>DMS\Admin\Ontologies\Manage <text:s/>Taxonomy Tree\Create</text:p>
          </table:table-cell>
          <table:table-cell table:style-name="ce57" office:value-type="string">
            <text:p>Add taxonomy when “Permission” field is blank</text:p>
          </table:table-cell>
          <table:table-cell table:style-name="ce43" office:value-type="string">
            <text:p>Step 1: Open form to add new taxonomy</text:p>
          </table:table-cell>
          <table:table-cell table:style-name="ce43" office:value-type="string">
            <text:p>- Go to ECM Administration-&gt; Manage Taxonomy Trees</text:p>
            <text:p>- Click on “Add Taxonomy Tree” button</text:p>
          </table:table-cell>
          <table:table-cell table:style-name="ce43" office:value-type="string">
            <text:p><text:s/>“Add Taxonomy Tree” form appears.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8">
          <table:table-cell table:style-name="ce116" table:formula="of:=IF(MID([.F120];6;1)&gt;MID([.F119];6;1);&quot;&quot;;MAX([.A$7:.A119])+1)">
            <text:p/>
          </table:table-cell>
          <table:table-cell table:style-name="ce46" office:value-type="string">
            <text:p>ADM_15_01</text:p>
          </table:table-cell>
          <table:table-cell table:style-name="ce125" table:formula="of:=IF(MID([.F120];6;1)&gt;MID([.F119];6;1);[.C119];[.C119]+1)" office:value-type="float" office:value="6">
            <text:p>006</text:p>
          </table:table-cell>
          <table:table-cell table:style-name="ce127" office:value-type="string">
            <text:p>DMS\Admin\Ontologies\Manage <text:s/>Taxonomy Tree\Create</text:p>
          </table:table-cell>
          <table:table-cell table:style-name="ce46" office:value-type="string">
            <text:p>Add taxonomy when “Permission” field is blank</text:p>
          </table:table-cell>
          <table:table-cell table:style-name="ce43" office:value-type="string">
            <text:p>Step 2: Do not set permission for taxonomy tree</text:p>
          </table:table-cell>
          <table:table-cell table:style-name="ce43" office:value-type="string">
            <text:p>- Put the name for new taxonomy </text:p>
            <text:p>- Select the workspace and home path</text:p>
            <text:p>- Click View Permission button</text:p>
            <text:p>- Do not add any permission for taxonomy</text:p>
            <text:p>- Click Save button</text:p>
          </table:table-cell>
          <table:table-cell table:style-name="ce43" office:value-type="string">
            <text:p>Show message alert that you must select the permission for this taxonom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21];6;1)&gt;MID([.F120];6;1);&quot;&quot;;MAX([.A$7:.A120])+1)" office:value-type="float" office:value="37">
            <text:p>037</text:p>
          </table:table-cell>
          <table:table-cell table:style-name="ce46" office:value-type="string">
            <text:p>ADM_15_01</text:p>
          </table:table-cell>
          <table:table-cell table:style-name="ce125" table:formula="of:=IF(MID([.F121];6;1)&gt;MID([.F120];6;1);[.C120];[.C120]+1)" office:value-type="float" office:value="7">
            <text:p>007</text:p>
          </table:table-cell>
          <table:table-cell table:style-name="ce127" office:value-type="string">
            <text:p>DMS\Admin\Ontologies\Manage <text:s/>Taxonomy Tree\Create</text:p>
          </table:table-cell>
          <table:table-cell table:style-name="ce57" office:value-type="string">
            <text:p>Add new taxonomy when the action's name of taxonomy is blank</text:p>
          </table:table-cell>
          <table:table-cell table:style-name="ce43" office:value-type="string">
            <text:p>Step 1: Open form to add new taxonomy</text:p>
          </table:table-cell>
          <table:table-cell table:style-name="ce43" office:value-type="string">
            <text:p>- Go to ECM Administration-&gt; Manage Taxonomy Trees</text:p>
            <text:p>- Click on “Add Taxonomy Tree” button</text:p>
          </table:table-cell>
          <table:table-cell table:style-name="ce43" office:value-type="string">
            <text:p><text:s/>“Add Taxonomy Tree” form appears.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5">
          <table:table-cell table:style-name="ce116" table:formula="of:=IF(MID([.F122];6;1)&gt;MID([.F121];6;1);&quot;&quot;;MAX([.A$7:.A121])+1)">
            <text:p/>
          </table:table-cell>
          <table:table-cell table:style-name="ce46" office:value-type="string">
            <text:p>ADM_15_01</text:p>
          </table:table-cell>
          <table:table-cell table:style-name="ce125" table:formula="of:=IF(MID([.F122];6;1)&gt;MID([.F121];6;1);[.C121];[.C121]+1)" office:value-type="float" office:value="7">
            <text:p>007</text:p>
          </table:table-cell>
          <table:table-cell table:style-name="ce127" office:value-type="string">
            <text:p>DMS\Admin\Ontologies\Manage <text:s/>Taxonomy Tree\Create</text:p>
          </table:table-cell>
          <table:table-cell table:style-name="ce46" office:value-type="string">
            <text:p>Add new taxonomy when the action's name of taxonomy is blank</text:p>
          </table:table-cell>
          <table:table-cell table:style-name="ce43" office:value-type="string">
            <text:p>Step 2: Leave the action's name is empty</text:p>
          </table:table-cell>
          <table:table-cell table:style-name="ce43" office:value-type="string">
            <text:p>- Put the name, home path for taxonomy</text:p>
            <text:p>- Set permission for taxonomy</text:p>
            <text:p>- Click Add Action button</text:p>
            <text:p>- Do not put value in “Name” field</text:p>
            <text:p>- Click Save button</text:p>
          </table:table-cell>
          <table:table-cell table:style-name="ce43" office:value-type="string">
            <text:p>Show message alert that you must put the name of action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23];6;1)&gt;MID([.F122];6;1);&quot;&quot;;MAX([.A$7:.A122])+1)" office:value-type="float" office:value="38">
            <text:p>038</text:p>
          </table:table-cell>
          <table:table-cell table:style-name="ce46" office:value-type="string">
            <text:p>ADM_15_01</text:p>
          </table:table-cell>
          <table:table-cell table:style-name="ce125" table:formula="of:=IF(MID([.F123];6;1)&gt;MID([.F122];6;1);[.C122];[.C122]+1)" office:value-type="float" office:value="8">
            <text:p>008</text:p>
          </table:table-cell>
          <table:table-cell table:style-name="ce127" office:value-type="string">
            <text:p>DMS\Admin\Ontologies\Manage <text:s/>Taxonomy Tree\Create</text:p>
          </table:table-cell>
          <table:table-cell table:style-name="ce57" office:value-type="string">
            <text:p>Add new taxonomy when the action's name of taxonomy contain special characters</text:p>
          </table:table-cell>
          <table:table-cell table:style-name="ce43" office:value-type="string">
            <text:p>Step 1: Open form to add new taxonomy</text:p>
          </table:table-cell>
          <table:table-cell table:style-name="ce43" office:value-type="string">
            <text:p>- Go to ECM Administration-&gt; Manage Taxonomy Trees</text:p>
            <text:p>- Click on “Add Taxonomy Tree” button</text:p>
          </table:table-cell>
          <table:table-cell table:style-name="ce43" office:value-type="string">
            <text:p><text:s/>“Add Taxonomy Tree” form appears.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8">
          <table:table-cell table:style-name="ce116" table:formula="of:=IF(MID([.F124];6;1)&gt;MID([.F123];6;1);&quot;&quot;;MAX([.A$7:.A123])+1)">
            <text:p/>
          </table:table-cell>
          <table:table-cell table:style-name="ce46" office:value-type="string">
            <text:p>ADM_15_01</text:p>
          </table:table-cell>
          <table:table-cell table:style-name="ce125" table:formula="of:=IF(MID([.F124];6;1)&gt;MID([.F123];6;1);[.C123];[.C123]+1)" office:value-type="float" office:value="8">
            <text:p>008</text:p>
          </table:table-cell>
          <table:table-cell table:style-name="ce127" office:value-type="string">
            <text:p>DMS\Admin\Ontologies\Manage <text:s/>Taxonomy Tree\Create</text:p>
          </table:table-cell>
          <table:table-cell table:style-name="ce46" office:value-type="string">
            <text:p>Add new taxonomy when the action's name of taxonomy contain special characters</text:p>
          </table:table-cell>
          <table:table-cell table:style-name="ce43" office:value-type="string">
            <text:p>Step 2: Add action when the name of action contain special characters</text:p>
          </table:table-cell>
          <table:table-cell table:style-name="ce43" office:value-type="string">
            <text:p>- Put the name, home path for taxonomy</text:p>
            <text:p>- Set permission for taxonomy</text:p>
            <text:p>- Click Add Action button</text:p>
            <text:p>- Put some special characters in “Name” field like @,$,$,%</text:p>
            <text:p>- Click Save button</text:p>
          </table:table-cell>
          <table:table-cell table:style-name="ce43" office:value-type="string">
            <text:p>Show message alert that the action's name can not contain special characte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25];6;1)&gt;MID([.F124];6;1);&quot;&quot;;MAX([.A$7:.A124])+1)" office:value-type="float" office:value="39">
            <text:p>039</text:p>
          </table:table-cell>
          <table:table-cell table:style-name="ce46" office:value-type="string">
            <text:p>ADM_15_01</text:p>
          </table:table-cell>
          <table:table-cell table:style-name="ce125" table:formula="of:=IF(MID([.F125];6;1)&gt;MID([.F124];6;1);[.C124];[.C124]+1)" office:value-type="float" office:value="9">
            <text:p>009</text:p>
          </table:table-cell>
          <table:table-cell table:style-name="ce127" office:value-type="string">
            <text:p>DMS\Admin\Ontologies\Manage <text:s/>Taxonomy Tree\Create</text:p>
          </table:table-cell>
          <table:table-cell table:style-name="ce57" office:value-type="string">
            <text:p>Add action for taxonomy when do not select the target node</text:p>
          </table:table-cell>
          <table:table-cell table:style-name="ce43" office:value-type="string">
            <text:p>Step 1: Open form to add new taxonomy</text:p>
          </table:table-cell>
          <table:table-cell table:style-name="ce43" office:value-type="string">
            <text:p>- Go to ECM Administration-&gt; Manage Taxonomy Trees</text:p>
            <text:p>- Click on “Add Taxonomy Tree” button</text:p>
          </table:table-cell>
          <table:table-cell table:style-name="ce43" office:value-type="string">
            <text:p><text:s/>“Add Taxonomy Tree” form appears.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8">
          <table:table-cell table:style-name="ce116" table:formula="of:=IF(MID([.F126];6;1)&gt;MID([.F125];6;1);&quot;&quot;;MAX([.A$7:.A125])+1)">
            <text:p/>
          </table:table-cell>
          <table:table-cell table:style-name="ce46" office:value-type="string">
            <text:p>ADM_15_01</text:p>
          </table:table-cell>
          <table:table-cell table:style-name="ce125" table:formula="of:=IF(MID([.F126];6;1)&gt;MID([.F125];6;1);[.C125];[.C125]+1)" office:value-type="float" office:value="9">
            <text:p>009</text:p>
          </table:table-cell>
          <table:table-cell table:style-name="ce127" office:value-type="string">
            <text:p>DMS\Admin\Ontologies\Manage <text:s/>Taxonomy Tree\Create</text:p>
          </table:table-cell>
          <table:table-cell table:style-name="ce46" office:value-type="string">
            <text:p>Add action for taxonomy when do not select the target node</text:p>
          </table:table-cell>
          <table:table-cell table:style-name="ce43" office:value-type="string">
            <text:p>Step 2: Add action when the name of action contain special characters</text:p>
          </table:table-cell>
          <table:table-cell table:style-name="ce43" office:value-type="string">
            <text:p>- Put the name, home path for taxonomy</text:p>
            <text:p>- Set permission for taxonomy</text:p>
            <text:p>- Click Add Action button</text:p>
            <text:p>- Put the name of action</text:p>
            <text:p>- Do not select the target node</text:p>
            <text:p>- Click Save button</text:p>
          </table:table-cell>
          <table:table-cell table:style-name="ce43" office:value-type="string">
            <text:p>Show message alert that you must choose the target node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27];6;1)&gt;MID([.F126];6;1);&quot;&quot;;MAX([.A$7:.A126])+1)" office:value-type="float" office:value="40">
            <text:p>040</text:p>
          </table:table-cell>
          <table:table-cell table:style-name="ce46" office:value-type="string">
            <text:p>ADM_15_02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Ontologies\Manage <text:s/>Taxonomy Tree\Edit</text:p>
          </table:table-cell>
          <table:table-cell table:style-name="ce57" office:value-type="string">
            <text:p>Edit taxonomy</text:p>
          </table:table-cell>
          <table:table-cell table:style-name="ce43" office:value-type="string">
            <text:p>Step 1: Open form to edit category</text:p>
          </table:table-cell>
          <table:table-cell table:style-name="ce43" office:value-type="string">
            <text:p>- Go to ECM Administration-&gt; Manage Taxonomy Trees</text:p>
            <text:p>- Click “Edit” icon on corresponding taxonomy </text:p>
            <text:p><text:s/></text:p>
          </table:table-cell>
          <table:table-cell table:style-name="ce43" office:value-type="string">
            <text:p>Form to edit taxonomy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28];6;1)&gt;MID([.F127];6;1);&quot;&quot;;MAX([.A$7:.A127])+1)">
            <text:p/>
          </table:table-cell>
          <table:table-cell table:style-name="ce46" office:value-type="string">
            <text:p>ADM_15_02</text:p>
          </table:table-cell>
          <table:table-cell table:style-name="ce125" table:formula="of:=IF(VALUE(MID([.F128];6;FIND(&quot;:&quot;;[.F128];1)-FIND(&quot; &quot;;[.F128];1)-1))&gt;VALUE(MID([.F127];6;FIND(&quot;:&quot;;[.F127];1)-FIND(&quot; &quot;;[.F127];1)-1));[.C127];[.C127]+1)" office:value-type="float" office:value="1">
            <text:p>001</text:p>
          </table:table-cell>
          <table:table-cell table:style-name="ce127" office:value-type="string">
            <text:p>DMS\Admin\Ontologies\Manage <text:s/>Taxonomy Tree\Edit</text:p>
          </table:table-cell>
          <table:table-cell table:style-name="ce46" office:value-type="string">
            <text:p>Edit taxonomy</text:p>
          </table:table-cell>
          <table:table-cell table:style-name="ce43" office:value-type="string">
            <text:p>Step 2: Edit taxonomy</text:p>
          </table:table-cell>
          <table:table-cell table:style-name="ce43" office:value-type="string">
            <text:p>Change the information of this taxonomy or do action (copy/cut, delete) with categories in its</text:p>
          </table:table-cell>
          <table:table-cell table:style-name="ce43" office:value-type="string">
            <text:p>Actions are done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5">
          <table:table-cell table:style-name="ce116" table:formula="of:=IF(MID([.F129];6;1)&gt;MID([.F128];6;1);&quot;&quot;;MAX([.A$7:.A128])+1)" office:value-type="float" office:value="41">
            <text:p>041</text:p>
          </table:table-cell>
          <table:table-cell table:style-name="ce46" office:value-type="string">
            <text:p>ADM_15_03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Ontologies\Manage <text:s/>Taxonomy Tree\Delete</text:p>
          </table:table-cell>
          <table:table-cell table:style-name="ce57" office:value-type="string">
            <text:p>Delete Taxonomy Tree</text:p>
          </table:table-cell>
          <table:table-cell table:style-name="ce43" office:value-type="string">
            <text:p>Step 1: Delete taxonomy tree</text:p>
          </table:table-cell>
          <table:table-cell table:style-name="ce43" office:value-type="string">
            <text:p>- Go to ECM Administration-&gt; Manage Taxonomy Trees</text:p>
            <text:p>- Click “Delete” icon on corresponding taxonomy </text:p>
            <text:p>- Click OK on confirm message</text:p>
            <text:p><text:s/></text:p>
          </table:table-cell>
          <table:table-cell table:style-name="ce43" office:value-type="string">
            <text:p>Taxonomy tree is deleted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30];6;1)&gt;MID([.F129];6;1);&quot;&quot;;MAX([.A$7:.A129])+1)" office:value-type="float" office:value="42">
            <text:p>042</text:p>
          </table:table-cell>
          <table:table-cell table:style-name="ce46" office:value-type="string">
            <text:p>ADM_15_04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55" office:value-type="string">
            <text:p>Check the displaying of taxonomy in File Explorer/ System drive</text:p>
          </table:table-cell>
          <table:table-cell table:style-name="ce156" office:value-type="string">
            <text:p>Step 1: Create new taxonomy tree</text:p>
          </table:table-cell>
          <table:table-cell table:style-name="ce156" office:value-type="string">
            <text:p>Create new taxonomy tree</text:p>
          </table:table-cell>
          <table:table-cell table:style-name="ce162" office:value-type="string">
            <text:p>New taxonomy tree is create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31];6;1)&gt;MID([.F130];6;1);&quot;&quot;;MAX([.A$7:.A130])+1)">
            <text:p/>
          </table:table-cell>
          <table:table-cell table:style-name="ce46" office:value-type="string">
            <text:p>ADM_15_04</text:p>
          </table:table-cell>
          <table:table-cell table:style-name="ce125" table:formula="of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156" office:value-type="string">
            <text:p>Check the displaying of taxonomy in File Explorer/ System drive</text:p>
          </table:table-cell>
          <table:table-cell table:style-name="ce156" office:value-type="string">
            <text:p>Step 2: Check the displaying of taxonomy tree</text:p>
          </table:table-cell>
          <table:table-cell table:style-name="ce156" office:value-type="string">
            <text:p>- Go to File Explorer</text:p>
            <text:p>- Select 'System files' drive</text:p>
            <text:p>- Select the path that set at Home path of taxonomy tree</text:p>
          </table:table-cell>
          <table:table-cell table:style-name="ce162" office:value-type="string">
            <text:p>The taxonomy tree and it's child nodes are listed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32];6;1)&gt;MID([.F131];6;1);&quot;&quot;;MAX([.A$7:.A131])+1)" office:value-type="float" office:value="43">
            <text:p>043</text:p>
          </table:table-cell>
          <table:table-cell table:style-name="ce46" office:value-type="string">
            <text:p>ADM_15_04</text:p>
          </table:table-cell>
          <table:table-cell table:style-name="ce125" table:formula="of:=IF(VALUE(MID([.F132];6;FIND(&quot;:&quot;;[.F132];1)-FIND(&quot; &quot;;[.F132];1)-1))&gt;VALUE(MID([.F131];6;FIND(&quot;:&quot;;[.F131];1)-FIND(&quot; &quot;;[.F131];1)-1));[.C131];[.C131]+1)" office:value-type="float" office:value="2">
            <text:p>002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56" office:value-type="string">
            <text:p>Check the displaying of taxonomy when add category for node (document/uploaded file)</text:p>
          </table:table-cell>
          <table:table-cell table:style-name="ce156" office:value-type="string">
            <text:p>Step 1: Create new taxonomy tree</text:p>
          </table:table-cell>
          <table:table-cell table:style-name="ce156" office:value-type="string">
            <text:p>Create new taxonomy tree</text:p>
          </table:table-cell>
          <table:table-cell table:style-name="ce162" office:value-type="string">
            <text:p>New taxonomy tree is create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33];6;1)&gt;MID([.F132];6;1);&quot;&quot;;MAX([.A$7:.A132])+1)">
            <text:p/>
          </table:table-cell>
          <table:table-cell table:style-name="ce46" office:value-type="string">
            <text:p>ADM_15_04</text:p>
          </table:table-cell>
          <table:table-cell table:style-name="ce125" table:formula="of:=IF(VALUE(MID([.F133];6;FIND(&quot;:&quot;;[.F133];1)-FIND(&quot; &quot;;[.F133];1)-1))&gt;VALUE(MID([.F132];6;FIND(&quot;:&quot;;[.F132];1)-FIND(&quot; &quot;;[.F132];1)-1));[.C132];[.C132]+1)" office:value-type="float" office:value="2">
            <text:p>002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157" office:value-type="string">
            <text:p>Check the displaying of taxonomy when add category for node (document/uploaded file)</text:p>
          </table:table-cell>
          <table:table-cell table:style-name="ce157" office:value-type="string">
            <text:p>Step 2: Create node</text:p>
          </table:table-cell>
          <table:table-cell table:style-name="ce157" office:value-type="string">
            <text:p>Create a document or upload a file</text:p>
          </table:table-cell>
          <table:table-cell table:style-name="ce162" office:value-type="string">
            <text:p>Node is created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34];6;1)&gt;MID([.F133];6;1);&quot;&quot;;MAX([.A$7:.A133])+1)">
            <text:p/>
          </table:table-cell>
          <table:table-cell table:style-name="ce46" office:value-type="string">
            <text:p>ADM_15_04</text:p>
          </table:table-cell>
          <table:table-cell table:style-name="ce125" table:formula="of:=IF(VALUE(MID([.F134];6;FIND(&quot;:&quot;;[.F134];1)-FIND(&quot; &quot;;[.F134];1)-1))&gt;VALUE(MID([.F133];6;FIND(&quot;:&quot;;[.F133];1)-FIND(&quot; &quot;;[.F133];1)-1));[.C133];[.C133]+1)" office:value-type="float" office:value="2">
            <text:p>002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157" office:value-type="string">
            <text:p>Check the displaying of taxonomy when add category for node (document/uploaded file)</text:p>
          </table:table-cell>
          <table:table-cell table:style-name="ce157" office:value-type="string">
            <text:p>Step 3: Check the displaying of taxonomy </text:p>
          </table:table-cell>
          <table:table-cell table:style-name="ce157" office:value-type="string">
            <text:p>- Select 'Admin' tab</text:p>
            <text:p>- Click on Manage Categories Tree icon in action bar </text:p>
          </table:table-cell>
          <table:table-cell table:style-name="ce162" office:value-type="string">
            <text:p>The taxonomy is listed in list of Taxonomy Tree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5">
          <table:table-cell table:style-name="ce116" table:formula="of:=IF(MID([.F135];6;1)&gt;MID([.F134];6;1);&quot;&quot;;MAX([.A$7:.A134])+1)" office:value-type="float" office:value="44">
            <text:p>044</text:p>
          </table:table-cell>
          <table:table-cell table:style-name="ce46" office:value-type="string">
            <text:p>ADM_15_04</text:p>
          </table:table-cell>
          <table:table-cell table:style-name="ce125" table:formula="of:=IF(VALUE(MID([.F135];6;FIND(&quot;:&quot;;[.F135];1)-FIND(&quot; &quot;;[.F135];1)-1))&gt;VALUE(MID([.F134];6;FIND(&quot;:&quot;;[.F134];1)-FIND(&quot; &quot;;[.F134];1)-1));[.C134];[.C134]+1)" office:value-type="float" office:value="3">
            <text:p>003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56" office:value-type="string">
            <text:p>Check the displaying of taxonomy tree when user does not have permission to view when add category for node (document/uploaded file) </text:p>
          </table:table-cell>
          <table:table-cell table:style-name="ce156" office:value-type="string">
            <text:p>Step 1: Create new taxonomy tree</text:p>
          </table:table-cell>
          <table:table-cell table:style-name="ce156" office:value-type="string">
            <text:p>- Create new taxonomy tree</text:p>
            <text:p>- Set permission for this taxonomy tree that some users can not see it</text:p>
          </table:table-cell>
          <table:table-cell table:style-name="ce162" office:value-type="string">
            <text:p>New taxonomy tree is create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36];6;1)&gt;MID([.F135];6;1);&quot;&quot;;MAX([.A$7:.A135])+1)">
            <text:p/>
          </table:table-cell>
          <table:table-cell table:style-name="ce46" office:value-type="string">
            <text:p>ADM_15_04</text:p>
          </table:table-cell>
          <table:table-cell table:style-name="ce125" table:formula="of:=IF(VALUE(MID([.F136];6;FIND(&quot;:&quot;;[.F136];1)-FIND(&quot; &quot;;[.F136];1)-1))&gt;VALUE(MID([.F135];6;FIND(&quot;:&quot;;[.F135];1)-FIND(&quot; &quot;;[.F135];1)-1));[.C135];[.C135]+1)" office:value-type="float" office:value="3">
            <text:p>003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157" office:value-type="string">
            <text:p>Check the displaying of taxonomy tree when user does not have permission to view when add category for node (document/uploaded file) </text:p>
          </table:table-cell>
          <table:table-cell table:style-name="ce157" office:value-type="string">
            <text:p>Step 2: Create node</text:p>
          </table:table-cell>
          <table:table-cell table:style-name="ce157" office:value-type="string">
            <text:p>- Login by user who does not have permission to view this taxonomy above</text:p>
            <text:p>- Create a document or upload a file</text:p>
          </table:table-cell>
          <table:table-cell table:style-name="ce162" office:value-type="string">
            <text:p>Node is created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37];6;1)&gt;MID([.F136];6;1);&quot;&quot;;MAX([.A$7:.A136])+1)">
            <text:p/>
          </table:table-cell>
          <table:table-cell table:style-name="ce46" office:value-type="string">
            <text:p>ADM_15_04</text:p>
          </table:table-cell>
          <table:table-cell table:style-name="ce125" table:formula="of:=IF(VALUE(MID([.F137];6;FIND(&quot;:&quot;;[.F137];1)-FIND(&quot; &quot;;[.F137];1)-1))&gt;VALUE(MID([.F136];6;FIND(&quot;:&quot;;[.F136];1)-FIND(&quot; &quot;;[.F136];1)-1));[.C136];[.C136]+1)" office:value-type="float" office:value="3">
            <text:p>003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157" office:value-type="string">
            <text:p>Check the displaying of taxonomy tree when user does not have permission to view when add category for node (document/uploaded file) </text:p>
          </table:table-cell>
          <table:table-cell table:style-name="ce157" office:value-type="string">
            <text:p>Step 3: Check the displaying of taxonomy </text:p>
          </table:table-cell>
          <table:table-cell table:style-name="ce157" office:value-type="string">
            <text:p>- Select 'Admin' tab</text:p>
            <text:p>- Click on Manage Categories Tree icon in action bar </text:p>
          </table:table-cell>
          <table:table-cell table:style-name="ce163"/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5">
          <table:table-cell table:style-name="ce116" table:formula="of:=IF(MID([.F138];6;1)&gt;MID([.F137];6;1);&quot;&quot;;MAX([.A$7:.A137])+1)" office:value-type="float" office:value="45">
            <text:p>045</text:p>
          </table:table-cell>
          <table:table-cell table:style-name="ce46" office:value-type="string">
            <text:p>ADM_15_04</text:p>
          </table:table-cell>
          <table:table-cell table:style-name="ce125" table:formula="of:=IF(VALUE(MID([.F138];6;FIND(&quot;:&quot;;[.F138];1)-FIND(&quot; &quot;;[.F138];1)-1))&gt;VALUE(MID([.F137];6;FIND(&quot;:&quot;;[.F137];1)-FIND(&quot; &quot;;[.F137];1)-1));[.C137];[.C137]+1)" office:value-type="float" office:value="4">
            <text:p>004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56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156" office:value-type="string">
            <text:p>Step 1: Create new taxonomy tree</text:p>
          </table:table-cell>
          <table:table-cell table:style-name="ce156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162" office:value-type="string">
            <text:p>New taxonomy tree is create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39];6;1)&gt;MID([.F138];6;1);&quot;&quot;;MAX([.A$7:.A138])+1)">
            <text:p/>
          </table:table-cell>
          <table:table-cell table:style-name="ce46" office:value-type="string">
            <text:p>ADM_15_04</text:p>
          </table:table-cell>
          <table:table-cell table:style-name="ce125" table:formula="of:=IF(VALUE(MID([.F139];6;FIND(&quot;:&quot;;[.F139];1)-FIND(&quot; &quot;;[.F139];1)-1))&gt;VALUE(MID([.F138];6;FIND(&quot;:&quot;;[.F138];1)-FIND(&quot; &quot;;[.F138];1)-1));[.C138];[.C138]+1)" office:value-type="float" office:value="4">
            <text:p>004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157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157" office:value-type="string">
            <text:p>Step 2: Create node</text:p>
          </table:table-cell>
          <table:table-cell table:style-name="ce157" office:value-type="string">
            <text:p>- Login by user who does not have permission to view this taxonomy above</text:p>
            <text:p>- Create a document or upload a file</text:p>
          </table:table-cell>
          <table:table-cell table:style-name="ce162" office:value-type="string">
            <text:p>Node is created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40];6;1)&gt;MID([.F139];6;1);&quot;&quot;;MAX([.A$7:.A139])+1)">
            <text:p/>
          </table:table-cell>
          <table:table-cell table:style-name="ce46" office:value-type="string">
            <text:p>ADM_15_04</text:p>
          </table:table-cell>
          <table:table-cell table:style-name="ce125" table:formula="of:=IF(VALUE(MID([.F140];6;FIND(&quot;:&quot;;[.F140];1)-FIND(&quot; &quot;;[.F140];1)-1))&gt;VALUE(MID([.F139];6;FIND(&quot;:&quot;;[.F139];1)-FIND(&quot; &quot;;[.F139];1)-1));[.C139];[.C139]+1)" office:value-type="float" office:value="4">
            <text:p>004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157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157" office:value-type="string">
            <text:p>Step 3: Check the displaying of taxonomy </text:p>
          </table:table-cell>
          <table:table-cell table:style-name="ce157" office:value-type="string">
            <text:p>- Select 'Admin' tab</text:p>
            <text:p>- Click on Manage Categories Tree icon in action bar </text:p>
          </table:table-cell>
          <table:table-cell table:style-name="ce163"/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41];6;1)&gt;MID([.F140];6;1);&quot;&quot;;MAX([.A$7:.A140])+1)" office:value-type="float" office:value="46">
            <text:p>046</text:p>
          </table:table-cell>
          <table:table-cell table:style-name="ce46" office:value-type="string">
            <text:p>ADM_15_04</text:p>
          </table:table-cell>
          <table:table-cell table:style-name="ce125" table:formula="of:=IF(VALUE(MID([.F141];6;FIND(&quot;:&quot;;[.F141];1)-FIND(&quot; &quot;;[.F141];1)-1))&gt;VALUE(MID([.F140];6;FIND(&quot;:&quot;;[.F140];1)-FIND(&quot; &quot;;[.F140];1)-1));[.C140];[.C140]+1)" office:value-type="float" office:value="5">
            <text:p>005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56" office:value-type="string">
            <text:p>Check the displaying of taxonomy in File Explorer while creating document or uploading file</text:p>
          </table:table-cell>
          <table:table-cell table:style-name="ce156" office:value-type="string">
            <text:p>Step 1: Create new taxonomy tree</text:p>
          </table:table-cell>
          <table:table-cell table:style-name="ce156" office:value-type="string">
            <text:p>Create new taxonomy tree</text:p>
          </table:table-cell>
          <table:table-cell table:style-name="ce162" office:value-type="string">
            <text:p>New taxonomy tree is create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42];6;1)&gt;MID([.F141];6;1);&quot;&quot;;MAX([.A$7:.A141])+1)">
            <text:p/>
          </table:table-cell>
          <table:table-cell table:style-name="ce46" office:value-type="string">
            <text:p>ADM_15_04</text:p>
          </table:table-cell>
          <table:table-cell table:style-name="ce125" table:formula="of:=IF(VALUE(MID([.F142];6;FIND(&quot;:&quot;;[.F142];1)-FIND(&quot; &quot;;[.F142];1)-1))&gt;VALUE(MID([.F141];6;FIND(&quot;:&quot;;[.F141];1)-FIND(&quot; &quot;;[.F141];1)-1));[.C141];[.C141]+1)" office:value-type="float" office:value="5">
            <text:p>005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157" office:value-type="string">
            <text:p>Check the displaying of taxonomy in File Explorer while creating document or uploading file</text:p>
          </table:table-cell>
          <table:table-cell table:style-name="ce157" office:value-type="string">
            <text:p>Step 2: Check the displaying of taxonomy in File Explorer</text:p>
          </table:table-cell>
          <table:table-cell table:style-name="ce157" office:value-type="string">
            <text:p>- Go to File Explorer</text:p>
            <text:p>- Create a new document (except Article) or upload a file</text:p>
            <text:p>- Click on 'Add Taxonomy' icon</text:p>
          </table:table-cell>
          <table:table-cell table:style-name="ce162" office:value-type="string">
            <text:p>All category that created in Manage Taxonomy are listed 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43];6;1)&gt;MID([.F142];6;1);&quot;&quot;;MAX([.A$7:.A142])+1)" office:value-type="float" office:value="47">
            <text:p>047</text:p>
          </table:table-cell>
          <table:table-cell table:style-name="ce46" office:value-type="string">
            <text:p>ADM_15_04</text:p>
          </table:table-cell>
          <table:table-cell table:style-name="ce125"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56" office:value-type="string">
            <text:p>Check the displaying of taxonomy when creating drive </text:p>
          </table:table-cell>
          <table:table-cell table:style-name="ce156" office:value-type="string">
            <text:p>Step 1: Create new taxonomy tree</text:p>
          </table:table-cell>
          <table:table-cell table:style-name="ce156" office:value-type="string">
            <text:p>Create new taxonomy tree</text:p>
          </table:table-cell>
          <table:table-cell table:style-name="ce162" office:value-type="string">
            <text:p>New taxonomy tree is create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44];6;1)&gt;MID([.F143];6;1);&quot;&quot;;MAX([.A$7:.A143])+1)">
            <text:p/>
          </table:table-cell>
          <table:table-cell table:style-name="ce46" office:value-type="string">
            <text:p>ADM_15_04</text:p>
          </table:table-cell>
          <table:table-cell table:style-name="ce125"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157" office:value-type="string">
            <text:p>Check the displaying of taxonomy when creating drive </text:p>
          </table:table-cell>
          <table:table-cell table:style-name="ce157" office:value-type="string">
            <text:p>Step 2: Open form to add new drive</text:p>
          </table:table-cell>
          <table:table-cell table:style-name="ce157" office:value-type="string">
            <text:p>- Login by user is in member/platform/administrator </text:p>
            <text:p>- Go to Manage Drive</text:p>
            <text:p>- Click 'Add Drive' button</text:p>
          </table:table-cell>
          <table:table-cell table:style-name="ce162" office:value-type="string">
            <text:p>A form to add drive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45];6;1)&gt;MID([.F144];6;1);&quot;&quot;;MAX([.A$7:.A144])+1)">
            <text:p/>
          </table:table-cell>
          <table:table-cell table:style-name="ce46" office:value-type="string">
            <text:p>ADM_15_04</text:p>
          </table:table-cell>
          <table:table-cell table:style-name="ce125"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157" office:value-type="string">
            <text:p>Check the displaying of taxonomy when creating drive </text:p>
          </table:table-cell>
          <table:table-cell table:style-name="ce157" office:value-type="string">
            <text:p>Step 3: Add new drive with the root path is taxonomy above</text:p>
          </table:table-cell>
          <table:table-cell table:style-name="ce157" office:value-type="string">
            <text:p>- In form to add drive, select workspace is: system</text:p>
            <text:p>- Click icon to add Home path for drive</text:p>
            <text:p/>
          </table:table-cell>
          <table:table-cell table:style-name="ce162" office:value-type="string">
            <text:p>All category that created in Manage Taxonomy are listed 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46];6;1)&gt;MID([.F145];6;1);&quot;&quot;;MAX([.A$7:.A145])+1)" office:value-type="float" office:value="48">
            <text:p>048</text:p>
          </table:table-cell>
          <table:table-cell table:style-name="ce46" office:value-type="string">
            <text:p>ADM_15_04</text:p>
          </table:table-cell>
          <table:table-cell table:style-name="ce125" table:formula="of:=IF(VALUE(MID([.F146];6;FIND(&quot;:&quot;;[.F146];1)-FIND(&quot; &quot;;[.F146];1)-1))&gt;VALUE(MID([.F145];6;FIND(&quot;:&quot;;[.F145];1)-FIND(&quot; &quot;;[.F145];1)-1));[.C145];[.C145]+1)" office:value-type="float" office:value="7">
            <text:p>007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56" office:value-type="string">
            <text:p>Check the displaying of taxonomy when configuration for Content Browser</text:p>
          </table:table-cell>
          <table:table-cell table:style-name="ce156" office:value-type="string">
            <text:p>Step 1: Create new taxonomy tree</text:p>
          </table:table-cell>
          <table:table-cell table:style-name="ce156" office:value-type="string">
            <text:p>Create new taxonomy tree</text:p>
          </table:table-cell>
          <table:table-cell table:style-name="ce162" office:value-type="string">
            <text:p>New taxonomy tree is create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5">
          <table:table-cell table:style-name="ce116" table:formula="of:=IF(MID([.F147];6;1)&gt;MID([.F146];6;1);&quot;&quot;;MAX([.A$7:.A146])+1)">
            <text:p/>
          </table:table-cell>
          <table:table-cell table:style-name="ce46" office:value-type="string">
            <text:p>ADM_15_04</text:p>
          </table:table-cell>
          <table:table-cell table:style-name="ce125"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157" office:value-type="string">
            <text:p>Check the displaying of taxonomy when configuration for Content Browser</text:p>
          </table:table-cell>
          <table:table-cell table:style-name="ce157" office:value-type="string">
            <text:p>Step 2: Open form to configuration</text:p>
          </table:table-cell>
          <table:table-cell table:style-name="ce43" office:value-type="string"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62" office:value-type="string">
            <text:p>All category that created in Manage Taxonomy are listed 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48];6;1)&gt;MID([.F147];6;1);&quot;&quot;;MAX([.A$7:.A147])+1)" office:value-type="float" office:value="49">
            <text:p>049</text:p>
          </table:table-cell>
          <table:table-cell table:style-name="ce46" office:value-type="string">
            <text:p>ADM_15_04</text:p>
          </table:table-cell>
          <table:table-cell table:style-name="ce125" table:formula="of:=IF(VALUE(MID([.F148];6;FIND(&quot;:&quot;;[.F148];1)-FIND(&quot; &quot;;[.F148];1)-1))&gt;VALUE(MID([.F147];6;FIND(&quot;:&quot;;[.F147];1)-FIND(&quot; &quot;;[.F147];1)-1));[.C147];[.C147]+1)" office:value-type="float" office:value="8">
            <text:p>008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56" office:value-type="string">
            <text:p>Check the displaying of taxonomy when user does not have permission to view while configuration for Content Browser </text:p>
          </table:table-cell>
          <table:table-cell table:style-name="ce156" office:value-type="string">
            <text:p>Step 1: Create new taxonomy tree</text:p>
          </table:table-cell>
          <table:table-cell table:style-name="ce156" office:value-type="string">
            <text:p>- Create new taxonomy tree</text:p>
            <text:p>- Set permission for this taxonomy tree that some users can not see it</text:p>
          </table:table-cell>
          <table:table-cell table:style-name="ce162" office:value-type="string">
            <text:p>New taxonomy tree is create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6">
          <table:table-cell table:style-name="ce116" table:formula="of:=IF(MID([.F149];6;1)&gt;MID([.F148];6;1);&quot;&quot;;MAX([.A$7:.A148])+1)">
            <text:p/>
          </table:table-cell>
          <table:table-cell table:style-name="ce46" office:value-type="string">
            <text:p>ADM_15_04</text:p>
          </table:table-cell>
          <table:table-cell table:style-name="ce125"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157" office:value-type="string">
            <text:p>Check the displaying of taxonomy when user does not have permission to view while configuration for Content Browser </text:p>
          </table:table-cell>
          <table:table-cell table:style-name="ce157" office:value-type="string">
            <text:p>Step 2: Open form to configuration</text:p>
          </table:table-cell>
          <table:table-cell table:style-name="ce43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63"/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150];6;1)&gt;MID([.F149];6;1);&quot;&quot;;MAX([.A$7:.A149])+1)" office:value-type="float" office:value="50">
            <text:p>050</text:p>
          </table:table-cell>
          <table:table-cell table:style-name="ce46" office:value-type="string">
            <text:p>ADM_15_04</text:p>
          </table:table-cell>
          <table:table-cell table:style-name="ce125" table:formula="of:=IF(VALUE(MID([.F150];6;FIND(&quot;:&quot;;[.F150];1)-FIND(&quot; &quot;;[.F150];1)-1))&gt;VALUE(MID([.F149];6;FIND(&quot;:&quot;;[.F149];1)-FIND(&quot; &quot;;[.F149];1)-1));[.C149];[.C149]+1)" office:value-type="float" office:value="9">
            <text:p>009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56" office:value-type="string">
            <text:p>Check the displaying of taxonomy when configuration for Content Browser in case user does not have permission to view category in tree</text:p>
          </table:table-cell>
          <table:table-cell table:style-name="ce156" office:value-type="string">
            <text:p>Step 1: Create new taxonomy tree</text:p>
          </table:table-cell>
          <table:table-cell table:style-name="ce156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162" office:value-type="string">
            <text:p>New taxonomy tree is create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6">
          <table:table-cell table:style-name="ce116" table:formula="of:=IF(MID([.F151];6;1)&gt;MID([.F150];6;1);&quot;&quot;;MAX([.A$7:.A150])+1)">
            <text:p/>
          </table:table-cell>
          <table:table-cell table:style-name="ce46" office:value-type="string">
            <text:p>ADM_15_04</text:p>
          </table:table-cell>
          <table:table-cell table:style-name="ce125"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157" office:value-type="string">
            <text:p>Check the displaying of taxonomy when configuration for Content Browser in case user does not have permission to view category in tree</text:p>
          </table:table-cell>
          <table:table-cell table:style-name="ce157" office:value-type="string">
            <text:p>Step 2: Open form to configuration</text:p>
          </table:table-cell>
          <table:table-cell table:style-name="ce43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63"/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52];6;1)&gt;MID([.F151];6;1);&quot;&quot;;MAX([.A$7:.A151])+1)" office:value-type="float" office:value="51">
            <text:p>051</text:p>
          </table:table-cell>
          <table:table-cell table:style-name="ce46" office:value-type="string">
            <text:p>ADM_15_04</text:p>
          </table:table-cell>
          <table:table-cell table:style-name="ce125" table:formula="of:=IF(VALUE(MID([.F152];6;FIND(&quot;:&quot;;[.F152];1)-FIND(&quot; &quot;;[.F152];1)-1))&gt;VALUE(MID([.F151];6;FIND(&quot;:&quot;;[.F151];1)-FIND(&quot; &quot;;[.F151];1)-1));[.C151];[.C151]+1)" office:value-type="float" office:value="10">
            <text:p>010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56" office:value-type="string">
            <text:p>Check the displaying of taxonomy when do advanced search using category</text:p>
          </table:table-cell>
          <table:table-cell table:style-name="ce156" office:value-type="string">
            <text:p>Step 1: Create new taxonomy tree</text:p>
          </table:table-cell>
          <table:table-cell table:style-name="ce156" office:value-type="string">
            <text:p>Create new taxonomy tree</text:p>
          </table:table-cell>
          <table:table-cell table:style-name="ce162" office:value-type="string">
            <text:p>New taxonomy tree is create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5">
          <table:table-cell table:style-name="ce116" table:formula="of:=IF(MID([.F153];6;1)&gt;MID([.F152];6;1);&quot;&quot;;MAX([.A$7:.A152])+1)">
            <text:p/>
          </table:table-cell>
          <table:table-cell table:style-name="ce46" office:value-type="string">
            <text:p>ADM_15_04</text:p>
          </table:table-cell>
          <table:table-cell table:style-name="ce125" table:formula="of:=IF(VALUE(MID([.F153];6;FIND(&quot;:&quot;;[.F153];1)-FIND(&quot; &quot;;[.F153];1)-1))&gt;VALUE(MID([.F152];6;FIND(&quot;:&quot;;[.F152];1)-FIND(&quot; &quot;;[.F152];1)-1));[.C152];[.C152]+1)" office:value-type="float" office:value="10">
            <text:p>010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157" office:value-type="string">
            <text:p>Check the displaying of taxonomy when do advanced search using category</text:p>
          </table:table-cell>
          <table:table-cell table:style-name="ce43" office:value-type="string">
            <text:p>Step 2: Open form to do advanced search</text:p>
          </table:table-cell>
          <table:table-cell table:style-name="ce43" office:value-type="string">
            <text:p>- Go to File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43" office:value-type="string">
            <text:p>Form to search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54];6;1)&gt;MID([.F153];6;1);&quot;&quot;;MAX([.A$7:.A153])+1)">
            <text:p/>
          </table:table-cell>
          <table:table-cell table:style-name="ce46" office:value-type="string">
            <text:p>ADM_15_04</text:p>
          </table:table-cell>
          <table:table-cell table:style-name="ce125" table:formula="of:=IF(VALUE(MID([.F154];6;FIND(&quot;:&quot;;[.F154];1)-FIND(&quot; &quot;;[.F154];1)-1))&gt;VALUE(MID([.F153];6;FIND(&quot;:&quot;;[.F153];1)-FIND(&quot; &quot;;[.F153];1)-1));[.C153];[.C153]+1)" office:value-type="float" office:value="10">
            <text:p>010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157" office:value-type="string">
            <text:p>Check the displaying of taxonomy when do advanced search using category</text:p>
          </table:table-cell>
          <table:table-cell table:style-name="ce43" office:value-type="string">
            <text:p>Step 3: Check the displaying of taxonomy </text:p>
          </table:table-cell>
          <table:table-cell table:style-name="ce43" office:value-type="string">
            <text:p>- Tick on the sixth check-box</text:p>
            <text:p>- Click on “Add Category” icon</text:p>
          </table:table-cell>
          <table:table-cell table:style-name="ce43" office:value-type="string">
            <text:p>All taxonomy tree and its child nodes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155];6;1)&gt;MID([.F154];6;1);&quot;&quot;;MAX([.A$7:.A154])+1)" office:value-type="float" office:value="52">
            <text:p>052</text:p>
          </table:table-cell>
          <table:table-cell table:style-name="ce46" office:value-type="string">
            <text:p>ADM_15_04</text:p>
          </table:table-cell>
          <table:table-cell table:style-name="ce125" table:formula="of:=IF(VALUE(MID([.F155];6;FIND(&quot;:&quot;;[.F155];1)-FIND(&quot; &quot;;[.F155];1)-1))&gt;VALUE(MID([.F154];6;FIND(&quot;:&quot;;[.F154];1)-FIND(&quot; &quot;;[.F154];1)-1));[.C154];[.C154]+1)" office:value-type="float" office:value="11">
            <text:p>011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56" office:value-type="string">
            <text:p>Check the displaying of taxonomy when do advanced search using category in case user does not have permission to view taxonomy tree</text:p>
          </table:table-cell>
          <table:table-cell table:style-name="ce156" office:value-type="string">
            <text:p>Step 1: Create new taxonomy tree</text:p>
          </table:table-cell>
          <table:table-cell table:style-name="ce156" office:value-type="string">
            <text:p>- Create new taxonomy tree</text:p>
            <text:p>- Set permission for this taxonomy tree that some users can not see it</text:p>
          </table:table-cell>
          <table:table-cell table:style-name="ce162" office:value-type="string">
            <text:p>New taxonomy tree is create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6">
          <table:table-cell table:style-name="ce116" table:formula="of:=IF(MID([.F156];6;1)&gt;MID([.F155];6;1);&quot;&quot;;MAX([.A$7:.A155])+1)">
            <text:p/>
          </table:table-cell>
          <table:table-cell table:style-name="ce46" office:value-type="string">
            <text:p>ADM_15_04</text:p>
          </table:table-cell>
          <table:table-cell table:style-name="ce125" table:formula="of:=IF(VALUE(MID([.F156];6;FIND(&quot;:&quot;;[.F156];1)-FIND(&quot; &quot;;[.F156];1)-1))&gt;VALUE(MID([.F155];6;FIND(&quot;:&quot;;[.F155];1)-FIND(&quot; &quot;;[.F155];1)-1));[.C155];[.C155]+1)" office:value-type="float" office:value="11">
            <text:p>011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157" office:value-type="string">
            <text:p>Check the displaying of taxonomy when do advanced search using category in case user does not have permission to view taxonomy tree</text:p>
          </table:table-cell>
          <table:table-cell table:style-name="ce43" office:value-type="string">
            <text:p>Step 2: Open form to do advanced search</text:p>
          </table:table-cell>
          <table:table-cell table:style-name="ce43" office:value-type="string">
            <text:p>- Login by user who does not have permission to view taxonomy tree above</text:p>
            <text:p>- Go to File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43" office:value-type="string">
            <text:p>Form to search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157];6;1)&gt;MID([.F156];6;1);&quot;&quot;;MAX([.A$7:.A156])+1)">
            <text:p/>
          </table:table-cell>
          <table:table-cell table:style-name="ce46" office:value-type="string">
            <text:p>ADM_15_04</text:p>
          </table:table-cell>
          <table:table-cell table:style-name="ce125"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157" office:value-type="string">
            <text:p>Check the displaying of taxonomy when do advanced search using category in case user does not have permission to view taxonomy tree</text:p>
          </table:table-cell>
          <table:table-cell table:style-name="ce43" office:value-type="string">
            <text:p>Step 3: Check the displaying of taxonomy </text:p>
          </table:table-cell>
          <table:table-cell table:style-name="ce43" office:value-type="string">
            <text:p>- Tick on the sixth check-box</text:p>
            <text:p>- Click on “Add Category” icon</text:p>
          </table:table-cell>
          <table:table-cell table:style-name="ce164"/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5">
          <table:table-cell table:style-name="ce116" table:formula="of:=IF(MID([.F158];6;1)&gt;MID([.F157];6;1);&quot;&quot;;MAX([.A$7:.A157])+1)" office:value-type="float" office:value="53">
            <text:p>053</text:p>
          </table:table-cell>
          <table:table-cell table:style-name="ce46" office:value-type="string">
            <text:p>ADM_15_04</text:p>
          </table:table-cell>
          <table:table-cell table:style-name="ce125" table:formula="of:=IF(VALUE(MID([.F158];6;FIND(&quot;:&quot;;[.F158];1)-FIND(&quot; &quot;;[.F158];1)-1))&gt;VALUE(MID([.F157];6;FIND(&quot;:&quot;;[.F157];1)-FIND(&quot; &quot;;[.F157];1)-1));[.C157];[.C157]+1)" office:value-type="float" office:value="12">
            <text:p>012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56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156" office:value-type="string">
            <text:p>Step 1: Create new taxonomy tree</text:p>
          </table:table-cell>
          <table:table-cell table:style-name="ce156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162" office:value-type="string">
            <text:p>New taxonomy tree is create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6">
          <table:table-cell table:style-name="ce116" table:formula="of:=IF(MID([.F159];6;1)&gt;MID([.F158];6;1);&quot;&quot;;MAX([.A$7:.A158])+1)">
            <text:p/>
          </table:table-cell>
          <table:table-cell table:style-name="ce46" office:value-type="string">
            <text:p>ADM_15_04</text:p>
          </table:table-cell>
          <table:table-cell table:style-name="ce125"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157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43" office:value-type="string">
            <text:p>Step 2: Open form to do advanced search</text:p>
          </table:table-cell>
          <table:table-cell table:style-name="ce43" office:value-type="string">
            <text:p>- Login by user who does not have permission to view taxonomy tree above</text:p>
            <text:p>- Go to File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43" office:value-type="string">
            <text:p>Form to search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5">
          <table:table-cell table:style-name="ce116" table:formula="of:=IF(MID([.F160];6;1)&gt;MID([.F159];6;1);&quot;&quot;;MAX([.A$7:.A159])+1)">
            <text:p/>
          </table:table-cell>
          <table:table-cell table:style-name="ce46" office:value-type="string">
            <text:p>ADM_15_04</text:p>
          </table:table-cell>
          <table:table-cell table:style-name="ce125"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table:style-name="ce127" office:value-type="string">
            <text:p>DMS\Admin\Ontologies\Manage <text:s/>Taxonomy Tree\Display</text:p>
          </table:table-cell>
          <table:table-cell table:style-name="ce157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43" office:value-type="string">
            <text:p>Step 3: Check the displaying of taxonomy </text:p>
          </table:table-cell>
          <table:table-cell table:style-name="ce43" office:value-type="string">
            <text:p>- Tick on the sixth check-box</text:p>
            <text:p>- Click on “Add Category” icon</text:p>
          </table:table-cell>
          <table:table-cell table:style-name="ce164"/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161];6;1)&gt;MID([.F160];6;1);&quot;&quot;;MAX([.A$7:.A160])+1)" office:value-type="float" office:value="54">
            <text:p>054</text:p>
          </table:table-cell>
          <table:table-cell table:style-name="ce46" office:value-type="string">
            <text:p>ADM_15_05_01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Ontologies\Manage <text:s/>Taxonomy Tree\Taxonomy\Create</text:p>
          </table:table-cell>
          <table:table-cell table:style-name="ce55" office:value-type="string">
            <text:p>Add category in taxonomy tree when put valid data into name field</text:p>
          </table:table-cell>
          <table:table-cell table:style-name="ce156" office:value-type="string">
            <text:p>Step 1: Create new taxonomy tree</text:p>
          </table:table-cell>
          <table:table-cell table:style-name="ce156" office:value-type="string">
            <text:p>- Go to ECM Administration</text:p>
            <text:p>- Select Ontologies</text:p>
            <text:p>- Select Manage Taxonomy Tree</text:p>
            <text:p>- Create new taxonomy tree</text:p>
          </table:table-cell>
          <table:table-cell table:style-name="ce162" office:value-type="string">
            <text:p>New taxonomy tree is create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162];6;1)&gt;MID([.F161];6;1);&quot;&quot;;MAX([.A$7:.A161])+1)">
            <text:p/>
          </table:table-cell>
          <table:table-cell table:style-name="ce46" office:value-type="string">
            <text:p>ADM_15_05_01</text:p>
          </table:table-cell>
          <table:table-cell table:style-name="ce125" table:formula="of:=IF(VALUE(MID([.F162];6;FIND(&quot;:&quot;;[.F162];1)-FIND(&quot; &quot;;[.F162];1)-1))&gt;VALUE(MID([.F161];6;FIND(&quot;:&quot;;[.F161];1)-FIND(&quot; &quot;;[.F161];1)-1));[.C161];[.C161]+1)" office:value-type="float" office:value="1">
            <text:p>001</text:p>
          </table:table-cell>
          <table:table-cell table:style-name="ce127" office:value-type="string">
            <text:p>DMS\Admin\Ontologies\Manage <text:s/>Taxonomy Tree\Taxonomy\Create</text:p>
          </table:table-cell>
          <table:table-cell table:style-name="ce156" office:value-type="string">
            <text:p>Add taxonomy when put valid data into name field</text:p>
          </table:table-cell>
          <table:table-cell table:style-name="ce156" office:value-type="string">
            <text:p>Step 2: Open form to add category</text:p>
          </table:table-cell>
          <table:table-cell table:style-name="ce156" office:value-type="string">
            <text:p>- Click edit icon corresponding with taxonomy tree you want to edit</text:p>
            <text:p>- Select the path to add category in the left <text:s/>pane</text:p>
            <text:p>- Click 'Add' icon</text:p>
          </table:table-cell>
          <table:table-cell table:style-name="ce162" office:value-type="string">
            <text:p><text:s/>'Edit Taxonomy tree' pop-up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63];6;1)&gt;MID([.F162];6;1);&quot;&quot;;MAX([.A$7:.A162])+1)">
            <text:p/>
          </table:table-cell>
          <table:table-cell table:style-name="ce46" office:value-type="string">
            <text:p>ADM_15_05_01</text:p>
          </table:table-cell>
          <table:table-cell table:style-name="ce125" table:formula="of:=IF(VALUE(MID([.F163];6;FIND(&quot;:&quot;;[.F163];1)-FIND(&quot; &quot;;[.F163];1)-1))&gt;VALUE(MID([.F162];6;FIND(&quot;:&quot;;[.F162];1)-FIND(&quot; &quot;;[.F162];1)-1));[.C162];[.C162]+1)" office:value-type="float" office:value="1">
            <text:p>001</text:p>
          </table:table-cell>
          <table:table-cell table:style-name="ce127" office:value-type="string">
            <text:p>DMS\Admin\Ontologies\Manage <text:s/>Taxonomy Tree\Taxonomy\Create</text:p>
          </table:table-cell>
          <table:table-cell table:style-name="ce156" office:value-type="string">
            <text:p>Add taxonomy when put valid data into name field</text:p>
          </table:table-cell>
          <table:table-cell table:style-name="ce156" office:value-type="string">
            <text:p>Step 3: Add taxonomy</text:p>
          </table:table-cell>
          <table:table-cell table:style-name="ce156" office:value-type="string">
            <text:p>- <text:s/>Put valid data into 'Taxonomy Name ' field</text:p>
            <text:p>- Click ''Save'' button</text:p>
          </table:table-cell>
          <table:table-cell table:style-name="ce162" office:value-type="string">
            <text:p>A new taxonomy is added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164];6;1)&gt;MID([.F163];6;1);&quot;&quot;;MAX([.A$7:.A163])+1)" office:value-type="float" office:value="55">
            <text:p>055</text:p>
          </table:table-cell>
          <table:table-cell table:style-name="ce46" office:value-type="string">
            <text:p>ADM_15_05_01</text:p>
          </table:table-cell>
          <table:table-cell table:style-name="ce125" table:formula="of:=IF(VALUE(MID([.F164];6;FIND(&quot;:&quot;;[.F164];1)-FIND(&quot; &quot;;[.F164];1)-1))&gt;VALUE(MID([.F163];6;FIND(&quot;:&quot;;[.F163];1)-FIND(&quot; &quot;;[.F163];1)-1));[.C163];[.C163]+1)" office:value-type="float" office:value="2">
            <text:p>002</text:p>
          </table:table-cell>
          <table:table-cell table:style-name="ce127" office:value-type="string">
            <text:p>DMS\Admin\Ontologies\Manage <text:s/>Taxonomy Tree\Taxonomy\Create</text:p>
          </table:table-cell>
          <table:table-cell table:style-name="ce55" office:value-type="string">
            <text:p>Add taxonomy when name field is blank</text:p>
          </table:table-cell>
          <table:table-cell table:style-name="ce156" office:value-type="string">
            <text:p>Step 1: Create new taxonomy tree</text:p>
          </table:table-cell>
          <table:table-cell table:style-name="ce156" office:value-type="string">
            <text:p>- Go to ECM Administration</text:p>
            <text:p>- Select Ontologies</text:p>
            <text:p>- Select Manage Taxonomy Tree</text:p>
            <text:p>- Create new taxonomy tree</text:p>
          </table:table-cell>
          <table:table-cell table:style-name="ce162" office:value-type="string">
            <text:p>New taxonomy tree is create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165];6;1)&gt;MID([.F164];6;1);&quot;&quot;;MAX([.A$7:.A164])+1)">
            <text:p/>
          </table:table-cell>
          <table:table-cell table:style-name="ce46" office:value-type="string">
            <text:p>ADM_15_05_01</text:p>
          </table:table-cell>
          <table:table-cell table:style-name="ce125" table:formula="of:=IF(VALUE(MID([.F165];6;FIND(&quot;:&quot;;[.F165];1)-FIND(&quot; &quot;;[.F165];1)-1))&gt;VALUE(MID([.F164];6;FIND(&quot;:&quot;;[.F164];1)-FIND(&quot; &quot;;[.F164];1)-1));[.C164];[.C164]+1)" office:value-type="float" office:value="2">
            <text:p>002</text:p>
          </table:table-cell>
          <table:table-cell table:style-name="ce127" office:value-type="string">
            <text:p>DMS\Admin\Ontologies\Manage <text:s/>Taxonomy Tree\Taxonomy\Create</text:p>
          </table:table-cell>
          <table:table-cell table:style-name="ce156" office:value-type="string">
            <text:p>Add taxonomy when name field is blank</text:p>
          </table:table-cell>
          <table:table-cell table:style-name="ce156" office:value-type="string">
            <text:p>Step 2: Open form to add category</text:p>
          </table:table-cell>
          <table:table-cell table:style-name="ce156" office:value-type="string">
            <text:p>- Click edit icon corresponding with taxonomy tree you want to edit</text:p>
            <text:p>- Select the path to add category in the left <text:s/>pane</text:p>
            <text:p>- Click 'Add' icon</text:p>
          </table:table-cell>
          <table:table-cell table:style-name="ce162" office:value-type="string">
            <text:p><text:s/>'Edit Taxonomy tree' pop-up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66];6;1)&gt;MID([.F165];6;1);&quot;&quot;;MAX([.A$7:.A165])+1)">
            <text:p/>
          </table:table-cell>
          <table:table-cell table:style-name="ce46" office:value-type="string">
            <text:p>ADM_15_05_01</text:p>
          </table:table-cell>
          <table:table-cell table:style-name="ce125"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27" office:value-type="string">
            <text:p>DMS\Admin\Ontologies\Manage <text:s/>Taxonomy Tree\Taxonomy\Create</text:p>
          </table:table-cell>
          <table:table-cell table:style-name="ce156" office:value-type="string">
            <text:p>Add taxonomy when name field is blank</text:p>
          </table:table-cell>
          <table:table-cell table:style-name="ce156" office:value-type="string">
            <text:p>Step 3: Add taxonomy</text:p>
          </table:table-cell>
          <table:table-cell table:style-name="ce156" office:value-type="string">
            <text:p>- <text:s/>Do not input data into ' Taxonomy Name ' field</text:p>
            <text:p>- Click ''Save'' button</text:p>
          </table:table-cell>
          <table:table-cell table:style-name="ce162" office:value-type="string">
            <text:p>Show message “The field 'Taxonomy Name' is required. Please enter your value.”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167];6;1)&gt;MID([.F166];6;1);&quot;&quot;;MAX([.A$7:.A166])+1)" office:value-type="float" office:value="56">
            <text:p>056</text:p>
          </table:table-cell>
          <table:table-cell table:style-name="ce46" office:value-type="string">
            <text:p>ADM_15_05_01</text:p>
          </table:table-cell>
          <table:table-cell table:style-name="ce125" table:formula="of:=IF(VALUE(MID([.F167];6;FIND(&quot;:&quot;;[.F167];1)-FIND(&quot; &quot;;[.F167];1)-1))&gt;VALUE(MID([.F166];6;FIND(&quot;:&quot;;[.F166];1)-FIND(&quot; &quot;;[.F166];1)-1));[.C166];[.C166]+1)" office:value-type="float" office:value="3">
            <text:p>003</text:p>
          </table:table-cell>
          <table:table-cell table:style-name="ce127" office:value-type="string">
            <text:p>DMS\Admin\Ontologies\Manage <text:s/>Taxonomy Tree\Taxonomy\Create</text:p>
          </table:table-cell>
          <table:table-cell table:style-name="ce55" office:value-type="string">
            <text:p>Add taxonomy when name field contain special character `~# $ % &amp; * {}\/= | &lt; &gt; <text:s text:c="2"/>. <text:s/>? ; ' "</text:p>
          </table:table-cell>
          <table:table-cell table:style-name="ce156" office:value-type="string">
            <text:p>Step 1: Create new taxonomy tree</text:p>
          </table:table-cell>
          <table:table-cell table:style-name="ce156" office:value-type="string">
            <text:p>- Go to ECM Administration</text:p>
            <text:p>- Select Ontologies</text:p>
            <text:p>- Select Manage Taxonomy Tree</text:p>
            <text:p>- Create new taxonomy tree</text:p>
          </table:table-cell>
          <table:table-cell table:style-name="ce162" office:value-type="string">
            <text:p>New taxonomy tree is create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168];6;1)&gt;MID([.F167];6;1);&quot;&quot;;MAX([.A$7:.A167])+1)">
            <text:p/>
          </table:table-cell>
          <table:table-cell table:style-name="ce46" office:value-type="string">
            <text:p>ADM_15_05_01</text:p>
          </table:table-cell>
          <table:table-cell table:style-name="ce125"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127" office:value-type="string">
            <text:p>DMS\Admin\Ontologies\Manage <text:s/>Taxonomy Tree\Taxonomy\Create</text:p>
          </table:table-cell>
          <table:table-cell table:style-name="ce156" office:value-type="string">
            <text:p>Add taxonomy when name field contain special character `~# $ % &amp; * {}\/= | &lt; &gt; <text:s text:c="2"/>. <text:s/>? ; ' "</text:p>
          </table:table-cell>
          <table:table-cell table:style-name="ce156" office:value-type="string">
            <text:p>Step 2: Open form to add category</text:p>
          </table:table-cell>
          <table:table-cell table:style-name="ce156" office:value-type="string">
            <text:p>- Click edit icon corresponding with taxonomy tree you want to edit</text:p>
            <text:p>- Select the path to add category in the left <text:s/>pane</text:p>
            <text:p>- Click 'Add' icon</text:p>
          </table:table-cell>
          <table:table-cell table:style-name="ce162" office:value-type="string">
            <text:p><text:s/>'Edit Taxonomy tree' pop-up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69];6;1)&gt;MID([.F168];6;1);&quot;&quot;;MAX([.A$7:.A168])+1)">
            <text:p/>
          </table:table-cell>
          <table:table-cell table:style-name="ce46" office:value-type="string">
            <text:p>ADM_15_05_01</text:p>
          </table:table-cell>
          <table:table-cell table:style-name="ce125"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127" office:value-type="string">
            <text:p>DMS\Admin\Ontologies\Manage <text:s/>Taxonomy Tree\Taxonomy\Create</text:p>
          </table:table-cell>
          <table:table-cell table:style-name="ce156" office:value-type="string">
            <text:p>Add taxonomy when name field contain special character `~# $ % &amp; * {}\/= | &lt; &gt; <text:s text:c="2"/>. <text:s/>? ; ' "</text:p>
          </table:table-cell>
          <table:table-cell table:style-name="ce156" office:value-type="string">
            <text:p>Step 3: Add taxonomy</text:p>
          </table:table-cell>
          <table:table-cell table:style-name="ce156" office:value-type="string">
            <text:p>- <text:s/>Put some special characters into ' Taxonomy Name ' field</text:p>
            <text:p>- Click ''Save'' button</text:p>
          </table:table-cell>
          <table:table-cell table:style-name="ce162" office:value-type="string">
            <text:p>Show message “There are some invalid characters in field 'taxonomy name'.Type another <text:s/>value, please.”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170];6;1)&gt;MID([.F169];6;1);&quot;&quot;;MAX([.A$7:.A169])+1)" office:value-type="float" office:value="57">
            <text:p>057</text:p>
          </table:table-cell>
          <table:table-cell table:style-name="ce46" office:value-type="string">
            <text:p>ADM_15_05_01</text:p>
          </table:table-cell>
          <table:table-cell table:style-name="ce125" table:formula="of:=IF(VALUE(MID([.F170];6;FIND(&quot;:&quot;;[.F170];1)-FIND(&quot; &quot;;[.F170];1)-1))&gt;VALUE(MID([.F169];6;FIND(&quot;:&quot;;[.F169];1)-FIND(&quot; &quot;;[.F169];1)-1));[.C169];[.C169]+1)" office:value-type="float" office:value="4">
            <text:p>004</text:p>
          </table:table-cell>
          <table:table-cell table:style-name="ce127" office:value-type="string">
            <text:p>DMS\Admin\Ontologies\Manage <text:s/>Taxonomy Tree\Taxonomy\Create</text:p>
          </table:table-cell>
          <table:table-cell table:style-name="ce55" office:value-type="string">
            <text:p>Add new taxonomy has the same name,level with <text:s/>existing taxonomy in one node</text:p>
          </table:table-cell>
          <table:table-cell table:style-name="ce156" office:value-type="string">
            <text:p>Step 1: Create new taxonomy tree</text:p>
          </table:table-cell>
          <table:table-cell table:style-name="ce156" office:value-type="string">
            <text:p>- Go to ECM Administration</text:p>
            <text:p>- Select Ontologies</text:p>
            <text:p>- Select Manage Taxonomy Tree</text:p>
            <text:p>- Create new taxonomy tree</text:p>
          </table:table-cell>
          <table:table-cell table:style-name="ce162" office:value-type="string">
            <text:p>New taxonomy tree is create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171];6;1)&gt;MID([.F170];6;1);&quot;&quot;;MAX([.A$7:.A170])+1)">
            <text:p/>
          </table:table-cell>
          <table:table-cell table:style-name="ce46" office:value-type="string">
            <text:p>ADM_15_05_01</text:p>
          </table:table-cell>
          <table:table-cell table:style-name="ce125" table:formula="of:=IF(VALUE(MID([.F171];6;FIND(&quot;:&quot;;[.F171];1)-FIND(&quot; &quot;;[.F171];1)-1))&gt;VALUE(MID([.F170];6;FIND(&quot;:&quot;;[.F170];1)-FIND(&quot; &quot;;[.F170];1)-1));[.C170];[.C170]+1)" office:value-type="float" office:value="4">
            <text:p>004</text:p>
          </table:table-cell>
          <table:table-cell table:style-name="ce127" office:value-type="string">
            <text:p>DMS\Admin\Ontologies\Manage <text:s/>Taxonomy Tree\Taxonomy\Create</text:p>
          </table:table-cell>
          <table:table-cell table:style-name="ce156" office:value-type="string">
            <text:p>Add new taxonomy has the same name,level with <text:s/>existing taxonomy in one node</text:p>
          </table:table-cell>
          <table:table-cell table:style-name="ce156" office:value-type="string">
            <text:p>Step 2: Open form to add category</text:p>
          </table:table-cell>
          <table:table-cell table:style-name="ce156" office:value-type="string">
            <text:p>- Click edit icon corresponding with taxonomy tree you want to edit</text:p>
            <text:p>- Select the path to add category in the left <text:s/>pane</text:p>
            <text:p>- Click 'Add' icon</text:p>
          </table:table-cell>
          <table:table-cell table:style-name="ce162" office:value-type="string">
            <text:p><text:s/>'Edit Taxonomy tree' pop-up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72];6;1)&gt;MID([.F171];6;1);&quot;&quot;;MAX([.A$7:.A171])+1)">
            <text:p/>
          </table:table-cell>
          <table:table-cell table:style-name="ce46" office:value-type="string">
            <text:p>ADM_15_05_01</text:p>
          </table:table-cell>
          <table:table-cell table:style-name="ce125" table:formula="of:=IF(VALUE(MID([.F172];6;FIND(&quot;:&quot;;[.F172];1)-FIND(&quot; &quot;;[.F172];1)-1))&gt;VALUE(MID([.F171];6;FIND(&quot;:&quot;;[.F171];1)-FIND(&quot; &quot;;[.F171];1)-1));[.C171];[.C171]+1)" office:value-type="float" office:value="4">
            <text:p>004</text:p>
          </table:table-cell>
          <table:table-cell table:style-name="ce127" office:value-type="string">
            <text:p>DMS\Admin\Ontologies\Manage <text:s/>Taxonomy Tree\Taxonomy\Create</text:p>
          </table:table-cell>
          <table:table-cell table:style-name="ce156" office:value-type="string">
            <text:p>Add new taxonomy has the same name,level with <text:s/>existing taxonomy in one node</text:p>
          </table:table-cell>
          <table:table-cell table:style-name="ce156" office:value-type="string">
            <text:p>Step 3: Add taxonomy</text:p>
          </table:table-cell>
          <table:table-cell table:style-name="ce156" office:value-type="string">
            <text:p>- <text:s/>Put name for new taxonomy has the same name with existing taxonomy in this node</text:p>
            <text:p>- Click ''Save'' button</text:p>
          </table:table-cell>
          <table:table-cell table:style-name="ce162" office:value-type="string">
            <text:p>Show message “The [name taxonomy] category is existing!.”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73];6;1)&gt;MID([.F172];6;1);&quot;&quot;;MAX([.A$7:.A172])+1)" office:value-type="float" office:value="58">
            <text:p>058</text:p>
          </table:table-cell>
          <table:table-cell table:style-name="ce46" office:value-type="string">
            <text:p>ADM_15_05_01</text:p>
          </table:table-cell>
          <table:table-cell table:style-name="ce125" table:formula="of:=IF(VALUE(MID([.F173];6;FIND(&quot;:&quot;;[.F173];1)-FIND(&quot; &quot;;[.F173];1)-1))&gt;VALUE(MID([.F172];6;FIND(&quot;:&quot;;[.F172];1)-FIND(&quot; &quot;;[.F172];1)-1));[.C172];[.C172]+1)" office:value-type="float" office:value="5">
            <text:p>005</text:p>
          </table:table-cell>
          <table:table-cell table:style-name="ce127" office:value-type="string">
            <text:p>DMS\Admin\Ontologies\Manage <text:s/>Taxonomy Tree\Taxonomy\Create</text:p>
          </table:table-cell>
          <table:table-cell table:style-name="ce55" office:value-type="string">
            <text:p>Check max length of name field</text:p>
          </table:table-cell>
          <table:table-cell table:style-name="ce156" office:value-type="string">
            <text:p>Step 1: Open Manage Taxonomy form</text:p>
          </table:table-cell>
          <table:table-cell table:style-name="ce156" office:value-type="string">
            <text:p>- Go to ECM Administration</text:p>
            <text:p>- Select Ontologies</text:p>
            <text:p>- Select Manage Taxonomy</text:p>
          </table:table-cell>
          <table:table-cell table:style-name="ce162" office:value-type="string">
            <text:p><text:s/>'Manage Taxonomy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74];6;1)&gt;MID([.F173];6;1);&quot;&quot;;MAX([.A$7:.A173])+1)">
            <text:p/>
          </table:table-cell>
          <table:table-cell table:style-name="ce46" office:value-type="string">
            <text:p>ADM_15_05_01</text:p>
          </table:table-cell>
          <table:table-cell table:style-name="ce125" table:formula="of:=IF(VALUE(MID([.F174];6;FIND(&quot;:&quot;;[.F174];1)-FIND(&quot; &quot;;[.F174];1)-1))&gt;VALUE(MID([.F173];6;FIND(&quot;:&quot;;[.F173];1)-FIND(&quot; &quot;;[.F173];1)-1));[.C173];[.C173]+1)" office:value-type="float" office:value="5">
            <text:p>005</text:p>
          </table:table-cell>
          <table:table-cell table:style-name="ce127" office:value-type="string">
            <text:p>DMS\Admin\Ontologies\Manage <text:s/>Taxonomy Tree\Taxonomy\Create</text:p>
          </table:table-cell>
          <table:table-cell table:style-name="ce156" office:value-type="string">
            <text:p>Check max length of name field</text:p>
          </table:table-cell>
          <table:table-cell table:style-name="ce156" office:value-type="string">
            <text:p>Step 2: Open 'Add taxonomy' <text:s/>pop-up</text:p>
          </table:table-cell>
          <table:table-cell table:style-name="ce156" office:value-type="string">
            <text:p>- Select the path to add new taxonomy in the left of 'Manage Taxonomy' form</text:p>
            <text:p>- Click 'Add' icon</text:p>
          </table:table-cell>
          <table:table-cell table:style-name="ce162" office:value-type="string">
            <text:p><text:s/>'Add Taxonomy' pop-up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75];6;1)&gt;MID([.F174];6;1);&quot;&quot;;MAX([.A$7:.A174])+1)">
            <text:p/>
          </table:table-cell>
          <table:table-cell table:style-name="ce46" office:value-type="string">
            <text:p>ADM_15_05_01</text:p>
          </table:table-cell>
          <table:table-cell table:style-name="ce125" table:formula="of:=IF(VALUE(MID([.F175];6;FIND(&quot;:&quot;;[.F175];1)-FIND(&quot; &quot;;[.F175];1)-1))&gt;VALUE(MID([.F174];6;FIND(&quot;:&quot;;[.F174];1)-FIND(&quot; &quot;;[.F174];1)-1));[.C174];[.C174]+1)" office:value-type="float" office:value="5">
            <text:p>005</text:p>
          </table:table-cell>
          <table:table-cell table:style-name="ce127" office:value-type="string">
            <text:p>DMS\Admin\Ontologies\Manage <text:s/>Taxonomy Tree\Taxonomy\Create</text:p>
          </table:table-cell>
          <table:table-cell table:style-name="ce156" office:value-type="string">
            <text:p>Check max length of name field</text:p>
          </table:table-cell>
          <table:table-cell table:style-name="ce156" office:value-type="string">
            <text:p>Step 3: Add taxonomy</text:p>
          </table:table-cell>
          <table:table-cell table:style-name="ce156" office:value-type="string">
            <text:p>- <text:s/>Put name for new taxonomy more than 30 characters</text:p>
            <text:p>- Click ''Save'' button</text:p>
          </table:table-cell>
          <table:table-cell table:style-name="ce162" office:value-type="string">
            <text:p>Show message alert that the name of taxonomy is too long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176];6;1)&gt;MID([.F175];6;1);&quot;&quot;;MAX([.A$7:.A175])+1)" office:value-type="float" office:value="59">
            <text:p>059</text:p>
          </table:table-cell>
          <table:table-cell table:style-name="ce46" office:value-type="string">
            <text:p>ADM_15_05_02_01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55" office:value-type="string">
            <text:p>Add permission for taxonomy to user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77];6;1)&gt;MID([.F176];6;1);&quot;&quot;;MAX([.A$7:.A176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</text:p>
          </table:table-cell>
          <table:table-cell table:style-name="ce156" office:value-type="string">
            <text:p>Step 2: Open form to add permission</text:p>
          </table:table-cell>
          <table:table-cell table:style-name="ce156" office:value-type="string">
            <text:p>- Click 'Permission Management' icon corresponding with taxonomy you want to add permission</text:p>
          </table:table-cell>
          <table:table-cell table:style-name="ce162" office:value-type="string">
            <text:p><text:s/>'Permission Management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78];6;1)&gt;MID([.F177];6;1);&quot;&quot;;MAX([.A$7:.A177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178];6;FIND(&quot;:&quot;;[.F178];1)-FIND(&quot; &quot;;[.F178];1)-1))&gt;VALUE(MID([.F177];6;FIND(&quot;:&quot;;[.F177];1)-FIND(&quot; &quot;;[.F177];1)-1));[.C177];[.C177]+1)" office:value-type="float" office:value="1">
            <text:p>001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</text:p>
          </table:table-cell>
          <table:table-cell table:style-name="ce159" office:value-type="string">
            <text:p>Step 3: Add permission for user</text:p>
          </table:table-cell>
          <table:table-cell table:style-name="ce160" office:value-type="string">
            <text:p>Select icon of user <text:s/>in 'Add a permission to that node form' </text:p>
          </table:table-cell>
          <table:table-cell table:style-name="ce159" office:value-type="string">
            <text:p><text:s/>'Select user' pop-up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79];6;1)&gt;MID([.F178];6;1);&quot;&quot;;MAX([.A$7:.A178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</text:p>
          </table:table-cell>
          <table:table-cell table:style-name="ce159" office:value-type="string">
            <text:p>Step 4: Select user to add permission</text:p>
          </table:table-cell>
          <table:table-cell table:style-name="ce159" office:value-type="string">
            <text:p>Click icon corresponding with user you want to add permission</text:p>
          </table:table-cell>
          <table:table-cell table:style-name="ce159" office:value-type="string">
            <text:p><text:s/>User is selected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80];6;1)&gt;MID([.F179];6;1);&quot;&quot;;MAX([.A$7:.A179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180];6;FIND(&quot;:&quot;;[.F180];1)-FIND(&quot; &quot;;[.F180];1)-1))&gt;VALUE(MID([.F179];6;FIND(&quot;:&quot;;[.F179];1)-FIND(&quot; &quot;;[.F179];1)-1));[.C179];[.C179]+1)" office:value-type="float" office:value="1">
            <text:p>001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</text:p>
          </table:table-cell>
          <table:table-cell table:style-name="ce159" office:value-type="string">
            <text:p>Step 5: Select permission for user</text:p>
          </table:table-cell>
          <table:table-cell table:style-name="ce159" office:value-type="string">
            <text:p>- Select the right for user that node</text:p>
            <text:p>- Click Save button</text:p>
          </table:table-cell>
          <table:table-cell table:style-name="ce159" office:value-type="string">
            <text:p>Taxonomy is added permission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181];6;1)&gt;MID([.F180];6;1);&quot;&quot;;MAX([.A$7:.A180])+1)" office:value-type="float" office:value="60">
            <text:p>060</text:p>
          </table:table-cell>
          <table:table-cell table:style-name="ce46" office:value-type="string">
            <text:p>ADM_15_05_02_01</text:p>
          </table:table-cell>
          <table:table-cell table:style-name="ce125" table:formula="of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58" office:value-type="string">
            <text:p>Add permission for taxonomy to user by searching user (1)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82];6;1)&gt;MID([.F181];6;1);&quot;&quot;;MAX([.A$7:.A181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182];6;FIND(&quot;:&quot;;[.F182];1)-FIND(&quot; &quot;;[.F182];1)-1))&gt;VALUE(MID([.F181];6;FIND(&quot;:&quot;;[.F181];1)-FIND(&quot; &quot;;[.F181];1)-1));[.C181];[.C181]+1)" office:value-type="float" office:value="2">
            <text:p>002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27" office:value-type="string">
            <text:p>Add permission for taxonomy to user by searching user (1)</text:p>
          </table:table-cell>
          <table:table-cell table:style-name="ce156" office:value-type="string">
            <text:p>Step 2: Open form to add permission</text:p>
          </table:table-cell>
          <table:table-cell table:style-name="ce156" office:value-type="string">
            <text:p>- Click 'Permission Management' icon corresponding with taxonomy you want to add permission</text:p>
          </table:table-cell>
          <table:table-cell table:style-name="ce162" office:value-type="string">
            <text:p><text:s/>'Permission Management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83];6;1)&gt;MID([.F182];6;1);&quot;&quot;;MAX([.A$7:.A182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183];6;FIND(&quot;:&quot;;[.F183];1)-FIND(&quot; &quot;;[.F183];1)-1))&gt;VALUE(MID([.F182];6;FIND(&quot;:&quot;;[.F182];1)-FIND(&quot; &quot;;[.F182];1)-1));[.C182];[.C182]+1)" office:value-type="float" office:value="2">
            <text:p>002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27" office:value-type="string">
            <text:p>Add permission for taxonomy to user by searching user (1)</text:p>
          </table:table-cell>
          <table:table-cell table:style-name="ce159" office:value-type="string">
            <text:p>Step 3: Add permission for user</text:p>
          </table:table-cell>
          <table:table-cell table:style-name="ce160" office:value-type="string">
            <text:p>Select icon of user <text:s/>in 'Add a permission to that node form' </text:p>
          </table:table-cell>
          <table:table-cell table:style-name="ce159" office:value-type="string">
            <text:p><text:s/>'Select user' pop-up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84];6;1)&gt;MID([.F183];6;1);&quot;&quot;;MAX([.A$7:.A183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184];6;FIND(&quot;:&quot;;[.F184];1)-FIND(&quot; &quot;;[.F184];1)-1))&gt;VALUE(MID([.F183];6;FIND(&quot;:&quot;;[.F183];1)-FIND(&quot; &quot;;[.F183];1)-1));[.C183];[.C183]+1)" office:value-type="float" office:value="2">
            <text:p>002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27" office:value-type="string">
            <text:p>Add permission for taxonomy to user by searching user (1)</text:p>
          </table:table-cell>
          <table:table-cell table:style-name="ce159" office:value-type="string">
            <text:p>Step 4: Search user</text:p>
          </table:table-cell>
          <table:table-cell table:style-name="ce159" office:value-type="string">
            <text:p>- Put the name of group you want to search in 'Group' field</text:p>
            <text:p>- Press enter</text:p>
          </table:table-cell>
          <table:table-cell table:style-name="ce159" office:value-type="string">
            <text:p>Users in group are listed in the table under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85];6;1)&gt;MID([.F184];6;1);&quot;&quot;;MAX([.A$7:.A184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185];6;FIND(&quot;:&quot;;[.F185];1)-FIND(&quot; &quot;;[.F185];1)-1))&gt;VALUE(MID([.F184];6;FIND(&quot;:&quot;;[.F184];1)-FIND(&quot; &quot;;[.F184];1)-1));[.C184];[.C184]+1)" office:value-type="float" office:value="2">
            <text:p>002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27" office:value-type="string">
            <text:p>Add permission for taxonomy to user by searching user (1)</text:p>
          </table:table-cell>
          <table:table-cell table:style-name="ce159" office:value-type="string">
            <text:p>Step 5: Select user to add permission</text:p>
          </table:table-cell>
          <table:table-cell table:style-name="ce159" office:value-type="string">
            <text:p>Click icon corresponding with user you want to add permission</text:p>
          </table:table-cell>
          <table:table-cell table:style-name="ce159" office:value-type="string">
            <text:p><text:s/>User is selected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86];6;1)&gt;MID([.F185];6;1);&quot;&quot;;MAX([.A$7:.A185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186];6;FIND(&quot;:&quot;;[.F186];1)-FIND(&quot; &quot;;[.F186];1)-1))&gt;VALUE(MID([.F185];6;FIND(&quot;:&quot;;[.F185];1)-FIND(&quot; &quot;;[.F185];1)-1));[.C185];[.C185]+1)" office:value-type="float" office:value="2">
            <text:p>002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27" office:value-type="string">
            <text:p>Add permission for taxonomy to user by searching user (1)</text:p>
          </table:table-cell>
          <table:table-cell table:style-name="ce159" office:value-type="string">
            <text:p>Step 6: Select permission for user</text:p>
          </table:table-cell>
          <table:table-cell table:style-name="ce159" office:value-type="string">
            <text:p>- Select the right for user that node</text:p>
            <text:p>- Click Save button</text:p>
          </table:table-cell>
          <table:table-cell table:style-name="ce159" office:value-type="string">
            <text:p>Taxonomy is added permission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187];6;1)&gt;MID([.F186];6;1);&quot;&quot;;MAX([.A$7:.A186])+1)" office:value-type="float" office:value="61">
            <text:p>061</text:p>
          </table:table-cell>
          <table:table-cell table:style-name="ce46" office:value-type="string">
            <text:p>ADM_15_05_02_01</text:p>
          </table:table-cell>
          <table:table-cell table:style-name="ce125" table:formula="of:=IF(VALUE(MID([.F187];6;FIND(&quot;:&quot;;[.F187];1)-FIND(&quot; &quot;;[.F187];1)-1))&gt;VALUE(MID([.F186];6;FIND(&quot;:&quot;;[.F186];1)-FIND(&quot; &quot;;[.F186];1)-1));[.C186];[.C186]+1)" office:value-type="float" office:value="3">
            <text:p>003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55" office:value-type="string">
            <text:p>Add permission for taxonomy to user by searching user (2)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88];6;1)&gt;MID([.F187];6;1);&quot;&quot;;MAX([.A$7:.A187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188];6;FIND(&quot;:&quot;;[.F188];1)-FIND(&quot; &quot;;[.F188];1)-1))&gt;VALUE(MID([.F187];6;FIND(&quot;:&quot;;[.F187];1)-FIND(&quot; &quot;;[.F187];1)-1));[.C187];[.C187]+1)" office:value-type="float" office:value="3">
            <text:p>003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user (2)</text:p>
          </table:table-cell>
          <table:table-cell table:style-name="ce156" office:value-type="string">
            <text:p>Step 2: Open form to add permission</text:p>
          </table:table-cell>
          <table:table-cell table:style-name="ce156" office:value-type="string">
            <text:p>- Click 'Permission Management' icon corresponding with taxonomy you want to add permission</text:p>
          </table:table-cell>
          <table:table-cell table:style-name="ce162" office:value-type="string">
            <text:p><text:s/>'Permission Management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89];6;1)&gt;MID([.F188];6;1);&quot;&quot;;MAX([.A$7:.A188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189];6;FIND(&quot;:&quot;;[.F189];1)-FIND(&quot; &quot;;[.F189];1)-1))&gt;VALUE(MID([.F188];6;FIND(&quot;:&quot;;[.F188];1)-FIND(&quot; &quot;;[.F188];1)-1));[.C188];[.C188]+1)" office:value-type="float" office:value="3">
            <text:p>003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user (2)</text:p>
          </table:table-cell>
          <table:table-cell table:style-name="ce159" office:value-type="string">
            <text:p>Step 3: Add permission for user</text:p>
          </table:table-cell>
          <table:table-cell table:style-name="ce160" office:value-type="string">
            <text:p>Select icon of user <text:s/>in 'Add a permission to that node form' </text:p>
          </table:table-cell>
          <table:table-cell table:style-name="ce159" office:value-type="string">
            <text:p><text:s/>'Select user' pop-up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90];6;1)&gt;MID([.F189];6;1);&quot;&quot;;MAX([.A$7:.A189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190];6;FIND(&quot;:&quot;;[.F190];1)-FIND(&quot; &quot;;[.F190];1)-1))&gt;VALUE(MID([.F189];6;FIND(&quot;:&quot;;[.F189];1)-FIND(&quot; &quot;;[.F189];1)-1));[.C189];[.C189]+1)" office:value-type="float" office:value="3">
            <text:p>003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user (2)</text:p>
          </table:table-cell>
          <table:table-cell table:style-name="ce159" office:value-type="string">
            <text:p>Step 4: Search user</text:p>
          </table:table-cell>
          <table:table-cell table:style-name="ce159" office:value-type="string">
            <text:p>- Browsing group by click on 'Search' icon</text:p>
            <text:p>- Select one of these groups</text:p>
            <text:p/>
          </table:table-cell>
          <table:table-cell table:style-name="ce159" office:value-type="string">
            <text:p>Users in group are listed in the table under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91];6;1)&gt;MID([.F190];6;1);&quot;&quot;;MAX([.A$7:.A190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191];6;FIND(&quot;:&quot;;[.F191];1)-FIND(&quot; &quot;;[.F191];1)-1))&gt;VALUE(MID([.F190];6;FIND(&quot;:&quot;;[.F190];1)-FIND(&quot; &quot;;[.F190];1)-1));[.C190];[.C190]+1)" office:value-type="float" office:value="3">
            <text:p>003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user (2)</text:p>
          </table:table-cell>
          <table:table-cell table:style-name="ce159" office:value-type="string">
            <text:p>Step 5: Select user to add permission</text:p>
          </table:table-cell>
          <table:table-cell table:style-name="ce159" office:value-type="string">
            <text:p>Click icon corresponding with user you want to add permission</text:p>
          </table:table-cell>
          <table:table-cell table:style-name="ce159" office:value-type="string">
            <text:p><text:s/>User is selected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92];6;1)&gt;MID([.F191];6;1);&quot;&quot;;MAX([.A$7:.A191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192];6;FIND(&quot;:&quot;;[.F192];1)-FIND(&quot; &quot;;[.F192];1)-1))&gt;VALUE(MID([.F191];6;FIND(&quot;:&quot;;[.F191];1)-FIND(&quot; &quot;;[.F191];1)-1));[.C191];[.C191]+1)" office:value-type="float" office:value="3">
            <text:p>003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user (2)</text:p>
          </table:table-cell>
          <table:table-cell table:style-name="ce159" office:value-type="string">
            <text:p>Step 6: Select permission for user</text:p>
          </table:table-cell>
          <table:table-cell table:style-name="ce159" office:value-type="string">
            <text:p>- Select the right for user that node</text:p>
            <text:p>- Click Save button</text:p>
          </table:table-cell>
          <table:table-cell table:style-name="ce159" office:value-type="string">
            <text:p>Taxonomy is added permission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193];6;1)&gt;MID([.F192];6;1);&quot;&quot;;MAX([.A$7:.A192])+1)" office:value-type="float" office:value="62">
            <text:p>062</text:p>
          </table:table-cell>
          <table:table-cell table:style-name="ce46" office:value-type="string">
            <text:p>ADM_15_05_02_01</text:p>
          </table:table-cell>
          <table:table-cell table:style-name="ce125" table:formula="of:=IF(VALUE(MID([.F193];6;FIND(&quot;:&quot;;[.F193];1)-FIND(&quot; &quot;;[.F193];1)-1))&gt;VALUE(MID([.F192];6;FIND(&quot;:&quot;;[.F192];1)-FIND(&quot; &quot;;[.F192];1)-1));[.C192];[.C192]+1)" office:value-type="float" office:value="4">
            <text:p>004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55" office:value-type="string">
            <text:p>Add permission for taxonomy to user by searching user when put the wrong name of group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94];6;1)&gt;MID([.F193];6;1);&quot;&quot;;MAX([.A$7:.A193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194];6;FIND(&quot;:&quot;;[.F194];1)-FIND(&quot; &quot;;[.F194];1)-1))&gt;VALUE(MID([.F193];6;FIND(&quot;:&quot;;[.F193];1)-FIND(&quot; &quot;;[.F193];1)-1));[.C193];[.C193]+1)" office:value-type="float" office:value="4">
            <text:p>004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user when put the wrong name of group</text:p>
          </table:table-cell>
          <table:table-cell table:style-name="ce156" office:value-type="string">
            <text:p>Step 2: Open form to add permission</text:p>
          </table:table-cell>
          <table:table-cell table:style-name="ce156" office:value-type="string">
            <text:p>- Click 'Permission Management' icon corresponding with taxonomy you want to add permission</text:p>
          </table:table-cell>
          <table:table-cell table:style-name="ce162" office:value-type="string">
            <text:p><text:s/>'Permission Management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95];6;1)&gt;MID([.F194];6;1);&quot;&quot;;MAX([.A$7:.A194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195];6;FIND(&quot;:&quot;;[.F195];1)-FIND(&quot; &quot;;[.F195];1)-1))&gt;VALUE(MID([.F194];6;FIND(&quot;:&quot;;[.F194];1)-FIND(&quot; &quot;;[.F194];1)-1));[.C194];[.C194]+1)" office:value-type="float" office:value="4">
            <text:p>004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user when put the wrong name of group</text:p>
          </table:table-cell>
          <table:table-cell table:style-name="ce159" office:value-type="string">
            <text:p>Step 3: Add permission for user</text:p>
          </table:table-cell>
          <table:table-cell table:style-name="ce160" office:value-type="string">
            <text:p>Select icon of user <text:s/>in 'Add a permission to that node form' </text:p>
          </table:table-cell>
          <table:table-cell table:style-name="ce159" office:value-type="string">
            <text:p><text:s/>'Select user' pop-up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96];6;1)&gt;MID([.F195];6;1);&quot;&quot;;MAX([.A$7:.A195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196];6;FIND(&quot;:&quot;;[.F196];1)-FIND(&quot; &quot;;[.F196];1)-1))&gt;VALUE(MID([.F195];6;FIND(&quot;:&quot;;[.F195];1)-FIND(&quot; &quot;;[.F195];1)-1));[.C195];[.C195]+1)" office:value-type="float" office:value="4">
            <text:p>004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user when put the wrong name of group</text:p>
          </table:table-cell>
          <table:table-cell table:style-name="ce159" office:value-type="string">
            <text:p>Step 4: Search user</text:p>
          </table:table-cell>
          <table:table-cell table:style-name="ce159" office:value-type="string">
            <text:p>- Put the wrong name of group <text:s/>in 'Group' field</text:p>
            <text:p>- Press enter</text:p>
          </table:table-cell>
          <table:table-cell table:style-name="ce159" office:value-type="string">
            <text:p>No user is <text:s/>listed in the table under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197];6;1)&gt;MID([.F196];6;1);&quot;&quot;;MAX([.A$7:.A196])+1)" office:value-type="float" office:value="63">
            <text:p>063</text:p>
          </table:table-cell>
          <table:table-cell table:style-name="ce46" office:value-type="string">
            <text:p>ADM_15_05_02_01</text:p>
          </table:table-cell>
          <table:table-cell table:style-name="ce125" table:formula="of:=IF(VALUE(MID([.F197];6;FIND(&quot;:&quot;;[.F197];1)-FIND(&quot; &quot;;[.F197];1)-1))&gt;VALUE(MID([.F196];6;FIND(&quot;:&quot;;[.F196];1)-FIND(&quot; &quot;;[.F196];1)-1));[.C196];[.C196]+1)" office:value-type="float" office:value="5">
            <text:p>005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55" office:value-type="string">
            <text:p>Add permission for taxonomy to user by searching user when name of group is blank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98];6;1)&gt;MID([.F197];6;1);&quot;&quot;;MAX([.A$7:.A197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198];6;FIND(&quot;:&quot;;[.F198];1)-FIND(&quot; &quot;;[.F198];1)-1))&gt;VALUE(MID([.F197];6;FIND(&quot;:&quot;;[.F197];1)-FIND(&quot; &quot;;[.F197];1)-1));[.C197];[.C197]+1)" office:value-type="float" office:value="5">
            <text:p>005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user when name of group is blank</text:p>
          </table:table-cell>
          <table:table-cell table:style-name="ce156" office:value-type="string">
            <text:p>Step 2: Open form to add permission</text:p>
          </table:table-cell>
          <table:table-cell table:style-name="ce156" office:value-type="string">
            <text:p>- Click 'Permission Management' icon corresponding with taxonomy you want to add permission</text:p>
          </table:table-cell>
          <table:table-cell table:style-name="ce162" office:value-type="string">
            <text:p><text:s/>'Permission Management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99];6;1)&gt;MID([.F198];6;1);&quot;&quot;;MAX([.A$7:.A198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199];6;FIND(&quot;:&quot;;[.F199];1)-FIND(&quot; &quot;;[.F199];1)-1))&gt;VALUE(MID([.F198];6;FIND(&quot;:&quot;;[.F198];1)-FIND(&quot; &quot;;[.F198];1)-1));[.C198];[.C198]+1)" office:value-type="float" office:value="5">
            <text:p>005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user when name of group is blank</text:p>
          </table:table-cell>
          <table:table-cell table:style-name="ce159" office:value-type="string">
            <text:p>Step 3: Add permission for user</text:p>
          </table:table-cell>
          <table:table-cell table:style-name="ce160" office:value-type="string">
            <text:p>Select icon of user <text:s/>in 'Add a permission to that node form' </text:p>
          </table:table-cell>
          <table:table-cell table:style-name="ce159" office:value-type="string">
            <text:p><text:s/>'Select user' pop-up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200];6;1)&gt;MID([.F199];6;1);&quot;&quot;;MAX([.A$7:.A199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00];6;FIND(&quot;:&quot;;[.F200];1)-FIND(&quot; &quot;;[.F200];1)-1))&gt;VALUE(MID([.F199];6;FIND(&quot;:&quot;;[.F199];1)-FIND(&quot; &quot;;[.F199];1)-1));[.C199];[.C199]+1)" office:value-type="float" office:value="5">
            <text:p>005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user when name of group is blank</text:p>
          </table:table-cell>
          <table:table-cell table:style-name="ce159" office:value-type="string">
            <text:p>Step 4: Search user</text:p>
          </table:table-cell>
          <table:table-cell table:style-name="ce159" office:value-type="string">
            <text:p>- Do not put the name of group <text:s/>in 'Group' field</text:p>
            <text:p>- Press enter</text:p>
          </table:table-cell>
          <table:table-cell table:style-name="ce159" office:value-type="string">
            <text:p>All users are listed in the table under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201];6;1)&gt;MID([.F200];6;1);&quot;&quot;;MAX([.A$7:.A200])+1)" office:value-type="float" office:value="64">
            <text:p>064</text:p>
          </table:table-cell>
          <table:table-cell table:style-name="ce46" office:value-type="string">
            <text:p>ADM_15_05_02_01</text:p>
          </table:table-cell>
          <table:table-cell table:style-name="ce125" table:formula="of:=IF(VALUE(MID([.F201];6;FIND(&quot;:&quot;;[.F201];1)-FIND(&quot; &quot;;[.F201];1)-1))&gt;VALUE(MID([.F200];6;FIND(&quot;:&quot;;[.F200];1)-FIND(&quot; &quot;;[.F200];1)-1));[.C200];[.C200]+1)" office:value-type="float" office:value="6">
            <text:p>006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55" office:value-type="string">
            <text:p>Add permission for taxonomy to node by searching user name of user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202];6;1)&gt;MID([.F201];6;1);&quot;&quot;;MAX([.A$7:.A201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02];6;FIND(&quot;:&quot;;[.F202];1)-FIND(&quot; &quot;;[.F202];1)-1))&gt;VALUE(MID([.F201];6;FIND(&quot;:&quot;;[.F201];1)-FIND(&quot; &quot;;[.F201];1)-1));[.C201];[.C201]+1)" office:value-type="float" office:value="6">
            <text:p>006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node by searching user name of user</text:p>
          </table:table-cell>
          <table:table-cell table:style-name="ce156" office:value-type="string">
            <text:p>Step 2: Open form to add permission</text:p>
          </table:table-cell>
          <table:table-cell table:style-name="ce156" office:value-type="string">
            <text:p>- Click 'Permission Management' icon corresponding with taxonomy you want to add permission</text:p>
          </table:table-cell>
          <table:table-cell table:style-name="ce162" office:value-type="string">
            <text:p><text:s/>'Permission Management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203];6;1)&gt;MID([.F202];6;1);&quot;&quot;;MAX([.A$7:.A202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03];6;FIND(&quot;:&quot;;[.F203];1)-FIND(&quot; &quot;;[.F203];1)-1))&gt;VALUE(MID([.F202];6;FIND(&quot;:&quot;;[.F202];1)-FIND(&quot; &quot;;[.F202];1)-1));[.C202];[.C202]+1)" office:value-type="float" office:value="6">
            <text:p>006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node by searching user name of user</text:p>
          </table:table-cell>
          <table:table-cell table:style-name="ce159" office:value-type="string">
            <text:p>Step 3: Add permission for user</text:p>
          </table:table-cell>
          <table:table-cell table:style-name="ce160" office:value-type="string">
            <text:p>Select icon of user <text:s/>in 'Add a permission to that node form' </text:p>
          </table:table-cell>
          <table:table-cell table:style-name="ce159" office:value-type="string">
            <text:p><text:s/>'Select user' pop-up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204];6;1)&gt;MID([.F203];6;1);&quot;&quot;;MAX([.A$7:.A203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04];6;FIND(&quot;:&quot;;[.F204];1)-FIND(&quot; &quot;;[.F204];1)-1))&gt;VALUE(MID([.F203];6;FIND(&quot;:&quot;;[.F203];1)-FIND(&quot; &quot;;[.F203];1)-1));[.C203];[.C203]+1)" office:value-type="float" office:value="6">
            <text:p>006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node by searching user name of user</text:p>
          </table:table-cell>
          <table:table-cell table:style-name="ce159" office:value-type="string">
            <text:p>Step 4: Searching user by user name</text:p>
          </table:table-cell>
          <table:table-cell table:style-name="ce159" office:value-type="string">
            <text:p>- Select 'User name' in select-box</text:p>
            <text:p>- Put the name of user</text:p>
            <text:p>- Click 'Search' icon</text:p>
          </table:table-cell>
          <table:table-cell table:style-name="ce159" office:value-type="string">
            <text:p>User is listed in the table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205];6;1)&gt;MID([.F204];6;1);&quot;&quot;;MAX([.A$7:.A204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05];6;FIND(&quot;:&quot;;[.F205];1)-FIND(&quot; &quot;;[.F205];1)-1))&gt;VALUE(MID([.F204];6;FIND(&quot;:&quot;;[.F204];1)-FIND(&quot; &quot;;[.F204];1)-1));[.C204];[.C204]+1)" office:value-type="float" office:value="6">
            <text:p>006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node by searching user name of user</text:p>
          </table:table-cell>
          <table:table-cell table:style-name="ce159" office:value-type="string">
            <text:p>Step 5: Select permission for user</text:p>
          </table:table-cell>
          <table:table-cell table:style-name="ce159" office:value-type="string">
            <text:p>- Select the right for user that node</text:p>
            <text:p>- Click Save button</text:p>
          </table:table-cell>
          <table:table-cell table:style-name="ce159" office:value-type="string">
            <text:p>Taxonomy is added permission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06];6;1)&gt;MID([.F205];6;1);&quot;&quot;;MAX([.A$7:.A205])+1)" office:value-type="float" office:value="65">
            <text:p>065</text:p>
          </table:table-cell>
          <table:table-cell table:style-name="ce46" office:value-type="string">
            <text:p>ADM_15_05_02_01</text:p>
          </table:table-cell>
          <table:table-cell table:style-name="ce125" table:formula="of:=IF(VALUE(MID([.F206];6;FIND(&quot;:&quot;;[.F206];1)-FIND(&quot; &quot;;[.F206];1)-1))&gt;VALUE(MID([.F205];6;FIND(&quot;:&quot;;[.F205];1)-FIND(&quot; &quot;;[.F205];1)-1));[.C205];[.C205]+1)" office:value-type="float" office:value="7">
            <text:p>007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55" office:value-type="string">
            <text:p>Add permission for taxonomy to user by searching the first name of user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7">
          <table:table-cell table:style-name="ce116" table:formula="of:=IF(MID([.F207];6;1)&gt;MID([.F206];6;1);&quot;&quot;;MAX([.A$7:.A206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07];6;FIND(&quot;:&quot;;[.F207];1)-FIND(&quot; &quot;;[.F207];1)-1))&gt;VALUE(MID([.F206];6;FIND(&quot;:&quot;;[.F206];1)-FIND(&quot; &quot;;[.F206];1)-1));[.C206];[.C206]+1)" office:value-type="float" office:value="7">
            <text:p>007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the first name of user</text:p>
          </table:table-cell>
          <table:table-cell table:style-name="ce156" office:value-type="string">
            <text:p>Step 2: Open form to add permission</text:p>
          </table:table-cell>
          <table:table-cell table:style-name="ce156" office:value-type="string">
            <text:p>- Click 'Permission Management' icon corresponding with taxonomy you want to add permission</text:p>
          </table:table-cell>
          <table:table-cell table:style-name="ce162" office:value-type="string">
            <text:p><text:s/>'Permission Management' form appears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08];6;1)&gt;MID([.F207];6;1);&quot;&quot;;MAX([.A$7:.A207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08];6;FIND(&quot;:&quot;;[.F208];1)-FIND(&quot; &quot;;[.F208];1)-1))&gt;VALUE(MID([.F207];6;FIND(&quot;:&quot;;[.F207];1)-FIND(&quot; &quot;;[.F207];1)-1));[.C207];[.C207]+1)" office:value-type="float" office:value="7">
            <text:p>007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the first name of user</text:p>
          </table:table-cell>
          <table:table-cell table:style-name="ce159" office:value-type="string">
            <text:p>Step 3: Add permission for user</text:p>
          </table:table-cell>
          <table:table-cell table:style-name="ce160" office:value-type="string">
            <text:p>Select icon of user <text:s/>in 'Add a permission to that node form' </text:p>
          </table:table-cell>
          <table:table-cell table:style-name="ce159" office:value-type="string">
            <text:p><text:s/>'Select user' pop-up appears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09];6;1)&gt;MID([.F208];6;1);&quot;&quot;;MAX([.A$7:.A208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09];6;FIND(&quot;:&quot;;[.F209];1)-FIND(&quot; &quot;;[.F209];1)-1))&gt;VALUE(MID([.F208];6;FIND(&quot;:&quot;;[.F208];1)-FIND(&quot; &quot;;[.F208];1)-1));[.C208];[.C208]+1)" office:value-type="float" office:value="7">
            <text:p>007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the first name of user</text:p>
          </table:table-cell>
          <table:table-cell table:style-name="ce159" office:value-type="string">
            <text:p>Step 4: Searching user by user name</text:p>
          </table:table-cell>
          <table:table-cell table:style-name="ce159" office:value-type="string">
            <text:p>- Select 'First name' in select-box</text:p>
            <text:p>- Put the name of user</text:p>
            <text:p>- Click 'Search' icon</text:p>
          </table:table-cell>
          <table:table-cell table:style-name="ce159" office:value-type="string">
            <text:p>User is listed in the table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10];6;1)&gt;MID([.F209];6;1);&quot;&quot;;MAX([.A$7:.A209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10];6;FIND(&quot;:&quot;;[.F210];1)-FIND(&quot; &quot;;[.F210];1)-1))&gt;VALUE(MID([.F209];6;FIND(&quot;:&quot;;[.F209];1)-FIND(&quot; &quot;;[.F209];1)-1));[.C209];[.C209]+1)" office:value-type="float" office:value="7">
            <text:p>007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the first name of user</text:p>
          </table:table-cell>
          <table:table-cell table:style-name="ce159" office:value-type="string">
            <text:p>Step 5: Select permission for user</text:p>
          </table:table-cell>
          <table:table-cell table:style-name="ce159" office:value-type="string">
            <text:p>- Select the right for user that node</text:p>
            <text:p>- Click Save button</text:p>
          </table:table-cell>
          <table:table-cell table:style-name="ce159" office:value-type="string">
            <text:p>Taxonomy is added permission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11];6;1)&gt;MID([.F210];6;1);&quot;&quot;;MAX([.A$7:.A210])+1)" office:value-type="float" office:value="66">
            <text:p>066</text:p>
          </table:table-cell>
          <table:table-cell table:style-name="ce46" office:value-type="string">
            <text:p>ADM_15_05_02_01</text:p>
          </table:table-cell>
          <table:table-cell table:style-name="ce125" table:formula="of:=IF(VALUE(MID([.F211];6;FIND(&quot;:&quot;;[.F211];1)-FIND(&quot; &quot;;[.F211];1)-1))&gt;VALUE(MID([.F210];6;FIND(&quot;:&quot;;[.F210];1)-FIND(&quot; &quot;;[.F210];1)-1));[.C210];[.C210]+1)" office:value-type="float" office:value="8">
            <text:p>008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55" office:value-type="string">
            <text:p>Add permission for taxonomy to user by searching the last name of user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7">
          <table:table-cell table:style-name="ce116" table:formula="of:=IF(MID([.F212];6;1)&gt;MID([.F211];6;1);&quot;&quot;;MAX([.A$7:.A211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12];6;FIND(&quot;:&quot;;[.F212];1)-FIND(&quot; &quot;;[.F212];1)-1))&gt;VALUE(MID([.F211];6;FIND(&quot;:&quot;;[.F211];1)-FIND(&quot; &quot;;[.F211];1)-1));[.C211];[.C211]+1)" office:value-type="float" office:value="8">
            <text:p>008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the last name of user</text:p>
          </table:table-cell>
          <table:table-cell table:style-name="ce156" office:value-type="string">
            <text:p>Step 2: Open form to add permission</text:p>
          </table:table-cell>
          <table:table-cell table:style-name="ce156" office:value-type="string">
            <text:p>- Click 'Permission Management' icon corresponding with taxonomy you want to add permission</text:p>
          </table:table-cell>
          <table:table-cell table:style-name="ce162" office:value-type="string">
            <text:p><text:s/>'Permission Management' form appears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13];6;1)&gt;MID([.F212];6;1);&quot;&quot;;MAX([.A$7:.A212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13];6;FIND(&quot;:&quot;;[.F213];1)-FIND(&quot; &quot;;[.F213];1)-1))&gt;VALUE(MID([.F212];6;FIND(&quot;:&quot;;[.F212];1)-FIND(&quot; &quot;;[.F212];1)-1));[.C212];[.C212]+1)" office:value-type="float" office:value="8">
            <text:p>008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the last name of user</text:p>
          </table:table-cell>
          <table:table-cell table:style-name="ce159" office:value-type="string">
            <text:p>Step 3: Add permission for user</text:p>
          </table:table-cell>
          <table:table-cell table:style-name="ce160" office:value-type="string">
            <text:p>Select icon of user <text:s/>in 'Add a permission to that node form' </text:p>
          </table:table-cell>
          <table:table-cell table:style-name="ce159" office:value-type="string">
            <text:p><text:s/>'Select user' pop-up appears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14];6;1)&gt;MID([.F213];6;1);&quot;&quot;;MAX([.A$7:.A213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14];6;FIND(&quot;:&quot;;[.F214];1)-FIND(&quot; &quot;;[.F214];1)-1))&gt;VALUE(MID([.F213];6;FIND(&quot;:&quot;;[.F213];1)-FIND(&quot; &quot;;[.F213];1)-1));[.C213];[.C213]+1)" office:value-type="float" office:value="8">
            <text:p>008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the last name of user</text:p>
          </table:table-cell>
          <table:table-cell table:style-name="ce159" office:value-type="string">
            <text:p>Step 4: Searching user by user name</text:p>
          </table:table-cell>
          <table:table-cell table:style-name="ce159" office:value-type="string">
            <text:p>- Select 'Last name' in select-box</text:p>
            <text:p>- Put the name of user</text:p>
            <text:p>- Click 'Search' icon</text:p>
          </table:table-cell>
          <table:table-cell table:style-name="ce159" office:value-type="string">
            <text:p>User is listed in the table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15];6;1)&gt;MID([.F214];6;1);&quot;&quot;;MAX([.A$7:.A214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15];6;FIND(&quot;:&quot;;[.F215];1)-FIND(&quot; &quot;;[.F215];1)-1))&gt;VALUE(MID([.F214];6;FIND(&quot;:&quot;;[.F214];1)-FIND(&quot; &quot;;[.F214];1)-1));[.C214];[.C214]+1)" office:value-type="float" office:value="8">
            <text:p>008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the last name of user</text:p>
          </table:table-cell>
          <table:table-cell table:style-name="ce159" office:value-type="string">
            <text:p>Step 5: Select permission for user</text:p>
          </table:table-cell>
          <table:table-cell table:style-name="ce159" office:value-type="string">
            <text:p>- Select the right for user that node</text:p>
            <text:p>- Click Save button</text:p>
          </table:table-cell>
          <table:table-cell table:style-name="ce159" office:value-type="string">
            <text:p>Taxonomy is added permission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16];6;1)&gt;MID([.F215];6;1);&quot;&quot;;MAX([.A$7:.A215])+1)" office:value-type="float" office:value="67">
            <text:p>067</text:p>
          </table:table-cell>
          <table:table-cell table:style-name="ce46" office:value-type="string">
            <text:p>ADM_15_05_02_01</text:p>
          </table:table-cell>
          <table:table-cell table:style-name="ce125" table:formula="of:=IF(VALUE(MID([.F216];6;FIND(&quot;:&quot;;[.F216];1)-FIND(&quot; &quot;;[.F216];1)-1))&gt;VALUE(MID([.F215];6;FIND(&quot;:&quot;;[.F215];1)-FIND(&quot; &quot;;[.F215];1)-1));[.C215];[.C215]+1)" office:value-type="float" office:value="9">
            <text:p>009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55" office:value-type="string">
            <text:p>Add permission for taxonomy to user by searching email of user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7">
          <table:table-cell table:style-name="ce116" table:formula="of:=IF(MID([.F217];6;1)&gt;MID([.F216];6;1);&quot;&quot;;MAX([.A$7:.A216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17];6;FIND(&quot;:&quot;;[.F217];1)-FIND(&quot; &quot;;[.F217];1)-1))&gt;VALUE(MID([.F216];6;FIND(&quot;:&quot;;[.F216];1)-FIND(&quot; &quot;;[.F216];1)-1));[.C216];[.C216]+1)" office:value-type="float" office:value="9">
            <text:p>009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email of user</text:p>
          </table:table-cell>
          <table:table-cell table:style-name="ce156" office:value-type="string">
            <text:p>Step 2: Open form to add permission</text:p>
          </table:table-cell>
          <table:table-cell table:style-name="ce156" office:value-type="string">
            <text:p>- Click 'Permission Management' icon corresponding with taxonomy you want to add permission</text:p>
          </table:table-cell>
          <table:table-cell table:style-name="ce162" office:value-type="string">
            <text:p><text:s/>'Permission Management' form appears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18];6;1)&gt;MID([.F217];6;1);&quot;&quot;;MAX([.A$7:.A217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18];6;FIND(&quot;:&quot;;[.F218];1)-FIND(&quot; &quot;;[.F218];1)-1))&gt;VALUE(MID([.F217];6;FIND(&quot;:&quot;;[.F217];1)-FIND(&quot; &quot;;[.F217];1)-1));[.C217];[.C217]+1)" office:value-type="float" office:value="9">
            <text:p>009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email of user</text:p>
          </table:table-cell>
          <table:table-cell table:style-name="ce159" office:value-type="string">
            <text:p>Step 3: Add permission for user</text:p>
          </table:table-cell>
          <table:table-cell table:style-name="ce160" office:value-type="string">
            <text:p>Select icon of user <text:s/>in 'Add a permission to that node form' </text:p>
          </table:table-cell>
          <table:table-cell table:style-name="ce159" office:value-type="string">
            <text:p><text:s/>'Select user' pop-up appears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19];6;1)&gt;MID([.F218];6;1);&quot;&quot;;MAX([.A$7:.A218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19];6;FIND(&quot;:&quot;;[.F219];1)-FIND(&quot; &quot;;[.F219];1)-1))&gt;VALUE(MID([.F218];6;FIND(&quot;:&quot;;[.F218];1)-FIND(&quot; &quot;;[.F218];1)-1));[.C218];[.C218]+1)" office:value-type="float" office:value="9">
            <text:p>009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email of user</text:p>
          </table:table-cell>
          <table:table-cell table:style-name="ce159" office:value-type="string">
            <text:p>Step 4: Searching user by user name</text:p>
          </table:table-cell>
          <table:table-cell table:style-name="ce159" office:value-type="string">
            <text:p>- Select 'Email' in select-box</text:p>
            <text:p>- Put the email of user</text:p>
            <text:p>- Click 'Search' icon</text:p>
          </table:table-cell>
          <table:table-cell table:style-name="ce159" office:value-type="string">
            <text:p>User is listed in the table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20];6;1)&gt;MID([.F219];6;1);&quot;&quot;;MAX([.A$7:.A219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20];6;FIND(&quot;:&quot;;[.F220];1)-FIND(&quot; &quot;;[.F220];1)-1))&gt;VALUE(MID([.F219];6;FIND(&quot;:&quot;;[.F219];1)-FIND(&quot; &quot;;[.F219];1)-1));[.C219];[.C219]+1)" office:value-type="float" office:value="9">
            <text:p>009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user by searching email of user</text:p>
          </table:table-cell>
          <table:table-cell table:style-name="ce159" office:value-type="string">
            <text:p>Step 5: Select permission for user</text:p>
          </table:table-cell>
          <table:table-cell table:style-name="ce159" office:value-type="string">
            <text:p>- Select the right for user that node</text:p>
            <text:p>- Click Save button</text:p>
          </table:table-cell>
          <table:table-cell table:style-name="ce159" office:value-type="string">
            <text:p>Taxonomy is added permission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21];6;1)&gt;MID([.F220];6;1);&quot;&quot;;MAX([.A$7:.A220])+1)" office:value-type="float" office:value="68">
            <text:p>068</text:p>
          </table:table-cell>
          <table:table-cell table:style-name="ce46" office:value-type="string">
            <text:p>ADM_15_05_02_01</text:p>
          </table:table-cell>
          <table:table-cell table:style-name="ce125" table:formula="of:=IF(VALUE(MID([.F221];6;FIND(&quot;:&quot;;[.F221];1)-FIND(&quot; &quot;;[.F221];1)-1))&gt;VALUE(MID([.F220];6;FIND(&quot;:&quot;;[.F220];1)-FIND(&quot; &quot;;[.F220];1)-1));[.C220];[.C220]+1)" office:value-type="float" office:value="10">
            <text:p>010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55" office:value-type="string">
            <text:p>Add permission for taxonomy to node by searching but put the wrong information of user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7">
          <table:table-cell table:style-name="ce116" table:formula="of:=IF(MID([.F222];6;1)&gt;MID([.F221];6;1);&quot;&quot;;MAX([.A$7:.A221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22];6;FIND(&quot;:&quot;;[.F222];1)-FIND(&quot; &quot;;[.F222];1)-1))&gt;VALUE(MID([.F221];6;FIND(&quot;:&quot;;[.F221];1)-FIND(&quot; &quot;;[.F221];1)-1));[.C221];[.C221]+1)" office:value-type="float" office:value="10">
            <text:p>010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node by searching but put the wrong information of user</text:p>
          </table:table-cell>
          <table:table-cell table:style-name="ce156" office:value-type="string">
            <text:p>Step 2: Open form to add permission</text:p>
          </table:table-cell>
          <table:table-cell table:style-name="ce156" office:value-type="string">
            <text:p>- Click 'Permission Management' icon corresponding with taxonomy you want to add permission</text:p>
          </table:table-cell>
          <table:table-cell table:style-name="ce162" office:value-type="string">
            <text:p><text:s/>'Permission Management' form appears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23];6;1)&gt;MID([.F222];6;1);&quot;&quot;;MAX([.A$7:.A222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23];6;FIND(&quot;:&quot;;[.F223];1)-FIND(&quot; &quot;;[.F223];1)-1))&gt;VALUE(MID([.F222];6;FIND(&quot;:&quot;;[.F222];1)-FIND(&quot; &quot;;[.F222];1)-1));[.C222];[.C222]+1)" office:value-type="float" office:value="10">
            <text:p>010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node by searching but put the wrong information of user</text:p>
          </table:table-cell>
          <table:table-cell table:style-name="ce159" office:value-type="string">
            <text:p>Step 3: Add permission for user</text:p>
          </table:table-cell>
          <table:table-cell table:style-name="ce160" office:value-type="string">
            <text:p>Select icon of user <text:s/>in 'Add a permission to that node form' </text:p>
          </table:table-cell>
          <table:table-cell table:style-name="ce159" office:value-type="string">
            <text:p><text:s/>'Select user' pop-up appears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24];6;1)&gt;MID([.F223];6;1);&quot;&quot;;MAX([.A$7:.A223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24];6;FIND(&quot;:&quot;;[.F224];1)-FIND(&quot; &quot;;[.F224];1)-1))&gt;VALUE(MID([.F223];6;FIND(&quot;:&quot;;[.F223];1)-FIND(&quot; &quot;;[.F223];1)-1));[.C223];[.C223]+1)" office:value-type="float" office:value="10">
            <text:p>010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node by searching but put the wrong information of user</text:p>
          </table:table-cell>
          <table:table-cell table:style-name="ce159" office:value-type="string">
            <text:p>Step 4: Searching user by user name</text:p>
          </table:table-cell>
          <table:table-cell table:style-name="ce159" office:value-type="string">
            <text:p>- Put the information of user</text:p>
            <text:p>- Click 'Search' icon</text:p>
          </table:table-cell>
          <table:table-cell table:style-name="ce159" office:value-type="string">
            <text:p>No user is listed in the table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25];6;1)&gt;MID([.F224];6;1);&quot;&quot;;MAX([.A$7:.A224])+1)" office:value-type="float" office:value="69">
            <text:p>069</text:p>
          </table:table-cell>
          <table:table-cell table:style-name="ce46" office:value-type="string">
            <text:p>ADM_15_05_02_01</text:p>
          </table:table-cell>
          <table:table-cell table:style-name="ce125" table:formula="of:=IF(VALUE(MID([.F225];6;FIND(&quot;:&quot;;[.F225];1)-FIND(&quot; &quot;;[.F225];1)-1))&gt;VALUE(MID([.F224];6;FIND(&quot;:&quot;;[.F224];1)-FIND(&quot; &quot;;[.F224];1)-1));[.C224];[.C224]+1)" office:value-type="float" office:value="11">
            <text:p>011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55" office:value-type="string">
            <text:p>Add permission for taxonomy to group (1)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7">
          <table:table-cell table:style-name="ce116" table:formula="of:=IF(MID([.F226];6;1)&gt;MID([.F225];6;1);&quot;&quot;;MAX([.A$7:.A225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26];6;FIND(&quot;:&quot;;[.F226];1)-FIND(&quot; &quot;;[.F226];1)-1))&gt;VALUE(MID([.F225];6;FIND(&quot;:&quot;;[.F225];1)-FIND(&quot; &quot;;[.F225];1)-1));[.C225];[.C225]+1)" office:value-type="float" office:value="11">
            <text:p>011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group (1)</text:p>
          </table:table-cell>
          <table:table-cell table:style-name="ce156" office:value-type="string">
            <text:p>Step 2: Open form to add permission</text:p>
          </table:table-cell>
          <table:table-cell table:style-name="ce156" office:value-type="string">
            <text:p>- Click 'Permission Management' icon corresponding with taxonomy you want to add permission</text:p>
          </table:table-cell>
          <table:table-cell table:style-name="ce162" office:value-type="string">
            <text:p><text:s/>'Permission Management' form appears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27];6;1)&gt;MID([.F226];6;1);&quot;&quot;;MAX([.A$7:.A226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27];6;FIND(&quot;:&quot;;[.F227];1)-FIND(&quot; &quot;;[.F227];1)-1))&gt;VALUE(MID([.F226];6;FIND(&quot;:&quot;;[.F226];1)-FIND(&quot; &quot;;[.F226];1)-1));[.C226];[.C226]+1)" office:value-type="float" office:value="11">
            <text:p>011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group (1)</text:p>
          </table:table-cell>
          <table:table-cell table:style-name="ce159" office:value-type="string">
            <text:p>Step 3: Add permission for group</text:p>
          </table:table-cell>
          <table:table-cell table:style-name="ce160" office:value-type="string">
            <text:p>Click on icon of group <text:s/>in 'Add a permission to that node form' </text:p>
          </table:table-cell>
          <table:table-cell table:style-name="ce159" office:value-type="string">
            <text:p><text:s/>'Select member' pop-up appears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28];6;1)&gt;MID([.F227];6;1);&quot;&quot;;MAX([.A$7:.A227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28];6;FIND(&quot;:&quot;;[.F228];1)-FIND(&quot; &quot;;[.F228];1)-1))&gt;VALUE(MID([.F227];6;FIND(&quot;:&quot;;[.F227];1)-FIND(&quot; &quot;;[.F227];1)-1));[.C227];[.C227]+1)" office:value-type="float" office:value="11">
            <text:p>011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group (1)</text:p>
          </table:table-cell>
          <table:table-cell table:style-name="ce159" office:value-type="string">
            <text:p>Step 4: Select group in form to add permission</text:p>
          </table:table-cell>
          <table:table-cell table:style-name="ce159" office:value-type="string">
            <text:p>- Select the group in 'Select group' form</text:p>
            <text:p>- Select membership of this group</text:p>
          </table:table-cell>
          <table:table-cell table:style-name="ce159" office:value-type="string">
            <text:p><text:s/>Member of group is selected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29];6;1)&gt;MID([.F228];6;1);&quot;&quot;;MAX([.A$7:.A228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29];6;FIND(&quot;:&quot;;[.F229];1)-FIND(&quot; &quot;;[.F229];1)-1))&gt;VALUE(MID([.F228];6;FIND(&quot;:&quot;;[.F228];1)-FIND(&quot; &quot;;[.F228];1)-1));[.C228];[.C228]+1)" office:value-type="float" office:value="11">
            <text:p>011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group (1)</text:p>
          </table:table-cell>
          <table:table-cell table:style-name="ce159" office:value-type="string">
            <text:p>Step 5: Select permission for group</text:p>
          </table:table-cell>
          <table:table-cell table:style-name="ce159" office:value-type="string">
            <text:p>- Select the right for group that node</text:p>
            <text:p>- Click Save button</text:p>
          </table:table-cell>
          <table:table-cell table:style-name="ce159" office:value-type="string">
            <text:p>Taxonomy is added permission. All the users with added membership can do these <text:s/>actions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30];6;1)&gt;MID([.F229];6;1);&quot;&quot;;MAX([.A$7:.A229])+1)" office:value-type="float" office:value="70">
            <text:p>070</text:p>
          </table:table-cell>
          <table:table-cell table:style-name="ce46" office:value-type="string">
            <text:p>ADM_15_05_02_01</text:p>
          </table:table-cell>
          <table:table-cell table:style-name="ce125" table:formula="of:=IF(VALUE(MID([.F230];6;FIND(&quot;:&quot;;[.F230];1)-FIND(&quot; &quot;;[.F230];1)-1))&gt;VALUE(MID([.F229];6;FIND(&quot;:&quot;;[.F229];1)-FIND(&quot; &quot;;[.F229];1)-1));[.C229];[.C229]+1)" office:value-type="float" office:value="12">
            <text:p>012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59" office:value-type="string">
            <text:p>Add permission for taxonomy to group (2)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7">
          <table:table-cell table:style-name="ce116" table:formula="of:=IF(MID([.F231];6;1)&gt;MID([.F230];6;1);&quot;&quot;;MAX([.A$7:.A230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31];6;FIND(&quot;:&quot;;[.F231];1)-FIND(&quot; &quot;;[.F231];1)-1))&gt;VALUE(MID([.F230];6;FIND(&quot;:&quot;;[.F230];1)-FIND(&quot; &quot;;[.F230];1)-1));[.C230];[.C230]+1)" office:value-type="float" office:value="12">
            <text:p>012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8" office:value-type="string">
            <text:p>Add permission for taxonomy to group (2)</text:p>
          </table:table-cell>
          <table:table-cell table:style-name="ce156" office:value-type="string">
            <text:p>Step 2: Open form to add permission</text:p>
          </table:table-cell>
          <table:table-cell table:style-name="ce156" office:value-type="string">
            <text:p>- Click 'Permission Management' icon corresponding with taxonomy you want to add permission</text:p>
          </table:table-cell>
          <table:table-cell table:style-name="ce162" office:value-type="string">
            <text:p><text:s/>'Permission Management' form appears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32];6;1)&gt;MID([.F231];6;1);&quot;&quot;;MAX([.A$7:.A231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32];6;FIND(&quot;:&quot;;[.F232];1)-FIND(&quot; &quot;;[.F232];1)-1))&gt;VALUE(MID([.F231];6;FIND(&quot;:&quot;;[.F231];1)-FIND(&quot; &quot;;[.F231];1)-1));[.C231];[.C231]+1)" office:value-type="float" office:value="12">
            <text:p>012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8" office:value-type="string">
            <text:p>Add permission for taxonomy to group (2)</text:p>
          </table:table-cell>
          <table:table-cell table:style-name="ce159" office:value-type="string">
            <text:p>Step 3: Add permission for group</text:p>
          </table:table-cell>
          <table:table-cell table:style-name="ce160" office:value-type="string">
            <text:p>Click on icon of group <text:s/>in 'Add a permission to that node form' </text:p>
          </table:table-cell>
          <table:table-cell table:style-name="ce159" office:value-type="string">
            <text:p><text:s/>'Select member' pop-up appears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33];6;1)&gt;MID([.F232];6;1);&quot;&quot;;MAX([.A$7:.A232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33];6;FIND(&quot;:&quot;;[.F233];1)-FIND(&quot; &quot;;[.F233];1)-1))&gt;VALUE(MID([.F232];6;FIND(&quot;:&quot;;[.F232];1)-FIND(&quot; &quot;;[.F232];1)-1));[.C232];[.C232]+1)" office:value-type="float" office:value="12">
            <text:p>012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8" office:value-type="string">
            <text:p>Add permission for taxonomy to group (2)</text:p>
          </table:table-cell>
          <table:table-cell table:style-name="ce159" office:value-type="string">
            <text:p>Step 4: Select group in form to add permission</text:p>
          </table:table-cell>
          <table:table-cell table:style-name="ce159" office:value-type="string">
            <text:p>- Select the group in 'Select group' form</text:p>
            <text:p>- Select membership is *</text:p>
          </table:table-cell>
          <table:table-cell table:style-name="ce159" office:value-type="string">
            <text:p><text:s/>Member of group is selected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34];6;1)&gt;MID([.F233];6;1);&quot;&quot;;MAX([.A$7:.A233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34];6;FIND(&quot;:&quot;;[.F234];1)-FIND(&quot; &quot;;[.F234];1)-1))&gt;VALUE(MID([.F233];6;FIND(&quot;:&quot;;[.F233];1)-FIND(&quot; &quot;;[.F233];1)-1));[.C233];[.C233]+1)" office:value-type="float" office:value="12">
            <text:p>012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8" office:value-type="string">
            <text:p>Add permission for taxonomy to group (2)</text:p>
          </table:table-cell>
          <table:table-cell table:style-name="ce159" office:value-type="string">
            <text:p>Step 5: Select permission for group</text:p>
          </table:table-cell>
          <table:table-cell table:style-name="ce159" office:value-type="string">
            <text:p>- Select the right for group </text:p>
            <text:p>- Click Save button</text:p>
          </table:table-cell>
          <table:table-cell table:style-name="ce159" office:value-type="string">
            <text:p>Taxonomy is added permission. All the users in the group at step 5 can do these <text:s/>actions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35];6;1)&gt;MID([.F234];6;1);&quot;&quot;;MAX([.A$7:.A234])+1)" office:value-type="float" office:value="71">
            <text:p>071</text:p>
          </table:table-cell>
          <table:table-cell table:style-name="ce46" office:value-type="string">
            <text:p>ADM_15_05_02_01</text:p>
          </table:table-cell>
          <table:table-cell table:style-name="ce125" table:formula="of:=IF(VALUE(MID([.F235];6;FIND(&quot;:&quot;;[.F235];1)-FIND(&quot; &quot;;[.F235];1)-1))&gt;VALUE(MID([.F234];6;FIND(&quot;:&quot;;[.F234];1)-FIND(&quot; &quot;;[.F234];1)-1));[.C234];[.C234]+1)" office:value-type="float" office:value="13">
            <text:p>013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55" office:value-type="string">
            <text:p>Add permission for taxonomy to everybody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7">
          <table:table-cell table:style-name="ce116" table:formula="of:=IF(MID([.F236];6;1)&gt;MID([.F235];6;1);&quot;&quot;;MAX([.A$7:.A235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36];6;FIND(&quot;:&quot;;[.F236];1)-FIND(&quot; &quot;;[.F236];1)-1))&gt;VALUE(MID([.F235];6;FIND(&quot;:&quot;;[.F235];1)-FIND(&quot; &quot;;[.F235];1)-1));[.C235];[.C235]+1)" office:value-type="float" office:value="13">
            <text:p>013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everybody</text:p>
          </table:table-cell>
          <table:table-cell table:style-name="ce156" office:value-type="string">
            <text:p>Step 2: Open form to add permission</text:p>
          </table:table-cell>
          <table:table-cell table:style-name="ce156" office:value-type="string">
            <text:p>- Click 'Permission Management' icon corresponding with taxonomy you want to add permission</text:p>
          </table:table-cell>
          <table:table-cell table:style-name="ce162" office:value-type="string">
            <text:p><text:s/>'Permission Management' form appears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37];6;1)&gt;MID([.F236];6;1);&quot;&quot;;MAX([.A$7:.A236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37];6;FIND(&quot;:&quot;;[.F237];1)-FIND(&quot; &quot;;[.F237];1)-1))&gt;VALUE(MID([.F236];6;FIND(&quot;:&quot;;[.F236];1)-FIND(&quot; &quot;;[.F236];1)-1));[.C236];[.C236]+1)" office:value-type="float" office:value="13">
            <text:p>013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everybody</text:p>
          </table:table-cell>
          <table:table-cell table:style-name="ce159" office:value-type="string">
            <text:p>Step 3: Add permission for users</text:p>
          </table:table-cell>
          <table:table-cell table:style-name="ce160" office:value-type="string">
            <text:p>Select icon of group <text:s/>in 'Add a permission to that node form' </text:p>
          </table:table-cell>
          <table:table-cell table:style-name="ce159" office:value-type="string">
            <text:p>Users are automatically added 'Read' permission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38];6;1)&gt;MID([.F237];6;1);&quot;&quot;;MAX([.A$7:.A237])+1)">
            <text:p/>
          </table:table-cell>
          <table:table-cell table:style-name="ce46" office:value-type="string">
            <text:p>ADM_15_05_02_01</text:p>
          </table:table-cell>
          <table:table-cell table:style-name="ce125" table:formula="of:=IF(VALUE(MID([.F238];6;FIND(&quot;:&quot;;[.F238];1)-FIND(&quot; &quot;;[.F238];1)-1))&gt;VALUE(MID([.F237];6;FIND(&quot;:&quot;;[.F237];1)-FIND(&quot; &quot;;[.F237];1)-1));[.C237];[.C237]+1)" office:value-type="float" office:value="13">
            <text:p>013</text:p>
          </table:table-cell>
          <table:table-cell table:style-name="ce127" office:value-type="string">
            <text:p>DMS\Admin\Ontologies\Manage <text:s/>Taxonomy Tree\Taxonomy\Permission\Add</text:p>
          </table:table-cell>
          <table:table-cell table:style-name="ce156" office:value-type="string">
            <text:p>Add permission for taxonomy to everybody</text:p>
          </table:table-cell>
          <table:table-cell table:style-name="ce159" office:value-type="string">
            <text:p>Step 4: Select permission for users</text:p>
          </table:table-cell>
          <table:table-cell table:style-name="ce159" office:value-type="string">
            <text:p>- Select the right for users </text:p>
            <text:p>- Click Save button</text:p>
          </table:table-cell>
          <table:table-cell table:style-name="ce159" office:value-type="string">
            <text:p>Taxonomy is added permission. Everybody can see this taxonom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39];6;1)&gt;MID([.F238];6;1);&quot;&quot;;MAX([.A$7:.A238])+1)" office:value-type="float" office:value="72">
            <text:p>072</text:p>
          </table:table-cell>
          <table:table-cell table:style-name="ce46" office:value-type="string">
            <text:p>ADM_15_05_02_02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Ontologies\Manage <text:s/>Taxonomy Tree\Taxonomy\Permission\Edit</text:p>
          </table:table-cell>
          <table:table-cell table:style-name="ce55" office:value-type="string">
            <text:p>Edit permission of user/group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40];6;1)&gt;MID([.F239];6;1);&quot;&quot;;MAX([.A$7:.A239])+1)">
            <text:p/>
          </table:table-cell>
          <table:table-cell table:style-name="ce46" office:value-type="string">
            <text:p>ADM_15_05_02_02</text:p>
          </table:table-cell>
          <table:table-cell table:style-name="ce125" table:formula="of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127" office:value-type="string">
            <text:p>DMS\Admin\Ontologies\Manage <text:s/>Taxonomy Tree\Taxonomy\Permission\Edit</text:p>
          </table:table-cell>
          <table:table-cell table:style-name="ce156" office:value-type="string">
            <text:p>Edit permission of user/group</text:p>
          </table:table-cell>
          <table:table-cell table:style-name="ce159" office:value-type="string">
            <text:p>Step 2: Add permission for taxonomy</text:p>
          </table:table-cell>
          <table:table-cell table:style-name="ce156" office:value-type="string">
            <text:p>- Click 'Permission Management' icon corresponding with taxonomy you want to add permission</text:p>
            <text:p>- Add permission for this taxonomy</text:p>
          </table:table-cell>
          <table:table-cell table:style-name="ce159" office:value-type="string">
            <text:p>Taxonomy is added permission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3">
          <table:table-cell table:style-name="ce116" table:formula="of:=IF(MID([.F241];6;1)&gt;MID([.F240];6;1);&quot;&quot;;MAX([.A$7:.A240])+1)">
            <text:p/>
          </table:table-cell>
          <table:table-cell table:style-name="ce46" office:value-type="string">
            <text:p>ADM_15_05_02_02</text:p>
          </table:table-cell>
          <table:table-cell table:style-name="ce125" table:formula="of:=IF(VALUE(MID([.F241];6;FIND(&quot;:&quot;;[.F241];1)-FIND(&quot; &quot;;[.F241];1)-1))&gt;VALUE(MID([.F240];6;FIND(&quot;:&quot;;[.F240];1)-FIND(&quot; &quot;;[.F240];1)-1));[.C240];[.C240]+1)" office:value-type="float" office:value="1">
            <text:p>001</text:p>
          </table:table-cell>
          <table:table-cell table:style-name="ce127" office:value-type="string">
            <text:p>DMS\Admin\Ontologies\Manage <text:s/>Taxonomy Tree\Taxonomy\Permission\Edit</text:p>
          </table:table-cell>
          <table:table-cell table:style-name="ce156" office:value-type="string">
            <text:p>Edit permission of user/group</text:p>
          </table:table-cell>
          <table:table-cell table:style-name="ce159" office:value-type="string">
            <text:p>Step 3: Edit permission of taxonomy</text:p>
          </table:table-cell>
          <table:table-cell table:style-name="ce161" office:value-type="string">
            <text:p><text:span text:style-name="T11">- Click 'Permission Management' icon </text:span><text:span text:style-name="T11">again</text:span></text:p>
            <text:p><text:span text:style-name="T11">- In 'Permission Management' form, click </text:span><text:span text:style-name="T11">'Edit' icon corresponding with the </text:span><text:span text:style-name="T11">permission of user/group you want to </text:span><text:span text:style-name="T11">edit</text:span></text:p>
            <text:p><text:span text:style-name="T11">- Select the right for user/group</text:span></text:p>
            <text:p><text:span text:style-name="T11">- Click Save button</text:span></text:p>
          </table:table-cell>
          <table:table-cell table:style-name="ce159" office:value-type="string">
            <text:p>Permission of taxonomy to user/group is edited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42];6;1)&gt;MID([.F241];6;1);&quot;&quot;;MAX([.A$7:.A241])+1)" office:value-type="float" office:value="73">
            <text:p>073</text:p>
          </table:table-cell>
          <table:table-cell table:style-name="ce46" office:value-type="string">
            <text:p>ADM_15_05_02_02</text:p>
          </table:table-cell>
          <table:table-cell table:style-name="ce125" table:formula="of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127" office:value-type="string">
            <text:p>DMS\Admin\Ontologies\Manage <text:s/>Taxonomy Tree\Taxonomy\Permission\Edit</text:p>
          </table:table-cell>
          <table:table-cell table:style-name="ce55" office:value-type="string">
            <text:p>Edit permission of system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43];6;1)&gt;MID([.F242];6;1);&quot;&quot;;MAX([.A$7:.A242])+1)">
            <text:p/>
          </table:table-cell>
          <table:table-cell table:style-name="ce46" office:value-type="string">
            <text:p>ADM_15_05_02_02</text:p>
          </table:table-cell>
          <table:table-cell table:style-name="ce125" table:formula="of:=IF(VALUE(MID([.F243];6;FIND(&quot;:&quot;;[.F243];1)-FIND(&quot; &quot;;[.F243];1)-1))&gt;VALUE(MID([.F242];6;FIND(&quot;:&quot;;[.F242];1)-FIND(&quot; &quot;;[.F242];1)-1));[.C242];[.C242]+1)" office:value-type="float" office:value="2">
            <text:p>002</text:p>
          </table:table-cell>
          <table:table-cell table:style-name="ce127" office:value-type="string">
            <text:p>DMS\Admin\Ontologies\Manage <text:s/>Taxonomy Tree\Taxonomy\Permission\Edit</text:p>
          </table:table-cell>
          <table:table-cell table:style-name="ce156" office:value-type="string">
            <text:p>Edit permission of system</text:p>
          </table:table-cell>
          <table:table-cell table:style-name="ce159" office:value-type="string">
            <text:p>Step 2: Add permission for taxonomy</text:p>
          </table:table-cell>
          <table:table-cell table:style-name="ce156" office:value-type="string">
            <text:p>- Click 'Permission Management' icon corresponding with taxonomy you want to add permission</text:p>
            <text:p>- Add permission for this taxonomy</text:p>
          </table:table-cell>
          <table:table-cell table:style-name="ce159" office:value-type="string">
            <text:p>Taxonomy is added permission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44];6;1)&gt;MID([.F243];6;1);&quot;&quot;;MAX([.A$7:.A243])+1)">
            <text:p/>
          </table:table-cell>
          <table:table-cell table:style-name="ce46" office:value-type="string">
            <text:p>ADM_15_05_02_02</text:p>
          </table:table-cell>
          <table:table-cell table:style-name="ce125" table:formula="of:=IF(VALUE(MID([.F244];6;FIND(&quot;:&quot;;[.F244];1)-FIND(&quot; &quot;;[.F244];1)-1))&gt;VALUE(MID([.F243];6;FIND(&quot;:&quot;;[.F243];1)-FIND(&quot; &quot;;[.F243];1)-1));[.C243];[.C243]+1)" office:value-type="float" office:value="2">
            <text:p>002</text:p>
          </table:table-cell>
          <table:table-cell table:style-name="ce127" office:value-type="string">
            <text:p>DMS\Admin\Ontologies\Manage <text:s/>Taxonomy Tree\Taxonomy\Permission\Edit</text:p>
          </table:table-cell>
          <table:table-cell table:style-name="ce156" office:value-type="string">
            <text:p>Edit permission of system</text:p>
          </table:table-cell>
          <table:table-cell table:style-name="ce159" office:value-type="string">
            <text:p>Step 3: Edit permission of taxonomy</text:p>
          </table:table-cell>
          <table:table-cell table:style-name="ce161" office:value-type="string">
            <text:p><text:span text:style-name="T11">- Click 'Permission Management' icon </text:span><text:span text:style-name="T11">again</text:span></text:p>
            <text:p><text:span text:style-name="T11">- In 'Permission Management' form, click </text:span><text:span text:style-name="T11">'Edit' icon corresponding with the </text:span><text:span text:style-name="T11">permission of system</text:span></text:p>
          </table:table-cell>
          <table:table-cell table:style-name="ce159" office:value-type="string">
            <text:p>You can not edit permission of system with this taxonom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45];6;1)&gt;MID([.F244];6;1);&quot;&quot;;MAX([.A$7:.A244])+1)" office:value-type="float" office:value="74">
            <text:p>074</text:p>
          </table:table-cell>
          <table:table-cell table:style-name="ce46" office:value-type="string">
            <text:p>ADM_15_05_02_03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Ontologies\Manage <text:s/>Taxonomy Tree\Taxonomy\Permission\Delete</text:p>
          </table:table-cell>
          <table:table-cell table:style-name="ce55" office:value-type="string">
            <text:p>Delete permission of user/group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46];6;1)&gt;MID([.F245];6;1);&quot;&quot;;MAX([.A$7:.A245])+1)">
            <text:p/>
          </table:table-cell>
          <table:table-cell table:style-name="ce46" office:value-type="string">
            <text:p>ADM_15_05_02_03</text:p>
          </table:table-cell>
          <table:table-cell table:style-name="ce125" table:formula="of:=IF(VALUE(MID([.F246];6;FIND(&quot;:&quot;;[.F246];1)-FIND(&quot; &quot;;[.F246];1)-1))&gt;VALUE(MID([.F245];6;FIND(&quot;:&quot;;[.F245];1)-FIND(&quot; &quot;;[.F245];1)-1));[.C245];[.C245]+1)" office:value-type="float" office:value="1">
            <text:p>001</text:p>
          </table:table-cell>
          <table:table-cell table:style-name="ce127" office:value-type="string">
            <text:p>DMS\Admin\Ontologies\Manage <text:s/>Taxonomy Tree\Taxonomy\Permission\Delete</text:p>
          </table:table-cell>
          <table:table-cell table:style-name="ce156" office:value-type="string">
            <text:p>Delete permission of user/group</text:p>
          </table:table-cell>
          <table:table-cell table:style-name="ce159" office:value-type="string">
            <text:p>Step 2: Add permission for taxonomy</text:p>
          </table:table-cell>
          <table:table-cell table:style-name="ce156" office:value-type="string">
            <text:p>- Click 'Permission Management' icon corresponding with taxonomy you want to add permission</text:p>
            <text:p>- Add permission for this taxonomy</text:p>
          </table:table-cell>
          <table:table-cell table:style-name="ce159" office:value-type="string">
            <text:p>Taxonomy is added permission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47];6;1)&gt;MID([.F246];6;1);&quot;&quot;;MAX([.A$7:.A246])+1)">
            <text:p/>
          </table:table-cell>
          <table:table-cell table:style-name="ce46" office:value-type="string">
            <text:p>ADM_15_05_02_03</text:p>
          </table:table-cell>
          <table:table-cell table:style-name="ce125" table:formula="of:=IF(VALUE(MID([.F247];6;FIND(&quot;:&quot;;[.F247];1)-FIND(&quot; &quot;;[.F247];1)-1))&gt;VALUE(MID([.F246];6;FIND(&quot;:&quot;;[.F246];1)-FIND(&quot; &quot;;[.F246];1)-1));[.C246];[.C246]+1)" office:value-type="float" office:value="1">
            <text:p>001</text:p>
          </table:table-cell>
          <table:table-cell table:style-name="ce127" office:value-type="string">
            <text:p>DMS\Admin\Ontologies\Manage <text:s/>Taxonomy Tree\Taxonomy\Permission\Delete</text:p>
          </table:table-cell>
          <table:table-cell table:style-name="ce156" office:value-type="string">
            <text:p>Delete permission of user/group</text:p>
          </table:table-cell>
          <table:table-cell table:style-name="ce159" office:value-type="string">
            <text:p>Step 3: Delete permission of taxonomy</text:p>
          </table:table-cell>
          <table:table-cell table:style-name="ce161" office:value-type="string">
            <text:p><text:span text:style-name="T11">- Click 'Permission Management' icon </text:span><text:span text:style-name="T11">again</text:span></text:p>
            <text:p><text:span text:style-name="T11">- In 'Permission Management' form, click </text:span><text:span text:style-name="T11">'Delete' icon corresponding with </text:span><text:span text:style-name="T11">taxonomy you want to edit</text:span></text:p>
          </table:table-cell>
          <table:table-cell table:style-name="ce159" office:value-type="string">
            <text:p>Permission of taxonomy to user/group is deleted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48];6;1)&gt;MID([.F247];6;1);&quot;&quot;;MAX([.A$7:.A247])+1)" office:value-type="float" office:value="75">
            <text:p>075</text:p>
          </table:table-cell>
          <table:table-cell table:style-name="ce46" office:value-type="string">
            <text:p>ADM_15_05_02_03</text:p>
          </table:table-cell>
          <table:table-cell table:style-name="ce125" table:formula="of:=IF(VALUE(MID([.F248];6;FIND(&quot;:&quot;;[.F248];1)-FIND(&quot; &quot;;[.F248];1)-1))&gt;VALUE(MID([.F247];6;FIND(&quot;:&quot;;[.F247];1)-FIND(&quot; &quot;;[.F247];1)-1));[.C247];[.C247]+1)" office:value-type="float" office:value="2">
            <text:p>002</text:p>
          </table:table-cell>
          <table:table-cell table:style-name="ce127" office:value-type="string">
            <text:p>DMS\Admin\Ontologies\Manage <text:s/>Taxonomy Tree\Taxonomy\Permission\Delete</text:p>
          </table:table-cell>
          <table:table-cell table:style-name="ce55" office:value-type="string">
            <text:p>Delete permission of system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49];6;1)&gt;MID([.F248];6;1);&quot;&quot;;MAX([.A$7:.A248])+1)">
            <text:p/>
          </table:table-cell>
          <table:table-cell table:style-name="ce46" office:value-type="string">
            <text:p>ADM_15_05_02_03</text:p>
          </table:table-cell>
          <table:table-cell table:style-name="ce125" table:formula="of:=IF(VALUE(MID([.F249];6;FIND(&quot;:&quot;;[.F249];1)-FIND(&quot; &quot;;[.F249];1)-1))&gt;VALUE(MID([.F248];6;FIND(&quot;:&quot;;[.F248];1)-FIND(&quot; &quot;;[.F248];1)-1));[.C248];[.C248]+1)" office:value-type="float" office:value="2">
            <text:p>002</text:p>
          </table:table-cell>
          <table:table-cell table:style-name="ce127" office:value-type="string">
            <text:p>DMS\Admin\Ontologies\Manage <text:s/>Taxonomy Tree\Taxonomy\Permission\Delete</text:p>
          </table:table-cell>
          <table:table-cell table:style-name="ce156" office:value-type="string">
            <text:p>Delete permission of system</text:p>
          </table:table-cell>
          <table:table-cell table:style-name="ce159" office:value-type="string">
            <text:p>Step 2: Add permission for taxonomy</text:p>
          </table:table-cell>
          <table:table-cell table:style-name="ce156" office:value-type="string">
            <text:p>- Click 'Permission Management' icon corresponding with taxonomy you want to add permission</text:p>
            <text:p>- Add permission for this taxonomy</text:p>
          </table:table-cell>
          <table:table-cell table:style-name="ce159" office:value-type="string">
            <text:p>Taxonomy is added permission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2">
          <table:table-cell table:style-name="ce116" table:formula="of:=IF(MID([.F250];6;1)&gt;MID([.F249];6;1);&quot;&quot;;MAX([.A$7:.A249])+1)">
            <text:p/>
          </table:table-cell>
          <table:table-cell table:style-name="ce46" office:value-type="string">
            <text:p>ADM_15_05_02_03</text:p>
          </table:table-cell>
          <table:table-cell table:style-name="ce125" table:formula="of:=IF(VALUE(MID([.F250];6;FIND(&quot;:&quot;;[.F250];1)-FIND(&quot; &quot;;[.F250];1)-1))&gt;VALUE(MID([.F249];6;FIND(&quot;:&quot;;[.F249];1)-FIND(&quot; &quot;;[.F249];1)-1));[.C249];[.C249]+1)" office:value-type="float" office:value="2">
            <text:p>002</text:p>
          </table:table-cell>
          <table:table-cell table:style-name="ce127" office:value-type="string">
            <text:p>DMS\Admin\Ontologies\Manage <text:s/>Taxonomy Tree\Taxonomy\Permission\Delete</text:p>
          </table:table-cell>
          <table:table-cell table:style-name="ce156" office:value-type="string">
            <text:p>Delete permission of system</text:p>
          </table:table-cell>
          <table:table-cell table:style-name="ce159" office:value-type="string">
            <text:p>Step 3: Delete permission of taxonomy</text:p>
          </table:table-cell>
          <table:table-cell table:style-name="ce161" office:value-type="string">
            <text:p><text:span text:style-name="T11">- Click 'Permission Management' icon </text:span><text:span text:style-name="T11">again</text:span></text:p>
            <text:p><text:span text:style-name="T11">- In 'Permission Management' form, click </text:span><text:span text:style-name="T11">'Delete' icon corresponding with system</text:span></text:p>
          </table:table-cell>
          <table:table-cell table:style-name="ce159" office:value-type="string">
            <text:p>Show message alert that you don't can not delete permission of the owner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51];6;1)&gt;MID([.F250];6;1);&quot;&quot;;MAX([.A$7:.A250])+1)" office:value-type="float" office:value="76">
            <text:p>076</text:p>
          </table:table-cell>
          <table:table-cell table:style-name="ce46" office:value-type="string">
            <text:p>ADM_15_05_02_03</text:p>
          </table:table-cell>
          <table:table-cell table:style-name="ce125" table:formula="of:=IF(VALUE(MID([.F251];6;FIND(&quot;:&quot;;[.F251];1)-FIND(&quot; &quot;;[.F251];1)-1))&gt;VALUE(MID([.F250];6;FIND(&quot;:&quot;;[.F250];1)-FIND(&quot; &quot;;[.F250];1)-1));[.C250];[.C250]+1)" office:value-type="float" office:value="3">
            <text:p>003</text:p>
          </table:table-cell>
          <table:table-cell table:style-name="ce127" office:value-type="string">
            <text:p>DMS\Admin\Ontologies\Manage <text:s/>Taxonomy Tree\Taxonomy\Permission\Delete</text:p>
          </table:table-cell>
          <table:table-cell table:style-name="ce55" office:value-type="string">
            <text:p>Delete permission of taxonomy in case there is only one permission of this taxonomy (except system)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52];6;1)&gt;MID([.F251];6;1);&quot;&quot;;MAX([.A$7:.A251])+1)">
            <text:p/>
          </table:table-cell>
          <table:table-cell table:style-name="ce46" office:value-type="string">
            <text:p>ADM_15_05_02_03</text:p>
          </table:table-cell>
          <table:table-cell table:style-name="ce125" table:formula="of:=IF(VALUE(MID([.F252];6;FIND(&quot;:&quot;;[.F252];1)-FIND(&quot; &quot;;[.F252];1)-1))&gt;VALUE(MID([.F251];6;FIND(&quot;:&quot;;[.F251];1)-FIND(&quot; &quot;;[.F251];1)-1));[.C251];[.C251]+1)" office:value-type="float" office:value="3">
            <text:p>003</text:p>
          </table:table-cell>
          <table:table-cell table:style-name="ce127" office:value-type="string">
            <text:p>DMS\Admin\Ontologies\Manage <text:s/>Taxonomy Tree\Taxonomy\Permission\Delete</text:p>
          </table:table-cell>
          <table:table-cell table:style-name="ce156" office:value-type="string">
            <text:p>Delete permission of taxonomy in case there is only one permission of this taxonomy (except system)</text:p>
          </table:table-cell>
          <table:table-cell table:style-name="ce159" office:value-type="string">
            <text:p>Step 2: Add permission for taxonomy</text:p>
          </table:table-cell>
          <table:table-cell table:style-name="ce156" office:value-type="string">
            <text:p>- Click 'Permission Management' icon corresponding with taxonomy you want to add permission</text:p>
            <text:p>- Add permission for this taxonomy</text:p>
          </table:table-cell>
          <table:table-cell table:style-name="ce159" office:value-type="string">
            <text:p>Taxonomy is added permission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53];6;1)&gt;MID([.F252];6;1);&quot;&quot;;MAX([.A$7:.A252])+1)">
            <text:p/>
          </table:table-cell>
          <table:table-cell table:style-name="ce46" office:value-type="string">
            <text:p>ADM_15_05_02_03</text:p>
          </table:table-cell>
          <table:table-cell table:style-name="ce125" table:formula="of:=IF(VALUE(MID([.F253];6;FIND(&quot;:&quot;;[.F253];1)-FIND(&quot; &quot;;[.F253];1)-1))&gt;VALUE(MID([.F252];6;FIND(&quot;:&quot;;[.F252];1)-FIND(&quot; &quot;;[.F252];1)-1));[.C252];[.C252]+1)" office:value-type="float" office:value="3">
            <text:p>003</text:p>
          </table:table-cell>
          <table:table-cell table:style-name="ce127" office:value-type="string">
            <text:p>DMS\Admin\Ontologies\Manage <text:s/>Taxonomy Tree\Taxonomy\Permission\Delete</text:p>
          </table:table-cell>
          <table:table-cell table:style-name="ce156" office:value-type="string">
            <text:p>Delete permission of taxonomy in case there is only one permission of this taxonomy (except system)</text:p>
          </table:table-cell>
          <table:table-cell table:style-name="ce159" office:value-type="string">
            <text:p>Step 3: Delete permission of taxonomy</text:p>
          </table:table-cell>
          <table:table-cell table:style-name="ce161" office:value-type="string">
            <text:p><text:span text:style-name="T11">- Click 'Permission Management' icon </text:span><text:span text:style-name="T11">again</text:span></text:p>
            <text:p><text:span text:style-name="T11">- In 'Permission Management' form, click </text:span><text:span text:style-name="T11">'Delete' icon corresponding with </text:span><text:span text:style-name="T11">taxonomy you want to edit</text:span></text:p>
          </table:table-cell>
          <table:table-cell table:style-name="ce159" office:value-type="string">
            <text:p>Show message alert that you don't can not delete permission of this user/group 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54];6;1)&gt;MID([.F253];6;1);&quot;&quot;;MAX([.A$7:.A253])+1)" office:value-type="float" office:value="77">
            <text:p>077</text:p>
          </table:table-cell>
          <table:table-cell table:style-name="ce46" office:value-type="string">
            <text:p>ADM_15_05_03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Ontologies\Manage <text:s/>Taxonomy Tree\Taxonomy\Copy_Paste</text:p>
          </table:table-cell>
          <table:table-cell table:style-name="ce55" office:value-type="string">
            <text:p>Copy/Paste <text:s/>a taxonomy to a taxonomy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55];6;1)&gt;MID([.F254];6;1);&quot;&quot;;MAX([.A$7:.A254])+1)">
            <text:p/>
          </table:table-cell>
          <table:table-cell table:style-name="ce46" office:value-type="string">
            <text:p>ADM_15_05_03</text:p>
          </table:table-cell>
          <table:table-cell table:style-name="ce125" table:formula="of:=IF(VALUE(MID([.F255];6;FIND(&quot;:&quot;;[.F255];1)-FIND(&quot; &quot;;[.F255];1)-1))&gt;VALUE(MID([.F254];6;FIND(&quot;:&quot;;[.F254];1)-FIND(&quot; &quot;;[.F254];1)-1));[.C254];[.C254]+1)" office:value-type="float" office:value="1">
            <text:p>001</text:p>
          </table:table-cell>
          <table:table-cell table:style-name="ce127" office:value-type="string">
            <text:p>DMS\Admin\Ontologies\Manage <text:s/>Taxonomy Tree\Taxonomy\Copy_Paste</text:p>
          </table:table-cell>
          <table:table-cell table:style-name="ce156" office:value-type="string">
            <text:p>Copy/Paste <text:s/>a taxonomy to a taxonomy</text:p>
          </table:table-cell>
          <table:table-cell table:style-name="ce156" office:value-type="string">
            <text:p>Step 2: Copy a taxonomy</text:p>
          </table:table-cell>
          <table:table-cell table:style-name="ce156" office:value-type="string">
            <text:p>- Click 'Copy' icon on a taxonomy you want to copy</text:p>
          </table:table-cell>
          <table:table-cell table:style-name="ce162" office:value-type="string">
            <text:p>Taxonomy is copied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56];6;1)&gt;MID([.F255];6;1);&quot;&quot;;MAX([.A$7:.A255])+1)">
            <text:p/>
          </table:table-cell>
          <table:table-cell table:style-name="ce46" office:value-type="string">
            <text:p>ADM_15_05_03</text:p>
          </table:table-cell>
          <table:table-cell table:style-name="ce125" table:formula="of:=IF(VALUE(MID([.F256];6;FIND(&quot;:&quot;;[.F256];1)-FIND(&quot; &quot;;[.F256];1)-1))&gt;VALUE(MID([.F255];6;FIND(&quot;:&quot;;[.F255];1)-FIND(&quot; &quot;;[.F255];1)-1));[.C255];[.C255]+1)" office:value-type="float" office:value="1">
            <text:p>001</text:p>
          </table:table-cell>
          <table:table-cell table:style-name="ce127" office:value-type="string">
            <text:p>DMS\Admin\Ontologies\Manage <text:s/>Taxonomy Tree\Taxonomy\Copy_Paste</text:p>
          </table:table-cell>
          <table:table-cell table:style-name="ce156" office:value-type="string">
            <text:p>Copy/Paste <text:s/>a taxonomy to a taxonomy</text:p>
          </table:table-cell>
          <table:table-cell table:style-name="ce156" office:value-type="string">
            <text:p>Step 3: Paste a copied taxonomy</text:p>
          </table:table-cell>
          <table:table-cell table:style-name="ce156" office:value-type="string">
            <text:p>- Select destination path you want to paste taxonomy</text:p>
            <text:p>- Click ' Paste' icon</text:p>
          </table:table-cell>
          <table:table-cell table:style-name="ce162" office:value-type="string">
            <text:p>Taxonomy is pasted successfully 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57];6;1)&gt;MID([.F256];6;1);&quot;&quot;;MAX([.A$7:.A256])+1)" office:value-type="float" office:value="78">
            <text:p>078</text:p>
          </table:table-cell>
          <table:table-cell table:style-name="ce46" office:value-type="string">
            <text:p>ADM_15_05_03</text:p>
          </table:table-cell>
          <table:table-cell table:style-name="ce125" table:formula="of:=IF(VALUE(MID([.F257];6;FIND(&quot;:&quot;;[.F257];1)-FIND(&quot; &quot;;[.F257];1)-1))&gt;VALUE(MID([.F256];6;FIND(&quot;:&quot;;[.F256];1)-FIND(&quot; &quot;;[.F256];1)-1));[.C256];[.C256]+1)" office:value-type="float" office:value="2">
            <text:p>002</text:p>
          </table:table-cell>
          <table:table-cell table:style-name="ce127" office:value-type="string">
            <text:p>DMS\Admin\Ontologies\Manage <text:s/>Taxonomy Tree\Taxonomy\Copy_Paste</text:p>
          </table:table-cell>
          <table:table-cell table:style-name="ce55" office:value-type="string">
            <text:p>Copy a taxonomy and paste into its child node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58];6;1)&gt;MID([.F257];6;1);&quot;&quot;;MAX([.A$7:.A257])+1)">
            <text:p/>
          </table:table-cell>
          <table:table-cell table:style-name="ce46" office:value-type="string">
            <text:p>ADM_15_05_03</text:p>
          </table:table-cell>
          <table:table-cell table:style-name="ce125" table:formula="of:=IF(VALUE(MID([.F258];6;FIND(&quot;:&quot;;[.F258];1)-FIND(&quot; &quot;;[.F258];1)-1))&gt;VALUE(MID([.F257];6;FIND(&quot;:&quot;;[.F257];1)-FIND(&quot; &quot;;[.F257];1)-1));[.C257];[.C257]+1)" office:value-type="float" office:value="2">
            <text:p>002</text:p>
          </table:table-cell>
          <table:table-cell table:style-name="ce127" office:value-type="string">
            <text:p>DMS\Admin\Ontologies\Manage <text:s/>Taxonomy Tree\Taxonomy\Copy_Paste</text:p>
          </table:table-cell>
          <table:table-cell table:style-name="ce156" office:value-type="string">
            <text:p>Copy a taxonomy and paste into its child node</text:p>
          </table:table-cell>
          <table:table-cell table:style-name="ce156" office:value-type="string">
            <text:p>Step 2: Copy a taxonomy</text:p>
          </table:table-cell>
          <table:table-cell table:style-name="ce156" office:value-type="string">
            <text:p>- Click 'Copy' icon on a taxonomy you want to copy</text:p>
          </table:table-cell>
          <table:table-cell table:style-name="ce162" office:value-type="string">
            <text:p>Taxonomy is copied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59];6;1)&gt;MID([.F258];6;1);&quot;&quot;;MAX([.A$7:.A258])+1)">
            <text:p/>
          </table:table-cell>
          <table:table-cell table:style-name="ce46" office:value-type="string">
            <text:p>ADM_15_05_03</text:p>
          </table:table-cell>
          <table:table-cell table:style-name="ce125" table:formula="of:=IF(VALUE(MID([.F259];6;FIND(&quot;:&quot;;[.F259];1)-FIND(&quot; &quot;;[.F259];1)-1))&gt;VALUE(MID([.F258];6;FIND(&quot;:&quot;;[.F258];1)-FIND(&quot; &quot;;[.F258];1)-1));[.C258];[.C258]+1)" office:value-type="float" office:value="2">
            <text:p>002</text:p>
          </table:table-cell>
          <table:table-cell table:style-name="ce127" office:value-type="string">
            <text:p>DMS\Admin\Ontologies\Manage <text:s/>Taxonomy Tree\Taxonomy\Copy_Paste</text:p>
          </table:table-cell>
          <table:table-cell table:style-name="ce156" office:value-type="string">
            <text:p>Copy a taxonomy and paste into its child node</text:p>
          </table:table-cell>
          <table:table-cell table:style-name="ce156" office:value-type="string">
            <text:p>Step 3: Paste copied taxonomy into its child node</text:p>
          </table:table-cell>
          <table:table-cell table:style-name="ce156" office:value-type="string">
            <text:p>- Select its child node</text:p>
            <text:p>- Click ' Paste' icon</text:p>
          </table:table-cell>
          <table:table-cell table:style-name="ce162" office:value-type="string">
            <text:p>Parent taxonomy is pasted into it child node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60];6;1)&gt;MID([.F259];6;1);&quot;&quot;;MAX([.A$7:.A259])+1)" office:value-type="float" office:value="79">
            <text:p>079</text:p>
          </table:table-cell>
          <table:table-cell table:style-name="ce46" office:value-type="string">
            <text:p>ADM_15_05_03</text:p>
          </table:table-cell>
          <table:table-cell table:style-name="ce125" table:formula="of:=IF(VALUE(MID([.F260];6;FIND(&quot;:&quot;;[.F260];1)-FIND(&quot; &quot;;[.F260];1)-1))&gt;VALUE(MID([.F259];6;FIND(&quot;:&quot;;[.F259];1)-FIND(&quot; &quot;;[.F259];1)-1));[.C259];[.C259]+1)" office:value-type="float" office:value="3">
            <text:p>003</text:p>
          </table:table-cell>
          <table:table-cell table:style-name="ce127" office:value-type="string">
            <text:p>DMS\Admin\Ontologies\Manage <text:s/>Taxonomy Tree\Taxonomy\Copy_Paste</text:p>
          </table:table-cell>
          <table:table-cell table:style-name="ce55" office:value-type="string">
            <text:p>Copy a taxonomy and paste into itself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61];6;1)&gt;MID([.F260];6;1);&quot;&quot;;MAX([.A$7:.A260])+1)">
            <text:p/>
          </table:table-cell>
          <table:table-cell table:style-name="ce46" office:value-type="string">
            <text:p>ADM_15_05_03</text:p>
          </table:table-cell>
          <table:table-cell table:style-name="ce125" table:formula="of:=IF(VALUE(MID([.F261];6;FIND(&quot;:&quot;;[.F261];1)-FIND(&quot; &quot;;[.F261];1)-1))&gt;VALUE(MID([.F260];6;FIND(&quot;:&quot;;[.F260];1)-FIND(&quot; &quot;;[.F260];1)-1));[.C260];[.C260]+1)" office:value-type="float" office:value="3">
            <text:p>003</text:p>
          </table:table-cell>
          <table:table-cell table:style-name="ce127" office:value-type="string">
            <text:p>DMS\Admin\Ontologies\Manage <text:s/>Taxonomy Tree\Taxonomy\Copy_Paste</text:p>
          </table:table-cell>
          <table:table-cell table:style-name="ce156" office:value-type="string">
            <text:p>Copy a taxonomy and paste into itself</text:p>
          </table:table-cell>
          <table:table-cell table:style-name="ce156" office:value-type="string">
            <text:p>Step 2: Copy a taxonomy</text:p>
          </table:table-cell>
          <table:table-cell table:style-name="ce156" office:value-type="string">
            <text:p>- Click 'Copy' icon on a taxonomy you want to copy</text:p>
          </table:table-cell>
          <table:table-cell table:style-name="ce162" office:value-type="string">
            <text:p>Taxonomy is copied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62];6;1)&gt;MID([.F261];6;1);&quot;&quot;;MAX([.A$7:.A261])+1)">
            <text:p/>
          </table:table-cell>
          <table:table-cell table:style-name="ce46" office:value-type="string">
            <text:p>ADM_15_05_03</text:p>
          </table:table-cell>
          <table:table-cell table:style-name="ce125" table:formula="of:=IF(VALUE(MID([.F262];6;FIND(&quot;:&quot;;[.F262];1)-FIND(&quot; &quot;;[.F262];1)-1))&gt;VALUE(MID([.F261];6;FIND(&quot;:&quot;;[.F261];1)-FIND(&quot; &quot;;[.F261];1)-1));[.C261];[.C261]+1)" office:value-type="float" office:value="3">
            <text:p>003</text:p>
          </table:table-cell>
          <table:table-cell table:style-name="ce127" office:value-type="string">
            <text:p>DMS\Admin\Ontologies\Manage <text:s/>Taxonomy Tree\Taxonomy\Copy_Paste</text:p>
          </table:table-cell>
          <table:table-cell table:style-name="ce156" office:value-type="string">
            <text:p>Copy a taxonomy and paste into itself</text:p>
          </table:table-cell>
          <table:table-cell table:style-name="ce156" office:value-type="string">
            <text:p>Step 3: Paste copied taxonomy into itself</text:p>
          </table:table-cell>
          <table:table-cell table:style-name="ce156" office:value-type="string">
            <text:p>- Click ' Paste' icon</text:p>
          </table:table-cell>
          <table:table-cell table:style-name="ce162" office:value-type="string">
            <text:p>Taxonomy is pasted into itself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63];6;1)&gt;MID([.F262];6;1);&quot;&quot;;MAX([.A$7:.A262])+1)" office:value-type="float" office:value="80">
            <text:p>080</text:p>
          </table:table-cell>
          <table:table-cell table:style-name="ce46" office:value-type="string">
            <text:p>ADM_15_05_03</text:p>
          </table:table-cell>
          <table:table-cell table:style-name="ce125" table:formula="of:=IF(VALUE(MID([.F263];6;FIND(&quot;:&quot;;[.F263];1)-FIND(&quot; &quot;;[.F263];1)-1))&gt;VALUE(MID([.F262];6;FIND(&quot;:&quot;;[.F262];1)-FIND(&quot; &quot;;[.F262];1)-1));[.C262];[.C262]+1)" office:value-type="float" office:value="4">
            <text:p>004</text:p>
          </table:table-cell>
          <table:table-cell table:style-name="ce127" office:value-type="string">
            <text:p>DMS\Admin\Ontologies\Manage <text:s/>Taxonomy Tree\Taxonomy\Copy_Paste</text:p>
          </table:table-cell>
          <table:table-cell table:style-name="ce52" office:value-type="string">
            <text:p>Copy/Paste a deleted taxonomy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64];6;1)&gt;MID([.F263];6;1);&quot;&quot;;MAX([.A$7:.A263])+1)">
            <text:p/>
          </table:table-cell>
          <table:table-cell table:style-name="ce46" office:value-type="string">
            <text:p>ADM_15_05_03</text:p>
          </table:table-cell>
          <table:table-cell table:style-name="ce125" table:formula="of:=IF(VALUE(MID([.F264];6;FIND(&quot;:&quot;;[.F264];1)-FIND(&quot; &quot;;[.F264];1)-1))&gt;VALUE(MID([.F263];6;FIND(&quot;:&quot;;[.F263];1)-FIND(&quot; &quot;;[.F263];1)-1));[.C263];[.C263]+1)" office:value-type="float" office:value="4">
            <text:p>004</text:p>
          </table:table-cell>
          <table:table-cell table:style-name="ce127" office:value-type="string">
            <text:p>DMS\Admin\Ontologies\Manage <text:s/>Taxonomy Tree\Taxonomy\Copy_Paste</text:p>
          </table:table-cell>
          <table:table-cell table:style-name="ce128" office:value-type="string">
            <text:p>Copy/Paste a deleted taxonomy</text:p>
          </table:table-cell>
          <table:table-cell table:style-name="ce156" office:value-type="string">
            <text:p>Step 2: Copy a taxonomy</text:p>
          </table:table-cell>
          <table:table-cell table:style-name="ce156" office:value-type="string">
            <text:p>- Click 'Copy' icon on a taxonomy you want to copy</text:p>
          </table:table-cell>
          <table:table-cell table:style-name="ce162" office:value-type="string">
            <text:p>Taxonomy is copied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65];6;1)&gt;MID([.F264];6;1);&quot;&quot;;MAX([.A$7:.A264])+1)">
            <text:p/>
          </table:table-cell>
          <table:table-cell table:style-name="ce46" office:value-type="string">
            <text:p>ADM_15_05_03</text:p>
          </table:table-cell>
          <table:table-cell table:style-name="ce125" table:formula="of:=IF(VALUE(MID([.F265];6;FIND(&quot;:&quot;;[.F265];1)-FIND(&quot; &quot;;[.F265];1)-1))&gt;VALUE(MID([.F264];6;FIND(&quot;:&quot;;[.F264];1)-FIND(&quot; &quot;;[.F264];1)-1));[.C264];[.C264]+1)" office:value-type="float" office:value="4">
            <text:p>004</text:p>
          </table:table-cell>
          <table:table-cell table:style-name="ce127" office:value-type="string">
            <text:p>DMS\Admin\Ontologies\Manage <text:s/>Taxonomy Tree\Taxonomy\Copy_Paste</text:p>
          </table:table-cell>
          <table:table-cell table:style-name="ce128" office:value-type="string">
            <text:p>Copy/Paste a deleted taxonomy</text:p>
          </table:table-cell>
          <table:table-cell table:style-name="ce156" office:value-type="string">
            <text:p>Step 3: Delete taxonomy</text:p>
          </table:table-cell>
          <table:table-cell table:style-name="ce156" office:value-type="string">
            <text:p>Click 'Delete' icon</text:p>
          </table:table-cell>
          <table:table-cell table:style-name="ce162" office:value-type="string">
            <text:p>Taxonomy is deleted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66];6;1)&gt;MID([.F265];6;1);&quot;&quot;;MAX([.A$7:.A265])+1)">
            <text:p/>
          </table:table-cell>
          <table:table-cell table:style-name="ce46" office:value-type="string">
            <text:p>ADM_15_05_03</text:p>
          </table:table-cell>
          <table:table-cell table:style-name="ce125" table:formula="of:=IF(VALUE(MID([.F266];6;FIND(&quot;:&quot;;[.F266];1)-FIND(&quot; &quot;;[.F266];1)-1))&gt;VALUE(MID([.F265];6;FIND(&quot;:&quot;;[.F265];1)-FIND(&quot; &quot;;[.F265];1)-1));[.C265];[.C265]+1)" office:value-type="float" office:value="4">
            <text:p>004</text:p>
          </table:table-cell>
          <table:table-cell table:style-name="ce127" office:value-type="string">
            <text:p>DMS\Admin\Ontologies\Manage <text:s/>Taxonomy Tree\Taxonomy\Copy_Paste</text:p>
          </table:table-cell>
          <table:table-cell table:style-name="ce128" office:value-type="string">
            <text:p>Copy/Paste a deleted taxonomy</text:p>
          </table:table-cell>
          <table:table-cell table:style-name="ce156" office:value-type="string">
            <text:p>Step 4: Paste deleted taxonomy</text:p>
          </table:table-cell>
          <table:table-cell table:style-name="ce156" office:value-type="string">
            <text:p>- Select destination path you want to paste taxonomy</text:p>
            <text:p>- Click ' Paste' icon</text:p>
          </table:table-cell>
          <table:table-cell table:style-name="ce162" office:value-type="string">
            <text:p>Show message “Can not read from source file or destination category is subcategory”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67];6;1)&gt;MID([.F266];6;1);&quot;&quot;;MAX([.A$7:.A266])+1)" office:value-type="float" office:value="81">
            <text:p>081</text:p>
          </table:table-cell>
          <table:table-cell table:style-name="ce46" office:value-type="string">
            <text:p>ADM_15_05_04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Ontologies\Manage <text:s/>Taxonomy Tree\Taxonomy\Cut_Paste</text:p>
          </table:table-cell>
          <table:table-cell table:style-name="ce55" office:value-type="string">
            <text:p>Cut a taxonomy and paste into other taxonomy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68];6;1)&gt;MID([.F267];6;1);&quot;&quot;;MAX([.A$7:.A267])+1)">
            <text:p/>
          </table:table-cell>
          <table:table-cell table:style-name="ce46" office:value-type="string">
            <text:p>ADM_15_05_04</text:p>
          </table:table-cell>
          <table:table-cell table:style-name="ce125" table:formula="of:=IF(VALUE(MID([.F268];6;FIND(&quot;:&quot;;[.F268];1)-FIND(&quot; &quot;;[.F268];1)-1))&gt;VALUE(MID([.F267];6;FIND(&quot;:&quot;;[.F267];1)-FIND(&quot; &quot;;[.F267];1)-1));[.C267];[.C267]+1)" office:value-type="float" office:value="1">
            <text:p>001</text:p>
          </table:table-cell>
          <table:table-cell table:style-name="ce127" office:value-type="string">
            <text:p>DMS\Admin\Ontologies\Manage <text:s/>Taxonomy Tree\Taxonomy\Cut_Paste</text:p>
          </table:table-cell>
          <table:table-cell table:style-name="ce156" office:value-type="string">
            <text:p>Cut a taxonomy and paste into other taxonomy</text:p>
          </table:table-cell>
          <table:table-cell table:style-name="ce156" office:value-type="string">
            <text:p>Step 2: Copy a taxonomy</text:p>
          </table:table-cell>
          <table:table-cell table:style-name="ce156" office:value-type="string">
            <text:p>- Click 'Cut' icon on a taxonomy you want to cut</text:p>
          </table:table-cell>
          <table:table-cell table:style-name="ce162" office:value-type="string">
            <text:p>Taxonomy is cut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69];6;1)&gt;MID([.F268];6;1);&quot;&quot;;MAX([.A$7:.A268])+1)">
            <text:p/>
          </table:table-cell>
          <table:table-cell table:style-name="ce46" office:value-type="string">
            <text:p>ADM_15_05_04</text:p>
          </table:table-cell>
          <table:table-cell table:style-name="ce125" table:formula="of:=IF(VALUE(MID([.F269];6;FIND(&quot;:&quot;;[.F269];1)-FIND(&quot; &quot;;[.F269];1)-1))&gt;VALUE(MID([.F268];6;FIND(&quot;:&quot;;[.F268];1)-FIND(&quot; &quot;;[.F268];1)-1));[.C268];[.C268]+1)" office:value-type="float" office:value="1">
            <text:p>001</text:p>
          </table:table-cell>
          <table:table-cell table:style-name="ce127" office:value-type="string">
            <text:p>DMS\Admin\Ontologies\Manage <text:s/>Taxonomy Tree\Taxonomy\Cut_Paste</text:p>
          </table:table-cell>
          <table:table-cell table:style-name="ce156" office:value-type="string">
            <text:p>Cut a taxonomy and paste into other taxonomy</text:p>
          </table:table-cell>
          <table:table-cell table:style-name="ce156" office:value-type="string">
            <text:p>Step 3: Paste a cut taxonomy</text:p>
          </table:table-cell>
          <table:table-cell table:style-name="ce156" office:value-type="string">
            <text:p>- Select destination path you want to paste taxonomy</text:p>
            <text:p>- Click ' Paste' icon</text:p>
          </table:table-cell>
          <table:table-cell table:style-name="ce162" office:value-type="string">
            <text:p>Taxonomy is pasted successfully 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70];6;1)&gt;MID([.F269];6;1);&quot;&quot;;MAX([.A$7:.A269])+1)" office:value-type="float" office:value="82">
            <text:p>082</text:p>
          </table:table-cell>
          <table:table-cell table:style-name="ce46" office:value-type="string">
            <text:p>ADM_15_05_04</text:p>
          </table:table-cell>
          <table:table-cell table:style-name="ce125" table:formula="of:=IF(VALUE(MID([.F270];6;FIND(&quot;:&quot;;[.F270];1)-FIND(&quot; &quot;;[.F270];1)-1))&gt;VALUE(MID([.F269];6;FIND(&quot;:&quot;;[.F269];1)-FIND(&quot; &quot;;[.F269];1)-1));[.C269];[.C269]+1)" office:value-type="float" office:value="2">
            <text:p>002</text:p>
          </table:table-cell>
          <table:table-cell table:style-name="ce127" office:value-type="string">
            <text:p>DMS\Admin\Ontologies\Manage <text:s/>Taxonomy Tree\Taxonomy\Cut_Paste</text:p>
          </table:table-cell>
          <table:table-cell table:style-name="ce55" office:value-type="string">
            <text:p>Cut a taxonomy and paste into its child node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71];6;1)&gt;MID([.F270];6;1);&quot;&quot;;MAX([.A$7:.A270])+1)">
            <text:p/>
          </table:table-cell>
          <table:table-cell table:style-name="ce46" office:value-type="string">
            <text:p>ADM_15_05_04</text:p>
          </table:table-cell>
          <table:table-cell table:style-name="ce125" table:formula="of:=IF(VALUE(MID([.F271];6;FIND(&quot;:&quot;;[.F271];1)-FIND(&quot; &quot;;[.F271];1)-1))&gt;VALUE(MID([.F270];6;FIND(&quot;:&quot;;[.F270];1)-FIND(&quot; &quot;;[.F270];1)-1));[.C270];[.C270]+1)" office:value-type="float" office:value="2">
            <text:p>002</text:p>
          </table:table-cell>
          <table:table-cell table:style-name="ce127" office:value-type="string">
            <text:p>DMS\Admin\Ontologies\Manage <text:s/>Taxonomy Tree\Taxonomy\Cut_Paste</text:p>
          </table:table-cell>
          <table:table-cell table:style-name="ce156" office:value-type="string">
            <text:p>Cut a taxonomy and paste into its child node</text:p>
          </table:table-cell>
          <table:table-cell table:style-name="ce156" office:value-type="string">
            <text:p>Step 2: Copy a taxonomy</text:p>
          </table:table-cell>
          <table:table-cell table:style-name="ce156" office:value-type="string">
            <text:p>- Click 'Cut' icon on a taxonomy you want to cut</text:p>
          </table:table-cell>
          <table:table-cell table:style-name="ce162" office:value-type="string">
            <text:p>Taxonomy is cut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72];6;1)&gt;MID([.F271];6;1);&quot;&quot;;MAX([.A$7:.A271])+1)">
            <text:p/>
          </table:table-cell>
          <table:table-cell table:style-name="ce46" office:value-type="string">
            <text:p>ADM_15_05_04</text:p>
          </table:table-cell>
          <table:table-cell table:style-name="ce125" table:formula="of:=IF(VALUE(MID([.F272];6;FIND(&quot;:&quot;;[.F272];1)-FIND(&quot; &quot;;[.F272];1)-1))&gt;VALUE(MID([.F271];6;FIND(&quot;:&quot;;[.F271];1)-FIND(&quot; &quot;;[.F271];1)-1));[.C271];[.C271]+1)" office:value-type="float" office:value="2">
            <text:p>002</text:p>
          </table:table-cell>
          <table:table-cell table:style-name="ce127" office:value-type="string">
            <text:p>DMS\Admin\Ontologies\Manage <text:s/>Taxonomy Tree\Taxonomy\Cut_Paste</text:p>
          </table:table-cell>
          <table:table-cell table:style-name="ce156" office:value-type="string">
            <text:p>Cut a taxonomy and paste into its child node</text:p>
          </table:table-cell>
          <table:table-cell table:style-name="ce156" office:value-type="string">
            <text:p>Step 3: Paste copied taxonomy into its child node</text:p>
          </table:table-cell>
          <table:table-cell table:style-name="ce156" office:value-type="string">
            <text:p>- Select its child node</text:p>
            <text:p>- Click ' Paste' icon</text:p>
          </table:table-cell>
          <table:table-cell table:style-name="ce162" office:value-type="string">
            <text:p>Show message “Can not read from source file or destination category is subcategory”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73];6;1)&gt;MID([.F272];6;1);&quot;&quot;;MAX([.A$7:.A272])+1)" office:value-type="float" office:value="83">
            <text:p>083</text:p>
          </table:table-cell>
          <table:table-cell table:style-name="ce46" office:value-type="string">
            <text:p>ADM_15_05_04</text:p>
          </table:table-cell>
          <table:table-cell table:style-name="ce125" table:formula="of:=IF(VALUE(MID([.F273];6;FIND(&quot;:&quot;;[.F273];1)-FIND(&quot; &quot;;[.F273];1)-1))&gt;VALUE(MID([.F272];6;FIND(&quot;:&quot;;[.F272];1)-FIND(&quot; &quot;;[.F272];1)-1));[.C272];[.C272]+1)" office:value-type="float" office:value="3">
            <text:p>003</text:p>
          </table:table-cell>
          <table:table-cell table:style-name="ce127" office:value-type="string">
            <text:p>DMS\Admin\Ontologies\Manage <text:s/>Taxonomy Tree\Taxonomy\Cut_Paste</text:p>
          </table:table-cell>
          <table:table-cell table:style-name="ce52" office:value-type="string">
            <text:p>Cut a taxonomy and paste into itself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74];6;1)&gt;MID([.F273];6;1);&quot;&quot;;MAX([.A$7:.A273])+1)">
            <text:p/>
          </table:table-cell>
          <table:table-cell table:style-name="ce46" office:value-type="string">
            <text:p>ADM_15_05_04</text:p>
          </table:table-cell>
          <table:table-cell table:style-name="ce125" table:formula="of:=IF(VALUE(MID([.F274];6;FIND(&quot;:&quot;;[.F274];1)-FIND(&quot; &quot;;[.F274];1)-1))&gt;VALUE(MID([.F273];6;FIND(&quot;:&quot;;[.F273];1)-FIND(&quot; &quot;;[.F273];1)-1));[.C273];[.C273]+1)" office:value-type="float" office:value="3">
            <text:p>003</text:p>
          </table:table-cell>
          <table:table-cell table:style-name="ce127" office:value-type="string">
            <text:p>DMS\Admin\Ontologies\Manage <text:s/>Taxonomy Tree\Taxonomy\Cut_Paste</text:p>
          </table:table-cell>
          <table:table-cell table:style-name="ce128" office:value-type="string">
            <text:p>Cut a taxonomy and paste into itself</text:p>
          </table:table-cell>
          <table:table-cell table:style-name="ce156" office:value-type="string">
            <text:p>Step 2: Copy a taxonomy</text:p>
          </table:table-cell>
          <table:table-cell table:style-name="ce156" office:value-type="string">
            <text:p>- Click 'Cut' icon on a taxonomy you want to cut</text:p>
          </table:table-cell>
          <table:table-cell table:style-name="ce162" office:value-type="string">
            <text:p>Taxonomy is cut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7">
          <table:table-cell table:style-name="ce116" table:formula="of:=IF(MID([.F275];6;1)&gt;MID([.F274];6;1);&quot;&quot;;MAX([.A$7:.A274])+1)">
            <text:p/>
          </table:table-cell>
          <table:table-cell table:style-name="ce46" office:value-type="string">
            <text:p>ADM_15_05_04</text:p>
          </table:table-cell>
          <table:table-cell table:style-name="ce125" table:formula="of:=IF(VALUE(MID([.F275];6;FIND(&quot;:&quot;;[.F275];1)-FIND(&quot; &quot;;[.F275];1)-1))&gt;VALUE(MID([.F274];6;FIND(&quot;:&quot;;[.F274];1)-FIND(&quot; &quot;;[.F274];1)-1));[.C274];[.C274]+1)" office:value-type="float" office:value="3">
            <text:p>003</text:p>
          </table:table-cell>
          <table:table-cell table:style-name="ce127" office:value-type="string">
            <text:p>DMS\Admin\Ontologies\Manage <text:s/>Taxonomy Tree\Taxonomy\Cut_Paste</text:p>
          </table:table-cell>
          <table:table-cell table:style-name="ce128" office:value-type="string">
            <text:p>Cut a taxonomy and paste into itself</text:p>
          </table:table-cell>
          <table:table-cell table:style-name="ce156" office:value-type="string">
            <text:p>Step 3: Paste cut <text:s/>taxonomy into itself</text:p>
          </table:table-cell>
          <table:table-cell table:style-name="ce156" office:value-type="string">
            <text:p>- Click ' Paste' icon</text:p>
          </table:table-cell>
          <table:table-cell table:style-name="ce162" office:value-type="string">
            <text:p>Show message “You can not paste here. May be the taxonomy node [the path of this <text:s/>taxonomy] is cutting”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76];6;1)&gt;MID([.F275];6;1);&quot;&quot;;MAX([.A$7:.A275])+1)" office:value-type="float" office:value="84">
            <text:p>084</text:p>
          </table:table-cell>
          <table:table-cell table:style-name="ce46" office:value-type="string">
            <text:p>ADM_15_05_04</text:p>
          </table:table-cell>
          <table:table-cell table:style-name="ce125" table:formula="of:=IF(VALUE(MID([.F276];6;FIND(&quot;:&quot;;[.F276];1)-FIND(&quot; &quot;;[.F276];1)-1))&gt;VALUE(MID([.F275];6;FIND(&quot;:&quot;;[.F275];1)-FIND(&quot; &quot;;[.F275];1)-1));[.C275];[.C275]+1)" office:value-type="float" office:value="4">
            <text:p>004</text:p>
          </table:table-cell>
          <table:table-cell table:style-name="ce127" office:value-type="string">
            <text:p>DMS\Admin\Ontologies\Manage <text:s/>Taxonomy Tree\Taxonomy\Cut_Paste</text:p>
          </table:table-cell>
          <table:table-cell table:style-name="ce52" office:value-type="string">
            <text:p>Cut/Paste a deleted taxonomy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77];6;1)&gt;MID([.F276];6;1);&quot;&quot;;MAX([.A$7:.A276])+1)">
            <text:p/>
          </table:table-cell>
          <table:table-cell table:style-name="ce46" office:value-type="string">
            <text:p>ADM_15_05_04</text:p>
          </table:table-cell>
          <table:table-cell table:style-name="ce125" table:formula="of:=IF(VALUE(MID([.F277];6;FIND(&quot;:&quot;;[.F277];1)-FIND(&quot; &quot;;[.F277];1)-1))&gt;VALUE(MID([.F276];6;FIND(&quot;:&quot;;[.F276];1)-FIND(&quot; &quot;;[.F276];1)-1));[.C276];[.C276]+1)" office:value-type="float" office:value="4">
            <text:p>004</text:p>
          </table:table-cell>
          <table:table-cell table:style-name="ce127" office:value-type="string">
            <text:p>DMS\Admin\Ontologies\Manage <text:s/>Taxonomy Tree\Taxonomy\Cut_Paste</text:p>
          </table:table-cell>
          <table:table-cell table:style-name="ce128" office:value-type="string">
            <text:p>Cut/Paste a deleted taxonomy</text:p>
          </table:table-cell>
          <table:table-cell table:style-name="ce156" office:value-type="string">
            <text:p>Step 2: Copy a taxonomy</text:p>
          </table:table-cell>
          <table:table-cell table:style-name="ce156" office:value-type="string">
            <text:p>- Click 'Cut' icon on a taxonomy you want to cut</text:p>
          </table:table-cell>
          <table:table-cell table:style-name="ce162" office:value-type="string">
            <text:p>Taxonomy is cut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78];6;1)&gt;MID([.F277];6;1);&quot;&quot;;MAX([.A$7:.A277])+1)">
            <text:p/>
          </table:table-cell>
          <table:table-cell table:style-name="ce46" office:value-type="string">
            <text:p>ADM_15_05_04</text:p>
          </table:table-cell>
          <table:table-cell table:style-name="ce125" table:formula="of:=IF(VALUE(MID([.F278];6;FIND(&quot;:&quot;;[.F278];1)-FIND(&quot; &quot;;[.F278];1)-1))&gt;VALUE(MID([.F277];6;FIND(&quot;:&quot;;[.F277];1)-FIND(&quot; &quot;;[.F277];1)-1));[.C277];[.C277]+1)" office:value-type="float" office:value="4">
            <text:p>004</text:p>
          </table:table-cell>
          <table:table-cell table:style-name="ce127" office:value-type="string">
            <text:p>DMS\Admin\Ontologies\Manage <text:s/>Taxonomy Tree\Taxonomy\Cut_Paste</text:p>
          </table:table-cell>
          <table:table-cell table:style-name="ce128" office:value-type="string">
            <text:p>Cut/Paste a deleted taxonomy</text:p>
          </table:table-cell>
          <table:table-cell table:style-name="ce156" office:value-type="string">
            <text:p>Step 3: Delete taxonomy</text:p>
          </table:table-cell>
          <table:table-cell table:style-name="ce156" office:value-type="string">
            <text:p>Click 'Delete' icon</text:p>
          </table:table-cell>
          <table:table-cell table:style-name="ce162" office:value-type="string">
            <text:p>Taxonomy is deleted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79];6;1)&gt;MID([.F278];6;1);&quot;&quot;;MAX([.A$7:.A278])+1)">
            <text:p/>
          </table:table-cell>
          <table:table-cell table:style-name="ce46" office:value-type="string">
            <text:p>ADM_15_05_04</text:p>
          </table:table-cell>
          <table:table-cell table:style-name="ce125" table:formula="of:=IF(VALUE(MID([.F279];6;FIND(&quot;:&quot;;[.F279];1)-FIND(&quot; &quot;;[.F279];1)-1))&gt;VALUE(MID([.F278];6;FIND(&quot;:&quot;;[.F278];1)-FIND(&quot; &quot;;[.F278];1)-1));[.C278];[.C278]+1)" office:value-type="float" office:value="4">
            <text:p>004</text:p>
          </table:table-cell>
          <table:table-cell table:style-name="ce127" office:value-type="string">
            <text:p>DMS\Admin\Ontologies\Manage <text:s/>Taxonomy Tree\Taxonomy\Cut_Paste</text:p>
          </table:table-cell>
          <table:table-cell table:style-name="ce128" office:value-type="string">
            <text:p>Cut/Paste a deleted taxonomy</text:p>
          </table:table-cell>
          <table:table-cell table:style-name="ce156" office:value-type="string">
            <text:p>Step 4: Paste deleted taxonomy</text:p>
          </table:table-cell>
          <table:table-cell table:style-name="ce156" office:value-type="string">
            <text:p>- Select destination path you want to paste taxonomy</text:p>
            <text:p>- Click ' Paste' icon</text:p>
          </table:table-cell>
          <table:table-cell table:style-name="ce162" office:value-type="string">
            <text:p>Show message “Can not read from source file or destination category is subcategory”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80];6;1)&gt;MID([.F279];6;1);&quot;&quot;;MAX([.A$7:.A279])+1)" office:value-type="float" office:value="85">
            <text:p>085</text:p>
          </table:table-cell>
          <table:table-cell table:style-name="ce46" office:value-type="string">
            <text:p>ADM_15_05_05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Ontologies\Manage <text:s/>Taxonomy Tree\Taxonomy\Delete</text:p>
          </table:table-cell>
          <table:table-cell table:style-name="ce52" office:value-type="string">
            <text:p>Delete taxonomy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4">
          <table:table-cell table:style-name="ce116" table:formula="of:=IF(MID([.F281];6;1)&gt;MID([.F280];6;1);&quot;&quot;;MAX([.A$7:.A280])+1)">
            <text:p/>
          </table:table-cell>
          <table:table-cell table:style-name="ce46" office:value-type="string">
            <text:p>ADM_15_05_05</text:p>
          </table:table-cell>
          <table:table-cell table:style-name="ce125" table:formula="of:=IF(VALUE(MID([.F281];6;FIND(&quot;:&quot;;[.F281];1)-FIND(&quot; &quot;;[.F281];1)-1))&gt;VALUE(MID([.F280];6;FIND(&quot;:&quot;;[.F280];1)-FIND(&quot; &quot;;[.F280];1)-1));[.C280];[.C280]+1)" office:value-type="float" office:value="1">
            <text:p>001</text:p>
          </table:table-cell>
          <table:table-cell table:style-name="ce127" office:value-type="string">
            <text:p>DMS\Admin\Ontologies\Manage <text:s/>Taxonomy Tree\Taxonomy\Delete</text:p>
          </table:table-cell>
          <table:table-cell table:style-name="ce128" office:value-type="string">
            <text:p>Delete taxonomy</text:p>
          </table:table-cell>
          <table:table-cell table:style-name="ce156" office:value-type="string">
            <text:p>Step 2: Delete taxonomy</text:p>
          </table:table-cell>
          <table:table-cell table:style-name="ce156" office:value-type="string">
            <text:p>- Select a taxonomy</text:p>
            <text:p>- Click 'Delete' icon</text:p>
            <text:p>- Click OK on confirm message</text:p>
          </table:table-cell>
          <table:table-cell table:style-name="ce162" office:value-type="string">
            <text:p>Taxonomy is deleted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82];6;1)&gt;MID([.F281];6;1);&quot;&quot;;MAX([.A$7:.A281])+1)" office:value-type="float" office:value="86">
            <text:p>086</text:p>
          </table:table-cell>
          <table:table-cell table:style-name="ce46" office:value-type="string">
            <text:p>ADM_15_05_05</text:p>
          </table:table-cell>
          <table:table-cell table:style-name="ce125" table:formula="of:=IF(VALUE(MID([.F282];6;FIND(&quot;:&quot;;[.F282];1)-FIND(&quot; &quot;;[.F282];1)-1))&gt;VALUE(MID([.F281];6;FIND(&quot;:&quot;;[.F281];1)-FIND(&quot; &quot;;[.F281];1)-1));[.C281];[.C281]+1)" office:value-type="float" office:value="2">
            <text:p>002</text:p>
          </table:table-cell>
          <table:table-cell table:style-name="ce127" office:value-type="string">
            <text:p>DMS\Admin\Ontologies\Manage <text:s/>Taxonomy Tree\Taxonomy\Delete</text:p>
          </table:table-cell>
          <table:table-cell table:style-name="ce55" office:value-type="string">
            <text:p>Delete a taxonomy when it is added for a document</text:p>
          </table:table-cell>
          <table:table-cell table:style-name="ce156" office:value-type="string">
            <text:p>Step 1: Create a taxonomy</text:p>
          </table:table-cell>
          <table:table-cell table:style-name="ce156" office:value-type="string">
            <text:p>- Go to ECM Administration -&gt; Ontologies-&gt;Manage Taxonomy Tree</text:p>
            <text:p>- Create a taxonomy tree</text:p>
            <text:p>- Create some taxonomies in this tree</text:p>
          </table:table-cell>
          <table:table-cell table:style-name="ce162" office:value-type="string">
            <text:p>A new taxonomy tree and its sub nodes are created successfull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7">
          <table:table-cell table:style-name="ce116" table:formula="of:=IF(MID([.F283];6;1)&gt;MID([.F282];6;1);&quot;&quot;;MAX([.A$7:.A282])+1)">
            <text:p/>
          </table:table-cell>
          <table:table-cell table:style-name="ce46" office:value-type="string">
            <text:p>ADM_15_05_05</text:p>
          </table:table-cell>
          <table:table-cell table:style-name="ce125" table:formula="of:=IF(VALUE(MID([.F283];6;FIND(&quot;:&quot;;[.F283];1)-FIND(&quot; &quot;;[.F283];1)-1))&gt;VALUE(MID([.F282];6;FIND(&quot;:&quot;;[.F282];1)-FIND(&quot; &quot;;[.F282];1)-1));[.C282];[.C282]+1)" office:value-type="float" office:value="2">
            <text:p>002</text:p>
          </table:table-cell>
          <table:table-cell table:style-name="ce127" office:value-type="string">
            <text:p>DMS\Admin\Ontologies\Manage <text:s/>Taxonomy Tree\Taxonomy\Delete</text:p>
          </table:table-cell>
          <table:table-cell table:style-name="ce156" office:value-type="string">
            <text:p>Delete a taxonomy when it is added for a document</text:p>
          </table:table-cell>
          <table:table-cell table:style-name="ce156" office:value-type="string">
            <text:p>Step 2: Add category for document</text:p>
          </table:table-cell>
          <table:table-cell table:style-name="ce156" office:value-type="string">
            <text:p>Add category for document</text:p>
          </table:table-cell>
          <table:table-cell table:style-name="ce162" office:value-type="string">
            <text:p>Document is added category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84];6;1)&gt;MID([.F283];6;1);&quot;&quot;;MAX([.A$7:.A283])+1)">
            <text:p/>
          </table:table-cell>
          <table:table-cell table:style-name="ce46" office:value-type="string">
            <text:p>ADM_15_05_05</text:p>
          </table:table-cell>
          <table:table-cell table:style-name="ce125" table:formula="of:=IF(VALUE(MID([.F284];6;FIND(&quot;:&quot;;[.F284];1)-FIND(&quot; &quot;;[.F284];1)-1))&gt;VALUE(MID([.F283];6;FIND(&quot;:&quot;;[.F283];1)-FIND(&quot; &quot;;[.F283];1)-1));[.C283];[.C283]+1)" office:value-type="float" office:value="2">
            <text:p>002</text:p>
          </table:table-cell>
          <table:table-cell table:style-name="ce127" office:value-type="string">
            <text:p>DMS\Admin\Ontologies\Manage <text:s/>Taxonomy Tree\Taxonomy\Delete</text:p>
          </table:table-cell>
          <table:table-cell table:style-name="ce156" office:value-type="string">
            <text:p>Delete a taxonomy when it is added for a document</text:p>
          </table:table-cell>
          <table:table-cell table:style-name="ce156" office:value-type="string">
            <text:p>Step 3: Delete taxonomy</text:p>
          </table:table-cell>
          <table:table-cell table:style-name="ce156" office:value-type="string">
            <text:p>- Go to ECM Administration\Manager Taxonomy</text:p>
            <text:p>- <text:s/>Select a taxonomy which add for document at step 1</text:p>
            <text:p>- Click ' Delete' icon</text:p>
          </table:table-cell>
          <table:table-cell table:style-name="ce162" office:value-type="string">
            <text:p>Show message “Can not delete this taxonomy node because it is current the target of a REFERENCE property ”</text:p>
          </table:table-cell>
          <table:table-cell table:style-name="ce162" office:value-type="string">
            <text:p>High</text:p>
          </table:table-cell>
          <table:table-cell/>
          <table:table-cell table:style-name="Default" table:number-columns-repeated="10"/>
          <table:table-cell table:number-columns-repeated="204"/>
        </table:table-row>
        <table:table-row table:style-name="ro22">
          <table:table-cell table:style-name="ce116" table:formula="of:=IF(MID([.F285];6;1)&gt;MID([.F284];6;1);&quot;&quot;;MAX([.A$7:.A284])+1)" office:value-type="float" office:value="87">
            <text:p>087</text:p>
          </table:table-cell>
          <table:table-cell table:style-name="ce49" office:value-type="string">
            <text:p>ADM_17</text:p>
          </table:table-cell>
          <table:table-cell table:style-name="ce125" office:value-type="float" office:value="1">
            <text:p>001</text:p>
          </table:table-cell>
          <table:table-cell table:style-name="ce58" office:value-type="string">
            <text:p>DMS\Admin\Ontologies\Tag Management</text:p>
          </table:table-cell>
          <table:table-cell table:style-name="ce60" office:value-type="string">
            <text:p>Add group to edit public tag</text:p>
          </table:table-cell>
          <table:table-cell table:style-name="ce50" office:value-type="string">
            <text:p>Step 1: Open form to add group</text:p>
          </table:table-cell>
          <table:table-cell table:style-name="ce50" office:value-type="string">
            <text:p>- Go to ECM Administration -&gt; Ontologies -&gt; Manage Folksonomy</text:p>
            <text:p>- Select “Tag Permission Manage” tab</text:p>
          </table:table-cell>
          <table:table-cell table:style-name="ce50" office:value-type="string">
            <text:p>All group has permission to edit public tag are listed here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86];6;1)&gt;MID([.F285];6;1);&quot;&quot;;MAX([.A$7:.A285])+1)">
            <text:p/>
          </table:table-cell>
          <table:table-cell table:style-name="ce49" office:value-type="string">
            <text:p>ADM_17</text:p>
          </table:table-cell>
          <table:table-cell table:style-name="ce125" table:formula="of:=IF(VALUE(MID([.F286];6;FIND(&quot;:&quot;;[.F286];1)-FIND(&quot; &quot;;[.F286];1)-1))&gt;VALUE(MID([.F285];6;FIND(&quot;:&quot;;[.F285];1)-FIND(&quot; &quot;;[.F285];1)-1));[.C285];[.C285]+1)" office:value-type="float" office:value="1">
            <text:p>001</text:p>
          </table:table-cell>
          <table:table-cell table:style-name="ce127" office:value-type="string">
            <text:p>DMS\Admin\Ontologies\Tag Management</text:p>
          </table:table-cell>
          <table:table-cell table:style-name="ce49" office:value-type="string">
            <text:p>Add group to edit public tag</text:p>
          </table:table-cell>
          <table:table-cell table:style-name="ce50" office:value-type="string">
            <text:p>Step 2: Add group </text:p>
          </table:table-cell>
          <table:table-cell table:style-name="ce50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50" office:value-type="string">
            <text:p>Add group when membership field is blank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204"/>
        </table:table-row>
        <table:table-row table:style-name="ro22">
          <table:table-cell table:style-name="ce116" table:formula="of:=IF(MID([.F287];6;1)&gt;MID([.F286];6;1);&quot;&quot;;MAX([.A$7:.A286])+1)" office:value-type="float" office:value="88">
            <text:p>088</text:p>
          </table:table-cell>
          <table:table-cell table:style-name="ce49" office:value-type="string">
            <text:p>ADM_17</text:p>
          </table:table-cell>
          <table:table-cell table:style-name="ce125" table:formula="of:=IF(VALUE(MID([.F287];6;FIND(&quot;:&quot;;[.F287];1)-FIND(&quot; &quot;;[.F287];1)-1))&gt;VALUE(MID([.F286];6;FIND(&quot;:&quot;;[.F286];1)-FIND(&quot; &quot;;[.F286];1)-1));[.C286];[.C286]+1)" office:value-type="float" office:value="2">
            <text:p>002</text:p>
          </table:table-cell>
          <table:table-cell table:style-name="ce127" office:value-type="string">
            <text:p>DMS\Admin\Ontologies\Tag Management</text:p>
          </table:table-cell>
          <table:table-cell table:style-name="ce60" office:value-type="string">
            <text:p>Add group when membership field is blank</text:p>
          </table:table-cell>
          <table:table-cell table:style-name="ce50" office:value-type="string">
            <text:p>Step 1: Open form to add group</text:p>
          </table:table-cell>
          <table:table-cell table:style-name="ce50" office:value-type="string">
            <text:p>- Go to ECM Administration -&gt; Ontologies -&gt; Manage Folksonomy</text:p>
            <text:p>- Select “Tag Permission Manage” tab</text:p>
          </table:table-cell>
          <table:table-cell table:style-name="ce50" office:value-type="string">
            <text:p>All group has permission to edit public tag are listed here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204"/>
        </table:table-row>
        <table:table-row table:style-name="ro7">
          <table:table-cell table:style-name="ce116" table:formula="of:=IF(MID([.F288];6;1)&gt;MID([.F287];6;1);&quot;&quot;;MAX([.A$7:.A287])+1)">
            <text:p/>
          </table:table-cell>
          <table:table-cell table:style-name="ce49" office:value-type="string">
            <text:p>ADM_17</text:p>
          </table:table-cell>
          <table:table-cell table:style-name="ce125" table:formula="of:=IF(VALUE(MID([.F288];6;FIND(&quot;:&quot;;[.F288];1)-FIND(&quot; &quot;;[.F288];1)-1))&gt;VALUE(MID([.F287];6;FIND(&quot;:&quot;;[.F287];1)-FIND(&quot; &quot;;[.F287];1)-1));[.C287];[.C287]+1)" office:value-type="float" office:value="2">
            <text:p>002</text:p>
          </table:table-cell>
          <table:table-cell table:style-name="ce127" office:value-type="string">
            <text:p>DMS\Admin\Ontologies\Tag Management</text:p>
          </table:table-cell>
          <table:table-cell table:style-name="ce49" office:value-type="string">
            <text:p>Add group when membership field is blank</text:p>
          </table:table-cell>
          <table:table-cell table:style-name="ce50" office:value-type="string">
            <text:p>Step 2: Add group when membership field is blank</text:p>
          </table:table-cell>
          <table:table-cell table:style-name="ce50" office:value-type="string">
            <text:p>- Leave the membership field is blank</text:p>
            <text:p>- Click Save</text:p>
          </table:table-cell>
          <table:table-cell table:style-name="ce50" office:value-type="string">
            <text:p>Show message alert that user must select one group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204"/>
        </table:table-row>
        <table:table-row table:style-name="ro22">
          <table:table-cell table:style-name="ce116" table:formula="of:=IF(MID([.F289];6;1)&gt;MID([.F288];6;1);&quot;&quot;;MAX([.A$7:.A288])+1)" office:value-type="float" office:value="89">
            <text:p>089</text:p>
          </table:table-cell>
          <table:table-cell table:style-name="ce49" office:value-type="string">
            <text:p>ADM_17</text:p>
          </table:table-cell>
          <table:table-cell table:style-name="ce125" table:formula="of:=IF(VALUE(MID([.F289];6;FIND(&quot;:&quot;;[.F289];1)-FIND(&quot; &quot;;[.F289];1)-1))&gt;VALUE(MID([.F288];6;FIND(&quot;:&quot;;[.F288];1)-FIND(&quot; &quot;;[.F288];1)-1));[.C288];[.C288]+1)" office:value-type="float" office:value="3">
            <text:p>003</text:p>
          </table:table-cell>
          <table:table-cell table:style-name="ce127" office:value-type="string">
            <text:p>DMS\Admin\Ontologies\Tag Management</text:p>
          </table:table-cell>
          <table:table-cell table:style-name="ce60" office:value-type="string">
            <text:p>Add group is the same with existing group in the table's list</text:p>
          </table:table-cell>
          <table:table-cell table:style-name="ce50" office:value-type="string">
            <text:p>Step 1: Open form to add group</text:p>
          </table:table-cell>
          <table:table-cell table:style-name="ce50" office:value-type="string">
            <text:p>- Go to ECM Administration -&gt; Ontologies -&gt; Manage Folksonomy</text:p>
            <text:p>- Select “Tag Permission Manage” tab</text:p>
          </table:table-cell>
          <table:table-cell table:style-name="ce50" office:value-type="string">
            <text:p>All group has permission to edit public tag are listed here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90];6;1)&gt;MID([.F289];6;1);&quot;&quot;;MAX([.A$7:.A289])+1)">
            <text:p/>
          </table:table-cell>
          <table:table-cell table:style-name="ce49" office:value-type="string">
            <text:p>ADM_17</text:p>
          </table:table-cell>
          <table:table-cell table:style-name="ce125" table:formula="of:=IF(VALUE(MID([.F290];6;FIND(&quot;:&quot;;[.F290];1)-FIND(&quot; &quot;;[.F290];1)-1))&gt;VALUE(MID([.F289];6;FIND(&quot;:&quot;;[.F289];1)-FIND(&quot; &quot;;[.F289];1)-1));[.C289];[.C289]+1)" office:value-type="float" office:value="3">
            <text:p>003</text:p>
          </table:table-cell>
          <table:table-cell table:style-name="ce127" office:value-type="string">
            <text:p>DMS\Admin\Ontologies\Tag Management</text:p>
          </table:table-cell>
          <table:table-cell table:style-name="ce49" office:value-type="string">
            <text:p>Add group is the same with existing group in the table's list</text:p>
          </table:table-cell>
          <table:table-cell table:style-name="ce50" office:value-type="string">
            <text:p>Step 2: Add group </text:p>
          </table:table-cell>
          <table:table-cell table:style-name="ce50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50" office:value-type="string">
            <text:p>Show message alert that this group is existing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204"/>
        </table:table-row>
        <table:table-row table:style-name="ro22">
          <table:table-cell table:style-name="ce116" table:formula="of:=IF(MID([.F291];6;1)&gt;MID([.F290];6;1);&quot;&quot;;MAX([.A$7:.A290])+1)" office:value-type="float" office:value="90">
            <text:p>090</text:p>
          </table:table-cell>
          <table:table-cell table:style-name="ce49" office:value-type="string">
            <text:p>ADM_17</text:p>
          </table:table-cell>
          <table:table-cell table:style-name="ce125" table:formula="of:=IF(VALUE(MID([.F291];6;FIND(&quot;:&quot;;[.F291];1)-FIND(&quot; &quot;;[.F291];1)-1))&gt;VALUE(MID([.F290];6;FIND(&quot;:&quot;;[.F290];1)-FIND(&quot; &quot;;[.F290];1)-1));[.C290];[.C290]+1)" office:value-type="float" office:value="4">
            <text:p>004</text:p>
          </table:table-cell>
          <table:table-cell table:style-name="ce127" office:value-type="string">
            <text:p>DMS\Admin\Ontologies\Tag Management</text:p>
          </table:table-cell>
          <table:table-cell table:style-name="ce60" office:value-type="string">
            <text:p>Delete group when click OK on confirm message</text:p>
          </table:table-cell>
          <table:table-cell table:style-name="ce50" office:value-type="string">
            <text:p>Step 1: Open list group form</text:p>
          </table:table-cell>
          <table:table-cell table:style-name="ce50" office:value-type="string">
            <text:p>- Go to ECM Administration -&gt; Ontologies -&gt; Manage Folksonomy</text:p>
            <text:p>- Select “Tag Permission Manage” tab</text:p>
          </table:table-cell>
          <table:table-cell table:style-name="ce50" office:value-type="string">
            <text:p>All group has permission to edit public tag are listed here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204"/>
        </table:table-row>
        <table:table-row table:style-name="ro37">
          <table:table-cell table:style-name="ce116" table:formula="of:=IF(MID([.F292];6;1)&gt;MID([.F291];6;1);&quot;&quot;;MAX([.A$7:.A291])+1)">
            <text:p/>
          </table:table-cell>
          <table:table-cell table:style-name="ce49" office:value-type="string">
            <text:p>ADM_17</text:p>
          </table:table-cell>
          <table:table-cell table:style-name="ce125" table:formula="of:=IF(VALUE(MID([.F292];6;FIND(&quot;:&quot;;[.F292];1)-FIND(&quot; &quot;;[.F292];1)-1))&gt;VALUE(MID([.F291];6;FIND(&quot;:&quot;;[.F291];1)-FIND(&quot; &quot;;[.F291];1)-1));[.C291];[.C291]+1)" office:value-type="float" office:value="4">
            <text:p>004</text:p>
          </table:table-cell>
          <table:table-cell table:style-name="ce127" office:value-type="string">
            <text:p>DMS\Admin\Ontologies\Tag Management</text:p>
          </table:table-cell>
          <table:table-cell table:style-name="ce49" office:value-type="string">
            <text:p>Delete group when click OK on confirm message</text:p>
          </table:table-cell>
          <table:table-cell table:style-name="ce50" office:value-type="string">
            <text:p>Step 2: Delete group when click OK on confirm message</text:p>
          </table:table-cell>
          <table:table-cell table:style-name="ce50" office:value-type="string">
            <text:p>- Click Delete icon corresponding with group you want to delete</text:p>
            <text:p>- Click OK on confirm message</text:p>
          </table:table-cell>
          <table:table-cell table:style-name="ce50" office:value-type="string">
            <text:p>Group is deleted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204"/>
        </table:table-row>
        <table:table-row table:style-name="ro22">
          <table:table-cell table:style-name="ce116" table:formula="of:=IF(MID([.F293];6;1)&gt;MID([.F292];6;1);&quot;&quot;;MAX([.A$7:.A292])+1)" office:value-type="float" office:value="91">
            <text:p>091</text:p>
          </table:table-cell>
          <table:table-cell table:style-name="ce49" office:value-type="string">
            <text:p>ADM_17</text:p>
          </table:table-cell>
          <table:table-cell table:style-name="ce125" table:formula="of:=IF(VALUE(MID([.F293];6;FIND(&quot;:&quot;;[.F293];1)-FIND(&quot; &quot;;[.F293];1)-1))&gt;VALUE(MID([.F292];6;FIND(&quot;:&quot;;[.F292];1)-FIND(&quot; &quot;;[.F292];1)-1));[.C292];[.C292]+1)" office:value-type="float" office:value="5">
            <text:p>005</text:p>
          </table:table-cell>
          <table:table-cell table:style-name="ce127" office:value-type="string">
            <text:p>DMS\Admin\Ontologies\Tag Management</text:p>
          </table:table-cell>
          <table:table-cell table:style-name="ce60" office:value-type="string">
            <text:p>Delete group when cancel confirm message</text:p>
          </table:table-cell>
          <table:table-cell table:style-name="ce50" office:value-type="string">
            <text:p>Step 1: Open list group form</text:p>
          </table:table-cell>
          <table:table-cell table:style-name="ce50" office:value-type="string">
            <text:p>- Go to ECM Administration -&gt; Ontologies -&gt; Manage Folksonomy</text:p>
            <text:p>- Select “Tag Permission Manage” tab</text:p>
          </table:table-cell>
          <table:table-cell table:style-name="ce50" office:value-type="string">
            <text:p>All group has permission to edit public tag are listed here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204"/>
        </table:table-row>
        <table:table-row table:style-name="ro37">
          <table:table-cell table:style-name="ce116" table:formula="of:=IF(MID([.F294];6;1)&gt;MID([.F293];6;1);&quot;&quot;;MAX([.A$7:.A293])+1)">
            <text:p/>
          </table:table-cell>
          <table:table-cell table:style-name="ce49" office:value-type="string">
            <text:p>ADM_17</text:p>
          </table:table-cell>
          <table:table-cell table:style-name="ce125" table:formula="of:=IF(VALUE(MID([.F294];6;FIND(&quot;:&quot;;[.F294];1)-FIND(&quot; &quot;;[.F294];1)-1))&gt;VALUE(MID([.F293];6;FIND(&quot;:&quot;;[.F293];1)-FIND(&quot; &quot;;[.F293];1)-1));[.C293];[.C293]+1)" office:value-type="float" office:value="5">
            <text:p>005</text:p>
          </table:table-cell>
          <table:table-cell table:style-name="ce127" office:value-type="string">
            <text:p>DMS\Admin\Ontologies\Tag Management</text:p>
          </table:table-cell>
          <table:table-cell table:style-name="ce49" office:value-type="string">
            <text:p>Delete group when cancel confirm message</text:p>
          </table:table-cell>
          <table:table-cell table:style-name="ce50" office:value-type="string">
            <text:p>Step 2: Delete group when cancel confirm message</text:p>
          </table:table-cell>
          <table:table-cell table:style-name="ce50" office:value-type="string">
            <text:p>- Click Delete icon corresponding with group you want to delete</text:p>
            <text:p>- Click Cancel on confirm message</text:p>
          </table:table-cell>
          <table:table-cell table:style-name="ce50" office:value-type="string">
            <text:p>Group is not deleted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204"/>
        </table:table-row>
        <table:table-row table:style-name="ro22">
          <table:table-cell table:style-name="ce116" table:formula="of:=IF(MID([.F295];6;1)&gt;MID([.F294];6;1);&quot;&quot;;MAX([.A$7:.A294])+1)" office:value-type="float" office:value="92">
            <text:p>092</text:p>
          </table:table-cell>
          <table:table-cell table:style-name="ce49" office:value-type="string">
            <text:p>ADM_17</text:p>
          </table:table-cell>
          <table:table-cell table:style-name="ce125" table:formula="of:=IF(VALUE(MID([.F295];6;FIND(&quot;:&quot;;[.F295];1)-FIND(&quot; &quot;;[.F295];1)-1))&gt;VALUE(MID([.F294];6;FIND(&quot;:&quot;;[.F294];1)-FIND(&quot; &quot;;[.F294];1)-1));[.C294];[.C294]+1)" office:value-type="float" office:value="6">
            <text:p>006</text:p>
          </table:table-cell>
          <table:table-cell table:style-name="ce127" office:value-type="string">
            <text:p>DMS\Admin\Ontologies\Tag Management</text:p>
          </table:table-cell>
          <table:table-cell table:style-name="ce60" office:value-type="string">
            <text:p>Check right of group in File Explorer</text:p>
          </table:table-cell>
          <table:table-cell table:style-name="ce50" office:value-type="string">
            <text:p>Step 1: Open form to add group</text:p>
          </table:table-cell>
          <table:table-cell table:style-name="ce50" office:value-type="string">
            <text:p>- Go to ECM Administration -&gt; Ontologies -&gt; Manage Folksonomy</text:p>
            <text:p>- Select “Tag Permission Manage” tab</text:p>
          </table:table-cell>
          <table:table-cell table:style-name="ce50" office:value-type="string">
            <text:p>All group has permission to edit public tag are listed here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96];6;1)&gt;MID([.F295];6;1);&quot;&quot;;MAX([.A$7:.A295])+1)">
            <text:p/>
          </table:table-cell>
          <table:table-cell table:style-name="ce49" office:value-type="string">
            <text:p>ADM_17</text:p>
          </table:table-cell>
          <table:table-cell table:style-name="ce125" table:formula="of:=IF(VALUE(MID([.F296];6;FIND(&quot;:&quot;;[.F296];1)-FIND(&quot; &quot;;[.F296];1)-1))&gt;VALUE(MID([.F295];6;FIND(&quot;:&quot;;[.F295];1)-FIND(&quot; &quot;;[.F295];1)-1));[.C295];[.C295]+1)" office:value-type="float" office:value="6">
            <text:p>006</text:p>
          </table:table-cell>
          <table:table-cell table:style-name="ce127" office:value-type="string">
            <text:p>DMS\Admin\Ontologies\Tag Management</text:p>
          </table:table-cell>
          <table:table-cell table:style-name="ce49" office:value-type="string">
            <text:p>Check right of group in File Explorer</text:p>
          </table:table-cell>
          <table:table-cell table:style-name="ce50" office:value-type="string">
            <text:p>Step 2: Add group </text:p>
          </table:table-cell>
          <table:table-cell table:style-name="ce50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50" office:value-type="string">
            <text:p>Add group when membership field is blank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204"/>
        </table:table-row>
        <table:table-row table:style-name="ro34">
          <table:table-cell table:style-name="ce116" table:formula="of:=IF(MID([.F297];6;1)&gt;MID([.F296];6;1);&quot;&quot;;MAX([.A$7:.A296])+1)">
            <text:p/>
          </table:table-cell>
          <table:table-cell table:style-name="ce49" office:value-type="string">
            <text:p>ADM_17</text:p>
          </table:table-cell>
          <table:table-cell table:style-name="ce125" table:formula="of:=IF(VALUE(MID([.F297];6;FIND(&quot;:&quot;;[.F297];1)-FIND(&quot; &quot;;[.F297];1)-1))&gt;VALUE(MID([.F296];6;FIND(&quot;:&quot;;[.F296];1)-FIND(&quot; &quot;;[.F296];1)-1));[.C296];[.C296]+1)" office:value-type="float" office:value="6">
            <text:p>006</text:p>
          </table:table-cell>
          <table:table-cell table:style-name="ce127" office:value-type="string">
            <text:p>DMS\Admin\Ontologies\Tag Management</text:p>
          </table:table-cell>
          <table:table-cell table:style-name="ce49" office:value-type="string">
            <text:p>Check right of group in File Explorer</text:p>
          </table:table-cell>
          <table:table-cell table:style-name="ce50" office:value-type="string">
            <text:p>Step 3: Check right of group</text:p>
          </table:table-cell>
          <table:table-cell table:style-name="ce50" office:value-type="string">
            <text:p>- Login by user in one of group has permission to edit public tag</text:p>
            <text:p>- Go to File Explorer</text:p>
            <text:p>- Select Tag cloud</text:p>
            <text:p>- Click icon to edit public tag</text:p>
          </table:table-cell>
          <table:table-cell table:style-name="ce50" office:value-type="string">
            <text:p>“Edit Tag form” is shown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204"/>
        </table:table-row>
        <table:table-row table:style-name="ro12" table:number-rows-repeated="71">
          <table:table-cell table:style-name="ce50"/>
          <table:table-cell table:style-name="ce49"/>
          <table:table-cell table:style-name="ce50" table:number-columns-repeated="8"/>
          <table:table-cell table:style-name="Default" table:number-columns-repeated="10"/>
          <table:table-cell table:number-columns-repeated="204"/>
        </table:table-row>
        <table:table-row table:style-name="ro12" table:number-rows-repeated="195">
          <table:table-cell table:number-columns-repeated="10"/>
          <table:table-cell table:style-name="Default" table:number-columns-repeated="10"/>
          <table:table-cell table:number-columns-repeated="204"/>
        </table:table-row>
        <table:table-row table:style-name="ro12" table:number-rows-repeated="64972">
          <table:table-cell table:number-columns-repeated="224"/>
        </table:table-row>
        <table:table-row table:style-name="ro12">
          <table:table-cell table:number-columns-repeated="224"/>
        </table:table-row>
      </table:table>
      <table:table table:name="Content_Presentation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34" table:default-cell-style-name="Default"/>
        <table:table-column table:style-name="co35" table:default-cell-style-name="ce155"/>
        <table:table-column table:style-name="co30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29" table:default-cell-style-name="Default"/>
        <table:table-column table:style-name="co13" table:number-columns-repeated="2" table:default-cell-style-name="Default"/>
        <table:table-column table:style-name="co13" table:number-columns-repeated="10" table:default-cell-style-name="ce50"/>
        <table:table-column table:style-name="co13" table:number-columns-repeated="204" table:default-cell-style-name="Default"/>
        <table:table-row table:style-name="ro4">
          <table:table-cell/>
          <table:table-cell table:style-name="ce117" office:value-type="string">
            <text:p>TEST CASE</text:p>
          </table:table-cell>
          <table:table-cell table:style-name="ce121" table:number-columns-repeated="3"/>
          <table:table-cell/>
          <table:table-cell table:style-name="ce121" table:number-columns-repeated="4"/>
          <table:table-cell table:style-name="ce135" office:value-type="string">
            <text:p>Passed</text:p>
          </table:table-cell>
          <table:table-cell table:style-name="ce135" table:formula="of:=COUNTIF([.L$7:.L$1008];[.$K1])" office:value-type="float" office:value="0">
            <text:p>0</text:p>
          </table:table-cell>
          <table:table-cell table:style-name="ce135" table:formula="of:=COUNTIF([.M$7:.M$1008];[.$K1])" office:value-type="float" office:value="0">
            <text:p>0</text:p>
          </table:table-cell>
          <table:table-cell table:style-name="ce135" table:formula="of:=COUNTIF([.N$7:.N$1008];[.$K1])" office:value-type="float" office:value="0">
            <text:p>0</text:p>
          </table:table-cell>
          <table:table-cell table:style-name="ce135" table:formula="of:=COUNTIF([.O$7:.O$1008];[.$K1])" office:value-type="float" office:value="0">
            <text:p>0</text:p>
          </table:table-cell>
          <table:table-cell table:style-name="ce121" table:number-columns-repeated="5"/>
          <table:table-cell table:style-name="ce152" table:number-columns-repeated="187"/>
          <table:table-cell table:number-columns-repeated="17"/>
        </table:table-row>
        <table:table-row table:style-name="ro25">
          <table:table-cell/>
          <table:table-cell table:style-name="ce118"/>
          <table:table-cell table:style-name="ce121" table:number-columns-repeated="3"/>
          <table:table-cell/>
          <table:table-cell table:style-name="ce121" table:number-columns-repeated="3"/>
          <table:table-cell table:style-name="ce135"/>
          <table:table-cell table:style-name="ce135" office:value-type="string">
            <text:p>Failed</text:p>
          </table:table-cell>
          <table:table-cell table:style-name="ce135" table:formula="of:=COUNTIF([.L$7:.L$1008];[.$K2])" office:value-type="float" office:value="0">
            <text:p>0</text:p>
          </table:table-cell>
          <table:table-cell table:style-name="ce135" table:formula="of:=COUNTIF([.M$7:.M$1008];[.$K2])" office:value-type="float" office:value="0">
            <text:p>0</text:p>
          </table:table-cell>
          <table:table-cell table:style-name="ce135" table:formula="of:=COUNTIF([.N$7:.N$1008];[.$K2])" office:value-type="float" office:value="0">
            <text:p>0</text:p>
          </table:table-cell>
          <table:table-cell table:style-name="ce135" table:formula="of:=COUNTIF([.O$7:.O$1008];[.$K2])" office:value-type="float" office:value="0">
            <text:p>0</text:p>
          </table:table-cell>
          <table:table-cell table:style-name="ce121" table:number-columns-repeated="5"/>
          <table:table-cell table:style-name="ce152" table:number-columns-repeated="187"/>
          <table:table-cell table:number-columns-repeated="17"/>
        </table:table-row>
        <table:table-row table:style-name="ro32">
          <table:table-cell/>
          <table:table-cell table:style-name="ce119" office:value-type="string">
            <text:p>Function List</text:p>
          </table:table-cell>
          <table:table-cell table:style-name="ce122" office:value-type="string" table:number-columns-spanned="3" table:number-rows-spanned="1">
            <text:p>Manage Template, Manage Metadata, Manage View, Manage Drive</text:p>
          </table:table-cell>
          <table:covered-table-cell table:style-name="ce122"/>
          <table:covered-table-cell table:style-name="ce122"/>
          <table:table-cell/>
          <table:table-cell table:style-name="ce132" table:number-columns-repeated="3"/>
          <table:table-cell table:style-name="ce135"/>
          <table:table-cell table:style-name="ce135" office:value-type="string">
            <text:p>Blocked</text:p>
          </table:table-cell>
          <table:table-cell table:style-name="ce135" table:formula="of:=COUNTIF([.L$7:.L$1008];[.$K3])" office:value-type="float" office:value="0">
            <text:p>0</text:p>
          </table:table-cell>
          <table:table-cell table:style-name="ce135" table:formula="of:=COUNTIF([.M$7:.M$1008];[.$K3])" office:value-type="float" office:value="0">
            <text:p>0</text:p>
          </table:table-cell>
          <table:table-cell table:style-name="ce135" table:formula="of:=COUNTIF([.N$7:.N$1008];[.$K3])" office:value-type="float" office:value="0">
            <text:p>0</text:p>
          </table:table-cell>
          <table:table-cell table:style-name="ce135" table:formula="of:=COUNTIF([.O$7:.O$1008];[.$K3])" office:value-type="float" office:value="0">
            <text:p>0</text:p>
          </table:table-cell>
          <table:table-cell table:style-name="ce132" table:number-columns-repeated="5"/>
          <table:table-cell table:style-name="ce152" table:number-columns-repeated="187"/>
          <table:table-cell table:number-columns-repeated="17"/>
        </table:table-row>
        <table:table-row table:style-name="ro39">
          <table:table-cell/>
          <table:table-cell table:style-name="ce119" office:value-type="string">
            <text:p>Total main cases:</text:p>
          </table:table-cell>
          <table:table-cell table:style-name="ce122" table:formula="of:=MAX([.A7:.A994])" office:value-type="float" office:value="72" table:number-columns-spanned="3" table:number-rows-spanned="1">
            <text:p>72</text:p>
          </table:table-cell>
          <table:covered-table-cell table:style-name="ce43"/>
          <table:covered-table-cell table:style-name="ce43"/>
          <table:table-cell/>
          <table:table-cell table:style-name="ce132" table:number-columns-repeated="3"/>
          <table:table-cell table:style-name="ce135"/>
          <table:table-cell table:style-name="ce151" office:value-type="string">
            <text:p>Untested</text:p>
          </table:table-cell>
          <table:table-cell table:style-name="ce135" table:formula="of:=COUNTIF([.L$7:.L$1008];[.$K4])" office:value-type="float" office:value="0">
            <text:p>0</text:p>
          </table:table-cell>
          <table:table-cell table:style-name="ce135" table:formula="of:=COUNTIF([.M$7:.M$1008];[.$K4])" office:value-type="float" office:value="0">
            <text:p>0</text:p>
          </table:table-cell>
          <table:table-cell table:style-name="ce135" table:formula="of:=COUNTIF([.N$7:.N$1008];[.$K4])" office:value-type="float" office:value="0">
            <text:p>0</text:p>
          </table:table-cell>
          <table:table-cell table:style-name="ce135" table:formula="of:=COUNTIF([.O$7:.O$1008];[.$K4])" office:value-type="float" office:value="0">
            <text:p>0</text:p>
          </table:table-cell>
          <table:table-cell table:style-name="ce132" table:number-columns-repeated="5"/>
          <table:table-cell table:style-name="ce152" table:number-columns-repeated="187"/>
          <table:table-cell table:number-columns-repeated="17"/>
        </table:table-row>
        <table:table-row table:style-name="ro25">
          <table:table-cell/>
          <table:table-cell table:style-name="ce50"/>
          <table:table-cell table:style-name="ce123"/>
          <table:table-cell table:style-name="ce165"/>
          <table:table-cell table:style-name="ce126" table:number-columns-repeated="5"/>
          <table:table-cell table:style-name="ce151"/>
          <table:table-cell table:style-name="Default" office:value-type="string">
            <text:p>N/A</text:p>
          </table:table-cell>
          <table:table-cell table:style-name="ce135" table:formula="of:=COUNTIF([.L$7:.L$1008];[.$K5])" office:value-type="float" office:value="0">
            <text:p>0</text:p>
          </table:table-cell>
          <table:table-cell table:style-name="ce135" table:formula="of:=COUNTIF([.M$7:.M$1008];[.$K5])" office:value-type="float" office:value="0">
            <text:p>0</text:p>
          </table:table-cell>
          <table:table-cell table:style-name="ce135" table:formula="of:=COUNTIF([.N$7:.N$1008];[.$K5])" office:value-type="float" office:value="0">
            <text:p>0</text:p>
          </table:table-cell>
          <table:table-cell table:style-name="ce135" table:formula="of:=COUNTIF([.O$7:.O$1008];[.$K5])" office:value-type="float" office:value="0">
            <text:p>0</text:p>
          </table:table-cell>
          <table:table-cell table:style-name="ce126" table:number-columns-repeated="5"/>
          <table:table-cell table:style-name="ce152" table:number-columns-repeated="187"/>
          <table:table-cell table:number-columns-repeated="17"/>
        </table:table-row>
        <table:table-row table:style-name="ro4">
          <table:table-cell table:style-name="ce114" office:value-type="string">
            <text:p>Case No</text:p>
          </table:table-cell>
          <table:table-cell table:style-name="ce120" office:value-type="string">
            <text:p>Related Function</text:p>
          </table:table-cell>
          <table:table-cell table:style-name="ce124" office:value-type="string">
            <text:p>Case No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Affect</text:p>
          </table:table-cell>
          <table:table-cell table:style-name="ce81" table:number-columns-repeated="10"/>
          <table:table-cell table:style-name="ce153" table:number-columns-repeated="198"/>
          <table:table-cell table:style-name="ce154" table:number-columns-repeated="6"/>
        </table:table-row>
        <table:table-row table:style-name="ro22">
          <table:table-cell table:style-name="ce115" office:value-type="float" office:value="1">
            <text:p>001</text:p>
          </table:table-cell>
          <table:table-cell table:style-name="ce46" office:value-type="string">
            <text:p>ADM_06_01</text:p>
          </table:table-cell>
          <table:table-cell table:style-name="ce125" office:value-type="float" office:value="1">
            <text:p>001</text:p>
          </table:table-cell>
          <table:table-cell table:style-name="ce58" office:value-type="string">
            <text:p>DMS\Admin\Content_Presentation\Manage Templates\Add</text:p>
          </table:table-cell>
          <table:table-cell table:style-name="ce52" office:value-type="string">
            <text:p>Add new template when input valid data into all required fields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6" office:value-type="string">
            <text:p>ADM_06_01</text:p>
          </table:table-cell>
          <table:table-cell table:style-name="ce12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7" office:value-type="string">
            <text:p>DMS\Admin\Content_Presentation\Manage Templates\Add</text:p>
          </table:table-cell>
          <table:table-cell table:style-name="ce128" office:value-type="string">
            <text:p>Add new template when input valid data into all required fields</text:p>
          </table:table-cell>
          <table:table-cell table:style-name="ce156" office:value-type="string">
            <text:p>Step 2: Open 'Add New Template' pop-up</text:p>
          </table:table-cell>
          <table:table-cell table:style-name="ce156" office:value-type="string">
            <text:p>Click 'Add' icon</text:p>
          </table:table-cell>
          <table:table-cell table:style-name="ce162" office:value-type="string">
            <text:p><text:s/>Add New Template' pop-up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9];6;1)&gt;MID([.F8];6;1);&quot;&quot;;MAX([.A$7:.A8])+1)">
            <text:p/>
          </table:table-cell>
          <table:table-cell table:style-name="ce46" office:value-type="string">
            <text:p>ADM_06_01</text:p>
          </table:table-cell>
          <table:table-cell table:style-name="ce12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7" office:value-type="string">
            <text:p>DMS\Admin\Content_Presentation\Manage Templates\Add</text:p>
          </table:table-cell>
          <table:table-cell table:style-name="ce128" office:value-type="string">
            <text:p>Add new template when input valid data into all required fields</text:p>
          </table:table-cell>
          <table:table-cell table:style-name="ce156" office:value-type="string">
            <text:p>Step 3:Put data in 'Template' tab</text:p>
          </table:table-cell>
          <table:table-cell table:style-name="ce156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62" office:value-type="string">
            <text:p>Fields in 'Template' tab are inputted data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0];6;1)&gt;MID([.F9];6;1);&quot;&quot;;MAX([.A$7:.A9])+1)">
            <text:p/>
          </table:table-cell>
          <table:table-cell table:style-name="ce46" office:value-type="string">
            <text:p>ADM_06_01</text:p>
          </table:table-cell>
          <table:table-cell table:style-name="ce12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7" office:value-type="string">
            <text:p>DMS\Admin\Content_Presentation\Manage Templates\Add</text:p>
          </table:table-cell>
          <table:table-cell table:style-name="ce128" office:value-type="string">
            <text:p>Add new template when input valid data into all required fields</text:p>
          </table:table-cell>
          <table:table-cell table:style-name="ce156" office:value-type="string">
            <text:p>Step 4: Put data in 'Dialog' tab</text:p>
          </table:table-cell>
          <table:table-cell table:style-name="ce156" office:value-type="string">
            <text:p>Put data in 'Dialog' tab</text:p>
          </table:table-cell>
          <table:table-cell table:style-name="ce162" office:value-type="string">
            <text:p><text:s/>Dialog' tab is inputted data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1];6;1)&gt;MID([.F10];6;1);&quot;&quot;;MAX([.A$7:.A10])+1)">
            <text:p/>
          </table:table-cell>
          <table:table-cell table:style-name="ce46" office:value-type="string">
            <text:p>ADM_06_01</text:p>
          </table:table-cell>
          <table:table-cell table:style-name="ce12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7" office:value-type="string">
            <text:p>DMS\Admin\Content_Presentation\Manage Templates\Add</text:p>
          </table:table-cell>
          <table:table-cell table:style-name="ce128" office:value-type="string">
            <text:p>Add new template when input valid data into all required fields</text:p>
          </table:table-cell>
          <table:table-cell table:style-name="ce156" office:value-type="string">
            <text:p>Step 5: Put data in 'View' tab</text:p>
          </table:table-cell>
          <table:table-cell table:style-name="ce156" office:value-type="string">
            <text:p>Put data in 'View' tab</text:p>
          </table:table-cell>
          <table:table-cell table:style-name="ce162" office:value-type="string">
            <text:p><text:s/>View' tab is inputted data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2];6;1)&gt;MID([.F11];6;1);&quot;&quot;;MAX([.A$7:.A11])+1)">
            <text:p/>
          </table:table-cell>
          <table:table-cell table:style-name="ce46" office:value-type="string">
            <text:p>ADM_06_01</text:p>
          </table:table-cell>
          <table:table-cell table:style-name="ce12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7" office:value-type="string">
            <text:p>DMS\Admin\Content_Presentation\Manage Templates\Add</text:p>
          </table:table-cell>
          <table:table-cell table:style-name="ce128" office:value-type="string">
            <text:p>Add new template when input valid data into all required fields</text:p>
          </table:table-cell>
          <table:table-cell table:style-name="ce156" office:value-type="string">
            <text:p>Step 6: Complete add new template</text:p>
          </table:table-cell>
          <table:table-cell table:style-name="ce156" office:value-type="string">
            <text:p>Click Save button</text:p>
          </table:table-cell>
          <table:table-cell table:style-name="ce162" office:value-type="string">
            <text:p><text:s/>A new template is created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3];6;1)&gt;MID([.F12];6;1);&quot;&quot;;MAX([.A$7:.A12])+1)" office:value-type="float" office:value="2">
            <text:p>002</text:p>
          </table:table-cell>
          <table:table-cell table:style-name="ce46" office:value-type="string">
            <text:p>ADM_06_01</text:p>
          </table:table-cell>
          <table:table-cell table:style-name="ce12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27" office:value-type="string">
            <text:p>DMS\Admin\Content_Presentation\Manage Templates\Add</text:p>
          </table:table-cell>
          <table:table-cell table:style-name="ce52" office:value-type="string">
            <text:p>Add new template when label field is bank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4];6;1)&gt;MID([.F13];6;1);&quot;&quot;;MAX([.A$7:.A13])+1)">
            <text:p/>
          </table:table-cell>
          <table:table-cell table:style-name="ce46" office:value-type="string">
            <text:p>ADM_06_01</text:p>
          </table:table-cell>
          <table:table-cell table:style-name="ce12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27" office:value-type="string">
            <text:p>DMS\Admin\Content_Presentation\Manage Templates\Add</text:p>
          </table:table-cell>
          <table:table-cell table:style-name="ce170" office:value-type="string">
            <text:p>Add new template when label field is bank</text:p>
          </table:table-cell>
          <table:table-cell table:style-name="ce156" office:value-type="string">
            <text:p>Step 2: Open 'Add New Template' pop-up</text:p>
          </table:table-cell>
          <table:table-cell table:style-name="ce156" office:value-type="string">
            <text:p>Click 'Add' icon</text:p>
          </table:table-cell>
          <table:table-cell table:style-name="ce162" office:value-type="string">
            <text:p><text:s/>Add New Template' pop-up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5];6;1)&gt;MID([.F14];6;1);&quot;&quot;;MAX([.A$7:.A14])+1)">
            <text:p/>
          </table:table-cell>
          <table:table-cell table:style-name="ce46" office:value-type="string">
            <text:p>ADM_06_01</text:p>
          </table:table-cell>
          <table:table-cell table:style-name="ce12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7" office:value-type="string">
            <text:p>DMS\Admin\Content_Presentation\Manage Templates\Add</text:p>
          </table:table-cell>
          <table:table-cell table:style-name="ce170" office:value-type="string">
            <text:p>Add new template when label field is bank</text:p>
          </table:table-cell>
          <table:table-cell table:style-name="ce156" office:value-type="string">
            <text:p>Step 3:Put data in 'Template' tab</text:p>
          </table:table-cell>
          <table:table-cell table:style-name="ce156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162" office:value-type="string">
            <text:p>Show message “ The field 'Label' is required. Please enter your value.”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6];6;1)&gt;MID([.F15];6;1);&quot;&quot;;MAX([.A$7:.A15])+1)" office:value-type="float" office:value="3">
            <text:p>003</text:p>
          </table:table-cell>
          <table:table-cell table:style-name="ce46" office:value-type="string">
            <text:p>ADM_06_01</text:p>
          </table:table-cell>
          <table:table-cell table:style-name="ce125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27" office:value-type="string">
            <text:p>DMS\Admin\Content_Presentation\Manage Templates\Add</text:p>
          </table:table-cell>
          <table:table-cell table:style-name="ce52" office:value-type="string">
            <text:p>Add new template when do not select permission for this template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4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7];6;1)&gt;MID([.F16];6;1);&quot;&quot;;MAX([.A$7:.A16])+1)">
            <text:p/>
          </table:table-cell>
          <table:table-cell table:style-name="ce46" office:value-type="string">
            <text:p>ADM_06_01</text:p>
          </table:table-cell>
          <table:table-cell table:style-name="ce125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27" office:value-type="string">
            <text:p>DMS\Admin\Content_Presentation\Manage Templates\Add</text:p>
          </table:table-cell>
          <table:table-cell table:style-name="ce128" office:value-type="string">
            <text:p>Add new template when do not select permission for this template</text:p>
          </table:table-cell>
          <table:table-cell table:style-name="ce156" office:value-type="string">
            <text:p>Step 2: Open 'Add New Template' pop-up</text:p>
          </table:table-cell>
          <table:table-cell table:style-name="ce156" office:value-type="string">
            <text:p>Click 'Add' icon</text:p>
          </table:table-cell>
          <table:table-cell table:style-name="ce162" office:value-type="string">
            <text:p><text:s/>Add New Template' pop-up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1" table:number-columns-repeated="10"/>
          <table:table-cell table:style-name="ce50" table:number-columns-repeated="204"/>
        </table:table-row>
        <table:table-row table:style-name="ro36">
          <table:table-cell table:style-name="ce116" table:formula="of:=IF(MID([.F18];6;1)&gt;MID([.F17];6;1);&quot;&quot;;MAX([.A$7:.A17])+1)">
            <text:p/>
          </table:table-cell>
          <table:table-cell table:style-name="ce46" office:value-type="string">
            <text:p>ADM_06_01</text:p>
          </table:table-cell>
          <table:table-cell table:style-name="ce125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27" office:value-type="string">
            <text:p>DMS\Admin\Content_Presentation\Manage Templates\Add</text:p>
          </table:table-cell>
          <table:table-cell table:style-name="ce128" office:value-type="string">
            <text:p>Add new template when do not select permission for this template</text:p>
          </table:table-cell>
          <table:table-cell table:style-name="ce156" office:value-type="string">
            <text:p>Step 3:Put data in 'Template' tab</text:p>
          </table:table-cell>
          <table:table-cell table:style-name="ce156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162" office:value-type="string">
            <text:p>Show message “You must select permission”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9];6;1)&gt;MID([.F18];6;1);&quot;&quot;;MAX([.A$7:.A18])+1)" office:value-type="float" office:value="4">
            <text:p>004</text:p>
          </table:table-cell>
          <table:table-cell table:style-name="ce46" office:value-type="string">
            <text:p>ADM_06_01</text:p>
          </table:table-cell>
          <table:table-cell table:style-name="ce125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27" office:value-type="string">
            <text:p>DMS\Admin\Content_Presentation\Manage Templates\Add</text:p>
          </table:table-cell>
          <table:table-cell table:style-name="ce52" office:value-type="string">
            <text:p>Add new template when 'Dialog Content' field is blank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20];6;1)&gt;MID([.F19];6;1);&quot;&quot;;MAX([.A$7:.A19])+1)">
            <text:p/>
          </table:table-cell>
          <table:table-cell table:style-name="ce46" office:value-type="string">
            <text:p>ADM_06_01</text:p>
          </table:table-cell>
          <table:table-cell table:style-name="ce125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27" office:value-type="string">
            <text:p>DMS\Admin\Content_Presentation\Manage Templates\Add</text:p>
          </table:table-cell>
          <table:table-cell table:style-name="ce128" office:value-type="string">
            <text:p>Add new template when 'Dialog Content' field is blank</text:p>
          </table:table-cell>
          <table:table-cell table:style-name="ce156" office:value-type="string">
            <text:p>Step 2: Open 'Add New Template' pop-up</text:p>
          </table:table-cell>
          <table:table-cell table:style-name="ce156" office:value-type="string">
            <text:p>Click 'Add' icon</text:p>
          </table:table-cell>
          <table:table-cell table:style-name="ce162" office:value-type="string">
            <text:p><text:s/>Add New Template' pop-up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21];6;1)&gt;MID([.F20];6;1);&quot;&quot;;MAX([.A$7:.A20])+1)">
            <text:p/>
          </table:table-cell>
          <table:table-cell table:style-name="ce46" office:value-type="string">
            <text:p>ADM_06_01</text:p>
          </table:table-cell>
          <table:table-cell table:style-name="ce125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127" office:value-type="string">
            <text:p>DMS\Admin\Content_Presentation\Manage Templates\Add</text:p>
          </table:table-cell>
          <table:table-cell table:style-name="ce128" office:value-type="string">
            <text:p>Add new template when 'Dialog Content' field is blank</text:p>
          </table:table-cell>
          <table:table-cell table:style-name="ce156" office:value-type="string">
            <text:p>Step 3:Put data in 'Template' tab</text:p>
          </table:table-cell>
          <table:table-cell table:style-name="ce156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62" office:value-type="string">
            <text:p>Fields in 'Template' tab are inputted data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1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22];6;1)&gt;MID([.F21];6;1);&quot;&quot;;MAX([.A$7:.A21])+1)">
            <text:p/>
          </table:table-cell>
          <table:table-cell table:style-name="ce46" office:value-type="string">
            <text:p>ADM_06_01</text:p>
          </table:table-cell>
          <table:table-cell table:style-name="ce125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27" office:value-type="string">
            <text:p>DMS\Admin\Content_Presentation\Manage Templates\Add</text:p>
          </table:table-cell>
          <table:table-cell table:style-name="ce128" office:value-type="string">
            <text:p>Add new template when 'Dialog Content' field is blank</text:p>
          </table:table-cell>
          <table:table-cell table:style-name="ce156" office:value-type="string">
            <text:p>Step 4: Do not put data in 'Dialog' tab</text:p>
          </table:table-cell>
          <table:table-cell table:style-name="ce156" office:value-type="string">
            <text:p>- Do not put data in 'Dialog' tab</text:p>
            <text:p>- Click Save button</text:p>
          </table:table-cell>
          <table:table-cell table:style-name="ce162" office:value-type="string">
            <text:p>Show message “ Type value into field 'Dialog content' please <text:span text:style-name="T14"><text:s/>“</text:span>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23];6;1)&gt;MID([.F22];6;1);&quot;&quot;;MAX([.A$7:.A22])+1)" office:value-type="float" office:value="5">
            <text:p>005</text:p>
          </table:table-cell>
          <table:table-cell table:style-name="ce46" office:value-type="string">
            <text:p>ADM_06_01</text:p>
          </table:table-cell>
          <table:table-cell table:style-name="ce125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27" office:value-type="string">
            <text:p>DMS\Admin\Content_Presentation\Manage Templates\Add</text:p>
          </table:table-cell>
          <table:table-cell table:style-name="ce52" office:value-type="string">
            <text:p>Add new template when 'View Content' field is blank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24];6;1)&gt;MID([.F23];6;1);&quot;&quot;;MAX([.A$7:.A23])+1)">
            <text:p/>
          </table:table-cell>
          <table:table-cell table:style-name="ce46" office:value-type="string">
            <text:p>ADM_06_01</text:p>
          </table:table-cell>
          <table:table-cell table:style-name="ce125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127" office:value-type="string">
            <text:p>DMS\Admin\Content_Presentation\Manage Templates\Add</text:p>
          </table:table-cell>
          <table:table-cell table:style-name="ce128" office:value-type="string">
            <text:p>Add new template when 'View Content' field is blank</text:p>
          </table:table-cell>
          <table:table-cell table:style-name="ce156" office:value-type="string">
            <text:p>Step 2: Open 'Add New Template' pop-up</text:p>
          </table:table-cell>
          <table:table-cell table:style-name="ce156" office:value-type="string">
            <text:p>Click 'Add' icon</text:p>
          </table:table-cell>
          <table:table-cell table:style-name="ce162" office:value-type="string">
            <text:p><text:s/>Add New Template' pop-up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25];6;1)&gt;MID([.F24];6;1);&quot;&quot;;MAX([.A$7:.A24])+1)">
            <text:p/>
          </table:table-cell>
          <table:table-cell table:style-name="ce46" office:value-type="string">
            <text:p>ADM_06_01</text:p>
          </table:table-cell>
          <table:table-cell table:style-name="ce125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127" office:value-type="string">
            <text:p>DMS\Admin\Content_Presentation\Manage Templates\Add</text:p>
          </table:table-cell>
          <table:table-cell table:style-name="ce128" office:value-type="string">
            <text:p>Add new template when 'View Content' field is blank</text:p>
          </table:table-cell>
          <table:table-cell table:style-name="ce156" office:value-type="string">
            <text:p>Step 3:Put data in 'Template' tab</text:p>
          </table:table-cell>
          <table:table-cell table:style-name="ce156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62" office:value-type="string">
            <text:p>Fields in 'Template' tab are inputted data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26];6;1)&gt;MID([.F25];6;1);&quot;&quot;;MAX([.A$7:.A25])+1)">
            <text:p/>
          </table:table-cell>
          <table:table-cell table:style-name="ce46" office:value-type="string">
            <text:p>ADM_06_01</text:p>
          </table:table-cell>
          <table:table-cell table:style-name="ce125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27" office:value-type="string">
            <text:p>DMS\Admin\Content_Presentation\Manage Templates\Add</text:p>
          </table:table-cell>
          <table:table-cell table:style-name="ce128" office:value-type="string">
            <text:p>Add new template when 'View Content' field is blank</text:p>
          </table:table-cell>
          <table:table-cell table:style-name="ce156" office:value-type="string">
            <text:p>Step 4: Put data in 'Dialog' tab</text:p>
          </table:table-cell>
          <table:table-cell table:style-name="ce156" office:value-type="string">
            <text:p>Put data in 'Dialog' tab</text:p>
          </table:table-cell>
          <table:table-cell table:style-name="ce162" office:value-type="string">
            <text:p><text:s/>Dialog' tab is inputted data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27];6;1)&gt;MID([.F26];6;1);&quot;&quot;;MAX([.A$7:.A26])+1)">
            <text:p/>
          </table:table-cell>
          <table:table-cell table:style-name="ce46" office:value-type="string">
            <text:p>ADM_06_01</text:p>
          </table:table-cell>
          <table:table-cell table:style-name="ce125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27" office:value-type="string">
            <text:p>DMS\Admin\Content_Presentation\Manage Templates\Add</text:p>
          </table:table-cell>
          <table:table-cell table:style-name="ce128" office:value-type="string">
            <text:p>Add new template when 'View Content' field is blank</text:p>
          </table:table-cell>
          <table:table-cell table:style-name="ce156" office:value-type="string">
            <text:p>Step 5: Do not put data in 'View' tab</text:p>
          </table:table-cell>
          <table:table-cell table:style-name="ce156" office:value-type="string">
            <text:p>- Do not put data in 'View' tab</text:p>
            <text:p>- Click Save button</text:p>
          </table:table-cell>
          <table:table-cell table:style-name="ce162" office:value-type="string">
            <text:p>Show message “ Type value into field 'View content' please <text:span text:style-name="T14"><text:s/>“</text:span>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28];6;1)&gt;MID([.F27];6;1);&quot;&quot;;MAX([.A$7:.A27])+1)" office:value-type="float" office:value="6">
            <text:p>006</text:p>
          </table:table-cell>
          <table:table-cell table:style-name="ce46" office:value-type="string">
            <text:p>ADM_06_02_01</text:p>
          </table:table-cell>
          <table:table-cell table:style-name="ce125" office:value-type="float" office:value="1">
            <text:p>001</text:p>
          </table:table-cell>
          <table:table-cell table:style-name="ce58" office:value-type="string">
            <text:p>DMS\Admin\Content_Presentation\Manage Templates\Edit\Template</text:p>
          </table:table-cell>
          <table:table-cell table:style-name="ce52" office:value-type="string">
            <text:p>Edit label of existing template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29];6;1)&gt;MID([.F28];6;1);&quot;&quot;;MAX([.A$7:.A28])+1)">
            <text:p/>
          </table:table-cell>
          <table:table-cell table:style-name="ce46" office:value-type="string">
            <text:p>ADM_06_02_01</text:p>
          </table:table-cell>
          <table:table-cell table:style-name="ce12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27" office:value-type="string">
            <text:p>DMS\Admin\Content_Presentation\Manage Templates\Edit\Template</text:p>
          </table:table-cell>
          <table:table-cell table:style-name="ce128" office:value-type="string">
            <text:p>Edit label of existing template</text:p>
          </table:table-cell>
          <table:table-cell table:style-name="ce172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77" office:value-type="string">
            <text:p>'<text:span text:style-name="T12">View &amp; Edit Template' pop-up appears</text:span></text:p>
          </table:table-cell>
          <table:table-cell table:style-name="ce162" office:value-type="string">
            <text:p>Low</text:p>
          </table:table-cell>
          <table:table-cell table:style-name="ce177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30];6;1)&gt;MID([.F29];6;1);&quot;&quot;;MAX([.A$7:.A29])+1)">
            <text:p/>
          </table:table-cell>
          <table:table-cell table:style-name="ce46" office:value-type="string">
            <text:p>ADM_06_02_01</text:p>
          </table:table-cell>
          <table:table-cell table:style-name="ce12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27" office:value-type="string">
            <text:p>DMS\Admin\Content_Presentation\Manage Templates\Edit\Template</text:p>
          </table:table-cell>
          <table:table-cell table:style-name="ce128" office:value-type="string">
            <text:p>Edit label of existing template</text:p>
          </table:table-cell>
          <table:table-cell table:style-name="ce172" office:value-type="string">
            <text:p>Step 3: Edit label</text:p>
          </table:table-cell>
          <table:table-cell table:style-name="ce173" office:value-type="string">
            <text:p>Put new value for label</text:p>
          </table:table-cell>
          <table:table-cell table:style-name="ce173" office:value-type="string">
            <text:p>The label of template is changed successfully</text:p>
          </table:table-cell>
          <table:table-cell table:style-name="ce162" office:value-type="string">
            <text:p>Low</text:p>
          </table:table-cell>
          <table:table-cell table:style-name="ce173"/>
          <table:table-cell table:style-name="ce130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31];6;1)&gt;MID([.F30];6;1);&quot;&quot;;MAX([.A$7:.A30])+1)" office:value-type="float" office:value="7">
            <text:p>007</text:p>
          </table:table-cell>
          <table:table-cell table:style-name="ce46" office:value-type="string">
            <text:p>ADM_06_02_02_01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Content_Presentation\Manage Templates\Edit\Dialog\Edit</text:p>
          </table:table-cell>
          <table:table-cell table:style-name="ce52" office:value-type="string">
            <text:p>Edit existing dialog of template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32];6;1)&gt;MID([.F31];6;1);&quot;&quot;;MAX([.A$7:.A31])+1)">
            <text:p/>
          </table:table-cell>
          <table:table-cell table:style-name="ce46" office:value-type="string">
            <text:p>ADM_06_02_02_01</text:p>
          </table:table-cell>
          <table:table-cell table:style-name="ce12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27" office:value-type="string">
            <text:p>DMS\Admin\Content_Presentation\Manage Templates\Edit\Dialog\Edit</text:p>
          </table:table-cell>
          <table:table-cell table:style-name="ce170" office:value-type="string">
            <text:p>Edit existing dialog of template</text:p>
          </table:table-cell>
          <table:table-cell table:style-name="ce172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77" office:value-type="string">
            <text:p>'<text:span text:style-name="T12">View &amp; Edit Template' pop-up appears</text:span></text:p>
          </table:table-cell>
          <table:table-cell table:style-name="ce162" office:value-type="string">
            <text:p>Low</text:p>
          </table:table-cell>
          <table:table-cell table:style-name="ce177"/>
          <table:table-cell table:style-name="ce130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33];6;1)&gt;MID([.F32];6;1);&quot;&quot;;MAX([.A$7:.A32])+1)">
            <text:p/>
          </table:table-cell>
          <table:table-cell table:style-name="ce46" office:value-type="string">
            <text:p>ADM_06_02_02_01</text:p>
          </table:table-cell>
          <table:table-cell table:style-name="ce12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27" office:value-type="string">
            <text:p>DMS\Admin\Content_Presentation\Manage Templates\Edit\Dialog\Edit</text:p>
          </table:table-cell>
          <table:table-cell table:style-name="ce170" office:value-type="string">
            <text:p>Edit existing dialog of template</text:p>
          </table:table-cell>
          <table:table-cell table:style-name="ce172" office:value-type="string">
            <text:p>Step 3: Edit existing dialog of template</text:p>
          </table:table-cell>
          <table:table-cell table:style-name="ce173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73" office:value-type="string">
            <text:p>Dialog is changed successfully</text:p>
          </table:table-cell>
          <table:table-cell table:style-name="ce162" office:value-type="string">
            <text:p>Low</text:p>
          </table:table-cell>
          <table:table-cell table:style-name="ce173"/>
          <table:table-cell table:style-name="ce130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34];6;1)&gt;MID([.F33];6;1);&quot;&quot;;MAX([.A$7:.A33])+1)" office:value-type="float" office:value="8">
            <text:p>008</text:p>
          </table:table-cell>
          <table:table-cell table:style-name="ce46" office:value-type="string">
            <text:p>ADM_06_02_02_02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Content_Presentation\Manage Templates\Edit\Dialog\Add</text:p>
          </table:table-cell>
          <table:table-cell table:style-name="ce52" office:value-type="string">
            <text:p>Add new dialog for template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35];6;1)&gt;MID([.F34];6;1);&quot;&quot;;MAX([.A$7:.A34])+1)">
            <text:p/>
          </table:table-cell>
          <table:table-cell table:style-name="ce46" office:value-type="string">
            <text:p>ADM_06_02_02_02</text:p>
          </table:table-cell>
          <table:table-cell table:style-name="ce12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27" office:value-type="string">
            <text:p>DMS\Admin\Content_Presentation\Manage Templates\Edit\Dialog\Add</text:p>
          </table:table-cell>
          <table:table-cell table:style-name="ce128" office:value-type="string">
            <text:p>Add new dialog for template</text:p>
          </table:table-cell>
          <table:table-cell table:style-name="ce172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77" office:value-type="string">
            <text:p>'<text:span text:style-name="T12">View &amp; Edit Template' pop-up appears</text:span></text:p>
          </table:table-cell>
          <table:table-cell table:style-name="ce162" office:value-type="string">
            <text:p>Low</text:p>
          </table:table-cell>
          <table:table-cell table:style-name="ce177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36];6;1)&gt;MID([.F35];6;1);&quot;&quot;;MAX([.A$7:.A35])+1)">
            <text:p/>
          </table:table-cell>
          <table:table-cell table:style-name="ce46" office:value-type="string">
            <text:p>ADM_06_02_02_02</text:p>
          </table:table-cell>
          <table:table-cell table:style-name="ce12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27" office:value-type="string">
            <text:p>DMS\Admin\Content_Presentation\Manage Templates\Edit\Dialog\Add</text:p>
          </table:table-cell>
          <table:table-cell table:style-name="ce128" office:value-type="string">
            <text:p>Add new dialog for template</text:p>
          </table:table-cell>
          <table:table-cell table:style-name="ce130" office:value-type="string">
            <text:p>Step 3: Open 'Dialog' form</text:p>
          </table:table-cell>
          <table:table-cell table:style-name="ce130" office:value-type="string">
            <text:p>Select ' Dialog' tab</text:p>
          </table:table-cell>
          <table:table-cell table:style-name="ce130" office:value-type="string">
            <text:p>Dialog' form appears</text:p>
          </table:table-cell>
          <table:table-cell table:style-name="ce162" office:value-type="string">
            <text:p>Low</text:p>
          </table:table-cell>
          <table:table-cell table:style-name="ce130" table:number-columns-repeated="11"/>
          <table:table-cell table:style-name="ce50" table:number-columns-repeated="204"/>
        </table:table-row>
        <table:table-row table:style-name="ro22">
          <table:table-cell table:style-name="ce116" table:formula="of:=IF(MID([.F37];6;1)&gt;MID([.F36];6;1);&quot;&quot;;MAX([.A$7:.A36])+1)">
            <text:p/>
          </table:table-cell>
          <table:table-cell table:style-name="ce46" office:value-type="string">
            <text:p>ADM_06_02_02_02</text:p>
          </table:table-cell>
          <table:table-cell table:style-name="ce12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27" office:value-type="string">
            <text:p>DMS\Admin\Content_Presentation\Manage Templates\Edit\Dialog\Add</text:p>
          </table:table-cell>
          <table:table-cell table:style-name="ce128" office:value-type="string">
            <text:p>Add new dialog for template</text:p>
          </table:table-cell>
          <table:table-cell table:style-name="ce130" office:value-type="string">
            <text:p>Step 4: Add new dialog for template</text:p>
          </table:table-cell>
          <table:table-cell table:style-name="ce130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30" office:value-type="string">
            <text:p>New dialog is created successfully </text:p>
          </table:table-cell>
          <table:table-cell table:style-name="ce162" office:value-type="string">
            <text:p>Low</text:p>
          </table:table-cell>
          <table:table-cell table:style-name="ce130" table:number-columns-repeated="11"/>
          <table:table-cell table:style-name="ce50" table:number-columns-repeated="204"/>
        </table:table-row>
        <table:table-row table:style-name="ro22">
          <table:table-cell table:style-name="ce116" table:formula="of:=IF(MID([.F38];6;1)&gt;MID([.F37];6;1);&quot;&quot;;MAX([.A$7:.A37])+1)" office:value-type="float" office:value="9">
            <text:p>009</text:p>
          </table:table-cell>
          <table:table-cell table:style-name="ce46" office:value-type="string">
            <text:p>ADM_06_02_02_02</text:p>
          </table:table-cell>
          <table:table-cell table:style-name="ce125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127" office:value-type="string">
            <text:p>DMS\Admin\Content_Presentation\Manage Templates\Edit\Dialog\Add</text:p>
          </table:table-cell>
          <table:table-cell table:style-name="ce52" office:value-type="string">
            <text:p>Add new dialog when 'Name' field is blank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39];6;1)&gt;MID([.F38];6;1);&quot;&quot;;MAX([.A$7:.A38])+1)">
            <text:p/>
          </table:table-cell>
          <table:table-cell table:style-name="ce46" office:value-type="string">
            <text:p>ADM_06_02_02_02</text:p>
          </table:table-cell>
          <table:table-cell table:style-name="ce12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27" office:value-type="string">
            <text:p>DMS\Admin\Content_Presentation\Manage Templates\Edit\Dialog\Add</text:p>
          </table:table-cell>
          <table:table-cell table:style-name="ce128" office:value-type="string">
            <text:p>Add new dialog when 'Name' field is blank</text:p>
          </table:table-cell>
          <table:table-cell table:style-name="ce172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77" office:value-type="string">
            <text:p>'<text:span text:style-name="T12">View &amp; Edit Template' pop-up appears</text:span></text:p>
          </table:table-cell>
          <table:table-cell table:style-name="ce162" office:value-type="string">
            <text:p>Low</text:p>
          </table:table-cell>
          <table:table-cell table:style-name="ce177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40];6;1)&gt;MID([.F39];6;1);&quot;&quot;;MAX([.A$7:.A39])+1)">
            <text:p/>
          </table:table-cell>
          <table:table-cell table:style-name="ce46" office:value-type="string">
            <text:p>ADM_06_02_02_02</text:p>
          </table:table-cell>
          <table:table-cell table:style-name="ce12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27" office:value-type="string">
            <text:p>DMS\Admin\Content_Presentation\Manage Templates\Edit\Dialog\Add</text:p>
          </table:table-cell>
          <table:table-cell table:style-name="ce128" office:value-type="string">
            <text:p>Add new dialog when 'Name' field is blank</text:p>
          </table:table-cell>
          <table:table-cell table:style-name="ce130" office:value-type="string">
            <text:p>Step 3: Open 'Dialog' form</text:p>
          </table:table-cell>
          <table:table-cell table:style-name="ce130" office:value-type="string">
            <text:p>Select ' Dialog' tab</text:p>
          </table:table-cell>
          <table:table-cell table:style-name="ce130" office:value-type="string">
            <text:p>Dialog' form appears</text:p>
          </table:table-cell>
          <table:table-cell table:style-name="ce162" office:value-type="string">
            <text:p>Low</text:p>
          </table:table-cell>
          <table:table-cell table:style-name="ce130" table:number-columns-repeated="11"/>
          <table:table-cell table:style-name="ce50" table:number-columns-repeated="204"/>
        </table:table-row>
        <table:table-row table:style-name="ro34">
          <table:table-cell table:style-name="ce116" table:formula="of:=IF(MID([.F41];6;1)&gt;MID([.F40];6;1);&quot;&quot;;MAX([.A$7:.A40])+1)">
            <text:p/>
          </table:table-cell>
          <table:table-cell table:style-name="ce46" office:value-type="string">
            <text:p>ADM_06_02_02_02</text:p>
          </table:table-cell>
          <table:table-cell table:style-name="ce12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127" office:value-type="string">
            <text:p>DMS\Admin\Content_Presentation\Manage Templates\Edit\Dialog\Add</text:p>
          </table:table-cell>
          <table:table-cell table:style-name="ce128" office:value-type="string">
            <text:p>Add new dialog when 'Name' field is blank</text:p>
          </table:table-cell>
          <table:table-cell table:style-name="ce130" office:value-type="string">
            <text:p>Step 4: Add new dialog for template</text:p>
          </table:table-cell>
          <table:table-cell table:style-name="ce130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130" office:value-type="string">
            <text:p>Show message “ <text:s/>The value of field 'name' <text:s/>is null or empty !“</text:p>
          </table:table-cell>
          <table:table-cell table:style-name="ce162" office:value-type="string">
            <text:p>Low</text:p>
          </table:table-cell>
          <table:table-cell table:style-name="ce130" table:number-columns-repeated="11"/>
          <table:table-cell table:style-name="ce50" table:number-columns-repeated="204"/>
        </table:table-row>
        <table:table-row table:style-name="ro22">
          <table:table-cell table:style-name="ce116" table:formula="of:=IF(MID([.F42];6;1)&gt;MID([.F41];6;1);&quot;&quot;;MAX([.A$7:.A41])+1)" office:value-type="float" office:value="10">
            <text:p>010</text:p>
          </table:table-cell>
          <table:table-cell table:style-name="ce46" office:value-type="string">
            <text:p>ADM_06_02_02_02</text:p>
          </table:table-cell>
          <table:table-cell table:style-name="ce125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27" office:value-type="string">
            <text:p>DMS\Admin\Content_Presentation\Manage Templates\Edit\Dialog\Add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1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43];6;1)&gt;MID([.F42];6;1);&quot;&quot;;MAX([.A$7:.A42])+1)">
            <text:p/>
          </table:table-cell>
          <table:table-cell table:style-name="ce46" office:value-type="string">
            <text:p>ADM_06_02_02_02</text:p>
          </table:table-cell>
          <table:table-cell table:style-name="ce125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127" office:value-type="string">
            <text:p>DMS\Admin\Content_Presentation\Manage Templates\Edit\Dialog\Add</text:p>
          </table:table-cell>
          <table:table-cell table:style-name="ce170" office:value-type="string">
            <text:p>Add new dialog when <text:s/>'Name' field contain special characters <text:s/>%^&amp;</text:p>
          </table:table-cell>
          <table:table-cell table:style-name="ce172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77" office:value-type="string">
            <text:p>'<text:span text:style-name="T12">View &amp; Edit Template' pop-up appears</text:span></text:p>
          </table:table-cell>
          <table:table-cell table:style-name="ce162" office:value-type="string">
            <text:p>Low</text:p>
          </table:table-cell>
          <table:table-cell table:style-name="ce177"/>
          <table:table-cell table:style-name="ce131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44];6;1)&gt;MID([.F43];6;1);&quot;&quot;;MAX([.A$7:.A43])+1)">
            <text:p/>
          </table:table-cell>
          <table:table-cell table:style-name="ce46" office:value-type="string">
            <text:p>ADM_06_02_02_02</text:p>
          </table:table-cell>
          <table:table-cell table:style-name="ce125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127" office:value-type="string">
            <text:p>DMS\Admin\Content_Presentation\Manage Templates\Edit\Dialog\Add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130" office:value-type="string">
            <text:p>Step 3: Open 'Dialog' form</text:p>
          </table:table-cell>
          <table:table-cell table:style-name="ce130" office:value-type="string">
            <text:p>Select ' Dialog' tab</text:p>
          </table:table-cell>
          <table:table-cell table:style-name="ce130" office:value-type="string">
            <text:p>Dialog' form appears</text:p>
          </table:table-cell>
          <table:table-cell table:style-name="ce162" office:value-type="string">
            <text:p>Low</text:p>
          </table:table-cell>
          <table:table-cell table:style-name="ce130" table:number-columns-repeated="11"/>
          <table:table-cell table:style-name="ce50" table:number-columns-repeated="204"/>
        </table:table-row>
        <table:table-row table:style-name="ro34">
          <table:table-cell table:style-name="ce116" table:formula="of:=IF(MID([.F45];6;1)&gt;MID([.F44];6;1);&quot;&quot;;MAX([.A$7:.A44])+1)">
            <text:p/>
          </table:table-cell>
          <table:table-cell table:style-name="ce46" office:value-type="string">
            <text:p>ADM_06_02_02_02</text:p>
          </table:table-cell>
          <table:table-cell table:style-name="ce125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27" office:value-type="string">
            <text:p>DMS\Admin\Content_Presentation\Manage Templates\Edit\Dialog\Add</text:p>
          </table:table-cell>
          <table:table-cell table:style-name="ce170" office:value-type="string">
            <text:p>Add new dialog when <text:s/>'Name' field contain special characters <text:s/>%^&amp;</text:p>
          </table:table-cell>
          <table:table-cell table:style-name="ce130" office:value-type="string">
            <text:p>Step 4: Add new dialog for template</text:p>
          </table:table-cell>
          <table:table-cell table:style-name="ce130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130" office:value-type="string">
            <text:p>Show message “Field name can not contain special characters”</text:p>
          </table:table-cell>
          <table:table-cell table:style-name="ce162" office:value-type="string">
            <text:p>Low</text:p>
          </table:table-cell>
          <table:table-cell table:style-name="ce130" table:number-columns-repeated="11"/>
          <table:table-cell table:style-name="ce50" table:number-columns-repeated="204"/>
        </table:table-row>
        <table:table-row table:style-name="ro22">
          <table:table-cell table:style-name="ce116" table:formula="of:=IF(MID([.F46];6;1)&gt;MID([.F45];6;1);&quot;&quot;;MAX([.A$7:.A45])+1)" office:value-type="float" office:value="11">
            <text:p>011</text:p>
          </table:table-cell>
          <table:table-cell table:style-name="ce46" office:value-type="string">
            <text:p>ADM_06_02_02_02</text:p>
          </table:table-cell>
          <table:table-cell table:style-name="ce125"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127" office:value-type="string">
            <text:p>DMS\Admin\Content_Presentation\Manage Templates\Edit\Dialog\Add</text:p>
          </table:table-cell>
          <table:table-cell table:style-name="ce52" office:value-type="string">
            <text:p>Add new dialog when <text:s/>name field of dialog tab is existing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47];6;1)&gt;MID([.F46];6;1);&quot;&quot;;MAX([.A$7:.A46])+1)">
            <text:p/>
          </table:table-cell>
          <table:table-cell table:style-name="ce46" office:value-type="string">
            <text:p>ADM_06_02_02_02</text:p>
          </table:table-cell>
          <table:table-cell table:style-name="ce125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127" office:value-type="string">
            <text:p>DMS\Admin\Content_Presentation\Manage Templates\Edit\Dialog\Add</text:p>
          </table:table-cell>
          <table:table-cell table:style-name="ce128" office:value-type="string">
            <text:p>Add new dialog when <text:s/>name field of dialog tab is existing</text:p>
          </table:table-cell>
          <table:table-cell table:style-name="ce172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77" office:value-type="string">
            <text:p>'<text:span text:style-name="T12">View &amp; Edit Template' pop-up appears</text:span></text:p>
          </table:table-cell>
          <table:table-cell table:style-name="ce162" office:value-type="string">
            <text:p>Low</text:p>
          </table:table-cell>
          <table:table-cell table:style-name="ce177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48];6;1)&gt;MID([.F47];6;1);&quot;&quot;;MAX([.A$7:.A47])+1)">
            <text:p/>
          </table:table-cell>
          <table:table-cell table:style-name="ce46" office:value-type="string">
            <text:p>ADM_06_02_02_02</text:p>
          </table:table-cell>
          <table:table-cell table:style-name="ce125" table:formula="of:=IF(VALUE(MID([.F48];6;FIND(&quot;:&quot;;[.F48];1)-FIND(&quot; &quot;;[.F48];1)-1))&gt;VALUE(MID([.F47];6;FIND(&quot;:&quot;;[.F47];1)-FIND(&quot; &quot;;[.F47];1)-1));[.C47];[.C47]+1)" office:value-type="float" office:value="4">
            <text:p>004</text:p>
          </table:table-cell>
          <table:table-cell table:style-name="ce127" office:value-type="string">
            <text:p>DMS\Admin\Content_Presentation\Manage Templates\Edit\Dialog\Add</text:p>
          </table:table-cell>
          <table:table-cell table:style-name="ce128" office:value-type="string">
            <text:p>Add new dialog when <text:s/>name field of dialog tab is existing</text:p>
          </table:table-cell>
          <table:table-cell table:style-name="ce130" office:value-type="string">
            <text:p>Step 3: Open 'Dialog' form</text:p>
          </table:table-cell>
          <table:table-cell table:style-name="ce130" office:value-type="string">
            <text:p>Select ' Dialog' tab</text:p>
          </table:table-cell>
          <table:table-cell table:style-name="ce130" office:value-type="string">
            <text:p>Dialog' form appears</text:p>
          </table:table-cell>
          <table:table-cell table:style-name="ce162" office:value-type="string">
            <text:p>Low</text:p>
          </table:table-cell>
          <table:table-cell table:style-name="ce130" table:number-columns-repeated="11"/>
          <table:table-cell table:style-name="ce50" table:number-columns-repeated="204"/>
        </table:table-row>
        <table:table-row table:style-name="ro35">
          <table:table-cell table:style-name="ce116" table:formula="of:=IF(MID([.F49];6;1)&gt;MID([.F48];6;1);&quot;&quot;;MAX([.A$7:.A48])+1)">
            <text:p/>
          </table:table-cell>
          <table:table-cell table:style-name="ce46" office:value-type="string">
            <text:p>ADM_06_02_02_02</text:p>
          </table:table-cell>
          <table:table-cell table:style-name="ce125"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127" office:value-type="string">
            <text:p>DMS\Admin\Content_Presentation\Manage Templates\Edit\Dialog\Add</text:p>
          </table:table-cell>
          <table:table-cell table:style-name="ce128" office:value-type="string">
            <text:p>Add new dialog when <text:s/>name field of dialog tab is existing</text:p>
          </table:table-cell>
          <table:table-cell table:style-name="ce130" office:value-type="string">
            <text:p>Step 4: Add new dialog for template</text:p>
          </table:table-cell>
          <table:table-cell table:style-name="ce130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130" office:value-type="string">
            <text:p>Show message “The [name of dialog] is existing ”</text:p>
          </table:table-cell>
          <table:table-cell table:style-name="ce162" office:value-type="string">
            <text:p>Low</text:p>
          </table:table-cell>
          <table:table-cell table:style-name="ce130" table:number-columns-repeated="11"/>
          <table:table-cell table:style-name="ce50" table:number-columns-repeated="204"/>
        </table:table-row>
        <table:table-row table:style-name="ro22">
          <table:table-cell table:style-name="ce116" table:formula="of:=IF(MID([.F50];6;1)&gt;MID([.F49];6;1);&quot;&quot;;MAX([.A$7:.A49])+1)" office:value-type="float" office:value="12">
            <text:p>012</text:p>
          </table:table-cell>
          <table:table-cell table:style-name="ce46" office:value-type="string">
            <text:p>ADM_06_02_02_02</text:p>
          </table:table-cell>
          <table:table-cell table:style-name="ce125" table:formula="of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127" office:value-type="string">
            <text:p>DMS\Admin\Content_Presentation\Manage Templates\Edit\Dialog\Add</text:p>
          </table:table-cell>
          <table:table-cell table:style-name="ce52" office:value-type="string">
            <text:p>Add new dialog when <text:s/>do not select permission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51];6;1)&gt;MID([.F50];6;1);&quot;&quot;;MAX([.A$7:.A50])+1)">
            <text:p/>
          </table:table-cell>
          <table:table-cell table:style-name="ce46" office:value-type="string">
            <text:p>ADM_06_02_02_02</text:p>
          </table:table-cell>
          <table:table-cell table:style-name="ce125" table:formula="of:=IF(VALUE(MID([.F51];6;FIND(&quot;:&quot;;[.F51];1)-FIND(&quot; &quot;;[.F51];1)-1))&gt;VALUE(MID([.F50];6;FIND(&quot;:&quot;;[.F50];1)-FIND(&quot; &quot;;[.F50];1)-1));[.C50];[.C50]+1)" office:value-type="float" office:value="5">
            <text:p>005</text:p>
          </table:table-cell>
          <table:table-cell table:style-name="ce127" office:value-type="string">
            <text:p>DMS\Admin\Content_Presentation\Manage Templates\Edit\Dialog\Add</text:p>
          </table:table-cell>
          <table:table-cell table:style-name="ce128" office:value-type="string">
            <text:p>Add new dialog when <text:s/>do not select permission</text:p>
          </table:table-cell>
          <table:table-cell table:style-name="ce172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77" office:value-type="string">
            <text:p>'<text:span text:style-name="T12">View &amp; Edit Template' pop-up appears</text:span></text:p>
          </table:table-cell>
          <table:table-cell table:style-name="ce162" office:value-type="string">
            <text:p>Low</text:p>
          </table:table-cell>
          <table:table-cell table:style-name="ce177"/>
          <table:table-cell table:style-name="ce130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52];6;1)&gt;MID([.F51];6;1);&quot;&quot;;MAX([.A$7:.A51])+1)">
            <text:p/>
          </table:table-cell>
          <table:table-cell table:style-name="ce46" office:value-type="string">
            <text:p>ADM_06_02_02_02</text:p>
          </table:table-cell>
          <table:table-cell table:style-name="ce125"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table:style-name="ce127" office:value-type="string">
            <text:p>DMS\Admin\Content_Presentation\Manage Templates\Edit\Dialog\Add</text:p>
          </table:table-cell>
          <table:table-cell table:style-name="ce128" office:value-type="string">
            <text:p>Add new dialog when <text:s/>do not select permission</text:p>
          </table:table-cell>
          <table:table-cell table:style-name="ce130" office:value-type="string">
            <text:p>Step 3: Open 'Dialog' form</text:p>
          </table:table-cell>
          <table:table-cell table:style-name="ce130" office:value-type="string">
            <text:p>Select ' Dialog' tab</text:p>
          </table:table-cell>
          <table:table-cell table:style-name="ce130" office:value-type="string">
            <text:p>Dialog' form appears</text:p>
          </table:table-cell>
          <table:table-cell table:style-name="ce162" office:value-type="string">
            <text:p>Low</text:p>
          </table:table-cell>
          <table:table-cell table:style-name="ce130" table:number-columns-repeated="11"/>
          <table:table-cell table:style-name="ce50" table:number-columns-repeated="204"/>
        </table:table-row>
        <table:table-row table:style-name="ro34">
          <table:table-cell table:style-name="ce116" table:formula="of:=IF(MID([.F53];6;1)&gt;MID([.F52];6;1);&quot;&quot;;MAX([.A$7:.A52])+1)">
            <text:p/>
          </table:table-cell>
          <table:table-cell table:style-name="ce46" office:value-type="string">
            <text:p>ADM_06_02_02_02</text:p>
          </table:table-cell>
          <table:table-cell table:style-name="ce125"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table:style-name="ce127" office:value-type="string">
            <text:p>DMS\Admin\Content_Presentation\Manage Templates\Edit\Dialog\Add</text:p>
          </table:table-cell>
          <table:table-cell table:style-name="ce128" office:value-type="string">
            <text:p>Add new dialog when <text:s/>do not select permission</text:p>
          </table:table-cell>
          <table:table-cell table:style-name="ce130" office:value-type="string">
            <text:p>Step 4: Add new dialog for template</text:p>
          </table:table-cell>
          <table:table-cell table:style-name="ce130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130" office:value-type="string">
            <text:p>Show message “The Permission field can not be empty”</text:p>
          </table:table-cell>
          <table:table-cell table:style-name="ce162" office:value-type="string">
            <text:p>Low</text:p>
          </table:table-cell>
          <table:table-cell table:style-name="ce130" table:number-columns-repeated="11"/>
          <table:table-cell table:style-name="ce50" table:number-columns-repeated="204"/>
        </table:table-row>
        <table:table-row table:style-name="ro22">
          <table:table-cell table:style-name="ce116" table:formula="of:=IF(MID([.F54];6;1)&gt;MID([.F53];6;1);&quot;&quot;;MAX([.A$7:.A53])+1)" office:value-type="float" office:value="13">
            <text:p>013</text:p>
          </table:table-cell>
          <table:table-cell table:style-name="ce46" office:value-type="string">
            <text:p>ADM_06_02_02_03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Content_Presentation\Manage Templates\Edit\Dialog\Delete</text:p>
          </table:table-cell>
          <table:table-cell table:style-name="ce52" office:value-type="string">
            <text:p>Delete dialog 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55];6;1)&gt;MID([.F54];6;1);&quot;&quot;;MAX([.A$7:.A54])+1)">
            <text:p/>
          </table:table-cell>
          <table:table-cell table:style-name="ce46" office:value-type="string">
            <text:p>ADM_06_02_02_03</text:p>
          </table:table-cell>
          <table:table-cell table:style-name="ce12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27" office:value-type="string">
            <text:p>DMS\Admin\Content_Presentation\Manage Templates\Edit\Dialog\Delete</text:p>
          </table:table-cell>
          <table:table-cell table:style-name="ce128" office:value-type="string">
            <text:p>Delete dialog </text:p>
          </table:table-cell>
          <table:table-cell table:style-name="ce172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77" office:value-type="string">
            <text:p>'<text:span text:style-name="T12">View &amp; Edit Template' pop-up appears</text:span></text:p>
          </table:table-cell>
          <table:table-cell table:style-name="ce162" office:value-type="string">
            <text:p>Low</text:p>
          </table:table-cell>
          <table:table-cell table:style-name="ce177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56];6;1)&gt;MID([.F55];6;1);&quot;&quot;;MAX([.A$7:.A55])+1)">
            <text:p/>
          </table:table-cell>
          <table:table-cell table:style-name="ce46" office:value-type="string">
            <text:p>ADM_06_02_02_03</text:p>
          </table:table-cell>
          <table:table-cell table:style-name="ce12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27" office:value-type="string">
            <text:p>DMS\Admin\Content_Presentation\Manage Templates\Edit\Dialog\Delete</text:p>
          </table:table-cell>
          <table:table-cell table:style-name="ce128" office:value-type="string">
            <text:p>Delete dialog </text:p>
          </table:table-cell>
          <table:table-cell table:style-name="ce130" office:value-type="string">
            <text:p>Step 3: Delete Dialog</text:p>
          </table:table-cell>
          <table:table-cell table:style-name="ce130" office:value-type="string">
            <text:p>- Select ' Dialog' tab</text:p>
            <text:p>- Click 'Delete' icon on a dialog you want to delete</text:p>
          </table:table-cell>
          <table:table-cell table:style-name="ce130" office:value-type="string">
            <text:p>Dialog is deleted</text:p>
          </table:table-cell>
          <table:table-cell table:style-name="ce162" office:value-type="string">
            <text:p>Low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57];6;1)&gt;MID([.F56];6;1);&quot;&quot;;MAX([.A$7:.A56])+1)" office:value-type="float" office:value="14">
            <text:p>014</text:p>
          </table:table-cell>
          <table:table-cell table:style-name="ce46" office:value-type="string">
            <text:p>ADM_06_02_02_03</text:p>
          </table:table-cell>
          <table:table-cell table:style-name="ce125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127" office:value-type="string">
            <text:p>DMS\Admin\Content_Presentation\Manage Templates\Edit\Dialog\Delete</text:p>
          </table:table-cell>
          <table:table-cell table:style-name="ce52" office:value-type="string">
            <text:p>Delete default dialog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58];6;1)&gt;MID([.F57];6;1);&quot;&quot;;MAX([.A$7:.A57])+1)">
            <text:p/>
          </table:table-cell>
          <table:table-cell table:style-name="ce46" office:value-type="string">
            <text:p>ADM_06_02_02_03</text:p>
          </table:table-cell>
          <table:table-cell table:style-name="ce125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127" office:value-type="string">
            <text:p>DMS\Admin\Content_Presentation\Manage Templates\Edit\Dialog\Delete</text:p>
          </table:table-cell>
          <table:table-cell table:style-name="ce128" office:value-type="string">
            <text:p>Delete default dialog</text:p>
          </table:table-cell>
          <table:table-cell table:style-name="ce172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77" office:value-type="string">
            <text:p>'<text:span text:style-name="T12">View &amp; Edit Template' pop-up appears</text:span></text:p>
          </table:table-cell>
          <table:table-cell table:style-name="ce162" office:value-type="string">
            <text:p>Low</text:p>
          </table:table-cell>
          <table:table-cell table:style-name="ce177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59];6;1)&gt;MID([.F58];6;1);&quot;&quot;;MAX([.A$7:.A58])+1)">
            <text:p/>
          </table:table-cell>
          <table:table-cell table:style-name="ce46" office:value-type="string">
            <text:p>ADM_06_02_02_03</text:p>
          </table:table-cell>
          <table:table-cell table:style-name="ce125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127" office:value-type="string">
            <text:p>DMS\Admin\Content_Presentation\Manage Templates\Edit\Dialog\Delete</text:p>
          </table:table-cell>
          <table:table-cell table:style-name="ce128" office:value-type="string">
            <text:p>Delete default dialog</text:p>
          </table:table-cell>
          <table:table-cell table:style-name="ce130" office:value-type="string">
            <text:p>Step 3: Delete Dialog</text:p>
          </table:table-cell>
          <table:table-cell table:style-name="ce130" office:value-type="string">
            <text:p>- Select ' Dialog' tab</text:p>
            <text:p>- Click 'Delete' icon</text:p>
          </table:table-cell>
          <table:table-cell table:style-name="ce130" office:value-type="string">
            <text:p>Show message “[name of dialog] <text:s/>can not be deleted,it is the default one. ”</text:p>
          </table:table-cell>
          <table:table-cell table:style-name="ce162" office:value-type="string">
            <text:p>Low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60];6;1)&gt;MID([.F59];6;1);&quot;&quot;;MAX([.A$7:.A59])+1)" office:value-type="float" office:value="15">
            <text:p>015</text:p>
          </table:table-cell>
          <table:table-cell table:style-name="ce46" office:value-type="string">
            <text:p>ADM_06_02_03_01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Content_Presentation\Manage Templates\Edit\View\Edit</text:p>
          </table:table-cell>
          <table:table-cell table:style-name="ce52" office:value-type="string">
            <text:p><text:s/>Edit Existing view of template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61];6;1)&gt;MID([.F60];6;1);&quot;&quot;;MAX([.A$7:.A60])+1)">
            <text:p/>
          </table:table-cell>
          <table:table-cell table:style-name="ce46" office:value-type="string">
            <text:p>ADM_06_02_03_01</text:p>
          </table:table-cell>
          <table:table-cell table:style-name="ce125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27" office:value-type="string">
            <text:p>DMS\Admin\Content_Presentation\Manage Templates\Edit\View\Edit</text:p>
          </table:table-cell>
          <table:table-cell table:style-name="ce128" office:value-type="string">
            <text:p><text:s/>Edit Existing view of template</text:p>
          </table:table-cell>
          <table:table-cell table:style-name="ce172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77" office:value-type="string">
            <text:p>'<text:span text:style-name="T12">View &amp; Edit Template' pop-up appears</text:span></text:p>
          </table:table-cell>
          <table:table-cell table:style-name="ce162" office:value-type="string">
            <text:p>Low</text:p>
          </table:table-cell>
          <table:table-cell table:style-name="ce177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62];6;1)&gt;MID([.F61];6;1);&quot;&quot;;MAX([.A$7:.A61])+1)">
            <text:p/>
          </table:table-cell>
          <table:table-cell table:style-name="ce46" office:value-type="string">
            <text:p>ADM_06_02_03_01</text:p>
          </table:table-cell>
          <table:table-cell table:style-name="ce125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27" office:value-type="string">
            <text:p>DMS\Admin\Content_Presentation\Manage Templates\Edit\View\Edit</text:p>
          </table:table-cell>
          <table:table-cell table:style-name="ce128" office:value-type="string">
            <text:p><text:s/>Edit Existing view of template</text:p>
          </table:table-cell>
          <table:table-cell table:style-name="ce172" office:value-type="string">
            <text:p>Step 3: Edit existing view of template</text:p>
          </table:table-cell>
          <table:table-cell table:style-name="ce173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73" office:value-type="string">
            <text:p>View is changed successfully</text:p>
          </table:table-cell>
          <table:table-cell table:style-name="ce162" office:value-type="string">
            <text:p>Low</text:p>
          </table:table-cell>
          <table:table-cell table:style-name="ce173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63];6;1)&gt;MID([.F62];6;1);&quot;&quot;;MAX([.A$7:.A62])+1)" office:value-type="float" office:value="16">
            <text:p>016</text:p>
          </table:table-cell>
          <table:table-cell table:style-name="ce46" office:value-type="string">
            <text:p>ADM_06_02_03_02</text:p>
          </table:table-cell>
          <table:table-cell table:style-name="ce125" office:value-type="float" office:value="1">
            <text:p>001</text:p>
          </table:table-cell>
          <table:table-cell table:style-name="ce166" office:value-type="string">
            <text:p>DMS\Admin\Content_Presentation\Manage Templates\Edit\View\Add</text:p>
          </table:table-cell>
          <table:table-cell table:style-name="ce52" office:value-type="string">
            <text:p>Add new view for template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64];6;1)&gt;MID([.F63];6;1);&quot;&quot;;MAX([.A$7:.A63])+1)">
            <text:p/>
          </table:table-cell>
          <table:table-cell table:style-name="ce46" office:value-type="string">
            <text:p>ADM_06_02_03_02</text:p>
          </table:table-cell>
          <table:table-cell table:style-name="ce125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167" office:value-type="string">
            <text:p>DMS\Admin\Content_Presentation\Manage Templates\Edit\View\Add</text:p>
          </table:table-cell>
          <table:table-cell table:style-name="ce128" office:value-type="string">
            <text:p>Add new view for template</text:p>
          </table:table-cell>
          <table:table-cell table:style-name="ce172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77" office:value-type="string">
            <text:p>'<text:span text:style-name="T12">View &amp; Edit Template' pop-up appears</text:span></text:p>
          </table:table-cell>
          <table:table-cell table:style-name="ce162" office:value-type="string">
            <text:p>Low</text:p>
          </table:table-cell>
          <table:table-cell table:style-name="ce177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65];6;1)&gt;MID([.F64];6;1);&quot;&quot;;MAX([.A$7:.A64])+1)">
            <text:p/>
          </table:table-cell>
          <table:table-cell table:style-name="ce46" office:value-type="string">
            <text:p>ADM_06_02_03_02</text:p>
          </table:table-cell>
          <table:table-cell table:style-name="ce125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167" office:value-type="string">
            <text:p>DMS\Admin\Content_Presentation\Manage Templates\Edit\View\Add</text:p>
          </table:table-cell>
          <table:table-cell table:style-name="ce128" office:value-type="string">
            <text:p>Add new view for template</text:p>
          </table:table-cell>
          <table:table-cell table:style-name="ce130" office:value-type="string">
            <text:p>Step 3: Open 'View' form</text:p>
          </table:table-cell>
          <table:table-cell table:style-name="ce130" office:value-type="string">
            <text:p>Select ' View' tab</text:p>
          </table:table-cell>
          <table:table-cell table:style-name="ce130" office:value-type="string">
            <text:p><text:s/>View' form appears</text:p>
          </table:table-cell>
          <table:table-cell table:style-name="ce162" office:value-type="string">
            <text:p>Low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66];6;1)&gt;MID([.F65];6;1);&quot;&quot;;MAX([.A$7:.A65])+1)">
            <text:p/>
          </table:table-cell>
          <table:table-cell table:style-name="ce46" office:value-type="string">
            <text:p>ADM_06_02_03_02</text:p>
          </table:table-cell>
          <table:table-cell table:style-name="ce125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67" office:value-type="string">
            <text:p>DMS\Admin\Content_Presentation\Manage Templates\Edit\View\Add</text:p>
          </table:table-cell>
          <table:table-cell table:style-name="ce128" office:value-type="string">
            <text:p>Add new view for template</text:p>
          </table:table-cell>
          <table:table-cell table:style-name="ce130" office:value-type="string">
            <text:p>Step 4: Add new view for template</text:p>
          </table:table-cell>
          <table:table-cell table:style-name="ce130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30" office:value-type="string">
            <text:p>New view is created successfully </text:p>
          </table:table-cell>
          <table:table-cell table:style-name="ce162" office:value-type="string">
            <text:p>Low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67];6;1)&gt;MID([.F66];6;1);&quot;&quot;;MAX([.A$7:.A66])+1)" office:value-type="float" office:value="17">
            <text:p>017</text:p>
          </table:table-cell>
          <table:table-cell table:style-name="ce46" office:value-type="string">
            <text:p>ADM_06_02_03_02</text:p>
          </table:table-cell>
          <table:table-cell table:style-name="ce125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167" office:value-type="string">
            <text:p>DMS\Admin\Content_Presentation\Manage Templates\Edit\View\Add</text:p>
          </table:table-cell>
          <table:table-cell table:style-name="ce52" office:value-type="string">
            <text:p>Add new view when 'Name' field is blank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68];6;1)&gt;MID([.F67];6;1);&quot;&quot;;MAX([.A$7:.A67])+1)">
            <text:p/>
          </table:table-cell>
          <table:table-cell table:style-name="ce46" office:value-type="string">
            <text:p>ADM_06_02_03_02</text:p>
          </table:table-cell>
          <table:table-cell table:style-name="ce125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167" office:value-type="string">
            <text:p>DMS\Admin\Content_Presentation\Manage Templates\Edit\View\Add</text:p>
          </table:table-cell>
          <table:table-cell table:style-name="ce128" office:value-type="string">
            <text:p>Add new view when 'Name' field is blank</text:p>
          </table:table-cell>
          <table:table-cell table:style-name="ce172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77" office:value-type="string">
            <text:p>'<text:span text:style-name="T12">View &amp; Edit Template' pop-up appears</text:span></text:p>
          </table:table-cell>
          <table:table-cell table:style-name="ce162" office:value-type="string">
            <text:p>Low</text:p>
          </table:table-cell>
          <table:table-cell table:style-name="ce177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69];6;1)&gt;MID([.F68];6;1);&quot;&quot;;MAX([.A$7:.A68])+1)">
            <text:p/>
          </table:table-cell>
          <table:table-cell table:style-name="ce46" office:value-type="string">
            <text:p>ADM_06_02_03_02</text:p>
          </table:table-cell>
          <table:table-cell table:style-name="ce125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167" office:value-type="string">
            <text:p>DMS\Admin\Content_Presentation\Manage Templates\Edit\View\Add</text:p>
          </table:table-cell>
          <table:table-cell table:style-name="ce128" office:value-type="string">
            <text:p>Add new view when 'Name' field is blank</text:p>
          </table:table-cell>
          <table:table-cell table:style-name="ce130" office:value-type="string">
            <text:p>Step 3: Open 'View' form</text:p>
          </table:table-cell>
          <table:table-cell table:style-name="ce130" office:value-type="string">
            <text:p>Select 'View' tab</text:p>
          </table:table-cell>
          <table:table-cell table:style-name="ce130" office:value-type="string">
            <text:p>View' form appears</text:p>
          </table:table-cell>
          <table:table-cell table:style-name="ce162" office:value-type="string">
            <text:p>Low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70];6;1)&gt;MID([.F69];6;1);&quot;&quot;;MAX([.A$7:.A69])+1)">
            <text:p/>
          </table:table-cell>
          <table:table-cell table:style-name="ce46" office:value-type="string">
            <text:p>ADM_06_02_03_02</text:p>
          </table:table-cell>
          <table:table-cell table:style-name="ce125"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67" office:value-type="string">
            <text:p>DMS\Admin\Content_Presentation\Manage Templates\Edit\View\Add</text:p>
          </table:table-cell>
          <table:table-cell table:style-name="ce128" office:value-type="string">
            <text:p>Add new view when 'Name' field is blank</text:p>
          </table:table-cell>
          <table:table-cell table:style-name="ce130" office:value-type="string">
            <text:p>Step 4: Add new view for template</text:p>
          </table:table-cell>
          <table:table-cell table:style-name="ce130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130" office:value-type="string">
            <text:p>Show message “ <text:s/>The value of field 'name' <text:s/>is null or empty !“</text:p>
          </table:table-cell>
          <table:table-cell table:style-name="ce162" office:value-type="string">
            <text:p>Low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71];6;1)&gt;MID([.F70];6;1);&quot;&quot;;MAX([.A$7:.A70])+1)" office:value-type="float" office:value="18">
            <text:p>018</text:p>
          </table:table-cell>
          <table:table-cell table:style-name="ce46" office:value-type="string">
            <text:p>ADM_06_02_03_02</text:p>
          </table:table-cell>
          <table:table-cell table:style-name="ce125" table:formula="of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167" office:value-type="string">
            <text:p>DMS\Admin\Content_Presentation\Manage Templates\Edit\View\Add</text:p>
          </table:table-cell>
          <table:table-cell table:style-name="ce52" office:value-type="string">
            <text:p>Add new view when <text:s/>'Name' field contain special characters %^&amp;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72];6;1)&gt;MID([.F71];6;1);&quot;&quot;;MAX([.A$7:.A71])+1)">
            <text:p/>
          </table:table-cell>
          <table:table-cell table:style-name="ce46" office:value-type="string">
            <text:p>ADM_06_02_03_02</text:p>
          </table:table-cell>
          <table:table-cell table:style-name="ce125" table:formula="of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167" office:value-type="string">
            <text:p>DMS\Admin\Content_Presentation\Manage Templates\Edit\View\Add</text:p>
          </table:table-cell>
          <table:table-cell table:style-name="ce128" office:value-type="string">
            <text:p>Add new view when <text:s/>'Name' field contain special characters %^&amp;</text:p>
          </table:table-cell>
          <table:table-cell table:style-name="ce172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77" office:value-type="string">
            <text:p>'<text:span text:style-name="T12">View &amp; Edit Template' pop-up appears</text:span></text:p>
          </table:table-cell>
          <table:table-cell table:style-name="ce162" office:value-type="string">
            <text:p>Low</text:p>
          </table:table-cell>
          <table:table-cell table:style-name="ce177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73];6;1)&gt;MID([.F72];6;1);&quot;&quot;;MAX([.A$7:.A72])+1)">
            <text:p/>
          </table:table-cell>
          <table:table-cell table:style-name="ce46" office:value-type="string">
            <text:p>ADM_06_02_03_02</text:p>
          </table:table-cell>
          <table:table-cell table:style-name="ce125" table:formula="of:=IF(VALUE(MID([.F73];6;FIND(&quot;:&quot;;[.F73];1)-FIND(&quot; &quot;;[.F73];1)-1))&gt;VALUE(MID([.F72];6;FIND(&quot;:&quot;;[.F72];1)-FIND(&quot; &quot;;[.F72];1)-1));[.C72];[.C72]+1)" office:value-type="float" office:value="3">
            <text:p>003</text:p>
          </table:table-cell>
          <table:table-cell table:style-name="ce167" office:value-type="string">
            <text:p>DMS\Admin\Content_Presentation\Manage Templates\Edit\View\Add</text:p>
          </table:table-cell>
          <table:table-cell table:style-name="ce128" office:value-type="string">
            <text:p>Add new view when <text:s/>'Name' field contain special characters %^&amp;</text:p>
          </table:table-cell>
          <table:table-cell table:style-name="ce130" office:value-type="string">
            <text:p>Step 3: Open 'View' form</text:p>
          </table:table-cell>
          <table:table-cell table:style-name="ce130" office:value-type="string">
            <text:p>Select 'View' tab</text:p>
          </table:table-cell>
          <table:table-cell table:style-name="ce130" office:value-type="string">
            <text:p>View' form appears</text:p>
          </table:table-cell>
          <table:table-cell table:style-name="ce162" office:value-type="string">
            <text:p>Low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74];6;1)&gt;MID([.F73];6;1);&quot;&quot;;MAX([.A$7:.A73])+1)">
            <text:p/>
          </table:table-cell>
          <table:table-cell table:style-name="ce46" office:value-type="string">
            <text:p>ADM_06_02_03_02</text:p>
          </table:table-cell>
          <table:table-cell table:style-name="ce125"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table:style-name="ce167" office:value-type="string">
            <text:p>DMS\Admin\Content_Presentation\Manage Templates\Edit\View\Add</text:p>
          </table:table-cell>
          <table:table-cell table:style-name="ce128" office:value-type="string">
            <text:p>Add new view when <text:s/>'Name' field contain special characters %^&amp;</text:p>
          </table:table-cell>
          <table:table-cell table:style-name="ce130" office:value-type="string">
            <text:p>Step 4: Add new view for template</text:p>
          </table:table-cell>
          <table:table-cell table:style-name="ce130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130" office:value-type="string">
            <text:p>Show message “Field name can not contain special characters ”</text:p>
          </table:table-cell>
          <table:table-cell table:style-name="ce162" office:value-type="string">
            <text:p>Low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75];6;1)&gt;MID([.F74];6;1);&quot;&quot;;MAX([.A$7:.A74])+1)" office:value-type="float" office:value="19">
            <text:p>019</text:p>
          </table:table-cell>
          <table:table-cell table:style-name="ce46" office:value-type="string">
            <text:p>ADM_06_02_03_02</text:p>
          </table:table-cell>
          <table:table-cell table:style-name="ce125" table:formula="of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167" office:value-type="string">
            <text:p>DMS\Admin\Content_Presentation\Manage Templates\Edit\View\Add</text:p>
          </table:table-cell>
          <table:table-cell table:style-name="ce52" office:value-type="string">
            <text:p>Add new view when <text:s/>name field of view tab is existing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76];6;1)&gt;MID([.F75];6;1);&quot;&quot;;MAX([.A$7:.A75])+1)">
            <text:p/>
          </table:table-cell>
          <table:table-cell table:style-name="ce46" office:value-type="string">
            <text:p>ADM_06_02_03_02</text:p>
          </table:table-cell>
          <table:table-cell table:style-name="ce125" table:formula="of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167" office:value-type="string">
            <text:p>DMS\Admin\Content_Presentation\Manage Templates\Edit\View\Add</text:p>
          </table:table-cell>
          <table:table-cell table:style-name="ce170" office:value-type="string">
            <text:p>Add new view when <text:s/>name field of view tab is existing</text:p>
          </table:table-cell>
          <table:table-cell table:style-name="ce172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77" office:value-type="string">
            <text:p>'<text:span text:style-name="T12">View &amp; Edit Template' pop-up appears</text:span></text:p>
          </table:table-cell>
          <table:table-cell table:style-name="ce162" office:value-type="string">
            <text:p>Low</text:p>
          </table:table-cell>
          <table:table-cell table:style-name="ce177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77];6;1)&gt;MID([.F76];6;1);&quot;&quot;;MAX([.A$7:.A76])+1)">
            <text:p/>
          </table:table-cell>
          <table:table-cell table:style-name="ce46" office:value-type="string">
            <text:p>ADM_06_02_03_02</text:p>
          </table:table-cell>
          <table:table-cell table:style-name="ce125" table:formula="of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167" office:value-type="string">
            <text:p>DMS\Admin\Content_Presentation\Manage Templates\Edit\View\Add</text:p>
          </table:table-cell>
          <table:table-cell table:style-name="ce170" office:value-type="string">
            <text:p>Add new view when <text:s/>name field of view tab is existing</text:p>
          </table:table-cell>
          <table:table-cell table:style-name="ce130" office:value-type="string">
            <text:p>Step 3: Open 'View' form</text:p>
          </table:table-cell>
          <table:table-cell table:style-name="ce130" office:value-type="string">
            <text:p>Select 'View' tab</text:p>
          </table:table-cell>
          <table:table-cell table:style-name="ce130" office:value-type="string">
            <text:p>View' form appears</text:p>
          </table:table-cell>
          <table:table-cell table:style-name="ce162" office:value-type="string">
            <text:p>Low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5">
          <table:table-cell table:style-name="ce116" table:formula="of:=IF(MID([.F78];6;1)&gt;MID([.F77];6;1);&quot;&quot;;MAX([.A$7:.A77])+1)">
            <text:p/>
          </table:table-cell>
          <table:table-cell table:style-name="ce46" office:value-type="string">
            <text:p>ADM_06_02_03_02</text:p>
          </table:table-cell>
          <table:table-cell table:style-name="ce125" table:formula="of:=IF(VALUE(MID([.F78];6;FIND(&quot;:&quot;;[.F78];1)-FIND(&quot; &quot;;[.F78];1)-1))&gt;VALUE(MID([.F77];6;FIND(&quot;:&quot;;[.F77];1)-FIND(&quot; &quot;;[.F77];1)-1));[.C77];[.C77]+1)" office:value-type="float" office:value="4">
            <text:p>004</text:p>
          </table:table-cell>
          <table:table-cell table:style-name="ce167" office:value-type="string">
            <text:p>DMS\Admin\Content_Presentation\Manage Templates\Edit\View\Add</text:p>
          </table:table-cell>
          <table:table-cell table:style-name="ce170" office:value-type="string">
            <text:p>Add new view when <text:s/>name field of view tab is existing</text:p>
          </table:table-cell>
          <table:table-cell table:style-name="ce130" office:value-type="string">
            <text:p>Step 4: Add new view for template</text:p>
          </table:table-cell>
          <table:table-cell table:style-name="ce130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130" office:value-type="string">
            <text:p>Show message “The [name of dialog] is existing ”</text:p>
          </table:table-cell>
          <table:table-cell table:style-name="ce162" office:value-type="string">
            <text:p>Low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79];6;1)&gt;MID([.F78];6;1);&quot;&quot;;MAX([.A$7:.A78])+1)" office:value-type="float" office:value="20">
            <text:p>020</text:p>
          </table:table-cell>
          <table:table-cell table:style-name="ce46" office:value-type="string">
            <text:p>ADM_06_02_03_02</text:p>
          </table:table-cell>
          <table:table-cell table:style-name="ce125" table:formula="of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167" office:value-type="string">
            <text:p>DMS\Admin\Content_Presentation\Manage Templates\Edit\View\Add</text:p>
          </table:table-cell>
          <table:table-cell table:style-name="ce52" office:value-type="string">
            <text:p>Add new view when <text:s/>do not select permission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80];6;1)&gt;MID([.F79];6;1);&quot;&quot;;MAX([.A$7:.A79])+1)">
            <text:p/>
          </table:table-cell>
          <table:table-cell table:style-name="ce46" office:value-type="string">
            <text:p>ADM_06_02_03_02</text:p>
          </table:table-cell>
          <table:table-cell table:style-name="ce125" table:formula="of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167" office:value-type="string">
            <text:p>DMS\Admin\Content_Presentation\Manage Templates\Edit\View\Add</text:p>
          </table:table-cell>
          <table:table-cell table:style-name="ce170" office:value-type="string">
            <text:p>Add new view when <text:s/>do not select permission</text:p>
          </table:table-cell>
          <table:table-cell table:style-name="ce172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77" office:value-type="string">
            <text:p>'<text:span text:style-name="T12">View &amp; Edit Template' pop-up appears</text:span></text:p>
          </table:table-cell>
          <table:table-cell table:style-name="ce162" office:value-type="string">
            <text:p>Low</text:p>
          </table:table-cell>
          <table:table-cell table:style-name="ce177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81];6;1)&gt;MID([.F80];6;1);&quot;&quot;;MAX([.A$7:.A80])+1)">
            <text:p/>
          </table:table-cell>
          <table:table-cell table:style-name="ce46" office:value-type="string">
            <text:p>ADM_06_02_03_02</text:p>
          </table:table-cell>
          <table:table-cell table:style-name="ce125" table:formula="of:=IF(VALUE(MID([.F81];6;FIND(&quot;:&quot;;[.F81];1)-FIND(&quot; &quot;;[.F81];1)-1))&gt;VALUE(MID([.F80];6;FIND(&quot;:&quot;;[.F80];1)-FIND(&quot; &quot;;[.F80];1)-1));[.C80];[.C80]+1)" office:value-type="float" office:value="5">
            <text:p>005</text:p>
          </table:table-cell>
          <table:table-cell table:style-name="ce167" office:value-type="string">
            <text:p>DMS\Admin\Content_Presentation\Manage Templates\Edit\View\Add</text:p>
          </table:table-cell>
          <table:table-cell table:style-name="ce170" office:value-type="string">
            <text:p>Add new view when <text:s/>do not select permission</text:p>
          </table:table-cell>
          <table:table-cell table:style-name="ce130" office:value-type="string">
            <text:p>Step 3: Open 'View' form</text:p>
          </table:table-cell>
          <table:table-cell table:style-name="ce130" office:value-type="string">
            <text:p>Select 'View'' tab</text:p>
          </table:table-cell>
          <table:table-cell table:style-name="ce130" office:value-type="string">
            <text:p>View' form appears</text:p>
          </table:table-cell>
          <table:table-cell table:style-name="ce162" office:value-type="string">
            <text:p>Low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82];6;1)&gt;MID([.F81];6;1);&quot;&quot;;MAX([.A$7:.A81])+1)">
            <text:p/>
          </table:table-cell>
          <table:table-cell table:style-name="ce46" office:value-type="string">
            <text:p>ADM_06_02_03_02</text:p>
          </table:table-cell>
          <table:table-cell table:style-name="ce125" table:formula="of:=IF(VALUE(MID([.F82];6;FIND(&quot;:&quot;;[.F82];1)-FIND(&quot; &quot;;[.F82];1)-1))&gt;VALUE(MID([.F81];6;FIND(&quot;:&quot;;[.F81];1)-FIND(&quot; &quot;;[.F81];1)-1));[.C81];[.C81]+1)" office:value-type="float" office:value="5">
            <text:p>005</text:p>
          </table:table-cell>
          <table:table-cell table:style-name="ce167" office:value-type="string">
            <text:p>DMS\Admin\Content_Presentation\Manage Templates\Edit\View\Add</text:p>
          </table:table-cell>
          <table:table-cell table:style-name="ce170" office:value-type="string">
            <text:p>Add new view when <text:s/>do not select permission</text:p>
          </table:table-cell>
          <table:table-cell table:style-name="ce130" office:value-type="string">
            <text:p>Step 4: Add new view for template</text:p>
          </table:table-cell>
          <table:table-cell table:style-name="ce130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130" office:value-type="string">
            <text:p>Show message “The Permission field can not be empty”</text:p>
          </table:table-cell>
          <table:table-cell table:style-name="ce162" office:value-type="string">
            <text:p>Low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83];6;1)&gt;MID([.F82];6;1);&quot;&quot;;MAX([.A$7:.A82])+1)" office:value-type="float" office:value="21">
            <text:p>021</text:p>
          </table:table-cell>
          <table:table-cell table:style-name="ce46" office:value-type="string">
            <text:p>ADM_06_02_03_03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Content_Presentation\Manage Templates\Edit\View\Delete </text:p>
          </table:table-cell>
          <table:table-cell table:style-name="ce52" office:value-type="string">
            <text:p>Delete view 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84];6;1)&gt;MID([.F83];6;1);&quot;&quot;;MAX([.A$7:.A83])+1)">
            <text:p/>
          </table:table-cell>
          <table:table-cell table:style-name="ce46" office:value-type="string">
            <text:p>ADM_06_02_03_03</text:p>
          </table:table-cell>
          <table:table-cell table:style-name="ce125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127" office:value-type="string">
            <text:p>DMS\Admin\Content_Presentation\Manage Templates\Edit\View\Delete </text:p>
          </table:table-cell>
          <table:table-cell table:style-name="ce128" office:value-type="string">
            <text:p>Delete view </text:p>
          </table:table-cell>
          <table:table-cell table:style-name="ce172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77" office:value-type="string">
            <text:p>'<text:span text:style-name="T12">View &amp; Edit Template' pop-up appears</text:span></text:p>
          </table:table-cell>
          <table:table-cell table:style-name="ce162" office:value-type="string">
            <text:p>Low</text:p>
          </table:table-cell>
          <table:table-cell table:style-name="ce177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85];6;1)&gt;MID([.F84];6;1);&quot;&quot;;MAX([.A$7:.A84])+1)">
            <text:p/>
          </table:table-cell>
          <table:table-cell table:style-name="ce46" office:value-type="string">
            <text:p>ADM_06_02_03_03</text:p>
          </table:table-cell>
          <table:table-cell table:style-name="ce125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127" office:value-type="string">
            <text:p>DMS\Admin\Content_Presentation\Manage Templates\Edit\View\Delete </text:p>
          </table:table-cell>
          <table:table-cell table:style-name="ce128" office:value-type="string">
            <text:p>Delete view </text:p>
          </table:table-cell>
          <table:table-cell table:style-name="ce130" office:value-type="string">
            <text:p>Step 3: Delete View</text:p>
          </table:table-cell>
          <table:table-cell table:style-name="ce130" office:value-type="string">
            <text:p>- Select 'View' tab</text:p>
            <text:p>- Click 'Delete' icon on a view you want to delete</text:p>
          </table:table-cell>
          <table:table-cell table:style-name="ce130" office:value-type="string">
            <text:p>View is deleted</text:p>
          </table:table-cell>
          <table:table-cell table:style-name="ce162" office:value-type="string">
            <text:p>Low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86];6;1)&gt;MID([.F85];6;1);&quot;&quot;;MAX([.A$7:.A85])+1)" office:value-type="float" office:value="22">
            <text:p>022</text:p>
          </table:table-cell>
          <table:table-cell table:style-name="ce46" office:value-type="string">
            <text:p>ADM_06_02_03_03</text:p>
          </table:table-cell>
          <table:table-cell table:style-name="ce125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127" office:value-type="string">
            <text:p>DMS\Admin\Content_Presentation\Manage Templates\Edit\View\Delete </text:p>
          </table:table-cell>
          <table:table-cell table:style-name="ce52" office:value-type="string">
            <text:p>Delete default view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87];6;1)&gt;MID([.F86];6;1);&quot;&quot;;MAX([.A$7:.A86])+1)">
            <text:p/>
          </table:table-cell>
          <table:table-cell table:style-name="ce46" office:value-type="string">
            <text:p>ADM_06_02_03_03</text:p>
          </table:table-cell>
          <table:table-cell table:style-name="ce125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127" office:value-type="string">
            <text:p>DMS\Admin\Content_Presentation\Manage Templates\Edit\View\Delete </text:p>
          </table:table-cell>
          <table:table-cell table:style-name="ce128" office:value-type="string">
            <text:p>Delete default view</text:p>
          </table:table-cell>
          <table:table-cell table:style-name="ce172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77" office:value-type="string">
            <text:p>'<text:span text:style-name="T12">View &amp; Edit Template' pop-up appears</text:span></text:p>
          </table:table-cell>
          <table:table-cell table:style-name="ce162" office:value-type="string">
            <text:p>Low</text:p>
          </table:table-cell>
          <table:table-cell table:style-name="ce177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88];6;1)&gt;MID([.F87];6;1);&quot;&quot;;MAX([.A$7:.A87])+1)">
            <text:p/>
          </table:table-cell>
          <table:table-cell table:style-name="ce46" office:value-type="string">
            <text:p>ADM_06_02_03_03</text:p>
          </table:table-cell>
          <table:table-cell table:style-name="ce125"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127" office:value-type="string">
            <text:p>DMS\Admin\Content_Presentation\Manage Templates\Edit\View\Delete </text:p>
          </table:table-cell>
          <table:table-cell table:style-name="ce128" office:value-type="string">
            <text:p>Delete default view</text:p>
          </table:table-cell>
          <table:table-cell table:style-name="ce130" office:value-type="string">
            <text:p>Step 3: Delete View</text:p>
          </table:table-cell>
          <table:table-cell table:style-name="ce130" office:value-type="string">
            <text:p>- Select 'View' tab</text:p>
            <text:p>- Click 'Delete' icon</text:p>
          </table:table-cell>
          <table:table-cell table:style-name="ce130" office:value-type="string">
            <text:p>Show message “[name of view] <text:s/>can not be deleted,it is the default one. ”</text:p>
          </table:table-cell>
          <table:table-cell table:style-name="ce162" office:value-type="string">
            <text:p>Low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89];6;1)&gt;MID([.F88];6;1);&quot;&quot;;MAX([.A$7:.A88])+1)" office:value-type="float" office:value="23">
            <text:p>023</text:p>
          </table:table-cell>
          <table:table-cell table:style-name="ce46" office:value-type="string">
            <text:p>ADM_06_03</text:p>
          </table:table-cell>
          <table:table-cell table:style-name="ce125" office:value-type="float" office:value="1">
            <text:p>001</text:p>
          </table:table-cell>
          <table:table-cell table:style-name="ce58" office:value-type="string">
            <text:p>DMS\Admin\Content_Presentation\Manage Templates\Delete</text:p>
          </table:table-cell>
          <table:table-cell table:style-name="ce52" office:value-type="string">
            <text:p>Delete template</text:p>
          </table:table-cell>
          <table:table-cell table:style-name="ce156" office:value-type="string">
            <text:p>Step 1: Open Manage Templates form</text:p>
          </table:table-cell>
          <table:table-cell table:style-name="ce156" office:value-type="string">
            <text:p>- Go to ECM Administration</text:p>
            <text:p>- Select Content Presentation</text:p>
            <text:p>- Select Manage Templates</text:p>
          </table:table-cell>
          <table:table-cell table:style-name="ce162" office:value-type="string">
            <text:p><text:s/>'Manage Templates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90];6;1)&gt;MID([.F89];6;1);&quot;&quot;;MAX([.A$7:.A89])+1)">
            <text:p/>
          </table:table-cell>
          <table:table-cell table:style-name="ce46" office:value-type="string">
            <text:p>ADM_06_03</text:p>
          </table:table-cell>
          <table:table-cell table:style-name="ce125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127" office:value-type="string">
            <text:p>DMS\Admin\Content_Presentation\Manage Templates\Delete</text:p>
          </table:table-cell>
          <table:table-cell table:style-name="ce128" office:value-type="string">
            <text:p>Delete template</text:p>
          </table:table-cell>
          <table:table-cell table:style-name="ce130" office:value-type="string">
            <text:p>Step 2: Delete Template</text:p>
          </table:table-cell>
          <table:table-cell table:style-name="ce130" office:value-type="string">
            <text:p>Click 'Delete' icon on a template you want to delete</text:p>
          </table:table-cell>
          <table:table-cell table:style-name="ce130" office:value-type="string">
            <text:p>The selected template is deleted</text:p>
          </table:table-cell>
          <table:table-cell table:style-name="ce162" office:value-type="string">
            <text:p>Low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91];6;1)&gt;MID([.F90];6;1);&quot;&quot;;MAX([.A$7:.A90])+1)" office:value-type="float" office:value="24">
            <text:p>024</text:p>
          </table:table-cell>
          <table:table-cell table:style-name="ce46" office:value-type="string">
            <text:p>ADM_07_01</text:p>
          </table:table-cell>
          <table:table-cell table:style-name="ce125" office:value-type="float" office:value="1">
            <text:p>001</text:p>
          </table:table-cell>
          <table:table-cell table:style-name="ce58" office:value-type="string">
            <text:p>DMS\Admin\Content_Presentation\Manage Metadatas\View</text:p>
          </table:table-cell>
          <table:table-cell table:style-name="ce52" office:value-type="string">
            <text:p>View Metadata</text:p>
          </table:table-cell>
          <table:table-cell table:style-name="ce156" office:value-type="string">
            <text:p>Step 1: Open Manage Metadatas form</text:p>
          </table:table-cell>
          <table:table-cell table:style-name="ce156" office:value-type="string">
            <text:p>- Go to ECM Administration</text:p>
            <text:p>- Select Content Presentation</text:p>
            <text:p>- Select Manage Metadatas</text:p>
          </table:table-cell>
          <table:table-cell table:style-name="ce162" office:value-type="string">
            <text:p>' Manage Metadata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92];6;1)&gt;MID([.F91];6;1);&quot;&quot;;MAX([.A$7:.A91])+1)">
            <text:p/>
          </table:table-cell>
          <table:table-cell table:style-name="ce46" office:value-type="string">
            <text:p>ADM_07_01</text:p>
          </table:table-cell>
          <table:table-cell table:style-name="ce125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127" office:value-type="string">
            <text:p>DMS\Admin\Content_Presentation\Manage Metadatas\View</text:p>
          </table:table-cell>
          <table:table-cell table:style-name="ce128" office:value-type="string">
            <text:p>View Metadata</text:p>
          </table:table-cell>
          <table:table-cell table:style-name="ce130" office:value-type="string">
            <text:p>Step 2: <text:s/>View Metadata</text:p>
          </table:table-cell>
          <table:table-cell table:style-name="ce130" office:value-type="string">
            <text:p>Click ' View' icon on Metadata you want to view</text:p>
          </table:table-cell>
          <table:table-cell table:style-name="ce130" office:value-type="string">
            <text:p>'Metadata information' pop-up appears</text:p>
          </table:table-cell>
          <table:table-cell table:style-name="ce162" office:value-type="string">
            <text:p>Low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93];6;1)&gt;MID([.F92];6;1);&quot;&quot;;MAX([.A$7:.A92])+1)" office:value-type="float" office:value="25">
            <text:p>025</text:p>
          </table:table-cell>
          <table:table-cell table:style-name="ce46" office:value-type="string">
            <text:p>ADM_07_02</text:p>
          </table:table-cell>
          <table:table-cell table:style-name="ce125" office:value-type="float" office:value="1">
            <text:p>001</text:p>
          </table:table-cell>
          <table:table-cell table:style-name="ce58" office:value-type="string">
            <text:p>DMS\Admin\Content_Presentation\Manage Metadatas\Edit</text:p>
          </table:table-cell>
          <table:table-cell table:style-name="ce52" office:value-type="string">
            <text:p>Edit Metadata</text:p>
          </table:table-cell>
          <table:table-cell table:style-name="ce156" office:value-type="string">
            <text:p>Step 1: Open Manage Metadatas form</text:p>
          </table:table-cell>
          <table:table-cell table:style-name="ce156" office:value-type="string">
            <text:p>- Go to ECM Administration</text:p>
            <text:p>- Select Content Presentation</text:p>
            <text:p>- Select Manage Metadatas</text:p>
          </table:table-cell>
          <table:table-cell table:style-name="ce162" office:value-type="string">
            <text:p>' Manage Metadata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94];6;1)&gt;MID([.F93];6;1);&quot;&quot;;MAX([.A$7:.A93])+1)">
            <text:p/>
          </table:table-cell>
          <table:table-cell table:style-name="ce46" office:value-type="string">
            <text:p>ADM_07_02</text:p>
          </table:table-cell>
          <table:table-cell table:style-name="ce125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127" office:value-type="string">
            <text:p>DMS\Admin\Content_Presentation\Manage Metadatas\Edit</text:p>
          </table:table-cell>
          <table:table-cell table:style-name="ce128" office:value-type="string">
            <text:p>Edit Metadata</text:p>
          </table:table-cell>
          <table:table-cell table:style-name="ce130" office:value-type="string">
            <text:p>Step 2: Open 'Edit Metadata's Template' pop-up</text:p>
          </table:table-cell>
          <table:table-cell table:style-name="ce130" office:value-type="string">
            <text:p>Click 'Edit' icon on a metadata you want to edit</text:p>
          </table:table-cell>
          <table:table-cell table:style-name="ce130" office:value-type="string">
            <text:p>' Edit Metadata's Template' pop-up appears</text:p>
          </table:table-cell>
          <table:table-cell table:style-name="ce162" office:value-type="string">
            <text:p>Low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95];6;1)&gt;MID([.F94];6;1);&quot;&quot;;MAX([.A$7:.A94])+1)">
            <text:p/>
          </table:table-cell>
          <table:table-cell table:style-name="ce46" office:value-type="string">
            <text:p>ADM_07_02</text:p>
          </table:table-cell>
          <table:table-cell table:style-name="ce125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127" office:value-type="string">
            <text:p>DMS\Admin\Content_Presentation\Manage Metadatas\Edit</text:p>
          </table:table-cell>
          <table:table-cell table:style-name="ce128" office:value-type="string">
            <text:p>Edit Metadata</text:p>
          </table:table-cell>
          <table:table-cell table:style-name="ce130" office:value-type="string">
            <text:p>Step 3: Edit Metadata</text:p>
          </table:table-cell>
          <table:table-cell table:style-name="ce130" office:value-type="string">
            <text:p>- Edit properties of metadata type: edit permission</text:p>
            <text:p>- Edit dialog templates</text:p>
            <text:p>- Edit view template</text:p>
          </table:table-cell>
          <table:table-cell table:style-name="ce130" office:value-type="string">
            <text:p>Metadata is edited</text:p>
          </table:table-cell>
          <table:table-cell table:style-name="ce162" office:value-type="string">
            <text:p>Low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96];6;1)&gt;MID([.F95];6;1);&quot;&quot;;MAX([.A$7:.A95])+1)" office:value-type="float" office:value="26">
            <text:p>026</text:p>
          </table:table-cell>
          <table:table-cell table:style-name="ce46" office:value-type="string">
            <text:p>ADM_07_03</text:p>
          </table:table-cell>
          <table:table-cell table:style-name="ce125" office:value-type="float" office:value="1">
            <text:p>001</text:p>
          </table:table-cell>
          <table:table-cell table:style-name="ce58" office:value-type="string">
            <text:p>DMS\Admin\Content_Presentation\Manage Metadatas\Delete</text:p>
          </table:table-cell>
          <table:table-cell table:style-name="ce52" office:value-type="string">
            <text:p>Delete metadata</text:p>
          </table:table-cell>
          <table:table-cell table:style-name="ce156" office:value-type="string">
            <text:p>Step 1: Open Manage Metadatas form</text:p>
          </table:table-cell>
          <table:table-cell table:style-name="ce156" office:value-type="string">
            <text:p>- Go to ECM Administration</text:p>
            <text:p>- Select Content Presentation</text:p>
            <text:p>- Select Manage Metadatas</text:p>
          </table:table-cell>
          <table:table-cell table:style-name="ce162" office:value-type="string">
            <text:p>' Manage Metadata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97];6;1)&gt;MID([.F96];6;1);&quot;&quot;;MAX([.A$7:.A96])+1)">
            <text:p/>
          </table:table-cell>
          <table:table-cell table:style-name="ce46" office:value-type="string">
            <text:p>ADM_07_03</text:p>
          </table:table-cell>
          <table:table-cell table:style-name="ce12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127" office:value-type="string">
            <text:p>DMS\Admin\Content_Presentation\Manage Metadatas\Delete</text:p>
          </table:table-cell>
          <table:table-cell table:style-name="ce128" office:value-type="string">
            <text:p>Delete metadata</text:p>
          </table:table-cell>
          <table:table-cell table:style-name="ce130" office:value-type="string">
            <text:p>Step 2: Delete metadata</text:p>
          </table:table-cell>
          <table:table-cell table:style-name="ce130" office:value-type="string">
            <text:p>- Click 'Delete' icon on a metadata you want to delete</text:p>
            <text:p>- Click OK on confirm message</text:p>
          </table:table-cell>
          <table:table-cell table:style-name="ce130" office:value-type="string">
            <text:p>The 'Delete' icon of metadata is disappeared</text:p>
          </table:table-cell>
          <table:table-cell table:style-name="ce162" office:value-type="string">
            <text:p>Low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98];6;1)&gt;MID([.F97];6;1);&quot;&quot;;MAX([.A$7:.A97])+1)" office:value-type="float" office:value="27">
            <text:p>027</text:p>
          </table:table-cell>
          <table:table-cell table:style-name="ce46" office:value-type="string">
            <text:p>ADM_08_01_01</text:p>
          </table:table-cell>
          <table:table-cell table:style-name="ce125" table:formula="of:=IF(VALUE(MID([.F98];6;FIND(&quot;:&quot;;[.F98];1)-FIND(&quot; &quot;;[.F98];1)-1))&gt;VALUE(MID([.F97];6;FIND(&quot;:&quot;;[.F97];1)-FIND(&quot; &quot;;[.F97];1)-1));[.C97];[.C97]+1)" office:value-type="float" office:value="2">
            <text:p>002</text:p>
          </table:table-cell>
          <table:table-cell table:style-name="ce58" office:value-type="string">
            <text:p>DMS\Admin\Content_Presentation\Manage Views\Views\Add</text:p>
          </table:table-cell>
          <table:table-cell table:style-name="ce52" office:value-type="string">
            <text:p>Add new view when put <text:s/>valid data in all required field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99];6;1)&gt;MID([.F98];6;1);&quot;&quot;;MAX([.A$7:.A98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99];6;FIND(&quot;:&quot;;[.F99];1)-FIND(&quot; &quot;;[.F99];1)-1))&gt;VALUE(MID([.F98];6;FIND(&quot;:&quot;;[.F98];1)-FIND(&quot; &quot;;[.F98];1)-1));[.C98];[.C98]+1)" office:value-type="float" office:value="2">
            <text:p>002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view when put <text:s/>valid data in all required field</text:p>
          </table:table-cell>
          <table:table-cell table:style-name="ce130" office:value-type="string">
            <text:p>Step 2: Open 'Add View' form</text:p>
          </table:table-cell>
          <table:table-cell table:style-name="ce130" office:value-type="string">
            <text:p>- Select 'View' tab</text:p>
            <text:p>- Click 'Add view' button</text:p>
          </table:table-cell>
          <table:table-cell table:style-name="ce130" office:value-type="string">
            <text:p><text:s/>'Add View' form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00];6;1)&gt;MID([.F99];6;1);&quot;&quot;;MAX([.A$7:.A99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00];6;FIND(&quot;:&quot;;[.F100];1)-FIND(&quot; &quot;;[.F100];1)-1))&gt;VALUE(MID([.F99];6;FIND(&quot;:&quot;;[.F99];1)-FIND(&quot; &quot;;[.F99];1)-1));[.C99];[.C99]+1)" office:value-type="float" office:value="2">
            <text:p>002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view when put <text:s/>valid data in all required field</text:p>
          </table:table-cell>
          <table:table-cell table:style-name="ce130" office:value-type="string">
            <text:p>Step 3: Put data in 'View Form'</text:p>
          </table:table-cell>
          <table:table-cell table:style-name="ce130" office:value-type="string">
            <text:p>- Put name for new view</text:p>
            <text:p>- Select permission for new view</text:p>
            <text:p>- Select template of view</text:p>
          </table:table-cell>
          <table:table-cell table:style-name="ce130" office:value-type="string">
            <text:p>Fields in 'View' form are inputted data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01];6;1)&gt;MID([.F100];6;1);&quot;&quot;;MAX([.A$7:.A100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view when put <text:s/>valid data in all required field</text:p>
          </table:table-cell>
          <table:table-cell table:style-name="ce130" office:value-type="string">
            <text:p>Step 4: Put data in 'Tab 'Form </text:p>
          </table:table-cell>
          <table:table-cell table:style-name="ce130" office:value-type="string">
            <text:p>- Put name for tab</text:p>
            <text:p>- Select properties for this tab</text:p>
            <text:p>- Click Save button</text:p>
          </table:table-cell>
          <table:table-cell table:style-name="ce130" office:value-type="string">
            <text:p>New tab is created successfully. Tab is displayed in 'Tab' of 'View Form'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02];6;1)&gt;MID([.F101];6;1);&quot;&quot;;MAX([.A$7:.A101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view when put <text:s/>valid data in all required field</text:p>
          </table:table-cell>
          <table:table-cell table:style-name="ce130" office:value-type="string">
            <text:p>Step 5: Complete add new view</text:p>
          </table:table-cell>
          <table:table-cell table:style-name="ce130" office:value-type="string">
            <text:p>- Select 'View Form' again</text:p>
            <text:p>- Click Save button</text:p>
          </table:table-cell>
          <table:table-cell table:style-name="ce130" office:value-type="string">
            <text:p>New view is created successfully 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03];6;1)&gt;MID([.F102];6;1);&quot;&quot;;MAX([.A$7:.A102])+1)" office:value-type="float" office:value="28">
            <text:p>028</text:p>
          </table:table-cell>
          <table:table-cell table:style-name="ce46" office:value-type="string">
            <text:p>ADM_08_01_01</text:p>
          </table:table-cell>
          <table:table-cell table:style-name="ce125" table:formula="of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52" office:value-type="string">
            <text:p>Add new view when 'Name' field of 'View Form' tab is blank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<text:s/>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04];6;1)&gt;MID([.F103];6;1);&quot;&quot;;MAX([.A$7:.A103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view when 'Name' field of 'View Form' tab is blank</text:p>
          </table:table-cell>
          <table:table-cell table:style-name="ce130" office:value-type="string">
            <text:p>Step 2: Open 'Add View' form</text:p>
          </table:table-cell>
          <table:table-cell table:style-name="ce130" office:value-type="string">
            <text:p>- Select 'View' tab</text:p>
            <text:p>- Click 'Add view' button</text:p>
          </table:table-cell>
          <table:table-cell table:style-name="ce130" office:value-type="string">
            <text:p><text:s/>'Add View' form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05];6;1)&gt;MID([.F104];6;1);&quot;&quot;;MAX([.A$7:.A104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view when 'Name' field of 'View Form' tab is blank</text:p>
          </table:table-cell>
          <table:table-cell table:style-name="ce130" office:value-type="string">
            <text:p>Step 3: Put data in 'View Form'</text:p>
          </table:table-cell>
          <table:table-cell table:style-name="ce130" office:value-type="string">
            <text:p>- Do not put name for new view</text:p>
            <text:p>- Click Save button</text:p>
          </table:table-cell>
          <table:table-cell table:style-name="ce130" office:value-type="string">
            <text:p>Show message “You must enter name”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06];6;1)&gt;MID([.F105];6;1);&quot;&quot;;MAX([.A$7:.A105])+1)" office:value-type="float" office:value="29">
            <text:p>029</text:p>
          </table:table-cell>
          <table:table-cell table:style-name="ce46" office:value-type="string">
            <text:p>ADM_08_01_01</text:p>
          </table:table-cell>
          <table:table-cell table:style-name="ce125" table:formula="of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52" office:value-type="string">
            <text:p>Add new view when 'Name' field of 'View form' tab contain some special characters: %$^&amp;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07];6;1)&gt;MID([.F106];6;1);&quot;&quot;;MAX([.A$7:.A106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07];6;FIND(&quot;:&quot;;[.F107];1)-FIND(&quot; &quot;;[.F107];1)-1))&gt;VALUE(MID([.F106];6;FIND(&quot;:&quot;;[.F106];1)-FIND(&quot; &quot;;[.F106];1)-1));[.C106];[.C106]+1)" office:value-type="float" office:value="4">
            <text:p>004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view when 'Name' field of 'View form' tab contain some special characters: %$^&amp;</text:p>
          </table:table-cell>
          <table:table-cell table:style-name="ce130" office:value-type="string">
            <text:p>Step 2: Open 'Add View' form</text:p>
          </table:table-cell>
          <table:table-cell table:style-name="ce130" office:value-type="string">
            <text:p>- Select 'View' tab</text:p>
            <text:p>- Click 'Add view' button</text:p>
          </table:table-cell>
          <table:table-cell table:style-name="ce130" office:value-type="string">
            <text:p><text:s/>'Add View' form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08];6;1)&gt;MID([.F107];6;1);&quot;&quot;;MAX([.A$7:.A107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view when 'Name' field of 'View form' tab contain some special characters: %$^&amp;</text:p>
          </table:table-cell>
          <table:table-cell table:style-name="ce130" office:value-type="string">
            <text:p>Step 3: Put data in 'View Form'</text:p>
          </table:table-cell>
          <table:table-cell table:style-name="ce130" office:value-type="string">
            <text:p>- Put some special characters in 'Name' field</text:p>
            <text:p>- Click Save button</text:p>
          </table:table-cell>
          <table:table-cell table:style-name="ce130" office:value-type="string">
            <text:p>Show message “ There are some invalid characters in name!”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09];6;1)&gt;MID([.F108];6;1);&quot;&quot;;MAX([.A$7:.A108])+1)" office:value-type="float" office:value="30">
            <text:p>030</text:p>
          </table:table-cell>
          <table:table-cell table:style-name="ce46" office:value-type="string">
            <text:p>ADM_08_01_01</text:p>
          </table:table-cell>
          <table:table-cell table:style-name="ce125" table:formula="of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52" office:value-type="string">
            <text:p>Add new view when 'Name' field has the same name with existing view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10];6;1)&gt;MID([.F109];6;1);&quot;&quot;;MAX([.A$7:.A109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view when 'Name' field has the same name with existing view</text:p>
          </table:table-cell>
          <table:table-cell table:style-name="ce130" office:value-type="string">
            <text:p>Step 2: Open 'Add View' form</text:p>
          </table:table-cell>
          <table:table-cell table:style-name="ce130" office:value-type="string">
            <text:p>- Select 'View' tab</text:p>
            <text:p>- Click 'Add view' button</text:p>
          </table:table-cell>
          <table:table-cell table:style-name="ce130" office:value-type="string">
            <text:p><text:s/>'Add View' form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11];6;1)&gt;MID([.F110];6;1);&quot;&quot;;MAX([.A$7:.A110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view when 'Name' field has the same name with existing view</text:p>
          </table:table-cell>
          <table:table-cell table:style-name="ce130" office:value-type="string">
            <text:p>Step 3: Put data in 'View Form'</text:p>
          </table:table-cell>
          <table:table-cell table:style-name="ce130" office:value-type="string">
            <text:p>- Put name for new view has the same name with existing view</text:p>
            <text:p>- Click Save button</text:p>
          </table:table-cell>
          <table:table-cell table:style-name="ce130" office:value-type="string">
            <text:p>Show message “View name is existing.”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12];6;1)&gt;MID([.F111];6;1);&quot;&quot;;MAX([.A$7:.A111])+1)" office:value-type="float" office:value="31">
            <text:p>031</text:p>
          </table:table-cell>
          <table:table-cell table:style-name="ce46" office:value-type="string">
            <text:p>ADM_08_01_01</text:p>
          </table:table-cell>
          <table:table-cell table:style-name="ce125" table:formula="of:=IF(VALUE(MID([.F112];6;FIND(&quot;:&quot;;[.F112];1)-FIND(&quot; &quot;;[.F112];1)-1))&gt;VALUE(MID([.F111];6;FIND(&quot;:&quot;;[.F111];1)-FIND(&quot; &quot;;[.F111];1)-1));[.C111];[.C111]+1)" office:value-type="float" office:value="6">
            <text:p>006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52" office:value-type="string">
            <text:p>Add new view when do not select permission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13];6;1)&gt;MID([.F112];6;1);&quot;&quot;;MAX([.A$7:.A112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13];6;FIND(&quot;:&quot;;[.F113];1)-FIND(&quot; &quot;;[.F113];1)-1))&gt;VALUE(MID([.F112];6;FIND(&quot;:&quot;;[.F112];1)-FIND(&quot; &quot;;[.F112];1)-1));[.C112];[.C112]+1)" office:value-type="float" office:value="6">
            <text:p>006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view when do not select permission</text:p>
          </table:table-cell>
          <table:table-cell table:style-name="ce130" office:value-type="string">
            <text:p>Step 2: Open 'Add View' form</text:p>
          </table:table-cell>
          <table:table-cell table:style-name="ce130" office:value-type="string">
            <text:p>- Select 'View' tab</text:p>
            <text:p>- Click 'Add view' button</text:p>
          </table:table-cell>
          <table:table-cell table:style-name="ce130" office:value-type="string">
            <text:p><text:s/>'Add View' form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14];6;1)&gt;MID([.F113];6;1);&quot;&quot;;MAX([.A$7:.A113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14];6;FIND(&quot;:&quot;;[.F114];1)-FIND(&quot; &quot;;[.F114];1)-1))&gt;VALUE(MID([.F113];6;FIND(&quot;:&quot;;[.F113];1)-FIND(&quot; &quot;;[.F113];1)-1));[.C113];[.C113]+1)" office:value-type="float" office:value="6">
            <text:p>006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view when do not select permission</text:p>
          </table:table-cell>
          <table:table-cell table:style-name="ce130" office:value-type="string">
            <text:p>Step 3: Put data in 'View Form'</text:p>
          </table:table-cell>
          <table:table-cell table:style-name="ce130" office:value-type="string">
            <text:p>- Put name for new view</text:p>
            <text:p>- Do not select permission for new view</text:p>
            <text:p>- Click Save button</text:p>
          </table:table-cell>
          <table:table-cell table:style-name="ce130" office:value-type="string">
            <text:p>Show message “You must select permission”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15];6;1)&gt;MID([.F114];6;1);&quot;&quot;;MAX([.A$7:.A114])+1)" office:value-type="float" office:value="32">
            <text:p>032</text:p>
          </table:table-cell>
          <table:table-cell table:style-name="ce46" office:value-type="string">
            <text:p>ADM_08_01_01</text:p>
          </table:table-cell>
          <table:table-cell table:style-name="ce125" table:formula="of:=IF(VALUE(MID([.F115];6;FIND(&quot;:&quot;;[.F115];1)-FIND(&quot; &quot;;[.F115];1)-1))&gt;VALUE(MID([.F114];6;FIND(&quot;:&quot;;[.F114];1)-FIND(&quot; &quot;;[.F114];1)-1));[.C114];[.C114]+1)" office:value-type="float" office:value="7">
            <text:p>007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52" office:value-type="string">
            <text:p>Add new view when do not add tab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16];6;1)&gt;MID([.F115];6;1);&quot;&quot;;MAX([.A$7:.A115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16];6;FIND(&quot;:&quot;;[.F116];1)-FIND(&quot; &quot;;[.F116];1)-1))&gt;VALUE(MID([.F115];6;FIND(&quot;:&quot;;[.F115];1)-FIND(&quot; &quot;;[.F115];1)-1));[.C115];[.C115]+1)" office:value-type="float" office:value="7">
            <text:p>007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view when do not add tab</text:p>
          </table:table-cell>
          <table:table-cell table:style-name="ce130" office:value-type="string">
            <text:p>Step 2: Open 'Add View' form</text:p>
          </table:table-cell>
          <table:table-cell table:style-name="ce130" office:value-type="string">
            <text:p>- Select 'View' tab</text:p>
            <text:p>- Click 'Add view' button</text:p>
          </table:table-cell>
          <table:table-cell table:style-name="ce130" office:value-type="string">
            <text:p><text:s/>'Add View' form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17];6;1)&gt;MID([.F116];6;1);&quot;&quot;;MAX([.A$7:.A116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17];6;FIND(&quot;:&quot;;[.F117];1)-FIND(&quot; &quot;;[.F117];1)-1))&gt;VALUE(MID([.F116];6;FIND(&quot;:&quot;;[.F116];1)-FIND(&quot; &quot;;[.F116];1)-1));[.C116];[.C116]+1)" office:value-type="float" office:value="7">
            <text:p>007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view when do not add tab</text:p>
          </table:table-cell>
          <table:table-cell table:style-name="ce130" office:value-type="string">
            <text:p>Step 3: Put data in 'View Form'</text:p>
          </table:table-cell>
          <table:table-cell table:style-name="ce130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130" office:value-type="string">
            <text:p>Show message “You must add tab”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18];6;1)&gt;MID([.F117];6;1);&quot;&quot;;MAX([.A$7:.A117])+1)" office:value-type="float" office:value="33">
            <text:p>033</text:p>
          </table:table-cell>
          <table:table-cell table:style-name="ce46" office:value-type="string">
            <text:p>ADM_08_01_01</text:p>
          </table:table-cell>
          <table:table-cell table:style-name="ce125" table:formula="of:=IF(VALUE(MID([.F118];6;FIND(&quot;:&quot;;[.F118];1)-FIND(&quot; &quot;;[.F118];1)-1))&gt;VALUE(MID([.F117];6;FIND(&quot;:&quot;;[.F117];1)-FIND(&quot; &quot;;[.F117];1)-1));[.C117];[.C117]+1)" office:value-type="float" office:value="8">
            <text:p>008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52" office:value-type="string">
            <text:p>Add new view when do not put data in 'Name' <text:s/>of ' Tab Form' 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19];6;1)&gt;MID([.F118];6;1);&quot;&quot;;MAX([.A$7:.A118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19];6;FIND(&quot;:&quot;;[.F119];1)-FIND(&quot; &quot;;[.F119];1)-1))&gt;VALUE(MID([.F118];6;FIND(&quot;:&quot;;[.F118];1)-FIND(&quot; &quot;;[.F118];1)-1));[.C118];[.C118]+1)" office:value-type="float" office:value="8">
            <text:p>008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view when do not put data in 'Name' <text:s/>of ' Tab Form' </text:p>
          </table:table-cell>
          <table:table-cell table:style-name="ce130" office:value-type="string">
            <text:p>Step 2: Open 'Add View' form</text:p>
          </table:table-cell>
          <table:table-cell table:style-name="ce130" office:value-type="string">
            <text:p>- Select 'View' tab</text:p>
            <text:p>- Click 'Add view' button</text:p>
          </table:table-cell>
          <table:table-cell table:style-name="ce130" office:value-type="string">
            <text:p><text:s/>'Add View' form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20];6;1)&gt;MID([.F119];6;1);&quot;&quot;;MAX([.A$7:.A119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20];6;FIND(&quot;:&quot;;[.F120];1)-FIND(&quot; &quot;;[.F120];1)-1))&gt;VALUE(MID([.F119];6;FIND(&quot;:&quot;;[.F119];1)-FIND(&quot; &quot;;[.F119];1)-1));[.C119];[.C119]+1)" office:value-type="float" office:value="8">
            <text:p>008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view when do not put data in 'Name' <text:s/>of ' Tab Form' </text:p>
          </table:table-cell>
          <table:table-cell table:style-name="ce130" office:value-type="string">
            <text:p>Step 3: Put data in 'View Form'</text:p>
          </table:table-cell>
          <table:table-cell table:style-name="ce13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30" office:value-type="string">
            <text:p>Fields in 'View' form are inputted data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21];6;1)&gt;MID([.F120];6;1);&quot;&quot;;MAX([.A$7:.A120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21];6;FIND(&quot;:&quot;;[.F121];1)-FIND(&quot; &quot;;[.F121];1)-1))&gt;VALUE(MID([.F120];6;FIND(&quot;:&quot;;[.F120];1)-FIND(&quot; &quot;;[.F120];1)-1));[.C120];[.C120]+1)" office:value-type="float" office:value="8">
            <text:p>008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view when do not put data in 'Name' <text:s/>of ' Tab Form' </text:p>
          </table:table-cell>
          <table:table-cell table:style-name="ce130" office:value-type="string">
            <text:p>Step 4: Put value in ' Tab Form' <text:s/></text:p>
          </table:table-cell>
          <table:table-cell table:style-name="ce130" office:value-type="string">
            <text:p>- <text:s/>Do not input data into 'Name ' field - Click ''Save'' button</text:p>
          </table:table-cell>
          <table:table-cell table:style-name="ce130" office:value-type="string">
            <text:p>Show message “ You must enter tab name”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22];6;1)&gt;MID([.F121];6;1);&quot;&quot;;MAX([.A$7:.A121])+1)" office:value-type="float" office:value="34">
            <text:p>034</text:p>
          </table:table-cell>
          <table:table-cell table:style-name="ce46" office:value-type="string">
            <text:p>ADM_08_01_01</text:p>
          </table:table-cell>
          <table:table-cell table:style-name="ce125" table:formula="of:=IF(VALUE(MID([.F122];6;FIND(&quot;:&quot;;[.F122];1)-FIND(&quot; &quot;;[.F122];1)-1))&gt;VALUE(MID([.F121];6;FIND(&quot;:&quot;;[.F121];1)-FIND(&quot; &quot;;[.F121];1)-1));[.C121];[.C121]+1)" office:value-type="float" office:value="9">
            <text:p>009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52" office:value-type="string">
            <text:p>Add new view when put some special characters in 'Name' field of 'Tab Form'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23];6;1)&gt;MID([.F122];6;1);&quot;&quot;;MAX([.A$7:.A122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23];6;FIND(&quot;:&quot;;[.F123];1)-FIND(&quot; &quot;;[.F123];1)-1))&gt;VALUE(MID([.F122];6;FIND(&quot;:&quot;;[.F122];1)-FIND(&quot; &quot;;[.F122];1)-1));[.C122];[.C122]+1)" office:value-type="float" office:value="9">
            <text:p>009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view when put some special characters in 'Name' field of 'Tab Form'</text:p>
          </table:table-cell>
          <table:table-cell table:style-name="ce130" office:value-type="string">
            <text:p>Step 2: Open 'Add View' form</text:p>
          </table:table-cell>
          <table:table-cell table:style-name="ce130" office:value-type="string">
            <text:p>- Select 'View' tab</text:p>
            <text:p>- Click 'Add view' button</text:p>
          </table:table-cell>
          <table:table-cell table:style-name="ce130" office:value-type="string">
            <text:p><text:s/>'Add View' form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24];6;1)&gt;MID([.F123];6;1);&quot;&quot;;MAX([.A$7:.A123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24];6;FIND(&quot;:&quot;;[.F124];1)-FIND(&quot; &quot;;[.F124];1)-1))&gt;VALUE(MID([.F123];6;FIND(&quot;:&quot;;[.F123];1)-FIND(&quot; &quot;;[.F123];1)-1));[.C123];[.C123]+1)" office:value-type="float" office:value="9">
            <text:p>009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view when put some special characters in 'Name' field of 'Tab Form'</text:p>
          </table:table-cell>
          <table:table-cell table:style-name="ce130" office:value-type="string">
            <text:p>Step 3: Put data in 'View Form'</text:p>
          </table:table-cell>
          <table:table-cell table:style-name="ce13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30" office:value-type="string">
            <text:p>Fields in 'View' form are inputted data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25];6;1)&gt;MID([.F124];6;1);&quot;&quot;;MAX([.A$7:.A124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25];6;FIND(&quot;:&quot;;[.F125];1)-FIND(&quot; &quot;;[.F125];1)-1))&gt;VALUE(MID([.F124];6;FIND(&quot;:&quot;;[.F124];1)-FIND(&quot; &quot;;[.F124];1)-1));[.C124];[.C124]+1)" office:value-type="float" office:value="9">
            <text:p>009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view when put some special characters in 'Name' field of 'Tab Form'</text:p>
          </table:table-cell>
          <table:table-cell table:style-name="ce130" office:value-type="string">
            <text:p>Step 4: Put value in ' Tab Form' <text:s/></text:p>
          </table:table-cell>
          <table:table-cell table:style-name="ce130" office:value-type="string">
            <text:p>- <text:s/>Put some special characters into 'Name ' field</text:p>
            <text:p><text:s/>- Click ''Save'' button</text:p>
          </table:table-cell>
          <table:table-cell table:style-name="ce130" office:value-type="string">
            <text:p>Show message “There are some invalid characters in name!”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26];6;1)&gt;MID([.F125];6;1);&quot;&quot;;MAX([.A$7:.A125])+1)" office:value-type="float" office:value="35">
            <text:p>035</text:p>
          </table:table-cell>
          <table:table-cell table:style-name="ce46" office:value-type="string">
            <text:p>ADM_08_01_01</text:p>
          </table:table-cell>
          <table:table-cell table:style-name="ce125" table:formula="of:=IF(VALUE(MID([.F126];6;FIND(&quot;:&quot;;[.F126];1)-FIND(&quot; &quot;;[.F126];1)-1))&gt;VALUE(MID([.F125];6;FIND(&quot;:&quot;;[.F125];1)-FIND(&quot; &quot;;[.F125];1)-1));[.C125];[.C125]+1)" office:value-type="float" office:value="10">
            <text:p>010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52" office:value-type="string">
            <text:p>Add new tab when the name of this tab has the same name with existing tab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27];6;1)&gt;MID([.F126];6;1);&quot;&quot;;MAX([.A$7:.A126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27];6;FIND(&quot;:&quot;;[.F127];1)-FIND(&quot; &quot;;[.F127];1)-1))&gt;VALUE(MID([.F126];6;FIND(&quot;:&quot;;[.F126];1)-FIND(&quot; &quot;;[.F126];1)-1));[.C126];[.C126]+1)" office:value-type="float" office:value="10">
            <text:p>010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tab when the name of this tab has the same name with existing tab</text:p>
          </table:table-cell>
          <table:table-cell table:style-name="ce130" office:value-type="string">
            <text:p>Step 2: Open 'Add View' form</text:p>
          </table:table-cell>
          <table:table-cell table:style-name="ce130" office:value-type="string">
            <text:p>- Select 'View' tab</text:p>
            <text:p>- Click 'Add view' button</text:p>
          </table:table-cell>
          <table:table-cell table:style-name="ce130" office:value-type="string">
            <text:p><text:s/>'Add View' form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28];6;1)&gt;MID([.F127];6;1);&quot;&quot;;MAX([.A$7:.A127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28];6;FIND(&quot;:&quot;;[.F128];1)-FIND(&quot; &quot;;[.F128];1)-1))&gt;VALUE(MID([.F127];6;FIND(&quot;:&quot;;[.F127];1)-FIND(&quot; &quot;;[.F127];1)-1));[.C127];[.C127]+1)" office:value-type="float" office:value="10">
            <text:p>010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tab when the name of this tab has the same name with existing tab</text:p>
          </table:table-cell>
          <table:table-cell table:style-name="ce130" office:value-type="string">
            <text:p>Step 3: Put data in 'View Form'</text:p>
          </table:table-cell>
          <table:table-cell table:style-name="ce13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30" office:value-type="string">
            <text:p>Fields in 'View' form are inputted data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29];6;1)&gt;MID([.F128];6;1);&quot;&quot;;MAX([.A$7:.A128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29];6;FIND(&quot;:&quot;;[.F129];1)-FIND(&quot; &quot;;[.F129];1)-1))&gt;VALUE(MID([.F128];6;FIND(&quot;:&quot;;[.F128];1)-FIND(&quot; &quot;;[.F128];1)-1));[.C128];[.C128]+1)" office:value-type="float" office:value="10">
            <text:p>010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tab when the name of this tab has the same name with existing tab</text:p>
          </table:table-cell>
          <table:table-cell table:style-name="ce130" office:value-type="string">
            <text:p>Step 4: Put data in 'Tab 'Form </text:p>
          </table:table-cell>
          <table:table-cell table:style-name="ce130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130" office:value-type="string">
            <text:p>New tab is instead old tab.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30];6;1)&gt;MID([.F129];6;1);&quot;&quot;;MAX([.A$7:.A129])+1)" office:value-type="float" office:value="36">
            <text:p>036</text:p>
          </table:table-cell>
          <table:table-cell table:style-name="ce46" office:value-type="string">
            <text:p>ADM_08_01_01</text:p>
          </table:table-cell>
          <table:table-cell table:style-name="ce125" table:formula="of:=IF(VALUE(MID([.F130];6;FIND(&quot;:&quot;;[.F130];1)-FIND(&quot; &quot;;[.F130];1)-1))&gt;VALUE(MID([.F129];6;FIND(&quot;:&quot;;[.F129];1)-FIND(&quot; &quot;;[.F129];1)-1));[.C129];[.C129]+1)" office:value-type="float" office:value="11">
            <text:p>011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52" office:value-type="string">
            <text:p>Add new Tab when do not select any property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31];6;1)&gt;MID([.F130];6;1);&quot;&quot;;MAX([.A$7:.A130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31];6;FIND(&quot;:&quot;;[.F131];1)-FIND(&quot; &quot;;[.F131];1)-1))&gt;VALUE(MID([.F130];6;FIND(&quot;:&quot;;[.F130];1)-FIND(&quot; &quot;;[.F130];1)-1));[.C130];[.C130]+1)" office:value-type="float" office:value="11">
            <text:p>011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Tab when do not select any property</text:p>
          </table:table-cell>
          <table:table-cell table:style-name="ce130" office:value-type="string">
            <text:p>Step 2: Open 'Add View' form</text:p>
          </table:table-cell>
          <table:table-cell table:style-name="ce130" office:value-type="string">
            <text:p>- Select 'View' tab</text:p>
            <text:p>- Click 'Add view' button</text:p>
          </table:table-cell>
          <table:table-cell table:style-name="ce130" office:value-type="string">
            <text:p><text:s/>'Add View' form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32];6;1)&gt;MID([.F131];6;1);&quot;&quot;;MAX([.A$7:.A131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32];6;FIND(&quot;:&quot;;[.F132];1)-FIND(&quot; &quot;;[.F132];1)-1))&gt;VALUE(MID([.F131];6;FIND(&quot;:&quot;;[.F131];1)-FIND(&quot; &quot;;[.F131];1)-1));[.C131];[.C131]+1)" office:value-type="float" office:value="11">
            <text:p>011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Tab when do not select any property</text:p>
          </table:table-cell>
          <table:table-cell table:style-name="ce130" office:value-type="string">
            <text:p>Step 3: Put data in 'View Form'</text:p>
          </table:table-cell>
          <table:table-cell table:style-name="ce13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30" office:value-type="string">
            <text:p>Fields in 'View' form are inputted data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33];6;1)&gt;MID([.F132];6;1);&quot;&quot;;MAX([.A$7:.A132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33];6;FIND(&quot;:&quot;;[.F133];1)-FIND(&quot; &quot;;[.F133];1)-1))&gt;VALUE(MID([.F132];6;FIND(&quot;:&quot;;[.F132];1)-FIND(&quot; &quot;;[.F132];1)-1));[.C132];[.C132]+1)" office:value-type="float" office:value="11">
            <text:p>011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Add new Tab when do not select any property</text:p>
          </table:table-cell>
          <table:table-cell table:style-name="ce130" office:value-type="string">
            <text:p>Step 4: Put data in 'Tab 'Form </text:p>
          </table:table-cell>
          <table:table-cell table:style-name="ce130" office:value-type="string">
            <text:p>- Put name for tab </text:p>
            <text:p>- Do not select properties for this tab</text:p>
            <text:p>- Click Save button</text:p>
          </table:table-cell>
          <table:table-cell table:style-name="ce130" office:value-type="string">
            <text:p>Show message “ you must checked at least one”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34];6;1)&gt;MID([.F133];6;1);&quot;&quot;;MAX([.A$7:.A133])+1)" office:value-type="float" office:value="37">
            <text:p>037</text:p>
          </table:table-cell>
          <table:table-cell table:style-name="ce46" office:value-type="string">
            <text:p>ADM_08_01_01</text:p>
          </table:table-cell>
          <table:table-cell table:style-name="ce125" table:formula="of:=IF(VALUE(MID([.F134];6;FIND(&quot;:&quot;;[.F134];1)-FIND(&quot; &quot;;[.F134];1)-1))&gt;VALUE(MID([.F133];6;FIND(&quot;:&quot;;[.F133];1)-FIND(&quot; &quot;;[.F133];1)-1));[.C133];[.C133]+1)" office:value-type="float" office:value="12">
            <text:p>012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52" office:value-type="string">
            <text:p>Check the displaying of view after apply for drive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35];6;1)&gt;MID([.F134];6;1);&quot;&quot;;MAX([.A$7:.A134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35];6;FIND(&quot;:&quot;;[.F135];1)-FIND(&quot; &quot;;[.F135];1)-1))&gt;VALUE(MID([.F134];6;FIND(&quot;:&quot;;[.F134];1)-FIND(&quot; &quot;;[.F134];1)-1));[.C134];[.C134]+1)" office:value-type="float" office:value="12">
            <text:p>012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Check the displaying of view after apply for drive</text:p>
          </table:table-cell>
          <table:table-cell table:style-name="ce130" office:value-type="string">
            <text:p>Step 2: Add new view</text:p>
          </table:table-cell>
          <table:table-cell table:style-name="ce130" office:value-type="string">
            <text:p>Add new view</text:p>
          </table:table-cell>
          <table:table-cell table:style-name="ce130" office:value-type="string">
            <text:p>New view is created successfully 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36];6;1)&gt;MID([.F135];6;1);&quot;&quot;;MAX([.A$7:.A135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36];6;FIND(&quot;:&quot;;[.F136];1)-FIND(&quot; &quot;;[.F136];1)-1))&gt;VALUE(MID([.F135];6;FIND(&quot;:&quot;;[.F135];1)-FIND(&quot; &quot;;[.F135];1)-1));[.C135];[.C135]+1)" office:value-type="float" office:value="12">
            <text:p>012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Check the displaying of view after apply for drive</text:p>
          </table:table-cell>
          <table:table-cell table:style-name="ce130" office:value-type="string">
            <text:p>Step 3: Apply view for drive</text:p>
          </table:table-cell>
          <table:table-cell table:style-name="ce130" office:value-type="string">
            <text:p>- Select 1 drive</text:p>
            <text:p>- Apply new view for this drive</text:p>
          </table:table-cell>
          <table:table-cell table:style-name="ce130" office:value-type="string">
            <text:p>New view is applied for drive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37];6;1)&gt;MID([.F136];6;1);&quot;&quot;;MAX([.A$7:.A136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37];6;FIND(&quot;:&quot;;[.F137];1)-FIND(&quot; &quot;;[.F137];1)-1))&gt;VALUE(MID([.F136];6;FIND(&quot;:&quot;;[.F136];1)-FIND(&quot; &quot;;[.F136];1)-1));[.C136];[.C136]+1)" office:value-type="float" office:value="12">
            <text:p>012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Check the displaying of view after apply for drive</text:p>
          </table:table-cell>
          <table:table-cell table:style-name="ce130" office:value-type="string">
            <text:p>Step 4: Check the displaying of view</text:p>
          </table:table-cell>
          <table:table-cell table:style-name="ce130" office:value-type="string">
            <text:p>- Go to File Explorer</text:p>
            <text:p>- Select drive that applied new view</text:p>
          </table:table-cell>
          <table:table-cell table:style-name="ce130" office:value-type="string">
            <text:p>In 'Select view', you can see the new view that applied for this drive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38];6;1)&gt;MID([.F137];6;1);&quot;&quot;;MAX([.A$7:.A137])+1)" office:value-type="float" office:value="38">
            <text:p>038</text:p>
          </table:table-cell>
          <table:table-cell table:style-name="ce46" office:value-type="string">
            <text:p>ADM_08_01_01</text:p>
          </table:table-cell>
          <table:table-cell table:style-name="ce125" table:formula="of:=IF(VALUE(MID([.F138];6;FIND(&quot;:&quot;;[.F138];1)-FIND(&quot; &quot;;[.F138];1)-1))&gt;VALUE(MID([.F137];6;FIND(&quot;:&quot;;[.F137];1)-FIND(&quot; &quot;;[.F137];1)-1));[.C137];[.C137]+1)" office:value-type="float" office:value="13">
            <text:p>013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52" office:value-type="string">
            <text:p>Check the displaying of view after apply for drive when user does not have permission with this drive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39];6;1)&gt;MID([.F138];6;1);&quot;&quot;;MAX([.A$7:.A138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39];6;FIND(&quot;:&quot;;[.F139];1)-FIND(&quot; &quot;;[.F139];1)-1))&gt;VALUE(MID([.F138];6;FIND(&quot;:&quot;;[.F138];1)-FIND(&quot; &quot;;[.F138];1)-1));[.C138];[.C138]+1)" office:value-type="float" office:value="13">
            <text:p>013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Check the displaying of view after apply for drive when user does not have permission with this drive</text:p>
          </table:table-cell>
          <table:table-cell table:style-name="ce130" office:value-type="string">
            <text:p>Step 2: Add new view</text:p>
          </table:table-cell>
          <table:table-cell table:style-name="ce130" office:value-type="string">
            <text:p>Add new view</text:p>
          </table:table-cell>
          <table:table-cell table:style-name="ce130" office:value-type="string">
            <text:p>New view is created successfully 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40];6;1)&gt;MID([.F139];6;1);&quot;&quot;;MAX([.A$7:.A139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40];6;FIND(&quot;:&quot;;[.F140];1)-FIND(&quot; &quot;;[.F140];1)-1))&gt;VALUE(MID([.F139];6;FIND(&quot;:&quot;;[.F139];1)-FIND(&quot; &quot;;[.F139];1)-1));[.C139];[.C139]+1)" office:value-type="float" office:value="13">
            <text:p>013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Check the displaying of view after apply for drive when user does not have permission with this drive</text:p>
          </table:table-cell>
          <table:table-cell table:style-name="ce130" office:value-type="string">
            <text:p>Step 3: Apply view for drive</text:p>
          </table:table-cell>
          <table:table-cell table:style-name="ce130" office:value-type="string">
            <text:p>- Select 1 drive</text:p>
            <text:p>- Apply new view for this drive</text:p>
          </table:table-cell>
          <table:table-cell table:style-name="ce130" office:value-type="string">
            <text:p>New view is applied for drive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41];6;1)&gt;MID([.F140];6;1);&quot;&quot;;MAX([.A$7:.A140])+1)">
            <text:p/>
          </table:table-cell>
          <table:table-cell table:style-name="ce46" office:value-type="string">
            <text:p>ADM_08_01_01</text:p>
          </table:table-cell>
          <table:table-cell table:style-name="ce125" table:formula="of:=IF(VALUE(MID([.F141];6;FIND(&quot;:&quot;;[.F141];1)-FIND(&quot; &quot;;[.F141];1)-1))&gt;VALUE(MID([.F140];6;FIND(&quot;:&quot;;[.F140];1)-FIND(&quot; &quot;;[.F140];1)-1));[.C140];[.C140]+1)" office:value-type="float" office:value="13">
            <text:p>013</text:p>
          </table:table-cell>
          <table:table-cell table:style-name="ce127" office:value-type="string">
            <text:p>DMS\Admin\Content_Presentation\Manage Views\Views\Add</text:p>
          </table:table-cell>
          <table:table-cell table:style-name="ce128" office:value-type="string">
            <text:p>Check the displaying of view after apply for drive when user does not have permission with this drive</text:p>
          </table:table-cell>
          <table:table-cell table:style-name="ce130" office:value-type="string">
            <text:p>Step 4: Check the displaying of view</text:p>
          </table:table-cell>
          <table:table-cell table:style-name="ce130" office:value-type="string">
            <text:p>-Login by user that does not have permission with new view</text:p>
            <text:p>- Go to File Explorer</text:p>
            <text:p>- Select drive that applied new view</text:p>
          </table:table-cell>
          <table:table-cell table:style-name="ce130" office:value-type="string">
            <text:p>In 'Select view', you can not see the new view that applied for this drive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42];6;1)&gt;MID([.F141];6;1);&quot;&quot;;MAX([.A$7:.A141])+1)" office:value-type="float" office:value="39">
            <text:p>039</text:p>
          </table:table-cell>
          <table:table-cell table:style-name="ce46" office:value-type="string">
            <text:p>ADM_08_01_02</text:p>
          </table:table-cell>
          <table:table-cell table:style-name="ce125" office:value-type="float" office:value="1">
            <text:p>001</text:p>
          </table:table-cell>
          <table:table-cell table:style-name="ce58" office:value-type="string">
            <text:p>DMS\Admin\Content_Presentation\Manage Views\Views\Preview</text:p>
          </table:table-cell>
          <table:table-cell table:style-name="ce52" office:value-type="string">
            <text:p>Preview a view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43];6;1)&gt;MID([.F142];6;1);&quot;&quot;;MAX([.A$7:.A142])+1)">
            <text:p/>
          </table:table-cell>
          <table:table-cell table:style-name="ce46" office:value-type="string">
            <text:p>ADM_08_01_02</text:p>
          </table:table-cell>
          <table:table-cell table:style-name="ce125" table:formula="of:=IF(VALUE(MID([.F143];6;FIND(&quot;:&quot;;[.F143];1)-FIND(&quot; &quot;;[.F143];1)-1))&gt;VALUE(MID([.F142];6;FIND(&quot;:&quot;;[.F142];1)-FIND(&quot; &quot;;[.F142];1)-1));[.C142];[.C142]+1)" office:value-type="float" office:value="1">
            <text:p>001</text:p>
          </table:table-cell>
          <table:table-cell table:style-name="ce127" office:value-type="string">
            <text:p>DMS\Admin\Content_Presentation\Manage Views\Views\Preview</text:p>
          </table:table-cell>
          <table:table-cell table:style-name="ce128" office:value-type="string">
            <text:p>Preview a view</text:p>
          </table:table-cell>
          <table:table-cell table:style-name="ce130" office:value-type="string">
            <text:p>Step 2: Preview a view</text:p>
          </table:table-cell>
          <table:table-cell table:style-name="ce130" office:value-type="string">
            <text:p>Click 'View' icon on a view you want</text:p>
          </table:table-cell>
          <table:table-cell table:style-name="ce130" office:value-type="string">
            <text:p><text:s/>'View' pop-up appears. You can see properties of this view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44];6;1)&gt;MID([.F143];6;1);&quot;&quot;;MAX([.A$7:.A143])+1)" office:value-type="float" office:value="40">
            <text:p>040</text:p>
          </table:table-cell>
          <table:table-cell table:style-name="ce46" office:value-type="string">
            <text:p>ADM_08_01_03</text:p>
          </table:table-cell>
          <table:table-cell table:style-name="ce125" office:value-type="float" office:value="1">
            <text:p>001</text:p>
          </table:table-cell>
          <table:table-cell table:style-name="ce58" office:value-type="string">
            <text:p>DMS\Admin\Content_Presentation\Manage Views\Views\Edit</text:p>
          </table:table-cell>
          <table:table-cell table:style-name="ce52" office:value-type="string">
            <text:p>Edit a View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45];6;1)&gt;MID([.F144];6;1);&quot;&quot;;MAX([.A$7:.A144])+1)">
            <text:p/>
          </table:table-cell>
          <table:table-cell table:style-name="ce46" office:value-type="string">
            <text:p>ADM_08_01_03</text:p>
          </table:table-cell>
          <table:table-cell table:style-name="ce125" table:formula="of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127" office:value-type="string">
            <text:p>DMS\Admin\Content_Presentation\Manage Views\Views\Edit</text:p>
          </table:table-cell>
          <table:table-cell table:style-name="ce128" office:value-type="string">
            <text:p>Edit a View</text:p>
          </table:table-cell>
          <table:table-cell table:style-name="ce130" office:value-type="string">
            <text:p>Step 2: <text:s/>Open 'Edit View'</text:p>
          </table:table-cell>
          <table:table-cell table:style-name="ce130" office:value-type="string">
            <text:p>Click 'Edit' icon on a view you want to edit</text:p>
          </table:table-cell>
          <table:table-cell table:style-name="ce130" office:value-type="string">
            <text:p><text:s/>'Edit View' pop-up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146];6;1)&gt;MID([.F145];6;1);&quot;&quot;;MAX([.A$7:.A145])+1)">
            <text:p/>
          </table:table-cell>
          <table:table-cell table:style-name="ce46" office:value-type="string">
            <text:p>ADM_08_01_03</text:p>
          </table:table-cell>
          <table:table-cell table:style-name="ce125" table:formula="of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127" office:value-type="string">
            <text:p>DMS\Admin\Content_Presentation\Manage Views\Views\Edit</text:p>
          </table:table-cell>
          <table:table-cell table:style-name="ce128" office:value-type="string">
            <text:p>Edit a View</text:p>
          </table:table-cell>
          <table:table-cell table:style-name="ce130" office:value-type="string">
            <text:p>Step 3: Edit view</text:p>
          </table:table-cell>
          <table:table-cell table:style-name="ce130" office:value-type="string">
            <text:p>Edit the properties of view </text:p>
          </table:table-cell>
          <table:table-cell table:style-name="ce130" office:value-type="string">
            <text:p>View is changed successfully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47];6;1)&gt;MID([.F146];6;1);&quot;&quot;;MAX([.A$7:.A146])+1)" office:value-type="float" office:value="41">
            <text:p>041</text:p>
          </table:table-cell>
          <table:table-cell table:style-name="ce46" office:value-type="string">
            <text:p>ADM_08_01_04</text:p>
          </table:table-cell>
          <table:table-cell table:style-name="ce125" office:value-type="float" office:value="1">
            <text:p>001</text:p>
          </table:table-cell>
          <table:table-cell table:style-name="ce58" office:value-type="string">
            <text:p>DMS\Admin\Content_Presentation\Manage Views\Views\Delete</text:p>
          </table:table-cell>
          <table:table-cell table:style-name="ce52" office:value-type="string">
            <text:p>Delete a view when it has not been using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48];6;1)&gt;MID([.F147];6;1);&quot;&quot;;MAX([.A$7:.A147])+1)">
            <text:p/>
          </table:table-cell>
          <table:table-cell table:style-name="ce46" office:value-type="string">
            <text:p>ADM_08_01_04</text:p>
          </table:table-cell>
          <table:table-cell table:style-name="ce125" table:formula="of:=IF(VALUE(MID([.F148];6;FIND(&quot;:&quot;;[.F148];1)-FIND(&quot; &quot;;[.F148];1)-1))&gt;VALUE(MID([.F147];6;FIND(&quot;:&quot;;[.F147];1)-FIND(&quot; &quot;;[.F147];1)-1));[.C147];[.C147]+1)" office:value-type="float" office:value="1">
            <text:p>001</text:p>
          </table:table-cell>
          <table:table-cell table:style-name="ce127" office:value-type="string">
            <text:p>DMS\Admin\Content_Presentation\Manage Views\Views\Delete</text:p>
          </table:table-cell>
          <table:table-cell table:style-name="ce128" office:value-type="string">
            <text:p>Delete a view when it has not been using</text:p>
          </table:table-cell>
          <table:table-cell table:style-name="ce173" office:value-type="string">
            <text:p>Step 2: Delete a view</text:p>
          </table:table-cell>
          <table:table-cell table:style-name="ce173" office:value-type="string">
            <text:p>- Click 'Edit' icon on a view you want to delete</text:p>
            <text:p>- Click OK on confirm message</text:p>
          </table:table-cell>
          <table:table-cell table:style-name="ce173" office:value-type="string">
            <text:p>View is deleted</text:p>
          </table:table-cell>
          <table:table-cell table:style-name="ce162" office:value-type="string">
            <text:p>High</text:p>
          </table:table-cell>
          <table:table-cell table:style-name="ce173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49];6;1)&gt;MID([.F148];6;1);&quot;&quot;;MAX([.A$7:.A148])+1)" office:value-type="float" office:value="42">
            <text:p>042</text:p>
          </table:table-cell>
          <table:table-cell table:style-name="ce46" office:value-type="string">
            <text:p>ADM_08_01_04</text:p>
          </table:table-cell>
          <table:table-cell table:style-name="ce125" table:formula="of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127" office:value-type="string">
            <text:p>DMS\Admin\Content_Presentation\Manage Views\Views\Delete</text:p>
          </table:table-cell>
          <table:table-cell table:style-name="ce52" office:value-type="string">
            <text:p>Delete an using view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50];6;1)&gt;MID([.F149];6;1);&quot;&quot;;MAX([.A$7:.A149])+1)">
            <text:p/>
          </table:table-cell>
          <table:table-cell table:style-name="ce46" office:value-type="string">
            <text:p>ADM_08_01_04</text:p>
          </table:table-cell>
          <table:table-cell table:style-name="ce125"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table:style-name="ce127" office:value-type="string">
            <text:p>DMS\Admin\Content_Presentation\Manage Views\Views\Delete</text:p>
          </table:table-cell>
          <table:table-cell table:style-name="ce128" office:value-type="string">
            <text:p>Delete an using view</text:p>
          </table:table-cell>
          <table:table-cell table:style-name="ce173" office:value-type="string">
            <text:p>Step 2: Delete a view</text:p>
          </table:table-cell>
          <table:table-cell table:style-name="ce173" office:value-type="string">
            <text:p>- Click 'Edit' icon on a view you want to delete</text:p>
            <text:p>- Click OK on confirm message</text:p>
          </table:table-cell>
          <table:table-cell table:style-name="ce173" office:value-type="string">
            <text:p>Show message “Cannot delete [name of view] : View currently in use “</text:p>
          </table:table-cell>
          <table:table-cell table:style-name="ce162" office:value-type="string">
            <text:p>High</text:p>
          </table:table-cell>
          <table:table-cell table:style-name="ce173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51];6;1)&gt;MID([.F150];6;1);&quot;&quot;;MAX([.A$7:.A150])+1)" office:value-type="float" office:value="43">
            <text:p>043</text:p>
          </table:table-cell>
          <table:table-cell table:style-name="ce46" office:value-type="string">
            <text:p>ADM_08_02_01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Content_Presentation\Manage Views\ECM Template\Add</text:p>
          </table:table-cell>
          <table:table-cell table:style-name="ce52" office:value-type="string">
            <text:p>Add ECM template when put valid data into all required fields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52];6;1)&gt;MID([.F151];6;1);&quot;&quot;;MAX([.A$7:.A151])+1)">
            <text:p/>
          </table:table-cell>
          <table:table-cell table:style-name="ce46" office:value-type="string">
            <text:p>ADM_08_02_01</text:p>
          </table:table-cell>
          <table:table-cell table:style-name="ce125" table:formula="of:=IF(VALUE(MID([.F152];6;FIND(&quot;:&quot;;[.F152];1)-FIND(&quot; &quot;;[.F152];1)-1))&gt;VALUE(MID([.F151];6;FIND(&quot;:&quot;;[.F151];1)-FIND(&quot; &quot;;[.F151];1)-1));[.C151];[.C151]+1)" office:value-type="float" office:value="1">
            <text:p>001</text:p>
          </table:table-cell>
          <table:table-cell table:style-name="ce127" office:value-type="string">
            <text:p>DMS\Admin\Content_Presentation\Manage Views\ECM Template\Add</text:p>
          </table:table-cell>
          <table:table-cell table:style-name="ce128" office:value-type="string">
            <text:p>Add ECM template when put valid data into all required fields</text:p>
          </table:table-cell>
          <table:table-cell table:style-name="ce130" office:value-type="string">
            <text:p>Step 2: Open 'Add ECM Template' pop-up</text:p>
          </table:table-cell>
          <table:table-cell table:style-name="ce130" office:value-type="string">
            <text:p>- Select 'ECM Template' tab</text:p>
            <text:p>- Click 'Add ' button</text:p>
          </table:table-cell>
          <table:table-cell table:style-name="ce130" office:value-type="string">
            <text:p><text:s/>'Add ECM Template' pop-up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53];6;1)&gt;MID([.F152];6;1);&quot;&quot;;MAX([.A$7:.A152])+1)">
            <text:p/>
          </table:table-cell>
          <table:table-cell table:style-name="ce46" office:value-type="string">
            <text:p>ADM_08_02_01</text:p>
          </table:table-cell>
          <table:table-cell table:style-name="ce125" table:formula="of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127" office:value-type="string">
            <text:p>DMS\Admin\Content_Presentation\Manage Views\ECM Template\Add</text:p>
          </table:table-cell>
          <table:table-cell table:style-name="ce128" office:value-type="string">
            <text:p>Add ECM template when put valid data into all required fields</text:p>
          </table:table-cell>
          <table:table-cell table:style-name="ce130" office:value-type="string">
            <text:p>Step 3: Add ECM template</text:p>
          </table:table-cell>
          <table:table-cell table:style-name="ce130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130" office:value-type="string">
            <text:p>New ECM template is created successfully. 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54];6;1)&gt;MID([.F153];6;1);&quot;&quot;;MAX([.A$7:.A153])+1)" office:value-type="float" office:value="44">
            <text:p>044</text:p>
          </table:table-cell>
          <table:table-cell table:style-name="ce46" office:value-type="string">
            <text:p>ADM_08_02_01</text:p>
          </table:table-cell>
          <table:table-cell table:style-name="ce125"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8" office:value-type="string">
            <text:p>DMS\Admin\Content_Presentation\Manage Views\ECM Template\Add</text:p>
          </table:table-cell>
          <table:table-cell table:style-name="ce52" office:value-type="string">
            <text:p>Add ECM template when content field is blank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55];6;1)&gt;MID([.F154];6;1);&quot;&quot;;MAX([.A$7:.A154])+1)">
            <text:p/>
          </table:table-cell>
          <table:table-cell table:style-name="ce46" office:value-type="string">
            <text:p>ADM_08_02_01</text:p>
          </table:table-cell>
          <table:table-cell table:style-name="ce125" table:formula="of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127" office:value-type="string">
            <text:p>DMS\Admin\Content_Presentation\Manage Views\ECM Template\Add</text:p>
          </table:table-cell>
          <table:table-cell table:style-name="ce128" office:value-type="string">
            <text:p>Add ECM template when content field is blank</text:p>
          </table:table-cell>
          <table:table-cell table:style-name="ce130" office:value-type="string">
            <text:p>Step 2: Open 'Add ECM Template' pop-up</text:p>
          </table:table-cell>
          <table:table-cell table:style-name="ce130" office:value-type="string">
            <text:p>- Select 'ECM Template' tab</text:p>
            <text:p>- Click 'Add ' button</text:p>
          </table:table-cell>
          <table:table-cell table:style-name="ce130" office:value-type="string">
            <text:p><text:s/>'Add ECM Template' pop-up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56];6;1)&gt;MID([.F155];6;1);&quot;&quot;;MAX([.A$7:.A155])+1)">
            <text:p/>
          </table:table-cell>
          <table:table-cell table:style-name="ce46" office:value-type="string">
            <text:p>ADM_08_02_01</text:p>
          </table:table-cell>
          <table:table-cell table:style-name="ce125" table:formula="of:=IF(VALUE(MID([.F156];6;FIND(&quot;:&quot;;[.F156];1)-FIND(&quot; &quot;;[.F156];1)-1))&gt;VALUE(MID([.F155];6;FIND(&quot;:&quot;;[.F155];1)-FIND(&quot; &quot;;[.F155];1)-1));[.C155];[.C155]+1)" office:value-type="float" office:value="2">
            <text:p>002</text:p>
          </table:table-cell>
          <table:table-cell table:style-name="ce127" office:value-type="string">
            <text:p>DMS\Admin\Content_Presentation\Manage Views\ECM Template\Add</text:p>
          </table:table-cell>
          <table:table-cell table:style-name="ce128" office:value-type="string">
            <text:p>Add ECM template when content field is blank</text:p>
          </table:table-cell>
          <table:table-cell table:style-name="ce130" office:value-type="string">
            <text:p>Step 3: Add ECM template</text:p>
          </table:table-cell>
          <table:table-cell table:style-name="ce130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130" office:value-type="string">
            <text:p>Show message “The field 'Content' is required. Please enter your value.”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57];6;1)&gt;MID([.F156];6;1);&quot;&quot;;MAX([.A$7:.A156])+1)" office:value-type="float" office:value="45">
            <text:p>045</text:p>
          </table:table-cell>
          <table:table-cell table:style-name="ce46" office:value-type="string">
            <text:p>ADM_08_02_01</text:p>
          </table:table-cell>
          <table:table-cell table:style-name="ce125"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127" office:value-type="string">
            <text:p>DMS\Admin\Content_Presentation\Manage Views\ECM Template\Add</text:p>
          </table:table-cell>
          <table:table-cell table:style-name="ce52" office:value-type="string">
            <text:p>Add ECM template when name field is blank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58];6;1)&gt;MID([.F157];6;1);&quot;&quot;;MAX([.A$7:.A157])+1)">
            <text:p/>
          </table:table-cell>
          <table:table-cell table:style-name="ce46" office:value-type="string">
            <text:p>ADM_08_02_01</text:p>
          </table:table-cell>
          <table:table-cell table:style-name="ce125" table:formula="of:=IF(VALUE(MID([.F158];6;FIND(&quot;:&quot;;[.F158];1)-FIND(&quot; &quot;;[.F158];1)-1))&gt;VALUE(MID([.F157];6;FIND(&quot;:&quot;;[.F157];1)-FIND(&quot; &quot;;[.F157];1)-1));[.C157];[.C157]+1)" office:value-type="float" office:value="3">
            <text:p>003</text:p>
          </table:table-cell>
          <table:table-cell table:style-name="ce127" office:value-type="string">
            <text:p>DMS\Admin\Content_Presentation\Manage Views\ECM Template\Add</text:p>
          </table:table-cell>
          <table:table-cell table:style-name="ce128" office:value-type="string">
            <text:p>Add ECM template when name field is blank</text:p>
          </table:table-cell>
          <table:table-cell table:style-name="ce130" office:value-type="string">
            <text:p>Step 2: Open 'Add ECM Template' pop-up</text:p>
          </table:table-cell>
          <table:table-cell table:style-name="ce130" office:value-type="string">
            <text:p>- Select 'ECM Template' tab</text:p>
            <text:p>- Click 'Add ' button</text:p>
          </table:table-cell>
          <table:table-cell table:style-name="ce130" office:value-type="string">
            <text:p><text:s/>'Add ECM Template' pop-up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59];6;1)&gt;MID([.F158];6;1);&quot;&quot;;MAX([.A$7:.A158])+1)">
            <text:p/>
          </table:table-cell>
          <table:table-cell table:style-name="ce46" office:value-type="string">
            <text:p>ADM_08_02_01</text:p>
          </table:table-cell>
          <table:table-cell table:style-name="ce125" table:formula="of:=IF(VALUE(MID([.F159];6;FIND(&quot;:&quot;;[.F159];1)-FIND(&quot; &quot;;[.F159];1)-1))&gt;VALUE(MID([.F158];6;FIND(&quot;:&quot;;[.F158];1)-FIND(&quot; &quot;;[.F158];1)-1));[.C158];[.C158]+1)" office:value-type="float" office:value="3">
            <text:p>003</text:p>
          </table:table-cell>
          <table:table-cell table:style-name="ce127" office:value-type="string">
            <text:p>DMS\Admin\Content_Presentation\Manage Views\ECM Template\Add</text:p>
          </table:table-cell>
          <table:table-cell table:style-name="ce128" office:value-type="string">
            <text:p>Add ECM template when name field is blank</text:p>
          </table:table-cell>
          <table:table-cell table:style-name="ce130" office:value-type="string">
            <text:p>Step 3: Add ECM template</text:p>
          </table:table-cell>
          <table:table-cell table:style-name="ce130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130" office:value-type="string">
            <text:p>Show message “The value of field 'name' is null or empty! “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60];6;1)&gt;MID([.F159];6;1);&quot;&quot;;MAX([.A$7:.A159])+1)" office:value-type="float" office:value="46">
            <text:p>046</text:p>
          </table:table-cell>
          <table:table-cell table:style-name="ce46" office:value-type="string">
            <text:p>ADM_08_02_01</text:p>
          </table:table-cell>
          <table:table-cell table:style-name="ce125"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table:style-name="ce127" office:value-type="string">
            <text:p>DMS\Admin\Content_Presentation\Manage Views\ECM Template\Add</text:p>
          </table:table-cell>
          <table:table-cell table:style-name="ce52" office:value-type="string">
            <text:p>Add ECM template when name field contain some special characters : $%^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61];6;1)&gt;MID([.F160];6;1);&quot;&quot;;MAX([.A$7:.A160])+1)">
            <text:p/>
          </table:table-cell>
          <table:table-cell table:style-name="ce46" office:value-type="string">
            <text:p>ADM_08_02_01</text:p>
          </table:table-cell>
          <table:table-cell table:style-name="ce125" table:formula="of:=IF(VALUE(MID([.F161];6;FIND(&quot;:&quot;;[.F161];1)-FIND(&quot; &quot;;[.F161];1)-1))&gt;VALUE(MID([.F160];6;FIND(&quot;:&quot;;[.F160];1)-FIND(&quot; &quot;;[.F160];1)-1));[.C160];[.C160]+1)" office:value-type="float" office:value="4">
            <text:p>004</text:p>
          </table:table-cell>
          <table:table-cell table:style-name="ce127" office:value-type="string">
            <text:p>DMS\Admin\Content_Presentation\Manage Views\ECM Template\Add</text:p>
          </table:table-cell>
          <table:table-cell table:style-name="ce128" office:value-type="string">
            <text:p>Add ECM template when name field contain some special characters : $%^</text:p>
          </table:table-cell>
          <table:table-cell table:style-name="ce130" office:value-type="string">
            <text:p>Step 2: Open 'Add ECM Template' pop-up</text:p>
          </table:table-cell>
          <table:table-cell table:style-name="ce130" office:value-type="string">
            <text:p>- Select 'ECM Template' tab</text:p>
            <text:p>- Click 'Add ' button</text:p>
          </table:table-cell>
          <table:table-cell table:style-name="ce130" office:value-type="string">
            <text:p><text:s/>'Add ECM Template' pop-up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62];6;1)&gt;MID([.F161];6;1);&quot;&quot;;MAX([.A$7:.A161])+1)">
            <text:p/>
          </table:table-cell>
          <table:table-cell table:style-name="ce46" office:value-type="string">
            <text:p>ADM_08_02_01</text:p>
          </table:table-cell>
          <table:table-cell table:style-name="ce125" table:formula="of:=IF(VALUE(MID([.F162];6;FIND(&quot;:&quot;;[.F162];1)-FIND(&quot; &quot;;[.F162];1)-1))&gt;VALUE(MID([.F161];6;FIND(&quot;:&quot;;[.F161];1)-FIND(&quot; &quot;;[.F161];1)-1));[.C161];[.C161]+1)" office:value-type="float" office:value="4">
            <text:p>004</text:p>
          </table:table-cell>
          <table:table-cell table:style-name="ce127" office:value-type="string">
            <text:p>DMS\Admin\Content_Presentation\Manage Views\ECM Template\Add</text:p>
          </table:table-cell>
          <table:table-cell table:style-name="ce128" office:value-type="string">
            <text:p>Add ECM template when name field contain some special characters : $%^</text:p>
          </table:table-cell>
          <table:table-cell table:style-name="ce130" office:value-type="string">
            <text:p>Step 3: Add ECM template</text:p>
          </table:table-cell>
          <table:table-cell table:style-name="ce130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130" office:value-type="string">
            <text:p>Show message “ There are some invalid characters in field 'name'. Type another value, please!”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63];6;1)&gt;MID([.F162];6;1);&quot;&quot;;MAX([.A$7:.A162])+1)" office:value-type="float" office:value="47">
            <text:p>047</text:p>
          </table:table-cell>
          <table:table-cell table:style-name="ce46" office:value-type="string">
            <text:p>ADM_08_02_01</text:p>
          </table:table-cell>
          <table:table-cell table:style-name="ce125"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table:style-name="ce127" office:value-type="string">
            <text:p>DMS\Admin\Content_Presentation\Manage Views\ECM Template\Add</text:p>
          </table:table-cell>
          <table:table-cell table:style-name="ce52" office:value-type="string">
            <text:p>Add ECM template has the same name with existing</text:p>
            <text:p><text:s/>ECM template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64];6;1)&gt;MID([.F163];6;1);&quot;&quot;;MAX([.A$7:.A163])+1)">
            <text:p/>
          </table:table-cell>
          <table:table-cell table:style-name="ce46" office:value-type="string">
            <text:p>ADM_08_02_01</text:p>
          </table:table-cell>
          <table:table-cell table:style-name="ce125" table:formula="of:=IF(VALUE(MID([.F164];6;FIND(&quot;:&quot;;[.F164];1)-FIND(&quot; &quot;;[.F164];1)-1))&gt;VALUE(MID([.F163];6;FIND(&quot;:&quot;;[.F163];1)-FIND(&quot; &quot;;[.F163];1)-1));[.C163];[.C163]+1)" office:value-type="float" office:value="5">
            <text:p>005</text:p>
          </table:table-cell>
          <table:table-cell table:style-name="ce127" office:value-type="string">
            <text:p>DMS\Admin\Content_Presentation\Manage Views\ECM Template\Add</text:p>
          </table:table-cell>
          <table:table-cell table:style-name="ce128" office:value-type="string">
            <text:p>Add ECM template has the same name with existing</text:p>
            <text:p><text:s/>ECM template</text:p>
          </table:table-cell>
          <table:table-cell table:style-name="ce130" office:value-type="string">
            <text:p>Step 2: Open 'Add ECM Template' pop-up</text:p>
          </table:table-cell>
          <table:table-cell table:style-name="ce130" office:value-type="string">
            <text:p>- Select 'ECM Template' tab</text:p>
            <text:p>- Click 'Add ' button</text:p>
          </table:table-cell>
          <table:table-cell table:style-name="ce130" office:value-type="string">
            <text:p><text:s/>'Add ECM Template' pop-up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5">
          <table:table-cell table:style-name="ce116" table:formula="of:=IF(MID([.F165];6;1)&gt;MID([.F164];6;1);&quot;&quot;;MAX([.A$7:.A164])+1)">
            <text:p/>
          </table:table-cell>
          <table:table-cell table:style-name="ce46" office:value-type="string">
            <text:p>ADM_08_02_01</text:p>
          </table:table-cell>
          <table:table-cell table:style-name="ce125" table:formula="of:=IF(VALUE(MID([.F165];6;FIND(&quot;:&quot;;[.F165];1)-FIND(&quot; &quot;;[.F165];1)-1))&gt;VALUE(MID([.F164];6;FIND(&quot;:&quot;;[.F164];1)-FIND(&quot; &quot;;[.F164];1)-1));[.C164];[.C164]+1)" office:value-type="float" office:value="5">
            <text:p>005</text:p>
          </table:table-cell>
          <table:table-cell table:style-name="ce127" office:value-type="string">
            <text:p>DMS\Admin\Content_Presentation\Manage Views\ECM Template\Add</text:p>
          </table:table-cell>
          <table:table-cell table:style-name="ce128" office:value-type="string">
            <text:p>Add ECM template has the same name with existing</text:p>
            <text:p><text:s/>ECM template</text:p>
          </table:table-cell>
          <table:table-cell table:style-name="ce130" office:value-type="string">
            <text:p>Step 3: Add ECM template</text:p>
          </table:table-cell>
          <table:table-cell table:style-name="ce130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130" office:value-type="string">
            <text:p>Show message “The template name [the name of new ECM Template] is existing”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66];6;1)&gt;MID([.F165];6;1);&quot;&quot;;MAX([.A$7:.A165])+1)" office:value-type="float" office:value="48">
            <text:p>048</text:p>
          </table:table-cell>
          <table:table-cell table:style-name="ce46" office:value-type="string">
            <text:p>ADM_08_02_01</text:p>
          </table:table-cell>
          <table:table-cell table:style-name="ce125"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table:style-name="ce127" office:value-type="string">
            <text:p>DMS\Admin\Content_Presentation\Manage Views\ECM Template\Add</text:p>
          </table:table-cell>
          <table:table-cell table:style-name="ce52" office:value-type="string">
            <text:p>Check the displaying of ECM template 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67];6;1)&gt;MID([.F166];6;1);&quot;&quot;;MAX([.A$7:.A166])+1)">
            <text:p/>
          </table:table-cell>
          <table:table-cell table:style-name="ce46" office:value-type="string">
            <text:p>ADM_08_02_01</text:p>
          </table:table-cell>
          <table:table-cell table:style-name="ce125" table:formula="of:=IF(VALUE(MID([.F167];6;FIND(&quot;:&quot;;[.F167];1)-FIND(&quot; &quot;;[.F167];1)-1))&gt;VALUE(MID([.F166];6;FIND(&quot;:&quot;;[.F166];1)-FIND(&quot; &quot;;[.F166];1)-1));[.C166];[.C166]+1)" office:value-type="float" office:value="6">
            <text:p>006</text:p>
          </table:table-cell>
          <table:table-cell table:style-name="ce127" office:value-type="string">
            <text:p>DMS\Admin\Content_Presentation\Manage Views\ECM Template\Add</text:p>
          </table:table-cell>
          <table:table-cell table:style-name="ce128" office:value-type="string">
            <text:p>Check the displaying of ECM template </text:p>
          </table:table-cell>
          <table:table-cell table:style-name="ce130" office:value-type="string">
            <text:p>Step 2: Add new ECM template</text:p>
          </table:table-cell>
          <table:table-cell table:style-name="ce130" office:value-type="string">
            <text:p>Add new ECM template</text:p>
          </table:table-cell>
          <table:table-cell table:style-name="ce130" office:value-type="string">
            <text:p>New ECM template is created successfully. 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68];6;1)&gt;MID([.F167];6;1);&quot;&quot;;MAX([.A$7:.A167])+1)">
            <text:p/>
          </table:table-cell>
          <table:table-cell table:style-name="ce46" office:value-type="string">
            <text:p>ADM_08_02_01</text:p>
          </table:table-cell>
          <table:table-cell table:style-name="ce125" table:formula="of:=IF(VALUE(MID([.F168];6;FIND(&quot;:&quot;;[.F168];1)-FIND(&quot; &quot;;[.F168];1)-1))&gt;VALUE(MID([.F167];6;FIND(&quot;:&quot;;[.F167];1)-FIND(&quot; &quot;;[.F167];1)-1));[.C167];[.C167]+1)" office:value-type="float" office:value="6">
            <text:p>006</text:p>
          </table:table-cell>
          <table:table-cell table:style-name="ce127" office:value-type="string">
            <text:p>DMS\Admin\Content_Presentation\Manage Views\ECM Template\Add</text:p>
          </table:table-cell>
          <table:table-cell table:style-name="ce128" office:value-type="string">
            <text:p>Check the displaying of ECM template </text:p>
          </table:table-cell>
          <table:table-cell table:style-name="ce130" office:value-type="string">
            <text:p>Step 3: Apply new template for <text:s/>a view</text:p>
          </table:table-cell>
          <table:table-cell table:style-name="ce130" office:value-type="string">
            <text:p>Apply new template for <text:s/>a view</text:p>
          </table:table-cell>
          <table:table-cell table:style-name="ce130" office:value-type="string">
            <text:p>New template is applied for view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69];6;1)&gt;MID([.F168];6;1);&quot;&quot;;MAX([.A$7:.A168])+1)">
            <text:p/>
          </table:table-cell>
          <table:table-cell table:style-name="ce46" office:value-type="string">
            <text:p>ADM_08_02_01</text:p>
          </table:table-cell>
          <table:table-cell table:style-name="ce125" table:formula="of:=IF(VALUE(MID([.F169];6;FIND(&quot;:&quot;;[.F169];1)-FIND(&quot; &quot;;[.F169];1)-1))&gt;VALUE(MID([.F168];6;FIND(&quot;:&quot;;[.F168];1)-FIND(&quot; &quot;;[.F168];1)-1));[.C168];[.C168]+1)" office:value-type="float" office:value="6">
            <text:p>006</text:p>
          </table:table-cell>
          <table:table-cell table:style-name="ce127" office:value-type="string">
            <text:p>DMS\Admin\Content_Presentation\Manage Views\ECM Template\Add</text:p>
          </table:table-cell>
          <table:table-cell table:style-name="ce128" office:value-type="string">
            <text:p>Check the displaying of ECM template </text:p>
          </table:table-cell>
          <table:table-cell table:style-name="ce130" office:value-type="string">
            <text:p>Step 4: Check the displaying of new template</text:p>
          </table:table-cell>
          <table:table-cell table:style-name="ce130" office:value-type="string">
            <text:p>- Go to File Explorer</text:p>
            <text:p>- Select drive has view that applied new template</text:p>
          </table:table-cell>
          <table:table-cell table:style-name="ce130" office:value-type="string">
            <text:p>You can see new template at the top-left of File Explorer portlet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70];6;1)&gt;MID([.F169];6;1);&quot;&quot;;MAX([.A$7:.A169])+1)" office:value-type="float" office:value="49">
            <text:p>049</text:p>
          </table:table-cell>
          <table:table-cell table:style-name="ce46" office:value-type="string">
            <text:p>ADM_08_02_02</text:p>
          </table:table-cell>
          <table:table-cell table:style-name="ce125" office:value-type="float" office:value="1">
            <text:p>001</text:p>
          </table:table-cell>
          <table:table-cell table:style-name="ce58" office:value-type="string">
            <text:p>DMS\Admin\Content_Presentation\Manage Views\ECM Template\Edit</text:p>
          </table:table-cell>
          <table:table-cell table:style-name="ce52" office:value-type="string">
            <text:p>Check version for ECM template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71];6;1)&gt;MID([.F170];6;1);&quot;&quot;;MAX([.A$7:.A170])+1)">
            <text:p/>
          </table:table-cell>
          <table:table-cell table:style-name="ce46" office:value-type="string">
            <text:p>ADM_08_02_02</text:p>
          </table:table-cell>
          <table:table-cell table:style-name="ce125" table:formula="of:=IF(VALUE(MID([.F171];6;FIND(&quot;:&quot;;[.F171];1)-FIND(&quot; &quot;;[.F171];1)-1))&gt;VALUE(MID([.F170];6;FIND(&quot;:&quot;;[.F170];1)-FIND(&quot; &quot;;[.F170];1)-1));[.C170];[.C170]+1)" office:value-type="float" office:value="1">
            <text:p>001</text:p>
          </table:table-cell>
          <table:table-cell table:style-name="ce127" office:value-type="string">
            <text:p>DMS\Admin\Content_Presentation\Manage Views\ECM Template\Edit</text:p>
          </table:table-cell>
          <table:table-cell table:style-name="ce128" office:value-type="string">
            <text:p>Check version for ECM template</text:p>
          </table:table-cell>
          <table:table-cell table:style-name="ce130" office:value-type="string">
            <text:p>Step 2: Open 'Edit ECM template' pop-up</text:p>
          </table:table-cell>
          <table:table-cell table:style-name="ce130" office:value-type="string">
            <text:p>Click 'Edit' icon on a template you want to edit</text:p>
          </table:table-cell>
          <table:table-cell table:style-name="ce130" office:value-type="string">
            <text:p><text:s/>'Edit ECM template' pop-up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72];6;1)&gt;MID([.F171];6;1);&quot;&quot;;MAX([.A$7:.A171])+1)">
            <text:p/>
          </table:table-cell>
          <table:table-cell table:style-name="ce46" office:value-type="string">
            <text:p>ADM_08_02_02</text:p>
          </table:table-cell>
          <table:table-cell table:style-name="ce125" table:formula="of:=IF(VALUE(MID([.F172];6;FIND(&quot;:&quot;;[.F172];1)-FIND(&quot; &quot;;[.F172];1)-1))&gt;VALUE(MID([.F171];6;FIND(&quot;:&quot;;[.F171];1)-FIND(&quot; &quot;;[.F171];1)-1));[.C171];[.C171]+1)" office:value-type="float" office:value="1">
            <text:p>001</text:p>
          </table:table-cell>
          <table:table-cell table:style-name="ce127" office:value-type="string">
            <text:p>DMS\Admin\Content_Presentation\Manage Views\ECM Template\Edit</text:p>
          </table:table-cell>
          <table:table-cell table:style-name="ce128" office:value-type="string">
            <text:p>Check version for ECM template</text:p>
          </table:table-cell>
          <table:table-cell table:style-name="ce130" office:value-type="string">
            <text:p>Step 3: Edit template</text:p>
          </table:table-cell>
          <table:table-cell table:style-name="ce130" office:value-type="string">
            <text:p>- Edit the content of template</text:p>
            <text:p>- Check on 'Enable version'</text:p>
          </table:table-cell>
          <table:table-cell table:style-name="ce130" office:value-type="string">
            <text:p>The number version is displaying in 'Base version' column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73];6;1)&gt;MID([.F172];6;1);&quot;&quot;;MAX([.A$7:.A172])+1)" office:value-type="float" office:value="50">
            <text:p>050</text:p>
          </table:table-cell>
          <table:table-cell table:style-name="ce46" office:value-type="string">
            <text:p>ADM_08_02_02</text:p>
          </table:table-cell>
          <table:table-cell table:style-name="ce125" table:formula="of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127" office:value-type="string">
            <text:p>DMS\Admin\Content_Presentation\Manage Views\ECM Template\Edit</text:p>
          </table:table-cell>
          <table:table-cell table:style-name="ce52" office:value-type="string">
            <text:p>Test Restore Version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74];6;1)&gt;MID([.F173];6;1);&quot;&quot;;MAX([.A$7:.A173])+1)">
            <text:p/>
          </table:table-cell>
          <table:table-cell table:style-name="ce46" office:value-type="string">
            <text:p>ADM_08_02_02</text:p>
          </table:table-cell>
          <table:table-cell table:style-name="ce125" table:formula="of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127" office:value-type="string">
            <text:p>DMS\Admin\Content_Presentation\Manage Views\ECM Template\Edit</text:p>
          </table:table-cell>
          <table:table-cell table:style-name="ce128" office:value-type="string">
            <text:p>Test Restore Version</text:p>
          </table:table-cell>
          <table:table-cell table:style-name="ce130" office:value-type="string">
            <text:p>Step 2: Edit template</text:p>
          </table:table-cell>
          <table:table-cell table:style-name="ce130" office:value-type="string">
            <text:p>- Click 'Edit' icon on a template you want to edit</text:p>
            <text:p>- Create at least 2 versions for this template</text:p>
          </table:table-cell>
          <table:table-cell table:style-name="ce130" office:value-type="string">
            <text:p>The number version is displaying in 'Base version' column 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75];6;1)&gt;MID([.F174];6;1);&quot;&quot;;MAX([.A$7:.A174])+1)">
            <text:p/>
          </table:table-cell>
          <table:table-cell table:style-name="ce46" office:value-type="string">
            <text:p>ADM_08_02_02</text:p>
          </table:table-cell>
          <table:table-cell table:style-name="ce125" table:formula="of:=IF(VALUE(MID([.F175];6;FIND(&quot;:&quot;;[.F175];1)-FIND(&quot; &quot;;[.F175];1)-1))&gt;VALUE(MID([.F174];6;FIND(&quot;:&quot;;[.F174];1)-FIND(&quot; &quot;;[.F174];1)-1));[.C174];[.C174]+1)" office:value-type="float" office:value="2">
            <text:p>002</text:p>
          </table:table-cell>
          <table:table-cell table:style-name="ce127" office:value-type="string">
            <text:p>DMS\Admin\Content_Presentation\Manage Views\ECM Template\Edit</text:p>
          </table:table-cell>
          <table:table-cell table:style-name="ce128" office:value-type="string">
            <text:p>Test Restore Version</text:p>
          </table:table-cell>
          <table:table-cell table:style-name="ce130" office:value-type="string">
            <text:p>Step 3: Restore version</text:p>
          </table:table-cell>
          <table:table-cell table:style-name="ce130" office:value-type="string">
            <text:p>- Select version of template you want to restore in ' Edit ECM Template' pop-up</text:p>
            <text:p>- Click 'Restore' version</text:p>
          </table:table-cell>
          <table:table-cell table:style-name="ce130" office:value-type="string">
            <text:p>The number of restore version is displaying in 'Base version' column 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76];6;1)&gt;MID([.F175];6;1);&quot;&quot;;MAX([.A$7:.A175])+1)" office:value-type="float" office:value="51">
            <text:p>051</text:p>
          </table:table-cell>
          <table:table-cell table:style-name="ce46" office:value-type="string">
            <text:p>ADM_08_02_03</text:p>
          </table:table-cell>
          <table:table-cell table:style-name="ce125" office:value-type="float" office:value="1">
            <text:p>001</text:p>
          </table:table-cell>
          <table:table-cell table:style-name="ce58" office:value-type="string">
            <text:p>DMS\Admin\Content_Presentation\Manage Views\ECM Template\Delete</text:p>
          </table:table-cell>
          <table:table-cell table:style-name="ce52" office:value-type="string">
            <text:p>Delete ECM Template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77];6;1)&gt;MID([.F176];6;1);&quot;&quot;;MAX([.A$7:.A176])+1)">
            <text:p/>
          </table:table-cell>
          <table:table-cell table:style-name="ce46" office:value-type="string">
            <text:p>ADM_08_02_03</text:p>
          </table:table-cell>
          <table:table-cell table:style-name="ce125" table:formula="of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127" office:value-type="string">
            <text:p>DMS\Admin\Content_Presentation\Manage Views\ECM Template\Delete</text:p>
          </table:table-cell>
          <table:table-cell table:style-name="ce128" office:value-type="string">
            <text:p>Delete ECM Template</text:p>
          </table:table-cell>
          <table:table-cell table:style-name="ce130" office:value-type="string">
            <text:p>Step 2: Delete Template</text:p>
          </table:table-cell>
          <table:table-cell table:style-name="ce130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130" office:value-type="string">
            <text:p>Template is deleted successfully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78];6;1)&gt;MID([.F177];6;1);&quot;&quot;;MAX([.A$7:.A177])+1)" office:value-type="float" office:value="52">
            <text:p>052</text:p>
          </table:table-cell>
          <table:table-cell table:style-name="ce46" office:value-type="string">
            <text:p>ADM_08_03_01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Content_Presentation\Manage Views\BC Template\Add</text:p>
          </table:table-cell>
          <table:table-cell table:style-name="ce52" office:value-type="string">
            <text:p>Add BC Template when put valid <text:s/>data into all required fields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79];6;1)&gt;MID([.F178];6;1);&quot;&quot;;MAX([.A$7:.A178])+1)">
            <text:p/>
          </table:table-cell>
          <table:table-cell table:style-name="ce46" office:value-type="string">
            <text:p>ADM_08_03_01</text:p>
          </table:table-cell>
          <table:table-cell table:style-name="ce125" table:formula="of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8" office:value-type="string">
            <text:p>DMS\Admin\Content_Presentation\Manage Views\BC Template\Add</text:p>
          </table:table-cell>
          <table:table-cell table:style-name="ce128" office:value-type="string">
            <text:p>Add BC Template when put valid <text:s/>data into all required fields</text:p>
          </table:table-cell>
          <table:table-cell table:style-name="ce130" office:value-type="string">
            <text:p>Step 2: Open 'Add BC Template' pop-up</text:p>
          </table:table-cell>
          <table:table-cell table:style-name="ce130" office:value-type="string">
            <text:p>- Select 'BC Template' tab</text:p>
            <text:p>- Click 'Add ' button</text:p>
          </table:table-cell>
          <table:table-cell table:style-name="ce130" office:value-type="string">
            <text:p><text:s/>'Add BC Template' pop-up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80];6;1)&gt;MID([.F179];6;1);&quot;&quot;;MAX([.A$7:.A179])+1)">
            <text:p/>
          </table:table-cell>
          <table:table-cell table:style-name="ce46" office:value-type="string">
            <text:p>ADM_08_03_01</text:p>
          </table:table-cell>
          <table:table-cell table:style-name="ce125" table:formula="of:=IF(VALUE(MID([.F180];6;FIND(&quot;:&quot;;[.F180];1)-FIND(&quot; &quot;;[.F180];1)-1))&gt;VALUE(MID([.F179];6;FIND(&quot;:&quot;;[.F179];1)-FIND(&quot; &quot;;[.F179];1)-1));[.C179];[.C179]+1)" office:value-type="float" office:value="1">
            <text:p>001</text:p>
          </table:table-cell>
          <table:table-cell table:style-name="ce127" office:value-type="string">
            <text:p>DMS\Admin\Content_Presentation\Manage Views\BC Template\Add</text:p>
          </table:table-cell>
          <table:table-cell table:style-name="ce128" office:value-type="string">
            <text:p>Add BC Template when put valid <text:s/>data into all required fields</text:p>
          </table:table-cell>
          <table:table-cell table:style-name="ce130" office:value-type="string">
            <text:p>Step 3: Add BC template</text:p>
          </table:table-cell>
          <table:table-cell table:style-name="ce130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130" office:value-type="string">
            <text:p>New BC template is created successfully. 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81];6;1)&gt;MID([.F180];6;1);&quot;&quot;;MAX([.A$7:.A180])+1)" office:value-type="float" office:value="53">
            <text:p>053</text:p>
          </table:table-cell>
          <table:table-cell table:style-name="ce46" office:value-type="string">
            <text:p>ADM_08_03_01</text:p>
          </table:table-cell>
          <table:table-cell table:style-name="ce125" table:formula="of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127" office:value-type="string">
            <text:p>DMS\Admin\Content_Presentation\Manage Views\BC Template\Add</text:p>
          </table:table-cell>
          <table:table-cell table:style-name="ce52" office:value-type="string">
            <text:p>Add BC Template when Content field is blank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82];6;1)&gt;MID([.F181];6;1);&quot;&quot;;MAX([.A$7:.A181])+1)">
            <text:p/>
          </table:table-cell>
          <table:table-cell table:style-name="ce46" office:value-type="string">
            <text:p>ADM_08_03_01</text:p>
          </table:table-cell>
          <table:table-cell table:style-name="ce125" table:formula="of:=IF(VALUE(MID([.F182];6;FIND(&quot;:&quot;;[.F182];1)-FIND(&quot; &quot;;[.F182];1)-1))&gt;VALUE(MID([.F181];6;FIND(&quot;:&quot;;[.F181];1)-FIND(&quot; &quot;;[.F181];1)-1));[.C181];[.C181]+1)" office:value-type="float" office:value="2">
            <text:p>002</text:p>
          </table:table-cell>
          <table:table-cell table:style-name="ce127" office:value-type="string">
            <text:p>DMS\Admin\Content_Presentation\Manage Views\BC Template\Add</text:p>
          </table:table-cell>
          <table:table-cell table:style-name="ce170" office:value-type="string">
            <text:p>Add BC Template when Content field is blank</text:p>
          </table:table-cell>
          <table:table-cell table:style-name="ce130" office:value-type="string">
            <text:p>Step 2: Open 'Add BC Template' pop-up</text:p>
          </table:table-cell>
          <table:table-cell table:style-name="ce130" office:value-type="string">
            <text:p>- Select 'BC Template' tab</text:p>
            <text:p>- Click 'Add ' button</text:p>
          </table:table-cell>
          <table:table-cell table:style-name="ce130" office:value-type="string">
            <text:p><text:s/>'Add BC Template' pop-up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83];6;1)&gt;MID([.F182];6;1);&quot;&quot;;MAX([.A$7:.A182])+1)">
            <text:p/>
          </table:table-cell>
          <table:table-cell table:style-name="ce46" office:value-type="string">
            <text:p>ADM_08_03_01</text:p>
          </table:table-cell>
          <table:table-cell table:style-name="ce125" table:formula="of:=IF(VALUE(MID([.F183];6;FIND(&quot;:&quot;;[.F183];1)-FIND(&quot; &quot;;[.F183];1)-1))&gt;VALUE(MID([.F182];6;FIND(&quot;:&quot;;[.F182];1)-FIND(&quot; &quot;;[.F182];1)-1));[.C182];[.C182]+1)" office:value-type="float" office:value="2">
            <text:p>002</text:p>
          </table:table-cell>
          <table:table-cell table:style-name="ce127" office:value-type="string">
            <text:p>DMS\Admin\Content_Presentation\Manage Views\BC Template\Add</text:p>
          </table:table-cell>
          <table:table-cell table:style-name="ce170" office:value-type="string">
            <text:p>Add BC Template when Content field is blank</text:p>
          </table:table-cell>
          <table:table-cell table:style-name="ce130" office:value-type="string">
            <text:p>Step 3: Add BC template</text:p>
          </table:table-cell>
          <table:table-cell table:style-name="ce130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130" office:value-type="string">
            <text:p>Show message “The field 'Content' is required. Please enter your value.”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84];6;1)&gt;MID([.F183];6;1);&quot;&quot;;MAX([.A$7:.A183])+1)" office:value-type="float" office:value="54">
            <text:p>054</text:p>
          </table:table-cell>
          <table:table-cell table:style-name="ce46" office:value-type="string">
            <text:p>ADM_08_03_01</text:p>
          </table:table-cell>
          <table:table-cell table:style-name="ce125" table:formula="of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127" office:value-type="string">
            <text:p>DMS\Admin\Content_Presentation\Manage Views\BC Template\Add</text:p>
          </table:table-cell>
          <table:table-cell table:style-name="ce52" office:value-type="string">
            <text:p>Add BC Template when name field is blank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85];6;1)&gt;MID([.F184];6;1);&quot;&quot;;MAX([.A$7:.A184])+1)">
            <text:p/>
          </table:table-cell>
          <table:table-cell table:style-name="ce46" office:value-type="string">
            <text:p>ADM_08_03_01</text:p>
          </table:table-cell>
          <table:table-cell table:style-name="ce125" table:formula="of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127" office:value-type="string">
            <text:p>DMS\Admin\Content_Presentation\Manage Views\BC Template\Add</text:p>
          </table:table-cell>
          <table:table-cell table:style-name="ce128" office:value-type="string">
            <text:p>Add BC Template when name field is blank</text:p>
          </table:table-cell>
          <table:table-cell table:style-name="ce130" office:value-type="string">
            <text:p>Step 2: Open 'Add BC Template' pop-up</text:p>
          </table:table-cell>
          <table:table-cell table:style-name="ce130" office:value-type="string">
            <text:p>- Select 'BC Template' tab</text:p>
            <text:p>- Click 'Add ' button</text:p>
          </table:table-cell>
          <table:table-cell table:style-name="ce130" office:value-type="string">
            <text:p><text:s/>'Add BC Template' pop-up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86];6;1)&gt;MID([.F185];6;1);&quot;&quot;;MAX([.A$7:.A185])+1)">
            <text:p/>
          </table:table-cell>
          <table:table-cell table:style-name="ce46" office:value-type="string">
            <text:p>ADM_08_03_01</text:p>
          </table:table-cell>
          <table:table-cell table:style-name="ce125" table:formula="of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127" office:value-type="string">
            <text:p>DMS\Admin\Content_Presentation\Manage Views\BC Template\Add</text:p>
          </table:table-cell>
          <table:table-cell table:style-name="ce128" office:value-type="string">
            <text:p>Add BC Template when name field is blank</text:p>
          </table:table-cell>
          <table:table-cell table:style-name="ce130" office:value-type="string">
            <text:p>Step 3: Add BC template</text:p>
          </table:table-cell>
          <table:table-cell table:style-name="ce130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130" office:value-type="string">
            <text:p>Show message “The value of field 'name' is null or empty! “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87];6;1)&gt;MID([.F186];6;1);&quot;&quot;;MAX([.A$7:.A186])+1)" office:value-type="float" office:value="55">
            <text:p>055</text:p>
          </table:table-cell>
          <table:table-cell table:style-name="ce46" office:value-type="string">
            <text:p>ADM_08_03_01</text:p>
          </table:table-cell>
          <table:table-cell table:style-name="ce125" table:formula="of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127" office:value-type="string">
            <text:p>DMS\Admin\Content_Presentation\Manage Views\BC Template\Add</text:p>
          </table:table-cell>
          <table:table-cell table:style-name="ce52" office:value-type="string">
            <text:p>Add <text:s/>BC Template when name field contain some special characters : $%%^&amp;..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88];6;1)&gt;MID([.F187];6;1);&quot;&quot;;MAX([.A$7:.A187])+1)">
            <text:p/>
          </table:table-cell>
          <table:table-cell table:style-name="ce46" office:value-type="string">
            <text:p>ADM_08_03_01</text:p>
          </table:table-cell>
          <table:table-cell table:style-name="ce125" table:formula="of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127" office:value-type="string">
            <text:p>DMS\Admin\Content_Presentation\Manage Views\BC Template\Add</text:p>
          </table:table-cell>
          <table:table-cell table:style-name="ce128" office:value-type="string">
            <text:p>Add <text:s/>BC Template when name field contain some special characters : $%%^&amp;..</text:p>
          </table:table-cell>
          <table:table-cell table:style-name="ce130" office:value-type="string">
            <text:p>Step 2: Open 'Add BC Template' pop-up</text:p>
          </table:table-cell>
          <table:table-cell table:style-name="ce130" office:value-type="string">
            <text:p>- Select 'BC Template' tab</text:p>
            <text:p>- Click 'Add ' button</text:p>
          </table:table-cell>
          <table:table-cell table:style-name="ce130" office:value-type="string">
            <text:p><text:s/>'Add BC Template' pop-up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189];6;1)&gt;MID([.F188];6;1);&quot;&quot;;MAX([.A$7:.A188])+1)">
            <text:p/>
          </table:table-cell>
          <table:table-cell table:style-name="ce46" office:value-type="string">
            <text:p>ADM_08_03_01</text:p>
          </table:table-cell>
          <table:table-cell table:style-name="ce125" table:formula="of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127" office:value-type="string">
            <text:p>DMS\Admin\Content_Presentation\Manage Views\BC Template\Add</text:p>
          </table:table-cell>
          <table:table-cell table:style-name="ce128" office:value-type="string">
            <text:p>Add <text:s/>BC Template when name field contain some special characters : $%%^&amp;..</text:p>
          </table:table-cell>
          <table:table-cell table:style-name="ce130" office:value-type="string">
            <text:p>Step 3: Add BC template</text:p>
          </table:table-cell>
          <table:table-cell table:style-name="ce130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130" office:value-type="string">
            <text:p>Show message “ There are some invalid characters in field 'name'. Type another value, please!”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90];6;1)&gt;MID([.F189];6;1);&quot;&quot;;MAX([.A$7:.A189])+1)" office:value-type="float" office:value="56">
            <text:p>056</text:p>
          </table:table-cell>
          <table:table-cell table:style-name="ce46" office:value-type="string">
            <text:p>ADM_08_03_01</text:p>
          </table:table-cell>
          <table:table-cell table:style-name="ce125" table:formula="of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127" office:value-type="string">
            <text:p>DMS\Admin\Content_Presentation\Manage Views\BC Template\Add</text:p>
          </table:table-cell>
          <table:table-cell table:style-name="ce52" office:value-type="string">
            <text:p>Add BC template has the same name with existing <text:s/>BC template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91];6;1)&gt;MID([.F190];6;1);&quot;&quot;;MAX([.A$7:.A190])+1)">
            <text:p/>
          </table:table-cell>
          <table:table-cell table:style-name="ce46" office:value-type="string">
            <text:p>ADM_08_03_01</text:p>
          </table:table-cell>
          <table:table-cell table:style-name="ce125" table:formula="of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127" office:value-type="string">
            <text:p>DMS\Admin\Content_Presentation\Manage Views\BC Template\Add</text:p>
          </table:table-cell>
          <table:table-cell table:style-name="ce170" office:value-type="string">
            <text:p>Add BC template has the same name with existing <text:s/>BC template</text:p>
          </table:table-cell>
          <table:table-cell table:style-name="ce130" office:value-type="string">
            <text:p>Step 2: Open 'Add BC Template' pop-up</text:p>
          </table:table-cell>
          <table:table-cell table:style-name="ce130" office:value-type="string">
            <text:p>- Select 'BC Template' tab</text:p>
            <text:p>- Click 'Add ' button</text:p>
          </table:table-cell>
          <table:table-cell table:style-name="ce130" office:value-type="string">
            <text:p><text:s/>'Add BC Template' pop-up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5">
          <table:table-cell table:style-name="ce116" table:formula="of:=IF(MID([.F192];6;1)&gt;MID([.F191];6;1);&quot;&quot;;MAX([.A$7:.A191])+1)">
            <text:p/>
          </table:table-cell>
          <table:table-cell table:style-name="ce46" office:value-type="string">
            <text:p>ADM_08_03_01</text:p>
          </table:table-cell>
          <table:table-cell table:style-name="ce125" table:formula="of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127" office:value-type="string">
            <text:p>DMS\Admin\Content_Presentation\Manage Views\BC Template\Add</text:p>
          </table:table-cell>
          <table:table-cell table:style-name="ce170" office:value-type="string">
            <text:p>Add BC template has the same name with existing <text:s/>BC template</text:p>
          </table:table-cell>
          <table:table-cell table:style-name="ce130" office:value-type="string">
            <text:p>Step 3: Add BC template</text:p>
          </table:table-cell>
          <table:table-cell table:style-name="ce130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130" office:value-type="string">
            <text:p>Show message “The template name [the name of new BC Template] is existing”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93];6;1)&gt;MID([.F192];6;1);&quot;&quot;;MAX([.A$7:.A192])+1)" office:value-type="float" office:value="57">
            <text:p>057</text:p>
          </table:table-cell>
          <table:table-cell table:style-name="ce46" office:value-type="string">
            <text:p>ADM_08_03_01</text:p>
          </table:table-cell>
          <table:table-cell table:style-name="ce125" table:formula="of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127" office:value-type="string">
            <text:p>DMS\Admin\Content_Presentation\Manage Views\BC Template\Add</text:p>
          </table:table-cell>
          <table:table-cell table:style-name="ce52" office:value-type="string">
            <text:p>Check the displaying of BC template 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94];6;1)&gt;MID([.F193];6;1);&quot;&quot;;MAX([.A$7:.A193])+1)">
            <text:p/>
          </table:table-cell>
          <table:table-cell table:style-name="ce46" office:value-type="string">
            <text:p>ADM_08_03_01</text:p>
          </table:table-cell>
          <table:table-cell table:style-name="ce125" table:formula="of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127" office:value-type="string">
            <text:p>DMS\Admin\Content_Presentation\Manage Views\BC Template\Add</text:p>
          </table:table-cell>
          <table:table-cell table:style-name="ce128" office:value-type="string">
            <text:p>Check the displaying of BC template </text:p>
          </table:table-cell>
          <table:table-cell table:style-name="ce130" office:value-type="string">
            <text:p>Step 2: Add new BC template</text:p>
          </table:table-cell>
          <table:table-cell table:style-name="ce130" office:value-type="string">
            <text:p>Add new BC template</text:p>
          </table:table-cell>
          <table:table-cell table:style-name="ce130" office:value-type="string">
            <text:p>New BC template is created successfully. 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95];6;1)&gt;MID([.F194];6;1);&quot;&quot;;MAX([.A$7:.A194])+1)">
            <text:p/>
          </table:table-cell>
          <table:table-cell table:style-name="ce46" office:value-type="string">
            <text:p>ADM_08_03_01</text:p>
          </table:table-cell>
          <table:table-cell table:style-name="ce125" table:formula="of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127" office:value-type="string">
            <text:p>DMS\Admin\Content_Presentation\Manage Views\BC Template\Add</text:p>
          </table:table-cell>
          <table:table-cell table:style-name="ce128" office:value-type="string">
            <text:p>Check the displaying of BC template </text:p>
          </table:table-cell>
          <table:table-cell table:style-name="ce130" office:value-type="string">
            <text:p>Step 3: Check the displaying of new template</text:p>
          </table:table-cell>
          <table:table-cell table:style-name="ce130" office:value-type="string">
            <text:p>- Go to Content Browser</text:p>
            <text:p>- Select drive has view that applied new template</text:p>
          </table:table-cell>
          <table:table-cell table:style-name="ce130" office:value-type="string">
            <text:p>You can see new template in where you choose the type of template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96];6;1)&gt;MID([.F195];6;1);&quot;&quot;;MAX([.A$7:.A195])+1)" office:value-type="float" office:value="58">
            <text:p>058</text:p>
          </table:table-cell>
          <table:table-cell table:style-name="ce46" office:value-type="string">
            <text:p>ADM_08_03_02</text:p>
          </table:table-cell>
          <table:table-cell table:style-name="ce125" office:value-type="float" office:value="1">
            <text:p>001</text:p>
          </table:table-cell>
          <table:table-cell table:style-name="ce58" office:value-type="string">
            <text:p>DMS\Admin\Content_Presentation\Manage Views\BC Template\Edit</text:p>
          </table:table-cell>
          <table:table-cell table:style-name="ce52" office:value-type="string">
            <text:p>Check version for BC template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97];6;1)&gt;MID([.F196];6;1);&quot;&quot;;MAX([.A$7:.A196])+1)">
            <text:p/>
          </table:table-cell>
          <table:table-cell table:style-name="ce46" office:value-type="string">
            <text:p>ADM_08_03_02</text:p>
          </table:table-cell>
          <table:table-cell table:style-name="ce125" table:formula="of:=IF(VALUE(MID([.F197];6;FIND(&quot;:&quot;;[.F197];1)-FIND(&quot; &quot;;[.F197];1)-1))&gt;VALUE(MID([.F196];6;FIND(&quot;:&quot;;[.F196];1)-FIND(&quot; &quot;;[.F196];1)-1));[.C196];[.C196]+1)" office:value-type="float" office:value="1">
            <text:p>001</text:p>
          </table:table-cell>
          <table:table-cell table:style-name="ce127" office:value-type="string">
            <text:p>DMS\Admin\Content_Presentation\Manage Views\BC Template\Edit</text:p>
          </table:table-cell>
          <table:table-cell table:style-name="ce128" office:value-type="string">
            <text:p>Check version for BC template</text:p>
          </table:table-cell>
          <table:table-cell table:style-name="ce130" office:value-type="string">
            <text:p>Step 2: Open 'Edit BC template' pop-up</text:p>
          </table:table-cell>
          <table:table-cell table:style-name="ce130" office:value-type="string">
            <text:p>Click 'Edit' icon on a template you want to edit</text:p>
          </table:table-cell>
          <table:table-cell table:style-name="ce130" office:value-type="string">
            <text:p><text:s/>'Edit BC template' pop-up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198];6;1)&gt;MID([.F197];6;1);&quot;&quot;;MAX([.A$7:.A197])+1)">
            <text:p/>
          </table:table-cell>
          <table:table-cell table:style-name="ce46" office:value-type="string">
            <text:p>ADM_08_03_02</text:p>
          </table:table-cell>
          <table:table-cell table:style-name="ce125" table:formula="of:=IF(VALUE(MID([.F198];6;FIND(&quot;:&quot;;[.F198];1)-FIND(&quot; &quot;;[.F198];1)-1))&gt;VALUE(MID([.F197];6;FIND(&quot;:&quot;;[.F197];1)-FIND(&quot; &quot;;[.F197];1)-1));[.C197];[.C197]+1)" office:value-type="float" office:value="1">
            <text:p>001</text:p>
          </table:table-cell>
          <table:table-cell table:style-name="ce127" office:value-type="string">
            <text:p>DMS\Admin\Content_Presentation\Manage Views\BC Template\Edit</text:p>
          </table:table-cell>
          <table:table-cell table:style-name="ce128" office:value-type="string">
            <text:p>Check version for BC template</text:p>
          </table:table-cell>
          <table:table-cell table:style-name="ce130" office:value-type="string">
            <text:p>Step 3: Edit template</text:p>
          </table:table-cell>
          <table:table-cell table:style-name="ce130" office:value-type="string">
            <text:p>- Edit the content of template</text:p>
            <text:p>- Check on 'Enable version'</text:p>
          </table:table-cell>
          <table:table-cell table:style-name="ce130" office:value-type="string">
            <text:p>The number version is displaying in 'Base version' column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199];6;1)&gt;MID([.F198];6;1);&quot;&quot;;MAX([.A$7:.A198])+1)" office:value-type="float" office:value="59">
            <text:p>059</text:p>
          </table:table-cell>
          <table:table-cell table:style-name="ce46" office:value-type="string">
            <text:p>ADM_08_03_02</text:p>
          </table:table-cell>
          <table:table-cell table:style-name="ce125" table:formula="of:=IF(VALUE(MID([.F199];6;FIND(&quot;:&quot;;[.F199];1)-FIND(&quot; &quot;;[.F199];1)-1))&gt;VALUE(MID([.F198];6;FIND(&quot;:&quot;;[.F198];1)-FIND(&quot; &quot;;[.F198];1)-1));[.C198];[.C198]+1)" office:value-type="float" office:value="2">
            <text:p>002</text:p>
          </table:table-cell>
          <table:table-cell table:style-name="ce127" office:value-type="string">
            <text:p>DMS\Admin\Content_Presentation\Manage Views\BC Template\Edit</text:p>
          </table:table-cell>
          <table:table-cell table:style-name="ce52" office:value-type="string">
            <text:p>Test Restore Version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200];6;1)&gt;MID([.F199];6;1);&quot;&quot;;MAX([.A$7:.A199])+1)">
            <text:p/>
          </table:table-cell>
          <table:table-cell table:style-name="ce46" office:value-type="string">
            <text:p>ADM_08_03_02</text:p>
          </table:table-cell>
          <table:table-cell table:style-name="ce125" table:formula="of:=IF(VALUE(MID([.F200];6;FIND(&quot;:&quot;;[.F200];1)-FIND(&quot; &quot;;[.F200];1)-1))&gt;VALUE(MID([.F199];6;FIND(&quot;:&quot;;[.F199];1)-FIND(&quot; &quot;;[.F199];1)-1));[.C199];[.C199]+1)" office:value-type="float" office:value="2">
            <text:p>002</text:p>
          </table:table-cell>
          <table:table-cell table:style-name="ce127" office:value-type="string">
            <text:p>DMS\Admin\Content_Presentation\Manage Views\BC Template\Edit</text:p>
          </table:table-cell>
          <table:table-cell table:style-name="ce128" office:value-type="string">
            <text:p>Test Restore Version</text:p>
          </table:table-cell>
          <table:table-cell table:style-name="ce130" office:value-type="string">
            <text:p>Step 2: Edit template</text:p>
          </table:table-cell>
          <table:table-cell table:style-name="ce130" office:value-type="string">
            <text:p>- Click 'Edit' icon on a template you want to edit</text:p>
            <text:p>- Create at least 2 versions for this template</text:p>
          </table:table-cell>
          <table:table-cell table:style-name="ce130" office:value-type="string">
            <text:p>The number version is displaying in 'Base version' column 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201];6;1)&gt;MID([.F200];6;1);&quot;&quot;;MAX([.A$7:.A200])+1)">
            <text:p/>
          </table:table-cell>
          <table:table-cell table:style-name="ce46" office:value-type="string">
            <text:p>ADM_08_03_02</text:p>
          </table:table-cell>
          <table:table-cell table:style-name="ce125" table:formula="of:=IF(VALUE(MID([.F201];6;FIND(&quot;:&quot;;[.F201];1)-FIND(&quot; &quot;;[.F201];1)-1))&gt;VALUE(MID([.F200];6;FIND(&quot;:&quot;;[.F200];1)-FIND(&quot; &quot;;[.F200];1)-1));[.C200];[.C200]+1)" office:value-type="float" office:value="2">
            <text:p>002</text:p>
          </table:table-cell>
          <table:table-cell table:style-name="ce127" office:value-type="string">
            <text:p>DMS\Admin\Content_Presentation\Manage Views\BC Template\Edit</text:p>
          </table:table-cell>
          <table:table-cell table:style-name="ce128" office:value-type="string">
            <text:p>Test Restore Version</text:p>
          </table:table-cell>
          <table:table-cell table:style-name="ce130" office:value-type="string">
            <text:p>Step 3: Restore version</text:p>
          </table:table-cell>
          <table:table-cell table:style-name="ce130" office:value-type="string">
            <text:p>- Select version of template you want to restore in ' Edit BC Template' pop-up</text:p>
            <text:p>- Click 'Restore' version</text:p>
          </table:table-cell>
          <table:table-cell table:style-name="ce130" office:value-type="string">
            <text:p>The number of restore version is displaying in 'Base version' column 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202];6;1)&gt;MID([.F201];6;1);&quot;&quot;;MAX([.A$7:.A201])+1)" office:value-type="float" office:value="60">
            <text:p>060</text:p>
          </table:table-cell>
          <table:table-cell table:style-name="ce46" office:value-type="string">
            <text:p>ADM_08_03_03</text:p>
          </table:table-cell>
          <table:table-cell table:style-name="ce125" office:value-type="float" office:value="1">
            <text:p>001</text:p>
          </table:table-cell>
          <table:table-cell table:style-name="ce58" office:value-type="string">
            <text:p>DMS\Admin\Content_Presentation\Manage Views\BC Template\Delete</text:p>
          </table:table-cell>
          <table:table-cell table:style-name="ce52" office:value-type="string">
            <text:p>Delete BC Template</text:p>
          </table:table-cell>
          <table:table-cell table:style-name="ce156" office:value-type="string">
            <text:p>Step 1: Open Manage View form</text:p>
          </table:table-cell>
          <table:table-cell table:style-name="ce156" office:value-type="string">
            <text:p>- Go to ECM Administration</text:p>
            <text:p>- Select Content Presentation</text:p>
            <text:p>- Select Manage View</text:p>
          </table:table-cell>
          <table:table-cell table:style-name="ce162" office:value-type="string">
            <text:p>' Manage View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203];6;1)&gt;MID([.F202];6;1);&quot;&quot;;MAX([.A$7:.A202])+1)">
            <text:p/>
          </table:table-cell>
          <table:table-cell table:style-name="ce46" office:value-type="string">
            <text:p>ADM_08_03_03</text:p>
          </table:table-cell>
          <table:table-cell table:style-name="ce125" table:formula="of:=IF(VALUE(MID([.F203];6;FIND(&quot;:&quot;;[.F203];1)-FIND(&quot; &quot;;[.F203];1)-1))&gt;VALUE(MID([.F202];6;FIND(&quot;:&quot;;[.F202];1)-FIND(&quot; &quot;;[.F202];1)-1));[.C202];[.C202]+1)" office:value-type="float" office:value="1">
            <text:p>001</text:p>
          </table:table-cell>
          <table:table-cell table:style-name="ce127" office:value-type="string">
            <text:p>DMS\Admin\Content_Presentation\Manage Views\BC Template\Delete</text:p>
          </table:table-cell>
          <table:table-cell table:style-name="ce128" office:value-type="string">
            <text:p>Delete BC Template</text:p>
          </table:table-cell>
          <table:table-cell table:style-name="ce130" office:value-type="string">
            <text:p>Step 2: Delete Template</text:p>
          </table:table-cell>
          <table:table-cell table:style-name="ce130" office:value-type="string">
            <text:p>- Select 'BC Template' tab</text:p>
            <text:p><text:s/>- Click 'Delete' icon on a template you want</text:p>
            <text:p>- Click OK on a confirm message</text:p>
          </table:table-cell>
          <table:table-cell table:style-name="ce130" office:value-type="string">
            <text:p>Template is deleted successfully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204];6;1)&gt;MID([.F203];6;1);&quot;&quot;;MAX([.A$7:.A203])+1)" office:value-type="float" office:value="61">
            <text:p>061</text:p>
          </table:table-cell>
          <table:table-cell table:style-name="ce46" office:value-type="string">
            <text:p>ADM_09_01</text:p>
          </table:table-cell>
          <table:table-cell table:style-name="ce125" office:value-type="float" office:value="1">
            <text:p>001</text:p>
          </table:table-cell>
          <table:table-cell table:style-name="ce168" office:value-type="string">
            <text:p>DMS\Admin\Content_Presentation\\Manage Drive\Add</text:p>
          </table:table-cell>
          <table:table-cell table:style-name="ce61" office:value-type="string">
            <text:p>Add drive</text:p>
          </table:table-cell>
          <table:table-cell table:style-name="ce174" office:value-type="string">
            <text:p>Step 1: Open Manage Drive form</text:p>
          </table:table-cell>
          <table:table-cell table:style-name="ce174" office:value-type="string">
            <text:p>- Go to ECM Administration</text:p>
            <text:p>- Select Content Presentation</text:p>
            <text:p>- Select Manage Drive</text:p>
          </table:table-cell>
          <table:table-cell table:style-name="ce178" office:value-type="string">
            <text:p><text:s/>Manage Drives' form appears, list all existing drives</text:p>
          </table:table-cell>
          <table:table-cell table:style-name="ce162" office:value-type="string">
            <text:p>High</text:p>
          </table:table-cell>
          <table:table-cell table:style-name="ce178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205];6;1)&gt;MID([.F204];6;1);&quot;&quot;;MAX([.A$7:.A204])+1)">
            <text:p/>
          </table:table-cell>
          <table:table-cell table:style-name="ce46" office:value-type="string">
            <text:p>ADM_09_01</text:p>
          </table:table-cell>
          <table:table-cell table:style-name="ce125" table:formula="of:=IF(VALUE(MID([.F205];6;FIND(&quot;:&quot;;[.F205];1)-FIND(&quot; &quot;;[.F205];1)-1))&gt;VALUE(MID([.F204];6;FIND(&quot;:&quot;;[.F204];1)-FIND(&quot; &quot;;[.F204];1)-1));[.C204];[.C204]+1)" office:value-type="float" office:value="1">
            <text:p>001</text:p>
          </table:table-cell>
          <table:table-cell table:style-name="ce169" office:value-type="string">
            <text:p>DMS\Admin\Content_Presentation\\Manage Drive\Add</text:p>
          </table:table-cell>
          <table:table-cell table:style-name="ce171" office:value-type="string">
            <text:p>Add drive</text:p>
          </table:table-cell>
          <table:table-cell table:style-name="ce175" office:value-type="string">
            <text:p>Step 2: Open 'Add drive' form</text:p>
          </table:table-cell>
          <table:table-cell table:style-name="ce175" office:value-type="string">
            <text:p>Click [Add Drive]</text:p>
          </table:table-cell>
          <table:table-cell table:style-name="ce175" office:value-type="string">
            <text:p><text:s/>'Add Drive' form appears. There're 2 tabs: Drive and <text:s/>Apply View</text:p>
          </table:table-cell>
          <table:table-cell table:style-name="ce162" office:value-type="string">
            <text:p>High</text:p>
          </table:table-cell>
          <table:table-cell table:style-name="ce175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206];6;1)&gt;MID([.F205];6;1);&quot;&quot;;MAX([.A$7:.A205])+1)">
            <text:p/>
          </table:table-cell>
          <table:table-cell table:style-name="ce46" office:value-type="string">
            <text:p>ADM_09_01</text:p>
          </table:table-cell>
          <table:table-cell table:style-name="ce125" table:formula="of:=IF(VALUE(MID([.F206];6;FIND(&quot;:&quot;;[.F206];1)-FIND(&quot; &quot;;[.F206];1)-1))&gt;VALUE(MID([.F205];6;FIND(&quot;:&quot;;[.F205];1)-FIND(&quot; &quot;;[.F205];1)-1));[.C205];[.C205]+1)" office:value-type="float" office:value="1">
            <text:p>001</text:p>
          </table:table-cell>
          <table:table-cell table:style-name="ce168" office:value-type="string">
            <text:p>DMS\Admin\Content_Presentation\\Manage Drive\Add</text:p>
          </table:table-cell>
          <table:table-cell table:style-name="ce171" office:value-type="string">
            <text:p>Add drive</text:p>
          </table:table-cell>
          <table:table-cell table:style-name="ce175" office:value-type="string">
            <text:p>Step 3: Select workspace for new drive</text:p>
          </table:table-cell>
          <table:table-cell table:style-name="ce175" office:value-type="string">
            <text:p>- Select one workspace from existing workplaces list</text:p>
          </table:table-cell>
          <table:table-cell table:style-name="ce175" office:value-type="string">
            <text:p>Workspace is selected</text:p>
          </table:table-cell>
          <table:table-cell table:style-name="ce162" office:value-type="string">
            <text:p>High</text:p>
          </table:table-cell>
          <table:table-cell table:style-name="ce175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207];6;1)&gt;MID([.F206];6;1);&quot;&quot;;MAX([.A$7:.A206])+1)">
            <text:p/>
          </table:table-cell>
          <table:table-cell table:style-name="ce46" office:value-type="string">
            <text:p>ADM_09_01</text:p>
          </table:table-cell>
          <table:table-cell table:style-name="ce125" table:formula="of:=IF(VALUE(MID([.F207];6;FIND(&quot;:&quot;;[.F207];1)-FIND(&quot; &quot;;[.F207];1)-1))&gt;VALUE(MID([.F206];6;FIND(&quot;:&quot;;[.F206];1)-FIND(&quot; &quot;;[.F206];1)-1));[.C206];[.C206]+1)" office:value-type="float" office:value="1">
            <text:p>001</text:p>
          </table:table-cell>
          <table:table-cell table:style-name="ce168" office:value-type="string">
            <text:p>DMS\Admin\Content_Presentation\\Manage Drive\Add</text:p>
          </table:table-cell>
          <table:table-cell table:style-name="ce171" office:value-type="string">
            <text:p>Add drive</text:p>
          </table:table-cell>
          <table:table-cell table:style-name="ce175" office:value-type="string">
            <text:p>Step 4: Show form to select path for new drive</text:p>
          </table:table-cell>
          <table:table-cell table:style-name="ce175" office:value-type="string">
            <text:p>Click 'Add Path' icon </text:p>
          </table:table-cell>
          <table:table-cell table:style-name="ce175" office:value-type="string">
            <text:p>Select path form appears, list all existing nodes in selected workspace</text:p>
          </table:table-cell>
          <table:table-cell table:style-name="ce162" office:value-type="string">
            <text:p>High</text:p>
          </table:table-cell>
          <table:table-cell table:style-name="ce175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208];6;1)&gt;MID([.F207];6;1);&quot;&quot;;MAX([.A$7:.A207])+1)">
            <text:p/>
          </table:table-cell>
          <table:table-cell table:style-name="ce46" office:value-type="string">
            <text:p>ADM_09_01</text:p>
          </table:table-cell>
          <table:table-cell table:style-name="ce125" table:formula="of:=IF(VALUE(MID([.F208];6;FIND(&quot;:&quot;;[.F208];1)-FIND(&quot; &quot;;[.F208];1)-1))&gt;VALUE(MID([.F207];6;FIND(&quot;:&quot;;[.F207];1)-FIND(&quot; &quot;;[.F207];1)-1));[.C207];[.C207]+1)" office:value-type="float" office:value="1">
            <text:p>001</text:p>
          </table:table-cell>
          <table:table-cell table:style-name="ce168" office:value-type="string">
            <text:p>DMS\Admin\Content_Presentation\\Manage Drive\Add</text:p>
          </table:table-cell>
          <table:table-cell table:style-name="ce171" office:value-type="string">
            <text:p>Add drive</text:p>
          </table:table-cell>
          <table:table-cell table:style-name="ce175" office:value-type="string">
            <text:p>Step 5: Select path to be root path of new drive</text:p>
          </table:table-cell>
          <table:table-cell table:style-name="ce175" office:value-type="string">
            <text:p>- Select a node from list above</text:p>
          </table:table-cell>
          <table:table-cell table:style-name="ce175" office:value-type="string">
            <text:p>- Path of selected node will be displayed in 'Home path'</text:p>
          </table:table-cell>
          <table:table-cell table:style-name="ce162" office:value-type="string">
            <text:p>High</text:p>
          </table:table-cell>
          <table:table-cell table:style-name="ce175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209];6;1)&gt;MID([.F208];6;1);&quot;&quot;;MAX([.A$7:.A208])+1)">
            <text:p/>
          </table:table-cell>
          <table:table-cell table:style-name="ce46" office:value-type="string">
            <text:p>ADM_09_01</text:p>
          </table:table-cell>
          <table:table-cell table:style-name="ce125"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table:style-name="ce168" office:value-type="string">
            <text:p>DMS\Admin\Content_Presentation\\Manage Drive\Add</text:p>
          </table:table-cell>
          <table:table-cell table:style-name="ce171" office:value-type="string">
            <text:p>Add drive</text:p>
          </table:table-cell>
          <table:table-cell table:style-name="ce175" office:value-type="string">
            <text:p>Step 6: Set permission on new drive</text:p>
          </table:table-cell>
          <table:table-cell table:style-name="ce175" office:value-type="string">
            <text:p>- Click 'Add Permission' icon then select group with a specific membership type</text:p>
          </table:table-cell>
          <table:table-cell table:style-name="ce175" office:value-type="string">
            <text:p>- Selected group &amp; membership type will be displayed in Permissions</text:p>
          </table:table-cell>
          <table:table-cell table:style-name="ce162" office:value-type="string">
            <text:p>High</text:p>
          </table:table-cell>
          <table:table-cell table:style-name="ce175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210];6;1)&gt;MID([.F209];6;1);&quot;&quot;;MAX([.A$7:.A209])+1)">
            <text:p/>
          </table:table-cell>
          <table:table-cell table:style-name="ce46" office:value-type="string">
            <text:p>ADM_09_01</text:p>
          </table:table-cell>
          <table:table-cell table:style-name="ce125"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table:style-name="ce168" office:value-type="string">
            <text:p>DMS\Admin\Content_Presentation\\Manage Drive\Add</text:p>
          </table:table-cell>
          <table:table-cell table:style-name="ce171" office:value-type="string">
            <text:p>Add drive</text:p>
          </table:table-cell>
          <table:table-cell table:style-name="ce175" office:value-type="string">
            <text:p>Step 7: Choose applied view</text:p>
          </table:table-cell>
          <table:table-cell table:style-name="ce175" office:value-type="string">
            <text:p>- Select 'Apply view' tab</text:p>
            <text:p>- Check View(s) you want to use in this drive</text:p>
          </table:table-cell>
          <table:table-cell table:style-name="ce175" office:value-type="string">
            <text:p>View option(s) is checked</text:p>
          </table:table-cell>
          <table:table-cell table:style-name="ce162" office:value-type="string">
            <text:p>High</text:p>
          </table:table-cell>
          <table:table-cell table:style-name="ce175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211];6;1)&gt;MID([.F210];6;1);&quot;&quot;;MAX([.A$7:.A210])+1)">
            <text:p/>
          </table:table-cell>
          <table:table-cell table:style-name="ce46" office:value-type="string">
            <text:p>ADM_09_01</text:p>
          </table:table-cell>
          <table:table-cell table:style-name="ce125" table:formula="of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168" office:value-type="string">
            <text:p>DMS\Admin\Content_Presentation\\Manage Drive\Add</text:p>
          </table:table-cell>
          <table:table-cell table:style-name="ce171" office:value-type="string">
            <text:p>Add drive</text:p>
          </table:table-cell>
          <table:table-cell table:style-name="ce175" office:value-type="string">
            <text:p>Step 8: Complete add new drive</text:p>
          </table:table-cell>
          <table:table-cell table:style-name="ce175" office:value-type="string">
            <text:p>- Input drive Name</text:p>
            <text:p>- Choose others properties</text:p>
            <text:p>- Click [Save]</text:p>
          </table:table-cell>
          <table:table-cell table:style-name="ce175" office:value-type="string">
            <text:p>- New drive is added and list in existing drives list in Manage drive form</text:p>
            <text:p>- New drive will be displayed in File Explorer if logged user has access right</text:p>
          </table:table-cell>
          <table:table-cell table:style-name="ce162" office:value-type="string">
            <text:p>High</text:p>
          </table:table-cell>
          <table:table-cell table:style-name="ce175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212];6;1)&gt;MID([.F211];6;1);&quot;&quot;;MAX([.A$7:.A211])+1)" office:value-type="float" office:value="62">
            <text:p>062</text:p>
          </table:table-cell>
          <table:table-cell table:style-name="ce46" office:value-type="string">
            <text:p>ADM_09_01</text:p>
          </table:table-cell>
          <table:table-cell table:style-name="ce125"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table:style-name="ce168" office:value-type="string">
            <text:p>DMS\Admin\Content_Presentation\\Manage Drive\Add</text:p>
          </table:table-cell>
          <table:table-cell table:style-name="ce61" office:value-type="string">
            <text:p>Add drive when 'Name' field is blank</text:p>
          </table:table-cell>
          <table:table-cell table:style-name="ce174" office:value-type="string">
            <text:p>Step 1: Open Manage Drive form</text:p>
          </table:table-cell>
          <table:table-cell table:style-name="ce174" office:value-type="string">
            <text:p>- Go to ECM Administration</text:p>
            <text:p>- Select Content Presentation</text:p>
            <text:p>- Select Manage Drive</text:p>
          </table:table-cell>
          <table:table-cell table:style-name="ce178" office:value-type="string">
            <text:p><text:s/>Manage Drives' form appears</text:p>
          </table:table-cell>
          <table:table-cell table:style-name="ce162" office:value-type="string">
            <text:p>High</text:p>
          </table:table-cell>
          <table:table-cell table:style-name="ce178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213];6;1)&gt;MID([.F212];6;1);&quot;&quot;;MAX([.A$7:.A212])+1)">
            <text:p/>
          </table:table-cell>
          <table:table-cell table:style-name="ce46" office:value-type="string">
            <text:p>ADM_09_01</text:p>
          </table:table-cell>
          <table:table-cell table:style-name="ce125"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168" office:value-type="string">
            <text:p>DMS\Admin\Content_Presentation\\Manage Drive\Add</text:p>
          </table:table-cell>
          <table:table-cell table:style-name="ce171" office:value-type="string">
            <text:p>Add drive when 'Name' field is blank</text:p>
          </table:table-cell>
          <table:table-cell table:style-name="ce175" office:value-type="string">
            <text:p>Step 2: Open 'Add drive' form</text:p>
          </table:table-cell>
          <table:table-cell table:style-name="ce175" office:value-type="string">
            <text:p>Click 'Add Drive' button</text:p>
          </table:table-cell>
          <table:table-cell table:style-name="ce175" office:value-type="string">
            <text:p><text:s/>'Add Drive' form appears</text:p>
          </table:table-cell>
          <table:table-cell table:style-name="ce162" office:value-type="string">
            <text:p>High</text:p>
          </table:table-cell>
          <table:table-cell table:style-name="ce175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214];6;1)&gt;MID([.F213];6;1);&quot;&quot;;MAX([.A$7:.A213])+1)">
            <text:p/>
          </table:table-cell>
          <table:table-cell table:style-name="ce46" office:value-type="string">
            <text:p>ADM_09_01</text:p>
          </table:table-cell>
          <table:table-cell table:style-name="ce125"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168" office:value-type="string">
            <text:p>DMS\Admin\Content_Presentation\\Manage Drive\Add</text:p>
          </table:table-cell>
          <table:table-cell table:style-name="ce171" office:value-type="string">
            <text:p>Add drive when 'Name' field is blank</text:p>
          </table:table-cell>
          <table:table-cell table:style-name="ce175" office:value-type="string">
            <text:p>Step 3: Put data in 'Drive' form</text:p>
          </table:table-cell>
          <table:table-cell table:style-name="ce175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75" office:value-type="string">
            <text:p>Show message “The field 'Name' is required. Please enter your value.”</text:p>
          </table:table-cell>
          <table:table-cell table:style-name="ce162" office:value-type="string">
            <text:p>High</text:p>
          </table:table-cell>
          <table:table-cell table:style-name="ce175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215];6;1)&gt;MID([.F214];6;1);&quot;&quot;;MAX([.A$7:.A214])+1)" office:value-type="float" office:value="63">
            <text:p>063</text:p>
          </table:table-cell>
          <table:table-cell table:style-name="ce46" office:value-type="string">
            <text:p>ADM_09_01</text:p>
          </table:table-cell>
          <table:table-cell table:style-name="ce125"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table:style-name="ce168" office:value-type="string">
            <text:p>DMS\Admin\Content_Presentation\\Manage Drive\Add</text:p>
          </table:table-cell>
          <table:table-cell table:style-name="ce61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74" office:value-type="string">
            <text:p>Step 1: Open Manage Drive form</text:p>
          </table:table-cell>
          <table:table-cell table:style-name="ce174" office:value-type="string">
            <text:p>- Go to ECM Administration</text:p>
            <text:p>- Select Content Presentation</text:p>
            <text:p>- Select Manage Drive</text:p>
          </table:table-cell>
          <table:table-cell table:style-name="ce178" office:value-type="string">
            <text:p><text:s/>Manage Drives' form appears</text:p>
          </table:table-cell>
          <table:table-cell table:style-name="ce162" office:value-type="string">
            <text:p>High</text:p>
          </table:table-cell>
          <table:table-cell table:style-name="ce178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216];6;1)&gt;MID([.F215];6;1);&quot;&quot;;MAX([.A$7:.A215])+1)">
            <text:p/>
          </table:table-cell>
          <table:table-cell table:style-name="ce46" office:value-type="string">
            <text:p>ADM_09_01</text:p>
          </table:table-cell>
          <table:table-cell table:style-name="ce125"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168" office:value-type="string">
            <text:p>DMS\Admin\Content_Presentation\\Manage Drive\Add</text:p>
          </table:table-cell>
          <table:table-cell table:style-name="ce171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75" office:value-type="string">
            <text:p>Step 2: Open 'Add drive' form</text:p>
          </table:table-cell>
          <table:table-cell table:style-name="ce175" office:value-type="string">
            <text:p>Click 'Add Drive' button</text:p>
          </table:table-cell>
          <table:table-cell table:style-name="ce175" office:value-type="string">
            <text:p><text:s/>'Add Drive' form appears</text:p>
          </table:table-cell>
          <table:table-cell table:style-name="ce162" office:value-type="string">
            <text:p>High</text:p>
          </table:table-cell>
          <table:table-cell table:style-name="ce175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217];6;1)&gt;MID([.F216];6;1);&quot;&quot;;MAX([.A$7:.A216])+1)">
            <text:p/>
          </table:table-cell>
          <table:table-cell table:style-name="ce46" office:value-type="string">
            <text:p>ADM_09_01</text:p>
          </table:table-cell>
          <table:table-cell table:style-name="ce125"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168" office:value-type="string">
            <text:p>DMS\Admin\Content_Presentation\\Manage Drive\Add</text:p>
          </table:table-cell>
          <table:table-cell table:style-name="ce171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75" office:value-type="string">
            <text:p>Step 3: Put data in 'Drive' form</text:p>
          </table:table-cell>
          <table:table-cell table:style-name="ce175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75" office:value-type="string">
            <text:p>Show message “Drive name have some invalid characters.”</text:p>
          </table:table-cell>
          <table:table-cell table:style-name="ce162" office:value-type="string">
            <text:p>High</text:p>
          </table:table-cell>
          <table:table-cell table:style-name="ce175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218];6;1)&gt;MID([.F217];6;1);&quot;&quot;;MAX([.A$7:.A217])+1)" office:value-type="float" office:value="64">
            <text:p>064</text:p>
          </table:table-cell>
          <table:table-cell table:style-name="ce46" office:value-type="string">
            <text:p>ADM_09_01</text:p>
          </table:table-cell>
          <table:table-cell table:style-name="ce125"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table:style-name="ce168" office:value-type="string">
            <text:p>DMS\Admin\Content_Presentation\\Manage Drive\Add</text:p>
          </table:table-cell>
          <table:table-cell table:style-name="ce61" office:value-type="string">
            <text:p>Add new drive has the same name with existing Drive</text:p>
          </table:table-cell>
          <table:table-cell table:style-name="ce174" office:value-type="string">
            <text:p>Step 1: Open Manage Drive form</text:p>
          </table:table-cell>
          <table:table-cell table:style-name="ce174" office:value-type="string">
            <text:p>- Go to ECM Administration</text:p>
            <text:p>- Select Content Presentation</text:p>
            <text:p>- Select Manage Drive</text:p>
          </table:table-cell>
          <table:table-cell table:style-name="ce178" office:value-type="string">
            <text:p><text:s/>Manage Drives' form appears</text:p>
          </table:table-cell>
          <table:table-cell table:style-name="ce162" office:value-type="string">
            <text:p>High</text:p>
          </table:table-cell>
          <table:table-cell table:style-name="ce178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219];6;1)&gt;MID([.F218];6;1);&quot;&quot;;MAX([.A$7:.A218])+1)">
            <text:p/>
          </table:table-cell>
          <table:table-cell table:style-name="ce46" office:value-type="string">
            <text:p>ADM_09_01</text:p>
          </table:table-cell>
          <table:table-cell table:style-name="ce125"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168" office:value-type="string">
            <text:p>DMS\Admin\Content_Presentation\\Manage Drive\Add</text:p>
          </table:table-cell>
          <table:table-cell table:style-name="ce171" office:value-type="string">
            <text:p>Add new drive has the same name with existing Drive</text:p>
          </table:table-cell>
          <table:table-cell table:style-name="ce175" office:value-type="string">
            <text:p>Step 2: Open 'Add drive' form</text:p>
          </table:table-cell>
          <table:table-cell table:style-name="ce175" office:value-type="string">
            <text:p>Click 'Add Drive' button</text:p>
          </table:table-cell>
          <table:table-cell table:style-name="ce175" office:value-type="string">
            <text:p><text:s/>'Add Drive' form appears</text:p>
          </table:table-cell>
          <table:table-cell table:style-name="ce162" office:value-type="string">
            <text:p>High</text:p>
          </table:table-cell>
          <table:table-cell table:style-name="ce175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220];6;1)&gt;MID([.F219];6;1);&quot;&quot;;MAX([.A$7:.A219])+1)">
            <text:p/>
          </table:table-cell>
          <table:table-cell table:style-name="ce46" office:value-type="string">
            <text:p>ADM_09_01</text:p>
          </table:table-cell>
          <table:table-cell table:style-name="ce125"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168" office:value-type="string">
            <text:p>DMS\Admin\Content_Presentation\\Manage Drive\Add</text:p>
          </table:table-cell>
          <table:table-cell table:style-name="ce171" office:value-type="string">
            <text:p>Add new drive has the same name with existing Drive</text:p>
          </table:table-cell>
          <table:table-cell table:style-name="ce175" office:value-type="string">
            <text:p>Step 3: Put data in 'Drive' form</text:p>
          </table:table-cell>
          <table:table-cell table:style-name="ce175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75" office:value-type="string">
            <text:p>Fields in 'Drive' form are inputted data</text:p>
          </table:table-cell>
          <table:table-cell table:style-name="ce162" office:value-type="string">
            <text:p>High</text:p>
          </table:table-cell>
          <table:table-cell table:style-name="ce175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221];6;1)&gt;MID([.F220];6;1);&quot;&quot;;MAX([.A$7:.A220])+1)">
            <text:p/>
          </table:table-cell>
          <table:table-cell table:style-name="ce46" office:value-type="string">
            <text:p>ADM_09_01</text:p>
          </table:table-cell>
          <table:table-cell table:style-name="ce125" table:formula="of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168" office:value-type="string">
            <text:p>DMS\Admin\Content_Presentation\\Manage Drive\Add</text:p>
          </table:table-cell>
          <table:table-cell table:style-name="ce171" office:value-type="string">
            <text:p>Add new drive has the same name with existing Drive</text:p>
          </table:table-cell>
          <table:table-cell table:style-name="ce175" office:value-type="string">
            <text:p>Step 4: Put data in 'Apply Views' form</text:p>
          </table:table-cell>
          <table:table-cell table:style-name="ce175" office:value-type="string">
            <text:p>- Select views you want to apply for new drive</text:p>
            <text:p>- Click Save button</text:p>
          </table:table-cell>
          <table:table-cell table:style-name="ce175" office:value-type="string">
            <text:p>Show message “Drive is existing”</text:p>
          </table:table-cell>
          <table:table-cell table:style-name="ce162" office:value-type="string">
            <text:p>High</text:p>
          </table:table-cell>
          <table:table-cell table:style-name="ce175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222];6;1)&gt;MID([.F221];6;1);&quot;&quot;;MAX([.A$7:.A221])+1)" office:value-type="float" office:value="65">
            <text:p>065</text:p>
          </table:table-cell>
          <table:table-cell table:style-name="ce46" office:value-type="string">
            <text:p>ADM_09_01</text:p>
          </table:table-cell>
          <table:table-cell table:style-name="ce125"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table:style-name="ce168" office:value-type="string">
            <text:p>DMS\Admin\Content_Presentation\\Manage Drive\Add</text:p>
          </table:table-cell>
          <table:table-cell table:style-name="ce61" office:value-type="string">
            <text:p>Add drive <text:s/>when do not select any apply view</text:p>
          </table:table-cell>
          <table:table-cell table:style-name="ce174" office:value-type="string">
            <text:p>Step 1: Open Manage Drive form</text:p>
          </table:table-cell>
          <table:table-cell table:style-name="ce174" office:value-type="string">
            <text:p>- Go to ECM Administration</text:p>
            <text:p>- Select Content Presentation</text:p>
            <text:p>- Select Manage Drive</text:p>
          </table:table-cell>
          <table:table-cell table:style-name="ce178" office:value-type="string">
            <text:p><text:s/>Manage Drives' form appears</text:p>
          </table:table-cell>
          <table:table-cell table:style-name="ce162" office:value-type="string">
            <text:p>High</text:p>
          </table:table-cell>
          <table:table-cell table:style-name="ce178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223];6;1)&gt;MID([.F222];6;1);&quot;&quot;;MAX([.A$7:.A222])+1)">
            <text:p/>
          </table:table-cell>
          <table:table-cell table:style-name="ce46" office:value-type="string">
            <text:p>ADM_09_01</text:p>
          </table:table-cell>
          <table:table-cell table:style-name="ce125"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table:style-name="ce168" office:value-type="string">
            <text:p>DMS\Admin\Content_Presentation\\Manage Drive\Add</text:p>
          </table:table-cell>
          <table:table-cell table:style-name="ce171" office:value-type="string">
            <text:p>Add drive <text:s/>when do not select any apply view</text:p>
          </table:table-cell>
          <table:table-cell table:style-name="ce175" office:value-type="string">
            <text:p>Step 2: Open 'Add drive' form</text:p>
          </table:table-cell>
          <table:table-cell table:style-name="ce175" office:value-type="string">
            <text:p>Click 'Add Drive' button</text:p>
          </table:table-cell>
          <table:table-cell table:style-name="ce175" office:value-type="string">
            <text:p><text:s/>'Add Drive' form appears</text:p>
          </table:table-cell>
          <table:table-cell table:style-name="ce162" office:value-type="string">
            <text:p>High</text:p>
          </table:table-cell>
          <table:table-cell table:style-name="ce175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224];6;1)&gt;MID([.F223];6;1);&quot;&quot;;MAX([.A$7:.A223])+1)">
            <text:p/>
          </table:table-cell>
          <table:table-cell table:style-name="ce46" office:value-type="string">
            <text:p>ADM_09_01</text:p>
          </table:table-cell>
          <table:table-cell table:style-name="ce125"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table:style-name="ce168" office:value-type="string">
            <text:p>DMS\Admin\Content_Presentation\\Manage Drive\Add</text:p>
          </table:table-cell>
          <table:table-cell table:style-name="ce171" office:value-type="string">
            <text:p>Add drive <text:s/>when do not select any apply view</text:p>
          </table:table-cell>
          <table:table-cell table:style-name="ce175" office:value-type="string">
            <text:p>Step 3: Put data in 'Drive' form</text:p>
          </table:table-cell>
          <table:table-cell table:style-name="ce175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75" office:value-type="string">
            <text:p>Show message “You must select one apply view ! ”</text:p>
          </table:table-cell>
          <table:table-cell table:style-name="ce162" office:value-type="string">
            <text:p>High</text:p>
          </table:table-cell>
          <table:table-cell table:style-name="ce175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225];6;1)&gt;MID([.F224];6;1);&quot;&quot;;MAX([.A$7:.A224])+1)" office:value-type="float" office:value="66">
            <text:p>066</text:p>
          </table:table-cell>
          <table:table-cell table:style-name="ce46" office:value-type="string">
            <text:p>ADM_09_01</text:p>
          </table:table-cell>
          <table:table-cell table:style-name="ce125" table:formula="of:=IF(VALUE(MID([.F225];6;FIND(&quot;:&quot;;[.F225];1)-FIND(&quot; &quot;;[.F225];1)-1))&gt;VALUE(MID([.F224];6;FIND(&quot;:&quot;;[.F224];1)-FIND(&quot; &quot;;[.F224];1)-1));[.C224];[.C224]+1)" office:value-type="float" office:value="6">
            <text:p>006</text:p>
          </table:table-cell>
          <table:table-cell table:style-name="ce168" office:value-type="string">
            <text:p>DMS\Admin\Content_Presentation\\Manage Drive\Add</text:p>
          </table:table-cell>
          <table:table-cell table:style-name="ce61" office:value-type="string">
            <text:p>Add drive when don't select permission</text:p>
          </table:table-cell>
          <table:table-cell table:style-name="ce174" office:value-type="string">
            <text:p>Step 1: Open Manage Drive form</text:p>
          </table:table-cell>
          <table:table-cell table:style-name="ce174" office:value-type="string">
            <text:p>- Go to ECM Administration</text:p>
            <text:p>- Select Content Presentation</text:p>
            <text:p>- Select Manage Drive</text:p>
          </table:table-cell>
          <table:table-cell table:style-name="ce178" office:value-type="string">
            <text:p><text:s/>Manage Drives' form appears</text:p>
          </table:table-cell>
          <table:table-cell table:style-name="ce162" office:value-type="string">
            <text:p>High</text:p>
          </table:table-cell>
          <table:table-cell table:style-name="ce178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226];6;1)&gt;MID([.F225];6;1);&quot;&quot;;MAX([.A$7:.A225])+1)">
            <text:p/>
          </table:table-cell>
          <table:table-cell table:style-name="ce46" office:value-type="string">
            <text:p>ADM_09_01</text:p>
          </table:table-cell>
          <table:table-cell table:style-name="ce125"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table:style-name="ce168" office:value-type="string">
            <text:p>DMS\Admin\Content_Presentation\\Manage Drive\Add</text:p>
          </table:table-cell>
          <table:table-cell table:style-name="ce171" office:value-type="string">
            <text:p>Add drive when don't select permission</text:p>
          </table:table-cell>
          <table:table-cell table:style-name="ce175" office:value-type="string">
            <text:p>Step 2: Open 'Add drive' form</text:p>
          </table:table-cell>
          <table:table-cell table:style-name="ce175" office:value-type="string">
            <text:p>Click 'Add Drive' button</text:p>
          </table:table-cell>
          <table:table-cell table:style-name="ce175" office:value-type="string">
            <text:p><text:s/>'Add Drive' form appears</text:p>
          </table:table-cell>
          <table:table-cell table:style-name="ce162" office:value-type="string">
            <text:p>High</text:p>
          </table:table-cell>
          <table:table-cell table:style-name="ce17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227];6;1)&gt;MID([.F226];6;1);&quot;&quot;;MAX([.A$7:.A226])+1)">
            <text:p/>
          </table:table-cell>
          <table:table-cell table:style-name="ce46" office:value-type="string">
            <text:p>ADM_09_01</text:p>
          </table:table-cell>
          <table:table-cell table:style-name="ce125"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table:style-name="ce168" office:value-type="string">
            <text:p>DMS\Admin\Content_Presentation\\Manage Drive\Add</text:p>
          </table:table-cell>
          <table:table-cell table:style-name="ce171" office:value-type="string">
            <text:p>Add drive when don't select permission</text:p>
          </table:table-cell>
          <table:table-cell table:style-name="ce175" office:value-type="string">
            <text:p>Step 3: Put data in 'Drive' form</text:p>
          </table:table-cell>
          <table:table-cell table:style-name="ce175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75" office:value-type="string">
            <text:p>Fields in 'Drive' form are inputted data except permission</text:p>
          </table:table-cell>
          <table:table-cell table:style-name="ce162" office:value-type="string">
            <text:p>High</text:p>
          </table:table-cell>
          <table:table-cell table:style-name="ce175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228];6;1)&gt;MID([.F227];6;1);&quot;&quot;;MAX([.A$7:.A227])+1)">
            <text:p/>
          </table:table-cell>
          <table:table-cell table:style-name="ce46" office:value-type="string">
            <text:p>ADM_09_01</text:p>
          </table:table-cell>
          <table:table-cell table:style-name="ce125"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table:style-name="ce168" office:value-type="string">
            <text:p>DMS\Admin\Content_Presentation\\Manage Drive\Add</text:p>
          </table:table-cell>
          <table:table-cell table:style-name="ce171" office:value-type="string">
            <text:p>Add drive when don't select permission</text:p>
          </table:table-cell>
          <table:table-cell table:style-name="ce175" office:value-type="string">
            <text:p>Step 4: Put data in 'Apply Views' form</text:p>
          </table:table-cell>
          <table:table-cell table:style-name="ce175" office:value-type="string">
            <text:p>- Select views you want to apply for new drive</text:p>
            <text:p>- Click Save button</text:p>
          </table:table-cell>
          <table:table-cell table:style-name="ce175" office:value-type="string">
            <text:p>Show message “You must choose permission for this drive“</text:p>
          </table:table-cell>
          <table:table-cell table:style-name="ce162" office:value-type="string">
            <text:p>High</text:p>
          </table:table-cell>
          <table:table-cell table:style-name="ce175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229];6;1)&gt;MID([.F228];6;1);&quot;&quot;;MAX([.A$7:.A228])+1)" office:value-type="float" office:value="67">
            <text:p>067</text:p>
          </table:table-cell>
          <table:table-cell table:style-name="ce46" office:value-type="string">
            <text:p>ADM_09_02</text:p>
          </table:table-cell>
          <table:table-cell table:style-name="ce125" office:value-type="float" office:value="1">
            <text:p>001</text:p>
          </table:table-cell>
          <table:table-cell table:style-name="ce169" office:value-type="string">
            <text:p>DMS\Admin\Content_Presentation\Manage Drive\Edit</text:p>
          </table:table-cell>
          <table:table-cell table:style-name="ce61" office:value-type="string">
            <text:p>Edit drive</text:p>
          </table:table-cell>
          <table:table-cell table:style-name="ce174" office:value-type="string">
            <text:p>Step 1: Open Manage Drive form</text:p>
          </table:table-cell>
          <table:table-cell table:style-name="ce174" office:value-type="string">
            <text:p>- Go to ECM Administration</text:p>
            <text:p>- Select Content Presentation</text:p>
            <text:p>- Select Manage Drive</text:p>
          </table:table-cell>
          <table:table-cell table:style-name="ce178" office:value-type="string">
            <text:p><text:s/>Manage Drives' form appears</text:p>
          </table:table-cell>
          <table:table-cell table:style-name="ce162" office:value-type="string">
            <text:p>High</text:p>
          </table:table-cell>
          <table:table-cell table:style-name="ce178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230];6;1)&gt;MID([.F229];6;1);&quot;&quot;;MAX([.A$7:.A229])+1)">
            <text:p/>
          </table:table-cell>
          <table:table-cell table:style-name="ce46" office:value-type="string">
            <text:p>ADM_09_02</text:p>
          </table:table-cell>
          <table:table-cell table:style-name="ce125" table:formula="of:=IF(VALUE(MID([.F230];6;FIND(&quot;:&quot;;[.F230];1)-FIND(&quot; &quot;;[.F230];1)-1))&gt;VALUE(MID([.F229];6;FIND(&quot;:&quot;;[.F229];1)-FIND(&quot; &quot;;[.F229];1)-1));[.C229];[.C229]+1)" office:value-type="float" office:value="1">
            <text:p>001</text:p>
          </table:table-cell>
          <table:table-cell table:style-name="ce168" office:value-type="string">
            <text:p>DMS\Admin\Content_Presentation\Manage Drive\Edit</text:p>
          </table:table-cell>
          <table:table-cell table:style-name="ce171" office:value-type="string">
            <text:p>Edit drive</text:p>
          </table:table-cell>
          <table:table-cell table:style-name="ce175" office:value-type="string">
            <text:p>Step 2: <text:s/>Open 'Edit Drive'</text:p>
          </table:table-cell>
          <table:table-cell table:style-name="ce175" office:value-type="string">
            <text:p>Click ' Edit' icon on a drive you want to edit</text:p>
          </table:table-cell>
          <table:table-cell table:style-name="ce175" office:value-type="string">
            <text:p><text:s/>'Edit Drive' form appears</text:p>
          </table:table-cell>
          <table:table-cell table:style-name="ce162" office:value-type="string">
            <text:p>High</text:p>
          </table:table-cell>
          <table:table-cell table:style-name="ce175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231];6;1)&gt;MID([.F230];6;1);&quot;&quot;;MAX([.A$7:.A230])+1)">
            <text:p/>
          </table:table-cell>
          <table:table-cell table:style-name="ce46" office:value-type="string">
            <text:p>ADM_09_02</text:p>
          </table:table-cell>
          <table:table-cell table:style-name="ce125" table:formula="of:=IF(VALUE(MID([.F231];6;FIND(&quot;:&quot;;[.F231];1)-FIND(&quot; &quot;;[.F231];1)-1))&gt;VALUE(MID([.F230];6;FIND(&quot;:&quot;;[.F230];1)-FIND(&quot; &quot;;[.F230];1)-1));[.C230];[.C230]+1)" office:value-type="float" office:value="1">
            <text:p>001</text:p>
          </table:table-cell>
          <table:table-cell table:style-name="ce168" office:value-type="string">
            <text:p>DMS\Admin\Content_Presentation\Manage Drive\Edit</text:p>
          </table:table-cell>
          <table:table-cell table:style-name="ce171" office:value-type="string">
            <text:p>Edit drive</text:p>
          </table:table-cell>
          <table:table-cell table:style-name="ce175" office:value-type="string">
            <text:p>Step 3: Edit drive</text:p>
          </table:table-cell>
          <table:table-cell table:style-name="ce175" office:value-type="string">
            <text:p>Edit the properties of drive you want <text:s/>except name of drive</text:p>
          </table:table-cell>
          <table:table-cell table:style-name="ce175" office:value-type="string">
            <text:p>Drive is edited</text:p>
          </table:table-cell>
          <table:table-cell table:style-name="ce162" office:value-type="string">
            <text:p>High</text:p>
          </table:table-cell>
          <table:table-cell table:style-name="ce175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232];6;1)&gt;MID([.F231];6;1);&quot;&quot;;MAX([.A$7:.A231])+1)" office:value-type="float" office:value="68">
            <text:p>068</text:p>
          </table:table-cell>
          <table:table-cell table:style-name="ce46" office:value-type="string">
            <text:p>ADM_09_03</text:p>
          </table:table-cell>
          <table:table-cell table:style-name="ce125" office:value-type="float" office:value="1">
            <text:p>001</text:p>
          </table:table-cell>
          <table:table-cell table:style-name="ce169" office:value-type="string">
            <text:p>DMS\Admin\Content_Presentation\Manage Drive\Delete</text:p>
          </table:table-cell>
          <table:table-cell table:style-name="ce61" office:value-type="string">
            <text:p>Delete drive</text:p>
          </table:table-cell>
          <table:table-cell table:style-name="ce174" office:value-type="string">
            <text:p>Step 1: Open Manage Drive form</text:p>
          </table:table-cell>
          <table:table-cell table:style-name="ce174" office:value-type="string">
            <text:p>- Go to ECM Administration</text:p>
            <text:p>- Select Content Presentation</text:p>
            <text:p>- Select Manage Drive</text:p>
          </table:table-cell>
          <table:table-cell table:style-name="ce178" office:value-type="string">
            <text:p><text:s/>Manage Drives' form appears</text:p>
          </table:table-cell>
          <table:table-cell table:style-name="ce162" office:value-type="string">
            <text:p>High</text:p>
          </table:table-cell>
          <table:table-cell table:style-name="ce178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233];6;1)&gt;MID([.F232];6;1);&quot;&quot;;MAX([.A$7:.A232])+1)">
            <text:p/>
          </table:table-cell>
          <table:table-cell table:style-name="ce46" office:value-type="string">
            <text:p>ADM_09_03</text:p>
          </table:table-cell>
          <table:table-cell table:style-name="ce125" table:formula="of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168" office:value-type="string">
            <text:p>DMS\Admin\Content_Presentation\Manage Drive\Delete</text:p>
          </table:table-cell>
          <table:table-cell table:style-name="ce171" office:value-type="string">
            <text:p>Delete drive</text:p>
          </table:table-cell>
          <table:table-cell table:style-name="ce175" office:value-type="string">
            <text:p>Step 2: Delete drive</text:p>
          </table:table-cell>
          <table:table-cell table:style-name="ce175" office:value-type="string">
            <text:p>- Click 'Delete' icon on a drive you want to delete</text:p>
            <text:p>- Click OK on confirm message form</text:p>
          </table:table-cell>
          <table:table-cell table:style-name="ce175" office:value-type="string">
            <text:p>Drive is deleted from drives list</text:p>
          </table:table-cell>
          <table:table-cell table:style-name="ce162" office:value-type="string">
            <text:p>High</text:p>
          </table:table-cell>
          <table:table-cell table:style-name="ce175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234];6;1)&gt;MID([.F233];6;1);&quot;&quot;;MAX([.A$7:.A233])+1)" office:value-type="float" office:value="69">
            <text:p>069</text:p>
          </table:table-cell>
          <table:table-cell table:style-name="ce46" office:value-type="string">
            <text:p>ADM_09_04</text:p>
          </table:table-cell>
          <table:table-cell table:style-name="ce125" office:value-type="float" office:value="1">
            <text:p>001</text:p>
          </table:table-cell>
          <table:table-cell table:style-name="ce58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<text:s/>by user has access right </text:p>
          </table:table-cell>
          <table:table-cell table:style-name="ce156" office:value-type="string">
            <text:p>Step 1: Open Manage Drive form</text:p>
          </table:table-cell>
          <table:table-cell table:style-name="ce156" office:value-type="string">
            <text:p>- Go to ECM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62" office:value-type="string">
            <text:p><text:s/>Manage Drive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235];6;1)&gt;MID([.F234];6;1);&quot;&quot;;MAX([.A$7:.A234])+1)">
            <text:p/>
          </table:table-cell>
          <table:table-cell table:style-name="ce46" office:value-type="string">
            <text:p>ADM_09_04</text:p>
          </table:table-cell>
          <table:table-cell table:style-name="ce125" table:formula="of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127" office:value-type="string">
            <text:p>DMS\Admin\Content_Presentation\Manage Drive\Display</text:p>
          </table:table-cell>
          <table:table-cell table:style-name="ce128" office:value-type="string">
            <text:p>Check the displaying of drive after create <text:s/>by user has access right </text:p>
          </table:table-cell>
          <table:table-cell table:style-name="ce130" office:value-type="string">
            <text:p>Step 2: Open 'Add drive' pop-up</text:p>
          </table:table-cell>
          <table:table-cell table:style-name="ce130" office:value-type="string">
            <text:p>Click 'Add Drive' button</text:p>
          </table:table-cell>
          <table:table-cell table:style-name="ce130" office:value-type="string">
            <text:p><text:s/>'Add Drive' pop-up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236];6;1)&gt;MID([.F235];6;1);&quot;&quot;;MAX([.A$7:.A235])+1)">
            <text:p/>
          </table:table-cell>
          <table:table-cell table:style-name="ce46" office:value-type="string">
            <text:p>ADM_09_04</text:p>
          </table:table-cell>
          <table:table-cell table:style-name="ce125" table:formula="of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127" office:value-type="string">
            <text:p>DMS\Admin\Content_Presentation\Manage Drive\Display</text:p>
          </table:table-cell>
          <table:table-cell table:style-name="ce128" office:value-type="string">
            <text:p>Check the displaying of drive after create <text:s/>by user has access right </text:p>
          </table:table-cell>
          <table:table-cell table:style-name="ce130" office:value-type="string">
            <text:p>Step 3: Put data in 'Drive' form</text:p>
          </table:table-cell>
          <table:table-cell table:style-name="ce130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30" office:value-type="string">
            <text:p>Fields in 'Drive' form are inputted data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237];6;1)&gt;MID([.F236];6;1);&quot;&quot;;MAX([.A$7:.A236])+1)">
            <text:p/>
          </table:table-cell>
          <table:table-cell table:style-name="ce46" office:value-type="string">
            <text:p>ADM_09_04</text:p>
          </table:table-cell>
          <table:table-cell table:style-name="ce125" table:formula="of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127" office:value-type="string">
            <text:p>DMS\Admin\Content_Presentation\Manage Drive\Display</text:p>
          </table:table-cell>
          <table:table-cell table:style-name="ce128" office:value-type="string">
            <text:p>Check the displaying of drive after create <text:s/>by user has access right </text:p>
          </table:table-cell>
          <table:table-cell table:style-name="ce130" office:value-type="string">
            <text:p>Step 4: Put data in 'Apply Views' form</text:p>
          </table:table-cell>
          <table:table-cell table:style-name="ce130" office:value-type="string">
            <text:p>- Select views you want to apply for new drive</text:p>
            <text:p>- Click Save button</text:p>
          </table:table-cell>
          <table:table-cell table:style-name="ce130" office:value-type="string">
            <text:p>New drive is created successfully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238];6;1)&gt;MID([.F237];6;1);&quot;&quot;;MAX([.A$7:.A237])+1)">
            <text:p/>
          </table:table-cell>
          <table:table-cell table:style-name="ce46" office:value-type="string">
            <text:p>ADM_09_04</text:p>
          </table:table-cell>
          <table:table-cell table:style-name="ce125" table:formula="of:=IF(VALUE(MID([.F238];6;FIND(&quot;:&quot;;[.F238];1)-FIND(&quot; &quot;;[.F238];1)-1))&gt;VALUE(MID([.F237];6;FIND(&quot;:&quot;;[.F237];1)-FIND(&quot; &quot;;[.F237];1)-1));[.C237];[.C237]+1)" office:value-type="float" office:value="1">
            <text:p>001</text:p>
          </table:table-cell>
          <table:table-cell table:style-name="ce127" office:value-type="string">
            <text:p>DMS\Admin\Content_Presentation\Manage Drive\Display</text:p>
          </table:table-cell>
          <table:table-cell table:style-name="ce128" office:value-type="string">
            <text:p>Check the displaying of drive after create <text:s/>by user has access right </text:p>
          </table:table-cell>
          <table:table-cell table:style-name="ce130" office:value-type="string">
            <text:p>Step 5: Select new drive</text:p>
          </table:table-cell>
          <table:table-cell table:style-name="ce130" office:value-type="string">
            <text:p>- Go to File Explorer</text:p>
            <text:p>- Select repository which you has select at step 1</text:p>
            <text:p>- Select drive that created</text:p>
          </table:table-cell>
          <table:table-cell table:style-name="ce130" office:value-type="string">
            <text:p>All function of this drive are listed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239];6;1)&gt;MID([.F238];6;1);&quot;&quot;;MAX([.A$7:.A238])+1)" office:value-type="float" office:value="70">
            <text:p>070</text:p>
          </table:table-cell>
          <table:table-cell table:style-name="ce46" office:value-type="string">
            <text:p>ADM_09_04</text:p>
          </table:table-cell>
          <table:table-cell table:style-name="ce125" table:formula="of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127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by user does not have access right with this drive</text:p>
          </table:table-cell>
          <table:table-cell table:style-name="ce156" office:value-type="string">
            <text:p>Step 1: Open Manage Drive form</text:p>
          </table:table-cell>
          <table:table-cell table:style-name="ce156" office:value-type="string">
            <text:p>- Go to ECM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62" office:value-type="string">
            <text:p><text:s/>Manage Drive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240];6;1)&gt;MID([.F239];6;1);&quot;&quot;;MAX([.A$7:.A239])+1)">
            <text:p/>
          </table:table-cell>
          <table:table-cell table:style-name="ce46" office:value-type="string">
            <text:p>ADM_09_04</text:p>
          </table:table-cell>
          <table:table-cell table:style-name="ce125" table:formula="of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127" office:value-type="string">
            <text:p>DMS\Admin\Content_Presentation\Manage Drive\Display</text:p>
          </table:table-cell>
          <table:table-cell table:style-name="ce128" office:value-type="string">
            <text:p>Check the displaying of drive after create by user does not have access right with this drive</text:p>
          </table:table-cell>
          <table:table-cell table:style-name="ce130" office:value-type="string">
            <text:p>Step 2: Open 'Add drive' pop-up</text:p>
          </table:table-cell>
          <table:table-cell table:style-name="ce130" office:value-type="string">
            <text:p>Click 'Add Drive' button</text:p>
          </table:table-cell>
          <table:table-cell table:style-name="ce130" office:value-type="string">
            <text:p><text:s/>'Add Drive' pop-up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241];6;1)&gt;MID([.F240];6;1);&quot;&quot;;MAX([.A$7:.A240])+1)">
            <text:p/>
          </table:table-cell>
          <table:table-cell table:style-name="ce46" office:value-type="string">
            <text:p>ADM_09_04</text:p>
          </table:table-cell>
          <table:table-cell table:style-name="ce125" table:formula="of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127" office:value-type="string">
            <text:p>DMS\Admin\Content_Presentation\Manage Drive\Display</text:p>
          </table:table-cell>
          <table:table-cell table:style-name="ce128" office:value-type="string">
            <text:p>Check the displaying of drive after create by user does not have access right with this drive</text:p>
          </table:table-cell>
          <table:table-cell table:style-name="ce130" office:value-type="string">
            <text:p>Step 3: Put data in 'Drive' form</text:p>
          </table:table-cell>
          <table:table-cell table:style-name="ce130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30" office:value-type="string">
            <text:p>Fields in 'Drive' form are inputted data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242];6;1)&gt;MID([.F241];6;1);&quot;&quot;;MAX([.A$7:.A241])+1)">
            <text:p/>
          </table:table-cell>
          <table:table-cell table:style-name="ce46" office:value-type="string">
            <text:p>ADM_09_04</text:p>
          </table:table-cell>
          <table:table-cell table:style-name="ce125" table:formula="of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127" office:value-type="string">
            <text:p>DMS\Admin\Content_Presentation\Manage Drive\Display</text:p>
          </table:table-cell>
          <table:table-cell table:style-name="ce128" office:value-type="string">
            <text:p>Check the displaying of drive after create by user does not have access right with this drive</text:p>
          </table:table-cell>
          <table:table-cell table:style-name="ce130" office:value-type="string">
            <text:p>Step 4: Put data in 'Apply Views' form</text:p>
          </table:table-cell>
          <table:table-cell table:style-name="ce130" office:value-type="string">
            <text:p>- Select views you want to apply for new drive</text:p>
            <text:p>- Click Save button</text:p>
          </table:table-cell>
          <table:table-cell table:style-name="ce130" office:value-type="string">
            <text:p>New drive is created successfully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116" table:formula="of:=IF(MID([.F243];6;1)&gt;MID([.F242];6;1);&quot;&quot;;MAX([.A$7:.A242])+1)">
            <text:p/>
          </table:table-cell>
          <table:table-cell table:style-name="ce46" office:value-type="string">
            <text:p>ADM_09_04</text:p>
          </table:table-cell>
          <table:table-cell table:style-name="ce125" table:formula="of:=IF(VALUE(MID([.F243];6;FIND(&quot;:&quot;;[.F243];1)-FIND(&quot; &quot;;[.F243];1)-1))&gt;VALUE(MID([.F242];6;FIND(&quot;:&quot;;[.F242];1)-FIND(&quot; &quot;;[.F242];1)-1));[.C242];[.C242]+1)" office:value-type="float" office:value="2">
            <text:p>002</text:p>
          </table:table-cell>
          <table:table-cell table:style-name="ce127" office:value-type="string">
            <text:p>DMS\Admin\Content_Presentation\Manage Drive\Display</text:p>
          </table:table-cell>
          <table:table-cell table:style-name="ce128" office:value-type="string">
            <text:p>Check the displaying of drive after create by user does not have access right with this drive</text:p>
          </table:table-cell>
          <table:table-cell table:style-name="ce130" office:value-type="string">
            <text:p>Step 5: Select new drive</text:p>
          </table:table-cell>
          <table:table-cell table:style-name="ce130" office:value-type="string">
            <text:p>- Login by user does not have access right with drive has just created</text:p>
            <text:p>- Go to File Explorer</text:p>
            <text:p>- Select repository which you has select at step 1</text:p>
          </table:table-cell>
          <table:table-cell table:style-name="ce130" office:value-type="string">
            <text:p>User can not see this drive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244];6;1)&gt;MID([.F243];6;1);&quot;&quot;;MAX([.A$7:.A243])+1)" office:value-type="float" office:value="71">
            <text:p>071</text:p>
          </table:table-cell>
          <table:table-cell table:style-name="ce46" office:value-type="string">
            <text:p>ADM_09_04</text:p>
          </table:table-cell>
          <table:table-cell table:style-name="ce125" table:formula="of:=IF(VALUE(MID([.F244];6;FIND(&quot;:&quot;;[.F244];1)-FIND(&quot; &quot;;[.F244];1)-1))&gt;VALUE(MID([.F243];6;FIND(&quot;:&quot;;[.F243];1)-FIND(&quot; &quot;;[.F243];1)-1));[.C243];[.C243]+1)" office:value-type="float" office:value="3">
            <text:p>003</text:p>
          </table:table-cell>
          <table:table-cell table:style-name="ce127" office:value-type="string">
            <text:p>DMS\Admin\Content_Presentation\Manage Drive\Display</text:p>
          </table:table-cell>
          <table:table-cell table:style-name="ce52" office:value-type="string">
            <text:p>Check the existing of drive after delete it's workspace</text:p>
          </table:table-cell>
          <table:table-cell table:style-name="ce156" office:value-type="string">
            <text:p>Step 1: Open Manage Drive form</text:p>
          </table:table-cell>
          <table:table-cell table:style-name="ce156" office:value-type="string">
            <text:p>- Go to ECM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62" office:value-type="string">
            <text:p><text:s/>Manage Drive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245];6;1)&gt;MID([.F244];6;1);&quot;&quot;;MAX([.A$7:.A244])+1)">
            <text:p/>
          </table:table-cell>
          <table:table-cell table:style-name="ce46" office:value-type="string">
            <text:p>ADM_09_04</text:p>
          </table:table-cell>
          <table:table-cell table:style-name="ce125" table:formula="of:=IF(VALUE(MID([.F245];6;FIND(&quot;:&quot;;[.F245];1)-FIND(&quot; &quot;;[.F245];1)-1))&gt;VALUE(MID([.F244];6;FIND(&quot;:&quot;;[.F244];1)-FIND(&quot; &quot;;[.F244];1)-1));[.C244];[.C244]+1)" office:value-type="float" office:value="3">
            <text:p>003</text:p>
          </table:table-cell>
          <table:table-cell table:style-name="ce127" office:value-type="string">
            <text:p>DMS\Admin\Content_Presentation\Manage Drive\Display</text:p>
          </table:table-cell>
          <table:table-cell table:style-name="ce128" office:value-type="string">
            <text:p>Check the existing of drive after delete it's workspace</text:p>
          </table:table-cell>
          <table:table-cell table:style-name="ce130" office:value-type="string">
            <text:p>Step 2: Open 'Add drive' pop-up</text:p>
          </table:table-cell>
          <table:table-cell table:style-name="ce130" office:value-type="string">
            <text:p>Click 'Add Drive' button</text:p>
          </table:table-cell>
          <table:table-cell table:style-name="ce130" office:value-type="string">
            <text:p><text:s/>'Add Drive' pop-up appears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246];6;1)&gt;MID([.F245];6;1);&quot;&quot;;MAX([.A$7:.A245])+1)">
            <text:p/>
          </table:table-cell>
          <table:table-cell table:style-name="ce46" office:value-type="string">
            <text:p>ADM_09_04</text:p>
          </table:table-cell>
          <table:table-cell table:style-name="ce125" table:formula="of:=IF(VALUE(MID([.F246];6;FIND(&quot;:&quot;;[.F246];1)-FIND(&quot; &quot;;[.F246];1)-1))&gt;VALUE(MID([.F245];6;FIND(&quot;:&quot;;[.F245];1)-FIND(&quot; &quot;;[.F245];1)-1));[.C245];[.C245]+1)" office:value-type="float" office:value="3">
            <text:p>003</text:p>
          </table:table-cell>
          <table:table-cell table:style-name="ce127" office:value-type="string">
            <text:p>DMS\Admin\Content_Presentation\Manage Drive\Display</text:p>
          </table:table-cell>
          <table:table-cell table:style-name="ce128" office:value-type="string">
            <text:p>Check the existing of drive after delete it's workspace</text:p>
          </table:table-cell>
          <table:table-cell table:style-name="ce130" office:value-type="string">
            <text:p>Step 3: Put data in 'Drive' form</text:p>
          </table:table-cell>
          <table:table-cell table:style-name="ce130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30" office:value-type="string">
            <text:p>Fields in 'Drive' form are inputted data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7">
          <table:table-cell table:style-name="ce116" table:formula="of:=IF(MID([.F247];6;1)&gt;MID([.F246];6;1);&quot;&quot;;MAX([.A$7:.A246])+1)">
            <text:p/>
          </table:table-cell>
          <table:table-cell table:style-name="ce46" office:value-type="string">
            <text:p>ADM_09_04</text:p>
          </table:table-cell>
          <table:table-cell table:style-name="ce125" table:formula="of:=IF(VALUE(MID([.F247];6;FIND(&quot;:&quot;;[.F247];1)-FIND(&quot; &quot;;[.F247];1)-1))&gt;VALUE(MID([.F246];6;FIND(&quot;:&quot;;[.F246];1)-FIND(&quot; &quot;;[.F246];1)-1));[.C246];[.C246]+1)" office:value-type="float" office:value="3">
            <text:p>003</text:p>
          </table:table-cell>
          <table:table-cell table:style-name="ce127" office:value-type="string">
            <text:p>DMS\Admin\Content_Presentation\Manage Drive\Display</text:p>
          </table:table-cell>
          <table:table-cell table:style-name="ce128" office:value-type="string">
            <text:p>Check the existing of drive after delete it's workspace</text:p>
          </table:table-cell>
          <table:table-cell table:style-name="ce130" office:value-type="string">
            <text:p>Step 4: Put data in 'Apply Views' form</text:p>
          </table:table-cell>
          <table:table-cell table:style-name="ce130" office:value-type="string">
            <text:p>- Select views you want to apply for new drive</text:p>
            <text:p>- Click Save button</text:p>
          </table:table-cell>
          <table:table-cell table:style-name="ce130" office:value-type="string">
            <text:p>New drive is created successfully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7">
          <table:table-cell table:style-name="ce116" table:formula="of:=IF(MID([.F248];6;1)&gt;MID([.F247];6;1);&quot;&quot;;MAX([.A$7:.A247])+1)">
            <text:p/>
          </table:table-cell>
          <table:table-cell table:style-name="ce46" office:value-type="string">
            <text:p>ADM_09_04</text:p>
          </table:table-cell>
          <table:table-cell table:style-name="ce125" table:formula="of:=IF(VALUE(MID([.F248];6;FIND(&quot;:&quot;;[.F248];1)-FIND(&quot; &quot;;[.F248];1)-1))&gt;VALUE(MID([.F247];6;FIND(&quot;:&quot;;[.F247];1)-FIND(&quot; &quot;;[.F247];1)-1));[.C247];[.C247]+1)" office:value-type="float" office:value="3">
            <text:p>003</text:p>
          </table:table-cell>
          <table:table-cell table:style-name="ce127" office:value-type="string">
            <text:p>DMS\Admin\Content_Presentation\Manage Drive\Display</text:p>
          </table:table-cell>
          <table:table-cell table:style-name="ce128" office:value-type="string">
            <text:p>Check the existing of drive after delete it's workspace</text:p>
          </table:table-cell>
          <table:table-cell table:style-name="ce130" office:value-type="string">
            <text:p>Step 5: Delete workspace which content drive that created</text:p>
          </table:table-cell>
          <table:table-cell table:style-name="ce130" office:value-type="string">
            <text:p>- Click on icon edit repository</text:p>
            <text:p>- Delete workspace which content drive that created</text:p>
          </table:table-cell>
          <table:table-cell table:style-name="ce130" office:value-type="string">
            <text:p>All drive of this workspace will be deleted</text:p>
          </table:table-cell>
          <table:table-cell table:style-name="ce162" office:value-type="string">
            <text:p>High</text:p>
          </table:table-cell>
          <table:table-cell table:style-name="ce130"/>
          <table:table-cell table:style-name="Default" table:number-columns-repeated="10"/>
          <table:table-cell table:style-name="ce50" table:number-columns-repeated="204"/>
        </table:table-row>
        <table:table-row table:style-name="ro34">
          <table:table-cell table:style-name="ce116" table:formula="of:=IF(MID([.F249];6;1)&gt;MID([.F248];6;1);&quot;&quot;;MAX([.A$7:.A248])+1)" office:value-type="float" office:value="72">
            <text:p>072</text:p>
          </table:table-cell>
          <table:table-cell table:style-name="ce46" office:value-type="string">
            <text:p>ADM_09_04</text:p>
          </table:table-cell>
          <table:table-cell table:style-name="ce125" table:formula="of:=IF(VALUE(MID([.F249];6;FIND(&quot;:&quot;;[.F249];1)-FIND(&quot; &quot;;[.F249];1)-1))&gt;VALUE(MID([.F248];6;FIND(&quot;:&quot;;[.F248];1)-FIND(&quot; &quot;;[.F248];1)-1));[.C248];[.C248]+1)" office:value-type="float" office:value="4">
            <text:p>004</text:p>
          </table:table-cell>
          <table:table-cell table:style-name="ce127" office:value-type="string">
            <text:p>DMS\Admin\Content_Presentation\Manage Drive\Display</text:p>
          </table:table-cell>
          <table:table-cell table:style-name="ce53" office:value-type="string">
            <text:p>Check the displaying of drive after being deleted it </text:p>
          </table:table-cell>
          <table:table-cell table:style-name="ce157" office:value-type="string">
            <text:p>Step 1: Open Manage Drive form</text:p>
          </table:table-cell>
          <table:table-cell table:style-name="ce157" office:value-type="string">
            <text:p>- Go to ECM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62" office:value-type="string">
            <text:p><text:s/>Manage Drives' form appears</text:p>
          </table:table-cell>
          <table:table-cell table:style-name="ce162" office:value-type="string">
            <text:p>High</text:p>
          </table:table-cell>
          <table:table-cell table:style-name="ce162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250];6;1)&gt;MID([.F249];6;1);&quot;&quot;;MAX([.A$7:.A249])+1)">
            <text:p/>
          </table:table-cell>
          <table:table-cell table:style-name="ce46" office:value-type="string">
            <text:p>ADM_09_04</text:p>
          </table:table-cell>
          <table:table-cell table:style-name="ce125" table:formula="of:=IF(VALUE(MID([.F250];6;FIND(&quot;:&quot;;[.F250];1)-FIND(&quot; &quot;;[.F250];1)-1))&gt;VALUE(MID([.F249];6;FIND(&quot;:&quot;;[.F249];1)-FIND(&quot; &quot;;[.F249];1)-1));[.C249];[.C249]+1)" office:value-type="float" office:value="4">
            <text:p>004</text:p>
          </table:table-cell>
          <table:table-cell table:style-name="ce127" office:value-type="string">
            <text:p>DMS\Admin\Content_Presentation\Manage Drive\Display</text:p>
          </table:table-cell>
          <table:table-cell table:style-name="ce129" office:value-type="string">
            <text:p>Check the displaying of drive after being deleted it </text:p>
          </table:table-cell>
          <table:table-cell table:style-name="ce176" office:value-type="string">
            <text:p>Step 2: Delete drive</text:p>
          </table:table-cell>
          <table:table-cell table:style-name="ce176" office:value-type="string">
            <text:p>- Click 'Delete' icon on a drive you want to delete</text:p>
            <text:p>- Click OK on confirm message form</text:p>
          </table:table-cell>
          <table:table-cell table:style-name="ce176" office:value-type="string">
            <text:p>Drive is deleted</text:p>
          </table:table-cell>
          <table:table-cell table:style-name="ce162" office:value-type="string">
            <text:p>High</text:p>
          </table:table-cell>
          <table:table-cell table:style-name="ce176"/>
          <table:table-cell table:style-name="Default" table:number-columns-repeated="10"/>
          <table:table-cell table:style-name="ce50" table:number-columns-repeated="204"/>
        </table:table-row>
        <table:table-row table:style-name="ro24">
          <table:table-cell table:style-name="ce116" table:formula="of:=IF(MID([.F251];6;1)&gt;MID([.F250];6;1);&quot;&quot;;MAX([.A$7:.A250])+1)">
            <text:p/>
          </table:table-cell>
          <table:table-cell table:style-name="ce46" office:value-type="string">
            <text:p>ADM_09_04</text:p>
          </table:table-cell>
          <table:table-cell table:style-name="ce125" table:formula="of:=IF(VALUE(MID([.F251];6;FIND(&quot;:&quot;;[.F251];1)-FIND(&quot; &quot;;[.F251];1)-1))&gt;VALUE(MID([.F250];6;FIND(&quot;:&quot;;[.F250];1)-FIND(&quot; &quot;;[.F250];1)-1));[.C250];[.C250]+1)" office:value-type="float" office:value="4">
            <text:p>004</text:p>
          </table:table-cell>
          <table:table-cell table:style-name="ce127" office:value-type="string">
            <text:p>DMS\Admin\Content_Presentation\Manage Drive\Display</text:p>
          </table:table-cell>
          <table:table-cell table:style-name="ce129" office:value-type="string">
            <text:p>Check the displaying of drive after being deleted it </text:p>
          </table:table-cell>
          <table:table-cell table:style-name="ce131" office:value-type="string">
            <text:p>Step 3: view drive on file explorer</text:p>
          </table:table-cell>
          <table:table-cell table:style-name="ce131" office:value-type="string">
            <text:p>- Go to File Explorer</text:p>
            <text:p>- Select repository which you has selected at step 1</text:p>
          </table:table-cell>
          <table:table-cell table:style-name="ce131" office:value-type="string">
            <text:p>User can not see the drive which you deleted at step 2</text:p>
          </table:table-cell>
          <table:table-cell table:style-name="ce162" office:value-type="string">
            <text:p>High</text:p>
          </table:table-cell>
          <table:table-cell table:style-name="ce131"/>
          <table:table-cell table:style-name="Default" table:number-columns-repeated="10"/>
          <table:table-cell table:style-name="ce50" table:number-columns-repeated="204"/>
        </table:table-row>
        <table:table-row table:style-name="ro12" table:number-rows-repeated="310">
          <table:table-cell table:number-columns-repeated="10"/>
          <table:table-cell table:style-name="Default" table:number-columns-repeated="10"/>
          <table:table-cell table:number-columns-repeated="204"/>
        </table:table-row>
        <table:table-row table:style-name="ro12" table:number-rows-repeated="64974">
          <table:table-cell table:number-columns-repeated="224"/>
        </table:table-row>
        <table:table-row table:style-name="ro12">
          <table:table-cell table:number-columns-repeated="224"/>
        </table:table-row>
      </table:table>
      <table:table table:name="Types_of_Content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39" table:default-cell-style-name="Default"/>
        <table:table-column table:style-name="co13" table:number-columns-repeated="2" table:default-cell-style-name="Default"/>
        <table:table-column table:style-name="co13" table:number-columns-repeated="10" table:default-cell-style-name="ce50"/>
        <table:table-column table:style-name="co13" table:number-columns-repeated="214" table:default-cell-style-name="Default"/>
        <table:table-row table:style-name="ro4">
          <table:table-cell/>
          <table:table-cell table:style-name="ce117" office:value-type="string">
            <text:p>TEST CASE</text:p>
          </table:table-cell>
          <table:table-cell table:style-name="ce121" table:number-columns-repeated="3"/>
          <table:table-cell/>
          <table:table-cell table:style-name="ce121" table:number-columns-repeated="4"/>
          <table:table-cell table:style-name="ce135" office:value-type="string">
            <text:p>Passed</text:p>
          </table:table-cell>
          <table:table-cell table:style-name="ce135" table:formula="of:=COUNTIF([.L$7:.L$1008];[.$K1])" office:value-type="float" office:value="0">
            <text:p>0</text:p>
          </table:table-cell>
          <table:table-cell table:style-name="ce135" table:formula="of:=COUNTIF([.M$7:.M$1008];[.$K1])" office:value-type="float" office:value="0">
            <text:p>0</text:p>
          </table:table-cell>
          <table:table-cell table:style-name="ce135" table:formula="of:=COUNTIF([.N$7:.N$1008];[.$K1])" office:value-type="float" office:value="0">
            <text:p>0</text:p>
          </table:table-cell>
          <table:table-cell table:style-name="ce135" table:formula="of:=COUNTIF([.O$7:.O$1008];[.$K1])" office:value-type="float" office:value="0">
            <text:p>0</text:p>
          </table:table-cell>
          <table:table-cell table:style-name="ce121" table:number-columns-repeated="5"/>
          <table:table-cell table:style-name="ce152" table:number-columns-repeated="197"/>
          <table:table-cell table:number-columns-repeated="17"/>
        </table:table-row>
        <table:table-row table:style-name="ro25">
          <table:table-cell/>
          <table:table-cell table:style-name="ce118"/>
          <table:table-cell table:style-name="ce121" table:number-columns-repeated="3"/>
          <table:table-cell/>
          <table:table-cell table:style-name="ce121" table:number-columns-repeated="3"/>
          <table:table-cell table:style-name="ce135"/>
          <table:table-cell table:style-name="ce135" office:value-type="string">
            <text:p>Failed</text:p>
          </table:table-cell>
          <table:table-cell table:style-name="ce135" table:formula="of:=COUNTIF([.L$7:.L$1008];[.$K2])" office:value-type="float" office:value="0">
            <text:p>0</text:p>
          </table:table-cell>
          <table:table-cell table:style-name="ce135" table:formula="of:=COUNTIF([.M$7:.M$1008];[.$K2])" office:value-type="float" office:value="0">
            <text:p>0</text:p>
          </table:table-cell>
          <table:table-cell table:style-name="ce135" table:formula="of:=COUNTIF([.N$7:.N$1008];[.$K2])" office:value-type="float" office:value="0">
            <text:p>0</text:p>
          </table:table-cell>
          <table:table-cell table:style-name="ce135" table:formula="of:=COUNTIF([.O$7:.O$1008];[.$K2])" office:value-type="float" office:value="0">
            <text:p>0</text:p>
          </table:table-cell>
          <table:table-cell table:style-name="ce121" table:number-columns-repeated="5"/>
          <table:table-cell table:style-name="ce152" table:number-columns-repeated="197"/>
          <table:table-cell table:number-columns-repeated="17"/>
        </table:table-row>
        <table:table-row table:style-name="ro32">
          <table:table-cell/>
          <table:table-cell table:style-name="ce119" office:value-type="string">
            <text:p>Function List</text:p>
          </table:table-cell>
          <table:table-cell table:style-name="ce122" office:value-type="string" table:number-columns-spanned="3" table:number-rows-spanned="1">
            <text:p>Namespace Registry, Manage Node Type</text:p>
          </table:table-cell>
          <table:covered-table-cell table:style-name="ce122"/>
          <table:covered-table-cell table:style-name="ce122"/>
          <table:table-cell/>
          <table:table-cell table:style-name="ce132" table:number-columns-repeated="3"/>
          <table:table-cell table:style-name="ce135"/>
          <table:table-cell table:style-name="ce135" office:value-type="string">
            <text:p>Blocked</text:p>
          </table:table-cell>
          <table:table-cell table:style-name="ce135" table:formula="of:=COUNTIF([.L$7:.L$1008];[.$K3])" office:value-type="float" office:value="0">
            <text:p>0</text:p>
          </table:table-cell>
          <table:table-cell table:style-name="ce135" table:formula="of:=COUNTIF([.M$7:.M$1008];[.$K3])" office:value-type="float" office:value="0">
            <text:p>0</text:p>
          </table:table-cell>
          <table:table-cell table:style-name="ce135" table:formula="of:=COUNTIF([.N$7:.N$1008];[.$K3])" office:value-type="float" office:value="0">
            <text:p>0</text:p>
          </table:table-cell>
          <table:table-cell table:style-name="ce135" table:formula="of:=COUNTIF([.O$7:.O$1008];[.$K3])" office:value-type="float" office:value="0">
            <text:p>0</text:p>
          </table:table-cell>
          <table:table-cell table:style-name="ce132" table:number-columns-repeated="5"/>
          <table:table-cell table:style-name="ce152" table:number-columns-repeated="197"/>
          <table:table-cell table:number-columns-repeated="17"/>
        </table:table-row>
        <table:table-row table:style-name="ro39">
          <table:table-cell/>
          <table:table-cell table:style-name="ce119" office:value-type="string">
            <text:p>Total main cases:</text:p>
          </table:table-cell>
          <table:table-cell table:style-name="ce122" table:formula="of:=MAX([.A7:.A994])" office:value-type="float" office:value="41" table:number-columns-spanned="3" table:number-rows-spanned="1">
            <text:p>41</text:p>
          </table:table-cell>
          <table:covered-table-cell table:style-name="ce43"/>
          <table:covered-table-cell table:style-name="ce43"/>
          <table:table-cell/>
          <table:table-cell table:style-name="ce132" table:number-columns-repeated="3"/>
          <table:table-cell table:style-name="ce135"/>
          <table:table-cell table:style-name="ce151" office:value-type="string">
            <text:p>Untested</text:p>
          </table:table-cell>
          <table:table-cell table:style-name="ce135" table:formula="of:=COUNTIF([.L$7:.L$1008];[.$K4])" office:value-type="float" office:value="0">
            <text:p>0</text:p>
          </table:table-cell>
          <table:table-cell table:style-name="ce135" table:formula="of:=COUNTIF([.M$7:.M$1008];[.$K4])" office:value-type="float" office:value="0">
            <text:p>0</text:p>
          </table:table-cell>
          <table:table-cell table:style-name="ce135" table:formula="of:=COUNTIF([.N$7:.N$1008];[.$K4])" office:value-type="float" office:value="0">
            <text:p>0</text:p>
          </table:table-cell>
          <table:table-cell table:style-name="ce135" table:formula="of:=COUNTIF([.O$7:.O$1008];[.$K4])" office:value-type="float" office:value="0">
            <text:p>0</text:p>
          </table:table-cell>
          <table:table-cell table:style-name="ce132" table:number-columns-repeated="5"/>
          <table:table-cell table:style-name="ce152" table:number-columns-repeated="197"/>
          <table:table-cell table:number-columns-repeated="17"/>
        </table:table-row>
        <table:table-row table:style-name="ro25">
          <table:table-cell/>
          <table:table-cell table:style-name="ce50"/>
          <table:table-cell table:style-name="ce123"/>
          <table:table-cell table:style-name="ce126" table:number-columns-repeated="6"/>
          <table:table-cell table:style-name="ce151"/>
          <table:table-cell table:style-name="Default" office:value-type="string">
            <text:p>N/A</text:p>
          </table:table-cell>
          <table:table-cell table:style-name="ce135" table:formula="of:=COUNTIF([.L$7:.L$1008];[.$K5])" office:value-type="float" office:value="0">
            <text:p>0</text:p>
          </table:table-cell>
          <table:table-cell table:style-name="ce135" table:formula="of:=COUNTIF([.M$7:.M$1008];[.$K5])" office:value-type="float" office:value="0">
            <text:p>0</text:p>
          </table:table-cell>
          <table:table-cell table:style-name="ce135" table:formula="of:=COUNTIF([.N$7:.N$1008];[.$K5])" office:value-type="float" office:value="0">
            <text:p>0</text:p>
          </table:table-cell>
          <table:table-cell table:style-name="ce135" table:formula="of:=COUNTIF([.O$7:.O$1008];[.$K5])" office:value-type="float" office:value="0">
            <text:p>0</text:p>
          </table:table-cell>
          <table:table-cell table:style-name="ce126" table:number-columns-repeated="5"/>
          <table:table-cell table:style-name="ce152" table:number-columns-repeated="197"/>
          <table:table-cell table:number-columns-repeated="17"/>
        </table:table-row>
        <table:table-row table:style-name="ro4">
          <table:table-cell table:style-name="ce114" office:value-type="string">
            <text:p>Case No</text:p>
          </table:table-cell>
          <table:table-cell table:style-name="ce120" office:value-type="string">
            <text:p>Related Function</text:p>
          </table:table-cell>
          <table:table-cell table:style-name="ce124" office:value-type="string">
            <text:p>Case No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Affect</text:p>
          </table:table-cell>
          <table:table-cell table:style-name="ce81" table:number-columns-repeated="10"/>
          <table:table-cell table:style-name="ce153" table:number-columns-repeated="198"/>
          <table:table-cell table:style-name="ce154" table:number-columns-repeated="6"/>
          <table:table-cell table:number-columns-repeated="10"/>
        </table:table-row>
        <table:table-row table:style-name="ro37">
          <table:table-cell table:style-name="ce115" office:value-type="float" office:value="1">
            <text:p>001</text:p>
          </table:table-cell>
          <table:table-cell table:style-name="ce46" office:value-type="string">
            <text:p>ADM_10</text:p>
          </table:table-cell>
          <table:table-cell table:style-name="ce125" office:value-type="float" office:value="1">
            <text:p>001</text:p>
          </table:table-cell>
          <table:table-cell table:style-name="ce58" office:value-type="string">
            <text:p>DMS\Admin\Type_of_Content\Namespace Registry</text:p>
          </table:table-cell>
          <table:table-cell table:style-name="ce52" office:value-type="string">
            <text:p>Add new a namespace</text:p>
          </table:table-cell>
          <table:table-cell table:style-name="ce156" office:value-type="string">
            <text:p>Step 1: Open Namespace Registry form</text:p>
          </table:table-cell>
          <table:table-cell table:style-name="ce156" office:value-type="string">
            <text:p>- Go to ECM Administration</text:p>
            <text:p>- Select Type of Content</text:p>
            <text:p>- Select Namespace Registry</text:p>
          </table:table-cell>
          <table:table-cell table:style-name="ce162" office:value-type="string">
            <text:p><text:s/>'Namespace Registry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6" office:value-type="string">
            <text:p>ADM_10</text:p>
          </table:table-cell>
          <table:table-cell table:style-name="ce12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7" office:value-type="string">
            <text:p>DMS\Admin\Type_of_Content\Namespace Registry</text:p>
          </table:table-cell>
          <table:table-cell table:style-name="ce170" office:value-type="string">
            <text:p>Add new a namespace</text:p>
          </table:table-cell>
          <table:table-cell table:style-name="ce156" office:value-type="string">
            <text:p>Step 2: Open 'Registry new Namespace'</text:p>
          </table:table-cell>
          <table:table-cell table:style-name="ce156" office:value-type="string">
            <text:p>Click Register button</text:p>
          </table:table-cell>
          <table:table-cell table:style-name="ce162" office:value-type="string">
            <text:p><text:s/>'Registry new Namespace' pop-up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4"/>
        </table:table-row>
        <table:table-row table:style-name="ro24">
          <table:table-cell table:style-name="ce116" table:formula="of:=IF(MID([.F9];6;1)&gt;MID([.F8];6;1);&quot;&quot;;MAX([.A$7:.A8])+1)">
            <text:p/>
          </table:table-cell>
          <table:table-cell table:style-name="ce46" office:value-type="string">
            <text:p>ADM_10</text:p>
          </table:table-cell>
          <table:table-cell table:style-name="ce12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7" office:value-type="string">
            <text:p>DMS\Admin\Type_of_Content\Namespace Registry</text:p>
          </table:table-cell>
          <table:table-cell table:style-name="ce170" office:value-type="string">
            <text:p>Add new a namespace</text:p>
          </table:table-cell>
          <table:table-cell table:style-name="ce130" office:value-type="string">
            <text:p>Step 3: Add new namespace</text:p>
          </table:table-cell>
          <table:table-cell table:style-name="ce130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130" office:value-type="string">
            <text:p>New namespace is registered successfully</text:p>
          </table:table-cell>
          <table:table-cell table:style-name="ce162" office:value-type="string">
            <text:p>Low</text:p>
          </table:table-cell>
          <table:table-cell table:style-name="ce130" table:number-columns-repeated="11"/>
          <table:table-cell table:style-name="ce50" table:number-columns-repeated="214"/>
        </table:table-row>
        <table:table-row table:style-name="ro37">
          <table:table-cell table:style-name="ce116" table:formula="of:=IF(MID([.F10];6;1)&gt;MID([.F9];6;1);&quot;&quot;;MAX([.A$7:.A9])+1)" office:value-type="float" office:value="2">
            <text:p>002</text:p>
          </table:table-cell>
          <table:table-cell table:style-name="ce46" office:value-type="string">
            <text:p>ADM_10</text:p>
          </table:table-cell>
          <table:table-cell table:style-name="ce12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7" office:value-type="string">
            <text:p>DMS\Admin\Type_of_Content\Namespace Registry</text:p>
          </table:table-cell>
          <table:table-cell table:style-name="ce52" office:value-type="string">
            <text:p>Add a namespace when 'Namespace Prefix' field is blank</text:p>
          </table:table-cell>
          <table:table-cell table:style-name="ce156" office:value-type="string">
            <text:p>Step 1: Open Namespace Registry form</text:p>
          </table:table-cell>
          <table:table-cell table:style-name="ce156" office:value-type="string">
            <text:p>- Go to ECM Administration</text:p>
            <text:p>- Select Type of Content</text:p>
            <text:p>- Select Namespace Registry</text:p>
          </table:table-cell>
          <table:table-cell table:style-name="ce162" office:value-type="string">
            <text:p><text:s/>'Namespace Registry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11];6;1)&gt;MID([.F10];6;1);&quot;&quot;;MAX([.A$7:.A10])+1)">
            <text:p/>
          </table:table-cell>
          <table:table-cell table:style-name="ce46" office:value-type="string">
            <text:p>ADM_10</text:p>
          </table:table-cell>
          <table:table-cell table:style-name="ce12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7" office:value-type="string">
            <text:p>DMS\Admin\Type_of_Content\Namespace Registry</text:p>
          </table:table-cell>
          <table:table-cell table:style-name="ce128" office:value-type="string">
            <text:p>Add a namespace when 'Namespace Prefix' field is blank</text:p>
          </table:table-cell>
          <table:table-cell table:style-name="ce156" office:value-type="string">
            <text:p>Step 2: Open 'Registry new Namespace'</text:p>
          </table:table-cell>
          <table:table-cell table:style-name="ce156" office:value-type="string">
            <text:p>Click Register button</text:p>
          </table:table-cell>
          <table:table-cell table:style-name="ce162" office:value-type="string">
            <text:p><text:s/>'Registry new Namespace' pop-up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4"/>
        </table:table-row>
        <table:table-row table:style-name="ro24">
          <table:table-cell table:style-name="ce116" table:formula="of:=IF(MID([.F12];6;1)&gt;MID([.F11];6;1);&quot;&quot;;MAX([.A$7:.A11])+1)">
            <text:p/>
          </table:table-cell>
          <table:table-cell table:style-name="ce46" office:value-type="string">
            <text:p>ADM_10</text:p>
          </table:table-cell>
          <table:table-cell table:style-name="ce125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27" office:value-type="string">
            <text:p>DMS\Admin\Type_of_Content\Namespace Registry</text:p>
          </table:table-cell>
          <table:table-cell table:style-name="ce128" office:value-type="string">
            <text:p>Add a namespace when 'Namespace Prefix' field is blank</text:p>
          </table:table-cell>
          <table:table-cell table:style-name="ce130" office:value-type="string">
            <text:p>Step 3: Add new namespace</text:p>
          </table:table-cell>
          <table:table-cell table:style-name="ce130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130" office:value-type="string">
            <text:p>Show message “The value of field 'namespace' is null or empty!”</text:p>
          </table:table-cell>
          <table:table-cell table:style-name="ce162" office:value-type="string">
            <text:p>Low</text:p>
          </table:table-cell>
          <table:table-cell table:style-name="ce130" table:number-columns-repeated="11"/>
          <table:table-cell table:style-name="ce50" table:number-columns-repeated="214"/>
        </table:table-row>
        <table:table-row table:style-name="ro22">
          <table:table-cell table:style-name="ce116" table:formula="of:=IF(MID([.F13];6;1)&gt;MID([.F12];6;1);&quot;&quot;;MAX([.A$7:.A12])+1)" office:value-type="float" office:value="3">
            <text:p>003</text:p>
          </table:table-cell>
          <table:table-cell table:style-name="ce46" office:value-type="string">
            <text:p>ADM_10</text:p>
          </table:table-cell>
          <table:table-cell table:style-name="ce12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7" office:value-type="string">
            <text:p>DMS\Admin\Type_of_Content\Namespace Registry</text:p>
          </table:table-cell>
          <table:table-cell table:style-name="ce5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56" office:value-type="string">
            <text:p>Step 1: Open Namespace Registry form</text:p>
          </table:table-cell>
          <table:table-cell table:style-name="ce156" office:value-type="string">
            <text:p>- Go to ECM Administration</text:p>
            <text:p>- Select Type of Content</text:p>
            <text:p>- Select Namespace Registry</text:p>
          </table:table-cell>
          <table:table-cell table:style-name="ce162" office:value-type="string">
            <text:p><text:s/>'Namespace Registry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14];6;1)&gt;MID([.F13];6;1);&quot;&quot;;MAX([.A$7:.A13])+1)">
            <text:p/>
          </table:table-cell>
          <table:table-cell table:style-name="ce46" office:value-type="string">
            <text:p>ADM_10</text:p>
          </table:table-cell>
          <table:table-cell table:style-name="ce125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27" office:value-type="string">
            <text:p>DMS\Admin\Type_of_Content\Namespace Registry</text:p>
          </table:table-cell>
          <table:table-cell table:style-name="ce128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56" office:value-type="string">
            <text:p>Step 2: Open 'Registry new Namespace'</text:p>
          </table:table-cell>
          <table:table-cell table:style-name="ce156" office:value-type="string">
            <text:p>Click Register button</text:p>
          </table:table-cell>
          <table:table-cell table:style-name="ce162" office:value-type="string">
            <text:p><text:s/>'Registry new Namespace' pop-up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15];6;1)&gt;MID([.F14];6;1);&quot;&quot;;MAX([.A$7:.A14])+1)">
            <text:p/>
          </table:table-cell>
          <table:table-cell table:style-name="ce46" office:value-type="string">
            <text:p>ADM_10</text:p>
          </table:table-cell>
          <table:table-cell table:style-name="ce125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27" office:value-type="string">
            <text:p>DMS\Admin\Type_of_Content\Namespace Registry</text:p>
          </table:table-cell>
          <table:table-cell table:style-name="ce128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30" office:value-type="string">
            <text:p>Step 3: Add new namespace</text:p>
          </table:table-cell>
          <table:table-cell table:style-name="ce130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130" office:value-type="string">
            <text:p>Show message “There are some invalid characters in field 'namespace'. Type another value, please! ”</text:p>
          </table:table-cell>
          <table:table-cell table:style-name="ce162" office:value-type="string">
            <text:p>Low</text:p>
          </table:table-cell>
          <table:table-cell table:style-name="ce130" table:number-columns-repeated="11"/>
          <table:table-cell table:style-name="ce50" table:number-columns-repeated="214"/>
        </table:table-row>
        <table:table-row table:style-name="ro37">
          <table:table-cell table:style-name="ce116" table:formula="of:=IF(MID([.F16];6;1)&gt;MID([.F15];6;1);&quot;&quot;;MAX([.A$7:.A15])+1)" office:value-type="float" office:value="4">
            <text:p>004</text:p>
          </table:table-cell>
          <table:table-cell table:style-name="ce46" office:value-type="string">
            <text:p>ADM_10</text:p>
          </table:table-cell>
          <table:table-cell table:style-name="ce125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27" office:value-type="string">
            <text:p>DMS\Admin\Type_of_Content\Namespace Registry</text:p>
          </table:table-cell>
          <table:table-cell table:style-name="ce52" office:value-type="string">
            <text:p>Add new namespace has the same name with existing namespace</text:p>
          </table:table-cell>
          <table:table-cell table:style-name="ce156" office:value-type="string">
            <text:p>Step 1: Open Namespace Registry form</text:p>
          </table:table-cell>
          <table:table-cell table:style-name="ce156" office:value-type="string">
            <text:p>- Go to ECM Administration</text:p>
            <text:p>- Select Type of Content</text:p>
            <text:p>- Select Namespace Registry</text:p>
          </table:table-cell>
          <table:table-cell table:style-name="ce162" office:value-type="string">
            <text:p><text:s/>'Namespace Registry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4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17];6;1)&gt;MID([.F16];6;1);&quot;&quot;;MAX([.A$7:.A16])+1)">
            <text:p/>
          </table:table-cell>
          <table:table-cell table:style-name="ce46" office:value-type="string">
            <text:p>ADM_10</text:p>
          </table:table-cell>
          <table:table-cell table:style-name="ce125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27" office:value-type="string">
            <text:p>DMS\Admin\Type_of_Content\Namespace Registry</text:p>
          </table:table-cell>
          <table:table-cell table:style-name="ce128" office:value-type="string">
            <text:p>Add new namespace has the same name with existing namespace</text:p>
          </table:table-cell>
          <table:table-cell table:style-name="ce156" office:value-type="string">
            <text:p>Step 2: Open 'Registry new Namespace'</text:p>
          </table:table-cell>
          <table:table-cell table:style-name="ce156" office:value-type="string">
            <text:p>Click Register button</text:p>
          </table:table-cell>
          <table:table-cell table:style-name="ce162" office:value-type="string">
            <text:p><text:s/>'Registry new Namespace' pop-up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1" table:number-columns-repeated="10"/>
          <table:table-cell table:style-name="ce50" table:number-columns-repeated="214"/>
        </table:table-row>
        <table:table-row table:style-name="ro22">
          <table:table-cell table:style-name="ce116" table:formula="of:=IF(MID([.F18];6;1)&gt;MID([.F17];6;1);&quot;&quot;;MAX([.A$7:.A17])+1)">
            <text:p/>
          </table:table-cell>
          <table:table-cell table:style-name="ce46" office:value-type="string">
            <text:p>ADM_10</text:p>
          </table:table-cell>
          <table:table-cell table:style-name="ce125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27" office:value-type="string">
            <text:p>DMS\Admin\Type_of_Content\Namespace Registry</text:p>
          </table:table-cell>
          <table:table-cell table:style-name="ce128" office:value-type="string">
            <text:p>Add new namespace has the same name with existing namespace</text:p>
          </table:table-cell>
          <table:table-cell table:style-name="ce130" office:value-type="string">
            <text:p>Step 3: Add new namespace</text:p>
          </table:table-cell>
          <table:table-cell table:style-name="ce130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130" office:value-type="string">
            <text:p>Show message “ Namspace or uri already exists!”</text:p>
          </table:table-cell>
          <table:table-cell table:style-name="ce162" office:value-type="string">
            <text:p>Low</text:p>
          </table:table-cell>
          <table:table-cell table:style-name="ce130" table:number-columns-repeated="11"/>
          <table:table-cell table:style-name="ce50" table:number-columns-repeated="214"/>
        </table:table-row>
        <table:table-row table:style-name="ro37">
          <table:table-cell table:style-name="ce116" table:formula="of:=IF(MID([.F19];6;1)&gt;MID([.F18];6;1);&quot;&quot;;MAX([.A$7:.A18])+1)" office:value-type="float" office:value="5">
            <text:p>005</text:p>
          </table:table-cell>
          <table:table-cell table:style-name="ce46" office:value-type="string">
            <text:p>ADM_10</text:p>
          </table:table-cell>
          <table:table-cell table:style-name="ce125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27" office:value-type="string">
            <text:p>DMS\Admin\Type_of_Content\Namespace Registry</text:p>
          </table:table-cell>
          <table:table-cell table:style-name="ce52" office:value-type="string">
            <text:p>Add a new namespace when 'Uri' field is blank</text:p>
          </table:table-cell>
          <table:table-cell table:style-name="ce156" office:value-type="string">
            <text:p>Step 1: Open Namespace Registry form</text:p>
          </table:table-cell>
          <table:table-cell table:style-name="ce156" office:value-type="string">
            <text:p>- Go to ECM Administration</text:p>
            <text:p>- Select Type of Content</text:p>
            <text:p>- Select Namespace Registry</text:p>
          </table:table-cell>
          <table:table-cell table:style-name="ce162" office:value-type="string">
            <text:p><text:s/>'Namespace Registry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20];6;1)&gt;MID([.F19];6;1);&quot;&quot;;MAX([.A$7:.A19])+1)">
            <text:p/>
          </table:table-cell>
          <table:table-cell table:style-name="ce46" office:value-type="string">
            <text:p>ADM_10</text:p>
          </table:table-cell>
          <table:table-cell table:style-name="ce125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27" office:value-type="string">
            <text:p>DMS\Admin\Type_of_Content\Namespace Registry</text:p>
          </table:table-cell>
          <table:table-cell table:style-name="ce128" office:value-type="string">
            <text:p>Add a new namespace when 'Uri' field is blank</text:p>
          </table:table-cell>
          <table:table-cell table:style-name="ce156" office:value-type="string">
            <text:p>Step 2: Open 'Registry new Namespace'</text:p>
          </table:table-cell>
          <table:table-cell table:style-name="ce156" office:value-type="string">
            <text:p>Click Register button</text:p>
          </table:table-cell>
          <table:table-cell table:style-name="ce162" office:value-type="string">
            <text:p><text:s/>'Registry new Namespace' pop-up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21];6;1)&gt;MID([.F20];6;1);&quot;&quot;;MAX([.A$7:.A20])+1)">
            <text:p/>
          </table:table-cell>
          <table:table-cell table:style-name="ce46" office:value-type="string">
            <text:p>ADM_10</text:p>
          </table:table-cell>
          <table:table-cell table:style-name="ce125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27" office:value-type="string">
            <text:p>DMS\Admin\Type_of_Content\Namespace Registry</text:p>
          </table:table-cell>
          <table:table-cell table:style-name="ce128" office:value-type="string">
            <text:p>Add a new namespace when 'Uri' field is blank</text:p>
          </table:table-cell>
          <table:table-cell table:style-name="ce130" office:value-type="string">
            <text:p>Step 3: Add new namespace</text:p>
          </table:table-cell>
          <table:table-cell table:style-name="ce130" office:value-type="string">
            <text:p>- Put name for new namespace </text:p>
            <text:p>- Do not put value in 'Uri' field</text:p>
            <text:p>- Click Save button</text:p>
          </table:table-cell>
          <table:table-cell table:style-name="ce130" office:value-type="string">
            <text:p>Show message “ <text:s/>the field ''uri'' is required”</text:p>
          </table:table-cell>
          <table:table-cell table:style-name="ce162" office:value-type="string">
            <text:p>Low</text:p>
          </table:table-cell>
          <table:table-cell table:style-name="ce130"/>
          <table:table-cell table:style-name="ce131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22];6;1)&gt;MID([.F21];6;1);&quot;&quot;;MAX([.A$7:.A21])+1)" office:value-type="float" office:value="6">
            <text:p>006</text:p>
          </table:table-cell>
          <table:table-cell table:style-name="ce46" office:value-type="string">
            <text:p>ADM_10</text:p>
          </table:table-cell>
          <table:table-cell table:style-name="ce125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27" office:value-type="string">
            <text:p>DMS\Admin\Type_of_Content\Namespace Registry</text:p>
          </table:table-cell>
          <table:table-cell table:style-name="ce52" office:value-type="string">
            <text:p>Add new namespace has the same uri with existing namespace</text:p>
          </table:table-cell>
          <table:table-cell table:style-name="ce156" office:value-type="string">
            <text:p>Step 1: Open Namespace Registry form</text:p>
          </table:table-cell>
          <table:table-cell table:style-name="ce156" office:value-type="string">
            <text:p>- Go to ECM Administration</text:p>
            <text:p>- Select Type of Content</text:p>
            <text:p>- Select Namespace Registry</text:p>
          </table:table-cell>
          <table:table-cell table:style-name="ce162" office:value-type="string">
            <text:p><text:s/>'Namespace Registry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23];6;1)&gt;MID([.F22];6;1);&quot;&quot;;MAX([.A$7:.A22])+1)">
            <text:p/>
          </table:table-cell>
          <table:table-cell table:style-name="ce46" office:value-type="string">
            <text:p>ADM_10</text:p>
          </table:table-cell>
          <table:table-cell table:style-name="ce125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27" office:value-type="string">
            <text:p>DMS\Admin\Type_of_Content\Namespace Registry</text:p>
          </table:table-cell>
          <table:table-cell table:style-name="ce128" office:value-type="string">
            <text:p>Add new namespace has the same uri with existing namespace</text:p>
          </table:table-cell>
          <table:table-cell table:style-name="ce156" office:value-type="string">
            <text:p>Step 2: Open 'Registry new Namespace'</text:p>
          </table:table-cell>
          <table:table-cell table:style-name="ce156" office:value-type="string">
            <text:p>Click Register button</text:p>
          </table:table-cell>
          <table:table-cell table:style-name="ce162" office:value-type="string">
            <text:p><text:s/>'Registry new Namespace' pop-up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4"/>
        </table:table-row>
        <table:table-row table:style-name="ro22">
          <table:table-cell table:style-name="ce116" table:formula="of:=IF(MID([.F24];6;1)&gt;MID([.F23];6;1);&quot;&quot;;MAX([.A$7:.A23])+1)">
            <text:p/>
          </table:table-cell>
          <table:table-cell table:style-name="ce46" office:value-type="string">
            <text:p>ADM_10</text:p>
          </table:table-cell>
          <table:table-cell table:style-name="ce125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27" office:value-type="string">
            <text:p>DMS\Admin\Type_of_Content\Namespace Registry</text:p>
          </table:table-cell>
          <table:table-cell table:style-name="ce128" office:value-type="string">
            <text:p>Add new namespace has the same uri with existing namespace</text:p>
          </table:table-cell>
          <table:table-cell table:style-name="ce130" office:value-type="string">
            <text:p>Step 3: Add new namespace</text:p>
          </table:table-cell>
          <table:table-cell table:style-name="ce130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130" office:value-type="string">
            <text:p>Show message “ <text:s text:c="2"/>namspace or uri already exists!”</text:p>
          </table:table-cell>
          <table:table-cell table:style-name="ce162" office:value-type="string">
            <text:p>Low</text:p>
          </table:table-cell>
          <table:table-cell table:style-name="ce130" table:number-columns-repeated="11"/>
          <table:table-cell table:style-name="ce50" table:number-columns-repeated="214"/>
        </table:table-row>
        <table:table-row table:style-name="ro7">
          <table:table-cell table:style-name="ce116" table:formula="of:=IF(MID([.F25];6;1)&gt;MID([.F24];6;1);&quot;&quot;;MAX([.A$7:.A24])+1)" office:value-type="float" office:value="7">
            <text:p>007</text:p>
          </table:table-cell>
          <table:table-cell table:style-name="ce46" office:value-type="string">
            <text:p>ADM_10</text:p>
          </table:table-cell>
          <table:table-cell table:style-name="ce125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27" office:value-type="string">
            <text:p>DMS\Admin\Type_of_Content\Namespace Registry</text:p>
          </table:table-cell>
          <table:table-cell table:style-name="ce57" office:value-type="string">
            <text:p>Check the using of namespace</text:p>
          </table:table-cell>
          <table:table-cell table:style-name="ce43" office:value-type="string">
            <text:p>Step 1: Create 1 namespace</text:p>
          </table:table-cell>
          <table:table-cell table:style-name="ce43" office:value-type="string">
            <text:p>Create new namespace</text:p>
          </table:table-cell>
          <table:table-cell table:style-name="ce43" office:value-type="string">
            <text:p>Namespace is registered</text:p>
          </table:table-cell>
          <table:table-cell table:style-name="ce162" office:value-type="string">
            <text:p>Low</text:p>
          </table:table-cell>
          <table:table-cell table:style-name="ce43"/>
          <table:table-cell table:style-name="ce130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26];6;1)&gt;MID([.F25];6;1);&quot;&quot;;MAX([.A$7:.A25])+1)">
            <text:p/>
          </table:table-cell>
          <table:table-cell table:style-name="ce46" office:value-type="string">
            <text:p>ADM_10</text:p>
          </table:table-cell>
          <table:table-cell table:style-name="ce125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27" office:value-type="string">
            <text:p>DMS\Admin\Type_of_Content\Namespace Registry</text:p>
          </table:table-cell>
          <table:table-cell table:style-name="ce46" office:value-type="string">
            <text:p>Check the using of namespace</text:p>
          </table:table-cell>
          <table:table-cell table:style-name="ce43" office:value-type="string">
            <text:p>Step 2: Check the using of namespace</text:p>
          </table:table-cell>
          <table:table-cell table:style-name="ce43" office:value-type="string">
            <text:p>- Select Manage Node Type</text:p>
          </table:table-cell>
          <table:table-cell table:style-name="ce43" office:value-type="string">
            <text:p>You can see the namespace when add new node</text:p>
          </table:table-cell>
          <table:table-cell table:style-name="ce162" office:value-type="string">
            <text:p>Low</text:p>
          </table:table-cell>
          <table:table-cell table:style-name="ce43"/>
          <table:table-cell table:style-name="ce130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27];6;1)&gt;MID([.F26];6;1);&quot;&quot;;MAX([.A$7:.A26])+1)" office:value-type="float" office:value="8">
            <text:p>008</text:p>
          </table:table-cell>
          <table:table-cell table:style-name="ce46" office:value-type="string">
            <text:p>ADM_11_01</text:p>
          </table:table-cell>
          <table:table-cell table:style-name="ce125" office:value-type="float" office:value="1">
            <text:p>001</text:p>
          </table:table-cell>
          <table:table-cell table:style-name="ce168" office:value-type="string">
            <text:p>DMS\Admin\Type_of_Content\Manage Node Type\View</text:p>
          </table:table-cell>
          <table:table-cell table:style-name="ce57" office:value-type="string">
            <text:p>View node type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ce130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28];6;1)&gt;MID([.F27];6;1);&quot;&quot;;MAX([.A$7:.A27])+1)">
            <text:p/>
          </table:table-cell>
          <table:table-cell table:style-name="ce46" office:value-type="string">
            <text:p>ADM_11_01</text:p>
          </table:table-cell>
          <table:table-cell table:style-name="ce12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68" office:value-type="string">
            <text:p>DMS\Admin\Type_of_Content\Manage Node Type\View</text:p>
          </table:table-cell>
          <table:table-cell table:style-name="ce46" office:value-type="string">
            <text:p>View node type</text:p>
          </table:table-cell>
          <table:table-cell table:style-name="ce43" office:value-type="string">
            <text:p>Step 2: <text:s/>View node type</text:p>
          </table:table-cell>
          <table:table-cell table:style-name="ce43" office:value-type="string">
            <text:p>Click on 'View' icon on Action column </text:p>
          </table:table-cell>
          <table:table-cell table:style-name="ce43" office:value-type="string">
            <text:p><text:s/>'Node Type Information' pop-up appear</text:p>
          </table:table-cell>
          <table:table-cell table:style-name="ce178" office:value-type="string">
            <text:p>Low</text:p>
          </table:table-cell>
          <table:table-cell table:style-name="ce43"/>
          <table:table-cell table:style-name="ce130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29];6;1)&gt;MID([.F28];6;1);&quot;&quot;;MAX([.A$7:.A28])+1)" office:value-type="float" office:value="9">
            <text:p>009</text:p>
          </table:table-cell>
          <table:table-cell table:style-name="ce46" office:value-type="string">
            <text:p>ADM_11_02</text:p>
          </table:table-cell>
          <table:table-cell table:style-name="ce125" office:value-type="float" office:value="1">
            <text:p>001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Add new Node type when put valid data in all required fields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ce130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30];6;1)&gt;MID([.F29];6;1);&quot;&quot;;MAX([.A$7:.A29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new Node type when put valid data in all required fields</text:p>
          </table:table-cell>
          <table:table-cell table:style-name="ce175" office:value-type="string">
            <text:p>Step 2: <text:s/>Open 'Add/Edit Node Type Definitions'</text:p>
          </table:table-cell>
          <table:table-cell table:style-name="ce175" office:value-type="string">
            <text:p>Click 'Add' button</text:p>
          </table:table-cell>
          <table:table-cell table:style-name="ce175" office:value-type="string">
            <text:p><text:s/>'Add/Edit Node Type Definitions' form appear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ce130" table:number-columns-repeated="10"/>
          <table:table-cell table:style-name="ce50" table:number-columns-repeated="214"/>
        </table:table-row>
        <table:table-row table:style-name="ro22">
          <table:table-cell table:style-name="ce116" table:formula="of:=IF(MID([.F31];6;1)&gt;MID([.F30];6;1);&quot;&quot;;MAX([.A$7:.A30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new Node type when put valid data in all required fields</text:p>
          </table:table-cell>
          <table:table-cell table:style-name="ce175" office:value-type="string">
            <text:p>Step 3: Add new node type</text:p>
          </table:table-cell>
          <table:table-cell table:style-name="ce175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75" office:value-type="string">
            <text:p>New node type is created successfully. You can not edit or delete it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ce130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32];6;1)&gt;MID([.F31];6;1);&quot;&quot;;MAX([.A$7:.A31])+1)" office:value-type="float" office:value="10">
            <text:p>010</text:p>
          </table:table-cell>
          <table:table-cell table:style-name="ce46" office:value-type="string">
            <text:p>ADM_11_02</text:p>
          </table:table-cell>
          <table:table-cell table:style-name="ce125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Add new draft node type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ce130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33];6;1)&gt;MID([.F32];6;1);&quot;&quot;;MAX([.A$7:.A32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168" office:value-type="string">
            <text:p>DMS\Admin\Type_of_Content\Manage Node Type\Add</text:p>
          </table:table-cell>
          <table:table-cell table:style-name="ce179" office:value-type="string">
            <text:p>Add new draft node type</text:p>
          </table:table-cell>
          <table:table-cell table:style-name="ce175" office:value-type="string">
            <text:p>Step 2: <text:s/>Open 'Add/Edit Node Type Definitions'</text:p>
          </table:table-cell>
          <table:table-cell table:style-name="ce175" office:value-type="string">
            <text:p>Click 'Add' button</text:p>
          </table:table-cell>
          <table:table-cell table:style-name="ce175" office:value-type="string">
            <text:p><text:s/>'Add/Edit Node Type Definitions' form appear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ce130" table:number-columns-repeated="10"/>
          <table:table-cell table:style-name="ce50" table:number-columns-repeated="214"/>
        </table:table-row>
        <table:table-row table:style-name="ro22">
          <table:table-cell table:style-name="ce116" table:formula="of:=IF(MID([.F34];6;1)&gt;MID([.F33];6;1);&quot;&quot;;MAX([.A$7:.A33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168" office:value-type="string">
            <text:p>DMS\Admin\Type_of_Content\Manage Node Type\Add</text:p>
          </table:table-cell>
          <table:table-cell table:style-name="ce179" office:value-type="string">
            <text:p>Add new draft node type</text:p>
          </table:table-cell>
          <table:table-cell table:style-name="ce175" office:value-type="string">
            <text:p>Step 3: Add new node type</text:p>
          </table:table-cell>
          <table:table-cell table:style-name="ce175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75" office:value-type="string">
            <text:p>New node type is created successfully. You can edit or delete it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ce130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35];6;1)&gt;MID([.F34];6;1);&quot;&quot;;MAX([.A$7:.A34])+1)" office:value-type="float" office:value="11">
            <text:p>011</text:p>
          </table:table-cell>
          <table:table-cell table:style-name="ce46" office:value-type="string">
            <text:p>ADM_11_02</text:p>
          </table:table-cell>
          <table:table-cell table:style-name="ce125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Add Node type when 'Node name' field </text:p>
            <text:p>is blank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ce130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36];6;1)&gt;MID([.F35];6;1);&quot;&quot;;MAX([.A$7:.A35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Node type when 'Node name' field </text:p>
            <text:p>is blank</text:p>
          </table:table-cell>
          <table:table-cell table:style-name="ce175" office:value-type="string">
            <text:p>Step 2: <text:s/>Open 'Add/Edit Node Type Definitions'</text:p>
          </table:table-cell>
          <table:table-cell table:style-name="ce175" office:value-type="string">
            <text:p>Click 'Add' button</text:p>
          </table:table-cell>
          <table:table-cell table:style-name="ce175" office:value-type="string">
            <text:p><text:s/>'Add/Edit Node Type Definitions' form appear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ce130" table:number-columns-repeated="10"/>
          <table:table-cell table:style-name="ce50" table:number-columns-repeated="214"/>
        </table:table-row>
        <table:table-row table:style-name="ro22">
          <table:table-cell table:style-name="ce116" table:formula="of:=IF(MID([.F37];6;1)&gt;MID([.F36];6;1);&quot;&quot;;MAX([.A$7:.A36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Node type when 'Node name' field </text:p>
            <text:p>is blank</text:p>
          </table:table-cell>
          <table:table-cell table:style-name="ce175" office:value-type="string">
            <text:p>Step 3: Add new node type</text:p>
          </table:table-cell>
          <table:table-cell table:style-name="ce175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75" office:value-type="string">
            <text:p>Show message “Node type name is required”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ce130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38];6;1)&gt;MID([.F37];6;1);&quot;&quot;;MAX([.A$7:.A37])+1)" office:value-type="float" office:value="12">
            <text:p>012</text:p>
          </table:table-cell>
          <table:table-cell table:style-name="ce46" office:value-type="string">
            <text:p>ADM_11_02</text:p>
          </table:table-cell>
          <table:table-cell table:style-name="ce125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ce130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39];6;1)&gt;MID([.F38];6;1);&quot;&quot;;MAX([.A$7:.A38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75" office:value-type="string">
            <text:p>Step 2: <text:s/>Open 'Add/Edit Node Type Definitions'</text:p>
          </table:table-cell>
          <table:table-cell table:style-name="ce175" office:value-type="string">
            <text:p>Click 'Add' button</text:p>
          </table:table-cell>
          <table:table-cell table:style-name="ce175" office:value-type="string">
            <text:p><text:s/>'Add/Edit Node Type Definitions' form appear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ce130" table:number-columns-repeated="10"/>
          <table:table-cell table:style-name="ce50" table:number-columns-repeated="214"/>
        </table:table-row>
        <table:table-row table:style-name="ro22">
          <table:table-cell table:style-name="ce116" table:formula="of:=IF(MID([.F40];6;1)&gt;MID([.F39];6;1);&quot;&quot;;MAX([.A$7:.A39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75" office:value-type="string">
            <text:p>Step 3: Add new node type</text:p>
          </table:table-cell>
          <table:table-cell table:style-name="ce175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75" office:value-type="string">
            <text:p>Show message “There are some invalid characters in name.”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ce130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41];6;1)&gt;MID([.F40];6;1);&quot;&quot;;MAX([.A$7:.A40])+1)" office:value-type="float" office:value="13">
            <text:p>013</text:p>
          </table:table-cell>
          <table:table-cell table:style-name="ce46" office:value-type="string">
            <text:p>ADM_11_02</text:p>
          </table:table-cell>
          <table:table-cell table:style-name="ce125"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Add new node type when put * in the 'Node Type Name' field with namespace field is empty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ce130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42];6;1)&gt;MID([.F41];6;1);&quot;&quot;;MAX([.A$7:.A41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new node type when put * in the 'Node Type Name' field with namespace field is empty</text:p>
          </table:table-cell>
          <table:table-cell table:style-name="ce175" office:value-type="string">
            <text:p>Step 2: <text:s/>Open 'Add/Edit Node Type Definitions'</text:p>
          </table:table-cell>
          <table:table-cell table:style-name="ce175" office:value-type="string">
            <text:p>Click 'Add' button</text:p>
          </table:table-cell>
          <table:table-cell table:style-name="ce175" office:value-type="string">
            <text:p><text:s/>'Add/Edit Node Type Definitions' form appear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ce131" table:number-columns-repeated="10"/>
          <table:table-cell table:style-name="ce50" table:number-columns-repeated="214"/>
        </table:table-row>
        <table:table-row table:style-name="ro35">
          <table:table-cell table:style-name="ce116" table:formula="of:=IF(MID([.F43];6;1)&gt;MID([.F42];6;1);&quot;&quot;;MAX([.A$7:.A42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new node type when put * in the 'Node Type Name' field with namespace field is empty</text:p>
          </table:table-cell>
          <table:table-cell table:style-name="ce175" office:value-type="string">
            <text:p>Step 3: Add new node type</text:p>
          </table:table-cell>
          <table:table-cell table:style-name="ce175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5">Save</text:span> button</text:p>
          </table:table-cell>
          <table:table-cell table:style-name="ce175" office:value-type="string">
            <text:p>Node is created successfully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ce131" table:number-columns-repeated="10"/>
          <table:table-cell table:style-name="ce50" table:number-columns-repeated="214"/>
        </table:table-row>
        <table:table-row table:style-name="ro22">
          <table:table-cell table:style-name="ce116" table:formula="of:=IF(MID([.F44];6;1)&gt;MID([.F43];6;1);&quot;&quot;;MAX([.A$7:.A43])+1)" office:value-type="float" office:value="14">
            <text:p>014</text:p>
          </table:table-cell>
          <table:table-cell table:style-name="ce46" office:value-type="string">
            <text:p>ADM_11_02</text:p>
          </table:table-cell>
          <table:table-cell table:style-name="ce125"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Add new node type when put * and other special characters in the 'Node Type Name' field with namespace field is empty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ce130" table:number-columns-repeated="10"/>
          <table:table-cell table:style-name="ce50" table:number-columns-repeated="214"/>
        </table:table-row>
        <table:table-row table:style-name="ro22">
          <table:table-cell table:style-name="ce116" table:formula="of:=IF(MID([.F45];6;1)&gt;MID([.F44];6;1);&quot;&quot;;MAX([.A$7:.A44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new node type when put * and other special characters in the 'Node Type Name' field with namespace field is empty</text:p>
          </table:table-cell>
          <table:table-cell table:style-name="ce175" office:value-type="string">
            <text:p>Step 2: <text:s/>Open 'Add/Edit Node Type Definitions'</text:p>
          </table:table-cell>
          <table:table-cell table:style-name="ce175" office:value-type="string">
            <text:p>Click 'Add' button</text:p>
          </table:table-cell>
          <table:table-cell table:style-name="ce175" office:value-type="string">
            <text:p><text:s/>'Add/Edit Node Type Definitions' form appear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ce130" table:number-columns-repeated="10"/>
          <table:table-cell table:style-name="ce50" table:number-columns-repeated="214"/>
        </table:table-row>
        <table:table-row table:style-name="ro38">
          <table:table-cell table:style-name="ce116" table:formula="of:=IF(MID([.F46];6;1)&gt;MID([.F45];6;1);&quot;&quot;;MAX([.A$7:.A45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new node type when put * and other special characters in the 'Node Type Name' field with namespace field is empty</text:p>
          </table:table-cell>
          <table:table-cell table:style-name="ce175" office:value-type="string">
            <text:p>Step 3: Add new node type</text:p>
          </table:table-cell>
          <table:table-cell table:style-name="ce175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5">Save</text:span> button</text:p>
          </table:table-cell>
          <table:table-cell table:style-name="ce175" office:value-type="string">
            <text:p>Show message “There are some invalid characters in name.”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ce130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47];6;1)&gt;MID([.F46];6;1);&quot;&quot;;MAX([.A$7:.A46])+1)" office:value-type="float" office:value="15">
            <text:p>015</text:p>
          </table:table-cell>
          <table:table-cell table:style-name="ce46" office:value-type="string">
            <text:p>ADM_11_02</text:p>
          </table:table-cell>
          <table:table-cell table:style-name="ce125"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Add Node type has the same name and namespace with existing node types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ce130" table:number-columns-repeated="10"/>
          <table:table-cell table:style-name="ce50" table:number-columns-repeated="214"/>
        </table:table-row>
        <table:table-row table:style-name="ro24">
          <table:table-cell table:style-name="ce116" table:formula="of:=IF(MID([.F48];6;1)&gt;MID([.F47];6;1);&quot;&quot;;MAX([.A$7:.A47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Node type has the same name and namespace with existing node types</text:p>
          </table:table-cell>
          <table:table-cell table:style-name="ce175" office:value-type="string">
            <text:p>Step 2: <text:s/>Open 'Add/Edit Node Type Definitions'</text:p>
          </table:table-cell>
          <table:table-cell table:style-name="ce175" office:value-type="string">
            <text:p>Click 'Add' button</text:p>
          </table:table-cell>
          <table:table-cell table:style-name="ce175" office:value-type="string">
            <text:p><text:s/>'Add/Edit Node Type Definitions' form appear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ce130" table:number-columns-repeated="10"/>
          <table:table-cell table:style-name="ce50" table:number-columns-repeated="214"/>
        </table:table-row>
        <table:table-row table:style-name="ro35">
          <table:table-cell table:style-name="ce116" table:formula="of:=IF(MID([.F49];6;1)&gt;MID([.F48];6;1);&quot;&quot;;MAX([.A$7:.A48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Node type has the same name and namespace with existing node types</text:p>
          </table:table-cell>
          <table:table-cell table:style-name="ce175" office:value-type="string">
            <text:p>Step 3: Add new node type</text:p>
          </table:table-cell>
          <table:table-cell table:style-name="ce175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75" office:value-type="string">
            <text:p>Show message “Node type registration is unsuccessfully.</text:p>
            <text:p><text:s/>It is existing or supper type is invalid”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ce130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50];6;1)&gt;MID([.F49];6;1);&quot;&quot;;MAX([.A$7:.A49])+1)" office:value-type="float" office:value="16">
            <text:p>016</text:p>
          </table:table-cell>
          <table:table-cell table:style-name="ce46" office:value-type="string">
            <text:p>ADM_11_02</text:p>
          </table:table-cell>
          <table:table-cell table:style-name="ce125"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table:style-name="ce168" office:value-type="string">
            <text:p>DMS\Admin\Type_of_Content\Manage Node Type\Add</text:p>
          </table:table-cell>
          <table:table-cell table:style-name="ce62" office:value-type="string">
            <text:p>Add new Node type when do not put value in 'Supper types' field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ce130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51];6;1)&gt;MID([.F50];6;1);&quot;&quot;;MAX([.A$7:.A50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table:style-name="ce168" office:value-type="string">
            <text:p>DMS\Admin\Type_of_Content\Manage Node Type\Add</text:p>
          </table:table-cell>
          <table:table-cell table:style-name="ce180" office:value-type="string">
            <text:p>Add new Node type when do not put value in 'Supper types' field</text:p>
          </table:table-cell>
          <table:table-cell table:style-name="ce175" office:value-type="string">
            <text:p>Step 2: <text:s/>Open 'Add/Edit Node Type Definitions'</text:p>
          </table:table-cell>
          <table:table-cell table:style-name="ce175" office:value-type="string">
            <text:p>Click 'Add' button</text:p>
          </table:table-cell>
          <table:table-cell table:style-name="ce175" office:value-type="string">
            <text:p><text:s/>'Add/Edit Node Type Definitions' form appear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ce130" table:number-columns-repeated="10"/>
          <table:table-cell table:style-name="ce50" table:number-columns-repeated="214"/>
        </table:table-row>
        <table:table-row table:style-name="ro22">
          <table:table-cell table:style-name="ce116" table:formula="of:=IF(MID([.F52];6;1)&gt;MID([.F51];6;1);&quot;&quot;;MAX([.A$7:.A51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table:style-name="ce168" office:value-type="string">
            <text:p>DMS\Admin\Type_of_Content\Manage Node Type\Add</text:p>
          </table:table-cell>
          <table:table-cell table:style-name="ce180" office:value-type="string">
            <text:p>Add new Node type when do not put value in 'Supper types' field</text:p>
          </table:table-cell>
          <table:table-cell table:style-name="ce175" office:value-type="string">
            <text:p>Step 3: Add new node type</text:p>
          </table:table-cell>
          <table:table-cell table:style-name="ce175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75" office:value-type="string">
            <text:p>Show message “Supper type is mandatory to register new node type.</text:p>
            <text:p><text:s/>At least one supper type must be chosen”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ce130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53];6;1)&gt;MID([.F52];6;1);&quot;&quot;;MAX([.A$7:.A52])+1)" office:value-type="float" office:value="17">
            <text:p>017</text:p>
          </table:table-cell>
          <table:table-cell table:style-name="ce46" office:value-type="string">
            <text:p>ADM_11_02</text:p>
          </table:table-cell>
          <table:table-cell table:style-name="ce125"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Add properties for node with valid data.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ce130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54];6;1)&gt;MID([.F53];6;1);&quot;&quot;;MAX([.A$7:.A53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properties for node with valid data.</text:p>
          </table:table-cell>
          <table:table-cell table:style-name="ce175" office:value-type="string">
            <text:p>Step 2: <text:s/>Open 'Add/Edit Node Type Definitions'</text:p>
          </table:table-cell>
          <table:table-cell table:style-name="ce175" office:value-type="string">
            <text:p>Click 'Add' button</text:p>
          </table:table-cell>
          <table:table-cell table:style-name="ce175" office:value-type="string">
            <text:p><text:s/>'Add/Edit Node Type Definitions' form appear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116" table:formula="of:=IF(MID([.F55];6;1)&gt;MID([.F54];6;1);&quot;&quot;;MAX([.A$7:.A54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properties for node with valid data.</text:p>
          </table:table-cell>
          <table:table-cell table:style-name="ce175" office:value-type="string">
            <text:p>Step 3: Add new node type</text:p>
          </table:table-cell>
          <table:table-cell table:style-name="ce175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75" office:value-type="string">
            <text:p><text:s/>Definition name of Property</text:p>
            <text:p><text:s/>is showed in 'property definitions ' in 'Node type' tab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56];6;1)&gt;MID([.F55];6;1);&quot;&quot;;MAX([.A$7:.A55])+1)" office:value-type="float" office:value="18">
            <text:p>018</text:p>
          </table:table-cell>
          <table:table-cell table:style-name="ce46" office:value-type="string">
            <text:p>ADM_11_02</text:p>
          </table:table-cell>
          <table:table-cell table:style-name="ce125"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Add Properties for node when 'Definition name' field is blank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57];6;1)&gt;MID([.F56];6;1);&quot;&quot;;MAX([.A$7:.A56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Properties for node when 'Definition name' field is blank</text:p>
          </table:table-cell>
          <table:table-cell table:style-name="ce175" office:value-type="string">
            <text:p>Step 2: <text:s/>Open 'Add/Edit Node Type Definitions'</text:p>
          </table:table-cell>
          <table:table-cell table:style-name="ce175" office:value-type="string">
            <text:p>Click 'Add' button</text:p>
          </table:table-cell>
          <table:table-cell table:style-name="ce175" office:value-type="string">
            <text:p><text:s/>'Add/Edit Node Type Definitions' form appear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116" table:formula="of:=IF(MID([.F58];6;1)&gt;MID([.F57];6;1);&quot;&quot;;MAX([.A$7:.A57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Properties for node when 'Definition name' field is blank</text:p>
          </table:table-cell>
          <table:table-cell table:style-name="ce175" office:value-type="string">
            <text:p>Step 3: Add new node type</text:p>
          </table:table-cell>
          <table:table-cell table:style-name="ce175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75" office:value-type="string">
            <text:p>Show message “ Property name is required”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4">
          <table:table-cell table:style-name="ce116" table:formula="of:=IF(MID([.F59];6;1)&gt;MID([.F58];6;1);&quot;&quot;;MAX([.A$7:.A58])+1)" office:value-type="float" office:value="19">
            <text:p>019</text:p>
          </table:table-cell>
          <table:table-cell table:style-name="ce46" office:value-type="string">
            <text:p>ADM_11_02</text:p>
          </table:table-cell>
          <table:table-cell table:style-name="ce125"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60];6;1)&gt;MID([.F59];6;1);&quot;&quot;;MAX([.A$7:.A59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75" office:value-type="string">
            <text:p>Step 2: <text:s/>Open 'Add/Edit Node Type Definitions'</text:p>
          </table:table-cell>
          <table:table-cell table:style-name="ce175" office:value-type="string">
            <text:p>Click 'Add' button</text:p>
          </table:table-cell>
          <table:table-cell table:style-name="ce175" office:value-type="string">
            <text:p><text:s/>'Add/Edit Node Type Definitions' form appear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4">
          <table:table-cell table:style-name="ce116" table:formula="of:=IF(MID([.F61];6;1)&gt;MID([.F60];6;1);&quot;&quot;;MAX([.A$7:.A60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75" office:value-type="string">
            <text:p>Step 3: Add new node type</text:p>
          </table:table-cell>
          <table:table-cell table:style-name="ce175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75" office:value-type="string">
            <text:p>Show message “There are some invalid characters in name!”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62];6;1)&gt;MID([.F61];6;1);&quot;&quot;;MAX([.A$7:.A61])+1)" office:value-type="float" office:value="20">
            <text:p>020</text:p>
          </table:table-cell>
          <table:table-cell table:style-name="ce46" office:value-type="string">
            <text:p>ADM_11_02</text:p>
          </table:table-cell>
          <table:table-cell table:style-name="ce125" table:formula="of:=IF(VALUE(MID([.F62];6;FIND(&quot;:&quot;;[.F62];1)-FIND(&quot; &quot;;[.F62];1)-1))&gt;VALUE(MID([.F61];6;FIND(&quot;:&quot;;[.F61];1)-FIND(&quot; &quot;;[.F61];1)-1));[.C61];[.C61]+1)" office:value-type="float" office:value="12">
            <text:p>012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Add properties for node when <text:s/>'Definition name' field is existed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63];6;1)&gt;MID([.F62];6;1);&quot;&quot;;MAX([.A$7:.A62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63];6;FIND(&quot;:&quot;;[.F63];1)-FIND(&quot; &quot;;[.F63];1)-1))&gt;VALUE(MID([.F62];6;FIND(&quot;:&quot;;[.F62];1)-FIND(&quot; &quot;;[.F62];1)-1));[.C62];[.C62]+1)" office:value-type="float" office:value="12">
            <text:p>012</text:p>
          </table:table-cell>
          <table:table-cell table:style-name="ce168" office:value-type="string">
            <text:p>DMS\Admin\Type_of_Content\Manage Node Type\Add</text:p>
          </table:table-cell>
          <table:table-cell table:style-name="ce179" office:value-type="string">
            <text:p>Add properties for node when <text:s/>'Definition name' field is existed</text:p>
          </table:table-cell>
          <table:table-cell table:style-name="ce175" office:value-type="string">
            <text:p>Step 2: <text:s/>Open 'Add/Edit Node Type Definitions'</text:p>
          </table:table-cell>
          <table:table-cell table:style-name="ce175" office:value-type="string">
            <text:p>Click 'Add' button</text:p>
          </table:table-cell>
          <table:table-cell table:style-name="ce175" office:value-type="string">
            <text:p><text:s/>'Add/Edit Node Type Definitions' form appear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4">
          <table:table-cell table:style-name="ce116" table:formula="of:=IF(MID([.F64];6;1)&gt;MID([.F63];6;1);&quot;&quot;;MAX([.A$7:.A63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table:style-name="ce168" office:value-type="string">
            <text:p>DMS\Admin\Type_of_Content\Manage Node Type\Add</text:p>
          </table:table-cell>
          <table:table-cell table:style-name="ce179" office:value-type="string">
            <text:p>Add properties for node when <text:s/>'Definition name' field is existed</text:p>
          </table:table-cell>
          <table:table-cell table:style-name="ce175" office:value-type="string">
            <text:p>Step 3: Add new node type</text:p>
          </table:table-cell>
          <table:table-cell table:style-name="ce175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75" office:value-type="string">
            <text:p>Properties of node is created. And Definition name of Property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65];6;1)&gt;MID([.F64];6;1);&quot;&quot;;MAX([.A$7:.A64])+1)" office:value-type="float" office:value="21">
            <text:p>021</text:p>
          </table:table-cell>
          <table:table-cell table:style-name="ce46" office:value-type="string">
            <text:p>ADM_11_02</text:p>
          </table:table-cell>
          <table:table-cell table:style-name="ce125"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Add Properties for node when 'Definition name' field contain <text:s/>* <text:s/>character while namespace is blank 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66];6;1)&gt;MID([.F65];6;1);&quot;&quot;;MAX([.A$7:.A65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66];6;FIND(&quot;:&quot;;[.F66];1)-FIND(&quot; &quot;;[.F66];1)-1))&gt;VALUE(MID([.F65];6;FIND(&quot;:&quot;;[.F65];1)-FIND(&quot; &quot;;[.F65];1)-1));[.C65];[.C65]+1)" office:value-type="float" office:value="13">
            <text:p>013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Properties for node when 'Definition name' field contain <text:s/>* <text:s/>character while namespace is blank </text:p>
          </table:table-cell>
          <table:table-cell table:style-name="ce175" office:value-type="string">
            <text:p>Step 2: <text:s/>Open 'Add/Edit Node Type Definitions'</text:p>
          </table:table-cell>
          <table:table-cell table:style-name="ce175" office:value-type="string">
            <text:p>Click 'Add' button</text:p>
          </table:table-cell>
          <table:table-cell table:style-name="ce175" office:value-type="string">
            <text:p><text:s/>'Add/Edit Node Type Definitions' form appear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5">
          <table:table-cell table:style-name="ce116" table:formula="of:=IF(MID([.F67];6;1)&gt;MID([.F66];6;1);&quot;&quot;;MAX([.A$7:.A66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Properties for node when 'Definition name' field contain <text:s/>* <text:s/>character while namespace is blank </text:p>
          </table:table-cell>
          <table:table-cell table:style-name="ce175" office:value-type="string">
            <text:p>Step 3: Add new node type</text:p>
          </table:table-cell>
          <table:table-cell table:style-name="ce175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75" office:value-type="string">
            <text:p><text:s/>Definition name of Property</text:p>
            <text:p><text:s/>is showed in 'property definitions ' in 'Node type' tab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116" table:formula="of:=IF(MID([.F68];6;1)&gt;MID([.F67];6;1);&quot;&quot;;MAX([.A$7:.A67])+1)" office:value-type="float" office:value="22">
            <text:p>022</text:p>
          </table:table-cell>
          <table:table-cell table:style-name="ce46" office:value-type="string">
            <text:p>ADM_11_02</text:p>
          </table:table-cell>
          <table:table-cell table:style-name="ce125" table:formula="of:=IF(VALUE(MID([.F68];6;FIND(&quot;:&quot;;[.F68];1)-FIND(&quot; &quot;;[.F68];1)-1))&gt;VALUE(MID([.F67];6;FIND(&quot;:&quot;;[.F67];1)-FIND(&quot; &quot;;[.F67];1)-1));[.C67];[.C67]+1)" office:value-type="float" office:value="14">
            <text:p>014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Add Properties for node when 'Definition name' field contain <text:s/>* <text:s/>character and other characters while namespace is blank 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116" table:formula="of:=IF(MID([.F69];6;1)&gt;MID([.F68];6;1);&quot;&quot;;MAX([.A$7:.A68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69];6;FIND(&quot;:&quot;;[.F69];1)-FIND(&quot; &quot;;[.F69];1)-1))&gt;VALUE(MID([.F68];6;FIND(&quot;:&quot;;[.F68];1)-FIND(&quot; &quot;;[.F68];1)-1));[.C68];[.C68]+1)" office:value-type="float" office:value="14">
            <text:p>014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Properties for node when 'Definition name' field contain <text:s/>* <text:s/>character and other characters while namespace is blank </text:p>
          </table:table-cell>
          <table:table-cell table:style-name="ce175" office:value-type="string">
            <text:p>Step 2: <text:s/>Open 'Add/Edit Node Type Definitions'</text:p>
          </table:table-cell>
          <table:table-cell table:style-name="ce175" office:value-type="string">
            <text:p>Click 'Add' button</text:p>
          </table:table-cell>
          <table:table-cell table:style-name="ce175" office:value-type="string">
            <text:p><text:s/>'Add/Edit Node Type Definitions' form appear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8">
          <table:table-cell table:style-name="ce116" table:formula="of:=IF(MID([.F70];6;1)&gt;MID([.F69];6;1);&quot;&quot;;MAX([.A$7:.A69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Properties for node when 'Definition name' field contain <text:s/>* <text:s/>character and other characters while namespace is blank </text:p>
          </table:table-cell>
          <table:table-cell table:style-name="ce175" office:value-type="string">
            <text:p>Step 3: Add new node type</text:p>
          </table:table-cell>
          <table:table-cell table:style-name="ce175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75" office:value-type="string">
            <text:p>Show message “There are some invalid characters in name!”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71];6;1)&gt;MID([.F70];6;1);&quot;&quot;;MAX([.A$7:.A70])+1)" office:value-type="float" office:value="23">
            <text:p>023</text:p>
          </table:table-cell>
          <table:table-cell table:style-name="ce46" office:value-type="string">
            <text:p>ADM_11_02</text:p>
          </table:table-cell>
          <table:table-cell table:style-name="ce125" table:formula="of:=IF(VALUE(MID([.F71];6;FIND(&quot;:&quot;;[.F71];1)-FIND(&quot; &quot;;[.F71];1)-1))&gt;VALUE(MID([.F70];6;FIND(&quot;:&quot;;[.F70];1)-FIND(&quot; &quot;;[.F70];1)-1));[.C70];[.C70]+1)" office:value-type="float" office:value="15">
            <text:p>015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Delete Property Definition 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72];6;1)&gt;MID([.F71];6;1);&quot;&quot;;MAX([.A$7:.A71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Delete Property Definition </text:p>
          </table:table-cell>
          <table:table-cell table:style-name="ce175" office:value-type="string">
            <text:p>Step 2: Add properties for node type</text:p>
          </table:table-cell>
          <table:table-cell table:style-name="ce175" office:value-type="string">
            <text:p>Add properties for node type</text:p>
          </table:table-cell>
          <table:table-cell table:style-name="ce175" office:value-type="string">
            <text:p>Node type is added propertie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24">
          <table:table-cell table:style-name="ce116" table:formula="of:=IF(MID([.F73];6;1)&gt;MID([.F72];6;1);&quot;&quot;;MAX([.A$7:.A72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Delete Property Definition </text:p>
          </table:table-cell>
          <table:table-cell table:style-name="ce175" office:value-type="string">
            <text:p>Step 3:; Delete properties</text:p>
          </table:table-cell>
          <table:table-cell table:style-name="ce175" office:value-type="string">
            <text:p>In 'Node type' tab, click 'Delete' icon on a property you want to delete</text:p>
          </table:table-cell>
          <table:table-cell table:style-name="ce175" office:value-type="string">
            <text:p>Property is deleted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74];6;1)&gt;MID([.F73];6;1);&quot;&quot;;MAX([.A$7:.A73])+1)" office:value-type="float" office:value="24">
            <text:p>024</text:p>
          </table:table-cell>
          <table:table-cell table:style-name="ce46" office:value-type="string">
            <text:p>ADM_11_02</text:p>
          </table:table-cell>
          <table:table-cell table:style-name="ce125" table:formula="of:=IF(VALUE(MID([.F74];6;FIND(&quot;:&quot;;[.F74];1)-FIND(&quot; &quot;;[.F74];1)-1))&gt;VALUE(MID([.F73];6;FIND(&quot;:&quot;;[.F73];1)-FIND(&quot; &quot;;[.F73];1)-1));[.C73];[.C73]+1)" office:value-type="float" office:value="16">
            <text:p>016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Add Child node <text:s/>with valid data.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75];6;1)&gt;MID([.F74];6;1);&quot;&quot;;MAX([.A$7:.A74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75];6;FIND(&quot;:&quot;;[.F75];1)-FIND(&quot; &quot;;[.F75];1)-1))&gt;VALUE(MID([.F74];6;FIND(&quot;:&quot;;[.F74];1)-FIND(&quot; &quot;;[.F74];1)-1));[.C74];[.C74]+1)" office:value-type="float" office:value="16">
            <text:p>016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Child node <text:s/>with valid data.</text:p>
          </table:table-cell>
          <table:table-cell table:style-name="ce175" office:value-type="string">
            <text:p>Step 2: <text:s/>Open 'Add/Edit Node Type Definitions'</text:p>
          </table:table-cell>
          <table:table-cell table:style-name="ce175" office:value-type="string">
            <text:p>Click 'Add' button</text:p>
          </table:table-cell>
          <table:table-cell table:style-name="ce175" office:value-type="string">
            <text:p><text:s/>'Add/Edit Node Type Definitions' form appear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24">
          <table:table-cell table:style-name="ce116" table:formula="of:=IF(MID([.F76];6;1)&gt;MID([.F75];6;1);&quot;&quot;;MAX([.A$7:.A75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76];6;FIND(&quot;:&quot;;[.F76];1)-FIND(&quot; &quot;;[.F76];1)-1))&gt;VALUE(MID([.F75];6;FIND(&quot;:&quot;;[.F75];1)-FIND(&quot; &quot;;[.F75];1)-1));[.C75];[.C75]+1)" office:value-type="float" office:value="16">
            <text:p>016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Child node <text:s/>with valid data.</text:p>
          </table:table-cell>
          <table:table-cell table:style-name="ce175" office:value-type="string">
            <text:p>Step 3: Add child node</text:p>
          </table:table-cell>
          <table:table-cell table:style-name="ce175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75" office:value-type="string">
            <text:p>A child node is created. And Definition name of child node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77];6;1)&gt;MID([.F76];6;1);&quot;&quot;;MAX([.A$7:.A76])+1)" office:value-type="float" office:value="25">
            <text:p>025</text:p>
          </table:table-cell>
          <table:table-cell table:style-name="ce46" office:value-type="string">
            <text:p>ADM_11_02</text:p>
          </table:table-cell>
          <table:table-cell table:style-name="ce125" table:formula="of:=IF(VALUE(MID([.F77];6;FIND(&quot;:&quot;;[.F77];1)-FIND(&quot; &quot;;[.F77];1)-1))&gt;VALUE(MID([.F76];6;FIND(&quot;:&quot;;[.F76];1)-FIND(&quot; &quot;;[.F76];1)-1));[.C76];[.C76]+1)" office:value-type="float" office:value="17">
            <text:p>017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Add child node <text:s/>when 'Definition name' field is blank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78];6;1)&gt;MID([.F77];6;1);&quot;&quot;;MAX([.A$7:.A77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78];6;FIND(&quot;:&quot;;[.F78];1)-FIND(&quot; &quot;;[.F78];1)-1))&gt;VALUE(MID([.F77];6;FIND(&quot;:&quot;;[.F77];1)-FIND(&quot; &quot;;[.F77];1)-1));[.C77];[.C77]+1)" office:value-type="float" office:value="17">
            <text:p>017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child node <text:s/>when 'Definition name' field is blank</text:p>
          </table:table-cell>
          <table:table-cell table:style-name="ce175" office:value-type="string">
            <text:p>Step 2: <text:s/>Open 'Add/Edit Node Type Definitions'</text:p>
          </table:table-cell>
          <table:table-cell table:style-name="ce175" office:value-type="string">
            <text:p>Click 'Add' button</text:p>
          </table:table-cell>
          <table:table-cell table:style-name="ce175" office:value-type="string">
            <text:p><text:s/>'Add/Edit Node Type Definitions' form appear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24">
          <table:table-cell table:style-name="ce116" table:formula="of:=IF(MID([.F79];6;1)&gt;MID([.F78];6;1);&quot;&quot;;MAX([.A$7:.A78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79];6;FIND(&quot;:&quot;;[.F79];1)-FIND(&quot; &quot;;[.F79];1)-1))&gt;VALUE(MID([.F78];6;FIND(&quot;:&quot;;[.F78];1)-FIND(&quot; &quot;;[.F78];1)-1));[.C78];[.C78]+1)" office:value-type="float" office:value="17">
            <text:p>017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child node <text:s/>when 'Definition name' field is blank</text:p>
          </table:table-cell>
          <table:table-cell table:style-name="ce175" office:value-type="string">
            <text:p>Step 3: Add child node</text:p>
          </table:table-cell>
          <table:table-cell table:style-name="ce175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75" office:value-type="string">
            <text:p>Show message “Definition name is required!”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80];6;1)&gt;MID([.F79];6;1);&quot;&quot;;MAX([.A$7:.A79])+1)" office:value-type="float" office:value="26">
            <text:p>026</text:p>
          </table:table-cell>
          <table:table-cell table:style-name="ce46" office:value-type="string">
            <text:p>ADM_11_02</text:p>
          </table:table-cell>
          <table:table-cell table:style-name="ce125" table:formula="of:=IF(VALUE(MID([.F80];6;FIND(&quot;:&quot;;[.F80];1)-FIND(&quot; &quot;;[.F80];1)-1))&gt;VALUE(MID([.F79];6;FIND(&quot;:&quot;;[.F79];1)-FIND(&quot; &quot;;[.F79];1)-1));[.C79];[.C79]+1)" office:value-type="float" office:value="18">
            <text:p>018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81];6;1)&gt;MID([.F80];6;1);&quot;&quot;;MAX([.A$7:.A80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81];6;FIND(&quot;:&quot;;[.F81];1)-FIND(&quot; &quot;;[.F81];1)-1))&gt;VALUE(MID([.F80];6;FIND(&quot;:&quot;;[.F80];1)-FIND(&quot; &quot;;[.F80];1)-1));[.C80];[.C80]+1)" office:value-type="float" office:value="18">
            <text:p>018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75" office:value-type="string">
            <text:p>Step 2: <text:s/>Open 'Add/Edit Node Type Definitions'</text:p>
          </table:table-cell>
          <table:table-cell table:style-name="ce175" office:value-type="string">
            <text:p>Click 'Add' button</text:p>
          </table:table-cell>
          <table:table-cell table:style-name="ce175" office:value-type="string">
            <text:p><text:s/>'Add/Edit Node Type Definitions' form appear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82];6;1)&gt;MID([.F81];6;1);&quot;&quot;;MAX([.A$7:.A81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75" office:value-type="string">
            <text:p>Step 3: Add child node</text:p>
          </table:table-cell>
          <table:table-cell table:style-name="ce175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75" office:value-type="string">
            <text:p>Show message “There are some invalid characters in name”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83];6;1)&gt;MID([.F82];6;1);&quot;&quot;;MAX([.A$7:.A82])+1)" office:value-type="float" office:value="27">
            <text:p>027</text:p>
          </table:table-cell>
          <table:table-cell table:style-name="ce46" office:value-type="string">
            <text:p>ADM_11_02</text:p>
          </table:table-cell>
          <table:table-cell table:style-name="ce125" table:formula="of:=IF(VALUE(MID([.F83];6;FIND(&quot;:&quot;;[.F83];1)-FIND(&quot; &quot;;[.F83];1)-1))&gt;VALUE(MID([.F82];6;FIND(&quot;:&quot;;[.F82];1)-FIND(&quot; &quot;;[.F82];1)-1));[.C82];[.C82]+1)" office:value-type="float" office:value="19">
            <text:p>019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Add child node when </text:p>
            <text:p>'Definition name' field contain * character while namespace is blank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4"/>
        </table:table-row>
        <table:table-row table:style-name="ro24">
          <table:table-cell table:style-name="ce116" table:formula="of:=IF(MID([.F84];6;1)&gt;MID([.F83];6;1);&quot;&quot;;MAX([.A$7:.A83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84];6;FIND(&quot;:&quot;;[.F84];1)-FIND(&quot; &quot;;[.F84];1)-1))&gt;VALUE(MID([.F83];6;FIND(&quot;:&quot;;[.F83];1)-FIND(&quot; &quot;;[.F83];1)-1));[.C83];[.C83]+1)" office:value-type="float" office:value="19">
            <text:p>019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child node when </text:p>
            <text:p>'Definition name' field contain * character while namespace is blank</text:p>
          </table:table-cell>
          <table:table-cell table:style-name="ce175" office:value-type="string">
            <text:p>Step 2: <text:s/>Open 'Add/Edit Node Type Definitions'</text:p>
          </table:table-cell>
          <table:table-cell table:style-name="ce175" office:value-type="string">
            <text:p>Click 'Add' button</text:p>
          </table:table-cell>
          <table:table-cell table:style-name="ce175" office:value-type="string">
            <text:p><text:s/>'Add/Edit Node Type Definitions' form appear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24">
          <table:table-cell table:style-name="ce116" table:formula="of:=IF(MID([.F85];6;1)&gt;MID([.F84];6;1);&quot;&quot;;MAX([.A$7:.A84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85];6;FIND(&quot;:&quot;;[.F85];1)-FIND(&quot; &quot;;[.F85];1)-1))&gt;VALUE(MID([.F84];6;FIND(&quot;:&quot;;[.F84];1)-FIND(&quot; &quot;;[.F84];1)-1));[.C84];[.C84]+1)" office:value-type="float" office:value="19">
            <text:p>019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child node when </text:p>
            <text:p>'Definition name' field contain * character while namespace is blank</text:p>
          </table:table-cell>
          <table:table-cell table:style-name="ce175" office:value-type="string">
            <text:p>Step 3: Add child node</text:p>
          </table:table-cell>
          <table:table-cell table:style-name="ce175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75" office:value-type="string">
            <text:p>A child node is created. And Definition name of child node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86];6;1)&gt;MID([.F85];6;1);&quot;&quot;;MAX([.A$7:.A85])+1)" office:value-type="float" office:value="28">
            <text:p>028</text:p>
          </table:table-cell>
          <table:table-cell table:style-name="ce46" office:value-type="string">
            <text:p>ADM_11_02</text:p>
          </table:table-cell>
          <table:table-cell table:style-name="ce125" table:formula="of:=IF(VALUE(MID([.F86];6;FIND(&quot;:&quot;;[.F86];1)-FIND(&quot; &quot;;[.F86];1)-1))&gt;VALUE(MID([.F85];6;FIND(&quot;:&quot;;[.F85];1)-FIND(&quot; &quot;;[.F85];1)-1));[.C85];[.C85]+1)" office:value-type="float" office:value="20">
            <text:p>020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87];6;1)&gt;MID([.F86];6;1);&quot;&quot;;MAX([.A$7:.A86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87];6;FIND(&quot;:&quot;;[.F87];1)-FIND(&quot; &quot;;[.F87];1)-1))&gt;VALUE(MID([.F86];6;FIND(&quot;:&quot;;[.F86];1)-FIND(&quot; &quot;;[.F86];1)-1));[.C86];[.C86]+1)" office:value-type="float" office:value="20">
            <text:p>020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75" office:value-type="string">
            <text:p>Step 2: <text:s/>Open 'Add/Edit Node Type Definitions'</text:p>
          </table:table-cell>
          <table:table-cell table:style-name="ce175" office:value-type="string">
            <text:p>Click 'Add' button</text:p>
          </table:table-cell>
          <table:table-cell table:style-name="ce175" office:value-type="string">
            <text:p><text:s/>'Add/Edit Node Type Definitions' form appear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88];6;1)&gt;MID([.F87];6;1);&quot;&quot;;MAX([.A$7:.A87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88];6;FIND(&quot;:&quot;;[.F88];1)-FIND(&quot; &quot;;[.F88];1)-1))&gt;VALUE(MID([.F87];6;FIND(&quot;:&quot;;[.F87];1)-FIND(&quot; &quot;;[.F87];1)-1));[.C87];[.C87]+1)" office:value-type="float" office:value="20">
            <text:p>020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75" office:value-type="string">
            <text:p>Step 3: Add child node</text:p>
          </table:table-cell>
          <table:table-cell table:style-name="ce175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75" office:value-type="string">
            <text:p>Show message “There are some invalid characters in name”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89];6;1)&gt;MID([.F88];6;1);&quot;&quot;;MAX([.A$7:.A88])+1)" office:value-type="float" office:value="29">
            <text:p>029</text:p>
          </table:table-cell>
          <table:table-cell table:style-name="ce46" office:value-type="string">
            <text:p>ADM_11_02</text:p>
          </table:table-cell>
          <table:table-cell table:style-name="ce125" table:formula="of:=IF(VALUE(MID([.F89];6;FIND(&quot;:&quot;;[.F89];1)-FIND(&quot; &quot;;[.F89];1)-1))&gt;VALUE(MID([.F88];6;FIND(&quot;:&quot;;[.F88];1)-FIND(&quot; &quot;;[.F88];1)-1));[.C88];[.C88]+1)" office:value-type="float" office:value="21">
            <text:p>021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Add child node when <text:s/>'Definition name' field is existed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90];6;1)&gt;MID([.F89];6;1);&quot;&quot;;MAX([.A$7:.A89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90];6;FIND(&quot;:&quot;;[.F90];1)-FIND(&quot; &quot;;[.F90];1)-1))&gt;VALUE(MID([.F89];6;FIND(&quot;:&quot;;[.F89];1)-FIND(&quot; &quot;;[.F89];1)-1));[.C89];[.C89]+1)" office:value-type="float" office:value="21">
            <text:p>021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child node when <text:s/>'Definition name' field is existed</text:p>
          </table:table-cell>
          <table:table-cell table:style-name="ce175" office:value-type="string">
            <text:p>Step 2: <text:s/>Open 'Add/Edit Node Type Definitions'</text:p>
          </table:table-cell>
          <table:table-cell table:style-name="ce175" office:value-type="string">
            <text:p>Click 'Add' button</text:p>
          </table:table-cell>
          <table:table-cell table:style-name="ce175" office:value-type="string">
            <text:p><text:s/>'Add/Edit Node Type Definitions' form appear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116" table:formula="of:=IF(MID([.F91];6;1)&gt;MID([.F90];6;1);&quot;&quot;;MAX([.A$7:.A90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91];6;FIND(&quot;:&quot;;[.F91];1)-FIND(&quot; &quot;;[.F91];1)-1))&gt;VALUE(MID([.F90];6;FIND(&quot;:&quot;;[.F90];1)-FIND(&quot; &quot;;[.F90];1)-1));[.C90];[.C90]+1)" office:value-type="float" office:value="21">
            <text:p>021</text:p>
          </table:table-cell>
          <table:table-cell table:style-name="ce168" office:value-type="string">
            <text:p>DMS\Admin\Type_of_Content\Manage Node Type\Add</text:p>
          </table:table-cell>
          <table:table-cell table:style-name="ce179" office:value-type="string">
            <text:p>Add child node when <text:s/>'Definition name' field is existed</text:p>
          </table:table-cell>
          <table:table-cell table:style-name="ce175" office:value-type="string">
            <text:p>Step 3: Add child node</text:p>
          </table:table-cell>
          <table:table-cell table:style-name="ce175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75" office:value-type="string">
            <text:p>Child node is created. And Definition name of Property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92];6;1)&gt;MID([.F91];6;1);&quot;&quot;;MAX([.A$7:.A91])+1)" office:value-type="float" office:value="30">
            <text:p>030</text:p>
          </table:table-cell>
          <table:table-cell table:style-name="ce46" office:value-type="string">
            <text:p>ADM_11_02</text:p>
          </table:table-cell>
          <table:table-cell table:style-name="ce125" table:formula="of:=IF(VALUE(MID([.F92];6;FIND(&quot;:&quot;;[.F92];1)-FIND(&quot; &quot;;[.F92];1)-1))&gt;VALUE(MID([.F91];6;FIND(&quot;:&quot;;[.F91];1)-FIND(&quot; &quot;;[.F91];1)-1));[.C91];[.C91]+1)" office:value-type="float" office:value="22">
            <text:p>022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Add child node when 'Default primary type' <text:s/>field is blank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93];6;1)&gt;MID([.F92];6;1);&quot;&quot;;MAX([.A$7:.A92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93];6;FIND(&quot;:&quot;;[.F93];1)-FIND(&quot; &quot;;[.F93];1)-1))&gt;VALUE(MID([.F92];6;FIND(&quot;:&quot;;[.F92];1)-FIND(&quot; &quot;;[.F92];1)-1));[.C92];[.C92]+1)" office:value-type="float" office:value="22">
            <text:p>022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child node when 'Default primary type'</text:p>
            <text:p><text:s/>field is blank</text:p>
          </table:table-cell>
          <table:table-cell table:style-name="ce175" office:value-type="string">
            <text:p>Step 2: <text:s/>Open 'Add/Edit Node Type Definitions'</text:p>
          </table:table-cell>
          <table:table-cell table:style-name="ce175" office:value-type="string">
            <text:p>Click 'Add' button</text:p>
          </table:table-cell>
          <table:table-cell table:style-name="ce175" office:value-type="string">
            <text:p><text:s/>'Add/Edit Node Type Definitions' form appear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94];6;1)&gt;MID([.F93];6;1);&quot;&quot;;MAX([.A$7:.A93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94];6;FIND(&quot;:&quot;;[.F94];1)-FIND(&quot; &quot;;[.F94];1)-1))&gt;VALUE(MID([.F93];6;FIND(&quot;:&quot;;[.F93];1)-FIND(&quot; &quot;;[.F93];1)-1));[.C93];[.C93]+1)" office:value-type="float" office:value="22">
            <text:p>022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Add child node when 'Default primary type'</text:p>
            <text:p><text:s/>field is blank</text:p>
          </table:table-cell>
          <table:table-cell table:style-name="ce175" office:value-type="string">
            <text:p>Step 3: Add child node</text:p>
          </table:table-cell>
          <table:table-cell table:style-name="ce175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75" office:value-type="string">
            <text:p>Show message “Default Primary Type is required”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95];6;1)&gt;MID([.F94];6;1);&quot;&quot;;MAX([.A$7:.A94])+1)" office:value-type="float" office:value="31">
            <text:p>031</text:p>
          </table:table-cell>
          <table:table-cell table:style-name="ce46" office:value-type="string">
            <text:p>ADM_11_02</text:p>
          </table:table-cell>
          <table:table-cell table:style-name="ce125" table:formula="of:=IF(VALUE(MID([.F95];6;FIND(&quot;:&quot;;[.F95];1)-FIND(&quot; &quot;;[.F95];1)-1))&gt;VALUE(MID([.F94];6;FIND(&quot;:&quot;;[.F94];1)-FIND(&quot; &quot;;[.F94];1)-1));[.C94];[.C94]+1)" office:value-type="float" office:value="23">
            <text:p>023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Add child node when 'Required primary type'</text:p>
            <text:p><text:s/>is blank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96];6;1)&gt;MID([.F95];6;1);&quot;&quot;;MAX([.A$7:.A95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96];6;FIND(&quot;:&quot;;[.F96];1)-FIND(&quot; &quot;;[.F96];1)-1))&gt;VALUE(MID([.F95];6;FIND(&quot;:&quot;;[.F95];1)-FIND(&quot; &quot;;[.F95];1)-1));[.C95];[.C95]+1)" office:value-type="float" office:value="23">
            <text:p>023</text:p>
          </table:table-cell>
          <table:table-cell table:style-name="ce168" office:value-type="string">
            <text:p>DMS\Admin\Type_of_Content\Manage Node Type\Add</text:p>
          </table:table-cell>
          <table:table-cell table:style-name="ce175" office:value-type="string">
            <text:p>Add child node when 'Required primary type'</text:p>
            <text:p><text:s/>is blank</text:p>
          </table:table-cell>
          <table:table-cell table:style-name="ce175" office:value-type="string">
            <text:p>Step 2: <text:s/>Open 'Add/Edit Node Type Definitions'</text:p>
          </table:table-cell>
          <table:table-cell table:style-name="ce175" office:value-type="string">
            <text:p>Click 'Add' button</text:p>
          </table:table-cell>
          <table:table-cell table:style-name="ce175" office:value-type="string">
            <text:p><text:s/>'Add/Edit Node Type Definitions' form appears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24">
          <table:table-cell table:style-name="ce116" table:formula="of:=IF(MID([.F97];6;1)&gt;MID([.F96];6;1);&quot;&quot;;MAX([.A$7:.A96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97];6;FIND(&quot;:&quot;;[.F97];1)-FIND(&quot; &quot;;[.F97];1)-1))&gt;VALUE(MID([.F96];6;FIND(&quot;:&quot;;[.F96];1)-FIND(&quot; &quot;;[.F96];1)-1));[.C96];[.C96]+1)" office:value-type="float" office:value="23">
            <text:p>023</text:p>
          </table:table-cell>
          <table:table-cell table:style-name="ce168" office:value-type="string">
            <text:p>DMS\Admin\Type_of_Content\Manage Node Type\Add</text:p>
          </table:table-cell>
          <table:table-cell table:style-name="ce175" office:value-type="string">
            <text:p>Add child node when 'Required primary type'</text:p>
            <text:p><text:s/>is blank</text:p>
          </table:table-cell>
          <table:table-cell table:style-name="ce175" office:value-type="string">
            <text:p>Step 3: Add child node</text:p>
          </table:table-cell>
          <table:table-cell table:style-name="ce175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75" office:value-type="string">
            <text:p>Show message “Required Primary Type is required”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98];6;1)&gt;MID([.F97];6;1);&quot;&quot;;MAX([.A$7:.A97])+1)" office:value-type="float" office:value="32">
            <text:p>032</text:p>
          </table:table-cell>
          <table:table-cell table:style-name="ce46" office:value-type="string">
            <text:p>ADM_11_02</text:p>
          </table:table-cell>
          <table:table-cell table:style-name="ce125" table:formula="of:=IF(VALUE(MID([.F98];6;FIND(&quot;:&quot;;[.F98];1)-FIND(&quot; &quot;;[.F98];1)-1))&gt;VALUE(MID([.F97];6;FIND(&quot;:&quot;;[.F97];1)-FIND(&quot; &quot;;[.F97];1)-1));[.C97];[.C97]+1)" office:value-type="float" office:value="24">
            <text:p>024</text:p>
          </table:table-cell>
          <table:table-cell table:style-name="ce168" office:value-type="string">
            <text:p>DMS\Admin\Type_of_Content\Manage Node Type\Add</text:p>
          </table:table-cell>
          <table:table-cell table:style-name="ce61" office:value-type="string">
            <text:p>Delete Child node Definition 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99];6;1)&gt;MID([.F98];6;1);&quot;&quot;;MAX([.A$7:.A98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99];6;FIND(&quot;:&quot;;[.F99];1)-FIND(&quot; &quot;;[.F99];1)-1))&gt;VALUE(MID([.F98];6;FIND(&quot;:&quot;;[.F98];1)-FIND(&quot; &quot;;[.F98];1)-1));[.C98];[.C98]+1)" office:value-type="float" office:value="24">
            <text:p>024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Delete Child node Definition </text:p>
          </table:table-cell>
          <table:table-cell table:style-name="ce175" office:value-type="string">
            <text:p>Step 2: Add child node for node type</text:p>
          </table:table-cell>
          <table:table-cell table:style-name="ce175" office:value-type="string">
            <text:p>Add child node for node type</text:p>
          </table:table-cell>
          <table:table-cell table:style-name="ce175" office:value-type="string">
            <text:p>Node type is added child node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100];6;1)&gt;MID([.F99];6;1);&quot;&quot;;MAX([.A$7:.A99])+1)">
            <text:p/>
          </table:table-cell>
          <table:table-cell table:style-name="ce46" office:value-type="string">
            <text:p>ADM_11_02</text:p>
          </table:table-cell>
          <table:table-cell table:style-name="ce125" table:formula="of:=IF(VALUE(MID([.F100];6;FIND(&quot;:&quot;;[.F100];1)-FIND(&quot; &quot;;[.F100];1)-1))&gt;VALUE(MID([.F99];6;FIND(&quot;:&quot;;[.F99];1)-FIND(&quot; &quot;;[.F99];1)-1));[.C99];[.C99]+1)" office:value-type="float" office:value="24">
            <text:p>024</text:p>
          </table:table-cell>
          <table:table-cell table:style-name="ce168" office:value-type="string">
            <text:p>DMS\Admin\Type_of_Content\Manage Node Type\Add</text:p>
          </table:table-cell>
          <table:table-cell table:style-name="ce171" office:value-type="string">
            <text:p>Delete Child node Definition </text:p>
          </table:table-cell>
          <table:table-cell table:style-name="ce175" office:value-type="string">
            <text:p>Step 3: Delete node type</text:p>
          </table:table-cell>
          <table:table-cell table:style-name="ce175" office:value-type="string">
            <text:p>In 'Node type' tab,click 'Delete' icon on a child node you want to delete</text:p>
          </table:table-cell>
          <table:table-cell table:style-name="ce175" office:value-type="string">
            <text:p>Child node is deleted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101];6;1)&gt;MID([.F100];6;1);&quot;&quot;;MAX([.A$7:.A100])+1)" office:value-type="float" office:value="33">
            <text:p>033</text:p>
          </table:table-cell>
          <table:table-cell table:style-name="ce46" office:value-type="string">
            <text:p>ADM_11_03</text:p>
          </table:table-cell>
          <table:table-cell table:style-name="ce125" office:value-type="float" office:value="1">
            <text:p>001</text:p>
          </table:table-cell>
          <table:table-cell table:style-name="ce168" office:value-type="string">
            <text:p>DMS\Admin\Type_of_Content\Manage Node Type\Export</text:p>
          </table:table-cell>
          <table:table-cell table:style-name="ce61" office:value-type="string">
            <text:p>Export node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102];6;1)&gt;MID([.F101];6;1);&quot;&quot;;MAX([.A$7:.A101])+1)">
            <text:p/>
          </table:table-cell>
          <table:table-cell table:style-name="ce46" office:value-type="string">
            <text:p>ADM_11_03</text:p>
          </table:table-cell>
          <table:table-cell table:style-name="ce125"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168" office:value-type="string">
            <text:p>DMS\Admin\Type_of_Content\Manage Node Type\Export</text:p>
          </table:table-cell>
          <table:table-cell table:style-name="ce171" office:value-type="string">
            <text:p>Export node</text:p>
          </table:table-cell>
          <table:table-cell table:style-name="ce175" office:value-type="string">
            <text:p>Step 2: Export node</text:p>
          </table:table-cell>
          <table:table-cell table:style-name="ce175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75" office:value-type="string">
            <text:p>Node is exported successfully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103];6;1)&gt;MID([.F102];6;1);&quot;&quot;;MAX([.A$7:.A102])+1)" office:value-type="float" office:value="34">
            <text:p>034</text:p>
          </table:table-cell>
          <table:table-cell table:style-name="ce46" office:value-type="string">
            <text:p>ADM_11_03</text:p>
          </table:table-cell>
          <table:table-cell table:style-name="ce125"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168" office:value-type="string">
            <text:p>DMS\Admin\Type_of_Content\Manage Node Type\Export</text:p>
          </table:table-cell>
          <table:table-cell table:style-name="ce61" office:value-type="string">
            <text:p>Export node when do not select any node to export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116" table:formula="of:=IF(MID([.F104];6;1)&gt;MID([.F103];6;1);&quot;&quot;;MAX([.A$7:.A103])+1)">
            <text:p/>
          </table:table-cell>
          <table:table-cell table:style-name="ce46" office:value-type="string">
            <text:p>ADM_11_03</text:p>
          </table:table-cell>
          <table:table-cell table:style-name="ce125"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168" office:value-type="string">
            <text:p>DMS\Admin\Type_of_Content\Manage Node Type\Export</text:p>
          </table:table-cell>
          <table:table-cell table:style-name="ce171" office:value-type="string">
            <text:p>Export node when do not select any node to export</text:p>
          </table:table-cell>
          <table:table-cell table:style-name="ce175" office:value-type="string">
            <text:p>Step 2: Export node</text:p>
          </table:table-cell>
          <table:table-cell table:style-name="ce175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75" office:value-type="string">
            <text:p>Show message <text:s/>“You must check at least one node to export” 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105];6;1)&gt;MID([.F104];6;1);&quot;&quot;;MAX([.A$7:.A104])+1)" office:value-type="float" office:value="35">
            <text:p>035</text:p>
          </table:table-cell>
          <table:table-cell table:style-name="ce46" office:value-type="string">
            <text:p>ADM_11_04</text:p>
          </table:table-cell>
          <table:table-cell table:style-name="ce125" office:value-type="float" office:value="1">
            <text:p>001</text:p>
          </table:table-cell>
          <table:table-cell table:style-name="ce168" office:value-type="string">
            <text:p>DMS\Admin\Type_of_Content\Manage Node Type\Import</text:p>
          </table:table-cell>
          <table:table-cell table:style-name="ce61" office:value-type="string">
            <text:p>Import node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106];6;1)&gt;MID([.F105];6;1);&quot;&quot;;MAX([.A$7:.A105])+1)">
            <text:p/>
          </table:table-cell>
          <table:table-cell table:style-name="ce46" office:value-type="string">
            <text:p>ADM_11_04</text:p>
          </table:table-cell>
          <table:table-cell table:style-name="ce125" table:formula="of:=IF(VALUE(MID([.F106];6;FIND(&quot;:&quot;;[.F106];1)-FIND(&quot; &quot;;[.F106];1)-1))&gt;VALUE(MID([.F105];6;FIND(&quot;:&quot;;[.F105];1)-FIND(&quot; &quot;;[.F105];1)-1));[.C105];[.C105]+1)" office:value-type="float" office:value="1">
            <text:p>001</text:p>
          </table:table-cell>
          <table:table-cell table:style-name="ce168" office:value-type="string">
            <text:p>DMS\Admin\Type_of_Content\Manage Node Type\Import</text:p>
          </table:table-cell>
          <table:table-cell table:style-name="ce171" office:value-type="string">
            <text:p>Import node</text:p>
          </table:table-cell>
          <table:table-cell table:style-name="ce175" office:value-type="string">
            <text:p>Step 2: Upload node</text:p>
          </table:table-cell>
          <table:table-cell table:style-name="ce175" office:value-type="string">
            <text:p>- Click 'Import' icon</text:p>
            <text:p>- Import an xml file</text:p>
            <text:p>- Click Upload button</text:p>
          </table:table-cell>
          <table:table-cell table:style-name="ce175" office:value-type="string">
            <text:p>File is uploaded successfully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7">
          <table:table-cell table:style-name="ce116" table:formula="of:=IF(MID([.F107];6;1)&gt;MID([.F106];6;1);&quot;&quot;;MAX([.A$7:.A106])+1)">
            <text:p/>
          </table:table-cell>
          <table:table-cell table:style-name="ce46" office:value-type="string">
            <text:p>ADM_11_04</text:p>
          </table:table-cell>
          <table:table-cell table:style-name="ce125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168" office:value-type="string">
            <text:p>DMS\Admin\Type_of_Content\Manage Node Type\Import</text:p>
          </table:table-cell>
          <table:table-cell table:style-name="ce171" office:value-type="string">
            <text:p>Import node</text:p>
          </table:table-cell>
          <table:table-cell table:style-name="ce175" office:value-type="string">
            <text:p>Step 3: Import node</text:p>
          </table:table-cell>
          <table:table-cell table:style-name="ce175" office:value-type="string">
            <text:p>- Check on node you want to import</text:p>
            <text:p>- Click 'Import' button</text:p>
          </table:table-cell>
          <table:table-cell table:style-name="ce175" office:value-type="string">
            <text:p>New node is registered successfully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37">
          <table:table-cell table:style-name="ce116" table:formula="of:=IF(MID([.F108];6;1)&gt;MID([.F107];6;1);&quot;&quot;;MAX([.A$7:.A107])+1)" office:value-type="float" office:value="36">
            <text:p>036</text:p>
          </table:table-cell>
          <table:table-cell table:style-name="ce46" office:value-type="string">
            <text:p>ADM_11_04</text:p>
          </table:table-cell>
          <table:table-cell table:style-name="ce125" table:formula="of:=IF(VALUE(MID([.F108];6;FIND(&quot;:&quot;;[.F108];1)-FIND(&quot; &quot;;[.F108];1)-1))&gt;VALUE(MID([.F107];6;FIND(&quot;:&quot;;[.F107];1)-FIND(&quot; &quot;;[.F107];1)-1));[.C107];[.C107]+1)" office:value-type="float" office:value="2">
            <text:p>002</text:p>
          </table:table-cell>
          <table:table-cell table:style-name="ce168" office:value-type="string">
            <text:p>DMS\Admin\Type_of_Content\Manage Node Type\Import</text:p>
          </table:table-cell>
          <table:table-cell table:style-name="ce61" office:value-type="string">
            <text:p>Import node but uploaded node is not xml file</text:p>
          </table:table-cell>
          <table:table-cell table:style-name="ce174" office:value-type="string">
            <text:p>Step 1: Open 'Manage Node Type' form</text:p>
          </table:table-cell>
          <table:table-cell table:style-name="ce174" office:value-type="string">
            <text:p>- Go to ECM Administration</text:p>
            <text:p>- Select Type of Content</text:p>
            <text:p>- Select Manage Node Type</text:p>
          </table:table-cell>
          <table:table-cell table:style-name="ce178" office:value-type="string">
            <text:p><text:s/>'Manage Node Type' form appears</text:p>
          </table:table-cell>
          <table:table-cell table:style-name="ce178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4"/>
        </table:table-row>
        <table:table-row table:style-name="ro24">
          <table:table-cell table:style-name="ce116" table:formula="of:=IF(MID([.F109];6;1)&gt;MID([.F108];6;1);&quot;&quot;;MAX([.A$7:.A108])+1)">
            <text:p/>
          </table:table-cell>
          <table:table-cell table:style-name="ce46" office:value-type="string">
            <text:p>ADM_11_04</text:p>
          </table:table-cell>
          <table:table-cell table:style-name="ce125"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168" office:value-type="string">
            <text:p>DMS\Admin\Type_of_Content\Manage Node Type\Import</text:p>
          </table:table-cell>
          <table:table-cell table:style-name="ce171" office:value-type="string">
            <text:p>Import node but uploaded node is not xml file</text:p>
          </table:table-cell>
          <table:table-cell table:style-name="ce175" office:value-type="string">
            <text:p>Step 2: Upload node</text:p>
          </table:table-cell>
          <table:table-cell table:style-name="ce175" office:value-type="string">
            <text:p>- Click 'Import' icon</text:p>
            <text:p>- Import a file is not xml file</text:p>
            <text:p>- Click Upload button</text:p>
          </table:table-cell>
          <table:table-cell table:style-name="ce175" office:value-type="string">
            <text:p>Show message “Only xml file or zip file are supported to import.”</text:p>
          </table:table-cell>
          <table:table-cell table:style-name="ce178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4"/>
        </table:table-row>
        <table:table-row table:style-name="ro24">
          <table:table-cell table:style-name="ce116" table:formula="of:=IF(MID([.F110];6;1)&gt;MID([.F109];6;1);&quot;&quot;;MAX([.A$7:.A109])+1)" office:value-type="float" office:value="37">
            <text:p>037</text:p>
          </table:table-cell>
          <table:table-cell table:style-name="ce46" office:value-type="string">
            <text:p>ADM_11_05</text:p>
          </table:table-cell>
          <table:table-cell table:style-name="ce125" office:value-type="float" office:value="1">
            <text:p>001</text:p>
          </table:table-cell>
          <table:table-cell table:style-name="ce168" office:value-type="string">
            <text:p>DMS\Admin\Type_of_Content\Manage Node Type\Search</text:p>
          </table:table-cell>
          <table:table-cell table:style-name="ce63" office:value-type="string">
            <text:p>Search Node Type when don't input keyword</text:p>
          </table:table-cell>
          <table:table-cell table:style-name="ce171" office:value-type="string">
            <text:p>Step 1: go to Manage Node type page</text:p>
          </table:table-cell>
          <table:table-cell table:style-name="ce171" office:value-type="string">
            <text:p>- Go to ECM Administration/Type of Content/Manage Node Type</text:p>
          </table:table-cell>
          <table:table-cell table:style-name="ce171" office:value-type="string">
            <text:p>this page is show with existing Node type</text:p>
          </table:table-cell>
          <table:table-cell table:style-name="ce178" office:value-type="string">
            <text:p>Low</text:p>
          </table:table-cell>
          <table:table-cell/>
          <table:table-cell table:style-name="Default" table:number-columns-repeated="10"/>
          <table:table-cell table:number-columns-repeated="214"/>
        </table:table-row>
        <table:table-row table:style-name="ro7">
          <table:table-cell table:style-name="ce116" table:formula="of:=IF(MID([.F111];6;1)&gt;MID([.F110];6;1);&quot;&quot;;MAX([.A$7:.A110])+1)">
            <text:p/>
          </table:table-cell>
          <table:table-cell table:style-name="ce46" office:value-type="string">
            <text:p>ADM_11_05</text:p>
          </table:table-cell>
          <table:table-cell table:style-name="ce125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168" office:value-type="string">
            <text:p>DMS\Admin\Type_of_Content\Manage Node Type\Search</text:p>
          </table:table-cell>
          <table:table-cell table:style-name="ce171" office:value-type="string">
            <text:p>Search Node Type when don't input keyword</text:p>
          </table:table-cell>
          <table:table-cell table:style-name="ce171" office:value-type="string">
            <text:p>Step 2: search</text:p>
          </table:table-cell>
          <table:table-cell table:style-name="ce171" office:value-type="string">
            <text:p>- Don't input keyword </text:p>
            <text:p>- Click Search button</text:p>
          </table:table-cell>
          <table:table-cell table:style-name="ce171" office:value-type="string">
            <text:p>Show alert message to report that have to input keyword</text:p>
          </table:table-cell>
          <table:table-cell table:style-name="ce178" office:value-type="string">
            <text:p>Low</text:p>
          </table:table-cell>
          <table:table-cell/>
          <table:table-cell table:style-name="Default" table:number-columns-repeated="10"/>
          <table:table-cell table:number-columns-repeated="214"/>
        </table:table-row>
        <table:table-row table:style-name="ro24">
          <table:table-cell table:style-name="ce116" table:formula="of:=IF(MID([.F112];6;1)&gt;MID([.F111];6;1);&quot;&quot;;MAX([.A$7:.A111])+1)" office:value-type="float" office:value="38">
            <text:p>038</text:p>
          </table:table-cell>
          <table:table-cell table:style-name="ce46" office:value-type="string">
            <text:p>ADM_11_05</text:p>
          </table:table-cell>
          <table:table-cell table:style-name="ce125" table:formula="of:=IF(VALUE(MID([.F112];6;FIND(&quot;:&quot;;[.F112];1)-FIND(&quot; &quot;;[.F112];1)-1))&gt;VALUE(MID([.F111];6;FIND(&quot;:&quot;;[.F111];1)-FIND(&quot; &quot;;[.F111];1)-1));[.C111];[.C111]+1)" office:value-type="float" office:value="2">
            <text:p>002</text:p>
          </table:table-cell>
          <table:table-cell table:style-name="ce168" office:value-type="string">
            <text:p>DMS\Admin\Type_of_Content\Manage Node Type\Search</text:p>
          </table:table-cell>
          <table:table-cell table:style-name="ce63" office:value-type="string">
            <text:p>Search Node Type when keyword includes some special characters</text:p>
          </table:table-cell>
          <table:table-cell table:style-name="ce171" office:value-type="string">
            <text:p>Step 1: go to Manage Node type page</text:p>
          </table:table-cell>
          <table:table-cell table:style-name="ce171" office:value-type="string">
            <text:p>- Go to ECM Administration/Type of Content/Manage Node Type</text:p>
          </table:table-cell>
          <table:table-cell table:style-name="ce171" office:value-type="string">
            <text:p>this page is show with existing Node type</text:p>
          </table:table-cell>
          <table:table-cell table:style-name="ce178" office:value-type="string">
            <text:p>Low</text:p>
          </table:table-cell>
          <table:table-cell/>
          <table:table-cell table:style-name="Default" table:number-columns-repeated="10"/>
          <table:table-cell table:number-columns-repeated="214"/>
        </table:table-row>
        <table:table-row table:style-name="ro37">
          <table:table-cell table:style-name="ce116" table:formula="of:=IF(MID([.F113];6;1)&gt;MID([.F112];6;1);&quot;&quot;;MAX([.A$7:.A112])+1)">
            <text:p/>
          </table:table-cell>
          <table:table-cell table:style-name="ce46" office:value-type="string">
            <text:p>ADM_11_05</text:p>
          </table:table-cell>
          <table:table-cell table:style-name="ce125" table:formula="of:=IF(VALUE(MID([.F113];6;FIND(&quot;:&quot;;[.F113];1)-FIND(&quot; &quot;;[.F113];1)-1))&gt;VALUE(MID([.F112];6;FIND(&quot;:&quot;;[.F112];1)-FIND(&quot; &quot;;[.F112];1)-1));[.C112];[.C112]+1)" office:value-type="float" office:value="2">
            <text:p>002</text:p>
          </table:table-cell>
          <table:table-cell table:style-name="ce168" office:value-type="string">
            <text:p>DMS\Admin\Type_of_Content\Manage Node Type\Search</text:p>
          </table:table-cell>
          <table:table-cell table:style-name="ce171" office:value-type="string">
            <text:p>Search Node Type when keyword includes some special characters</text:p>
          </table:table-cell>
          <table:table-cell table:style-name="ce171" office:value-type="string">
            <text:p>Step 2: search</text:p>
          </table:table-cell>
          <table:table-cell table:style-name="ce171" office:value-type="string">
            <text:p>- Input keyword which includes some characters !@#$%^&amp;()_{}[]|\"/?&gt;&lt;,~`</text:p>
            <text:p>- Click Search icon</text:p>
          </table:table-cell>
          <table:table-cell table:style-name="ce171" office:value-type="string">
            <text:p>Show alert message to report that invalid data</text:p>
          </table:table-cell>
          <table:table-cell table:style-name="ce178" office:value-type="string">
            <text:p>Low</text:p>
          </table:table-cell>
          <table:table-cell/>
          <table:table-cell table:style-name="Default" table:number-columns-repeated="10"/>
          <table:table-cell table:number-columns-repeated="214"/>
        </table:table-row>
        <table:table-row table:style-name="ro24">
          <table:table-cell table:style-name="ce116" table:formula="of:=IF(MID([.F114];6;1)&gt;MID([.F113];6;1);&quot;&quot;;MAX([.A$7:.A113])+1)" office:value-type="float" office:value="39">
            <text:p>039</text:p>
          </table:table-cell>
          <table:table-cell table:style-name="ce46" office:value-type="string">
            <text:p>ADM_11_05</text:p>
          </table:table-cell>
          <table:table-cell table:style-name="ce125" table:formula="of:=IF(VALUE(MID([.F114];6;FIND(&quot;:&quot;;[.F114];1)-FIND(&quot; &quot;;[.F114];1)-1))&gt;VALUE(MID([.F113];6;FIND(&quot;:&quot;;[.F113];1)-FIND(&quot; &quot;;[.F113];1)-1));[.C113];[.C113]+1)" office:value-type="float" office:value="3">
            <text:p>003</text:p>
          </table:table-cell>
          <table:table-cell table:style-name="ce168" office:value-type="string">
            <text:p>DMS\Admin\Type_of_Content\Manage Node Type\Search</text:p>
          </table:table-cell>
          <table:table-cell table:style-name="ce63" office:value-type="string">
            <text:p>Search Node Type when no Node type match with keyword</text:p>
          </table:table-cell>
          <table:table-cell table:style-name="ce171" office:value-type="string">
            <text:p>Step 1: go to Manage Node type page</text:p>
          </table:table-cell>
          <table:table-cell table:style-name="ce171" office:value-type="string">
            <text:p>- Go to ECM Administration/Type of Content/Manage Node Type</text:p>
          </table:table-cell>
          <table:table-cell table:style-name="ce171" office:value-type="string">
            <text:p>this page is show with existing Node type</text:p>
          </table:table-cell>
          <table:table-cell table:style-name="ce178" office:value-type="string">
            <text:p>Low</text:p>
          </table:table-cell>
          <table:table-cell/>
          <table:table-cell table:style-name="Default" table:number-columns-repeated="10"/>
          <table:table-cell table:number-columns-repeated="214"/>
        </table:table-row>
        <table:table-row table:style-name="ro24">
          <table:table-cell table:style-name="ce116" table:formula="of:=IF(MID([.F115];6;1)&gt;MID([.F114];6;1);&quot;&quot;;MAX([.A$7:.A114])+1)">
            <text:p/>
          </table:table-cell>
          <table:table-cell table:style-name="ce46" office:value-type="string">
            <text:p>ADM_11_05</text:p>
          </table:table-cell>
          <table:table-cell table:style-name="ce125" table:formula="of:=IF(VALUE(MID([.F115];6;FIND(&quot;:&quot;;[.F115];1)-FIND(&quot; &quot;;[.F115];1)-1))&gt;VALUE(MID([.F114];6;FIND(&quot;:&quot;;[.F114];1)-FIND(&quot; &quot;;[.F114];1)-1));[.C114];[.C114]+1)" office:value-type="float" office:value="3">
            <text:p>003</text:p>
          </table:table-cell>
          <table:table-cell table:style-name="ce168" office:value-type="string">
            <text:p>DMS\Admin\Type_of_Content\Manage Node Type\Search</text:p>
          </table:table-cell>
          <table:table-cell table:style-name="ce171" office:value-type="string">
            <text:p>Search Node Type when no Node type match with keyword</text:p>
          </table:table-cell>
          <table:table-cell table:style-name="ce171" office:value-type="string">
            <text:p>Step 2: search</text:p>
          </table:table-cell>
          <table:table-cell table:style-name="ce171" office:value-type="string">
            <text:p>- Input keyword which don't match any node type </text:p>
            <text:p>- Click Search</text:p>
          </table:table-cell>
          <table:table-cell table:style-name="ce171" office:value-type="string">
            <text:p>Return empty list</text:p>
          </table:table-cell>
          <table:table-cell table:style-name="ce178" office:value-type="string">
            <text:p>Low</text:p>
          </table:table-cell>
          <table:table-cell/>
          <table:table-cell table:style-name="Default" table:number-columns-repeated="10"/>
          <table:table-cell table:number-columns-repeated="214"/>
        </table:table-row>
        <table:table-row table:style-name="ro24">
          <table:table-cell table:style-name="ce116" table:formula="of:=IF(MID([.F116];6;1)&gt;MID([.F115];6;1);&quot;&quot;;MAX([.A$7:.A115])+1)" office:value-type="float" office:value="40">
            <text:p>040</text:p>
          </table:table-cell>
          <table:table-cell table:style-name="ce46" office:value-type="string">
            <text:p>ADM_11_05</text:p>
          </table:table-cell>
          <table:table-cell table:style-name="ce125" table:formula="of:=IF(VALUE(MID([.F116];6;FIND(&quot;:&quot;;[.F116];1)-FIND(&quot; &quot;;[.F116];1)-1))&gt;VALUE(MID([.F115];6;FIND(&quot;:&quot;;[.F115];1)-FIND(&quot; &quot;;[.F115];1)-1));[.C115];[.C115]+1)" office:value-type="float" office:value="4">
            <text:p>004</text:p>
          </table:table-cell>
          <table:table-cell table:style-name="ce168" office:value-type="string">
            <text:p>DMS\Admin\Type_of_Content\Manage Node Type\Search</text:p>
          </table:table-cell>
          <table:table-cell table:style-name="ce63" office:value-type="string">
            <text:p>Search Node type when there are corresponding node types with keyword</text:p>
          </table:table-cell>
          <table:table-cell table:style-name="ce171" office:value-type="string">
            <text:p>Step 1: go to Manage Node type page</text:p>
          </table:table-cell>
          <table:table-cell table:style-name="ce171" office:value-type="string">
            <text:p>- Go to ECM Administration/Type of Content/Manage Node Type</text:p>
          </table:table-cell>
          <table:table-cell table:style-name="ce171" office:value-type="string">
            <text:p>this page is show with existing Node type</text:p>
          </table:table-cell>
          <table:table-cell table:style-name="ce178" office:value-type="string">
            <text:p>Low</text:p>
          </table:table-cell>
          <table:table-cell/>
          <table:table-cell table:style-name="Default" table:number-columns-repeated="10"/>
          <table:table-cell table:number-columns-repeated="214"/>
        </table:table-row>
        <table:table-row table:style-name="ro24">
          <table:table-cell table:style-name="ce116" table:formula="of:=IF(MID([.F117];6;1)&gt;MID([.F116];6;1);&quot;&quot;;MAX([.A$7:.A116])+1)">
            <text:p/>
          </table:table-cell>
          <table:table-cell table:style-name="ce46" office:value-type="string">
            <text:p>ADM_11_05</text:p>
          </table:table-cell>
          <table:table-cell table:style-name="ce125" table:formula="of:=IF(VALUE(MID([.F117];6;FIND(&quot;:&quot;;[.F117];1)-FIND(&quot; &quot;;[.F117];1)-1))&gt;VALUE(MID([.F116];6;FIND(&quot;:&quot;;[.F116];1)-FIND(&quot; &quot;;[.F116];1)-1));[.C116];[.C116]+1)" office:value-type="float" office:value="4">
            <text:p>004</text:p>
          </table:table-cell>
          <table:table-cell table:style-name="ce168" office:value-type="string">
            <text:p>DMS\Admin\Type_of_Content\Manage Node Type\Search</text:p>
          </table:table-cell>
          <table:table-cell table:style-name="ce171" office:value-type="string">
            <text:p>Search Node type when there are corresponding node types with keyword</text:p>
          </table:table-cell>
          <table:table-cell table:style-name="ce171" office:value-type="string">
            <text:p>Step 2: search </text:p>
          </table:table-cell>
          <table:table-cell table:style-name="ce171" office:value-type="string">
            <text:p>- Input keyword</text:p>
            <text:p>- Click search button</text:p>
          </table:table-cell>
          <table:table-cell table:style-name="ce171" office:value-type="string">
            <text:p>If existing node has name which include keyword, will be shown in search result</text:p>
          </table:table-cell>
          <table:table-cell table:style-name="ce178" office:value-type="string">
            <text:p>Low</text:p>
          </table:table-cell>
          <table:table-cell/>
          <table:table-cell table:style-name="Default" table:number-columns-repeated="10"/>
          <table:table-cell table:number-columns-repeated="214"/>
        </table:table-row>
        <table:table-row table:style-name="ro24">
          <table:table-cell table:style-name="ce116" table:formula="of:=IF(MID([.F118];6;1)&gt;MID([.F117];6;1);&quot;&quot;;MAX([.A$7:.A117])+1)" office:value-type="float" office:value="41">
            <text:p>041</text:p>
          </table:table-cell>
          <table:table-cell table:style-name="ce46" office:value-type="string">
            <text:p>ADM_11_05</text:p>
          </table:table-cell>
          <table:table-cell table:style-name="ce125" table:formula="of:=IF(VALUE(MID([.F118];6;FIND(&quot;:&quot;;[.F118];1)-FIND(&quot; &quot;;[.F118];1)-1))&gt;VALUE(MID([.F117];6;FIND(&quot;:&quot;;[.F117];1)-FIND(&quot; &quot;;[.F117];1)-1));[.C117];[.C117]+1)" office:value-type="float" office:value="5">
            <text:p>005</text:p>
          </table:table-cell>
          <table:table-cell table:style-name="ce168" office:value-type="string">
            <text:p>DMS\Admin\Type_of_Content\Manage Node Type\Search</text:p>
          </table:table-cell>
          <table:table-cell table:style-name="ce63" office:value-type="string">
            <text:p>Search <text:s/>all Node Type with keyword ' * '</text:p>
          </table:table-cell>
          <table:table-cell table:style-name="ce171" office:value-type="string">
            <text:p>Step 1: go to Manage Node type page</text:p>
          </table:table-cell>
          <table:table-cell table:style-name="ce171" office:value-type="string">
            <text:p>- Go to ECM Administration/Type of Content/Manage Node Type</text:p>
          </table:table-cell>
          <table:table-cell table:style-name="ce171" office:value-type="string">
            <text:p>this page is show with existing Node type</text:p>
          </table:table-cell>
          <table:table-cell table:style-name="ce178" office:value-type="string">
            <text:p>Low</text:p>
          </table:table-cell>
          <table:table-cell/>
          <table:table-cell table:style-name="Default" table:number-columns-repeated="10"/>
          <table:table-cell table:number-columns-repeated="214"/>
        </table:table-row>
        <table:table-row table:style-name="ro7">
          <table:table-cell table:style-name="ce116" table:formula="of:=IF(MID([.F119];6;1)&gt;MID([.F118];6;1);&quot;&quot;;MAX([.A$7:.A118])+1)">
            <text:p/>
          </table:table-cell>
          <table:table-cell table:style-name="ce46" office:value-type="string">
            <text:p>ADM_11_05</text:p>
          </table:table-cell>
          <table:table-cell table:style-name="ce125" table:formula="of:=IF(VALUE(MID([.F119];6;FIND(&quot;:&quot;;[.F119];1)-FIND(&quot; &quot;;[.F119];1)-1))&gt;VALUE(MID([.F118];6;FIND(&quot;:&quot;;[.F118];1)-FIND(&quot; &quot;;[.F118];1)-1));[.C118];[.C118]+1)" office:value-type="float" office:value="5">
            <text:p>005</text:p>
          </table:table-cell>
          <table:table-cell table:style-name="ce168" office:value-type="string">
            <text:p>DMS\Admin\Type_of_Content\Manage Node Type\Search</text:p>
          </table:table-cell>
          <table:table-cell table:style-name="ce171" office:value-type="string">
            <text:p>Search <text:s/>all Node Type with keyword ' * '</text:p>
          </table:table-cell>
          <table:table-cell table:style-name="ce171" office:value-type="string">
            <text:p>Step 2: search</text:p>
          </table:table-cell>
          <table:table-cell table:style-name="ce171" office:value-type="string">
            <text:p>- Input keyword *</text:p>
            <text:p>- Click Search</text:p>
          </table:table-cell>
          <table:table-cell table:style-name="ce171" office:value-type="string">
            <text:p>Return all existing Node type</text:p>
          </table:table-cell>
          <table:table-cell table:style-name="ce178" office:value-type="string">
            <text:p>Low</text:p>
          </table:table-cell>
          <table:table-cell/>
          <table:table-cell table:style-name="Default" table:number-columns-repeated="10"/>
          <table:table-cell table:number-columns-repeated="214"/>
        </table:table-row>
        <table:table-row table:style-name="ro12" table:number-rows-repeated="5">
          <table:table-cell table:number-columns-repeated="4"/>
          <table:table-cell table:style-name="ce171" table:number-columns-repeated="3"/>
          <table:table-cell table:number-columns-repeated="3"/>
          <table:table-cell table:style-name="Default" table:number-columns-repeated="10"/>
          <table:table-cell table:number-columns-repeated="214"/>
        </table:table-row>
        <table:table-row table:style-name="ro12" table:number-rows-repeated="437">
          <table:table-cell table:number-columns-repeated="10"/>
          <table:table-cell table:style-name="Default" table:number-columns-repeated="10"/>
          <table:table-cell table:number-columns-repeated="214"/>
        </table:table-row>
        <table:table-row table:style-name="ro12" table:number-rows-repeated="64974">
          <table:table-cell table:number-columns-repeated="234"/>
        </table:table-row>
        <table:table-row table:style-name="ro12">
          <table:table-cell table:number-columns-repeated="234"/>
        </table:table-row>
      </table:table>
      <table:table table:name="Advanced_Configuration" table:style-name="ta1" table:print="false">
        <office:forms form:automatic-focus="false" form:apply-design-mode="false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35" table:default-cell-style-name="ce155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3" table:number-columns-repeated="2" table:default-cell-style-name="Default"/>
        <table:table-column table:style-name="co13" table:number-columns-repeated="10" table:default-cell-style-name="ce50"/>
        <table:table-column table:style-name="co13" table:number-columns-repeated="210" table:default-cell-style-name="Default"/>
        <table:table-row table:style-name="ro4">
          <table:table-cell/>
          <table:table-cell table:style-name="ce117" office:value-type="string">
            <text:p>TEST CASE</text:p>
          </table:table-cell>
          <table:table-cell table:style-name="ce121" table:number-columns-repeated="3"/>
          <table:table-cell/>
          <table:table-cell table:style-name="ce121" table:number-columns-repeated="4"/>
          <table:table-cell table:style-name="ce135" office:value-type="string">
            <text:p>Passed</text:p>
          </table:table-cell>
          <table:table-cell table:style-name="ce135" table:formula="of:=COUNTIF([.L$7:.L$1008];[.$K1])" office:value-type="float" office:value="0">
            <text:p>0</text:p>
          </table:table-cell>
          <table:table-cell table:style-name="ce135" table:formula="of:=COUNTIF([.M$7:.M$1008];[.$K1])" office:value-type="float" office:value="0">
            <text:p>0</text:p>
          </table:table-cell>
          <table:table-cell table:style-name="ce135" table:formula="of:=COUNTIF([.N$7:.N$1008];[.$K1])" office:value-type="float" office:value="0">
            <text:p>0</text:p>
          </table:table-cell>
          <table:table-cell table:style-name="ce135" table:formula="of:=COUNTIF([.O$7:.O$1008];[.$K1])" office:value-type="float" office:value="0">
            <text:p>0</text:p>
          </table:table-cell>
          <table:table-cell table:style-name="ce121" table:number-columns-repeated="5"/>
          <table:table-cell table:style-name="ce152" table:number-columns-repeated="193"/>
          <table:table-cell table:number-columns-repeated="17"/>
        </table:table-row>
        <table:table-row table:style-name="ro25">
          <table:table-cell/>
          <table:table-cell table:style-name="ce118"/>
          <table:table-cell table:style-name="ce121" table:number-columns-repeated="3"/>
          <table:table-cell/>
          <table:table-cell table:style-name="ce121" table:number-columns-repeated="3"/>
          <table:table-cell table:style-name="ce135"/>
          <table:table-cell table:style-name="ce135" office:value-type="string">
            <text:p>Failed</text:p>
          </table:table-cell>
          <table:table-cell table:style-name="ce135" table:formula="of:=COUNTIF([.L$7:.L$1008];[.$K2])" office:value-type="float" office:value="0">
            <text:p>0</text:p>
          </table:table-cell>
          <table:table-cell table:style-name="ce135" table:formula="of:=COUNTIF([.M$7:.M$1008];[.$K2])" office:value-type="float" office:value="0">
            <text:p>0</text:p>
          </table:table-cell>
          <table:table-cell table:style-name="ce135" table:formula="of:=COUNTIF([.N$7:.N$1008];[.$K2])" office:value-type="float" office:value="0">
            <text:p>0</text:p>
          </table:table-cell>
          <table:table-cell table:style-name="ce135" table:formula="of:=COUNTIF([.O$7:.O$1008];[.$K2])" office:value-type="float" office:value="0">
            <text:p>0</text:p>
          </table:table-cell>
          <table:table-cell table:style-name="ce121" table:number-columns-repeated="5"/>
          <table:table-cell table:style-name="ce152" table:number-columns-repeated="193"/>
          <table:table-cell table:number-columns-repeated="17"/>
        </table:table-row>
        <table:table-row table:style-name="ro32">
          <table:table-cell/>
          <table:table-cell table:style-name="ce181" office:value-type="string">
            <text:p>Function List</text:p>
          </table:table-cell>
          <table:table-cell table:style-name="ce182" office:value-type="string" table:number-columns-spanned="3" table:number-rows-spanned="1">
            <text:p>Manage Query, Manage Script, Create an action type</text:p>
          </table:table-cell>
          <table:covered-table-cell table:style-name="ce183"/>
          <table:covered-table-cell table:style-name="ce182"/>
          <table:table-cell/>
          <table:table-cell table:style-name="ce132" table:number-columns-repeated="3"/>
          <table:table-cell table:style-name="ce135"/>
          <table:table-cell table:style-name="ce135" office:value-type="string">
            <text:p>Blocked</text:p>
          </table:table-cell>
          <table:table-cell table:style-name="ce135" table:formula="of:=COUNTIF([.L$7:.L$1008];[.$K3])" office:value-type="float" office:value="0">
            <text:p>0</text:p>
          </table:table-cell>
          <table:table-cell table:style-name="ce135" table:formula="of:=COUNTIF([.M$7:.M$1008];[.$K3])" office:value-type="float" office:value="0">
            <text:p>0</text:p>
          </table:table-cell>
          <table:table-cell table:style-name="ce135" table:formula="of:=COUNTIF([.N$7:.N$1008];[.$K3])" office:value-type="float" office:value="0">
            <text:p>0</text:p>
          </table:table-cell>
          <table:table-cell table:style-name="ce135" table:formula="of:=COUNTIF([.O$7:.O$1008];[.$K3])" office:value-type="float" office:value="0">
            <text:p>0</text:p>
          </table:table-cell>
          <table:table-cell table:style-name="ce132" table:number-columns-repeated="5"/>
          <table:table-cell table:style-name="ce152" table:number-columns-repeated="193"/>
          <table:table-cell table:number-columns-repeated="17"/>
        </table:table-row>
        <table:table-row table:style-name="ro39">
          <table:table-cell/>
          <table:table-cell table:style-name="ce181" office:value-type="string">
            <text:p>Total main cases:</text:p>
          </table:table-cell>
          <table:table-cell table:style-name="ce182" table:formula="of:=MAX([.A7:.A994])" office:value-type="float" office:value="36" table:number-columns-spanned="3" table:number-rows-spanned="1">
            <text:p>36</text:p>
          </table:table-cell>
          <table:covered-table-cell table:style-name="ce50"/>
          <table:covered-table-cell table:style-name="ce50"/>
          <table:table-cell/>
          <table:table-cell table:style-name="ce132" table:number-columns-repeated="3"/>
          <table:table-cell table:style-name="ce135"/>
          <table:table-cell table:style-name="ce151" office:value-type="string">
            <text:p>Untested</text:p>
          </table:table-cell>
          <table:table-cell table:style-name="ce135" table:formula="of:=COUNTIF([.L$7:.L$1008];[.$K4])" office:value-type="float" office:value="0">
            <text:p>0</text:p>
          </table:table-cell>
          <table:table-cell table:style-name="ce135" table:formula="of:=COUNTIF([.M$7:.M$1008];[.$K4])" office:value-type="float" office:value="0">
            <text:p>0</text:p>
          </table:table-cell>
          <table:table-cell table:style-name="ce135" table:formula="of:=COUNTIF([.N$7:.N$1008];[.$K4])" office:value-type="float" office:value="0">
            <text:p>0</text:p>
          </table:table-cell>
          <table:table-cell table:style-name="ce135" table:formula="of:=COUNTIF([.O$7:.O$1008];[.$K4])" office:value-type="float" office:value="0">
            <text:p>0</text:p>
          </table:table-cell>
          <table:table-cell table:style-name="ce132" table:number-columns-repeated="5"/>
          <table:table-cell table:style-name="ce152" table:number-columns-repeated="193"/>
          <table:table-cell table:number-columns-repeated="17"/>
        </table:table-row>
        <table:table-row table:style-name="ro25">
          <table:table-cell/>
          <table:table-cell table:style-name="ce50"/>
          <table:table-cell table:style-name="ce123"/>
          <table:table-cell table:style-name="ce165"/>
          <table:table-cell table:style-name="ce126" table:number-columns-repeated="5"/>
          <table:table-cell table:style-name="ce151"/>
          <table:table-cell table:style-name="Default" office:value-type="string">
            <text:p>N/A</text:p>
          </table:table-cell>
          <table:table-cell table:style-name="ce135" table:formula="of:=COUNTIF([.L$7:.L$1008];[.$K5])" office:value-type="float" office:value="0">
            <text:p>0</text:p>
          </table:table-cell>
          <table:table-cell table:style-name="ce135" table:formula="of:=COUNTIF([.M$7:.M$1008];[.$K5])" office:value-type="float" office:value="0">
            <text:p>0</text:p>
          </table:table-cell>
          <table:table-cell table:style-name="ce135" table:formula="of:=COUNTIF([.N$7:.N$1008];[.$K5])" office:value-type="float" office:value="0">
            <text:p>0</text:p>
          </table:table-cell>
          <table:table-cell table:style-name="ce135" table:formula="of:=COUNTIF([.O$7:.O$1008];[.$K5])" office:value-type="float" office:value="0">
            <text:p>0</text:p>
          </table:table-cell>
          <table:table-cell table:style-name="ce126" table:number-columns-repeated="5"/>
          <table:table-cell table:style-name="ce152" table:number-columns-repeated="193"/>
          <table:table-cell table:number-columns-repeated="17"/>
        </table:table-row>
        <table:table-row table:style-name="ro4">
          <table:table-cell table:style-name="ce114" office:value-type="string">
            <text:p>Case No</text:p>
          </table:table-cell>
          <table:table-cell table:style-name="ce120" office:value-type="string">
            <text:p>Related Function</text:p>
          </table:table-cell>
          <table:table-cell table:style-name="ce124" office:value-type="string">
            <text:p>Case No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Affect</text:p>
          </table:table-cell>
          <table:table-cell table:style-name="ce81" table:number-columns-repeated="10"/>
          <table:table-cell table:style-name="ce153" table:number-columns-repeated="198"/>
          <table:table-cell table:style-name="ce154" table:number-columns-repeated="6"/>
          <table:table-cell table:number-columns-repeated="6"/>
        </table:table-row>
        <table:table-row table:style-name="ro37">
          <table:table-cell table:style-name="ce115" office:value-type="float" office:value="1">
            <text:p>001</text:p>
          </table:table-cell>
          <table:table-cell table:style-name="ce46" office:value-type="string">
            <text:p>ADM_12_01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52" office:value-type="string">
            <text:p>Add queries When input valid data into all required fields</text:p>
          </table:table-cell>
          <table:table-cell table:style-name="ce130" office:value-type="string">
            <text:p>Step 1: Open 'Manage Queries' form</text:p>
          </table:table-cell>
          <table:table-cell table:style-name="ce156" office:value-type="string">
            <text:p>- Go to ECM Administration</text:p>
            <text:p>- Select Advanced Configuration</text:p>
            <text:p>- Select Manage Queries</text:p>
          </table:table-cell>
          <table:table-cell table:style-name="ce162" office:value-type="string">
            <text:p><text:s/>'Manage Queries'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28" office:value-type="string">
            <text:p>Add queries When input valid data into all required fields</text:p>
          </table:table-cell>
          <table:table-cell table:style-name="ce130" office:value-type="string">
            <text:p>Step 2: Open 'Add query' pop-up</text:p>
          </table:table-cell>
          <table:table-cell table:style-name="ce156" office:value-type="string">
            <text:p>Click 'Add query' button</text:p>
          </table:table-cell>
          <table:table-cell table:style-name="ce162" office:value-type="string">
            <text:p><text:s/>'Add query' pop-up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9];6;1)&gt;MID([.F8];6;1);&quot;&quot;;MAX([.A$7:.A8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28" office:value-type="string">
            <text:p>Add queries When input valid data into all required fields</text:p>
          </table:table-cell>
          <table:table-cell table:style-name="ce130" office:value-type="string">
            <text:p>Step 3: Add new query</text:p>
          </table:table-cell>
          <table:table-cell table:style-name="ce156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162" office:value-type="string">
            <text:p>New query is created successfully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10];6;1)&gt;MID([.F9];6;1);&quot;&quot;;MAX([.A$7:.A9])+1)" office:value-type="float" office:value="2">
            <text:p>002</text:p>
          </table:table-cell>
          <table:table-cell table:style-name="ce46" office:value-type="string">
            <text:p>ADM_12_01</text:p>
          </table:table-cell>
          <table:table-cell table:style-name="ce12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52" office:value-type="string">
            <text:p>Create SQL query</text:p>
          </table:table-cell>
          <table:table-cell table:style-name="ce130" office:value-type="string">
            <text:p>Step 1: Open 'Manage Queries' form</text:p>
          </table:table-cell>
          <table:table-cell table:style-name="ce156" office:value-type="string">
            <text:p>- Go to ECM Administration</text:p>
            <text:p>- Select Advanced Configuration</text:p>
            <text:p>- Select Manage Queries</text:p>
          </table:table-cell>
          <table:table-cell table:style-name="ce162" office:value-type="string">
            <text:p><text:s/>'Manage Queries'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11];6;1)&gt;MID([.F10];6;1);&quot;&quot;;MAX([.A$7:.A10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28" office:value-type="string">
            <text:p>Create SQL query</text:p>
          </table:table-cell>
          <table:table-cell table:style-name="ce130" office:value-type="string">
            <text:p>Step 2: Open 'Add query' pop-up</text:p>
          </table:table-cell>
          <table:table-cell table:style-name="ce156" office:value-type="string">
            <text:p>Click 'Add query' button</text:p>
          </table:table-cell>
          <table:table-cell table:style-name="ce162" office:value-type="string">
            <text:p><text:s/>'Add query' pop-up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22">
          <table:table-cell table:style-name="ce116" table:formula="of:=IF(MID([.F12];6;1)&gt;MID([.F11];6;1);&quot;&quot;;MAX([.A$7:.A11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28" office:value-type="string">
            <text:p>Create SQL query</text:p>
          </table:table-cell>
          <table:table-cell table:style-name="ce130" office:value-type="string">
            <text:p>Step 3: Add new query</text:p>
          </table:table-cell>
          <table:table-cell table:style-name="ce156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162" office:value-type="string">
            <text:p>New SQL query is created successfully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13];6;1)&gt;MID([.F12];6;1);&quot;&quot;;MAX([.A$7:.A12])+1)" office:value-type="float" office:value="3">
            <text:p>003</text:p>
          </table:table-cell>
          <table:table-cell table:style-name="ce46" office:value-type="string">
            <text:p>ADM_12_01</text:p>
          </table:table-cell>
          <table:table-cell table:style-name="ce12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52" office:value-type="string">
            <text:p>Create XPATH query</text:p>
          </table:table-cell>
          <table:table-cell table:style-name="ce130" office:value-type="string">
            <text:p>Step 1: Open 'Manage Queries' form</text:p>
          </table:table-cell>
          <table:table-cell table:style-name="ce156" office:value-type="string">
            <text:p>- Go to ECM Administration</text:p>
            <text:p>- Select Advanced Configuration</text:p>
            <text:p>- Select Manage Queries</text:p>
          </table:table-cell>
          <table:table-cell table:style-name="ce162" office:value-type="string">
            <text:p><text:s/>'Manage Queries'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14];6;1)&gt;MID([.F13];6;1);&quot;&quot;;MAX([.A$7:.A13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28" office:value-type="string">
            <text:p>Create XPATH query</text:p>
          </table:table-cell>
          <table:table-cell table:style-name="ce130" office:value-type="string">
            <text:p>Step 2: Open 'Add query' pop-up</text:p>
          </table:table-cell>
          <table:table-cell table:style-name="ce156" office:value-type="string">
            <text:p>Click 'Add query' button</text:p>
          </table:table-cell>
          <table:table-cell table:style-name="ce162" office:value-type="string">
            <text:p><text:s/>'Add query' pop-up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22">
          <table:table-cell table:style-name="ce116" table:formula="of:=IF(MID([.F15];6;1)&gt;MID([.F14];6;1);&quot;&quot;;MAX([.A$7:.A14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28" office:value-type="string">
            <text:p>Create XPATH query</text:p>
          </table:table-cell>
          <table:table-cell table:style-name="ce130" office:value-type="string">
            <text:p>Step 3: Add new query</text:p>
          </table:table-cell>
          <table:table-cell table:style-name="ce156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162" office:value-type="string">
            <text:p>New Xpath query is created successfully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16];6;1)&gt;MID([.F15];6;1);&quot;&quot;;MAX([.A$7:.A15])+1)" office:value-type="float" office:value="4">
            <text:p>004</text:p>
          </table:table-cell>
          <table:table-cell table:style-name="ce46" office:value-type="string">
            <text:p>ADM_12_01</text:p>
          </table:table-cell>
          <table:table-cell table:style-name="ce125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is blank</text:p>
          </table:table-cell>
          <table:table-cell table:style-name="ce130" office:value-type="string">
            <text:p>Step 1: Open 'Manage Queries' form</text:p>
          </table:table-cell>
          <table:table-cell table:style-name="ce156" office:value-type="string">
            <text:p>- Go to ECM Administration</text:p>
            <text:p>- Select Advanced Configuration</text:p>
            <text:p>- Select Manage Queries</text:p>
          </table:table-cell>
          <table:table-cell table:style-name="ce162" office:value-type="string">
            <text:p><text:s/>'Manage Queries'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4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17];6;1)&gt;MID([.F16];6;1);&quot;&quot;;MAX([.A$7:.A16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28" office:value-type="string">
            <text:p>Add query when 'Query name' field <text:s/>is blank</text:p>
          </table:table-cell>
          <table:table-cell table:style-name="ce130" office:value-type="string">
            <text:p>Step 2: Open 'Add query' pop-up</text:p>
          </table:table-cell>
          <table:table-cell table:style-name="ce156" office:value-type="string">
            <text:p>Click 'Add query' button</text:p>
          </table:table-cell>
          <table:table-cell table:style-name="ce162" office:value-type="string">
            <text:p><text:s/>'Add query' pop-up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1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18];6;1)&gt;MID([.F17];6;1);&quot;&quot;;MAX([.A$7:.A17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28" office:value-type="string">
            <text:p>Add query when 'Query name' field <text:s/>is blank</text:p>
          </table:table-cell>
          <table:table-cell table:style-name="ce130" office:value-type="string">
            <text:p>Step 3: Add new query</text:p>
          </table:table-cell>
          <table:table-cell table:style-name="ce156" office:value-type="string">
            <text:p>- Do not put name for new query</text:p>
            <text:p>- Click Save button</text:p>
          </table:table-cell>
          <table:table-cell table:style-name="ce162" office:value-type="string">
            <text:p>Show message “The field 'Query name' is required. Please enter your value.”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19];6;1)&gt;MID([.F18];6;1);&quot;&quot;;MAX([.A$7:.A18])+1)" office:value-type="float" office:value="5">
            <text:p>005</text:p>
          </table:table-cell>
          <table:table-cell table:style-name="ce46" office:value-type="string">
            <text:p>ADM_12_01</text:p>
          </table:table-cell>
          <table:table-cell table:style-name="ce125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contain some special characters: #$%..</text:p>
          </table:table-cell>
          <table:table-cell table:style-name="ce130" office:value-type="string">
            <text:p>Step 1: Open 'Manage Queries' form</text:p>
          </table:table-cell>
          <table:table-cell table:style-name="ce156" office:value-type="string">
            <text:p>- Go to ECM Administration</text:p>
            <text:p>- Select Advanced Configuration</text:p>
            <text:p>- Select Manage Queries</text:p>
          </table:table-cell>
          <table:table-cell table:style-name="ce162" office:value-type="string">
            <text:p><text:s/>'Manage Queries'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20];6;1)&gt;MID([.F19];6;1);&quot;&quot;;MAX([.A$7:.A19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70" office:value-type="string">
            <text:p>Add query when 'Query name' field <text:s/>contain some special characters: #$%..</text:p>
          </table:table-cell>
          <table:table-cell table:style-name="ce130" office:value-type="string">
            <text:p>Step 2: Open 'Add query' pop-up</text:p>
          </table:table-cell>
          <table:table-cell table:style-name="ce156" office:value-type="string">
            <text:p>Click 'Add query' button</text:p>
          </table:table-cell>
          <table:table-cell table:style-name="ce162" office:value-type="string">
            <text:p><text:s/>'Add query' pop-up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24">
          <table:table-cell table:style-name="ce116" table:formula="of:=IF(MID([.F21];6;1)&gt;MID([.F20];6;1);&quot;&quot;;MAX([.A$7:.A20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70" office:value-type="string">
            <text:p>Add query when 'Query name' field <text:s/>contain some special characters: #$%..</text:p>
          </table:table-cell>
          <table:table-cell table:style-name="ce130" office:value-type="string">
            <text:p>Step 3: Add new query</text:p>
          </table:table-cell>
          <table:table-cell table:style-name="ce156" office:value-type="string">
            <text:p>- Put some special characters in 'Query name' field</text:p>
            <text:p>- Click Save button</text:p>
          </table:table-cell>
          <table:table-cell table:style-name="ce162" office:value-type="string">
            <text:p>Show message “There are some invalid characters in field 'name'. Type another value, please!”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1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22];6;1)&gt;MID([.F21];6;1);&quot;&quot;;MAX([.A$7:.A21])+1)" office:value-type="float" office:value="6">
            <text:p>006</text:p>
          </table:table-cell>
          <table:table-cell table:style-name="ce46" office:value-type="string">
            <text:p>ADM_12_01</text:p>
          </table:table-cell>
          <table:table-cell table:style-name="ce125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52" office:value-type="string">
            <text:p>Add new query has the same name with existing query</text:p>
          </table:table-cell>
          <table:table-cell table:style-name="ce130" office:value-type="string">
            <text:p>Step 1: Open 'Manage Queries' form</text:p>
          </table:table-cell>
          <table:table-cell table:style-name="ce156" office:value-type="string">
            <text:p>- Go to ECM Administration</text:p>
            <text:p>- Select Advanced Configuration</text:p>
            <text:p>- Select Manage Queries</text:p>
          </table:table-cell>
          <table:table-cell table:style-name="ce162" office:value-type="string">
            <text:p><text:s/>'Manage Queries'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23];6;1)&gt;MID([.F22];6;1);&quot;&quot;;MAX([.A$7:.A22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28" office:value-type="string">
            <text:p>Add new query has the same name with existing query</text:p>
          </table:table-cell>
          <table:table-cell table:style-name="ce130" office:value-type="string">
            <text:p>Step 2: Open 'Add query' pop-up</text:p>
          </table:table-cell>
          <table:table-cell table:style-name="ce156" office:value-type="string">
            <text:p>Click 'Add query' button</text:p>
          </table:table-cell>
          <table:table-cell table:style-name="ce162" office:value-type="string">
            <text:p><text:s/>'Add query' pop-up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24">
          <table:table-cell table:style-name="ce116" table:formula="of:=IF(MID([.F24];6;1)&gt;MID([.F23];6;1);&quot;&quot;;MAX([.A$7:.A23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28" office:value-type="string">
            <text:p>Add new query has the same name with existing query</text:p>
          </table:table-cell>
          <table:table-cell table:style-name="ce130" office:value-type="string">
            <text:p>Step 3: Add new query</text:p>
          </table:table-cell>
          <table:table-cell table:style-name="ce156" office:value-type="string">
            <text:p>- Put the name for new query has the same name with existing queries</text:p>
            <text:p>- Click Save button</text:p>
          </table:table-cell>
          <table:table-cell table:style-name="ce162" office:value-type="string">
            <text:p>Show message “This query name is existing. Choose another name, please!!”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25];6;1)&gt;MID([.F24];6;1);&quot;&quot;;MAX([.A$7:.A24])+1)" office:value-type="float" office:value="7">
            <text:p>007</text:p>
          </table:table-cell>
          <table:table-cell table:style-name="ce46" office:value-type="string">
            <text:p>ADM_12_01</text:p>
          </table:table-cell>
          <table:table-cell table:style-name="ce125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52" office:value-type="string">
            <text:p>Add query when 'statement' field is invalid</text:p>
          </table:table-cell>
          <table:table-cell table:style-name="ce130" office:value-type="string">
            <text:p>Step 1: Open 'Manage Queries' form</text:p>
          </table:table-cell>
          <table:table-cell table:style-name="ce156" office:value-type="string">
            <text:p>- Go to ECM Administration</text:p>
            <text:p>- Select Advanced Configuration</text:p>
            <text:p>- Select Manage Queries</text:p>
          </table:table-cell>
          <table:table-cell table:style-name="ce162" office:value-type="string">
            <text:p><text:s/>'Manage Queries'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26];6;1)&gt;MID([.F25];6;1);&quot;&quot;;MAX([.A$7:.A25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28" office:value-type="string">
            <text:p>Add query when 'statement' field is invalid</text:p>
          </table:table-cell>
          <table:table-cell table:style-name="ce130" office:value-type="string">
            <text:p>Step 2: Open 'Add query' pop-up</text:p>
          </table:table-cell>
          <table:table-cell table:style-name="ce156" office:value-type="string">
            <text:p>Click 'Add query' button</text:p>
          </table:table-cell>
          <table:table-cell table:style-name="ce162" office:value-type="string">
            <text:p><text:s/>'Add query' pop-up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27];6;1)&gt;MID([.F26];6;1);&quot;&quot;;MAX([.A$7:.A26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28" office:value-type="string">
            <text:p>Add query when 'statement' field is invalid</text:p>
          </table:table-cell>
          <table:table-cell table:style-name="ce130" office:value-type="string">
            <text:p>Step 3: Add new query</text:p>
          </table:table-cell>
          <table:table-cell table:style-name="ce156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162" office:value-type="string">
            <text:p>Show message “Invalid query. Check your query statement, please!. <text:s/>”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28];6;1)&gt;MID([.F27];6;1);&quot;&quot;;MAX([.A$7:.A27])+1)" office:value-type="float" office:value="8">
            <text:p>008</text:p>
          </table:table-cell>
          <table:table-cell table:style-name="ce46" office:value-type="string">
            <text:p>ADM_12_01</text:p>
          </table:table-cell>
          <table:table-cell table:style-name="ce125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52" office:value-type="string">
            <text:p>Add query when 'statement' field is empty</text:p>
          </table:table-cell>
          <table:table-cell table:style-name="ce130" office:value-type="string">
            <text:p>Step 1: Open 'Manage Queries' form</text:p>
          </table:table-cell>
          <table:table-cell table:style-name="ce156" office:value-type="string">
            <text:p>- Go to ECM Administration</text:p>
            <text:p>- Select Advanced Configuration</text:p>
            <text:p>- Select Manage Queries</text:p>
          </table:table-cell>
          <table:table-cell table:style-name="ce162" office:value-type="string">
            <text:p><text:s/>'Manage Queries'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29];6;1)&gt;MID([.F28];6;1);&quot;&quot;;MAX([.A$7:.A28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28" office:value-type="string">
            <text:p>Add query when 'statement' field is empty</text:p>
          </table:table-cell>
          <table:table-cell table:style-name="ce130" office:value-type="string">
            <text:p>Step 2: Open 'Add query' pop-up</text:p>
          </table:table-cell>
          <table:table-cell table:style-name="ce156" office:value-type="string">
            <text:p>Click 'Add query' button</text:p>
          </table:table-cell>
          <table:table-cell table:style-name="ce162" office:value-type="string">
            <text:p><text:s/>'Add query' pop-up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30];6;1)&gt;MID([.F29];6;1);&quot;&quot;;MAX([.A$7:.A29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28" office:value-type="string">
            <text:p>Add query when 'statement' field is empty</text:p>
          </table:table-cell>
          <table:table-cell table:style-name="ce130" office:value-type="string">
            <text:p>Step 3: Add new query</text:p>
          </table:table-cell>
          <table:table-cell table:style-name="ce156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162" office:value-type="string">
            <text:p>Show message “The field 'Statement' is required. Please enter your value. <text:s/>”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31];6;1)&gt;MID([.F30];6;1);&quot;&quot;;MAX([.A$7:.A30])+1)" office:value-type="float" office:value="9">
            <text:p>009</text:p>
          </table:table-cell>
          <table:table-cell table:style-name="ce46" office:value-type="string">
            <text:p>ADM_12_01</text:p>
          </table:table-cell>
          <table:table-cell table:style-name="ce125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52" office:value-type="string">
            <text:p>Add query when don't select permission</text:p>
          </table:table-cell>
          <table:table-cell table:style-name="ce130" office:value-type="string">
            <text:p>Step 1: Open 'Manage Queries' form</text:p>
          </table:table-cell>
          <table:table-cell table:style-name="ce156" office:value-type="string">
            <text:p>- Go to ECM Administration</text:p>
            <text:p>- Select Advanced Configuration</text:p>
            <text:p>- Select Manage Queries</text:p>
          </table:table-cell>
          <table:table-cell table:style-name="ce162" office:value-type="string">
            <text:p><text:s/>'Manage Queries'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32];6;1)&gt;MID([.F31];6;1);&quot;&quot;;MAX([.A$7:.A31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28" office:value-type="string">
            <text:p>Add query when don't select permission</text:p>
          </table:table-cell>
          <table:table-cell table:style-name="ce130" office:value-type="string">
            <text:p>Step 2: Open 'Add query' pop-up</text:p>
          </table:table-cell>
          <table:table-cell table:style-name="ce156" office:value-type="string">
            <text:p>Click 'Add query' button</text:p>
          </table:table-cell>
          <table:table-cell table:style-name="ce162" office:value-type="string">
            <text:p><text:s/>'Add query' pop-up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22">
          <table:table-cell table:style-name="ce116" table:formula="of:=IF(MID([.F33];6;1)&gt;MID([.F32];6;1);&quot;&quot;;MAX([.A$7:.A32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28" office:value-type="string">
            <text:p>Add query when don't select permission</text:p>
          </table:table-cell>
          <table:table-cell table:style-name="ce130" office:value-type="string">
            <text:p>Step 3: Add new query</text:p>
          </table:table-cell>
          <table:table-cell table:style-name="ce156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162" office:value-type="string">
            <text:p>Show message “You must select permissions”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34];6;1)&gt;MID([.F33];6;1);&quot;&quot;;MAX([.A$7:.A33])+1)" office:value-type="float" office:value="10">
            <text:p>010</text:p>
          </table:table-cell>
          <table:table-cell table:style-name="ce46" office:value-type="string">
            <text:p>ADM_12_01</text:p>
          </table:table-cell>
          <table:table-cell table:style-name="ce125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52" office:value-type="string">
            <text:p>Check the displaying of query in File Explorer</text:p>
          </table:table-cell>
          <table:table-cell table:style-name="ce130" office:value-type="string">
            <text:p>Step 1: Open 'Manage Queries' form</text:p>
          </table:table-cell>
          <table:table-cell table:style-name="ce156" office:value-type="string">
            <text:p>- Go to ECM Administration</text:p>
            <text:p>- Select Advanced Configuration</text:p>
            <text:p>- Select Manage Queries</text:p>
          </table:table-cell>
          <table:table-cell table:style-name="ce162" office:value-type="string">
            <text:p><text:s/>'Manage Queries'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35];6;1)&gt;MID([.F34];6;1);&quot;&quot;;MAX([.A$7:.A34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28" office:value-type="string">
            <text:p>Check the displaying of query in File Explorer</text:p>
          </table:table-cell>
          <table:table-cell table:style-name="ce130" office:value-type="string">
            <text:p>Step 2: Add new query</text:p>
          </table:table-cell>
          <table:table-cell table:style-name="ce156" office:value-type="string">
            <text:p>Add new query</text:p>
          </table:table-cell>
          <table:table-cell table:style-name="ce162" office:value-type="string">
            <text:p>New query is created successfully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36];6;1)&gt;MID([.F35];6;1);&quot;&quot;;MAX([.A$7:.A35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28" office:value-type="string">
            <text:p>Check the displaying of query in File Explorer</text:p>
          </table:table-cell>
          <table:table-cell table:style-name="ce130" office:value-type="string">
            <text:p>Step 3: Check the displaying of new query</text:p>
          </table:table-cell>
          <table:table-cell table:style-name="ce156" office:value-type="string">
            <text:p>- Go to File Explorer</text:p>
            <text:p>- Select Search/Advanced Search/Saved Query or click on 'Saved queries' icon</text:p>
          </table:table-cell>
          <table:table-cell table:style-name="ce162" office:value-type="string">
            <text:p>All queries that created in Manage Queries are shown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37];6;1)&gt;MID([.F36];6;1);&quot;&quot;;MAX([.A$7:.A36])+1)" office:value-type="float" office:value="11">
            <text:p>011</text:p>
          </table:table-cell>
          <table:table-cell table:style-name="ce46" office:value-type="string">
            <text:p>ADM_12_01</text:p>
          </table:table-cell>
          <table:table-cell table:style-name="ce125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52" office:value-type="string">
            <text:p>Check the displaying of query in Content Browser</text:p>
          </table:table-cell>
          <table:table-cell table:style-name="ce130" office:value-type="string">
            <text:p>Step 1: Open 'Manage Queries' form</text:p>
          </table:table-cell>
          <table:table-cell table:style-name="ce156" office:value-type="string">
            <text:p>- Go to ECM Administration</text:p>
            <text:p>- Select Advanced Configuration</text:p>
            <text:p>- Select Manage Queries</text:p>
          </table:table-cell>
          <table:table-cell table:style-name="ce162" office:value-type="string">
            <text:p><text:s/>'Manage Queries'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38];6;1)&gt;MID([.F37];6;1);&quot;&quot;;MAX([.A$7:.A37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28" office:value-type="string">
            <text:p>Check the displaying of query in Content Browser</text:p>
          </table:table-cell>
          <table:table-cell table:style-name="ce130" office:value-type="string">
            <text:p>Step 2: Add new query</text:p>
          </table:table-cell>
          <table:table-cell table:style-name="ce156" office:value-type="string">
            <text:p>Add new query</text:p>
          </table:table-cell>
          <table:table-cell table:style-name="ce162" office:value-type="string">
            <text:p>New query is created successfully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34">
          <table:table-cell table:style-name="ce116" table:formula="of:=IF(MID([.F39];6;1)&gt;MID([.F38];6;1);&quot;&quot;;MAX([.A$7:.A38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28" office:value-type="string">
            <text:p>Check the displaying of query in Content Browser</text:p>
          </table:table-cell>
          <table:table-cell table:style-name="ce130" office:value-type="string">
            <text:p>Step 3: Check the displaying of new query</text:p>
          </table:table-cell>
          <table:table-cell table:style-name="ce156" office:value-type="string">
            <text:p>- Go to Content Browser</text:p>
            <text:p>- Create new config for CB using query</text:p>
            <text:p>- Select query status: Existing query</text:p>
            <text:p>- Select query type: Shared query </text:p>
          </table:table-cell>
          <table:table-cell table:style-name="ce162" office:value-type="string">
            <text:p>Depend on type of query, you'll see the query that created in Manage Querie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40];6;1)&gt;MID([.F39];6;1);&quot;&quot;;MAX([.A$7:.A39])+1)" office:value-type="float" office:value="12">
            <text:p>012</text:p>
          </table:table-cell>
          <table:table-cell table:style-name="ce46" office:value-type="string">
            <text:p>ADM_12_01</text:p>
          </table:table-cell>
          <table:table-cell table:style-name="ce125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52" office:value-type="string">
            <text:p>Add new query when check in ' Enable cache results ' checked-box</text:p>
          </table:table-cell>
          <table:table-cell table:style-name="ce130" office:value-type="string">
            <text:p>Step 1: Open 'Manage Queries' form</text:p>
          </table:table-cell>
          <table:table-cell table:style-name="ce156" office:value-type="string">
            <text:p>- Go to ECM Administration</text:p>
            <text:p>- Select Advanced Configuration</text:p>
            <text:p>- Select Manage Queries</text:p>
          </table:table-cell>
          <table:table-cell table:style-name="ce162" office:value-type="string">
            <text:p><text:s/>'Manage Queries'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41];6;1)&gt;MID([.F40];6;1);&quot;&quot;;MAX([.A$7:.A40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28" office:value-type="string">
            <text:p>Add new query when check in ' Enable cache results ' checked-box</text:p>
          </table:table-cell>
          <table:table-cell table:style-name="ce130" office:value-type="string">
            <text:p>Step 2: Open 'Add query' pop-up</text:p>
          </table:table-cell>
          <table:table-cell table:style-name="ce156" office:value-type="string">
            <text:p>Click 'Add query' button</text:p>
          </table:table-cell>
          <table:table-cell table:style-name="ce162" office:value-type="string">
            <text:p><text:s/>'Add query' pop-up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38">
          <table:table-cell table:style-name="ce116" table:formula="of:=IF(MID([.F42];6;1)&gt;MID([.F41];6;1);&quot;&quot;;MAX([.A$7:.A41])+1)">
            <text:p/>
          </table:table-cell>
          <table:table-cell table:style-name="ce46" office:value-type="string">
            <text:p>ADM_12_01</text:p>
          </table:table-cell>
          <table:table-cell table:style-name="ce125" table:formula="of:=IF(VALUE(MID([.F42];6;FIND(&quot;:&quot;;[.F42];1)-FIND(&quot; &quot;;[.F42];1)-1))&gt;VALUE(MID([.F41];6;FIND(&quot;:&quot;;[.F41];1)-FIND(&quot; &quot;;[.F41];1)-1));[.C41];[.C41]+1)" office:value-type="float" office:value="12">
            <text:p>012</text:p>
          </table:table-cell>
          <table:table-cell table:style-name="ce127" office:value-type="string">
            <text:p>DMS\Admin\Advanced_Configuration\Manage Queries\Add</text:p>
          </table:table-cell>
          <table:table-cell table:style-name="ce128" office:value-type="string">
            <text:p>Add new query when check in ' Enable cache results ' checked-box</text:p>
          </table:table-cell>
          <table:table-cell table:style-name="ce130" office:value-type="string">
            <text:p>Step 3: Add new query</text:p>
          </table:table-cell>
          <table:table-cell table:style-name="ce156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162" office:value-type="string">
            <text:p>New query is created successfully. A<text:span text:style-name="T18">t </text:span><text:span text:style-name="T18">the first time you use this query to </text:span><text:span text:style-name="T18">search, the result will be cached. At the </text:span><text:span text:style-name="T18">second time you search using this query, </text:span><text:span text:style-name="T18">it will show cached result. After </text:span><text:span text:style-name="T19">45 </text:span><text:span text:style-name="T19">minutes,</text:span><text:span text:style-name="T21"> </text:span><text:span text:style-name="T22">the cache will be removed. </text:span>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1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43];6;1)&gt;MID([.F42];6;1);&quot;&quot;;MAX([.A$7:.A42])+1)" office:value-type="float" office:value="13">
            <text:p>013</text:p>
          </table:table-cell>
          <table:table-cell table:style-name="ce46" office:value-type="string">
            <text:p>ADM_12_02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Advanced_Configuration\Manage Queries\Edit</text:p>
          </table:table-cell>
          <table:table-cell table:style-name="ce52" office:value-type="string">
            <text:p>Edit Query</text:p>
          </table:table-cell>
          <table:table-cell table:style-name="ce130" office:value-type="string">
            <text:p>Step 1: Open 'Manage Queries' form</text:p>
          </table:table-cell>
          <table:table-cell table:style-name="ce156" office:value-type="string">
            <text:p>- Go to ECM Administration</text:p>
            <text:p>- Select Advanced Configuration</text:p>
            <text:p>- Select Manage Queries</text:p>
          </table:table-cell>
          <table:table-cell table:style-name="ce162" office:value-type="string">
            <text:p><text:s/>'Manage Queries'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1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44];6;1)&gt;MID([.F43];6;1);&quot;&quot;;MAX([.A$7:.A43])+1)">
            <text:p/>
          </table:table-cell>
          <table:table-cell table:style-name="ce46" office:value-type="string">
            <text:p>ADM_12_02</text:p>
          </table:table-cell>
          <table:table-cell table:style-name="ce12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27" office:value-type="string">
            <text:p>DMS\Admin\Advanced_Configuration\Manage Queries\Edit</text:p>
          </table:table-cell>
          <table:table-cell table:style-name="ce128" office:value-type="string">
            <text:p>Edit Query</text:p>
          </table:table-cell>
          <table:table-cell table:style-name="ce130" office:value-type="string">
            <text:p>Step 2: Open 'Edit query' pop-up</text:p>
          </table:table-cell>
          <table:table-cell table:style-name="ce156" office:value-type="string">
            <text:p>Click 'Add query' button</text:p>
          </table:table-cell>
          <table:table-cell table:style-name="ce162" office:value-type="string">
            <text:p><text:s/>'Add query' pop-up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45];6;1)&gt;MID([.F44];6;1);&quot;&quot;;MAX([.A$7:.A44])+1)">
            <text:p/>
          </table:table-cell>
          <table:table-cell table:style-name="ce46" office:value-type="string">
            <text:p>ADM_12_02</text:p>
          </table:table-cell>
          <table:table-cell table:style-name="ce12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27" office:value-type="string">
            <text:p>DMS\Admin\Advanced_Configuration\Manage Queries\Edit</text:p>
          </table:table-cell>
          <table:table-cell table:style-name="ce128" office:value-type="string">
            <text:p>Edit Query</text:p>
          </table:table-cell>
          <table:table-cell table:style-name="ce130" office:value-type="string">
            <text:p>Step 3: Edit query</text:p>
          </table:table-cell>
          <table:table-cell table:style-name="ce130" office:value-type="string">
            <text:p>Edit the properties of query you want <text:s/>except name of drive</text:p>
          </table:table-cell>
          <table:table-cell table:style-name="ce130" office:value-type="string">
            <text:p>Query is edited</text:p>
          </table:table-cell>
          <table:table-cell table:style-name="ce162" office:value-type="string">
            <text:p>Low</text:p>
          </table:table-cell>
          <table:table-cell table:style-name="ce130" table:number-columns-repeated="11"/>
          <table:table-cell table:style-name="ce50" table:number-columns-repeated="210"/>
        </table:table-row>
        <table:table-row table:style-name="ro37">
          <table:table-cell table:style-name="ce116" table:formula="of:=IF(MID([.F46];6;1)&gt;MID([.F45];6;1);&quot;&quot;;MAX([.A$7:.A45])+1)" office:value-type="float" office:value="14">
            <text:p>014</text:p>
          </table:table-cell>
          <table:table-cell table:style-name="ce46" office:value-type="string">
            <text:p>ADM_12_03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Advanced_Configuration\Manage Queries\Delete</text:p>
          </table:table-cell>
          <table:table-cell table:style-name="ce52" office:value-type="string">
            <text:p>Delete query</text:p>
          </table:table-cell>
          <table:table-cell table:style-name="ce130" office:value-type="string">
            <text:p>Step 1: Open 'Manage Queries' form</text:p>
          </table:table-cell>
          <table:table-cell table:style-name="ce156" office:value-type="string">
            <text:p>- Go to ECM Administration</text:p>
            <text:p>- Select Advanced Configuration</text:p>
            <text:p>- Select Manage Queries</text:p>
          </table:table-cell>
          <table:table-cell table:style-name="ce162" office:value-type="string">
            <text:p><text:s/>'Manage Queries'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ce130" table:number-columns-repeated="10"/>
          <table:table-cell table:style-name="ce50" table:number-columns-repeated="210"/>
        </table:table-row>
        <table:table-row table:style-name="ro24">
          <table:table-cell table:style-name="ce116" table:formula="of:=IF(MID([.F47];6;1)&gt;MID([.F46];6;1);&quot;&quot;;MAX([.A$7:.A46])+1)">
            <text:p/>
          </table:table-cell>
          <table:table-cell table:style-name="ce46" office:value-type="string">
            <text:p>ADM_12_03</text:p>
          </table:table-cell>
          <table:table-cell table:style-name="ce125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127" office:value-type="string">
            <text:p>DMS\Admin\Advanced_Configuration\Manage Queries\Delete</text:p>
          </table:table-cell>
          <table:table-cell table:style-name="ce128" office:value-type="string">
            <text:p>Delete query</text:p>
          </table:table-cell>
          <table:table-cell table:style-name="ce130" office:value-type="string">
            <text:p>Step 2: Delete query</text:p>
          </table:table-cell>
          <table:table-cell table:style-name="ce130" office:value-type="string">
            <text:p>Click 'Delete' icon on a query you want to delete</text:p>
            <text:p>- Click OK on confirm message </text:p>
          </table:table-cell>
          <table:table-cell table:style-name="ce130" office:value-type="string">
            <text:p>Query is deleted</text:p>
          </table:table-cell>
          <table:table-cell table:style-name="ce162" office:value-type="string">
            <text:p>Low</text:p>
          </table:table-cell>
          <table:table-cell table:style-name="ce130" table:number-columns-repeated="11"/>
          <table:table-cell table:style-name="ce50" table:number-columns-repeated="210"/>
        </table:table-row>
        <table:table-row table:style-name="ro37">
          <table:table-cell table:style-name="ce116" table:formula="of:=IF(MID([.F48];6;1)&gt;MID([.F47];6;1);&quot;&quot;;MAX([.A$7:.A47])+1)" office:value-type="float" office:value="15">
            <text:p>015</text:p>
          </table:table-cell>
          <table:table-cell table:style-name="ce46" office:value-type="string">
            <text:p>ADM_13_01_01</text:p>
          </table:table-cell>
          <table:table-cell table:style-name="ce125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127" office:value-type="string">
            <text:p>DMS\Admin\Advanced_Configuration\Manage Script\ECM Script\Add</text:p>
          </table:table-cell>
          <table:table-cell table:style-name="ce61" office:value-type="string">
            <text:p>Add ECM script when input valid data in required fields</text:p>
          </table:table-cell>
          <table:table-cell table:style-name="ce175" office:value-type="string">
            <text:p>Step 1: Open 'Manage Scripts' form</text:p>
          </table:table-cell>
          <table:table-cell table:style-name="ce174" office:value-type="string">
            <text:p>- Go to ECM Administration</text:p>
            <text:p>- Select Advanced Configuration</text:p>
            <text:p>- Select Manage Scripts</text:p>
          </table:table-cell>
          <table:table-cell table:style-name="ce178" office:value-type="string">
            <text:p><text:s/>'Manage Scripts'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ce130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49];6;1)&gt;MID([.F48];6;1);&quot;&quot;;MAX([.A$7:.A48])+1)">
            <text:p/>
          </table:table-cell>
          <table:table-cell table:style-name="ce46" office:value-type="string">
            <text:p>ADM_13_01_01</text:p>
          </table:table-cell>
          <table:table-cell table:style-name="ce125" table:formula="of:=IF(VALUE(MID([.F49];6;FIND(&quot;:&quot;;[.F49];1)-FIND(&quot; &quot;;[.F49];1)-1))&gt;VALUE(MID([.F48];6;FIND(&quot;:&quot;;[.F48];1)-FIND(&quot; &quot;;[.F48];1)-1));[.C48];[.C48]+1)" office:value-type="float" office:value="2">
            <text:p>002</text:p>
          </table:table-cell>
          <table:table-cell table:style-name="ce127" office:value-type="string">
            <text:p>DMS\Admin\Advanced_Configuration\Manage Script\ECM Script\Add</text:p>
          </table:table-cell>
          <table:table-cell table:style-name="ce171" office:value-type="string">
            <text:p>Add ECM script when input valid data in required fields</text:p>
          </table:table-cell>
          <table:table-cell table:style-name="ce175" office:value-type="string">
            <text:p>Step 2: Open “Add/Edit script” form</text:p>
          </table:table-cell>
          <table:table-cell table:style-name="ce174" office:value-type="string">
            <text:p>- Select ECM Script tab</text:p>
            <text:p>- Click Add button</text:p>
          </table:table-cell>
          <table:table-cell table:style-name="ce178" office:value-type="string">
            <text:p><text:s/>'Add/Edit Script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ce130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50];6;1)&gt;MID([.F49];6;1);&quot;&quot;;MAX([.A$7:.A49])+1)">
            <text:p/>
          </table:table-cell>
          <table:table-cell table:style-name="ce46" office:value-type="string">
            <text:p>ADM_13_01_01</text:p>
          </table:table-cell>
          <table:table-cell table:style-name="ce125" table:formula="of:=IF(VALUE(MID([.F50];6;FIND(&quot;:&quot;;[.F50];1)-FIND(&quot; &quot;;[.F50];1)-1))&gt;VALUE(MID([.F49];6;FIND(&quot;:&quot;;[.F49];1)-FIND(&quot; &quot;;[.F49];1)-1));[.C49];[.C49]+1)" office:value-type="float" office:value="2">
            <text:p>002</text:p>
          </table:table-cell>
          <table:table-cell table:style-name="ce127" office:value-type="string">
            <text:p>DMS\Admin\Advanced_Configuration\Manage Script\ECM Script\Add</text:p>
          </table:table-cell>
          <table:table-cell table:style-name="ce171" office:value-type="string">
            <text:p>Add ECM script when input valid data in required fields</text:p>
          </table:table-cell>
          <table:table-cell table:style-name="ce175" office:value-type="string">
            <text:p>Step 3: Add new script</text:p>
          </table:table-cell>
          <table:table-cell table:style-name="ce174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78" office:value-type="string">
            <text:p>New scripts is created successfully. Name of script is automatically added suffix .groovy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ce130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51];6;1)&gt;MID([.F50];6;1);&quot;&quot;;MAX([.A$7:.A50])+1)" office:value-type="float" office:value="16">
            <text:p>016</text:p>
          </table:table-cell>
          <table:table-cell table:style-name="ce46" office:value-type="string">
            <text:p>ADM_13_01_01</text:p>
          </table:table-cell>
          <table:table-cell table:style-name="ce125"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127" office:value-type="string">
            <text:p>DMS\Admin\Advanced_Configuration\Manage Script\ECM Script\Add</text:p>
          </table:table-cell>
          <table:table-cell table:style-name="ce61" office:value-type="string">
            <text:p>Add ECM script when 'script name ' field</text:p>
            <text:p><text:s/>is blank</text:p>
          </table:table-cell>
          <table:table-cell table:style-name="ce175" office:value-type="string">
            <text:p>Step 1: Open 'Manage Scripts' form</text:p>
          </table:table-cell>
          <table:table-cell table:style-name="ce174" office:value-type="string">
            <text:p>- Go to ECM Administration</text:p>
            <text:p>- Select Advanced Configuration</text:p>
            <text:p>- Select Manage Scripts</text:p>
          </table:table-cell>
          <table:table-cell table:style-name="ce178" office:value-type="string">
            <text:p><text:s/>'Manage Scripts'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ce130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52];6;1)&gt;MID([.F51];6;1);&quot;&quot;;MAX([.A$7:.A51])+1)">
            <text:p/>
          </table:table-cell>
          <table:table-cell table:style-name="ce46" office:value-type="string">
            <text:p>ADM_13_01_01</text:p>
          </table:table-cell>
          <table:table-cell table:style-name="ce125" table:formula="of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127" office:value-type="string">
            <text:p>DMS\Admin\Advanced_Configuration\Manage Script\ECM Script\Add</text:p>
          </table:table-cell>
          <table:table-cell table:style-name="ce171" office:value-type="string">
            <text:p>Add ECM script when 'script name ' field</text:p>
            <text:p><text:s/>is blank</text:p>
          </table:table-cell>
          <table:table-cell table:style-name="ce175" office:value-type="string">
            <text:p>Step 2: Open “Add/Edit script” form</text:p>
          </table:table-cell>
          <table:table-cell table:style-name="ce174" office:value-type="string">
            <text:p>- Select ECM Script tab, select <text:span text:style-name="T8">Select </text:span><text:span text:style-name="T8">category </text:span></text:p>
            <text:p>- Click Add button</text:p>
          </table:table-cell>
          <table:table-cell table:style-name="ce178" office:value-type="string">
            <text:p><text:s/>'Add/Edit Script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ce130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53];6;1)&gt;MID([.F52];6;1);&quot;&quot;;MAX([.A$7:.A52])+1)">
            <text:p/>
          </table:table-cell>
          <table:table-cell table:style-name="ce46" office:value-type="string">
            <text:p>ADM_13_01_01</text:p>
          </table:table-cell>
          <table:table-cell table:style-name="ce125" table:formula="of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127" office:value-type="string">
            <text:p>DMS\Admin\Advanced_Configuration\Manage Script\ECM Script\Add</text:p>
          </table:table-cell>
          <table:table-cell table:style-name="ce171" office:value-type="string">
            <text:p>Add ECM script when 'script name ' field</text:p>
            <text:p><text:s/>is blank</text:p>
          </table:table-cell>
          <table:table-cell table:style-name="ce175" office:value-type="string">
            <text:p>Step 3: Add new script</text:p>
          </table:table-cell>
          <table:table-cell table:style-name="ce174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78" office:value-type="string">
            <text:p>Show message “The field 'Script Name' is required. Please enter your value.”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ce130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54];6;1)&gt;MID([.F53];6;1);&quot;&quot;;MAX([.A$7:.A53])+1)" office:value-type="float" office:value="17">
            <text:p>017</text:p>
          </table:table-cell>
          <table:table-cell table:style-name="ce46" office:value-type="string">
            <text:p>ADM_13_01_01</text:p>
          </table:table-cell>
          <table:table-cell table:style-name="ce125" table:formula="of:=IF(VALUE(MID([.F54];6;FIND(&quot;:&quot;;[.F54];1)-FIND(&quot; &quot;;[.F54];1)-1))&gt;VALUE(MID([.F53];6;FIND(&quot;:&quot;;[.F53];1)-FIND(&quot; &quot;;[.F53];1)-1));[.C53];[.C53]+1)" office:value-type="float" office:value="4">
            <text:p>004</text:p>
          </table:table-cell>
          <table:table-cell table:style-name="ce127" office:value-type="string">
            <text:p>DMS\Admin\Advanced_Configuration\Manage Script\ECM Script\Add</text:p>
          </table:table-cell>
          <table:table-cell table:style-name="ce61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75" office:value-type="string">
            <text:p>Step 1: Open 'Manage Scripts' form</text:p>
          </table:table-cell>
          <table:table-cell table:style-name="ce174" office:value-type="string">
            <text:p>- Go to ECM Administration</text:p>
            <text:p>- Select Advanced Configuration</text:p>
            <text:p>- Select Manage Scripts</text:p>
          </table:table-cell>
          <table:table-cell table:style-name="ce178" office:value-type="string">
            <text:p><text:s/>'Manage Scripts'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55];6;1)&gt;MID([.F54];6;1);&quot;&quot;;MAX([.A$7:.A54])+1)">
            <text:p/>
          </table:table-cell>
          <table:table-cell table:style-name="ce46" office:value-type="string">
            <text:p>ADM_13_01_01</text:p>
          </table:table-cell>
          <table:table-cell table:style-name="ce125" table:formula="of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127" office:value-type="string">
            <text:p>DMS\Admin\Advanced_Configuration\Manage Script\ECM Script\Add</text:p>
          </table:table-cell>
          <table:table-cell table:style-name="ce171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75" office:value-type="string">
            <text:p>Step 2: Open “Add/Edit script” form</text:p>
          </table:table-cell>
          <table:table-cell table:style-name="ce174" office:value-type="string">
            <text:p>- Select ECM Script tab, select <text:span text:style-name="T8">Select </text:span><text:span text:style-name="T8">category </text:span><text:s/></text:p>
            <text:p>- Click Add button</text:p>
          </table:table-cell>
          <table:table-cell table:style-name="ce178" office:value-type="string">
            <text:p><text:s/>'Add/Edit Script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116" table:formula="of:=IF(MID([.F56];6;1)&gt;MID([.F55];6;1);&quot;&quot;;MAX([.A$7:.A55])+1)">
            <text:p/>
          </table:table-cell>
          <table:table-cell table:style-name="ce46" office:value-type="string">
            <text:p>ADM_13_01_01</text:p>
          </table:table-cell>
          <table:table-cell table:style-name="ce125"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127" office:value-type="string">
            <text:p>DMS\Admin\Advanced_Configuration\Manage Script\ECM Script\Add</text:p>
          </table:table-cell>
          <table:table-cell table:style-name="ce171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75" office:value-type="string">
            <text:p>Step 3: Add new script</text:p>
          </table:table-cell>
          <table:table-cell table:style-name="ce174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78" office:value-type="string">
            <text:p>Show message “Script name have some invalid characters..”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57];6;1)&gt;MID([.F56];6;1);&quot;&quot;;MAX([.A$7:.A56])+1)" office:value-type="float" office:value="18">
            <text:p>018</text:p>
          </table:table-cell>
          <table:table-cell table:style-name="ce46" office:value-type="string">
            <text:p>ADM_13_01_01</text:p>
          </table:table-cell>
          <table:table-cell table:style-name="ce125"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table:style-name="ce127" office:value-type="string">
            <text:p>DMS\Admin\Advanced_Configuration\Manage Script\ECM Script\Add</text:p>
          </table:table-cell>
          <table:table-cell table:style-name="ce61" office:value-type="string">
            <text:p>Add new ECM script has the same name with existing scripts </text:p>
          </table:table-cell>
          <table:table-cell table:style-name="ce175" office:value-type="string">
            <text:p>Step 1: Open 'Manage Scripts' form</text:p>
          </table:table-cell>
          <table:table-cell table:style-name="ce174" office:value-type="string">
            <text:p>- Go to ECM Administration</text:p>
            <text:p>- Select Advanced Configuration</text:p>
            <text:p>- Select Manage Scripts</text:p>
          </table:table-cell>
          <table:table-cell table:style-name="ce178" office:value-type="string">
            <text:p><text:s/>'Manage Scripts'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58];6;1)&gt;MID([.F57];6;1);&quot;&quot;;MAX([.A$7:.A57])+1)">
            <text:p/>
          </table:table-cell>
          <table:table-cell table:style-name="ce46" office:value-type="string">
            <text:p>ADM_13_01_01</text:p>
          </table:table-cell>
          <table:table-cell table:style-name="ce125" table:formula="of:=IF(VALUE(MID([.F58];6;FIND(&quot;:&quot;;[.F58];1)-FIND(&quot; &quot;;[.F58];1)-1))&gt;VALUE(MID([.F57];6;FIND(&quot;:&quot;;[.F57];1)-FIND(&quot; &quot;;[.F57];1)-1));[.C57];[.C57]+1)" office:value-type="float" office:value="5">
            <text:p>005</text:p>
          </table:table-cell>
          <table:table-cell table:style-name="ce127" office:value-type="string">
            <text:p>DMS\Admin\Advanced_Configuration\Manage Script\ECM Script\Add</text:p>
          </table:table-cell>
          <table:table-cell table:style-name="ce171" office:value-type="string">
            <text:p>Add new ECM script has the same name with existing scripts </text:p>
          </table:table-cell>
          <table:table-cell table:style-name="ce175" office:value-type="string">
            <text:p>Step 2: Open “Add/Edit script” form</text:p>
          </table:table-cell>
          <table:table-cell table:style-name="ce174" office:value-type="string">
            <text:p>- Select ECM Script tab, select <text:span text:style-name="T8">Select </text:span><text:span text:style-name="T8">category </text:span></text:p>
            <text:p>- Click Add button</text:p>
          </table:table-cell>
          <table:table-cell table:style-name="ce178" office:value-type="string">
            <text:p><text:s/>'Add/Edit Script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116" table:formula="of:=IF(MID([.F59];6;1)&gt;MID([.F58];6;1);&quot;&quot;;MAX([.A$7:.A58])+1)">
            <text:p/>
          </table:table-cell>
          <table:table-cell table:style-name="ce46" office:value-type="string">
            <text:p>ADM_13_01_01</text:p>
          </table:table-cell>
          <table:table-cell table:style-name="ce125" table:formula="of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127" office:value-type="string">
            <text:p>DMS\Admin\Advanced_Configuration\Manage Script\ECM Script\Add</text:p>
          </table:table-cell>
          <table:table-cell table:style-name="ce171" office:value-type="string">
            <text:p>Add new ECM script has the same name with existing scripts </text:p>
          </table:table-cell>
          <table:table-cell table:style-name="ce175" office:value-type="string">
            <text:p>Step 3: Add new script</text:p>
          </table:table-cell>
          <table:table-cell table:style-name="ce174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78" office:value-type="string">
            <text:p>Show message “The script name [the name of scrip] is existing.”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60];6;1)&gt;MID([.F59];6;1);&quot;&quot;;MAX([.A$7:.A59])+1)" office:value-type="float" office:value="19">
            <text:p>019</text:p>
          </table:table-cell>
          <table:table-cell table:style-name="ce46" office:value-type="string">
            <text:p>ADM_13_01_01</text:p>
          </table:table-cell>
          <table:table-cell table:style-name="ce125" table:formula="of:=IF(VALUE(MID([.F60];6;FIND(&quot;:&quot;;[.F60];1)-FIND(&quot; &quot;;[.F60];1)-1))&gt;VALUE(MID([.F59];6;FIND(&quot;:&quot;;[.F59];1)-FIND(&quot; &quot;;[.F59];1)-1));[.C59];[.C59]+1)" office:value-type="float" office:value="6">
            <text:p>006</text:p>
          </table:table-cell>
          <table:table-cell table:style-name="ce127" office:value-type="string">
            <text:p>DMS\Admin\Advanced_Configuration\Manage Script\ECM Script\Add</text:p>
          </table:table-cell>
          <table:table-cell table:style-name="ce61" office:value-type="string">
            <text:p>Add script when 'script content' field is empty</text:p>
          </table:table-cell>
          <table:table-cell table:style-name="ce175" office:value-type="string">
            <text:p>Step 1: Open 'Manage Scripts' form</text:p>
          </table:table-cell>
          <table:table-cell table:style-name="ce174" office:value-type="string">
            <text:p>- Go to ECM Administration</text:p>
            <text:p>- Select Advanced Configuration</text:p>
            <text:p>- Select Manage Scripts</text:p>
          </table:table-cell>
          <table:table-cell table:style-name="ce178" office:value-type="string">
            <text:p><text:s/>'Manage Scripts'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61];6;1)&gt;MID([.F60];6;1);&quot;&quot;;MAX([.A$7:.A60])+1)">
            <text:p/>
          </table:table-cell>
          <table:table-cell table:style-name="ce46" office:value-type="string">
            <text:p>ADM_13_01_01</text:p>
          </table:table-cell>
          <table:table-cell table:style-name="ce125" table:formula="of:=IF(VALUE(MID([.F61];6;FIND(&quot;:&quot;;[.F61];1)-FIND(&quot; &quot;;[.F61];1)-1))&gt;VALUE(MID([.F60];6;FIND(&quot;:&quot;;[.F60];1)-FIND(&quot; &quot;;[.F60];1)-1));[.C60];[.C60]+1)" office:value-type="float" office:value="6">
            <text:p>006</text:p>
          </table:table-cell>
          <table:table-cell table:style-name="ce127" office:value-type="string">
            <text:p>DMS\Admin\Advanced_Configuration\Manage Script\ECM Script\Add</text:p>
          </table:table-cell>
          <table:table-cell table:style-name="ce171" office:value-type="string">
            <text:p>Add script when 'script content' field is empty</text:p>
          </table:table-cell>
          <table:table-cell table:style-name="ce175" office:value-type="string">
            <text:p>Step 2: Open “Add/Edit script” form</text:p>
          </table:table-cell>
          <table:table-cell table:style-name="ce174" office:value-type="string">
            <text:p>- Select ECM Script tab, select <text:span text:style-name="T8">Select </text:span><text:span text:style-name="T8">category </text:span></text:p>
            <text:p>- Click Add button</text:p>
          </table:table-cell>
          <table:table-cell table:style-name="ce178" office:value-type="string">
            <text:p><text:s/>'Add/Edit Script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62];6;1)&gt;MID([.F61];6;1);&quot;&quot;;MAX([.A$7:.A61])+1)">
            <text:p/>
          </table:table-cell>
          <table:table-cell table:style-name="ce46" office:value-type="string">
            <text:p>ADM_13_01_01</text:p>
          </table:table-cell>
          <table:table-cell table:style-name="ce125" table:formula="of:=IF(VALUE(MID([.F62];6;FIND(&quot;:&quot;;[.F62];1)-FIND(&quot; &quot;;[.F62];1)-1))&gt;VALUE(MID([.F61];6;FIND(&quot;:&quot;;[.F61];1)-FIND(&quot; &quot;;[.F61];1)-1));[.C61];[.C61]+1)" office:value-type="float" office:value="6">
            <text:p>006</text:p>
          </table:table-cell>
          <table:table-cell table:style-name="ce127" office:value-type="string">
            <text:p>DMS\Admin\Advanced_Configuration\Manage Script\ECM Script\Add</text:p>
          </table:table-cell>
          <table:table-cell table:style-name="ce171" office:value-type="string">
            <text:p>Add script when 'script content' field is empty</text:p>
          </table:table-cell>
          <table:table-cell table:style-name="ce175" office:value-type="string">
            <text:p>Step 3: Add new script</text:p>
          </table:table-cell>
          <table:table-cell table:style-name="ce174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78" office:value-type="string">
            <text:p>Show message “The field 'Script contents' is required. Please enter your value.”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63];6;1)&gt;MID([.F62];6;1);&quot;&quot;;MAX([.A$7:.A62])+1)" office:value-type="float" office:value="20">
            <text:p>020</text:p>
          </table:table-cell>
          <table:table-cell table:style-name="ce46" office:value-type="string">
            <text:p>ADM_13_01_01</text:p>
          </table:table-cell>
          <table:table-cell table:style-name="ce125"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table:style-name="ce127" office:value-type="string">
            <text:p>DMS\Admin\Advanced_Configuration\Manage Script\ECM Script\Add</text:p>
          </table:table-cell>
          <table:table-cell table:style-name="ce53" office:value-type="string">
            <text:p>Using ECM script</text:p>
          </table:table-cell>
          <table:table-cell table:style-name="ce176" office:value-type="string">
            <text:p>Step 1: Open 'Manage Scripts' form</text:p>
          </table:table-cell>
          <table:table-cell table:style-name="ce184" office:value-type="string">
            <text:p>- Go to ECM Administration</text:p>
            <text:p>- Select Advanced Configuration</text:p>
            <text:p>- Select Manage Scripts</text:p>
          </table:table-cell>
          <table:table-cell table:style-name="ce178" office:value-type="string">
            <text:p><text:s/>'Manage Scripts'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24">
          <table:table-cell table:style-name="ce116" table:formula="of:=IF(MID([.F64];6;1)&gt;MID([.F63];6;1);&quot;&quot;;MAX([.A$7:.A63])+1)">
            <text:p/>
          </table:table-cell>
          <table:table-cell table:style-name="ce46" office:value-type="string">
            <text:p>ADM_13_01_01</text:p>
          </table:table-cell>
          <table:table-cell table:style-name="ce125" table:formula="of:=IF(VALUE(MID([.F64];6;FIND(&quot;:&quot;;[.F64];1)-FIND(&quot; &quot;;[.F64];1)-1))&gt;VALUE(MID([.F63];6;FIND(&quot;:&quot;;[.F63];1)-FIND(&quot; &quot;;[.F63];1)-1));[.C63];[.C63]+1)" office:value-type="float" office:value="7">
            <text:p>007</text:p>
          </table:table-cell>
          <table:table-cell table:style-name="ce127" office:value-type="string">
            <text:p>DMS\Admin\Advanced_Configuration\Manage Script\ECM Script\Add</text:p>
          </table:table-cell>
          <table:table-cell table:style-name="ce129" office:value-type="string">
            <text:p>Using ECM script</text:p>
          </table:table-cell>
          <table:table-cell table:style-name="ce176" office:value-type="string">
            <text:p>Step 2: Open “Add/Edit script” form</text:p>
          </table:table-cell>
          <table:table-cell table:style-name="ce184" office:value-type="string">
            <text:p>- Select ECM Script tab or <text:span text:style-name="T15"><text:s/></text:span><text:span text:style-name="T16">BC Scripts, </text:span><text:span text:style-name="T16">select Select category: action</text:span></text:p>
            <text:p>- Click Add button</text:p>
          </table:table-cell>
          <table:table-cell table:style-name="ce178" office:value-type="string">
            <text:p><text:s/>'Add/Edit Script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65];6;1)&gt;MID([.F64];6;1);&quot;&quot;;MAX([.A$7:.A64])+1)">
            <text:p/>
          </table:table-cell>
          <table:table-cell table:style-name="ce46" office:value-type="string">
            <text:p>ADM_13_01_01</text:p>
          </table:table-cell>
          <table:table-cell table:style-name="ce125" table:formula="of:=IF(VALUE(MID([.F65];6;FIND(&quot;:&quot;;[.F65];1)-FIND(&quot; &quot;;[.F65];1)-1))&gt;VALUE(MID([.F64];6;FIND(&quot;:&quot;;[.F64];1)-FIND(&quot; &quot;;[.F64];1)-1));[.C64];[.C64]+1)" office:value-type="float" office:value="7">
            <text:p>007</text:p>
          </table:table-cell>
          <table:table-cell table:style-name="ce127" office:value-type="string">
            <text:p>DMS\Admin\Advanced_Configuration\Manage Script\ECM Script\Add</text:p>
          </table:table-cell>
          <table:table-cell table:style-name="ce129" office:value-type="string">
            <text:p>Using ECM script</text:p>
          </table:table-cell>
          <table:table-cell table:style-name="ce176" office:value-type="string">
            <text:p>Step 3: Add new script</text:p>
          </table:table-cell>
          <table:table-cell table:style-name="ce184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78" office:value-type="string">
            <text:p>New scripts is created successfully. Name of script is automatically added suffix .groovy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41">
          <table:table-cell table:style-name="ce116" table:formula="of:=IF(MID([.F66];6;1)&gt;MID([.F65];6;1);&quot;&quot;;MAX([.A$7:.A65])+1)">
            <text:p/>
          </table:table-cell>
          <table:table-cell table:style-name="ce46" office:value-type="string">
            <text:p>ADM_13_01_01</text:p>
          </table:table-cell>
          <table:table-cell table:style-name="ce125" table:formula="of:=IF(VALUE(MID([.F66];6;FIND(&quot;:&quot;;[.F66];1)-FIND(&quot; &quot;;[.F66];1)-1))&gt;VALUE(MID([.F65];6;FIND(&quot;:&quot;;[.F65];1)-FIND(&quot; &quot;;[.F65];1)-1));[.C65];[.C65]+1)" office:value-type="float" office:value="7">
            <text:p>007</text:p>
          </table:table-cell>
          <table:table-cell table:style-name="ce127" office:value-type="string">
            <text:p>DMS\Admin\Advanced_Configuration\Manage Script\ECM Script\Add</text:p>
          </table:table-cell>
          <table:table-cell table:style-name="ce129" office:value-type="string">
            <text:p>Using ECM script</text:p>
          </table:table-cell>
          <table:table-cell table:style-name="ce131" office:value-type="string">
            <text:p>Step 4: reference a action to ECM script</text:p>
          </table:table-cell>
          <table:table-cell table:style-name="ce184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6">Extends Action Type: </text:span><text:span text:style-name="T6">exo:scriptaction , </text:span></text:p>
            <text:p><text:span text:style-name="T17"/></text:p>
          </table:table-cell>
          <table:table-cell table:style-name="ce131" office:value-type="string">
            <text:p>- New action has created</text:p>
            <text:p>- This action references to the ECM script has just created</text:p>
          </table:table-cell>
          <table:table-cell table:style-name="ce162" office:value-type="string">
            <text:p>Low</text:p>
          </table:table-cell>
          <table:table-cell table:style-name="ce131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67];6;1)&gt;MID([.F66];6;1);&quot;&quot;;MAX([.A$7:.A66])+1)" office:value-type="float" office:value="21">
            <text:p>021</text:p>
          </table:table-cell>
          <table:table-cell table:style-name="ce46" office:value-type="string">
            <text:p>ADM_13_01_02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Advanced_Configuration\Manage Script\ECM Script\Edit</text:p>
          </table:table-cell>
          <table:table-cell table:style-name="ce61" office:value-type="string">
            <text:p>Edit Script when check 'is enable version' field</text:p>
          </table:table-cell>
          <table:table-cell table:style-name="ce175" office:value-type="string">
            <text:p>Step 1: Open 'Manage Scripts' form</text:p>
          </table:table-cell>
          <table:table-cell table:style-name="ce174" office:value-type="string">
            <text:p>- Go to ECM Administration</text:p>
            <text:p>- Select Advanced Configuration</text:p>
            <text:p>- Select Manage Scripts</text:p>
          </table:table-cell>
          <table:table-cell table:style-name="ce178" office:value-type="string">
            <text:p><text:s/>'Manage Scripts'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35">
          <table:table-cell table:style-name="ce116" table:formula="of:=IF(MID([.F68];6;1)&gt;MID([.F67];6;1);&quot;&quot;;MAX([.A$7:.A67])+1)">
            <text:p/>
          </table:table-cell>
          <table:table-cell table:style-name="ce46" office:value-type="string">
            <text:p>ADM_13_01_02</text:p>
          </table:table-cell>
          <table:table-cell table:style-name="ce125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27" office:value-type="string">
            <text:p>DMS\Admin\Advanced_Configuration\Manage Script\ECM Script\Edit</text:p>
          </table:table-cell>
          <table:table-cell table:style-name="ce171" office:value-type="string">
            <text:p>Edit Script when check 'is enable version' field</text:p>
          </table:table-cell>
          <table:table-cell table:style-name="ce175" office:value-type="string">
            <text:p>Step 2: Edit script</text:p>
          </table:table-cell>
          <table:table-cell table:style-name="ce175" office:value-type="string">
            <text:p>- Select <text:span text:style-name="T8">Select category </text:span></text:p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75" office:value-type="string">
            <text:p>The script is edited. The number script is displayed in 'Base version' column</text:p>
          </table:table-cell>
          <table:table-cell table:style-name="ce162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69];6;1)&gt;MID([.F68];6;1);&quot;&quot;;MAX([.A$7:.A68])+1)" office:value-type="float" office:value="22">
            <text:p>022</text:p>
          </table:table-cell>
          <table:table-cell table:style-name="ce46" office:value-type="string">
            <text:p>ADM_13_01_03</text:p>
          </table:table-cell>
          <table:table-cell table:style-name="ce125" office:value-type="float" office:value="1">
            <text:p>001</text:p>
          </table:table-cell>
          <table:table-cell table:style-name="ce166" office:value-type="string">
            <text:p>DMS\Admin\Advanced_Configuration\Manage Script\ECM Script\Delete</text:p>
          </table:table-cell>
          <table:table-cell table:style-name="ce62" office:value-type="string">
            <text:p>Delete ECM script</text:p>
          </table:table-cell>
          <table:table-cell table:style-name="ce175" office:value-type="string">
            <text:p>Step 1: Open 'Manage Scripts' form</text:p>
          </table:table-cell>
          <table:table-cell table:style-name="ce174" office:value-type="string">
            <text:p>- Go to ECM Administration</text:p>
            <text:p>- Select Advanced Configuration</text:p>
            <text:p>- Select Manage Scripts</text:p>
          </table:table-cell>
          <table:table-cell table:style-name="ce178" office:value-type="string">
            <text:p><text:s/>'Manage Scripts'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70];6;1)&gt;MID([.F69];6;1);&quot;&quot;;MAX([.A$7:.A69])+1)">
            <text:p/>
          </table:table-cell>
          <table:table-cell table:style-name="ce46" office:value-type="string">
            <text:p>ADM_13_01_03</text:p>
          </table:table-cell>
          <table:table-cell table:style-name="ce125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67" office:value-type="string">
            <text:p>DMS\Admin\Advanced_Configuration\Manage Script\ECM Script\Delete</text:p>
          </table:table-cell>
          <table:table-cell table:style-name="ce180" office:value-type="string">
            <text:p>Delete ECM script</text:p>
          </table:table-cell>
          <table:table-cell table:style-name="ce175" office:value-type="string">
            <text:p>Step 2: Delete script</text:p>
          </table:table-cell>
          <table:table-cell table:style-name="ce175" office:value-type="string">
            <text:p>- Select <text:span text:style-name="T8">Select category </text:span></text:p>
            <text:p>- Click 'Delete' icon on a script you want to delete</text:p>
            <text:p>- Click OK on confirm message</text:p>
          </table:table-cell>
          <table:table-cell table:style-name="ce175" office:value-type="string">
            <text:p>The script is deleted</text:p>
          </table:table-cell>
          <table:table-cell table:style-name="ce162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71];6;1)&gt;MID([.F70];6;1);&quot;&quot;;MAX([.A$7:.A70])+1)" office:value-type="float" office:value="23">
            <text:p>023</text:p>
          </table:table-cell>
          <table:table-cell table:style-name="ce46" office:value-type="string">
            <text:p>ADM_13_02_01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Advanced_Configuration\Manage Script\BC Script\Add</text:p>
          </table:table-cell>
          <table:table-cell table:style-name="ce61" office:value-type="string">
            <text:p>Add BC script when input valid data </text:p>
            <text:p>in required fields</text:p>
          </table:table-cell>
          <table:table-cell table:style-name="ce175" office:value-type="string">
            <text:p>Step 1: Open 'Manage Scripts' form</text:p>
          </table:table-cell>
          <table:table-cell table:style-name="ce174" office:value-type="string">
            <text:p>- Go to ECM Administration</text:p>
            <text:p>- Select Advanced Configuration</text:p>
            <text:p>- Select Manage Scripts</text:p>
          </table:table-cell>
          <table:table-cell table:style-name="ce178" office:value-type="string">
            <text:p><text:s/>'Manage Scripts'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72];6;1)&gt;MID([.F71];6;1);&quot;&quot;;MAX([.A$7:.A71])+1)">
            <text:p/>
          </table:table-cell>
          <table:table-cell table:style-name="ce46" office:value-type="string">
            <text:p>ADM_13_02_01</text:p>
          </table:table-cell>
          <table:table-cell table:style-name="ce125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127" office:value-type="string">
            <text:p>DMS\Admin\Advanced_Configuration\Manage Script\BC Script\Add</text:p>
          </table:table-cell>
          <table:table-cell table:style-name="ce171" office:value-type="string">
            <text:p>Add BC script when input valid data </text:p>
            <text:p>in required fields</text:p>
          </table:table-cell>
          <table:table-cell table:style-name="ce175" office:value-type="string">
            <text:p>Step 2: Open “Add/Edit script” form</text:p>
          </table:table-cell>
          <table:table-cell table:style-name="ce174" office:value-type="string">
            <text:p>- Select BC Script tab</text:p>
            <text:p>- Click Add button</text:p>
          </table:table-cell>
          <table:table-cell table:style-name="ce178" office:value-type="string">
            <text:p><text:s/>'Add/Edit Script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73];6;1)&gt;MID([.F72];6;1);&quot;&quot;;MAX([.A$7:.A72])+1)">
            <text:p/>
          </table:table-cell>
          <table:table-cell table:style-name="ce46" office:value-type="string">
            <text:p>ADM_13_02_01</text:p>
          </table:table-cell>
          <table:table-cell table:style-name="ce125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127" office:value-type="string">
            <text:p>DMS\Admin\Advanced_Configuration\Manage Script\BC Script\Add</text:p>
          </table:table-cell>
          <table:table-cell table:style-name="ce171" office:value-type="string">
            <text:p>Add BC script when input valid data </text:p>
            <text:p>in required fields</text:p>
          </table:table-cell>
          <table:table-cell table:style-name="ce175" office:value-type="string">
            <text:p>Step 3: Add new script</text:p>
          </table:table-cell>
          <table:table-cell table:style-name="ce174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78" office:value-type="string">
            <text:p>New scripts is created successfully. Name of script is automatically added suffix .groovy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74];6;1)&gt;MID([.F73];6;1);&quot;&quot;;MAX([.A$7:.A73])+1)" office:value-type="float" office:value="24">
            <text:p>024</text:p>
          </table:table-cell>
          <table:table-cell table:style-name="ce46" office:value-type="string">
            <text:p>ADM_13_02_01</text:p>
          </table:table-cell>
          <table:table-cell table:style-name="ce125"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127" office:value-type="string">
            <text:p>DMS\Admin\Advanced_Configuration\Manage Script\BC Script\Add</text:p>
          </table:table-cell>
          <table:table-cell table:style-name="ce61" office:value-type="string">
            <text:p>Add BC script when 'script name ' field</text:p>
            <text:p><text:s/>is blank</text:p>
          </table:table-cell>
          <table:table-cell table:style-name="ce175" office:value-type="string">
            <text:p>Step 1: Open 'Manage Scripts' form</text:p>
          </table:table-cell>
          <table:table-cell table:style-name="ce174" office:value-type="string">
            <text:p>- Go to ECM Administration</text:p>
            <text:p>- Select Advanced Configuration</text:p>
            <text:p>- Select Manage Scripts</text:p>
          </table:table-cell>
          <table:table-cell table:style-name="ce178" office:value-type="string">
            <text:p><text:s/>'Manage Scripts'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75];6;1)&gt;MID([.F74];6;1);&quot;&quot;;MAX([.A$7:.A74])+1)">
            <text:p/>
          </table:table-cell>
          <table:table-cell table:style-name="ce46" office:value-type="string">
            <text:p>ADM_13_02_01</text:p>
          </table:table-cell>
          <table:table-cell table:style-name="ce125" table:formula="of:=IF(VALUE(MID([.F75];6;FIND(&quot;:&quot;;[.F75];1)-FIND(&quot; &quot;;[.F75];1)-1))&gt;VALUE(MID([.F74];6;FIND(&quot;:&quot;;[.F74];1)-FIND(&quot; &quot;;[.F74];1)-1));[.C74];[.C74]+1)" office:value-type="float" office:value="2">
            <text:p>002</text:p>
          </table:table-cell>
          <table:table-cell table:style-name="ce127" office:value-type="string">
            <text:p>DMS\Admin\Advanced_Configuration\Manage Script\BC Script\Add</text:p>
          </table:table-cell>
          <table:table-cell table:style-name="ce171" office:value-type="string">
            <text:p>Add BC script when 'script name ' field</text:p>
            <text:p><text:s/>is blank</text:p>
          </table:table-cell>
          <table:table-cell table:style-name="ce175" office:value-type="string">
            <text:p>Step 2: Open “Add/Edit script” form</text:p>
          </table:table-cell>
          <table:table-cell table:style-name="ce174" office:value-type="string">
            <text:p>- Select BC Script tab</text:p>
            <text:p>- Click Add button</text:p>
          </table:table-cell>
          <table:table-cell table:style-name="ce178" office:value-type="string">
            <text:p><text:s/>'Add/Edit Script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76];6;1)&gt;MID([.F75];6;1);&quot;&quot;;MAX([.A$7:.A75])+1)">
            <text:p/>
          </table:table-cell>
          <table:table-cell table:style-name="ce46" office:value-type="string">
            <text:p>ADM_13_02_01</text:p>
          </table:table-cell>
          <table:table-cell table:style-name="ce125" table:formula="of:=IF(VALUE(MID([.F76];6;FIND(&quot;:&quot;;[.F76];1)-FIND(&quot; &quot;;[.F76];1)-1))&gt;VALUE(MID([.F75];6;FIND(&quot;:&quot;;[.F75];1)-FIND(&quot; &quot;;[.F75];1)-1));[.C75];[.C75]+1)" office:value-type="float" office:value="2">
            <text:p>002</text:p>
          </table:table-cell>
          <table:table-cell table:style-name="ce127" office:value-type="string">
            <text:p>DMS\Admin\Advanced_Configuration\Manage Script\BC Script\Add</text:p>
          </table:table-cell>
          <table:table-cell table:style-name="ce171" office:value-type="string">
            <text:p>Add BC script when 'script name ' field</text:p>
            <text:p><text:s/>is blank</text:p>
          </table:table-cell>
          <table:table-cell table:style-name="ce175" office:value-type="string">
            <text:p>Step 3: Add new script</text:p>
          </table:table-cell>
          <table:table-cell table:style-name="ce174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78" office:value-type="string">
            <text:p>Show message “The field 'Script Name' is required. Please enter your value.”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77];6;1)&gt;MID([.F76];6;1);&quot;&quot;;MAX([.A$7:.A76])+1)" office:value-type="float" office:value="25">
            <text:p>025</text:p>
          </table:table-cell>
          <table:table-cell table:style-name="ce46" office:value-type="string">
            <text:p>ADM_13_02_01</text:p>
          </table:table-cell>
          <table:table-cell table:style-name="ce125"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127" office:value-type="string">
            <text:p>DMS\Admin\Advanced_Configuration\Manage Script\BC Script\Add</text:p>
          </table:table-cell>
          <table:table-cell table:style-name="ce61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75" office:value-type="string">
            <text:p>Step 1: Open 'Manage Scripts' form</text:p>
          </table:table-cell>
          <table:table-cell table:style-name="ce174" office:value-type="string">
            <text:p>- Go to ECM Administration</text:p>
            <text:p>- Select Advanced Configuration</text:p>
            <text:p>- Select Manage Scripts</text:p>
          </table:table-cell>
          <table:table-cell table:style-name="ce178" office:value-type="string">
            <text:p><text:s/>'Manage Scripts'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78];6;1)&gt;MID([.F77];6;1);&quot;&quot;;MAX([.A$7:.A77])+1)">
            <text:p/>
          </table:table-cell>
          <table:table-cell table:style-name="ce46" office:value-type="string">
            <text:p>ADM_13_02_01</text:p>
          </table:table-cell>
          <table:table-cell table:style-name="ce125"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127" office:value-type="string">
            <text:p>DMS\Admin\Advanced_Configuration\Manage Script\BC Script\Add</text:p>
          </table:table-cell>
          <table:table-cell table:style-name="ce171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75" office:value-type="string">
            <text:p>Step 2: Open “Add/Edit script” form</text:p>
          </table:table-cell>
          <table:table-cell table:style-name="ce174" office:value-type="string">
            <text:p>- Select BC Script tab</text:p>
            <text:p>- Click Add button</text:p>
          </table:table-cell>
          <table:table-cell table:style-name="ce178" office:value-type="string">
            <text:p><text:s/>'Add/Edit Script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116" table:formula="of:=IF(MID([.F79];6;1)&gt;MID([.F78];6;1);&quot;&quot;;MAX([.A$7:.A78])+1)">
            <text:p/>
          </table:table-cell>
          <table:table-cell table:style-name="ce46" office:value-type="string">
            <text:p>ADM_13_02_01</text:p>
          </table:table-cell>
          <table:table-cell table:style-name="ce125"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127" office:value-type="string">
            <text:p>DMS\Admin\Advanced_Configuration\Manage Script\BC Script\Add</text:p>
          </table:table-cell>
          <table:table-cell table:style-name="ce171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75" office:value-type="string">
            <text:p>Step 3: Add new script</text:p>
          </table:table-cell>
          <table:table-cell table:style-name="ce174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78" office:value-type="string">
            <text:p>Show message “Script name have some invalid characters..”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80];6;1)&gt;MID([.F79];6;1);&quot;&quot;;MAX([.A$7:.A79])+1)" office:value-type="float" office:value="26">
            <text:p>026</text:p>
          </table:table-cell>
          <table:table-cell table:style-name="ce46" office:value-type="string">
            <text:p>ADM_13_02_01</text:p>
          </table:table-cell>
          <table:table-cell table:style-name="ce125"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27" office:value-type="string">
            <text:p>DMS\Admin\Advanced_Configuration\Manage Script\BC Script\Add</text:p>
          </table:table-cell>
          <table:table-cell table:style-name="ce61" office:value-type="string">
            <text:p>Add new BC script has the same name with existing scripts </text:p>
          </table:table-cell>
          <table:table-cell table:style-name="ce175" office:value-type="string">
            <text:p>Step 1: Open 'Manage Scripts' form</text:p>
          </table:table-cell>
          <table:table-cell table:style-name="ce174" office:value-type="string">
            <text:p>- Go to ECM Administration</text:p>
            <text:p>- Select Advanced Configuration</text:p>
            <text:p>- Select Manage Scripts</text:p>
          </table:table-cell>
          <table:table-cell table:style-name="ce178" office:value-type="string">
            <text:p><text:s/>'Manage Scripts'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81];6;1)&gt;MID([.F80];6;1);&quot;&quot;;MAX([.A$7:.A80])+1)">
            <text:p/>
          </table:table-cell>
          <table:table-cell table:style-name="ce46" office:value-type="string">
            <text:p>ADM_13_02_01</text:p>
          </table:table-cell>
          <table:table-cell table:style-name="ce125"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27" office:value-type="string">
            <text:p>DMS\Admin\Advanced_Configuration\Manage Script\BC Script\Add</text:p>
          </table:table-cell>
          <table:table-cell table:style-name="ce171" office:value-type="string">
            <text:p>Add new BC script has the same name with existing scripts </text:p>
          </table:table-cell>
          <table:table-cell table:style-name="ce175" office:value-type="string">
            <text:p>Step 2: Open “Add/Edit script” form</text:p>
          </table:table-cell>
          <table:table-cell table:style-name="ce174" office:value-type="string">
            <text:p>- Select BC Script tab</text:p>
            <text:p>- Click Add button</text:p>
          </table:table-cell>
          <table:table-cell table:style-name="ce178" office:value-type="string">
            <text:p><text:s/>'Add/Edit Script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116" table:formula="of:=IF(MID([.F82];6;1)&gt;MID([.F81];6;1);&quot;&quot;;MAX([.A$7:.A81])+1)">
            <text:p/>
          </table:table-cell>
          <table:table-cell table:style-name="ce46" office:value-type="string">
            <text:p>ADM_13_02_01</text:p>
          </table:table-cell>
          <table:table-cell table:style-name="ce125"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27" office:value-type="string">
            <text:p>DMS\Admin\Advanced_Configuration\Manage Script\BC Script\Add</text:p>
          </table:table-cell>
          <table:table-cell table:style-name="ce171" office:value-type="string">
            <text:p>Add new BC script has the same name with existing scripts </text:p>
          </table:table-cell>
          <table:table-cell table:style-name="ce175" office:value-type="string">
            <text:p>Step 3: Add new script</text:p>
          </table:table-cell>
          <table:table-cell table:style-name="ce174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78" office:value-type="string">
            <text:p>Show message “The script name [the name of scrip] is existing.”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83];6;1)&gt;MID([.F82];6;1);&quot;&quot;;MAX([.A$7:.A82])+1)" office:value-type="float" office:value="27">
            <text:p>027</text:p>
          </table:table-cell>
          <table:table-cell table:style-name="ce46" office:value-type="string">
            <text:p>ADM_13_02_01</text:p>
          </table:table-cell>
          <table:table-cell table:style-name="ce125" table:formula="of:=IF(VALUE(MID([.F83];6;FIND(&quot;:&quot;;[.F83];1)-FIND(&quot; &quot;;[.F83];1)-1))&gt;VALUE(MID([.F82];6;FIND(&quot;:&quot;;[.F82];1)-FIND(&quot; &quot;;[.F82];1)-1));[.C82];[.C82]+1)" office:value-type="float" office:value="5">
            <text:p>005</text:p>
          </table:table-cell>
          <table:table-cell table:style-name="ce127" office:value-type="string">
            <text:p>DMS\Admin\Advanced_Configuration\Manage Script\BC Script\Add</text:p>
          </table:table-cell>
          <table:table-cell table:style-name="ce61" office:value-type="string">
            <text:p>Add script when 'script content' field is empty</text:p>
          </table:table-cell>
          <table:table-cell table:style-name="ce175" office:value-type="string">
            <text:p>Step 1: Open 'Manage Scripts' form</text:p>
          </table:table-cell>
          <table:table-cell table:style-name="ce174" office:value-type="string">
            <text:p>- Go to ECM Administration</text:p>
            <text:p>- Select Advanced Configuration</text:p>
            <text:p>- Select Manage Scripts</text:p>
          </table:table-cell>
          <table:table-cell table:style-name="ce178" office:value-type="string">
            <text:p><text:s/>'Manage Scripts'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84];6;1)&gt;MID([.F83];6;1);&quot;&quot;;MAX([.A$7:.A83])+1)">
            <text:p/>
          </table:table-cell>
          <table:table-cell table:style-name="ce46" office:value-type="string">
            <text:p>ADM_13_02_01</text:p>
          </table:table-cell>
          <table:table-cell table:style-name="ce125" table:formula="of:=IF(VALUE(MID([.F84];6;FIND(&quot;:&quot;;[.F84];1)-FIND(&quot; &quot;;[.F84];1)-1))&gt;VALUE(MID([.F83];6;FIND(&quot;:&quot;;[.F83];1)-FIND(&quot; &quot;;[.F83];1)-1));[.C83];[.C83]+1)" office:value-type="float" office:value="5">
            <text:p>005</text:p>
          </table:table-cell>
          <table:table-cell table:style-name="ce127" office:value-type="string">
            <text:p>DMS\Admin\Advanced_Configuration\Manage Script\BC Script\Add</text:p>
          </table:table-cell>
          <table:table-cell table:style-name="ce171" office:value-type="string">
            <text:p>Add script when 'script content' field is empty</text:p>
          </table:table-cell>
          <table:table-cell table:style-name="ce175" office:value-type="string">
            <text:p>Step 2: Open “Add/Edit script” form</text:p>
          </table:table-cell>
          <table:table-cell table:style-name="ce174" office:value-type="string">
            <text:p>- Select BC Script tab</text:p>
            <text:p>- Click Add button</text:p>
          </table:table-cell>
          <table:table-cell table:style-name="ce178" office:value-type="string">
            <text:p><text:s/>'Add/Edit Script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85];6;1)&gt;MID([.F84];6;1);&quot;&quot;;MAX([.A$7:.A84])+1)">
            <text:p/>
          </table:table-cell>
          <table:table-cell table:style-name="ce46" office:value-type="string">
            <text:p>ADM_13_02_01</text:p>
          </table:table-cell>
          <table:table-cell table:style-name="ce125" table:formula="of:=IF(VALUE(MID([.F85];6;FIND(&quot;:&quot;;[.F85];1)-FIND(&quot; &quot;;[.F85];1)-1))&gt;VALUE(MID([.F84];6;FIND(&quot;:&quot;;[.F84];1)-FIND(&quot; &quot;;[.F84];1)-1));[.C84];[.C84]+1)" office:value-type="float" office:value="5">
            <text:p>005</text:p>
          </table:table-cell>
          <table:table-cell table:style-name="ce127" office:value-type="string">
            <text:p>DMS\Admin\Advanced_Configuration\Manage Script\BC Script\Add</text:p>
          </table:table-cell>
          <table:table-cell table:style-name="ce171" office:value-type="string">
            <text:p>Add script when 'script content' field is empty</text:p>
          </table:table-cell>
          <table:table-cell table:style-name="ce175" office:value-type="string">
            <text:p>Step 3: Add new script</text:p>
          </table:table-cell>
          <table:table-cell table:style-name="ce174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78" office:value-type="string">
            <text:p>Show message “The field 'Script contents' is required. Please enter your value.”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86];6;1)&gt;MID([.F85];6;1);&quot;&quot;;MAX([.A$7:.A85])+1)" office:value-type="float" office:value="28">
            <text:p>028</text:p>
          </table:table-cell>
          <table:table-cell table:style-name="ce46" office:value-type="string">
            <text:p>ADM_13_02_01</text:p>
          </table:table-cell>
          <table:table-cell table:style-name="ce125" table:formula="of:=IF(VALUE(MID([.F86];6;FIND(&quot;:&quot;;[.F86];1)-FIND(&quot; &quot;;[.F86];1)-1))&gt;VALUE(MID([.F85];6;FIND(&quot;:&quot;;[.F85];1)-FIND(&quot; &quot;;[.F85];1)-1));[.C85];[.C85]+1)" office:value-type="float" office:value="6">
            <text:p>006</text:p>
          </table:table-cell>
          <table:table-cell table:style-name="ce127" office:value-type="string">
            <text:p>DMS\Admin\Advanced_Configuration\Manage Script\BC Script\Add</text:p>
          </table:table-cell>
          <table:table-cell table:style-name="ce53" office:value-type="string">
            <text:p>Using BC script</text:p>
          </table:table-cell>
          <table:table-cell table:style-name="ce176" office:value-type="string">
            <text:p>Step 1: Open 'Manage Scripts' form</text:p>
          </table:table-cell>
          <table:table-cell table:style-name="ce184" office:value-type="string">
            <text:p>- Go to ECM Administration</text:p>
            <text:p>- Select Advanced Configuration</text:p>
            <text:p>- Select Manage Scripts</text:p>
          </table:table-cell>
          <table:table-cell table:style-name="ce178" office:value-type="string">
            <text:p><text:s/>'Manage Scripts'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87];6;1)&gt;MID([.F86];6;1);&quot;&quot;;MAX([.A$7:.A86])+1)">
            <text:p/>
          </table:table-cell>
          <table:table-cell table:style-name="ce46" office:value-type="string">
            <text:p>ADM_13_02_01</text:p>
          </table:table-cell>
          <table:table-cell table:style-name="ce125" table:formula="of:=IF(VALUE(MID([.F87];6;FIND(&quot;:&quot;;[.F87];1)-FIND(&quot; &quot;;[.F87];1)-1))&gt;VALUE(MID([.F86];6;FIND(&quot;:&quot;;[.F86];1)-FIND(&quot; &quot;;[.F86];1)-1));[.C86];[.C86]+1)" office:value-type="float" office:value="6">
            <text:p>006</text:p>
          </table:table-cell>
          <table:table-cell table:style-name="ce127" office:value-type="string">
            <text:p>DMS\Admin\Advanced_Configuration\Manage Script\BC Script\Add</text:p>
          </table:table-cell>
          <table:table-cell table:style-name="ce129" office:value-type="string">
            <text:p>Using BC script</text:p>
          </table:table-cell>
          <table:table-cell table:style-name="ce176" office:value-type="string">
            <text:p>Step 2: Open “Add/Edit script” form</text:p>
          </table:table-cell>
          <table:table-cell table:style-name="ce184" office:value-type="string">
            <text:p>- Select<text:span text:style-name="T15"> </text:span><text:span text:style-name="T16">BC Scripts</text:span></text:p>
            <text:p>- Click Add button</text:p>
          </table:table-cell>
          <table:table-cell table:style-name="ce178" office:value-type="string">
            <text:p><text:s/>'Add/Edit Script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88];6;1)&gt;MID([.F87];6;1);&quot;&quot;;MAX([.A$7:.A87])+1)">
            <text:p/>
          </table:table-cell>
          <table:table-cell table:style-name="ce46" office:value-type="string">
            <text:p>ADM_13_02_01</text:p>
          </table:table-cell>
          <table:table-cell table:style-name="ce125" table:formula="of:=IF(VALUE(MID([.F88];6;FIND(&quot;:&quot;;[.F88];1)-FIND(&quot; &quot;;[.F88];1)-1))&gt;VALUE(MID([.F87];6;FIND(&quot;:&quot;;[.F87];1)-FIND(&quot; &quot;;[.F87];1)-1));[.C87];[.C87]+1)" office:value-type="float" office:value="6">
            <text:p>006</text:p>
          </table:table-cell>
          <table:table-cell table:style-name="ce127" office:value-type="string">
            <text:p>DMS\Admin\Advanced_Configuration\Manage Script\BC Script\Add</text:p>
          </table:table-cell>
          <table:table-cell table:style-name="ce129" office:value-type="string">
            <text:p>Using BC script</text:p>
          </table:table-cell>
          <table:table-cell table:style-name="ce176" office:value-type="string">
            <text:p>Step 3: Add new script</text:p>
          </table:table-cell>
          <table:table-cell table:style-name="ce184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78" office:value-type="string">
            <text:p>New scripts is created successfully. Name of script is automatically added suffix .groovy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34">
          <table:table-cell table:style-name="ce116" table:formula="of:=IF(MID([.F89];6;1)&gt;MID([.F88];6;1);&quot;&quot;;MAX([.A$7:.A88])+1)">
            <text:p/>
          </table:table-cell>
          <table:table-cell table:style-name="ce46" office:value-type="string">
            <text:p>ADM_13_02_01</text:p>
          </table:table-cell>
          <table:table-cell table:style-name="ce125" table:formula="of:=IF(VALUE(MID([.F89];6;FIND(&quot;:&quot;;[.F89];1)-FIND(&quot; &quot;;[.F89];1)-1))&gt;VALUE(MID([.F88];6;FIND(&quot;:&quot;;[.F88];1)-FIND(&quot; &quot;;[.F88];1)-1));[.C88];[.C88]+1)" office:value-type="float" office:value="6">
            <text:p>006</text:p>
          </table:table-cell>
          <table:table-cell table:style-name="ce127" office:value-type="string">
            <text:p>DMS\Admin\Advanced_Configuration\Manage Script\BC Script\Add</text:p>
          </table:table-cell>
          <table:table-cell table:style-name="ce129" office:value-type="string">
            <text:p>Using BC script</text:p>
          </table:table-cell>
          <table:table-cell table:style-name="ce131" office:value-type="string">
            <text:p>Step 4: using BC script</text:p>
          </table:table-cell>
          <table:table-cell table:style-name="ce131" office:value-type="string">
            <text:p>- Go to content management, select content browser</text:p>
            <text:p>- Select edit mode</text:p>
            <text:p>- Click on button [new config]</text:p>
            <text:p/>
          </table:table-cell>
          <table:table-cell table:style-name="ce131" office:value-type="string">
            <text:p>Form to create new config appear</text:p>
          </table:table-cell>
          <table:table-cell table:style-name="ce162" office:value-type="string">
            <text:p>Low</text:p>
          </table:table-cell>
          <table:table-cell table:style-name="ce131"/>
          <table:table-cell table:style-name="Default" table:number-columns-repeated="10"/>
          <table:table-cell table:style-name="ce50" table:number-columns-repeated="210"/>
        </table:table-row>
        <table:table-row table:style-name="ro42">
          <table:table-cell table:style-name="ce116" table:formula="of:=IF(MID([.F90];6;1)&gt;MID([.F89];6;1);&quot;&quot;;MAX([.A$7:.A89])+1)">
            <text:p/>
          </table:table-cell>
          <table:table-cell table:style-name="ce46" office:value-type="string">
            <text:p>ADM_13_02_01</text:p>
          </table:table-cell>
          <table:table-cell table:style-name="ce125" table:formula="of:=IF(VALUE(MID([.F90];6;FIND(&quot;:&quot;;[.F90];1)-FIND(&quot; &quot;;[.F90];1)-1))&gt;VALUE(MID([.F89];6;FIND(&quot;:&quot;;[.F89];1)-FIND(&quot; &quot;;[.F89];1)-1));[.C89];[.C89]+1)" office:value-type="float" office:value="6">
            <text:p>006</text:p>
          </table:table-cell>
          <table:table-cell table:style-name="ce127" office:value-type="string">
            <text:p>DMS\Admin\Advanced_Configuration\Manage Script\BC Script\Add</text:p>
          </table:table-cell>
          <table:table-cell table:style-name="ce129" office:value-type="string">
            <text:p>Using BC script</text:p>
          </table:table-cell>
          <table:table-cell table:style-name="ce131" office:value-type="string">
            <text:p>Step 5: using BC script</text:p>
          </table:table-cell>
          <table:table-cell table:style-name="ce131" office:value-type="string">
            <text:p><text:span text:style-name="T7">- form new config: Select repository, </text:span><text:span text:style-name="T7">select workspace, select </text:span><text:span text:style-name="T8">Browse </text:span><text:span text:style-name="T8">Content is: “using a script”. Click on </text:span><text:span text:style-name="T8">button [next]</text:span></text:p>
            <text:p><text:span text:style-name="T8">- form script config: select Script name </text:span><text:span text:style-name="T8">which you created at step 3. Execute </text:span><text:span text:style-name="T8">other selection and click on button save</text:span></text:p>
            <text:p><text:span text:style-name="T8">- select view mode of this portlet </text:span></text:p>
          </table:table-cell>
          <table:table-cell table:style-name="ce131" office:value-type="string">
            <text:p>- CB portlet has new config</text:p>
            <text:p>- Switch in View mode to View all documents which available in new config</text:p>
          </table:table-cell>
          <table:table-cell table:style-name="ce162" office:value-type="string">
            <text:p>Low</text:p>
          </table:table-cell>
          <table:table-cell table:style-name="ce131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91];6;1)&gt;MID([.F90];6;1);&quot;&quot;;MAX([.A$7:.A90])+1)" office:value-type="float" office:value="29">
            <text:p>029</text:p>
          </table:table-cell>
          <table:table-cell table:style-name="ce46" office:value-type="string">
            <text:p>ADM_13_02_02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Advanced_Configuration\Manage Script\BC Script\Edit</text:p>
          </table:table-cell>
          <table:table-cell table:style-name="ce61" office:value-type="string">
            <text:p>Edit Script when check 'is enable version' field</text:p>
          </table:table-cell>
          <table:table-cell table:style-name="ce175" office:value-type="string">
            <text:p>Step 1: Open 'Manage Scripts' form</text:p>
          </table:table-cell>
          <table:table-cell table:style-name="ce174" office:value-type="string">
            <text:p>- Go to ECM Administration</text:p>
            <text:p>- Select Advanced Configuration</text:p>
            <text:p>- Select Manage Scripts</text:p>
          </table:table-cell>
          <table:table-cell table:style-name="ce178" office:value-type="string">
            <text:p><text:s/>'Manage Scripts'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34">
          <table:table-cell table:style-name="ce116" table:formula="of:=IF(MID([.F92];6;1)&gt;MID([.F91];6;1);&quot;&quot;;MAX([.A$7:.A91])+1)">
            <text:p/>
          </table:table-cell>
          <table:table-cell table:style-name="ce46" office:value-type="string">
            <text:p>ADM_13_02_02</text:p>
          </table:table-cell>
          <table:table-cell table:style-name="ce125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127" office:value-type="string">
            <text:p>DMS\Admin\Advanced_Configuration\Manage Script\BC Script\Edit</text:p>
          </table:table-cell>
          <table:table-cell table:style-name="ce171" office:value-type="string">
            <text:p>Edit Script when check 'is enable version' field</text:p>
          </table:table-cell>
          <table:table-cell table:style-name="ce175" office:value-type="string">
            <text:p>Step 2: Edit script</text:p>
          </table:table-cell>
          <table:table-cell table:style-name="ce175" office:value-type="string"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75" office:value-type="string">
            <text:p>The script is edited. The number script is displayed in 'Base version' column</text:p>
          </table:table-cell>
          <table:table-cell table:style-name="ce162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93];6;1)&gt;MID([.F92];6;1);&quot;&quot;;MAX([.A$7:.A92])+1)" office:value-type="float" office:value="30">
            <text:p>030</text:p>
          </table:table-cell>
          <table:table-cell table:style-name="ce46" office:value-type="string">
            <text:p>ADM_13_02_03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Advanced_Configuration\Manage Script\BC Script\Delete</text:p>
          </table:table-cell>
          <table:table-cell table:style-name="ce62" office:value-type="string">
            <text:p>Delete BC script</text:p>
          </table:table-cell>
          <table:table-cell table:style-name="ce175" office:value-type="string">
            <text:p>Step 1: Open 'Manage Scripts' form</text:p>
          </table:table-cell>
          <table:table-cell table:style-name="ce174" office:value-type="string">
            <text:p>- Go to ECM Administration</text:p>
            <text:p>- Select Advanced Configuration</text:p>
            <text:p>- Select Manage Scripts</text:p>
          </table:table-cell>
          <table:table-cell table:style-name="ce178" office:value-type="string">
            <text:p><text:s/>'Manage Scripts'' form appears</text:p>
          </table:table-cell>
          <table:table-cell table:style-name="ce162" office:value-type="string">
            <text:p>Low</text:p>
          </table:table-cell>
          <table:table-cell table:style-name="ce178"/>
          <table:table-cell table:style-name="Default" table:number-columns-repeated="10"/>
          <table:table-cell table:style-name="ce50" table:number-columns-repeated="210"/>
        </table:table-row>
        <table:table-row table:style-name="ro24">
          <table:table-cell table:style-name="ce116" table:formula="of:=IF(MID([.F94];6;1)&gt;MID([.F93];6;1);&quot;&quot;;MAX([.A$7:.A93])+1)">
            <text:p/>
          </table:table-cell>
          <table:table-cell table:style-name="ce46" office:value-type="string">
            <text:p>ADM_13_02_03</text:p>
          </table:table-cell>
          <table:table-cell table:style-name="ce125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127" office:value-type="string">
            <text:p>DMS\Admin\Advanced_Configuration\Manage Script\BC Script\Delete</text:p>
          </table:table-cell>
          <table:table-cell table:style-name="ce180" office:value-type="string">
            <text:p>Delete BC script</text:p>
          </table:table-cell>
          <table:table-cell table:style-name="ce175" office:value-type="string">
            <text:p>Step 2: Delete script</text:p>
          </table:table-cell>
          <table:table-cell table:style-name="ce175" office:value-type="string">
            <text:p>-Click 'Delete' icon on a script you want to delete</text:p>
            <text:p>- Click OK on confirm message</text:p>
          </table:table-cell>
          <table:table-cell table:style-name="ce175" office:value-type="string">
            <text:p>The script is deleted</text:p>
          </table:table-cell>
          <table:table-cell table:style-name="ce162" office:value-type="string">
            <text:p>Low</text:p>
          </table:table-cell>
          <table:table-cell table:style-name="ce175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116" table:formula="of:=IF(MID([.F95];6;1)&gt;MID([.F94];6;1);&quot;&quot;;MAX([.A$7:.A94])+1)" office:value-type="float" office:value="31">
            <text:p>031</text:p>
          </table:table-cell>
          <table:table-cell table:style-name="ce46" office:value-type="string">
            <text:p>ADM_14</text:p>
          </table:table-cell>
          <table:table-cell table:style-name="ce125" office:value-type="float" office:value="1">
            <text:p>001</text:p>
          </table:table-cell>
          <table:table-cell table:style-name="ce127" office:value-type="string">
            <text:p>DMS\Admin\Advanced_Configuration\Create an action type</text:p>
          </table:table-cell>
          <table:table-cell table:style-name="ce52" office:value-type="string">
            <text:p>Add an action type with valid data</text:p>
          </table:table-cell>
          <table:table-cell table:style-name="ce130" office:value-type="string">
            <text:p>Step 1: Open 'Create an Action Type' form</text:p>
          </table:table-cell>
          <table:table-cell table:style-name="ce156" office:value-type="string">
            <text:p>- Go to ECM Administration</text:p>
            <text:p>- Select Advanced Configuration</text:p>
            <text:p>- Select Create an Action Type</text:p>
          </table:table-cell>
          <table:table-cell table:style-name="ce162" office:value-type="string">
            <text:p><text:s/>'Create an Action Type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96];6;1)&gt;MID([.F95];6;1);&quot;&quot;;MAX([.A$7:.A95])+1)">
            <text:p/>
          </table:table-cell>
          <table:table-cell table:style-name="ce46" office:value-type="string">
            <text:p>ADM_14</text:p>
          </table:table-cell>
          <table:table-cell table:style-name="ce125" table:formula="of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127" office:value-type="string">
            <text:p>DMS\Admin\Advanced_Configuration\Create an action type</text:p>
          </table:table-cell>
          <table:table-cell table:style-name="ce128" office:value-type="string">
            <text:p>Add an action type with valid data</text:p>
          </table:table-cell>
          <table:table-cell table:style-name="ce130" office:value-type="string">
            <text:p>Step 2: Open 'Action Type Form'</text:p>
          </table:table-cell>
          <table:table-cell table:style-name="ce156" office:value-type="string">
            <text:p>Click Add button</text:p>
          </table:table-cell>
          <table:table-cell table:style-name="ce162" office:value-type="string">
            <text:p>Action Type Form'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97];6;1)&gt;MID([.F96];6;1);&quot;&quot;;MAX([.A$7:.A96])+1)">
            <text:p/>
          </table:table-cell>
          <table:table-cell table:style-name="ce46" office:value-type="string">
            <text:p>ADM_14</text:p>
          </table:table-cell>
          <table:table-cell table:style-name="ce12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127" office:value-type="string">
            <text:p>DMS\Admin\Advanced_Configuration\Create an action type</text:p>
          </table:table-cell>
          <table:table-cell table:style-name="ce128" office:value-type="string">
            <text:p>Add an action type with valid data</text:p>
          </table:table-cell>
          <table:table-cell table:style-name="ce130" office:value-type="string">
            <text:p>Step 3: Add action</text:p>
          </table:table-cell>
          <table:table-cell table:style-name="ce156" office:value-type="string">
            <text:p>- Put name for new action</text:p>
            <text:p>- Select properties</text:p>
            <text:p>- Click Save button</text:p>
          </table:table-cell>
          <table:table-cell table:style-name="ce162" office:value-type="string">
            <text:p>New action is created successfully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116" table:formula="of:=IF(MID([.F98];6;1)&gt;MID([.F97];6;1);&quot;&quot;;MAX([.A$7:.A97])+1)" office:value-type="float" office:value="32">
            <text:p>032</text:p>
          </table:table-cell>
          <table:table-cell table:style-name="ce46" office:value-type="string">
            <text:p>ADM_14</text:p>
          </table:table-cell>
          <table:table-cell table:style-name="ce125" table:formula="of:=IF(VALUE(MID([.F98];6;FIND(&quot;:&quot;;[.F98];1)-FIND(&quot; &quot;;[.F98];1)-1))&gt;VALUE(MID([.F97];6;FIND(&quot;:&quot;;[.F97];1)-FIND(&quot; &quot;;[.F97];1)-1));[.C97];[.C97]+1)" office:value-type="float" office:value="2">
            <text:p>002</text:p>
          </table:table-cell>
          <table:table-cell table:style-name="ce127" office:value-type="string">
            <text:p>DMS\Admin\Advanced_Configuration\Create an action type</text:p>
          </table:table-cell>
          <table:table-cell table:style-name="ce52" office:value-type="string">
            <text:p>Add Action type when Name field is blank</text:p>
          </table:table-cell>
          <table:table-cell table:style-name="ce130" office:value-type="string">
            <text:p>Step 1: Open 'Create an Action Type' form</text:p>
          </table:table-cell>
          <table:table-cell table:style-name="ce156" office:value-type="string">
            <text:p>- Go to ECM Administration</text:p>
            <text:p>- Select Advanced Configuration</text:p>
            <text:p>- Select Create an Action Type</text:p>
          </table:table-cell>
          <table:table-cell table:style-name="ce162" office:value-type="string">
            <text:p><text:s/>'Create an Action Type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99];6;1)&gt;MID([.F98];6;1);&quot;&quot;;MAX([.A$7:.A98])+1)">
            <text:p/>
          </table:table-cell>
          <table:table-cell table:style-name="ce46" office:value-type="string">
            <text:p>ADM_14</text:p>
          </table:table-cell>
          <table:table-cell table:style-name="ce125" table:formula="of:=IF(VALUE(MID([.F99];6;FIND(&quot;:&quot;;[.F99];1)-FIND(&quot; &quot;;[.F99];1)-1))&gt;VALUE(MID([.F98];6;FIND(&quot;:&quot;;[.F98];1)-FIND(&quot; &quot;;[.F98];1)-1));[.C98];[.C98]+1)" office:value-type="float" office:value="2">
            <text:p>002</text:p>
          </table:table-cell>
          <table:table-cell table:style-name="ce127" office:value-type="string">
            <text:p>DMS\Admin\Advanced_Configuration\Create an action type</text:p>
          </table:table-cell>
          <table:table-cell table:style-name="ce128" office:value-type="string">
            <text:p>Add Action type when Name field is blank</text:p>
          </table:table-cell>
          <table:table-cell table:style-name="ce130" office:value-type="string">
            <text:p>Step 2: Open 'Action Type Form'</text:p>
          </table:table-cell>
          <table:table-cell table:style-name="ce156" office:value-type="string">
            <text:p>Click Add button</text:p>
          </table:table-cell>
          <table:table-cell table:style-name="ce162" office:value-type="string">
            <text:p>Action Type Form'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10"/>
        </table:table-row>
        <table:table-row table:style-name="ro24">
          <table:table-cell table:style-name="ce116" table:formula="of:=IF(MID([.F100];6;1)&gt;MID([.F99];6;1);&quot;&quot;;MAX([.A$7:.A99])+1)">
            <text:p/>
          </table:table-cell>
          <table:table-cell table:style-name="ce46" office:value-type="string">
            <text:p>ADM_14</text:p>
          </table:table-cell>
          <table:table-cell table:style-name="ce125" table:formula="of:=IF(VALUE(MID([.F100];6;FIND(&quot;:&quot;;[.F100];1)-FIND(&quot; &quot;;[.F100];1)-1))&gt;VALUE(MID([.F99];6;FIND(&quot;:&quot;;[.F99];1)-FIND(&quot; &quot;;[.F99];1)-1));[.C99];[.C99]+1)" office:value-type="float" office:value="2">
            <text:p>002</text:p>
          </table:table-cell>
          <table:table-cell table:style-name="ce127" office:value-type="string">
            <text:p>DMS\Admin\Advanced_Configuration\Create an action type</text:p>
          </table:table-cell>
          <table:table-cell table:style-name="ce128" office:value-type="string">
            <text:p>Add Action type when Name field is blank</text:p>
          </table:table-cell>
          <table:table-cell table:style-name="ce130" office:value-type="string">
            <text:p>Step 3: Add action</text:p>
          </table:table-cell>
          <table:table-cell table:style-name="ce156" office:value-type="string">
            <text:p>- Do not put name for new action</text:p>
            <text:p>- Select properties</text:p>
            <text:p>- Click Save button</text:p>
          </table:table-cell>
          <table:table-cell table:style-name="ce162" office:value-type="string">
            <text:p>Show message “The field 'Name (start with ''exo:'')' is required”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116" table:formula="of:=IF(MID([.F101];6;1)&gt;MID([.F100];6;1);&quot;&quot;;MAX([.A$7:.A100])+1)" office:value-type="float" office:value="33">
            <text:p>033</text:p>
          </table:table-cell>
          <table:table-cell table:style-name="ce46" office:value-type="string">
            <text:p>ADM_14</text:p>
          </table:table-cell>
          <table:table-cell table:style-name="ce125" table:formula="of:=IF(VALUE(MID([.F101];6;FIND(&quot;:&quot;;[.F101];1)-FIND(&quot; &quot;;[.F101];1)-1))&gt;VALUE(MID([.F100];6;FIND(&quot;:&quot;;[.F100];1)-FIND(&quot; &quot;;[.F100];1)-1));[.C100];[.C100]+1)" office:value-type="float" office:value="3">
            <text:p>003</text:p>
          </table:table-cell>
          <table:table-cell table:style-name="ce127" office:value-type="string">
            <text:p>DMS\Admin\Advanced_Configuration\Create an action type</text:p>
          </table:table-cell>
          <table:table-cell table:style-name="ce5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30" office:value-type="string">
            <text:p>Step 1: Open 'Create an Action Type' form</text:p>
          </table:table-cell>
          <table:table-cell table:style-name="ce156" office:value-type="string">
            <text:p>- Go to ECM Administration</text:p>
            <text:p>- Select Advanced Configuration</text:p>
            <text:p>- Select Create an Action Type</text:p>
          </table:table-cell>
          <table:table-cell table:style-name="ce162" office:value-type="string">
            <text:p><text:s/>'Create an Action Type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102];6;1)&gt;MID([.F101];6;1);&quot;&quot;;MAX([.A$7:.A101])+1)">
            <text:p/>
          </table:table-cell>
          <table:table-cell table:style-name="ce46" office:value-type="string">
            <text:p>ADM_14</text:p>
          </table:table-cell>
          <table:table-cell table:style-name="ce125" table:formula="of:=IF(VALUE(MID([.F102];6;FIND(&quot;:&quot;;[.F102];1)-FIND(&quot; &quot;;[.F102];1)-1))&gt;VALUE(MID([.F101];6;FIND(&quot;:&quot;;[.F101];1)-FIND(&quot; &quot;;[.F101];1)-1));[.C101];[.C101]+1)" office:value-type="float" office:value="3">
            <text:p>003</text:p>
          </table:table-cell>
          <table:table-cell table:style-name="ce127" office:value-type="string">
            <text:p>DMS\Admin\Advanced_Configuration\Create an action type</text:p>
          </table:table-cell>
          <table:table-cell table:style-name="ce128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30" office:value-type="string">
            <text:p>Step 2: Open 'Action Type Form'</text:p>
          </table:table-cell>
          <table:table-cell table:style-name="ce156" office:value-type="string">
            <text:p>Click Add button</text:p>
          </table:table-cell>
          <table:table-cell table:style-name="ce162" office:value-type="string">
            <text:p>Action Type Form'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103];6;1)&gt;MID([.F102];6;1);&quot;&quot;;MAX([.A$7:.A102])+1)">
            <text:p/>
          </table:table-cell>
          <table:table-cell table:style-name="ce46" office:value-type="string">
            <text:p>ADM_14</text:p>
          </table:table-cell>
          <table:table-cell table:style-name="ce125" table:formula="of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127" office:value-type="string">
            <text:p>DMS\Admin\Advanced_Configuration\Create an action type</text:p>
          </table:table-cell>
          <table:table-cell table:style-name="ce128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30" office:value-type="string">
            <text:p>Step 3: Add action</text:p>
          </table:table-cell>
          <table:table-cell table:style-name="ce156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162" office:value-type="string">
            <text:p>Show message “Have some invalid characters in action name”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116" table:formula="of:=IF(MID([.F104];6;1)&gt;MID([.F103];6;1);&quot;&quot;;MAX([.A$7:.A103])+1)" office:value-type="float" office:value="34">
            <text:p>034</text:p>
          </table:table-cell>
          <table:table-cell table:style-name="ce46" office:value-type="string">
            <text:p>ADM_14</text:p>
          </table:table-cell>
          <table:table-cell table:style-name="ce125" table:formula="of:=IF(VALUE(MID([.F104];6;FIND(&quot;:&quot;;[.F104];1)-FIND(&quot; &quot;;[.F104];1)-1))&gt;VALUE(MID([.F103];6;FIND(&quot;:&quot;;[.F103];1)-FIND(&quot; &quot;;[.F103];1)-1));[.C103];[.C103]+1)" office:value-type="float" office:value="4">
            <text:p>004</text:p>
          </table:table-cell>
          <table:table-cell table:style-name="ce127" office:value-type="string">
            <text:p>DMS\Admin\Advanced_Configuration\Create an action type</text:p>
          </table:table-cell>
          <table:table-cell table:style-name="ce52" office:value-type="string">
            <text:p>Add action when name field does not start with ''exo:''</text:p>
          </table:table-cell>
          <table:table-cell table:style-name="ce130" office:value-type="string">
            <text:p>Step 1: Open 'Create an Action Type' form</text:p>
          </table:table-cell>
          <table:table-cell table:style-name="ce156" office:value-type="string">
            <text:p>- Go to ECM Administration</text:p>
            <text:p>- Select Advanced Configuration</text:p>
            <text:p>- Select Create an Action Type</text:p>
          </table:table-cell>
          <table:table-cell table:style-name="ce162" office:value-type="string">
            <text:p><text:s/>'Create an Action Type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105];6;1)&gt;MID([.F104];6;1);&quot;&quot;;MAX([.A$7:.A104])+1)">
            <text:p/>
          </table:table-cell>
          <table:table-cell table:style-name="ce46" office:value-type="string">
            <text:p>ADM_14</text:p>
          </table:table-cell>
          <table:table-cell table:style-name="ce125" table:formula="of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127" office:value-type="string">
            <text:p>DMS\Admin\Advanced_Configuration\Create an action type</text:p>
          </table:table-cell>
          <table:table-cell table:style-name="ce128" office:value-type="string">
            <text:p>Add action when name field does not start with ''exo:''</text:p>
          </table:table-cell>
          <table:table-cell table:style-name="ce130" office:value-type="string">
            <text:p>Step 2: Open 'Action Type Form'</text:p>
          </table:table-cell>
          <table:table-cell table:style-name="ce156" office:value-type="string">
            <text:p>Click Add button</text:p>
          </table:table-cell>
          <table:table-cell table:style-name="ce162" office:value-type="string">
            <text:p>Action Type Form'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106];6;1)&gt;MID([.F105];6;1);&quot;&quot;;MAX([.A$7:.A105])+1)">
            <text:p/>
          </table:table-cell>
          <table:table-cell table:style-name="ce46" office:value-type="string">
            <text:p>ADM_14</text:p>
          </table:table-cell>
          <table:table-cell table:style-name="ce125" table:formula="of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127" office:value-type="string">
            <text:p>DMS\Admin\Advanced_Configuration\Create an action type</text:p>
          </table:table-cell>
          <table:table-cell table:style-name="ce128" office:value-type="string">
            <text:p>Add action when name field does not start with ''exo:''</text:p>
          </table:table-cell>
          <table:table-cell table:style-name="ce130" office:value-type="string">
            <text:p>Step 3: Add action</text:p>
          </table:table-cell>
          <table:table-cell table:style-name="ce156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162" office:value-type="string">
            <text:p>Show message “[name of action] invalid! The name must begin with 'exo:'”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116" table:formula="of:=IF(MID([.F107];6;1)&gt;MID([.F106];6;1);&quot;&quot;;MAX([.A$7:.A106])+1)" office:value-type="float" office:value="35">
            <text:p>035</text:p>
          </table:table-cell>
          <table:table-cell table:style-name="ce46" office:value-type="string">
            <text:p>ADM_14</text:p>
          </table:table-cell>
          <table:table-cell table:style-name="ce125" table:formula="of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127" office:value-type="string">
            <text:p>DMS\Admin\Advanced_Configuration\Create an action type</text:p>
          </table:table-cell>
          <table:table-cell table:style-name="ce52" office:value-type="string">
            <text:p>Add An action type when name of action is existed</text:p>
          </table:table-cell>
          <table:table-cell table:style-name="ce128" office:value-type="string">
            <text:p>Step 1: Open 'Create an Action Type' form</text:p>
          </table:table-cell>
          <table:table-cell table:style-name="ce156" office:value-type="string">
            <text:p>- Go to ECM Administration</text:p>
            <text:p>- Select Advanced Configuration</text:p>
            <text:p>- Select Create an Action Type</text:p>
          </table:table-cell>
          <table:table-cell table:style-name="ce162" office:value-type="string">
            <text:p><text:s/>'Create an Action Type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108];6;1)&gt;MID([.F107];6;1);&quot;&quot;;MAX([.A$7:.A107])+1)">
            <text:p/>
          </table:table-cell>
          <table:table-cell table:style-name="ce46" office:value-type="string">
            <text:p>ADM_14</text:p>
          </table:table-cell>
          <table:table-cell table:style-name="ce125" table:formula="of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127" office:value-type="string">
            <text:p>DMS\Admin\Advanced_Configuration\Create an action type</text:p>
          </table:table-cell>
          <table:table-cell table:style-name="ce170" office:value-type="string">
            <text:p>Add An action type when name of action is existed</text:p>
          </table:table-cell>
          <table:table-cell table:style-name="ce128" office:value-type="string">
            <text:p>Step 2: Open 'Action Type Form'</text:p>
          </table:table-cell>
          <table:table-cell table:style-name="ce156" office:value-type="string">
            <text:p>Click Add button</text:p>
          </table:table-cell>
          <table:table-cell table:style-name="ce162" office:value-type="string">
            <text:p>Action Type Form'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10"/>
        </table:table-row>
        <table:table-row table:style-name="ro37">
          <table:table-cell table:style-name="ce116" table:formula="of:=IF(MID([.F109];6;1)&gt;MID([.F108];6;1);&quot;&quot;;MAX([.A$7:.A108])+1)">
            <text:p/>
          </table:table-cell>
          <table:table-cell table:style-name="ce46" office:value-type="string">
            <text:p>ADM_14</text:p>
          </table:table-cell>
          <table:table-cell table:style-name="ce125" table:formula="of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127" office:value-type="string">
            <text:p>DMS\Admin\Advanced_Configuration\Create an action type</text:p>
          </table:table-cell>
          <table:table-cell table:style-name="ce128" office:value-type="string">
            <text:p>Add An action type when name of action <text:s/>is existed</text:p>
          </table:table-cell>
          <table:table-cell table:style-name="ce128" office:value-type="string">
            <text:p>Step 3: Add action</text:p>
          </table:table-cell>
          <table:table-cell table:style-name="ce156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162" office:value-type="string">
            <text:p>Show message “This action existed in the ECM system'”</text:p>
          </table:table-cell>
          <table:table-cell table:style-name="ce162" office:value-type="string">
            <text:p>Low</text:p>
          </table:table-cell>
          <table:table-cell table:style-name="ce162"/>
          <table:table-cell table:style-name="Default" table:number-columns-repeated="10"/>
          <table:table-cell table:style-name="ce50" table:number-columns-repeated="210"/>
        </table:table-row>
        <table:table-row table:style-name="ro7">
          <table:table-cell table:style-name="ce116" table:formula="of:=IF(MID([.F110];6;1)&gt;MID([.F109];6;1);&quot;&quot;;MAX([.A$7:.A109])+1)" office:value-type="float" office:value="36">
            <text:p>036</text:p>
          </table:table-cell>
          <table:table-cell table:style-name="ce46" office:value-type="string">
            <text:p>ADM_14</text:p>
          </table:table-cell>
          <table:table-cell table:style-name="ce125" table:formula="of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127" office:value-type="string">
            <text:p>DMS\Admin\Advanced_Configuration\Create an action type</text:p>
          </table:table-cell>
          <table:table-cell table:style-name="ce57" office:value-type="string">
            <text:p>Check the using of action after created</text:p>
          </table:table-cell>
          <table:table-cell table:style-name="ce43" office:value-type="string">
            <text:p>Step 1: Create an action</text:p>
          </table:table-cell>
          <table:table-cell table:style-name="ce43" office:value-type="string">
            <text:p>Create an action </text:p>
          </table:table-cell>
          <table:table-cell table:style-name="ce43" office:value-type="string">
            <text:p>Action is created successfully</text:p>
          </table:table-cell>
          <table:table-cell table:style-name="ce162" office:value-type="string">
            <text:p>Low</text:p>
          </table:table-cell>
          <table:table-cell table:style-name="ce43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116" table:formula="of:=IF(MID([.F111];6;1)&gt;MID([.F110];6;1);&quot;&quot;;MAX([.A$7:.A110])+1)">
            <text:p/>
          </table:table-cell>
          <table:table-cell table:style-name="ce46" office:value-type="string">
            <text:p>ADM_14</text:p>
          </table:table-cell>
          <table:table-cell table:style-name="ce125" table:formula="of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127" office:value-type="string">
            <text:p>DMS\Admin\Advanced_Configuration\Create an action type</text:p>
          </table:table-cell>
          <table:table-cell table:style-name="ce46" office:value-type="string">
            <text:p>Check the using of action after created</text:p>
          </table:table-cell>
          <table:table-cell table:style-name="ce43" office:value-type="string">
            <text:p>Step 2: Check the displaying of action after created</text:p>
          </table:table-cell>
          <table:table-cell table:style-name="ce43" office:value-type="string">
            <text:p>- Go to File Explorer</text:p>
            <text:p>- Select Collaboration Center drive</text:p>
            <text:p>- Select 1 node</text:p>
            <text:p>- Open 'Manage Action' pop-up</text:p>
          </table:table-cell>
          <table:table-cell table:style-name="ce43" office:value-type="string">
            <text:p>You'll see the action that created in ECM admin in list 'Create an Action of Type'</text:p>
          </table:table-cell>
          <table:table-cell table:style-name="ce162" office:value-type="string">
            <text:p>Low</text:p>
          </table:table-cell>
          <table:table-cell table:style-name="ce43"/>
          <table:table-cell table:style-name="Default" table:number-columns-repeated="10"/>
          <table:table-cell table:style-name="ce50" table:number-columns-repeated="210"/>
        </table:table-row>
        <table:table-row table:style-name="ro12" table:number-rows-repeated="450">
          <table:table-cell table:number-columns-repeated="10"/>
          <table:table-cell table:style-name="Default" table:number-columns-repeated="10"/>
          <table:table-cell table:number-columns-repeated="210"/>
        </table:table-row>
        <table:table-row table:style-name="ro12" table:number-rows-repeated="64974">
          <table:table-cell table:number-columns-repeated="230"/>
        </table:table-row>
        <table:table-row table:style-name="ro12">
          <table:table-cell table:number-columns-repeated="230"/>
        </table:table-row>
      </table:table>
      <table:table table:name="Manage_Unlock" table:style-name="ta1" table:print="false">
        <office:forms form:automatic-focus="false" form:apply-design-mode="false"/>
        <table:table-column table:style-name="co13" table:number-columns-repeated="3" table:default-cell-style-name="ce64"/>
        <table:table-column table:style-name="co50" table:default-cell-style-name="ce50"/>
        <table:table-column table:style-name="co48" table:default-cell-style-name="ce50"/>
        <table:table-column table:style-name="co51" table:default-cell-style-name="ce50"/>
        <table:table-column table:style-name="co52" table:default-cell-style-name="ce50"/>
        <table:table-column table:style-name="co53" table:default-cell-style-name="ce50"/>
        <table:table-column table:style-name="co13" table:number-columns-repeated="248" table:default-cell-style-name="ce50"/>
        <table:table-row table:style-name="ro4">
          <table:table-cell/>
          <table:table-cell table:style-name="ce186" office:value-type="string">
            <text:p>TEST CASE</text:p>
          </table:table-cell>
          <table:table-cell table:style-name="ce121" table:number-columns-repeated="3"/>
          <table:table-cell/>
          <table:table-cell table:style-name="ce121" table:number-columns-repeated="4"/>
          <table:table-cell table:style-name="ce135" office:value-type="string">
            <text:p>Passed</text:p>
          </table:table-cell>
          <table:table-cell table:style-name="ce135" table:formula="of:=COUNTIF([.L$7:.L$1008];[.$K1])" office:value-type="float" office:value="0">
            <text:p>0</text:p>
          </table:table-cell>
          <table:table-cell table:style-name="ce135" table:formula="of:=COUNTIF([.M$7:.M$1008];[.$K1])" office:value-type="float" office:value="0">
            <text:p>0</text:p>
          </table:table-cell>
          <table:table-cell table:style-name="ce135" table:formula="of:=COUNTIF([.N$7:.N$1008];[.$K1])" office:value-type="float" office:value="0">
            <text:p>0</text:p>
          </table:table-cell>
          <table:table-cell table:style-name="ce135" table:formula="of:=COUNTIF([.O$7:.O$1008];[.$K1])" office:value-type="float" office:value="0">
            <text:p>0</text:p>
          </table:table-cell>
          <table:table-cell table:style-name="ce121" table:number-columns-repeated="5"/>
          <table:table-cell table:style-name="ce152" table:number-columns-repeated="193"/>
          <table:table-cell table:number-columns-repeated="43"/>
        </table:table-row>
        <table:table-row table:style-name="ro25">
          <table:table-cell/>
          <table:table-cell table:style-name="ce187"/>
          <table:table-cell table:style-name="ce121" table:number-columns-repeated="3"/>
          <table:table-cell/>
          <table:table-cell table:style-name="ce121" table:number-columns-repeated="3"/>
          <table:table-cell table:style-name="ce135"/>
          <table:table-cell table:style-name="ce135" office:value-type="string">
            <text:p>Failed</text:p>
          </table:table-cell>
          <table:table-cell table:style-name="ce135" table:formula="of:=COUNTIF([.L$7:.L$1008];[.$K2])" office:value-type="float" office:value="0">
            <text:p>0</text:p>
          </table:table-cell>
          <table:table-cell table:style-name="ce135" table:formula="of:=COUNTIF([.M$7:.M$1008];[.$K2])" office:value-type="float" office:value="0">
            <text:p>0</text:p>
          </table:table-cell>
          <table:table-cell table:style-name="ce135" table:formula="of:=COUNTIF([.N$7:.N$1008];[.$K2])" office:value-type="float" office:value="0">
            <text:p>0</text:p>
          </table:table-cell>
          <table:table-cell table:style-name="ce135" table:formula="of:=COUNTIF([.O$7:.O$1008];[.$K2])" office:value-type="float" office:value="0">
            <text:p>0</text:p>
          </table:table-cell>
          <table:table-cell table:style-name="ce121" table:number-columns-repeated="5"/>
          <table:table-cell table:style-name="ce152" table:number-columns-repeated="193"/>
          <table:table-cell table:number-columns-repeated="43"/>
        </table:table-row>
        <table:table-row table:style-name="ro32">
          <table:table-cell/>
          <table:table-cell table:style-name="ce188" office:value-type="string">
            <text:p>Function List</text:p>
          </table:table-cell>
          <table:table-cell table:style-name="ce182" office:value-type="string" table:number-columns-spanned="3" table:number-rows-spanned="1">
            <text:p>Manage Query, Manage Script, Create an action type</text:p>
          </table:table-cell>
          <table:covered-table-cell table:style-name="ce183"/>
          <table:covered-table-cell table:style-name="ce182"/>
          <table:table-cell/>
          <table:table-cell table:style-name="ce132" table:number-columns-repeated="3"/>
          <table:table-cell table:style-name="ce135"/>
          <table:table-cell table:style-name="ce135" office:value-type="string">
            <text:p>Blocked</text:p>
          </table:table-cell>
          <table:table-cell table:style-name="ce135" table:formula="of:=COUNTIF([.L$7:.L$1008];[.$K3])" office:value-type="float" office:value="0">
            <text:p>0</text:p>
          </table:table-cell>
          <table:table-cell table:style-name="ce135" table:formula="of:=COUNTIF([.M$7:.M$1008];[.$K3])" office:value-type="float" office:value="0">
            <text:p>0</text:p>
          </table:table-cell>
          <table:table-cell table:style-name="ce135" table:formula="of:=COUNTIF([.N$7:.N$1008];[.$K3])" office:value-type="float" office:value="0">
            <text:p>0</text:p>
          </table:table-cell>
          <table:table-cell table:style-name="ce135" table:formula="of:=COUNTIF([.O$7:.O$1008];[.$K3])" office:value-type="float" office:value="0">
            <text:p>0</text:p>
          </table:table-cell>
          <table:table-cell table:style-name="ce132" table:number-columns-repeated="5"/>
          <table:table-cell table:style-name="ce152" table:number-columns-repeated="193"/>
          <table:table-cell table:number-columns-repeated="43"/>
        </table:table-row>
        <table:table-row table:style-name="ro39">
          <table:table-cell/>
          <table:table-cell table:style-name="ce188" office:value-type="string">
            <text:p>Total main cases:</text:p>
          </table:table-cell>
          <table:table-cell table:style-name="ce182" table:formula="of:=MAX([.A7:.A1006])" office:value-type="float" office:value="9" table:number-columns-spanned="3" table:number-rows-spanned="1">
            <text:p>9</text:p>
          </table:table-cell>
          <table:covered-table-cell table:style-name="ce192"/>
          <table:covered-table-cell table:style-name="ce192"/>
          <table:table-cell/>
          <table:table-cell table:style-name="ce132" table:number-columns-repeated="3"/>
          <table:table-cell table:style-name="ce135"/>
          <table:table-cell table:style-name="ce151" office:value-type="string">
            <text:p>Untested</text:p>
          </table:table-cell>
          <table:table-cell table:style-name="ce135" table:formula="of:=COUNTIF([.L$7:.L$1008];[.$K4])" office:value-type="float" office:value="0">
            <text:p>0</text:p>
          </table:table-cell>
          <table:table-cell table:style-name="ce135" table:formula="of:=COUNTIF([.M$7:.M$1008];[.$K4])" office:value-type="float" office:value="0">
            <text:p>0</text:p>
          </table:table-cell>
          <table:table-cell table:style-name="ce135" table:formula="of:=COUNTIF([.N$7:.N$1008];[.$K4])" office:value-type="float" office:value="0">
            <text:p>0</text:p>
          </table:table-cell>
          <table:table-cell table:style-name="ce135" table:formula="of:=COUNTIF([.O$7:.O$1008];[.$K4])" office:value-type="float" office:value="0">
            <text:p>0</text:p>
          </table:table-cell>
          <table:table-cell table:style-name="ce132" table:number-columns-repeated="5"/>
          <table:table-cell table:style-name="ce152" table:number-columns-repeated="193"/>
          <table:table-cell table:number-columns-repeated="43"/>
        </table:table-row>
        <table:table-row table:style-name="ro25">
          <table:table-cell table:number-columns-repeated="2"/>
          <table:table-cell table:style-name="ce123"/>
          <table:table-cell table:style-name="ce165"/>
          <table:table-cell table:style-name="ce126" table:number-columns-repeated="5"/>
          <table:table-cell table:style-name="ce151"/>
          <table:table-cell table:style-name="Default" office:value-type="string">
            <text:p>N/A</text:p>
          </table:table-cell>
          <table:table-cell table:style-name="ce135" table:formula="of:=COUNTIF([.L$7:.L$1008];[.$K5])" office:value-type="float" office:value="0">
            <text:p>0</text:p>
          </table:table-cell>
          <table:table-cell table:style-name="ce135" table:formula="of:=COUNTIF([.M$7:.M$1008];[.$K5])" office:value-type="float" office:value="0">
            <text:p>0</text:p>
          </table:table-cell>
          <table:table-cell table:style-name="ce135" table:formula="of:=COUNTIF([.N$7:.N$1008];[.$K5])" office:value-type="float" office:value="0">
            <text:p>0</text:p>
          </table:table-cell>
          <table:table-cell table:style-name="ce135" table:formula="of:=COUNTIF([.O$7:.O$1008];[.$K5])" office:value-type="float" office:value="0">
            <text:p>0</text:p>
          </table:table-cell>
          <table:table-cell table:style-name="ce126" table:number-columns-repeated="5"/>
          <table:table-cell table:style-name="ce152" table:number-columns-repeated="193"/>
          <table:table-cell table:number-columns-repeated="43"/>
        </table:table-row>
        <table:table-row table:style-name="ro4">
          <table:table-cell table:style-name="ce185" office:value-type="string">
            <text:p>Case No</text:p>
          </table:table-cell>
          <table:table-cell table:style-name="ce189" office:value-type="string">
            <text:p>Related Function</text:p>
          </table:table-cell>
          <table:table-cell table:style-name="ce191" office:value-type="string">
            <text:p>Case No</text:p>
          </table:table-cell>
          <table:table-cell table:style-name="ce193" office:value-type="string">
            <text:p>Path</text:p>
          </table:table-cell>
          <table:table-cell table:style-name="ce193" office:value-type="string">
            <text:p>Case Description</text:p>
          </table:table-cell>
          <table:table-cell table:style-name="ce193" office:value-type="string">
            <text:p>Step Description</text:p>
          </table:table-cell>
          <table:table-cell table:style-name="ce193" office:value-type="string">
            <text:p>Steps to produce</text:p>
          </table:table-cell>
          <table:table-cell table:style-name="ce193" office:value-type="string">
            <text:p>Expected Output</text:p>
          </table:table-cell>
          <table:table-cell table:style-name="ce193" office:value-type="string">
            <text:p>Priority</text:p>
          </table:table-cell>
          <table:table-cell table:style-name="ce193" office:value-type="string">
            <text:p>Affect</text:p>
          </table:table-cell>
          <table:table-cell table:style-name="ce193" table:number-columns-repeated="10"/>
          <table:table-cell table:style-name="ce194" table:number-columns-repeated="198"/>
          <table:table-cell table:style-name="ce195" table:number-columns-repeated="6"/>
          <table:table-cell table:style-name="ce64" table:number-columns-repeated="32"/>
        </table:table-row>
        <table:table-row table:style-name="ro7">
          <table:table-cell table:style-name="ce115" office:value-type="float" office:value="1">
            <text:p>001</text:p>
          </table:table-cell>
          <table:table-cell table:style-name="ce190" office:value-type="string">
            <text:p>ADM_16</text:p>
          </table:table-cell>
          <table:table-cell table:style-name="ce125" office:value-type="float" office:value="1">
            <text:p>001</text:p>
          </table:table-cell>
          <table:table-cell table:style-name="ce58" office:value-type="string">
            <text:p>DMS\Admin\Manage_Unlock</text:p>
          </table:table-cell>
          <table:table-cell table:style-name="ce60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6" table:formula="of:=IF(MID([.F9];6;1)&gt;MID([.F8];6;1);&quot;&quot;;MAX([.A$7:.A8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6" table:formula="of:=IF(MID([.F10];6;1)&gt;MID([.F9];6;1);&quot;&quot;;MAX([.A$7:.A9])+1)" office:value-type="float" office:value="2">
            <text:p>002</text:p>
          </table:table-cell>
          <table:table-cell table:style-name="ce190" office:value-type="string">
            <text:p>ADM_16</text:p>
          </table:table-cell>
          <table:table-cell table:style-name="ce12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7" office:value-type="string">
            <text:p>DMS\Admin\Manage_Unlock</text:p>
          </table:table-cell>
          <table:table-cell table:style-name="ce60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File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16" table:formula="of:=IF(MID([.F11];6;1)&gt;MID([.F10];6;1);&quot;&quot;;MAX([.A$7:.A10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Login by administrator</text:p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6" table:formula="of:=IF(MID([.F12];6;1)&gt;MID([.F11];6;1);&quot;&quot;;MAX([.A$7:.A11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n't have permission to access this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6" table:formula="of:=IF(MID([.F13];6;1)&gt;MID([.F12];6;1);&quot;&quot;;MAX([.A$7:.A12])+1)" office:value-type="float" office:value="3">
            <text:p>003</text:p>
          </table:table-cell>
          <table:table-cell table:style-name="ce190" office:value-type="string">
            <text:p>ADM_16</text:p>
          </table:table-cell>
          <table:table-cell table:style-name="ce12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7" office:value-type="string">
            <text:p>DMS\Admin\Manage_Unlock</text:p>
          </table:table-cell>
          <table:table-cell table:style-name="ce60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6" table:formula="of:=IF(MID([.F14];6;1)&gt;MID([.F13];6;1);&quot;&quot;;MAX([.A$7:.A13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6" table:formula="of:=IF(MID([.F15];6;1)&gt;MID([.F14];6;1);&quot;&quot;;MAX([.A$7:.A14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File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6" table:formula="of:=IF(MID([.F16];6;1)&gt;MID([.F15];6;1);&quot;&quot;;MAX([.A$7:.A15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6" table:formula="of:=IF(MID([.F17];6;1)&gt;MID([.F16];6;1);&quot;&quot;;MAX([.A$7:.A16])+1)" office:value-type="float" office:value="4">
            <text:p>004</text:p>
          </table:table-cell>
          <table:table-cell table:style-name="ce190" office:value-type="string">
            <text:p>ADM_16</text:p>
          </table:table-cell>
          <table:table-cell table:style-name="ce125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27" office:value-type="string">
            <text:p>DMS\Admin\Manage_Unlock</text:p>
          </table:table-cell>
          <table:table-cell table:style-name="ce60" office:value-type="string">
            <text:p>Show list locked node when node is copy to other path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6" table:formula="of:=IF(MID([.F18];6;1)&gt;MID([.F17];6;1);&quot;&quot;;MAX([.A$7:.A17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6" table:formula="of:=IF(MID([.F19];6;1)&gt;MID([.F18];6;1);&quot;&quot;;MAX([.A$7:.A18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File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6" table:formula="of:=IF(MID([.F20];6;1)&gt;MID([.F19];6;1);&quot;&quot;;MAX([.A$7:.A19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6" table:formula="of:=IF(MID([.F21];6;1)&gt;MID([.F20];6;1);&quot;&quot;;MAX([.A$7:.A20])+1)" office:value-type="float" office:value="5">
            <text:p>005</text:p>
          </table:table-cell>
          <table:table-cell table:style-name="ce190" office:value-type="string">
            <text:p>ADM_16</text:p>
          </table:table-cell>
          <table:table-cell table:style-name="ce125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27" office:value-type="string">
            <text:p>DMS\Admin\Manage_Unlock</text:p>
          </table:table-cell>
          <table:table-cell table:style-name="ce60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6" table:formula="of:=IF(MID([.F22];6;1)&gt;MID([.F21];6;1);&quot;&quot;;MAX([.A$7:.A21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6" table:formula="of:=IF(MID([.F23];6;1)&gt;MID([.F22];6;1);&quot;&quot;;MAX([.A$7:.A22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File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6" table:formula="of:=IF(MID([.F24];6;1)&gt;MID([.F23];6;1);&quot;&quot;;MAX([.A$7:.A23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6" table:formula="of:=IF(MID([.F25];6;1)&gt;MID([.F24];6;1);&quot;&quot;;MAX([.A$7:.A24])+1)" office:value-type="float" office:value="6">
            <text:p>006</text:p>
          </table:table-cell>
          <table:table-cell table:style-name="ce190" office:value-type="string">
            <text:p>ADM_16</text:p>
          </table:table-cell>
          <table:table-cell table:style-name="ce125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27" office:value-type="string">
            <text:p>DMS\Admin\Manage_Unlock</text:p>
          </table:table-cell>
          <table:table-cell table:style-name="ce60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6" table:formula="of:=IF(MID([.F26];6;1)&gt;MID([.F25];6;1);&quot;&quot;;MAX([.A$7:.A25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116" table:formula="of:=IF(MID([.F27];6;1)&gt;MID([.F26];6;1);&quot;&quot;;MAX([.A$7:.A26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6" table:formula="of:=IF(MID([.F28];6;1)&gt;MID([.F27];6;1);&quot;&quot;;MAX([.A$7:.A27])+1)" office:value-type="float" office:value="7">
            <text:p>007</text:p>
          </table:table-cell>
          <table:table-cell table:style-name="ce190" office:value-type="string">
            <text:p>ADM_16</text:p>
          </table:table-cell>
          <table:table-cell table:style-name="ce125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127" office:value-type="string">
            <text:p>DMS\Admin\Manage_Unlock</text:p>
          </table:table-cell>
          <table:table-cell table:style-name="ce60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6" table:formula="of:=IF(MID([.F29];6;1)&gt;MID([.F28];6;1);&quot;&quot;;MAX([.A$7:.A28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116" table:formula="of:=IF(MID([.F30];6;1)&gt;MID([.F29];6;1);&quot;&quot;;MAX([.A$7:.A29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116" table:formula="of:=IF(MID([.F31];6;1)&gt;MID([.F30];6;1);&quot;&quot;;MAX([.A$7:.A30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6" table:formula="of:=IF(MID([.F32];6;1)&gt;MID([.F31];6;1);&quot;&quot;;MAX([.A$7:.A31])+1)" office:value-type="float" office:value="8">
            <text:p>008</text:p>
          </table:table-cell>
          <table:table-cell table:style-name="ce190" office:value-type="string">
            <text:p>ADM_16</text:p>
          </table:table-cell>
          <table:table-cell table:style-name="ce125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27" office:value-type="string">
            <text:p>DMS\Admin\Manage_Unlock</text:p>
          </table:table-cell>
          <table:table-cell table:style-name="ce60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6" table:formula="of:=IF(MID([.F33];6;1)&gt;MID([.F32];6;1);&quot;&quot;;MAX([.A$7:.A32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6" table:formula="of:=IF(MID([.F34];6;1)&gt;MID([.F33];6;1);&quot;&quot;;MAX([.A$7:.A33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6" table:formula="of:=IF(MID([.F35];6;1)&gt;MID([.F34];6;1);&quot;&quot;;MAX([.A$7:.A34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alert that don't allow to delete this group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6" table:formula="of:=IF(MID([.F36];6;1)&gt;MID([.F35];6;1);&quot;&quot;;MAX([.A$7:.A35])+1)" office:value-type="float" office:value="9">
            <text:p>009</text:p>
          </table:table-cell>
          <table:table-cell table:style-name="ce190" office:value-type="string">
            <text:p>ADM_16</text:p>
          </table:table-cell>
          <table:table-cell table:style-name="ce125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127" office:value-type="string">
            <text:p>DMS\Admin\Manage_Unlock</text:p>
          </table:table-cell>
          <table:table-cell table:style-name="ce60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6" table:formula="of:=IF(MID([.F37];6;1)&gt;MID([.F36];6;1);&quot;&quot;;MAX([.A$7:.A36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116" table:formula="of:=IF(MID([.F38];6;1)&gt;MID([.F37];6;1);&quot;&quot;;MAX([.A$7:.A37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6" table:formula="of:=IF(MID([.F39];6;1)&gt;MID([.F38];6;1);&quot;&quot;;MAX([.A$7:.A38])+1)">
            <text:p/>
          </table:table-cell>
          <table:table-cell table:style-name="ce190" office:value-type="string">
            <text:p>ADM_16</text:p>
          </table:table-cell>
          <table:table-cell table:style-name="ce125"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table:style-name="ce127" office:value-type="string">
            <text:p>DMS\Admin\Manage_Unlock</text:p>
          </table:table-cell>
          <table:table-cell table:style-name="ce49"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 table:number-rows-repeated="65496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42" table:default-cell-style-name="ce139"/>
        <table:table-column table:style-name="co43" table:default-cell-style-name="ce144"/>
        <table:table-column table:style-name="co44" table:default-cell-style-name="ce144"/>
        <table:table-column table:style-name="co45" table:default-cell-style-name="ce144"/>
        <table:table-column table:style-name="co13" table:default-cell-style-name="ce149"/>
        <table:table-column table:style-name="co13" table:number-columns-repeated="246" table:default-cell-style-name="ce150"/>
        <table:table-row table:style-name="ro26">
          <table:table-cell table:style-name="ce136" office:value-type="string" table:number-columns-spanned="4" table:number-rows-spanned="2">
            <text:p>DMS_Admin Functionalities List</text:p>
            <text:p><text:span text:style-name="T20">Based on </text:span><text:span text:style-name="T20">document </text:span><text:span text:style-name="T20">version: <text:s/></text:span></text:p>
            <text:p><text:span text:style-name="T20">Product version: </text:span><text:span text:style-name="T20">DMS 2.6</text:span></text:p>
          </table:table-cell>
          <table:covered-table-cell table:number-columns-repeated="3" table:style-name="Default"/>
          <table:table-cell table:style-name="ce147" office:value-type="string" table:number-columns-spanned="1" table:number-rows-spanned="3">
            <text:p>Total cases</text:p>
          </table:table-cell>
          <table:table-cell table:style-name="ce138"/>
          <table:table-cell table:style-name="ce64" table:number-columns-repeated="245"/>
        </table:table-row>
        <table:table-row table:style-name="ro27">
          <table:covered-table-cell table:style-name="ce137"/>
          <table:covered-table-cell table:number-columns-repeated="3" table:style-name="ce142"/>
          <table:covered-table-cell table:style-name="ce148"/>
          <table:table-cell table:style-name="ce138"/>
          <table:table-cell table:style-name="ce50" table:number-columns-repeated="245"/>
        </table:table-row>
        <table:table-row table:style-name="ro28">
          <table:table-cell table:style-name="ce138" office:value-type="string">
            <text:p>Id</text:p>
          </table:table-cell>
          <table:table-cell table:style-name="ce138" office:value-type="string">
            <text:p>Functional Group</text:p>
          </table:table-cell>
          <table:table-cell table:style-name="ce138" office:value-type="string">
            <text:p>Functionality</text:p>
          </table:table-cell>
          <table:table-cell table:style-name="ce138" office:value-type="string">
            <text:p>Functionality summary</text:p>
          </table:table-cell>
          <table:covered-table-cell table:style-name="ce148"/>
          <table:table-cell table:style-name="ce81" office:value-type="string">
            <text:p>Affect</text:p>
          </table:table-cell>
          <table:table-cell table:style-name="ce64" table:number-columns-repeated="245"/>
        </table:table-row>
        <table:table-row table:style-name="ro11">
          <table:table-cell office:value-type="string">
            <text:p>ADM_01</text:p>
          </table:table-cell>
          <table:table-cell table:style-name="ce143" office:value-type="string">
            <text:p>Repository</text:p>
          </table:table-cell>
          <table:table-cell office:value-type="string">
            <text:p>Add </text:p>
          </table:table-cell>
          <table:table-cell office:value-type="string">
            <text:p>Add new repository</text:p>
          </table:table-cell>
          <table:table-cell table:formula="oooc:=SUMPRODUCT(([Repositories.B$4:Repositories.B$1004]=[.$A4])*([Repositories.A$4:Repositories.A$1004]&lt;&gt;&quot;&quot;))" office:value-type="float" office:value="9">
            <text:p>9</text:p>
          </table:table-cell>
          <table:table-cell office:value-type="string">
            <text:p>N/A</text:p>
          </table:table-cell>
          <table:table-cell table:number-columns-repeated="245"/>
        </table:table-row>
        <table:table-row table:style-name="ro4">
          <table:table-cell office:value-type="string">
            <text:p>ADM_02_01</text:p>
          </table:table-cell>
          <table:table-cell office:value-type="string">
            <text:p>Repository</text:p>
          </table:table-cell>
          <table:table-cell office:value-type="string">
            <text:p>Edit\Form</text:p>
          </table:table-cell>
          <table:table-cell office:value-type="string">
            <text:p>Form allows to create/edit/delete workspace</text:p>
          </table:table-cell>
          <table:table-cell table:formula="oooc:=SUMPRODUCT(([Repositories.B$4:Repositories.B$1004]=[.$A5])*([Repositories.A$4:Repositories.A$1004]&lt;&gt;&quot;&quot;))" office:value-type="float" office:value="1">
            <text:p>1</text:p>
          </table:table-cell>
          <table:table-cell office:value-type="string">
            <text:p>N/A</text:p>
          </table:table-cell>
          <table:table-cell table:number-columns-repeated="245"/>
        </table:table-row>
        <table:table-row table:style-name="ro11">
          <table:table-cell office:value-type="string">
            <text:p>ADM_02_02</text:p>
          </table:table-cell>
          <table:table-cell office:value-type="string">
            <text:p>Repository</text:p>
          </table:table-cell>
          <table:table-cell office:value-type="string">
            <text:p>Edit\Add WS</text:p>
          </table:table-cell>
          <table:table-cell office:value-type="string">
            <text:p>Add workspace for repository</text:p>
          </table:table-cell>
          <table:table-cell table:formula="oooc:=SUMPRODUCT(([Repositories.B$4:Repositories.B$1004]=[.$A6])*([Repositories.A$4:Repositories.A$1004]&lt;&gt;&quot;&quot;))" office:value-type="float" office:value="7">
            <text:p>7</text:p>
          </table:table-cell>
          <table:table-cell office:value-type="string">
            <text:p>N/A</text:p>
          </table:table-cell>
          <table:table-cell table:number-columns-repeated="245"/>
        </table:table-row>
        <table:table-row table:style-name="ro11">
          <table:table-cell office:value-type="string">
            <text:p>ADM_02_03</text:p>
          </table:table-cell>
          <table:table-cell office:value-type="string">
            <text:p>Repository</text:p>
          </table:table-cell>
          <table:table-cell office:value-type="string">
            <text:p>Edit\Edit WS</text:p>
          </table:table-cell>
          <table:table-cell office:value-type="string">
            <text:p>Edit existing workspace in repository</text:p>
          </table:table-cell>
          <table:table-cell table:formula="oooc:=SUMPRODUCT(([Repositories.B$4:Repositories.B$1004]=[.$A7])*([Repositories.A$4:Repositories.A$1004]&lt;&gt;&quot;&quot;))" office:value-type="float" office:value="1">
            <text:p>1</text:p>
          </table:table-cell>
          <table:table-cell office:value-type="string">
            <text:p>N/A</text:p>
          </table:table-cell>
          <table:table-cell table:number-columns-repeated="245"/>
        </table:table-row>
        <table:table-row table:style-name="ro11">
          <table:table-cell office:value-type="string">
            <text:p>ADM_02_04</text:p>
          </table:table-cell>
          <table:table-cell office:value-type="string">
            <text:p>Repository</text:p>
          </table:table-cell>
          <table:table-cell office:value-type="string">
            <text:p>Edit\Remove WS</text:p>
          </table:table-cell>
          <table:table-cell office:value-type="string">
            <text:p>Delete existing workspace of repository</text:p>
          </table:table-cell>
          <table:table-cell table:formula="oooc:=SUMPRODUCT(([Repositories.B$4:Repositories.B$1004]=[.$A8])*([Repositories.A$4:Repositories.A$1004]&lt;&gt;&quot;&quot;))" office:value-type="float" office:value="3">
            <text:p>3</text:p>
          </table:table-cell>
          <table:table-cell office:value-type="string">
            <text:p>N/A</text:p>
          </table:table-cell>
          <table:table-cell table:number-columns-repeated="245"/>
        </table:table-row>
        <table:table-row table:style-name="ro11">
          <table:table-cell office:value-type="string">
            <text:p>ADM_03</text:p>
          </table:table-cell>
          <table:table-cell office:value-type="string">
            <text:p>Repository</text:p>
          </table:table-cell>
          <table:table-cell office:value-type="string">
            <text:p>Delete</text:p>
          </table:table-cell>
          <table:table-cell office:value-type="string">
            <text:p>Delete existing repository</text:p>
          </table:table-cell>
          <table:table-cell table:formula="oooc:=SUMPRODUCT(([Repositories.B$4:Repositories.B$1004]=[.$A9])*([Repositories.A$4:Repositories.A$1004]&lt;&gt;&quot;&quot;))" office:value-type="float" office:value="2">
            <text:p>2</text:p>
          </table:table-cell>
          <table:table-cell office:value-type="string">
            <text:p>N/A</text:p>
          </table:table-cell>
          <table:table-cell table:number-columns-repeated="245"/>
        </table:table-row>
        <table:table-row table:style-name="ro11">
          <table:table-cell office:value-type="string">
            <text:p>ADM_04</text:p>
          </table:table-cell>
          <table:table-cell table:style-name="ce143" office:value-type="string">
            <text:p>Ontologies\Folksonomy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ooc:=SUMPRODUCT(([Ontologies.B$4:Ontologies.B$1103]=[.$A10])*([Ontologies.A$4:Ontologies.A$1103]&lt;&gt;&quot;&quot;))" office:value-type="float" office:value="8">
            <text:p>8</text:p>
          </table:table-cell>
          <table:table-cell table:number-columns-repeated="246"/>
        </table:table-row>
        <table:table-row table:style-name="ro11">
          <table:table-cell office:value-type="string">
            <text:p>ADM_05_01</text:p>
          </table:table-cell>
          <table:table-cell table:style-name="ce143" office:value-type="string">
            <text:p>Ontologies\Taxonomy</text:p>
          </table:table-cell>
          <table:table-cell office:value-type="string">
            <text:p>Add</text:p>
          </table:table-cell>
          <table:table-cell office:value-type="string">
            <text:p>Create a new taxonomy</text:p>
          </table:table-cell>
          <table:table-cell table:formula="oooc:=SUMPRODUCT(([Ontologies.B$4:Ontologies.B$1103]=[.$A11])*([Ontologies.A$4:Ontologies.A$1103]&lt;&gt;&quot;&quot;))" office:value-type="float" office:value="6">
            <text:p>6</text:p>
          </table:table-cell>
          <table:table-cell table:number-columns-repeated="246"/>
        </table:table-row>
        <table:table-row table:style-name="ro4">
          <table:table-cell office:value-type="string">
            <text:p>ADM_05_02</text:p>
          </table:table-cell>
          <table:table-cell office:value-type="string">
            <text:p>Ontologies\Mange Simple Taxonomy</text:p>
          </table:table-cell>
          <table:table-cell office:value-type="string">
            <text:p>Copy/paste </text:p>
          </table:table-cell>
          <table:table-cell office:value-type="string">
            <text:p>Copy a taxonomy and paste to other place</text:p>
          </table:table-cell>
          <table:table-cell table:formula="oooc:=SUMPRODUCT(([Ontologies.B$4:Ontologies.B$1103]=[.$A12])*([Ontologies.A$4:Ontologies.A$1103]&lt;&gt;&quot;&quot;))" office:value-type="float" office:value="4">
            <text:p>4</text:p>
          </table:table-cell>
          <table:table-cell table:number-columns-repeated="246"/>
        </table:table-row>
        <table:table-row table:style-name="ro4">
          <table:table-cell office:value-type="string">
            <text:p>ADM_05_03</text:p>
          </table:table-cell>
          <table:table-cell office:value-type="string">
            <text:p>Ontologies\Mange Simple Taxonomy</text:p>
          </table:table-cell>
          <table:table-cell office:value-type="string">
            <text:p>Cut/paste</text:p>
          </table:table-cell>
          <table:table-cell office:value-type="string">
            <text:p>Move a taxonomy to other place</text:p>
          </table:table-cell>
          <table:table-cell table:formula="oooc:=SUMPRODUCT(([Ontologies.B$4:Ontologies.B$1103]=[.$A13])*([Ontologies.A$4:Ontologies.A$1103]&lt;&gt;&quot;&quot;))" office:value-type="float" office:value="4">
            <text:p>4</text:p>
          </table:table-cell>
          <table:table-cell table:number-columns-repeated="246"/>
        </table:table-row>
        <table:table-row table:style-name="ro4">
          <table:table-cell office:value-type="string">
            <text:p>ADM_05_04</text:p>
          </table:table-cell>
          <table:table-cell office:value-type="string">
            <text:p>Ontologies\Mange Simple Taxonomy</text:p>
          </table:table-cell>
          <table:table-cell office:value-type="string">
            <text:p>Delete</text:p>
          </table:table-cell>
          <table:table-cell office:value-type="string">
            <text:p>Remove a taxonomy</text:p>
          </table:table-cell>
          <table:table-cell table:formula="oooc:=SUMPRODUCT(([Ontologies.B$4:Ontologies.B$1103]=[.$A14])*([Ontologies.A$4:Ontologies.A$1103]&lt;&gt;&quot;&quot;))" office:value-type="float" office:value="2">
            <text:p>2</text:p>
          </table:table-cell>
          <table:table-cell table:number-columns-repeated="246"/>
        </table:table-row>
        <table:table-row table:style-name="ro4">
          <table:table-cell office:value-type="string">
            <text:p>ADM_05_05</text:p>
          </table:table-cell>
          <table:table-cell office:value-type="string">
            <text:p>Ontologies\Mange Simple Taxonomy</text:p>
          </table:table-cell>
          <table:table-cell office:value-type="string">
            <text:p>Display</text:p>
          </table:table-cell>
          <table:table-cell office:value-type="string">
            <text:p>Display taxonomies in File Explorer</text:p>
          </table:table-cell>
          <table:table-cell table:formula="oooc:=SUMPRODUCT(([Ontologies.B$4:Ontologies.B$1103]=[.$A15])*([Ontologies.A$4:Ontologies.A$1103]&lt;&gt;&quot;&quot;))" office:value-type="float" office:value="6">
            <text:p>6</text:p>
          </table:table-cell>
          <table:table-cell table:number-columns-repeated="246"/>
        </table:table-row>
        <table:table-row table:style-name="ro4">
          <table:table-cell office:value-type="string">
            <text:p>ADM_15_01</text:p>
          </table:table-cell>
          <table:table-cell office:value-type="string">
            <text:p>Ontologies\Manage Taxonomy Tree</text:p>
          </table:table-cell>
          <table:table-cell office:value-type="string">
            <text:p>Add</text:p>
          </table:table-cell>
          <table:table-cell office:value-type="string">
            <text:p>Add new taxonomy tree and its child node</text:p>
          </table:table-cell>
          <table:table-cell table:formula="oooc:=SUMPRODUCT(([Ontologies.B$4:Ontologies.B$1103]=[.$A16])*([Ontologies.A$4:Ontologies.A$1103]&lt;&gt;&quot;&quot;))" office:value-type="float" office:value="9">
            <text:p>9</text:p>
          </table:table-cell>
          <table:table-cell table:number-columns-repeated="246"/>
        </table:table-row>
        <table:table-row table:style-name="ro4">
          <table:table-cell office:value-type="string">
            <text:p>ADM_15_02</text:p>
          </table:table-cell>
          <table:table-cell office:value-type="string">
            <text:p>Ontologies\Manage Taxonomy Tree</text:p>
          </table:table-cell>
          <table:table-cell office:value-type="string">
            <text:p>Edit</text:p>
          </table:table-cell>
          <table:table-cell office:value-type="string">
            <text:p>Edit taxonomy tree </text:p>
          </table:table-cell>
          <table:table-cell table:formula="oooc:=SUMPRODUCT(([Ontologies.B$4:Ontologies.B$1103]=[.$A17])*([Ontologies.A$4:Ontologies.A$1103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ADM_15_03</text:p>
          </table:table-cell>
          <table:table-cell office:value-type="string">
            <text:p>Ontologies\Manage Taxonomy Tree</text:p>
          </table:table-cell>
          <table:table-cell office:value-type="string">
            <text:p>Delete</text:p>
          </table:table-cell>
          <table:table-cell office:value-type="string">
            <text:p>Delete taxonomy tree</text:p>
          </table:table-cell>
          <table:table-cell table:formula="oooc:=SUMPRODUCT(([Ontologies.B$4:Ontologies.B$1103]=[.$A18])*([Ontologies.A$4:Ontologies.A$1103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ADM_15_04</text:p>
          </table:table-cell>
          <table:table-cell office:value-type="string">
            <text:p>Ontologies\Manage Taxonomy Tree</text:p>
          </table:table-cell>
          <table:table-cell office:value-type="string">
            <text:p>Display</text:p>
          </table:table-cell>
          <table:table-cell office:value-type="string">
            <text:p>Check the displaying of taxonomy tree</text:p>
          </table:table-cell>
          <table:table-cell table:formula="oooc:=SUMPRODUCT(([Ontologies.B$4:Ontologies.B$1103]=[.$A19])*([Ontologies.A$4:Ontologies.A$1103]&lt;&gt;&quot;&quot;))" office:value-type="float" office:value="12">
            <text:p>12</text:p>
          </table:table-cell>
          <table:table-cell table:number-columns-repeated="246"/>
        </table:table-row>
        <table:table-row table:style-name="ro4">
          <table:table-cell table:style-name="ce140" office:value-type="string">
            <text:p>ADM_15_05_01</text:p>
          </table:table-cell>
          <table:table-cell table:style-name="ce145" office:value-type="string">
            <text:p>Ontologies\Manage <text:s/>Taxonomy Tree</text:p>
          </table:table-cell>
          <table:table-cell office:value-type="string">
            <text:p>Taxonomy\Create</text:p>
          </table:table-cell>
          <table:table-cell office:value-type="string">
            <text:p>Create taxonomy in taxonomy tree</text:p>
          </table:table-cell>
          <table:table-cell table:formula="oooc:=SUMPRODUCT(([Ontologies.B$4:Ontologies.B$1103]=[.$A20])*([Ontologies.A$4:Ontologies.A$1103]&lt;&gt;&quot;&quot;))" office:value-type="float" office:value="5">
            <text:p>5</text:p>
          </table:table-cell>
          <table:table-cell table:number-columns-repeated="246"/>
        </table:table-row>
        <table:table-row table:style-name="ro4">
          <table:table-cell table:style-name="ce140" office:value-type="string">
            <text:p>ADM_15_05_02_01</text:p>
          </table:table-cell>
          <table:table-cell table:style-name="ce145" office:value-type="string">
            <text:p>Ontologies\Manage <text:s/>Taxonomy Tree</text:p>
          </table:table-cell>
          <table:table-cell office:value-type="string">
            <text:p>Taxonomy\Permission\Add</text:p>
          </table:table-cell>
          <table:table-cell office:value-type="string">
            <text:p>Add permission for taxonomies</text:p>
          </table:table-cell>
          <table:table-cell table:formula="oooc:=SUMPRODUCT(([Ontologies.B$4:Ontologies.B$1103]=[.$A21])*([Ontologies.A$4:Ontologies.A$1103]&lt;&gt;&quot;&quot;))" office:value-type="float" office:value="13">
            <text:p>13</text:p>
          </table:table-cell>
          <table:table-cell table:number-columns-repeated="246"/>
        </table:table-row>
        <table:table-row table:style-name="ro4">
          <table:table-cell table:style-name="ce140" office:value-type="string">
            <text:p>ADM_15_05_02_02</text:p>
          </table:table-cell>
          <table:table-cell table:style-name="ce145" office:value-type="string">
            <text:p>Ontologies\Manage <text:s/>Taxonomy Tree</text:p>
          </table:table-cell>
          <table:table-cell office:value-type="string">
            <text:p>Taxonomy\Permission\Edit</text:p>
          </table:table-cell>
          <table:table-cell office:value-type="string">
            <text:p>Edit permission of taxonomies</text:p>
          </table:table-cell>
          <table:table-cell table:formula="oooc:=SUMPRODUCT(([Ontologies.B$4:Ontologies.B$1103]=[.$A22])*([Ontologies.A$4:Ontologies.A$1103]&lt;&gt;&quot;&quot;))" office:value-type="float" office:value="2">
            <text:p>2</text:p>
          </table:table-cell>
          <table:table-cell table:number-columns-repeated="246"/>
        </table:table-row>
        <table:table-row table:style-name="ro4">
          <table:table-cell table:style-name="ce140" office:value-type="string">
            <text:p>ADM_15_05_02_03</text:p>
          </table:table-cell>
          <table:table-cell table:style-name="ce145" office:value-type="string">
            <text:p>Ontologies\Manage <text:s/>Taxonomy Tree</text:p>
          </table:table-cell>
          <table:table-cell office:value-type="string">
            <text:p>Taxonomy\Permission\Delete</text:p>
          </table:table-cell>
          <table:table-cell office:value-type="string">
            <text:p>Delete permission of taxonomies</text:p>
          </table:table-cell>
          <table:table-cell table:formula="oooc:=SUMPRODUCT(([Ontologies.B$4:Ontologies.B$1103]=[.$A23])*([Ontologies.A$4:Ontologies.A$1103]&lt;&gt;&quot;&quot;))" office:value-type="float" office:value="3">
            <text:p>3</text:p>
          </table:table-cell>
          <table:table-cell table:number-columns-repeated="246"/>
        </table:table-row>
        <table:table-row table:style-name="ro4">
          <table:table-cell table:style-name="ce140" office:value-type="string">
            <text:p>ADM_15_05_03</text:p>
          </table:table-cell>
          <table:table-cell table:style-name="ce145" office:value-type="string">
            <text:p>Ontologies\Manage <text:s/>Taxonomy Tree</text:p>
          </table:table-cell>
          <table:table-cell office:value-type="string">
            <text:p>Taxonomy\Copy/paste </text:p>
          </table:table-cell>
          <table:table-cell office:value-type="string">
            <text:p>Copy a taxonomy and paste to other place</text:p>
          </table:table-cell>
          <table:table-cell table:formula="oooc:=SUMPRODUCT(([Ontologies.B$4:Ontologies.B$1103]=[.$A24])*([Ontologies.A$4:Ontologies.A$1103]&lt;&gt;&quot;&quot;))" office:value-type="float" office:value="4">
            <text:p>4</text:p>
          </table:table-cell>
          <table:table-cell table:number-columns-repeated="246"/>
        </table:table-row>
        <table:table-row table:style-name="ro4">
          <table:table-cell table:style-name="ce140" office:value-type="string">
            <text:p>ADM_15_05_04</text:p>
          </table:table-cell>
          <table:table-cell table:style-name="ce145" office:value-type="string">
            <text:p>Ontologies\Manage <text:s/>Taxonomy Tree</text:p>
          </table:table-cell>
          <table:table-cell office:value-type="string">
            <text:p>Taxonomy\Cut/paste</text:p>
          </table:table-cell>
          <table:table-cell office:value-type="string">
            <text:p>Move a taxonomy to other place</text:p>
          </table:table-cell>
          <table:table-cell table:formula="oooc:=SUMPRODUCT(([Ontologies.B$4:Ontologies.B$1103]=[.$A25])*([Ontologies.A$4:Ontologies.A$1103]&lt;&gt;&quot;&quot;))" office:value-type="float" office:value="4">
            <text:p>4</text:p>
          </table:table-cell>
          <table:table-cell table:number-columns-repeated="246"/>
        </table:table-row>
        <table:table-row table:style-name="ro4">
          <table:table-cell table:style-name="ce140" office:value-type="string">
            <text:p>ADM_15_05_05</text:p>
          </table:table-cell>
          <table:table-cell table:style-name="ce145" office:value-type="string">
            <text:p>Ontologies\Manage <text:s/>Taxonomy Tree</text:p>
          </table:table-cell>
          <table:table-cell office:value-type="string">
            <text:p>Taxonomy\Delete</text:p>
          </table:table-cell>
          <table:table-cell office:value-type="string">
            <text:p>Remove a taxonomy</text:p>
          </table:table-cell>
          <table:table-cell table:formula="oooc:=SUMPRODUCT(([Ontologies.B$4:Ontologies.B$1103]=[.$A26])*([Ontologies.A$4:Ontologies.A$1103]&lt;&gt;&quot;&quot;))" office:value-type="float" office:value="2">
            <text:p>2</text:p>
          </table:table-cell>
          <table:table-cell table:number-columns-repeated="246"/>
        </table:table-row>
        <table:table-row table:style-name="ro7">
          <table:table-cell office:value-type="string">
            <text:p>ADM_06_01</text:p>
          </table:table-cell>
          <table:table-cell table:style-name="ce143"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</table:table-cell>
          <table:table-cell table:formula="oooc:=SUMPRODUCT(([Content_Presentation.B$4:Content_Presentation.B$1004]=[.$A27])*([Content_Presentation.A$4:Content_Presentation.A$1004]&lt;&gt;&quot;&quot;))" office:value-type="float" office:value="5">
            <text:p>5</text:p>
          </table:table-cell>
          <table:table-cell table:number-columns-repeated="246"/>
        </table:table-row>
        <table:table-row table:style-name="ro4">
          <table:table-cell office:value-type="string">
            <text:p>ADM_06_02_01</text:p>
          </table:table-cell>
          <table:table-cell office:value-type="string">
            <text:p>Content Presentation\Manage templates</text:p>
          </table:table-cell>
          <table:table-cell office:value-type="string">
            <text:p>Edit\Template</text:p>
          </table:table-cell>
          <table:table-cell office:value-type="string">
            <text:p>Edit lable/permission of template</text:p>
          </table:table-cell>
          <table:table-cell table:formula="oooc:=SUMPRODUCT(([Content_Presentation.B$4:Content_Presentation.B$1004]=[.$A28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ADM_06_02_02_01</text:p>
          </table:table-cell>
          <table:table-cell office:value-type="string">
            <text:p>Content Presentation\Manage templates</text:p>
          </table:table-cell>
          <table:table-cell office:value-type="string">
            <text:p>Edit\Dialog\Edit</text:p>
          </table:table-cell>
          <table:table-cell office:value-type="string">
            <text:p>Edit existing dialog of template</text:p>
          </table:table-cell>
          <table:table-cell table:formula="oooc:=SUMPRODUCT(([Content_Presentation.B$4:Content_Presentation.B$1004]=[.$A29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ADM_06_02_02_02</text:p>
          </table:table-cell>
          <table:table-cell office:value-type="string">
            <text:p>Content Presentation\Manage templates</text:p>
          </table:table-cell>
          <table:table-cell office:value-type="string">
            <text:p>Edit\Dialog\Add</text:p>
          </table:table-cell>
          <table:table-cell office:value-type="string">
            <text:p>Add more dialog for template</text:p>
          </table:table-cell>
          <table:table-cell table:formula="oooc:=SUMPRODUCT(([Content_Presentation.B$4:Content_Presentation.B$1004]=[.$A30])*([Content_Presentation.A$4:Content_Presentation.A$1004]&lt;&gt;&quot;&quot;))" office:value-type="float" office:value="5">
            <text:p>5</text:p>
          </table:table-cell>
          <table:table-cell table:number-columns-repeated="246"/>
        </table:table-row>
        <table:table-row table:style-name="ro4">
          <table:table-cell office:value-type="string">
            <text:p>ADM_06_02_02_03</text:p>
          </table:table-cell>
          <table:table-cell office:value-type="string">
            <text:p>Content Presentation\Manage templates</text:p>
          </table:table-cell>
          <table:table-cell office:value-type="string">
            <text:p>Edit\Dialog\Delete</text:p>
          </table:table-cell>
          <table:table-cell office:value-type="string">
            <text:p>Delete existing dialog</text:p>
          </table:table-cell>
          <table:table-cell table:formula="oooc:=SUMPRODUCT(([Content_Presentation.B$4:Content_Presentation.B$1004]=[.$A31])*([Content_Presentation.A$4:Content_Presentation.A$1004]&lt;&gt;&quot;&quot;))" office:value-type="float" office:value="2">
            <text:p>2</text:p>
          </table:table-cell>
          <table:table-cell table:number-columns-repeated="246"/>
        </table:table-row>
        <table:table-row table:style-name="ro4">
          <table:table-cell office:value-type="string">
            <text:p>ADM_06_02_03_01</text:p>
          </table:table-cell>
          <table:table-cell office:value-type="string">
            <text:p>Content Presentation\Manage templates</text:p>
          </table:table-cell>
          <table:table-cell office:value-type="string">
            <text:p>Edit\View\Edit</text:p>
          </table:table-cell>
          <table:table-cell office:value-type="string">
            <text:p>Edit existing view of template</text:p>
          </table:table-cell>
          <table:table-cell table:formula="oooc:=SUMPRODUCT(([Content_Presentation.B$4:Content_Presentation.B$1004]=[.$A32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ADM_06_02_03_02</text:p>
          </table:table-cell>
          <table:table-cell office:value-type="string">
            <text:p>Content Presentation\Manage templates</text:p>
          </table:table-cell>
          <table:table-cell office:value-type="string">
            <text:p>Edit\View\Add</text:p>
          </table:table-cell>
          <table:table-cell office:value-type="string">
            <text:p>Add more view for template</text:p>
          </table:table-cell>
          <table:table-cell table:formula="oooc:=SUMPRODUCT(([Content_Presentation.B$4:Content_Presentation.B$1004]=[.$A33])*([Content_Presentation.A$4:Content_Presentation.A$1004]&lt;&gt;&quot;&quot;))" office:value-type="float" office:value="5">
            <text:p>5</text:p>
          </table:table-cell>
          <table:table-cell table:number-columns-repeated="246"/>
        </table:table-row>
        <table:table-row table:style-name="ro4">
          <table:table-cell office:value-type="string">
            <text:p>ADM_06_02_03_03</text:p>
          </table:table-cell>
          <table:table-cell office:value-type="string">
            <text:p>Content Presentation\Manage templates</text:p>
          </table:table-cell>
          <table:table-cell office:value-type="string">
            <text:p>Edit\View\Delete</text:p>
          </table:table-cell>
          <table:table-cell office:value-type="string">
            <text:p>Delete view of template</text:p>
          </table:table-cell>
          <table:table-cell table:formula="oooc:=SUMPRODUCT(([Content_Presentation.B$4:Content_Presentation.B$1004]=[.$A34])*([Content_Presentation.A$4:Content_Presentation.A$1004]&lt;&gt;&quot;&quot;))" office:value-type="float" office:value="2">
            <text:p>2</text:p>
          </table:table-cell>
          <table:table-cell table:number-columns-repeated="246"/>
        </table:table-row>
        <table:table-row table:style-name="ro4">
          <table:table-cell office:value-type="string">
            <text:p>ADM_06_03</text:p>
          </table:table-cell>
          <table:table-cell office:value-type="string">
            <text:p>Content Presentation\Manage templates</text:p>
          </table:table-cell>
          <table:table-cell office:value-type="string">
            <text:p>Delete</text:p>
          </table:table-cell>
          <table:table-cell office:value-type="string">
            <text:p>Remove a template</text:p>
          </table:table-cell>
          <table:table-cell table:formula="oooc:=SUMPRODUCT(([Content_Presentation.B$4:Content_Presentation.B$1004]=[.$A35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7">
          <table:table-cell office:value-type="string">
            <text:p>ADM_07_01</text:p>
          </table:table-cell>
          <table:table-cell table:style-name="ce143"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ooc:=SUMPRODUCT(([Content_Presentation.B$4:Content_Presentation.B$1004]=[.$A36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ADM_07_02</text:p>
          </table:table-cell>
          <table:table-cell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existing metadata</text:p>
          </table:table-cell>
          <table:table-cell table:formula="oooc:=SUMPRODUCT(([Content_Presentation.B$4:Content_Presentation.B$1004]=[.$A37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ADM_07_03</text:p>
          </table:table-cell>
          <table:table-cell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Remove a metadata</text:p>
          </table:table-cell>
          <table:table-cell table:formula="oooc:=SUMPRODUCT(([Content_Presentation.B$4:Content_Presentation.B$1004]=[.$A38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ADM_08_01_01</text:p>
          </table:table-cell>
          <table:table-cell table:style-name="ce143" office:value-type="string">
            <text:p>Content Presentation\Manage View</text:p>
          </table:table-cell>
          <table:table-cell office:value-type="string">
            <text:p>View\Add</text:p>
          </table:table-cell>
          <table:table-cell office:value-type="string">
            <text:p>Create new view</text:p>
          </table:table-cell>
          <table:table-cell table:formula="oooc:=SUMPRODUCT(([Content_Presentation.B$4:Content_Presentation.B$1004]=[.$A39])*([Content_Presentation.A$4:Content_Presentation.A$1004]&lt;&gt;&quot;&quot;))" office:value-type="float" office:value="12">
            <text:p>12</text:p>
          </table:table-cell>
          <table:table-cell table:number-columns-repeated="246"/>
        </table:table-row>
        <table:table-row table:style-name="ro4">
          <table:table-cell office:value-type="string">
            <text:p>ADM_08_01_02</text:p>
          </table:table-cell>
          <table:table-cell office:value-type="string">
            <text:p>Content Presentation\Manage View</text:p>
          </table:table-cell>
          <table:table-cell office:value-type="string">
            <text:p>View\Preview</text:p>
          </table:table-cell>
          <table:table-cell office:value-type="string">
            <text:p>Preview a view</text:p>
          </table:table-cell>
          <table:table-cell table:formula="oooc:=SUMPRODUCT(([Content_Presentation.B$4:Content_Presentation.B$1004]=[.$A40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ADM_08_01_03</text:p>
          </table:table-cell>
          <table:table-cell office:value-type="string">
            <text:p>Content Presentation\Manage View</text:p>
          </table:table-cell>
          <table:table-cell office:value-type="string">
            <text:p>View\Edit</text:p>
          </table:table-cell>
          <table:table-cell office:value-type="string">
            <text:p>Edit existing view</text:p>
          </table:table-cell>
          <table:table-cell table:formula="oooc:=SUMPRODUCT(([Content_Presentation.B$4:Content_Presentation.B$1004]=[.$A41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ADM_08_01_04</text:p>
          </table:table-cell>
          <table:table-cell office:value-type="string">
            <text:p>Content Presentation\Manage View</text:p>
          </table:table-cell>
          <table:table-cell office:value-type="string">
            <text:p>View\Delete</text:p>
          </table:table-cell>
          <table:table-cell office:value-type="string">
            <text:p>Remove a view</text:p>
          </table:table-cell>
          <table:table-cell table:formula="oooc:=SUMPRODUCT(([Content_Presentation.B$4:Content_Presentation.B$1004]=[.$A42])*([Content_Presentation.A$4:Content_Presentation.A$1004]&lt;&gt;&quot;&quot;))" office:value-type="float" office:value="2">
            <text:p>2</text:p>
          </table:table-cell>
          <table:table-cell table:number-columns-repeated="246"/>
        </table:table-row>
        <table:table-row table:style-name="ro4">
          <table:table-cell office:value-type="string">
            <text:p>ADM_08_02_01</text:p>
          </table:table-cell>
          <table:table-cell office:value-type="string">
            <text:p>Content Presentation\Manage View</text:p>
          </table:table-cell>
          <table:table-cell office:value-type="string">
            <text:p>ECM Template\Add</text:p>
          </table:table-cell>
          <table:table-cell office:value-type="string">
            <text:p>Create new ECM template</text:p>
          </table:table-cell>
          <table:table-cell table:formula="oooc:=SUMPRODUCT(([Content_Presentation.B$4:Content_Presentation.B$1004]=[.$A43])*([Content_Presentation.A$4:Content_Presentation.A$1004]&lt;&gt;&quot;&quot;))" office:value-type="float" office:value="6">
            <text:p>6</text:p>
          </table:table-cell>
          <table:table-cell table:number-columns-repeated="246"/>
        </table:table-row>
        <table:table-row table:style-name="ro4">
          <table:table-cell office:value-type="string">
            <text:p>ADM_08_02_02</text:p>
          </table:table-cell>
          <table:table-cell office:value-type="string">
            <text:p>Content Presentation\Manage View</text:p>
          </table:table-cell>
          <table:table-cell office:value-type="string">
            <text:p>ECM Template\Edit </text:p>
          </table:table-cell>
          <table:table-cell office:value-type="string">
            <text:p>Edit existing ECM template</text:p>
          </table:table-cell>
          <table:table-cell table:formula="oooc:=SUMPRODUCT(([Content_Presentation.B$4:Content_Presentation.B$1004]=[.$A44])*([Content_Presentation.A$4:Content_Presentation.A$1004]&lt;&gt;&quot;&quot;))" office:value-type="float" office:value="2">
            <text:p>2</text:p>
          </table:table-cell>
          <table:table-cell table:number-columns-repeated="246"/>
        </table:table-row>
        <table:table-row table:style-name="ro4">
          <table:table-cell office:value-type="string">
            <text:p>ADM_08_02_03</text:p>
          </table:table-cell>
          <table:table-cell office:value-type="string">
            <text:p>Content Presentation\Manage View</text:p>
          </table:table-cell>
          <table:table-cell office:value-type="string">
            <text:p>ECM Template\Delete </text:p>
          </table:table-cell>
          <table:table-cell office:value-type="string">
            <text:p>Remove ECM template</text:p>
          </table:table-cell>
          <table:table-cell table:formula="oooc:=SUMPRODUCT(([Content_Presentation.B$4:Content_Presentation.B$1004]=[.$A45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ADM_08_03_01</text:p>
          </table:table-cell>
          <table:table-cell office:value-type="string">
            <text:p>Content Presentation\Manage View</text:p>
          </table:table-cell>
          <table:table-cell office:value-type="string">
            <text:p>BC Template\Add</text:p>
          </table:table-cell>
          <table:table-cell office:value-type="string">
            <text:p>Create a new BC template</text:p>
          </table:table-cell>
          <table:table-cell table:formula="oooc:=SUMPRODUCT(([Content_Presentation.B$4:Content_Presentation.B$1004]=[.$A46])*([Content_Presentation.A$4:Content_Presentation.A$1004]&lt;&gt;&quot;&quot;))" office:value-type="float" office:value="6">
            <text:p>6</text:p>
          </table:table-cell>
          <table:table-cell table:number-columns-repeated="246"/>
        </table:table-row>
        <table:table-row table:style-name="ro4">
          <table:table-cell office:value-type="string">
            <text:p>ADM_08_03_02</text:p>
          </table:table-cell>
          <table:table-cell office:value-type="string">
            <text:p>Content Presentation\Manage View</text:p>
          </table:table-cell>
          <table:table-cell office:value-type="string">
            <text:p>BC Template\Edit</text:p>
          </table:table-cell>
          <table:table-cell office:value-type="string">
            <text:p>Edit existing BC template</text:p>
          </table:table-cell>
          <table:table-cell table:formula="oooc:=SUMPRODUCT(([Content_Presentation.B$4:Content_Presentation.B$1004]=[.$A47])*([Content_Presentation.A$4:Content_Presentation.A$1004]&lt;&gt;&quot;&quot;))" office:value-type="float" office:value="2">
            <text:p>2</text:p>
          </table:table-cell>
          <table:table-cell table:number-columns-repeated="246"/>
        </table:table-row>
        <table:table-row table:style-name="ro4">
          <table:table-cell office:value-type="string">
            <text:p>ADM_08_03_03</text:p>
          </table:table-cell>
          <table:table-cell office:value-type="string">
            <text:p>Content Presentation\Manage View</text:p>
          </table:table-cell>
          <table:table-cell office:value-type="string">
            <text:p>BC Template\<text:span text:style-name="T12">Delete</text:span></text:p>
          </table:table-cell>
          <table:table-cell office:value-type="string">
            <text:p>Remove BC template</text:p>
          </table:table-cell>
          <table:table-cell table:formula="oooc:=SUMPRODUCT(([Content_Presentation.B$4:Content_Presentation.B$1004]=[.$A48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ADM_09_01</text:p>
          </table:table-cell>
          <table:table-cell table:style-name="ce143" office:value-type="string">
            <text:p>Content Presentation\Manage Drive</text:p>
          </table:table-cell>
          <table:table-cell office:value-type="string">
            <text:p>Add </text:p>
          </table:table-cell>
          <table:table-cell office:value-type="string">
            <text:p>Create new drive</text:p>
          </table:table-cell>
          <table:table-cell table:formula="oooc:=SUMPRODUCT(([Content_Presentation.B$4:Content_Presentation.B$1004]=[.$A49])*([Content_Presentation.A$4:Content_Presentation.A$1004]&lt;&gt;&quot;&quot;))" office:value-type="float" office:value="6">
            <text:p>6</text:p>
          </table:table-cell>
          <table:table-cell table:number-columns-repeated="246"/>
        </table:table-row>
        <table:table-row table:style-name="ro4">
          <table:table-cell office:value-type="string">
            <text:p>ADM_09_02</text:p>
          </table:table-cell>
          <table:table-cell office:value-type="string">
            <text:p>Content Presentation\Manage Drive</text:p>
          </table:table-cell>
          <table:table-cell office:value-type="string">
            <text:p>Edit</text:p>
          </table:table-cell>
          <table:table-cell office:value-type="string">
            <text:p>Edit existing drive</text:p>
          </table:table-cell>
          <table:table-cell table:formula="oooc:=SUMPRODUCT(([Content_Presentation.B$4:Content_Presentation.B$1004]=[.$A50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ADM_09_03</text:p>
          </table:table-cell>
          <table:table-cell office:value-type="string">
            <text:p>Content Presentation\Manage Drive</text:p>
          </table:table-cell>
          <table:table-cell office:value-type="string">
            <text:p>Delete</text:p>
          </table:table-cell>
          <table:table-cell office:value-type="string">
            <text:p>Remove drive</text:p>
          </table:table-cell>
          <table:table-cell table:formula="oooc:=SUMPRODUCT(([Content_Presentation.B$4:Content_Presentation.B$1004]=[.$A51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ADM_09_04</text:p>
          </table:table-cell>
          <table:table-cell office:value-type="string">
            <text:p>Content Presentation\Manage Drive</text:p>
          </table:table-cell>
          <table:table-cell office:value-type="string">
            <text:p>Display</text:p>
          </table:table-cell>
          <table:table-cell office:value-type="string">
            <text:p>Displaying drive in File Explorer</text:p>
          </table:table-cell>
          <table:table-cell table:formula="oooc:=SUMPRODUCT(([Content_Presentation.B$4:Content_Presentation.B$1004]=[.$A52])*([Content_Presentation.A$4:Content_Presentation.A$1004]&lt;&gt;&quot;&quot;))" office:value-type="float" office:value="4">
            <text:p>4</text:p>
          </table:table-cell>
          <table:table-cell table:number-columns-repeated="246"/>
        </table:table-row>
        <table:table-row table:style-name="ro4">
          <table:table-cell office:value-type="string">
            <text:p>ADM_10</text:p>
          </table:table-cell>
          <table:table-cell table:style-name="ce143"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ooc:=SUMPRODUCT(([Types_of_Content.B$4:Types_of_Content.B$1004]=[.$A53])*([Types_of_Content.A$4:Types_of_Content.A$1004]&lt;&gt;&quot;&quot;))" office:value-type="float" office:value="7">
            <text:p>7</text:p>
          </table:table-cell>
          <table:table-cell table:number-columns-repeated="246"/>
        </table:table-row>
        <table:table-row table:style-name="ro4">
          <table:table-cell office:value-type="string">
            <text:p>ADM_11_01</text:p>
          </table:table-cell>
          <table:table-cell table:style-name="ce143" office:value-type="string">
            <text:p>Type of Content\Manage Node type</text:p>
          </table:table-cell>
          <table:table-cell office:value-type="string">
            <text:p>View</text:p>
          </table:table-cell>
          <table:table-cell office:value-type="string">
            <text:p>Preview a node type</text:p>
          </table:table-cell>
          <table:table-cell table:formula="oooc:=SUMPRODUCT(([Types_of_Content.B$4:Types_of_Content.B$1004]=[.$A54])*([Types_of_Content.A$4:Types_of_Content.A$1004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ADM_11_02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Create a new node type</text:p>
          </table:table-cell>
          <table:table-cell table:formula="oooc:=SUMPRODUCT(([Types_of_Content.B$4:Types_of_Content.B$1004]=[.$A55])*([Types_of_Content.A$4:Types_of_Content.A$1004]&lt;&gt;&quot;&quot;))" office:value-type="float" office:value="24">
            <text:p>24</text:p>
          </table:table-cell>
          <table:table-cell table:number-columns-repeated="246"/>
        </table:table-row>
        <table:table-row table:style-name="ro4">
          <table:table-cell office:value-type="string">
            <text:p>ADM_11_03</text:p>
          </table:table-cell>
          <table:table-cell office:value-type="string">
            <text:p>Type of Content\Manage Node type</text:p>
          </table:table-cell>
          <table:table-cell office:value-type="string">
            <text:p>Export</text:p>
          </table:table-cell>
          <table:table-cell office:value-type="string">
            <text:p>Export node types</text:p>
          </table:table-cell>
          <table:table-cell table:formula="oooc:=SUMPRODUCT(([Types_of_Content.B$4:Types_of_Content.B$1004]=[.$A56])*([Types_of_Content.A$4:Types_of_Content.A$1004]&lt;&gt;&quot;&quot;))" office:value-type="float" office:value="2">
            <text:p>2</text:p>
          </table:table-cell>
          <table:table-cell table:number-columns-repeated="246"/>
        </table:table-row>
        <table:table-row table:style-name="ro4">
          <table:table-cell office:value-type="string">
            <text:p>ADM_11_04</text:p>
          </table:table-cell>
          <table:table-cell office:value-type="string">
            <text:p>Type of Content\Manage Node type</text:p>
          </table:table-cell>
          <table:table-cell office:value-type="string">
            <text:p>Import</text:p>
          </table:table-cell>
          <table:table-cell office:value-type="string">
            <text:p>Import node types</text:p>
          </table:table-cell>
          <table:table-cell table:formula="oooc:=SUMPRODUCT(([Types_of_Content.B$4:Types_of_Content.B$1004]=[.$A57])*([Types_of_Content.A$4:Types_of_Content.A$1004]&lt;&gt;&quot;&quot;))" office:value-type="float" office:value="2">
            <text:p>2</text:p>
          </table:table-cell>
          <table:table-cell table:number-columns-repeated="246"/>
        </table:table-row>
        <table:table-row table:style-name="ro4">
          <table:table-cell office:value-type="string">
            <text:p>ADM_11_05</text:p>
          </table:table-cell>
          <table:table-cell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Lookup Node type</text:p>
          </table:table-cell>
          <table:table-cell table:formula="oooc:=SUMPRODUCT(([Types_of_Content.B$4:Types_of_Content.B$1004]=[.$A58])*([Types_of_Content.A$4:Types_of_Content.A$1004]&lt;&gt;&quot;&quot;))" office:value-type="float" office:value="5">
            <text:p>5</text:p>
          </table:table-cell>
          <table:table-cell table:number-columns-repeated="246"/>
        </table:table-row>
        <table:table-row table:style-name="ro7">
          <table:table-cell office:value-type="string">
            <text:p>ADM_12_01</text:p>
          </table:table-cell>
          <table:table-cell table:style-name="ce143"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ooc:=SUMPRODUCT(([Advanced_Configuration.B$4:Advanced_Configuration.B$1004]=[.$A59])*([Advanced_Configuration.A$4:Advanced_Configuration.A$1004]&lt;&gt;&quot;&quot;))" office:value-type="float" office:value="12">
            <text:p>12</text:p>
          </table:table-cell>
          <table:table-cell table:number-columns-repeated="246"/>
        </table:table-row>
        <table:table-row table:style-name="ro4">
          <table:table-cell office:value-type="string">
            <text:p>ADM_12_02</text:p>
          </table:table-cell>
          <table:table-cell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ooc:=SUMPRODUCT(([Advanced_Configuration.B$4:Advanced_Configuration.B$1004]=[.$A60])*([Advanced_Configuration.A$4:Advanced_Configur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ADM_12_03</text:p>
          </table:table-cell>
          <table:table-cell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ooc:=SUMPRODUCT(([Advanced_Configuration.B$4:Advanced_Configuration.B$1004]=[.$A61])*([Advanced_Configuration.A$4:Advanced_Configur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7">
          <table:table-cell office:value-type="string">
            <text:p>ADM_13_01_01</text:p>
          </table:table-cell>
          <table:table-cell table:style-name="ce143" office:value-type="string">
            <text:p>Advanced Configuration\Manage Scripts</text:p>
          </table:table-cell>
          <table:table-cell office:value-type="string">
            <text:p>ECM script\Add</text:p>
          </table:table-cell>
          <table:table-cell office:value-type="string">
            <text:p>Create new ECM script</text:p>
          </table:table-cell>
          <table:table-cell table:formula="oooc:=SUMPRODUCT(([Advanced_Configuration.B$4:Advanced_Configuration.B$1004]=[.$A62])*([Advanced_Configuration.A$4:Advanced_Configuration.A$1004]&lt;&gt;&quot;&quot;))" office:value-type="float" office:value="6">
            <text:p>6</text:p>
          </table:table-cell>
          <table:table-cell table:number-columns-repeated="246"/>
        </table:table-row>
        <table:table-row table:style-name="ro4">
          <table:table-cell office:value-type="string">
            <text:p>ADM_13_01_02</text:p>
          </table:table-cell>
          <table:table-cell office:value-type="string">
            <text:p>Advanced Configuration\Manage Scripts</text:p>
          </table:table-cell>
          <table:table-cell office:value-type="string">
            <text:p>ECM script\Edit</text:p>
          </table:table-cell>
          <table:table-cell office:value-type="string">
            <text:p>Edit existing ECM script</text:p>
          </table:table-cell>
          <table:table-cell table:formula="oooc:=SUMPRODUCT(([Advanced_Configuration.B$4:Advanced_Configuration.B$1004]=[.$A63])*([Advanced_Configuration.A$4:Advanced_Configur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ADM_13_01_03</text:p>
          </table:table-cell>
          <table:table-cell office:value-type="string">
            <text:p>Advanced Configuration\Manage Scripts</text:p>
          </table:table-cell>
          <table:table-cell office:value-type="string">
            <text:p>ECM script\Delete</text:p>
          </table:table-cell>
          <table:table-cell office:value-type="string">
            <text:p>Remove ECM script</text:p>
          </table:table-cell>
          <table:table-cell table:formula="oooc:=SUMPRODUCT(([Advanced_Configuration.B$4:Advanced_Configuration.B$1004]=[.$A64])*([Advanced_Configuration.A$4:Advanced_Configur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ADM_13_02_01</text:p>
          </table:table-cell>
          <table:table-cell office:value-type="string">
            <text:p>Advanced Configuration\Manage Scripts</text:p>
          </table:table-cell>
          <table:table-cell office:value-type="string">
            <text:p><text:span text:style-name="T12">BC</text:span> script\Add</text:p>
          </table:table-cell>
          <table:table-cell office:value-type="string">
            <text:p>Create new BC script</text:p>
          </table:table-cell>
          <table:table-cell table:formula="oooc:=SUMPRODUCT(([Advanced_Configuration.B$4:Advanced_Configuration.B$1004]=[.$A65])*([Advanced_Configuration.A$4:Advanced_Configuration.A$1004]&lt;&gt;&quot;&quot;))" office:value-type="float" office:value="6">
            <text:p>6</text:p>
          </table:table-cell>
          <table:table-cell table:number-columns-repeated="246"/>
        </table:table-row>
        <table:table-row table:style-name="ro4">
          <table:table-cell office:value-type="string">
            <text:p>ADM_13_02_02</text:p>
          </table:table-cell>
          <table:table-cell office:value-type="string">
            <text:p>Advanced Configuration\Manage Scripts</text:p>
          </table:table-cell>
          <table:table-cell office:value-type="string">
            <text:p>BC script\Edit</text:p>
          </table:table-cell>
          <table:table-cell office:value-type="string">
            <text:p>Edit existing BC script</text:p>
          </table:table-cell>
          <table:table-cell table:formula="oooc:=SUMPRODUCT(([Advanced_Configuration.B$4:Advanced_Configuration.B$1004]=[.$A66])*([Advanced_Configuration.A$4:Advanced_Configur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ADM_13_02_03</text:p>
          </table:table-cell>
          <table:table-cell office:value-type="string">
            <text:p>Advanced Configuration\Manage Scripts</text:p>
          </table:table-cell>
          <table:table-cell office:value-type="string">
            <text:p>BC script\Delete</text:p>
          </table:table-cell>
          <table:table-cell office:value-type="string">
            <text:p>Remove BC script</text:p>
          </table:table-cell>
          <table:table-cell table:formula="oooc:=SUMPRODUCT(([Advanced_Configuration.B$4:Advanced_Configuration.B$1004]=[.$A67])*([Advanced_Configuration.A$4:Advanced_Configur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29">
          <table:table-cell office:value-type="string">
            <text:p>ADM_14</text:p>
          </table:table-cell>
          <table:table-cell table:style-name="ce143"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ooc:=SUMPRODUCT(([Advanced_Configuration.B$4:Advanced_Configuration.B$1004]=[.$A68])*([Advanced_Configuration.A$4:Advanced_Configuration.A$1004]&lt;&gt;&quot;&quot;))" office:value-type="float" office:value="6">
            <text:p>6</text:p>
          </table:table-cell>
          <table:table-cell table:number-columns-repeated="246"/>
        </table:table-row>
        <table:table-row table:style-name="ro30">
          <table:table-cell office:value-type="string">
            <text:p>ADM_16</text:p>
          </table:table-cell>
          <table:table-cell table:style-name="ce143" office:value-type="string">
            <text:p>Manage_Unlock</text:p>
          </table:table-cell>
          <table:table-cell/>
          <table:table-cell office:value-type="string">
            <text:p>Unlock node, add/delete permission for group to unlock node</text:p>
          </table:table-cell>
          <table:table-cell table:formula="oooc:=SUMPRODUCT(([Manage_Unlock.B$4:Manage_Unlock.B$1004]=[.$A69])*([Manage_Unlock.A$4:Manage_Unlock.A$1004]&lt;&gt;&quot;&quot;))" office:value-type="float" office:value="9">
            <text:p>9</text:p>
          </table:table-cell>
          <table:table-cell table:number-columns-repeated="246"/>
        </table:table-row>
        <table:table-row table:style-name="ro30">
          <table:table-cell office:value-type="string">
            <text:p>ADM_17</text:p>
          </table:table-cell>
          <table:table-cell table:style-name="ce143" office:value-type="string">
            <text:p>Manage Tag</text:p>
          </table:table-cell>
          <table:table-cell/>
          <table:table-cell office:value-type="string">
            <text:p>Add/Delete group has permission to edit public tag</text:p>
          </table:table-cell>
          <table:table-cell table:formula="oooc:=SUMPRODUCT(([Ontologies.B$4:Ontologies.B$1103]=[.$A70])*([Ontologies.A$4:Ontologies.A$1103]&lt;&gt;&quot;&quot;))" office:value-type="float" office:value="6">
            <text:p>6</text:p>
          </table:table-cell>
          <table:table-cell table:number-columns-repeated="246"/>
        </table:table-row>
        <table:table-row table:style-name="ro31">
          <table:table-cell table:style-name="ce141" office:value-type="string" table:number-columns-spanned="4" table:number-rows-spanned="1">
            <text:p>Total</text:p>
          </table:table-cell>
          <table:covered-table-cell table:number-columns-repeated="3" table:style-name="ce146"/>
          <table:table-cell table:style-name="ce146" table:formula="oooc:=SUM([.E4:.E70])" office:value-type="float" office:value="273">
            <text:p>273</text:p>
          </table:table-cell>
          <table:table-cell table:number-columns-repeated="246"/>
        </table:table-row>
        <table:table-row table:style-name="ro12" table:number-rows-repeated="11">
          <table:table-cell table:style-name="ce50"/>
          <table:table-cell table:style-name="Default" table:number-columns-repeated="250"/>
        </table:table-row>
        <table:table-row table:style-name="ro12">
          <table:table-cell table:style-name="ce50"/>
          <table:table-cell table:style-name="Default" table:number-columns-repeated="250"/>
        </table:table-row>
      </table:table>
      <table:named-expressions>
        <table:named-range table:name="ADM_04" table:base-cell-address="$Ontologies.$H$36" table:cell-range-address="$Ontologies.$D$7:.$H$30"/>
        <table:named-range table:name="ADM_05" table:base-cell-address="$Repositories.$G$51" table:cell-range-address="$Ontologies.$B$31:.$H$45"/>
        <table:named-range table:name="ADM_06" table:base-cell-address="$Repositories.$G$64" table:cell-range-address="$Ontologies.$B$51:.$H$63"/>
        <table:named-range table:name="ADM_07" table:base-cell-address="$Repositories.$G$77" table:cell-range-address="$Ontologies.$B$64:.$H$76"/>
        <table:named-range table:name="ADM_08" table:base-cell-address="$Repositories.$G$82" table:cell-range-address="$Ontologies.$B$77:.$H$81"/>
        <table:named-range table:name="ADM_09" table:base-cell-address="$Ontologies.$A$88" table:cell-range-address="$Ontologies.$B$82:.$H$105"/>
        <table:named-range table:name="ADM_29" table:base-cell-address="$Content_Presentation.$G$240" table:cell-range-address="$Content_Presentation.$B$234:.$H$251"/>
        <table:named-range table:name="ADM_28" table:base-cell-address="$Content_Presentation.$G$238" table:cell-range-address="$Content_Presentation.$B$232:.$H$233"/>
        <table:named-range table:name="ADM_27" table:base-cell-address="$Content_Presentation.$G$235" table:cell-range-address="$Content_Presentation.$B$229:.$H$231"/>
        <table:named-range table:name="ADM_26" table:base-cell-address="$Content_Presentation.$G$210" table:cell-range-address="$Content_Presentation.$B$204:.$H$228"/>
        <table:named-range table:name="ADM_25" table:base-cell-address="$Content_Presentation.$G$208" table:cell-range-address="$Content_Presentation.$B$202:.$H$203"/>
        <table:named-range table:name="ADM_24" table:base-cell-address="$Content_Presentation.$G$202" table:cell-range-address="$Content_Presentation.$B$196:.$H$201"/>
        <table:named-range table:name="ADM_23" table:base-cell-address="$Content_Presentation.$G$182" table:cell-range-address="$Content_Presentation.$B$178:.$H$195"/>
        <table:named-range table:name="ADM_21" table:base-cell-address="$Content_Presentation.$G$176" table:cell-range-address="$Content_Presentation.$B$170:.$H$175"/>
        <table:named-range table:name="ADM_20" table:base-cell-address="$Content_Presentation.$G$157" table:cell-range-address="$Content_Presentation.$B$151:.$H$169"/>
        <table:named-range table:name="ADM_19" table:base-cell-address="$Content_Presentation.$G$153" table:cell-range-address="$Content_Presentation.$B$147:.$H$150"/>
        <table:named-range table:name="ADM_18" table:base-cell-address="$Content_Presentation.$G$150" table:cell-range-address="$Content_Presentation.$B$144:.$H$146"/>
        <table:named-range table:name="ADM_17" table:base-cell-address="$Content_Presentation.$G$148" table:cell-range-address="$Content_Presentation.$B$142:.$H$143"/>
        <table:named-range table:name="ADM_16" table:base-cell-address="$Content_Presentation.$G$104" table:cell-range-address="$Content_Presentation.$B$98:.$H$141"/>
        <table:named-range table:name="ADM_15" table:base-cell-address="$Content_Presentation.$G$102" table:cell-range-address="$Content_Presentation.$B$96:.$H$97"/>
        <table:named-range table:name="ADM_14" table:base-cell-address="$Advanced_Configuration.$H$117" table:cell-range-address="$Content_Presentation.$B$93:.$H$95"/>
        <table:named-range table:name="ADM_13" table:base-cell-address="$Content_Presentation.$G$97" table:cell-range-address="$Content_Presentation.$B$91:.$H$92"/>
        <table:named-range table:name="ADM_12" table:base-cell-address="$Content_Presentation.$G$95" table:cell-range-address="$Content_Presentation.$B$89:.$H$90"/>
        <table:named-range table:name="ADM_11" table:base-cell-address="$Content_Presentation.$G$34" table:cell-range-address="$Content_Presentation.$B$28:.$H$88"/>
        <table:named-range table:name="ADM_10" table:base-cell-address="$Types_of_Content.$H$32" table:cell-range-address="$Content_Presentation.$B$7:.$H$27"/>
        <table:named-range table:name="ADM_22" table:base-cell-address="$Content_Presentation.$G$183" table:cell-range-address="$Content_Presentation.$B$176:.$H$177"/>
        <table:named-range table:name="ADM_30" table:base-cell-address="$Types_of_Content.$G$13" table:cell-range-address="$Types_of_Content.$B$7:.$H$26"/>
        <table:named-range table:name="ADM_34" table:base-cell-address="$Types_of_Content.$G$93" table:cell-range-address="$Types_of_Content.$B$105:.$H$109"/>
        <table:named-range table:name="ADM_33" table:base-cell-address="$Types_of_Content.$G$89" table:cell-range-address="$Types_of_Content.$B$101:.$H$104"/>
        <table:named-range table:name="ADM_32" table:base-cell-address="$Types_of_Content.$G$35" table:cell-range-address="$Types_of_Content.$B$29:.$H$100"/>
        <table:named-range table:name="ADM_31" table:base-cell-address="$Types_of_Content.$G$33" table:cell-range-address="$Types_of_Content.$B$27:.$H$28"/>
        <table:named-range table:name="ADM_44" table:base-cell-address="$Advanced_Configuration.$G$101" table:cell-range-address="$Advanced_Configuration.$B$95:.$H$111"/>
        <table:named-range table:name="ADM_43" table:base-cell-address="$Advanced_Configuration.$G$99" table:cell-range-address="$Advanced_Configuration.$B$93:.$H$94"/>
        <table:named-range table:name="ADM_42" table:base-cell-address="$Advanced_Configuration.$G$97" table:cell-range-address="$Advanced_Configuration.$B$91:.$H$92"/>
        <table:named-range table:name="ADM_41" table:base-cell-address="$Advanced_Configuration.$G$77" table:cell-range-address="$Advanced_Configuration.$B$71:.$H$90"/>
        <table:named-range table:name="ADM_40" table:base-cell-address="$Advanced_Configuration.$G$75" table:cell-range-address="$Advanced_Configuration.$B$69:.$H$70"/>
        <table:named-range table:name="ADM_39" table:base-cell-address="$Advanced_Configuration.$G$73" table:cell-range-address="$Advanced_Configuration.$B$67:.$H$68"/>
        <table:named-range table:name="ADM_38" table:base-cell-address="$Advanced_Configuration.$G$54" table:cell-range-address="$Advanced_Configuration.$B$48:.$H$66"/>
        <table:named-range table:name="ADM_37" table:base-cell-address="$Advanced_Configuration.$G$52" table:cell-range-address="$Advanced_Configuration.$B$46:.$H$47"/>
        <table:named-range table:name="ADM_36" table:base-cell-address="$Advanced_Configuration.$G$49" table:cell-range-address="$Advanced_Configuration.$B$43:.$H$45"/>
        <table:named-range table:name="ADM_35" table:base-cell-address="$Advanced_Configuration.$G$13" table:cell-range-address="$Advanced_Configuration.$B$7:.$H$42"/>
        <table:named-range table:name="ADM_01" table:base-cell-address="$Repositories.$H$32" table:cell-range-address="$Repositories.$B$7:.$H$26"/>
        <table:named-range table:name="ADM_02" table:base-cell-address="$Repositories.$G$49" table:cell-range-address="$Repositories.$B$27:.$H$49"/>
        <table:named-range table:name="ADM_03" table:base-cell-address="$Repositories.$H$59" table:cell-range-address="$Repositories.$D$50:.$H$53"/>
        <table:named-range table:name="ADM_02_01" table:base-cell-address="$Repositories.$H$33" table:cell-range-address="$Repositories.$D$27:.$H$27"/>
        <table:named-range table:name="ADM_02_02" table:base-cell-address="$Repositories.$H$47" table:cell-range-address="$Repositories.$D$28:.$H$41"/>
        <table:named-range table:name="ADM_02_03" table:base-cell-address="$Repositories.$H$49" table:cell-range-address="$Repositories.$D$42:.$H$43"/>
        <table:named-range table:name="ADM_02_04" table:base-cell-address="$Repositories.$H$55" table:cell-range-address="$Repositories.$D$44:.$H$49"/>
        <table:named-range table:name="ADM_05_01" table:base-cell-address="$Ontologies.$H$56" table:cell-range-address="$Ontologies.$D$31:.$H$50"/>
        <table:named-range table:name="ADM_05_02" table:base-cell-address="$Ontologies.$H$69" table:cell-range-address="$Ontologies.$D$51:.$H$63"/>
        <table:named-range table:name="ADM_05_03" table:base-cell-address="$Ontologies.$H$82" table:cell-range-address="$Ontologies.$D$64:.$H$76"/>
        <table:named-range table:name="ADM_05_04" table:base-cell-address="$Ontologies.$H$87" table:cell-range-address="$Ontologies.$D$77:.$H$81"/>
        <table:named-range table:name="ADM_05_05" table:base-cell-address="$Ontologies.$H$111" table:cell-range-address="$Ontologies.$D$82:.$H$105"/>
        <table:named-range table:name="ADM_06_01" table:base-cell-address="$Content_Presentation.$H$33" table:cell-range-address="$Content_Presentation.$D$7:.$H$27"/>
        <table:named-range table:name="ADM_06_02_01" table:base-cell-address="$Content_Presentation.$H$36" table:cell-range-address="$Content_Presentation.$D$28:.$H$30"/>
        <table:named-range table:name="ADM_06_02_02" table:base-cell-address="$Content_Presentation.$H$59" table:cell-range-address="$Content_Presentation.$D$34:.$H$53"/>
        <table:named-range table:name="ADM_06_02_03" table:base-cell-address="$Content_Presentation.$H$65" table:cell-range-address="$Content_Presentation.$D$54:.$H$59"/>
        <table:named-range table:name="ADM_06_02_03_01" table:base-cell-address="$Content_Presentation.$H$68" table:cell-range-address="$Content_Presentation.$D$60:.$H$62"/>
        <table:named-range table:name="ADM_06_02_03_02" table:base-cell-address="$Content_Presentation.$H$88" table:cell-range-address="$Content_Presentation.$D$63:.$H$82"/>
        <table:named-range table:name="ADM_06_02_03_03" table:base-cell-address="$Content_Presentation.$H$94" table:cell-range-address="$Content_Presentation.$D$83:.$H$88"/>
        <table:named-range table:name="ADM_06_03" table:base-cell-address="$Content_Presentation.$H$96" table:cell-range-address="$Content_Presentation.$D$89:.$H$90"/>
        <table:named-range table:name="ADM_07_01" table:base-cell-address="$Content_Presentation.$H$98" table:cell-range-address="$Content_Presentation.$D$91:.$H$92"/>
        <table:named-range table:name="ADM_07_02" table:base-cell-address="$Content_Presentation.$H$101" table:cell-range-address="$Content_Presentation.$D$93:.$H$95"/>
        <table:named-range table:name="ADM_07_03" table:base-cell-address="$Content_Presentation.$H$103" table:cell-range-address="$Content_Presentation.$D$96:.$H$97"/>
        <table:named-range table:name="ADM_08_01_01" table:base-cell-address="$Content_Presentation.$H$147" table:cell-range-address="$Content_Presentation.$D$98:.$H$141"/>
        <table:named-range table:name="ADM_08_01_02" table:base-cell-address="$Content_Presentation.$H$149" table:cell-range-address="$Content_Presentation.$D$142:.$H$143"/>
        <table:named-range table:name="ADM_08_01_03" table:base-cell-address="$Content_Presentation.$H$152" table:cell-range-address="$Content_Presentation.$D$144:.$H$146"/>
        <table:named-range table:name="ADM_08_01_04" table:base-cell-address="$Content_Presentation.$H$156" table:cell-range-address="$Content_Presentation.$D$147:.$H$150"/>
        <table:named-range table:name="ADM_08_02_01" table:base-cell-address="$Content_Presentation.$H$175" table:cell-range-address="$Content_Presentation.$D$151:.$H$169"/>
        <table:named-range table:name="ADM_08_02_02" table:base-cell-address="$Content_Presentation.$H$181" table:cell-range-address="$Content_Presentation.$D$170:.$H$175"/>
        <table:named-range table:name="ADM_08_02_03" table:base-cell-address="$Content_Presentation.$H$183" table:cell-range-address="$Content_Presentation.$D$176:.$H$177"/>
        <table:named-range table:name="ADM_08_03_01" table:base-cell-address="$Content_Presentation.$H$201" table:cell-range-address="$Content_Presentation.$D$178:.$H$195"/>
        <table:named-range table:name="ADM_08_03_02" table:base-cell-address="$Content_Presentation.$H$207" table:cell-range-address="$Content_Presentation.$D$196:.$H$201"/>
        <table:named-range table:name="ADM_08_03_03" table:base-cell-address="$Content_Presentation.$H$209" table:cell-range-address="$Content_Presentation.$D$202:.$H$203"/>
        <table:named-range table:name="ADM_09_01" table:base-cell-address="$Content_Presentation.$H$234" table:cell-range-address="$Content_Presentation.$D$204:.$H$228"/>
        <table:named-range table:name="ADM_09_02" table:base-cell-address="$Content_Presentation.$H$237" table:cell-range-address="$Content_Presentation.$D$229:.$H$231"/>
        <table:named-range table:name="ADM_09_03" table:base-cell-address="$Content_Presentation.$H$239" table:cell-range-address="$Content_Presentation.$D$232:.$H$233"/>
        <table:named-range table:name="ADM_09_04" table:base-cell-address="$Content_Presentation.$H$257" table:cell-range-address="$Content_Presentation.$D$234:.$H$251"/>
        <table:named-range table:name="ADM_11_01" table:base-cell-address="$Types_of_Content.$H$34" table:cell-range-address="$Types_of_Content.$D$27:.$H$28"/>
        <table:named-range table:name="ADM_11_02" table:base-cell-address="$Types_of_Content.$H$106" table:cell-range-address="$Types_of_Content.$D$29:.$H$100"/>
        <table:named-range table:name="ADM_11_03" table:base-cell-address="$Types_of_Content.$H$110" table:cell-range-address="$Types_of_Content.$D$101:.$H$104"/>
        <table:named-range table:name="ADM_11_04" table:base-cell-address="$Types_of_Content.$H$115" table:cell-range-address="$Types_of_Content.$D$105:.$H$109"/>
        <table:named-range table:name="ADM_12_01" table:base-cell-address="$Advanced_Configuration.$H$48" table:cell-range-address="$Advanced_Configuration.$D$7:.$H$42"/>
        <table:named-range table:name="ADM_12_02" table:base-cell-address="$Advanced_Configuration.$H$51" table:cell-range-address="$Advanced_Configuration.$D$43:.$H$45"/>
        <table:named-range table:name="ADM_12_03" table:base-cell-address="$Advanced_Configuration.$H$53" table:cell-range-address="$Advanced_Configuration.$D$46:.$H$47"/>
        <table:named-range table:name="ADM_13_01_01" table:base-cell-address="$Advanced_Configuration.$H$72" table:cell-range-address="$Advanced_Configuration.$D$48:.$H$66"/>
        <table:named-range table:name="ADM_13_01_02" table:base-cell-address="$Advanced_Configuration.$H$74" table:cell-range-address="$Advanced_Configuration.$D$67:.$H$68"/>
        <table:named-range table:name="ADM_13_02_01" table:base-cell-address="$Advanced_Configuration.$H$96" table:cell-range-address="$Advanced_Configuration.$D$71:.$H$90"/>
        <table:named-range table:name="ADM_13_02_02" table:base-cell-address="$Advanced_Configuration.$H$98" table:cell-range-address="$Advanced_Configuration.$D$91:.$H$92"/>
        <table:named-range table:name="ADM_13_02_03" table:base-cell-address="$Advanced_Configuration.$H$100" table:cell-range-address="$Advanced_Configuration.$D$93:.$H$94"/>
        <table:named-range table:name="ADM_06_02_02_01" table:base-cell-address="$Content_Presentation.$H$39" table:cell-range-address="$Content_Presentation.$D$30:.$H$33"/>
        <table:named-range table:name="ADM_06_02_02_02" table:base-cell-address="$Content_Presentation.$H$59" table:cell-range-address="$Content_Presentation.$D$34:.$H$53"/>
        <table:named-range table:name="ADM_06_02_02_03" table:base-cell-address="$Content_Presentation.$H$65" table:cell-range-address="$Content_Presentation.$D$54:.$H$59"/>
        <table:named-range table:name="ADM_13_01_03" table:base-cell-address="$Advanced_Configuration.$H$76" table:cell-range-address="$Advanced_Configuration.$D$69:.$H$70"/>
      </table:named-expressions>
      <table:database-ranges>
        <table:database-range table:target-range-address="Advanced_Configuration.B1:Advanced_Configura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7">05/27/2010</text:date>, <text:time>13:4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Tuan Nguyen</meta:initial-creator>
    <meta:creation-date>2008-10-28T10:56:09</meta:creation-date>
    <dc:date>2010-05-27T13:40:18</dc:date>
    <dc:language>en-US</dc:language>
    <meta:editing-cycles>164</meta:editing-cycles>
    <meta:editing-duration>PT44H18M42S</meta:editing-duration>
    <dc:creator>minh nguyen</dc:creator>
    <meta:document-statistic meta:table-count="9" meta:cell-count="9066" meta:object-count="1"/>
    <meta:user-defined meta:name="Info 1"/>
    <meta:user-defined meta:name="Info 2"/>
    <meta:user-defined meta:name="Info 3"/>
    <meta:user-defined meta:name="Info 4"/>
  </office:meta>
</office:document-meta>
</file>